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_Netmy_net_solveradam_epochs800_batchSize1024_lr0.0001_batchnormTrue_test-tag-objective_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555573894.52133" calcext:value-type="float">
            <text:p>1555573894.52133</text:p>
          </table:table-cell>
          <table:table-cell office:value-type="float" office:value="0" calcext:value-type="float">
            <text:p>0</text:p>
          </table:table-cell>
          <table:table-cell office:value-type="float" office:value="0.8154296875" calcext:value-type="float">
            <text:p>0.8154296875</text:p>
          </table:table-cell>
        </table:table-row>
        <table:table-row table:style-name="ro1">
          <table:table-cell office:value-type="float" office:value="1555573967.13591" calcext:value-type="float">
            <text:p>1555573967.13591</text:p>
          </table:table-cell>
          <table:table-cell office:value-type="float" office:value="1" calcext:value-type="float">
            <text:p>1</text:p>
          </table:table-cell>
          <table:table-cell office:value-type="float" office:value="0.875244140625" calcext:value-type="float">
            <text:p>0.8752441406</text:p>
          </table:table-cell>
        </table:table-row>
        <table:table-row table:style-name="ro1">
          <table:table-cell office:value-type="float" office:value="1555574039.44879" calcext:value-type="float">
            <text:p>1555574039.44879</text:p>
          </table:table-cell>
          <table:table-cell office:value-type="float" office:value="2" calcext:value-type="float">
            <text:p>2</text:p>
          </table:table-cell>
          <table:table-cell office:value-type="float" office:value="0.878076195716858" calcext:value-type="float">
            <text:p>0.8780761957</text:p>
          </table:table-cell>
        </table:table-row>
        <table:table-row table:style-name="ro1">
          <table:table-cell office:value-type="float" office:value="1555574112.12856" calcext:value-type="float">
            <text:p>1555574112.12856</text:p>
          </table:table-cell>
          <table:table-cell office:value-type="float" office:value="3" calcext:value-type="float">
            <text:p>3</text:p>
          </table:table-cell>
          <table:table-cell office:value-type="float" office:value="0.903662145137787" calcext:value-type="float">
            <text:p>0.9036621451</text:p>
          </table:table-cell>
        </table:table-row>
        <table:table-row table:style-name="ro1">
          <table:table-cell office:value-type="float" office:value="1555574185.21029" calcext:value-type="float">
            <text:p>1555574185.21029</text:p>
          </table:table-cell>
          <table:table-cell office:value-type="float" office:value="4" calcext:value-type="float">
            <text:p>4</text:p>
          </table:table-cell>
          <table:table-cell office:value-type="float" office:value="0.902783215045929" calcext:value-type="float">
            <text:p>0.902783215</text:p>
          </table:table-cell>
        </table:table-row>
        <table:table-row table:style-name="ro1">
          <table:table-cell office:value-type="float" office:value="1555574258.34487" calcext:value-type="float">
            <text:p>1555574258.34487</text:p>
          </table:table-cell>
          <table:table-cell office:value-type="float" office:value="5" calcext:value-type="float">
            <text:p>5</text:p>
          </table:table-cell>
          <table:table-cell office:value-type="float" office:value="0.90576171875" calcext:value-type="float">
            <text:p>0.9057617188</text:p>
          </table:table-cell>
        </table:table-row>
        <table:table-row table:style-name="ro1">
          <table:table-cell office:value-type="float" office:value="1555574331.63502" calcext:value-type="float">
            <text:p>1555574331.63502</text:p>
          </table:table-cell>
          <table:table-cell office:value-type="float" office:value="6" calcext:value-type="float">
            <text:p>6</text:p>
          </table:table-cell>
          <table:table-cell office:value-type="float" office:value="0.907666027545929" calcext:value-type="float">
            <text:p>0.9076660275</text:p>
          </table:table-cell>
        </table:table-row>
        <table:table-row table:style-name="ro1">
          <table:table-cell office:value-type="float" office:value="1555574404.5814" calcext:value-type="float">
            <text:p>1555574404.5814</text:p>
          </table:table-cell>
          <table:table-cell office:value-type="float" office:value="7" calcext:value-type="float">
            <text:p>7</text:p>
          </table:table-cell>
          <table:table-cell office:value-type="float" office:value="0.908984363079071" calcext:value-type="float">
            <text:p>0.9089843631</text:p>
          </table:table-cell>
        </table:table-row>
        <table:table-row table:style-name="ro1">
          <table:table-cell office:value-type="float" office:value="1555574477.72693" calcext:value-type="float">
            <text:p>1555574477.72693</text:p>
          </table:table-cell>
          <table:table-cell office:value-type="float" office:value="8" calcext:value-type="float">
            <text:p>8</text:p>
          </table:table-cell>
          <table:table-cell office:value-type="float" office:value="0.897070348262787" calcext:value-type="float">
            <text:p>0.8970703483</text:p>
          </table:table-cell>
        </table:table-row>
        <table:table-row table:style-name="ro1">
          <table:table-cell office:value-type="float" office:value="1555574550.84623" calcext:value-type="float">
            <text:p>1555574550.84623</text:p>
          </table:table-cell>
          <table:table-cell office:value-type="float" office:value="9" calcext:value-type="float">
            <text:p>9</text:p>
          </table:table-cell>
          <table:table-cell office:value-type="float" office:value="0.923583984375" calcext:value-type="float">
            <text:p>0.9235839844</text:p>
          </table:table-cell>
        </table:table-row>
        <table:table-row table:style-name="ro1">
          <table:table-cell office:value-type="float" office:value="1555574622.3847" calcext:value-type="float">
            <text:p>1555574622.3847</text:p>
          </table:table-cell>
          <table:table-cell office:value-type="float" office:value="10" calcext:value-type="float">
            <text:p>10</text:p>
          </table:table-cell>
          <table:table-cell office:value-type="float" office:value="0.920019567012787" calcext:value-type="float">
            <text:p>0.920019567</text:p>
          </table:table-cell>
        </table:table-row>
        <table:table-row table:style-name="ro1">
          <table:table-cell office:value-type="float" office:value="1555574692.76216" calcext:value-type="float">
            <text:p>1555574692.76216</text:p>
          </table:table-cell>
          <table:table-cell office:value-type="float" office:value="11" calcext:value-type="float">
            <text:p>11</text:p>
          </table:table-cell>
          <table:table-cell office:value-type="float" office:value="0.916796863079071" calcext:value-type="float">
            <text:p>0.9167968631</text:p>
          </table:table-cell>
        </table:table-row>
        <table:table-row table:style-name="ro1">
          <table:table-cell office:value-type="float" office:value="1555574763.90111" calcext:value-type="float">
            <text:p>1555574763.90111</text:p>
          </table:table-cell>
          <table:table-cell office:value-type="float" office:value="12" calcext:value-type="float">
            <text:p>12</text:p>
          </table:table-cell>
          <table:table-cell office:value-type="float" office:value="0.929101586341858" calcext:value-type="float">
            <text:p>0.9291015863</text:p>
          </table:table-cell>
        </table:table-row>
        <table:table-row table:style-name="ro1">
          <table:table-cell office:value-type="float" office:value="1555574836.62322" calcext:value-type="float">
            <text:p>1555574836.62322</text:p>
          </table:table-cell>
          <table:table-cell office:value-type="float" office:value="13" calcext:value-type="float">
            <text:p>13</text:p>
          </table:table-cell>
          <table:table-cell office:value-type="float" office:value="0.9306640625" calcext:value-type="float">
            <text:p>0.9306640625</text:p>
          </table:table-cell>
        </table:table-row>
        <table:table-row table:style-name="ro1">
          <table:table-cell office:value-type="float" office:value="1555574910.44947" calcext:value-type="float">
            <text:p>1555574910.44947</text:p>
          </table:table-cell>
          <table:table-cell office:value-type="float" office:value="14" calcext:value-type="float">
            <text:p>14</text:p>
          </table:table-cell>
          <table:table-cell office:value-type="float" office:value="0.924658238887787" calcext:value-type="float">
            <text:p>0.9246582389</text:p>
          </table:table-cell>
        </table:table-row>
        <table:table-row table:style-name="ro1">
          <table:table-cell office:value-type="float" office:value="1555574982.24477" calcext:value-type="float">
            <text:p>1555574982.24477</text:p>
          </table:table-cell>
          <table:table-cell office:value-type="float" office:value="15" calcext:value-type="float">
            <text:p>15</text:p>
          </table:table-cell>
          <table:table-cell office:value-type="float" office:value="0.920214831829071" calcext:value-type="float">
            <text:p>0.9202148318</text:p>
          </table:table-cell>
        </table:table-row>
        <table:table-row table:style-name="ro1">
          <table:table-cell office:value-type="float" office:value="1555575052.65104" calcext:value-type="float">
            <text:p>1555575052.65104</text:p>
          </table:table-cell>
          <table:table-cell office:value-type="float" office:value="16" calcext:value-type="float">
            <text:p>16</text:p>
          </table:table-cell>
          <table:table-cell office:value-type="float" office:value="0.924560546875" calcext:value-type="float">
            <text:p>0.9245605469</text:p>
          </table:table-cell>
        </table:table-row>
        <table:table-row table:style-name="ro1">
          <table:table-cell office:value-type="float" office:value="1555575124.66372" calcext:value-type="float">
            <text:p>1555575124.66372</text:p>
          </table:table-cell>
          <table:table-cell office:value-type="float" office:value="17" calcext:value-type="float">
            <text:p>17</text:p>
          </table:table-cell>
          <table:table-cell office:value-type="float" office:value="0.922802746295929" calcext:value-type="float">
            <text:p>0.9228027463</text:p>
          </table:table-cell>
        </table:table-row>
        <table:table-row table:style-name="ro1">
          <table:table-cell office:value-type="float" office:value="1555575200.45901" calcext:value-type="float">
            <text:p>1555575200.45901</text:p>
          </table:table-cell>
          <table:table-cell office:value-type="float" office:value="18" calcext:value-type="float">
            <text:p>18</text:p>
          </table:table-cell>
          <table:table-cell office:value-type="float" office:value="0.925390660762787" calcext:value-type="float">
            <text:p>0.9253906608</text:p>
          </table:table-cell>
        </table:table-row>
        <table:table-row table:style-name="ro1">
          <table:table-cell office:value-type="float" office:value="1555575274.72468" calcext:value-type="float">
            <text:p>1555575274.72468</text:p>
          </table:table-cell>
          <table:table-cell office:value-type="float" office:value="19" calcext:value-type="float">
            <text:p>19</text:p>
          </table:table-cell>
          <table:table-cell office:value-type="float" office:value="0.927343785762787" calcext:value-type="float">
            <text:p>0.9273437858</text:p>
          </table:table-cell>
        </table:table-row>
        <table:table-row table:style-name="ro1">
          <table:table-cell office:value-type="float" office:value="1555575349.63669" calcext:value-type="float">
            <text:p>1555575349.63669</text:p>
          </table:table-cell>
          <table:table-cell office:value-type="float" office:value="20" calcext:value-type="float">
            <text:p>20</text:p>
          </table:table-cell>
          <table:table-cell office:value-type="float" office:value="0.930224597454071" calcext:value-type="float">
            <text:p>0.9302245975</text:p>
          </table:table-cell>
        </table:table-row>
        <table:table-row table:style-name="ro1">
          <table:table-cell office:value-type="float" office:value="1555575422.92735" calcext:value-type="float">
            <text:p>1555575422.92735</text:p>
          </table:table-cell>
          <table:table-cell office:value-type="float" office:value="21" calcext:value-type="float">
            <text:p>21</text:p>
          </table:table-cell>
          <table:table-cell office:value-type="float" office:value="0.931250035762787" calcext:value-type="float">
            <text:p>0.9312500358</text:p>
          </table:table-cell>
        </table:table-row>
        <table:table-row table:style-name="ro1">
          <table:table-cell office:value-type="float" office:value="1555575496.64677" calcext:value-type="float">
            <text:p>1555575496.64677</text:p>
          </table:table-cell>
          <table:table-cell office:value-type="float" office:value="22" calcext:value-type="float">
            <text:p>22</text:p>
          </table:table-cell>
          <table:table-cell office:value-type="float" office:value="0.925000011920929" calcext:value-type="float">
            <text:p>0.9250000119</text:p>
          </table:table-cell>
        </table:table-row>
        <table:table-row table:style-name="ro1">
          <table:table-cell office:value-type="float" office:value="1555575570.49806" calcext:value-type="float">
            <text:p>1555575570.49806</text:p>
          </table:table-cell>
          <table:table-cell office:value-type="float" office:value="23" calcext:value-type="float">
            <text:p>23</text:p>
          </table:table-cell>
          <table:table-cell office:value-type="float" office:value="0.92724609375" calcext:value-type="float">
            <text:p>0.9272460938</text:p>
          </table:table-cell>
        </table:table-row>
        <table:table-row table:style-name="ro1">
          <table:table-cell office:value-type="float" office:value="1555575643.75589" calcext:value-type="float">
            <text:p>1555575643.75589</text:p>
          </table:table-cell>
          <table:table-cell office:value-type="float" office:value="24" calcext:value-type="float">
            <text:p>24</text:p>
          </table:table-cell>
          <table:table-cell office:value-type="float" office:value="0.923632800579071" calcext:value-type="float">
            <text:p>0.9236328006</text:p>
          </table:table-cell>
        </table:table-row>
        <table:table-row table:style-name="ro1">
          <table:table-cell office:value-type="float" office:value="1555575719.4444" calcext:value-type="float">
            <text:p>1555575719.4444</text:p>
          </table:table-cell>
          <table:table-cell office:value-type="float" office:value="25" calcext:value-type="float">
            <text:p>25</text:p>
          </table:table-cell>
          <table:table-cell office:value-type="float" office:value="0.935644567012787" calcext:value-type="float">
            <text:p>0.935644567</text:p>
          </table:table-cell>
        </table:table-row>
        <table:table-row table:style-name="ro1">
          <table:table-cell office:value-type="float" office:value="1555575792.30471" calcext:value-type="float">
            <text:p>1555575792.30471</text:p>
          </table:table-cell>
          <table:table-cell office:value-type="float" office:value="26" calcext:value-type="float">
            <text:p>26</text:p>
          </table:table-cell>
          <table:table-cell office:value-type="float" office:value="0.931445300579071" calcext:value-type="float">
            <text:p>0.9314453006</text:p>
          </table:table-cell>
        </table:table-row>
        <table:table-row table:style-name="ro1">
          <table:table-cell office:value-type="float" office:value="1555575866.11221" calcext:value-type="float">
            <text:p>1555575866.11221</text:p>
          </table:table-cell>
          <table:table-cell office:value-type="float" office:value="27" calcext:value-type="float">
            <text:p>27</text:p>
          </table:table-cell>
          <table:table-cell office:value-type="float" office:value="0.932080090045929" calcext:value-type="float">
            <text:p>0.93208009</text:p>
          </table:table-cell>
        </table:table-row>
        <table:table-row table:style-name="ro1">
          <table:table-cell office:value-type="float" office:value="1555575942.54539" calcext:value-type="float">
            <text:p>1555575942.54539</text:p>
          </table:table-cell>
          <table:table-cell office:value-type="float" office:value="28" calcext:value-type="float">
            <text:p>28</text:p>
          </table:table-cell>
          <table:table-cell office:value-type="float" office:value="0.935449242591858" calcext:value-type="float">
            <text:p>0.9354492426</text:p>
          </table:table-cell>
        </table:table-row>
        <table:table-row table:style-name="ro1">
          <table:table-cell office:value-type="float" office:value="1555576019.00033" calcext:value-type="float">
            <text:p>1555576019.00033</text:p>
          </table:table-cell>
          <table:table-cell office:value-type="float" office:value="29" calcext:value-type="float">
            <text:p>29</text:p>
          </table:table-cell>
          <table:table-cell office:value-type="float" office:value="0.933447301387787" calcext:value-type="float">
            <text:p>0.9334473014</text:p>
          </table:table-cell>
        </table:table-row>
        <table:table-row table:style-name="ro1">
          <table:table-cell office:value-type="float" office:value="1555576094.79911" calcext:value-type="float">
            <text:p>1555576094.79911</text:p>
          </table:table-cell>
          <table:table-cell office:value-type="float" office:value="30" calcext:value-type="float">
            <text:p>30</text:p>
          </table:table-cell>
          <table:table-cell office:value-type="float" office:value="0.933691442012787" calcext:value-type="float">
            <text:p>0.933691442</text:p>
          </table:table-cell>
        </table:table-row>
        <table:table-row table:style-name="ro1">
          <table:table-cell office:value-type="float" office:value="1555576169.17707" calcext:value-type="float">
            <text:p>1555576169.17707</text:p>
          </table:table-cell>
          <table:table-cell office:value-type="float" office:value="31" calcext:value-type="float">
            <text:p>31</text:p>
          </table:table-cell>
          <table:table-cell office:value-type="float" office:value="0.916064441204071" calcext:value-type="float">
            <text:p>0.9160644412</text:p>
          </table:table-cell>
        </table:table-row>
        <table:table-row table:style-name="ro1">
          <table:table-cell office:value-type="float" office:value="1555576242.10521" calcext:value-type="float">
            <text:p>1555576242.10521</text:p>
          </table:table-cell>
          <table:table-cell office:value-type="float" office:value="32" calcext:value-type="float">
            <text:p>32</text:p>
          </table:table-cell>
          <table:table-cell office:value-type="float" office:value="0.936718761920929" calcext:value-type="float">
            <text:p>0.9367187619</text:p>
          </table:table-cell>
        </table:table-row>
        <table:table-row table:style-name="ro1">
          <table:table-cell office:value-type="float" office:value="1555576315.72438" calcext:value-type="float">
            <text:p>1555576315.72438</text:p>
          </table:table-cell>
          <table:table-cell office:value-type="float" office:value="33" calcext:value-type="float">
            <text:p>33</text:p>
          </table:table-cell>
          <table:table-cell office:value-type="float" office:value="0.939306676387787" calcext:value-type="float">
            <text:p>0.9393066764</text:p>
          </table:table-cell>
        </table:table-row>
        <table:table-row table:style-name="ro1">
          <table:table-cell office:value-type="float" office:value="1555576389.50886" calcext:value-type="float">
            <text:p>1555576389.50886</text:p>
          </table:table-cell>
          <table:table-cell office:value-type="float" office:value="34" calcext:value-type="float">
            <text:p>34</text:p>
          </table:table-cell>
          <table:table-cell office:value-type="float" office:value="0.918261706829071" calcext:value-type="float">
            <text:p>0.9182617068</text:p>
          </table:table-cell>
        </table:table-row>
        <table:table-row table:style-name="ro1">
          <table:table-cell office:value-type="float" office:value="1555576465.12546" calcext:value-type="float">
            <text:p>1555576465.12546</text:p>
          </table:table-cell>
          <table:table-cell office:value-type="float" office:value="35" calcext:value-type="float">
            <text:p>35</text:p>
          </table:table-cell>
          <table:table-cell office:value-type="float" office:value="0.932470738887787" calcext:value-type="float">
            <text:p>0.9324707389</text:p>
          </table:table-cell>
        </table:table-row>
        <table:table-row table:style-name="ro1">
          <table:table-cell office:value-type="float" office:value="1555576539.47897" calcext:value-type="float">
            <text:p>1555576539.47897</text:p>
          </table:table-cell>
          <table:table-cell office:value-type="float" office:value="36" calcext:value-type="float">
            <text:p>36</text:p>
          </table:table-cell>
          <table:table-cell office:value-type="float" office:value="0.936328113079071" calcext:value-type="float">
            <text:p>0.9363281131</text:p>
          </table:table-cell>
        </table:table-row>
        <table:table-row table:style-name="ro1">
          <table:table-cell office:value-type="float" office:value="1555576612.7664" calcext:value-type="float">
            <text:p>1555576612.7664</text:p>
          </table:table-cell>
          <table:table-cell office:value-type="float" office:value="37" calcext:value-type="float">
            <text:p>37</text:p>
          </table:table-cell>
          <table:table-cell office:value-type="float" office:value="0.934765636920929" calcext:value-type="float">
            <text:p>0.9347656369</text:p>
          </table:table-cell>
        </table:table-row>
        <table:table-row table:style-name="ro1">
          <table:table-cell office:value-type="float" office:value="1555576686.39667" calcext:value-type="float">
            <text:p>1555576686.39667</text:p>
          </table:table-cell>
          <table:table-cell office:value-type="float" office:value="38" calcext:value-type="float">
            <text:p>38</text:p>
          </table:table-cell>
          <table:table-cell office:value-type="float" office:value="0.938037097454071" calcext:value-type="float">
            <text:p>0.9380370975</text:p>
          </table:table-cell>
        </table:table-row>
        <table:table-row table:style-name="ro1">
          <table:table-cell office:value-type="float" office:value="1555576761.23263" calcext:value-type="float">
            <text:p>1555576761.23263</text:p>
          </table:table-cell>
          <table:table-cell office:value-type="float" office:value="39" calcext:value-type="float">
            <text:p>39</text:p>
          </table:table-cell>
          <table:table-cell office:value-type="float" office:value="0.940966784954071" calcext:value-type="float">
            <text:p>0.940966785</text:p>
          </table:table-cell>
        </table:table-row>
        <table:table-row table:style-name="ro1">
          <table:table-cell office:value-type="float" office:value="1555576835.40826" calcext:value-type="float">
            <text:p>1555576835.40826</text:p>
          </table:table-cell>
          <table:table-cell office:value-type="float" office:value="40" calcext:value-type="float">
            <text:p>40</text:p>
          </table:table-cell>
          <table:table-cell office:value-type="float" office:value="0.935693383216858" calcext:value-type="float">
            <text:p>0.9356933832</text:p>
          </table:table-cell>
        </table:table-row>
        <table:table-row table:style-name="ro1">
          <table:table-cell office:value-type="float" office:value="1555576909.55525" calcext:value-type="float">
            <text:p>1555576909.55525</text:p>
          </table:table-cell>
          <table:table-cell office:value-type="float" office:value="41" calcext:value-type="float">
            <text:p>41</text:p>
          </table:table-cell>
          <table:table-cell office:value-type="float" office:value="0.93505859375" calcext:value-type="float">
            <text:p>0.9350585938</text:p>
          </table:table-cell>
        </table:table-row>
        <table:table-row table:style-name="ro1">
          <table:table-cell office:value-type="float" office:value="1555576985.83779" calcext:value-type="float">
            <text:p>1555576985.83779</text:p>
          </table:table-cell>
          <table:table-cell office:value-type="float" office:value="42" calcext:value-type="float">
            <text:p>42</text:p>
          </table:table-cell>
          <table:table-cell office:value-type="float" office:value="0.942285180091858" calcext:value-type="float">
            <text:p>0.9422851801</text:p>
          </table:table-cell>
        </table:table-row>
        <table:table-row table:style-name="ro1">
          <table:table-cell office:value-type="float" office:value="1555577060.88155" calcext:value-type="float">
            <text:p>1555577060.88155</text:p>
          </table:table-cell>
          <table:table-cell office:value-type="float" office:value="43" calcext:value-type="float">
            <text:p>43</text:p>
          </table:table-cell>
          <table:table-cell office:value-type="float" office:value="0.938867211341858" calcext:value-type="float">
            <text:p>0.9388672113</text:p>
          </table:table-cell>
        </table:table-row>
        <table:table-row table:style-name="ro1">
          <table:table-cell office:value-type="float" office:value="1555577133.61311" calcext:value-type="float">
            <text:p>1555577133.61311</text:p>
          </table:table-cell>
          <table:table-cell office:value-type="float" office:value="44" calcext:value-type="float">
            <text:p>44</text:p>
          </table:table-cell>
          <table:table-cell office:value-type="float" office:value="0.934863269329071" calcext:value-type="float">
            <text:p>0.9348632693</text:p>
          </table:table-cell>
        </table:table-row>
        <table:table-row table:style-name="ro1">
          <table:table-cell office:value-type="float" office:value="1555577207.39016" calcext:value-type="float">
            <text:p>1555577207.39016</text:p>
          </table:table-cell>
          <table:table-cell office:value-type="float" office:value="45" calcext:value-type="float">
            <text:p>45</text:p>
          </table:table-cell>
          <table:table-cell office:value-type="float" office:value="0.939013659954071" calcext:value-type="float">
            <text:p>0.93901366</text:p>
          </table:table-cell>
        </table:table-row>
        <table:table-row table:style-name="ro1">
          <table:table-cell office:value-type="float" office:value="1555577280.69116" calcext:value-type="float">
            <text:p>1555577280.69116</text:p>
          </table:table-cell>
          <table:table-cell office:value-type="float" office:value="46" calcext:value-type="float">
            <text:p>46</text:p>
          </table:table-cell>
          <table:table-cell office:value-type="float" office:value="0.934326171875" calcext:value-type="float">
            <text:p>0.9343261719</text:p>
          </table:table-cell>
        </table:table-row>
        <table:table-row table:style-name="ro1">
          <table:table-cell office:value-type="float" office:value="1555577355.23571" calcext:value-type="float">
            <text:p>1555577355.23571</text:p>
          </table:table-cell>
          <table:table-cell office:value-type="float" office:value="47" calcext:value-type="float">
            <text:p>47</text:p>
          </table:table-cell>
          <table:table-cell office:value-type="float" office:value="0.935888707637787" calcext:value-type="float">
            <text:p>0.9358887076</text:p>
          </table:table-cell>
        </table:table-row>
        <table:table-row table:style-name="ro1">
          <table:table-cell office:value-type="float" office:value="1555577429.65578" calcext:value-type="float">
            <text:p>1555577429.65578</text:p>
          </table:table-cell>
          <table:table-cell office:value-type="float" office:value="48" calcext:value-type="float">
            <text:p>48</text:p>
          </table:table-cell>
          <table:table-cell office:value-type="float" office:value="0.933349609375" calcext:value-type="float">
            <text:p>0.9333496094</text:p>
          </table:table-cell>
        </table:table-row>
        <table:table-row table:style-name="ro1">
          <table:table-cell office:value-type="float" office:value="1555577502.56166" calcext:value-type="float">
            <text:p>1555577502.56166</text:p>
          </table:table-cell>
          <table:table-cell office:value-type="float" office:value="49" calcext:value-type="float">
            <text:p>49</text:p>
          </table:table-cell>
          <table:table-cell office:value-type="float" office:value="0.941259801387787" calcext:value-type="float">
            <text:p>0.9412598014</text:p>
          </table:table-cell>
        </table:table-row>
        <table:table-row table:style-name="ro1">
          <table:table-cell office:value-type="float" office:value="1555577576.34458" calcext:value-type="float">
            <text:p>1555577576.34458</text:p>
          </table:table-cell>
          <table:table-cell office:value-type="float" office:value="50" calcext:value-type="float">
            <text:p>50</text:p>
          </table:table-cell>
          <table:table-cell office:value-type="float" office:value="0.92919921875" calcext:value-type="float">
            <text:p>0.9291992188</text:p>
          </table:table-cell>
        </table:table-row>
        <table:table-row table:style-name="ro1">
          <table:table-cell office:value-type="float" office:value="1555577649.37464" calcext:value-type="float">
            <text:p>1555577649.37464</text:p>
          </table:table-cell>
          <table:table-cell office:value-type="float" office:value="51" calcext:value-type="float">
            <text:p>51</text:p>
          </table:table-cell>
          <table:table-cell office:value-type="float" office:value="0.940527379512787" calcext:value-type="float">
            <text:p>0.9405273795</text:p>
          </table:table-cell>
        </table:table-row>
        <table:table-row table:style-name="ro1">
          <table:table-cell office:value-type="float" office:value="1555577720.56248" calcext:value-type="float">
            <text:p>1555577720.56248</text:p>
          </table:table-cell>
          <table:table-cell office:value-type="float" office:value="52" calcext:value-type="float">
            <text:p>52</text:p>
          </table:table-cell>
          <table:table-cell office:value-type="float" office:value="0.932080090045929" calcext:value-type="float">
            <text:p>0.93208009</text:p>
          </table:table-cell>
        </table:table-row>
        <table:table-row table:style-name="ro1">
          <table:table-cell office:value-type="float" office:value="1555577791.99518" calcext:value-type="float">
            <text:p>1555577791.99518</text:p>
          </table:table-cell>
          <table:table-cell office:value-type="float" office:value="53" calcext:value-type="float">
            <text:p>53</text:p>
          </table:table-cell>
          <table:table-cell office:value-type="float" office:value="0.938427746295929" calcext:value-type="float">
            <text:p>0.9384277463</text:p>
          </table:table-cell>
        </table:table-row>
        <table:table-row table:style-name="ro1">
          <table:table-cell office:value-type="float" office:value="1555577863.35974" calcext:value-type="float">
            <text:p>1555577863.35974</text:p>
          </table:table-cell>
          <table:table-cell office:value-type="float" office:value="54" calcext:value-type="float">
            <text:p>54</text:p>
          </table:table-cell>
          <table:table-cell office:value-type="float" office:value="0.940478503704071" calcext:value-type="float">
            <text:p>0.9404785037</text:p>
          </table:table-cell>
        </table:table-row>
        <table:table-row table:style-name="ro1">
          <table:table-cell office:value-type="float" office:value="1555577934.6493" calcext:value-type="float">
            <text:p>1555577934.6493</text:p>
          </table:table-cell>
          <table:table-cell office:value-type="float" office:value="55" calcext:value-type="float">
            <text:p>55</text:p>
          </table:table-cell>
          <table:table-cell office:value-type="float" office:value="0.940185546875" calcext:value-type="float">
            <text:p>0.9401855469</text:p>
          </table:table-cell>
        </table:table-row>
        <table:table-row table:style-name="ro1">
          <table:table-cell office:value-type="float" office:value="1555578006.47118" calcext:value-type="float">
            <text:p>1555578006.47118</text:p>
          </table:table-cell>
          <table:table-cell office:value-type="float" office:value="56" calcext:value-type="float">
            <text:p>56</text:p>
          </table:table-cell>
          <table:table-cell office:value-type="float" office:value="0.941259801387787" calcext:value-type="float">
            <text:p>0.9412598014</text:p>
          </table:table-cell>
        </table:table-row>
        <table:table-row table:style-name="ro1">
          <table:table-cell office:value-type="float" office:value="1555578077.73204" calcext:value-type="float">
            <text:p>1555578077.73204</text:p>
          </table:table-cell>
          <table:table-cell office:value-type="float" office:value="57" calcext:value-type="float">
            <text:p>57</text:p>
          </table:table-cell>
          <table:table-cell office:value-type="float" office:value="0.940966784954071" calcext:value-type="float">
            <text:p>0.940966785</text:p>
          </table:table-cell>
        </table:table-row>
        <table:table-row table:style-name="ro1">
          <table:table-cell office:value-type="float" office:value="1555578149.15931" calcext:value-type="float">
            <text:p>1555578149.15931</text:p>
          </table:table-cell>
          <table:table-cell office:value-type="float" office:value="58" calcext:value-type="float">
            <text:p>58</text:p>
          </table:table-cell>
          <table:table-cell office:value-type="float" office:value="0.928955078125" calcext:value-type="float">
            <text:p>0.9289550781</text:p>
          </table:table-cell>
        </table:table-row>
        <table:table-row table:style-name="ro1">
          <table:table-cell office:value-type="float" office:value="1555578220.48028" calcext:value-type="float">
            <text:p>1555578220.48028</text:p>
          </table:table-cell>
          <table:table-cell office:value-type="float" office:value="59" calcext:value-type="float">
            <text:p>59</text:p>
          </table:table-cell>
          <table:table-cell office:value-type="float" office:value="0.936914086341858" calcext:value-type="float">
            <text:p>0.9369140863</text:p>
          </table:table-cell>
        </table:table-row>
        <table:table-row table:style-name="ro1">
          <table:table-cell office:value-type="float" office:value="1555578292.15643" calcext:value-type="float">
            <text:p>1555578292.15643</text:p>
          </table:table-cell>
          <table:table-cell office:value-type="float" office:value="60" calcext:value-type="float">
            <text:p>60</text:p>
          </table:table-cell>
          <table:table-cell office:value-type="float" office:value="0.941503942012787" calcext:value-type="float">
            <text:p>0.941503942</text:p>
          </table:table-cell>
        </table:table-row>
        <table:table-row table:style-name="ro1">
          <table:table-cell office:value-type="float" office:value="1555578363.59905" calcext:value-type="float">
            <text:p>1555578363.59905</text:p>
          </table:table-cell>
          <table:table-cell office:value-type="float" office:value="61" calcext:value-type="float">
            <text:p>61</text:p>
          </table:table-cell>
          <table:table-cell office:value-type="float" office:value="0.941162109375" calcext:value-type="float">
            <text:p>0.9411621094</text:p>
          </table:table-cell>
        </table:table-row>
        <table:table-row table:style-name="ro1">
          <table:table-cell office:value-type="float" office:value="1555578434.74003" calcext:value-type="float">
            <text:p>1555578434.74003</text:p>
          </table:table-cell>
          <table:table-cell office:value-type="float" office:value="62" calcext:value-type="float">
            <text:p>62</text:p>
          </table:table-cell>
          <table:table-cell office:value-type="float" office:value="0.939892590045929" calcext:value-type="float">
            <text:p>0.93989259</text:p>
          </table:table-cell>
        </table:table-row>
        <table:table-row table:style-name="ro1">
          <table:table-cell office:value-type="float" office:value="1555578506.14617" calcext:value-type="float">
            <text:p>1555578506.14617</text:p>
          </table:table-cell>
          <table:table-cell office:value-type="float" office:value="63" calcext:value-type="float">
            <text:p>63</text:p>
          </table:table-cell>
          <table:table-cell office:value-type="float" office:value="0.943750023841858" calcext:value-type="float">
            <text:p>0.9437500238</text:p>
          </table:table-cell>
        </table:table-row>
        <table:table-row table:style-name="ro1">
          <table:table-cell office:value-type="float" office:value="1555578577.44173" calcext:value-type="float">
            <text:p>1555578577.44173</text:p>
          </table:table-cell>
          <table:table-cell office:value-type="float" office:value="64" calcext:value-type="float">
            <text:p>64</text:p>
          </table:table-cell>
          <table:table-cell office:value-type="float" office:value="0.943066418170929" calcext:value-type="float">
            <text:p>0.9430664182</text:p>
          </table:table-cell>
        </table:table-row>
        <table:table-row table:style-name="ro1">
          <table:table-cell office:value-type="float" office:value="1555578649.17051" calcext:value-type="float">
            <text:p>1555578649.17051</text:p>
          </table:table-cell>
          <table:table-cell office:value-type="float" office:value="65" calcext:value-type="float">
            <text:p>65</text:p>
          </table:table-cell>
          <table:table-cell office:value-type="float" office:value="0.942919909954071" calcext:value-type="float">
            <text:p>0.94291991</text:p>
          </table:table-cell>
        </table:table-row>
        <table:table-row table:style-name="ro1">
          <table:table-cell office:value-type="float" office:value="1555578720.70534" calcext:value-type="float">
            <text:p>1555578720.70534</text:p>
          </table:table-cell>
          <table:table-cell office:value-type="float" office:value="66" calcext:value-type="float">
            <text:p>66</text:p>
          </table:table-cell>
          <table:table-cell office:value-type="float" office:value="0.94482421875" calcext:value-type="float">
            <text:p>0.9448242188</text:p>
          </table:table-cell>
        </table:table-row>
        <table:table-row table:style-name="ro1">
          <table:table-cell office:value-type="float" office:value="1555578792.72954" calcext:value-type="float">
            <text:p>1555578792.72954</text:p>
          </table:table-cell>
          <table:table-cell office:value-type="float" office:value="67" calcext:value-type="float">
            <text:p>67</text:p>
          </table:table-cell>
          <table:table-cell office:value-type="float" office:value="0.944384753704071" calcext:value-type="float">
            <text:p>0.9443847537</text:p>
          </table:table-cell>
        </table:table-row>
        <table:table-row table:style-name="ro1">
          <table:table-cell office:value-type="float" office:value="1555578863.88447" calcext:value-type="float">
            <text:p>1555578863.88447</text:p>
          </table:table-cell>
          <table:table-cell office:value-type="float" office:value="68" calcext:value-type="float">
            <text:p>68</text:p>
          </table:table-cell>
          <table:table-cell office:value-type="float" office:value="0.938037097454071" calcext:value-type="float">
            <text:p>0.9380370975</text:p>
          </table:table-cell>
        </table:table-row>
        <table:table-row table:style-name="ro1">
          <table:table-cell office:value-type="float" office:value="1555578935.751" calcext:value-type="float">
            <text:p>1555578935.751</text:p>
          </table:table-cell>
          <table:table-cell office:value-type="float" office:value="69" calcext:value-type="float">
            <text:p>69</text:p>
          </table:table-cell>
          <table:table-cell office:value-type="float" office:value="0.94287109375" calcext:value-type="float">
            <text:p>0.9428710938</text:p>
          </table:table-cell>
        </table:table-row>
        <table:table-row table:style-name="ro1">
          <table:table-cell office:value-type="float" office:value="1555579007.16925" calcext:value-type="float">
            <text:p>1555579007.16925</text:p>
          </table:table-cell>
          <table:table-cell office:value-type="float" office:value="70" calcext:value-type="float">
            <text:p>70</text:p>
          </table:table-cell>
          <table:table-cell office:value-type="float" office:value="0.947998046875" calcext:value-type="float">
            <text:p>0.9479980469</text:p>
          </table:table-cell>
        </table:table-row>
        <table:table-row table:style-name="ro1">
          <table:table-cell office:value-type="float" office:value="1555579078.73049" calcext:value-type="float">
            <text:p>1555579078.73049</text:p>
          </table:table-cell>
          <table:table-cell office:value-type="float" office:value="71" calcext:value-type="float">
            <text:p>71</text:p>
          </table:table-cell>
          <table:table-cell office:value-type="float" office:value="0.933837890625" calcext:value-type="float">
            <text:p>0.9338378906</text:p>
          </table:table-cell>
        </table:table-row>
        <table:table-row table:style-name="ro1">
          <table:table-cell office:value-type="float" office:value="1555579149.90308" calcext:value-type="float">
            <text:p>1555579149.90308</text:p>
          </table:table-cell>
          <table:table-cell office:value-type="float" office:value="72" calcext:value-type="float">
            <text:p>72</text:p>
          </table:table-cell>
          <table:table-cell office:value-type="float" office:value="0.942968785762787" calcext:value-type="float">
            <text:p>0.9429687858</text:p>
          </table:table-cell>
        </table:table-row>
        <table:table-row table:style-name="ro1">
          <table:table-cell office:value-type="float" office:value="1555579220.82696" calcext:value-type="float">
            <text:p>1555579220.82696</text:p>
          </table:table-cell>
          <table:table-cell office:value-type="float" office:value="73" calcext:value-type="float">
            <text:p>73</text:p>
          </table:table-cell>
          <table:table-cell office:value-type="float" office:value="0.941601574420929" calcext:value-type="float">
            <text:p>0.9416015744</text:p>
          </table:table-cell>
        </table:table-row>
        <table:table-row table:style-name="ro1">
          <table:table-cell office:value-type="float" office:value="1555579291.99774" calcext:value-type="float">
            <text:p>1555579291.99774</text:p>
          </table:table-cell>
          <table:table-cell office:value-type="float" office:value="74" calcext:value-type="float">
            <text:p>74</text:p>
          </table:table-cell>
          <table:table-cell office:value-type="float" office:value="0.941259801387787" calcext:value-type="float">
            <text:p>0.9412598014</text:p>
          </table:table-cell>
        </table:table-row>
        <table:table-row table:style-name="ro1">
          <table:table-cell office:value-type="float" office:value="1555579363.49714" calcext:value-type="float">
            <text:p>1555579363.49714</text:p>
          </table:table-cell>
          <table:table-cell office:value-type="float" office:value="75" calcext:value-type="float">
            <text:p>75</text:p>
          </table:table-cell>
          <table:table-cell office:value-type="float" office:value="0.931103527545929" calcext:value-type="float">
            <text:p>0.9311035275</text:p>
          </table:table-cell>
        </table:table-row>
        <table:table-row table:style-name="ro1">
          <table:table-cell office:value-type="float" office:value="1555579434.75309" calcext:value-type="float">
            <text:p>1555579434.75309</text:p>
          </table:table-cell>
          <table:table-cell office:value-type="float" office:value="76" calcext:value-type="float">
            <text:p>76</text:p>
          </table:table-cell>
          <table:table-cell office:value-type="float" office:value="0.943994164466858" calcext:value-type="float">
            <text:p>0.9439941645</text:p>
          </table:table-cell>
        </table:table-row>
        <table:table-row table:style-name="ro1">
          <table:table-cell office:value-type="float" office:value="1555579506.46325" calcext:value-type="float">
            <text:p>1555579506.46325</text:p>
          </table:table-cell>
          <table:table-cell office:value-type="float" office:value="77" calcext:value-type="float">
            <text:p>77</text:p>
          </table:table-cell>
          <table:table-cell office:value-type="float" office:value="0.939648449420929" calcext:value-type="float">
            <text:p>0.9396484494</text:p>
          </table:table-cell>
        </table:table-row>
        <table:table-row table:style-name="ro1">
          <table:table-cell office:value-type="float" office:value="1555579577.81103" calcext:value-type="float">
            <text:p>1555579577.81103</text:p>
          </table:table-cell>
          <table:table-cell office:value-type="float" office:value="78" calcext:value-type="float">
            <text:p>78</text:p>
          </table:table-cell>
          <table:table-cell office:value-type="float" office:value="0.946240246295929" calcext:value-type="float">
            <text:p>0.9462402463</text:p>
          </table:table-cell>
        </table:table-row>
        <table:table-row table:style-name="ro1">
          <table:table-cell office:value-type="float" office:value="1555579649.48072" calcext:value-type="float">
            <text:p>1555579649.48072</text:p>
          </table:table-cell>
          <table:table-cell office:value-type="float" office:value="79" calcext:value-type="float">
            <text:p>79</text:p>
          </table:table-cell>
          <table:table-cell office:value-type="float" office:value="0.945703148841858" calcext:value-type="float">
            <text:p>0.9457031488</text:p>
          </table:table-cell>
        </table:table-row>
        <table:table-row table:style-name="ro1">
          <table:table-cell office:value-type="float" office:value="1555579721.03904" calcext:value-type="float">
            <text:p>1555579721.03904</text:p>
          </table:table-cell>
          <table:table-cell office:value-type="float" office:value="80" calcext:value-type="float">
            <text:p>80</text:p>
          </table:table-cell>
          <table:table-cell office:value-type="float" office:value="0.939501941204071" calcext:value-type="float">
            <text:p>0.9395019412</text:p>
          </table:table-cell>
        </table:table-row>
        <table:table-row table:style-name="ro1">
          <table:table-cell office:value-type="float" office:value="1555579791.93078" calcext:value-type="float">
            <text:p>1555579791.93078</text:p>
          </table:table-cell>
          <table:table-cell office:value-type="float" office:value="81" calcext:value-type="float">
            <text:p>81</text:p>
          </table:table-cell>
          <table:table-cell office:value-type="float" office:value="0.945166051387787" calcext:value-type="float">
            <text:p>0.9451660514</text:p>
          </table:table-cell>
        </table:table-row>
        <table:table-row table:style-name="ro1">
          <table:table-cell office:value-type="float" office:value="1555579863.74559" calcext:value-type="float">
            <text:p>1555579863.74559</text:p>
          </table:table-cell>
          <table:table-cell office:value-type="float" office:value="82" calcext:value-type="float">
            <text:p>82</text:p>
          </table:table-cell>
          <table:table-cell office:value-type="float" office:value="0.933349609375" calcext:value-type="float">
            <text:p>0.9333496094</text:p>
          </table:table-cell>
        </table:table-row>
        <table:table-row table:style-name="ro1">
          <table:table-cell office:value-type="float" office:value="1555579934.92904" calcext:value-type="float">
            <text:p>1555579934.92904</text:p>
          </table:table-cell>
          <table:table-cell office:value-type="float" office:value="83" calcext:value-type="float">
            <text:p>83</text:p>
          </table:table-cell>
          <table:table-cell office:value-type="float" office:value="0.93896484375" calcext:value-type="float">
            <text:p>0.9389648438</text:p>
          </table:table-cell>
        </table:table-row>
        <table:table-row table:style-name="ro1">
          <table:table-cell office:value-type="float" office:value="1555580006.65652" calcext:value-type="float">
            <text:p>1555580006.65652</text:p>
          </table:table-cell>
          <table:table-cell office:value-type="float" office:value="84" calcext:value-type="float">
            <text:p>84</text:p>
          </table:table-cell>
          <table:table-cell office:value-type="float" office:value="0.943652331829071" calcext:value-type="float">
            <text:p>0.9436523318</text:p>
          </table:table-cell>
        </table:table-row>
        <table:table-row table:style-name="ro1">
          <table:table-cell office:value-type="float" office:value="1555580078.22816" calcext:value-type="float">
            <text:p>1555580078.22816</text:p>
          </table:table-cell>
          <table:table-cell office:value-type="float" office:value="85" calcext:value-type="float">
            <text:p>85</text:p>
          </table:table-cell>
          <table:table-cell office:value-type="float" office:value="0.937060534954071" calcext:value-type="float">
            <text:p>0.937060535</text:p>
          </table:table-cell>
        </table:table-row>
        <table:table-row table:style-name="ro1">
          <table:table-cell office:value-type="float" office:value="1555580149.45563" calcext:value-type="float">
            <text:p>1555580149.45563</text:p>
          </table:table-cell>
          <table:table-cell office:value-type="float" office:value="86" calcext:value-type="float">
            <text:p>86</text:p>
          </table:table-cell>
          <table:table-cell office:value-type="float" office:value="0.93896484375" calcext:value-type="float">
            <text:p>0.9389648438</text:p>
          </table:table-cell>
        </table:table-row>
        <table:table-row table:style-name="ro1">
          <table:table-cell office:value-type="float" office:value="1555580221.50622" calcext:value-type="float">
            <text:p>1555580221.50622</text:p>
          </table:table-cell>
          <table:table-cell office:value-type="float" office:value="87" calcext:value-type="float">
            <text:p>87</text:p>
          </table:table-cell>
          <table:table-cell office:value-type="float" office:value="0.942773461341858" calcext:value-type="float">
            <text:p>0.9427734613</text:p>
          </table:table-cell>
        </table:table-row>
        <table:table-row table:style-name="ro1">
          <table:table-cell office:value-type="float" office:value="1555580292.31773" calcext:value-type="float">
            <text:p>1555580292.31773</text:p>
          </table:table-cell>
          <table:table-cell office:value-type="float" office:value="88" calcext:value-type="float">
            <text:p>88</text:p>
          </table:table-cell>
          <table:table-cell office:value-type="float" office:value="0.939990222454071" calcext:value-type="float">
            <text:p>0.9399902225</text:p>
          </table:table-cell>
        </table:table-row>
        <table:table-row table:style-name="ro1">
          <table:table-cell office:value-type="float" office:value="1555580363.82235" calcext:value-type="float">
            <text:p>1555580363.82235</text:p>
          </table:table-cell>
          <table:table-cell office:value-type="float" office:value="89" calcext:value-type="float">
            <text:p>89</text:p>
          </table:table-cell>
          <table:table-cell office:value-type="float" office:value="0.940869152545929" calcext:value-type="float">
            <text:p>0.9408691525</text:p>
          </table:table-cell>
        </table:table-row>
        <table:table-row table:style-name="ro1">
          <table:table-cell office:value-type="float" office:value="1555580435.17496" calcext:value-type="float">
            <text:p>1555580435.17496</text:p>
          </table:table-cell>
          <table:table-cell office:value-type="float" office:value="90" calcext:value-type="float">
            <text:p>90</text:p>
          </table:table-cell>
          <table:table-cell office:value-type="float" office:value="0.942919909954071" calcext:value-type="float">
            <text:p>0.94291991</text:p>
          </table:table-cell>
        </table:table-row>
        <table:table-row table:style-name="ro1">
          <table:table-cell office:value-type="float" office:value="1555580506.5433" calcext:value-type="float">
            <text:p>1555580506.5433</text:p>
          </table:table-cell>
          <table:table-cell office:value-type="float" office:value="91" calcext:value-type="float">
            <text:p>91</text:p>
          </table:table-cell>
          <table:table-cell office:value-type="float" office:value="0.945654332637787" calcext:value-type="float">
            <text:p>0.9456543326</text:p>
          </table:table-cell>
        </table:table-row>
        <table:table-row table:style-name="ro1">
          <table:table-cell office:value-type="float" office:value="1555580577.77708" calcext:value-type="float">
            <text:p>1555580577.77708</text:p>
          </table:table-cell>
          <table:table-cell office:value-type="float" office:value="92" calcext:value-type="float">
            <text:p>92</text:p>
          </table:table-cell>
          <table:table-cell office:value-type="float" office:value="0.945166051387787" calcext:value-type="float">
            <text:p>0.9451660514</text:p>
          </table:table-cell>
        </table:table-row>
        <table:table-row table:style-name="ro1">
          <table:table-cell office:value-type="float" office:value="1555580649.35474" calcext:value-type="float">
            <text:p>1555580649.35474</text:p>
          </table:table-cell>
          <table:table-cell office:value-type="float" office:value="93" calcext:value-type="float">
            <text:p>93</text:p>
          </table:table-cell>
          <table:table-cell office:value-type="float" office:value="0.945654332637787" calcext:value-type="float">
            <text:p>0.9456543326</text:p>
          </table:table-cell>
        </table:table-row>
        <table:table-row table:style-name="ro1">
          <table:table-cell office:value-type="float" office:value="1555580720.79797" calcext:value-type="float">
            <text:p>1555580720.79797</text:p>
          </table:table-cell>
          <table:table-cell office:value-type="float" office:value="94" calcext:value-type="float">
            <text:p>94</text:p>
          </table:table-cell>
          <table:table-cell office:value-type="float" office:value="0.945019543170929" calcext:value-type="float">
            <text:p>0.9450195432</text:p>
          </table:table-cell>
        </table:table-row>
        <table:table-row table:style-name="ro1">
          <table:table-cell office:value-type="float" office:value="1555580792.05966" calcext:value-type="float">
            <text:p>1555580792.05966</text:p>
          </table:table-cell>
          <table:table-cell office:value-type="float" office:value="95" calcext:value-type="float">
            <text:p>95</text:p>
          </table:table-cell>
          <table:table-cell office:value-type="float" office:value="0.946826159954071" calcext:value-type="float">
            <text:p>0.94682616</text:p>
          </table:table-cell>
        </table:table-row>
        <table:table-row table:style-name="ro1">
          <table:table-cell office:value-type="float" office:value="1555580863.3267" calcext:value-type="float">
            <text:p>1555580863.3267</text:p>
          </table:table-cell>
          <table:table-cell office:value-type="float" office:value="96" calcext:value-type="float">
            <text:p>96</text:p>
          </table:table-cell>
          <table:table-cell office:value-type="float" office:value="0.943359375" calcext:value-type="float">
            <text:p>0.943359375</text:p>
          </table:table-cell>
        </table:table-row>
        <table:table-row table:style-name="ro1">
          <table:table-cell office:value-type="float" office:value="1555580934.74866" calcext:value-type="float">
            <text:p>1555580934.74866</text:p>
          </table:table-cell>
          <table:table-cell office:value-type="float" office:value="97" calcext:value-type="float">
            <text:p>97</text:p>
          </table:table-cell>
          <table:table-cell office:value-type="float" office:value="0.944482445716858" calcext:value-type="float">
            <text:p>0.9444824457</text:p>
          </table:table-cell>
        </table:table-row>
        <table:table-row table:style-name="ro1">
          <table:table-cell office:value-type="float" office:value="1555581005.87893" calcext:value-type="float">
            <text:p>1555581005.87893</text:p>
          </table:table-cell>
          <table:table-cell office:value-type="float" office:value="98" calcext:value-type="float">
            <text:p>98</text:p>
          </table:table-cell>
          <table:table-cell office:value-type="float" office:value="0.944189488887787" calcext:value-type="float">
            <text:p>0.9441894889</text:p>
          </table:table-cell>
        </table:table-row>
        <table:table-row table:style-name="ro1">
          <table:table-cell office:value-type="float" office:value="1555581077.48322" calcext:value-type="float">
            <text:p>1555581077.48322</text:p>
          </table:table-cell>
          <table:table-cell office:value-type="float" office:value="99" calcext:value-type="float">
            <text:p>99</text:p>
          </table:table-cell>
          <table:table-cell office:value-type="float" office:value="0.947558581829071" calcext:value-type="float">
            <text:p>0.9475585818</text:p>
          </table:table-cell>
        </table:table-row>
        <table:table-row table:style-name="ro1">
          <table:table-cell office:value-type="float" office:value="1555581148.81131" calcext:value-type="float">
            <text:p>1555581148.81131</text:p>
          </table:table-cell>
          <table:table-cell office:value-type="float" office:value="100" calcext:value-type="float">
            <text:p>100</text:p>
          </table:table-cell>
          <table:table-cell office:value-type="float" office:value="0.945849597454071" calcext:value-type="float">
            <text:p>0.9458495975</text:p>
          </table:table-cell>
        </table:table-row>
        <table:table-row table:style-name="ro1">
          <table:table-cell office:value-type="float" office:value="1555581219.95876" calcext:value-type="float">
            <text:p>1555581219.95876</text:p>
          </table:table-cell>
          <table:table-cell office:value-type="float" office:value="101" calcext:value-type="float">
            <text:p>101</text:p>
          </table:table-cell>
          <table:table-cell office:value-type="float" office:value="0.938574254512787" calcext:value-type="float">
            <text:p>0.9385742545</text:p>
          </table:table-cell>
        </table:table-row>
        <table:table-row table:style-name="ro1">
          <table:table-cell office:value-type="float" office:value="1555581291.6079" calcext:value-type="float">
            <text:p>1555581291.6079</text:p>
          </table:table-cell>
          <table:table-cell office:value-type="float" office:value="102" calcext:value-type="float">
            <text:p>102</text:p>
          </table:table-cell>
          <table:table-cell office:value-type="float" office:value="0.945019543170929" calcext:value-type="float">
            <text:p>0.9450195432</text:p>
          </table:table-cell>
        </table:table-row>
        <table:table-row table:style-name="ro1">
          <table:table-cell office:value-type="float" office:value="1555581362.91361" calcext:value-type="float">
            <text:p>1555581362.91361</text:p>
          </table:table-cell>
          <table:table-cell office:value-type="float" office:value="103" calcext:value-type="float">
            <text:p>103</text:p>
          </table:table-cell>
          <table:table-cell office:value-type="float" office:value="0.943798840045929" calcext:value-type="float">
            <text:p>0.94379884</text:p>
          </table:table-cell>
        </table:table-row>
        <table:table-row table:style-name="ro1">
          <table:table-cell office:value-type="float" office:value="1555581434.17994" calcext:value-type="float">
            <text:p>1555581434.17994</text:p>
          </table:table-cell>
          <table:table-cell office:value-type="float" office:value="104" calcext:value-type="float">
            <text:p>104</text:p>
          </table:table-cell>
          <table:table-cell office:value-type="float" office:value="0.94970703125" calcext:value-type="float">
            <text:p>0.9497070313</text:p>
          </table:table-cell>
        </table:table-row>
        <table:table-row table:style-name="ro1">
          <table:table-cell office:value-type="float" office:value="1555581505.69986" calcext:value-type="float">
            <text:p>1555581505.69986</text:p>
          </table:table-cell>
          <table:table-cell office:value-type="float" office:value="105" calcext:value-type="float">
            <text:p>105</text:p>
          </table:table-cell>
          <table:table-cell office:value-type="float" office:value="0.942285180091858" calcext:value-type="float">
            <text:p>0.9422851801</text:p>
          </table:table-cell>
        </table:table-row>
        <table:table-row table:style-name="ro1">
          <table:table-cell office:value-type="float" office:value="1555581576.66357" calcext:value-type="float">
            <text:p>1555581576.66357</text:p>
          </table:table-cell>
          <table:table-cell office:value-type="float" office:value="106" calcext:value-type="float">
            <text:p>106</text:p>
          </table:table-cell>
          <table:table-cell office:value-type="float" office:value="0.943652331829071" calcext:value-type="float">
            <text:p>0.9436523318</text:p>
          </table:table-cell>
        </table:table-row>
        <table:table-row table:style-name="ro1">
          <table:table-cell office:value-type="float" office:value="1555581647.89691" calcext:value-type="float">
            <text:p>1555581647.89691</text:p>
          </table:table-cell>
          <table:table-cell office:value-type="float" office:value="107" calcext:value-type="float">
            <text:p>107</text:p>
          </table:table-cell>
          <table:table-cell office:value-type="float" office:value="0.949609398841858" calcext:value-type="float">
            <text:p>0.9496093988</text:p>
          </table:table-cell>
        </table:table-row>
        <table:table-row table:style-name="ro1">
          <table:table-cell office:value-type="float" office:value="1555581719.58594" calcext:value-type="float">
            <text:p>1555581719.58594</text:p>
          </table:table-cell>
          <table:table-cell office:value-type="float" office:value="108" calcext:value-type="float">
            <text:p>108</text:p>
          </table:table-cell>
          <table:table-cell office:value-type="float" office:value="0.948437511920929" calcext:value-type="float">
            <text:p>0.9484375119</text:p>
          </table:table-cell>
        </table:table-row>
        <table:table-row table:style-name="ro1">
          <table:table-cell office:value-type="float" office:value="1555581791.20801" calcext:value-type="float">
            <text:p>1555581791.20801</text:p>
          </table:table-cell>
          <table:table-cell office:value-type="float" office:value="109" calcext:value-type="float">
            <text:p>109</text:p>
          </table:table-cell>
          <table:table-cell office:value-type="float" office:value="0.945263683795929" calcext:value-type="float">
            <text:p>0.9452636838</text:p>
          </table:table-cell>
        </table:table-row>
        <table:table-row table:style-name="ro1">
          <table:table-cell office:value-type="float" office:value="1555581862.27305" calcext:value-type="float">
            <text:p>1555581862.27305</text:p>
          </table:table-cell>
          <table:table-cell office:value-type="float" office:value="110" calcext:value-type="float">
            <text:p>110</text:p>
          </table:table-cell>
          <table:table-cell office:value-type="float" office:value="0.947460949420929" calcext:value-type="float">
            <text:p>0.9474609494</text:p>
          </table:table-cell>
        </table:table-row>
        <table:table-row table:style-name="ro1">
          <table:table-cell office:value-type="float" office:value="1555581934.28135" calcext:value-type="float">
            <text:p>1555581934.28135</text:p>
          </table:table-cell>
          <table:table-cell office:value-type="float" office:value="111" calcext:value-type="float">
            <text:p>111</text:p>
          </table:table-cell>
          <table:table-cell office:value-type="float" office:value="0.942333996295929" calcext:value-type="float">
            <text:p>0.9423339963</text:p>
          </table:table-cell>
        </table:table-row>
        <table:table-row table:style-name="ro1">
          <table:table-cell office:value-type="float" office:value="1555582005.43351" calcext:value-type="float">
            <text:p>1555582005.43351</text:p>
          </table:table-cell>
          <table:table-cell office:value-type="float" office:value="112" calcext:value-type="float">
            <text:p>112</text:p>
          </table:table-cell>
          <table:table-cell office:value-type="float" office:value="0.949072301387787" calcext:value-type="float">
            <text:p>0.9490723014</text:p>
          </table:table-cell>
        </table:table-row>
        <table:table-row table:style-name="ro1">
          <table:table-cell office:value-type="float" office:value="1555582076.64188" calcext:value-type="float">
            <text:p>1555582076.64188</text:p>
          </table:table-cell>
          <table:table-cell office:value-type="float" office:value="113" calcext:value-type="float">
            <text:p>113</text:p>
          </table:table-cell>
          <table:table-cell office:value-type="float" office:value="0.949804723262787" calcext:value-type="float">
            <text:p>0.9498047233</text:p>
          </table:table-cell>
        </table:table-row>
        <table:table-row table:style-name="ro1">
          <table:table-cell office:value-type="float" office:value="1555582147.90468" calcext:value-type="float">
            <text:p>1555582147.90468</text:p>
          </table:table-cell>
          <table:table-cell office:value-type="float" office:value="114" calcext:value-type="float">
            <text:p>114</text:p>
          </table:table-cell>
          <table:table-cell office:value-type="float" office:value="0.944189488887787" calcext:value-type="float">
            <text:p>0.9441894889</text:p>
          </table:table-cell>
        </table:table-row>
        <table:table-row table:style-name="ro1">
          <table:table-cell office:value-type="float" office:value="1555582218.94765" calcext:value-type="float">
            <text:p>1555582218.94765</text:p>
          </table:table-cell>
          <table:table-cell office:value-type="float" office:value="115" calcext:value-type="float">
            <text:p>115</text:p>
          </table:table-cell>
          <table:table-cell office:value-type="float" office:value="0.950634777545929" calcext:value-type="float">
            <text:p>0.9506347775</text:p>
          </table:table-cell>
        </table:table-row>
        <table:table-row table:style-name="ro1">
          <table:table-cell office:value-type="float" office:value="1555582290.70796" calcext:value-type="float">
            <text:p>1555582290.70796</text:p>
          </table:table-cell>
          <table:table-cell office:value-type="float" office:value="116" calcext:value-type="float">
            <text:p>116</text:p>
          </table:table-cell>
          <table:table-cell office:value-type="float" office:value="0.946875035762787" calcext:value-type="float">
            <text:p>0.9468750358</text:p>
          </table:table-cell>
        </table:table-row>
        <table:table-row table:style-name="ro1">
          <table:table-cell office:value-type="float" office:value="1555582361.89238" calcext:value-type="float">
            <text:p>1555582361.89238</text:p>
          </table:table-cell>
          <table:table-cell office:value-type="float" office:value="117" calcext:value-type="float">
            <text:p>117</text:p>
          </table:table-cell>
          <table:table-cell office:value-type="float" office:value="0.945605456829071" calcext:value-type="float">
            <text:p>0.9456054568</text:p>
          </table:table-cell>
        </table:table-row>
        <table:table-row table:style-name="ro1">
          <table:table-cell office:value-type="float" office:value="1555582432.97803" calcext:value-type="float">
            <text:p>1555582432.97803</text:p>
          </table:table-cell>
          <table:table-cell office:value-type="float" office:value="118" calcext:value-type="float">
            <text:p>118</text:p>
          </table:table-cell>
          <table:table-cell office:value-type="float" office:value="0.942285180091858" calcext:value-type="float">
            <text:p>0.9422851801</text:p>
          </table:table-cell>
        </table:table-row>
        <table:table-row table:style-name="ro1">
          <table:table-cell office:value-type="float" office:value="1555582504.37991" calcext:value-type="float">
            <text:p>1555582504.37991</text:p>
          </table:table-cell>
          <table:table-cell office:value-type="float" office:value="119" calcext:value-type="float">
            <text:p>119</text:p>
          </table:table-cell>
          <table:table-cell office:value-type="float" office:value="0.948388695716858" calcext:value-type="float">
            <text:p>0.9483886957</text:p>
          </table:table-cell>
        </table:table-row>
        <table:table-row table:style-name="ro1">
          <table:table-cell office:value-type="float" office:value="1555582575.39278" calcext:value-type="float">
            <text:p>1555582575.39278</text:p>
          </table:table-cell>
          <table:table-cell office:value-type="float" office:value="120" calcext:value-type="float">
            <text:p>120</text:p>
          </table:table-cell>
          <table:table-cell office:value-type="float" office:value="0.945263683795929" calcext:value-type="float">
            <text:p>0.9452636838</text:p>
          </table:table-cell>
        </table:table-row>
        <table:table-row table:style-name="ro1">
          <table:table-cell office:value-type="float" office:value="1555582646.50418" calcext:value-type="float">
            <text:p>1555582646.50418</text:p>
          </table:table-cell>
          <table:table-cell office:value-type="float" office:value="121" calcext:value-type="float">
            <text:p>121</text:p>
          </table:table-cell>
          <table:table-cell office:value-type="float" office:value="0.949316442012787" calcext:value-type="float">
            <text:p>0.949316442</text:p>
          </table:table-cell>
        </table:table-row>
        <table:table-row table:style-name="ro1">
          <table:table-cell office:value-type="float" office:value="1555582718.11567" calcext:value-type="float">
            <text:p>1555582718.11567</text:p>
          </table:table-cell>
          <table:table-cell office:value-type="float" office:value="122" calcext:value-type="float">
            <text:p>122</text:p>
          </table:table-cell>
          <table:table-cell office:value-type="float" office:value="0.94677734375" calcext:value-type="float">
            <text:p>0.9467773438</text:p>
          </table:table-cell>
        </table:table-row>
        <table:table-row table:style-name="ro1">
          <table:table-cell office:value-type="float" office:value="1555582789.28106" calcext:value-type="float">
            <text:p>1555582789.28106</text:p>
          </table:table-cell>
          <table:table-cell office:value-type="float" office:value="123" calcext:value-type="float">
            <text:p>123</text:p>
          </table:table-cell>
          <table:table-cell office:value-type="float" office:value="0.945263683795929" calcext:value-type="float">
            <text:p>0.9452636838</text:p>
          </table:table-cell>
        </table:table-row>
        <table:table-row table:style-name="ro1">
          <table:table-cell office:value-type="float" office:value="1555582860.79894" calcext:value-type="float">
            <text:p>1555582860.79894</text:p>
          </table:table-cell>
          <table:table-cell office:value-type="float" office:value="124" calcext:value-type="float">
            <text:p>124</text:p>
          </table:table-cell>
          <table:table-cell office:value-type="float" office:value="0.950244128704071" calcext:value-type="float">
            <text:p>0.9502441287</text:p>
          </table:table-cell>
        </table:table-row>
        <table:table-row table:style-name="ro1">
          <table:table-cell office:value-type="float" office:value="1555582932.5876" calcext:value-type="float">
            <text:p>1555582932.5876</text:p>
          </table:table-cell>
          <table:table-cell office:value-type="float" office:value="125" calcext:value-type="float">
            <text:p>125</text:p>
          </table:table-cell>
          <table:table-cell office:value-type="float" office:value="0.946142613887787" calcext:value-type="float">
            <text:p>0.9461426139</text:p>
          </table:table-cell>
        </table:table-row>
        <table:table-row table:style-name="ro1">
          <table:table-cell office:value-type="float" office:value="1555583003.91711" calcext:value-type="float">
            <text:p>1555583003.91711</text:p>
          </table:table-cell>
          <table:table-cell office:value-type="float" office:value="126" calcext:value-type="float">
            <text:p>126</text:p>
          </table:table-cell>
          <table:table-cell office:value-type="float" office:value="0.949999988079071" calcext:value-type="float">
            <text:p>0.9499999881</text:p>
          </table:table-cell>
        </table:table-row>
        <table:table-row table:style-name="ro1">
          <table:table-cell office:value-type="float" office:value="1555583075.23801" calcext:value-type="float">
            <text:p>1555583075.23801</text:p>
          </table:table-cell>
          <table:table-cell office:value-type="float" office:value="127" calcext:value-type="float">
            <text:p>127</text:p>
          </table:table-cell>
          <table:table-cell office:value-type="float" office:value="0.940722644329071" calcext:value-type="float">
            <text:p>0.9407226443</text:p>
          </table:table-cell>
        </table:table-row>
        <table:table-row table:style-name="ro1">
          <table:table-cell office:value-type="float" office:value="1555583146.89636" calcext:value-type="float">
            <text:p>1555583146.89636</text:p>
          </table:table-cell>
          <table:table-cell office:value-type="float" office:value="128" calcext:value-type="float">
            <text:p>128</text:p>
          </table:table-cell>
          <table:table-cell office:value-type="float" office:value="0.944726586341858" calcext:value-type="float">
            <text:p>0.9447265863</text:p>
          </table:table-cell>
        </table:table-row>
        <table:table-row table:style-name="ro1">
          <table:table-cell office:value-type="float" office:value="1555583218.072" calcext:value-type="float">
            <text:p>1555583218.072</text:p>
          </table:table-cell>
          <table:table-cell office:value-type="float" office:value="129" calcext:value-type="float">
            <text:p>129</text:p>
          </table:table-cell>
          <table:table-cell office:value-type="float" office:value="0.946728527545929" calcext:value-type="float">
            <text:p>0.9467285275</text:p>
          </table:table-cell>
        </table:table-row>
        <table:table-row table:style-name="ro1">
          <table:table-cell office:value-type="float" office:value="1555583289.32913" calcext:value-type="float">
            <text:p>1555583289.32913</text:p>
          </table:table-cell>
          <table:table-cell office:value-type="float" office:value="130" calcext:value-type="float">
            <text:p>130</text:p>
          </table:table-cell>
          <table:table-cell office:value-type="float" office:value="0.948144555091858" calcext:value-type="float">
            <text:p>0.9481445551</text:p>
          </table:table-cell>
        </table:table-row>
        <table:table-row table:style-name="ro1">
          <table:table-cell office:value-type="float" office:value="1555583360.49811" calcext:value-type="float">
            <text:p>1555583360.49811</text:p>
          </table:table-cell>
          <table:table-cell office:value-type="float" office:value="131" calcext:value-type="float">
            <text:p>131</text:p>
          </table:table-cell>
          <table:table-cell office:value-type="float" office:value="0.946923851966858" calcext:value-type="float">
            <text:p>0.946923852</text:p>
          </table:table-cell>
        </table:table-row>
        <table:table-row table:style-name="ro1">
          <table:table-cell office:value-type="float" office:value="1555583431.80485" calcext:value-type="float">
            <text:p>1555583431.80485</text:p>
          </table:table-cell>
          <table:table-cell office:value-type="float" office:value="132" calcext:value-type="float">
            <text:p>132</text:p>
          </table:table-cell>
          <table:table-cell office:value-type="float" office:value="0.949999988079071" calcext:value-type="float">
            <text:p>0.9499999881</text:p>
          </table:table-cell>
        </table:table-row>
        <table:table-row table:style-name="ro1">
          <table:table-cell office:value-type="float" office:value="1555583502.88807" calcext:value-type="float">
            <text:p>1555583502.88807</text:p>
          </table:table-cell>
          <table:table-cell office:value-type="float" office:value="133" calcext:value-type="float">
            <text:p>133</text:p>
          </table:table-cell>
          <table:table-cell office:value-type="float" office:value="0.945117175579071" calcext:value-type="float">
            <text:p>0.9451171756</text:p>
          </table:table-cell>
        </table:table-row>
        <table:table-row table:style-name="ro1">
          <table:table-cell office:value-type="float" office:value="1555583574.43984" calcext:value-type="float">
            <text:p>1555583574.43984</text:p>
          </table:table-cell>
          <table:table-cell office:value-type="float" office:value="134" calcext:value-type="float">
            <text:p>134</text:p>
          </table:table-cell>
          <table:table-cell office:value-type="float" office:value="0.949658215045929" calcext:value-type="float">
            <text:p>0.949658215</text:p>
          </table:table-cell>
        </table:table-row>
        <table:table-row table:style-name="ro1">
          <table:table-cell office:value-type="float" office:value="1555583645.64376" calcext:value-type="float">
            <text:p>1555583645.64376</text:p>
          </table:table-cell>
          <table:table-cell office:value-type="float" office:value="135" calcext:value-type="float">
            <text:p>135</text:p>
          </table:table-cell>
          <table:table-cell office:value-type="float" office:value="0.950830101966858" calcext:value-type="float">
            <text:p>0.950830102</text:p>
          </table:table-cell>
        </table:table-row>
        <table:table-row table:style-name="ro1">
          <table:table-cell office:value-type="float" office:value="1555583717.36579" calcext:value-type="float">
            <text:p>1555583717.36579</text:p>
          </table:table-cell>
          <table:table-cell office:value-type="float" office:value="136" calcext:value-type="float">
            <text:p>136</text:p>
          </table:table-cell>
          <table:table-cell office:value-type="float" office:value="0.950341820716858" calcext:value-type="float">
            <text:p>0.9503418207</text:p>
          </table:table-cell>
        </table:table-row>
        <table:table-row table:style-name="ro1">
          <table:table-cell office:value-type="float" office:value="1555583788.36219" calcext:value-type="float">
            <text:p>1555583788.36219</text:p>
          </table:table-cell>
          <table:table-cell office:value-type="float" office:value="137" calcext:value-type="float">
            <text:p>137</text:p>
          </table:table-cell>
          <table:table-cell office:value-type="float" office:value="0.949121117591858" calcext:value-type="float">
            <text:p>0.9491211176</text:p>
          </table:table-cell>
        </table:table-row>
        <table:table-row table:style-name="ro1">
          <table:table-cell office:value-type="float" office:value="1555583859.63387" calcext:value-type="float">
            <text:p>1555583859.63387</text:p>
          </table:table-cell>
          <table:table-cell office:value-type="float" office:value="138" calcext:value-type="float">
            <text:p>138</text:p>
          </table:table-cell>
          <table:table-cell office:value-type="float" office:value="0.942236363887787" calcext:value-type="float">
            <text:p>0.9422363639</text:p>
          </table:table-cell>
        </table:table-row>
        <table:table-row table:style-name="ro1">
          <table:table-cell office:value-type="float" office:value="1555583930.925" calcext:value-type="float">
            <text:p>1555583930.925</text:p>
          </table:table-cell>
          <table:table-cell office:value-type="float" office:value="139" calcext:value-type="float">
            <text:p>139</text:p>
          </table:table-cell>
          <table:table-cell office:value-type="float" office:value="0.949316442012787" calcext:value-type="float">
            <text:p>0.949316442</text:p>
          </table:table-cell>
        </table:table-row>
        <table:table-row table:style-name="ro1">
          <table:table-cell office:value-type="float" office:value="1555584002.49837" calcext:value-type="float">
            <text:p>1555584002.49837</text:p>
          </table:table-cell>
          <table:table-cell office:value-type="float" office:value="140" calcext:value-type="float">
            <text:p>140</text:p>
          </table:table-cell>
          <table:table-cell office:value-type="float" office:value="0.943017601966858" calcext:value-type="float">
            <text:p>0.943017602</text:p>
          </table:table-cell>
        </table:table-row>
        <table:table-row table:style-name="ro1">
          <table:table-cell office:value-type="float" office:value="1555584074.14308" calcext:value-type="float">
            <text:p>1555584074.14308</text:p>
          </table:table-cell>
          <table:table-cell office:value-type="float" office:value="141" calcext:value-type="float">
            <text:p>141</text:p>
          </table:table-cell>
          <table:table-cell office:value-type="float" office:value="0.949755847454071" calcext:value-type="float">
            <text:p>0.9497558475</text:p>
          </table:table-cell>
        </table:table-row>
        <table:table-row table:style-name="ro1">
          <table:table-cell office:value-type="float" office:value="1555584145.95743" calcext:value-type="float">
            <text:p>1555584145.95743</text:p>
          </table:table-cell>
          <table:table-cell office:value-type="float" office:value="142" calcext:value-type="float">
            <text:p>142</text:p>
          </table:table-cell>
          <table:table-cell office:value-type="float" office:value="0.951269567012787" calcext:value-type="float">
            <text:p>0.951269567</text:p>
          </table:table-cell>
        </table:table-row>
        <table:table-row table:style-name="ro1">
          <table:table-cell office:value-type="float" office:value="1555584217.42072" calcext:value-type="float">
            <text:p>1555584217.42072</text:p>
          </table:table-cell>
          <table:table-cell office:value-type="float" office:value="143" calcext:value-type="float">
            <text:p>143</text:p>
          </table:table-cell>
          <table:table-cell office:value-type="float" office:value="0.949853539466858" calcext:value-type="float">
            <text:p>0.9498535395</text:p>
          </table:table-cell>
        </table:table-row>
        <table:table-row table:style-name="ro1">
          <table:table-cell office:value-type="float" office:value="1555584289.16029" calcext:value-type="float">
            <text:p>1555584289.16029</text:p>
          </table:table-cell>
          <table:table-cell office:value-type="float" office:value="144" calcext:value-type="float">
            <text:p>144</text:p>
          </table:table-cell>
          <table:table-cell office:value-type="float" office:value="0.945507824420929" calcext:value-type="float">
            <text:p>0.9455078244</text:p>
          </table:table-cell>
        </table:table-row>
        <table:table-row table:style-name="ro1">
          <table:table-cell office:value-type="float" office:value="1555584360.42159" calcext:value-type="float">
            <text:p>1555584360.42159</text:p>
          </table:table-cell>
          <table:table-cell office:value-type="float" office:value="145" calcext:value-type="float">
            <text:p>145</text:p>
          </table:table-cell>
          <table:table-cell office:value-type="float" office:value="0.949365258216858" calcext:value-type="float">
            <text:p>0.9493652582</text:p>
          </table:table-cell>
        </table:table-row>
        <table:table-row table:style-name="ro1">
          <table:table-cell office:value-type="float" office:value="1555584432.15038" calcext:value-type="float">
            <text:p>1555584432.15038</text:p>
          </table:table-cell>
          <table:table-cell office:value-type="float" office:value="146" calcext:value-type="float">
            <text:p>146</text:p>
          </table:table-cell>
          <table:table-cell office:value-type="float" office:value="0.94970703125" calcext:value-type="float">
            <text:p>0.9497070313</text:p>
          </table:table-cell>
        </table:table-row>
        <table:table-row table:style-name="ro1">
          <table:table-cell office:value-type="float" office:value="1555584503.1508" calcext:value-type="float">
            <text:p>1555584503.1508</text:p>
          </table:table-cell>
          <table:table-cell office:value-type="float" office:value="147" calcext:value-type="float">
            <text:p>147</text:p>
          </table:table-cell>
          <table:table-cell office:value-type="float" office:value="0.950585961341858" calcext:value-type="float">
            <text:p>0.9505859613</text:p>
          </table:table-cell>
        </table:table-row>
        <table:table-row table:style-name="ro1">
          <table:table-cell office:value-type="float" office:value="1555584574.40933" calcext:value-type="float">
            <text:p>1555584574.40933</text:p>
          </table:table-cell>
          <table:table-cell office:value-type="float" office:value="148" calcext:value-type="float">
            <text:p>148</text:p>
          </table:table-cell>
          <table:table-cell office:value-type="float" office:value="0.948193371295929" calcext:value-type="float">
            <text:p>0.9481933713</text:p>
          </table:table-cell>
        </table:table-row>
        <table:table-row table:style-name="ro1">
          <table:table-cell office:value-type="float" office:value="1555584645.76483" calcext:value-type="float">
            <text:p>1555584645.76483</text:p>
          </table:table-cell>
          <table:table-cell office:value-type="float" office:value="149" calcext:value-type="float">
            <text:p>149</text:p>
          </table:table-cell>
          <table:table-cell office:value-type="float" office:value="0.948486328125" calcext:value-type="float">
            <text:p>0.9484863281</text:p>
          </table:table-cell>
        </table:table-row>
        <table:table-row table:style-name="ro1">
          <table:table-cell office:value-type="float" office:value="1555584717.20933" calcext:value-type="float">
            <text:p>1555584717.20933</text:p>
          </table:table-cell>
          <table:table-cell office:value-type="float" office:value="150" calcext:value-type="float">
            <text:p>150</text:p>
          </table:table-cell>
          <table:table-cell office:value-type="float" office:value="0.954882800579071" calcext:value-type="float">
            <text:p>0.9548828006</text:p>
          </table:table-cell>
        </table:table-row>
        <table:table-row table:style-name="ro1">
          <table:table-cell office:value-type="float" office:value="1555584788.41815" calcext:value-type="float">
            <text:p>1555584788.41815</text:p>
          </table:table-cell>
          <table:table-cell office:value-type="float" office:value="151" calcext:value-type="float">
            <text:p>151</text:p>
          </table:table-cell>
          <table:table-cell office:value-type="float" office:value="0.950048863887787" calcext:value-type="float">
            <text:p>0.9500488639</text:p>
          </table:table-cell>
        </table:table-row>
        <table:table-row table:style-name="ro1">
          <table:table-cell office:value-type="float" office:value="1555584859.77562" calcext:value-type="float">
            <text:p>1555584859.77562</text:p>
          </table:table-cell>
          <table:table-cell office:value-type="float" office:value="152" calcext:value-type="float">
            <text:p>152</text:p>
          </table:table-cell>
          <table:table-cell office:value-type="float" office:value="0.947363317012787" calcext:value-type="float">
            <text:p>0.947363317</text:p>
          </table:table-cell>
        </table:table-row>
        <table:table-row table:style-name="ro1">
          <table:table-cell office:value-type="float" office:value="1555584931.42483" calcext:value-type="float">
            <text:p>1555584931.42483</text:p>
          </table:table-cell>
          <table:table-cell office:value-type="float" office:value="153" calcext:value-type="float">
            <text:p>153</text:p>
          </table:table-cell>
          <table:table-cell office:value-type="float" office:value="0.951416015625" calcext:value-type="float">
            <text:p>0.9514160156</text:p>
          </table:table-cell>
        </table:table-row>
        <table:table-row table:style-name="ro1">
          <table:table-cell office:value-type="float" office:value="1555585002.99078" calcext:value-type="float">
            <text:p>1555585002.99078</text:p>
          </table:table-cell>
          <table:table-cell office:value-type="float" office:value="154" calcext:value-type="float">
            <text:p>154</text:p>
          </table:table-cell>
          <table:table-cell office:value-type="float" office:value="0.952880859375" calcext:value-type="float">
            <text:p>0.9528808594</text:p>
          </table:table-cell>
        </table:table-row>
        <table:table-row table:style-name="ro1">
          <table:table-cell office:value-type="float" office:value="1555585074.43755" calcext:value-type="float">
            <text:p>1555585074.43755</text:p>
          </table:table-cell>
          <table:table-cell office:value-type="float" office:value="155" calcext:value-type="float">
            <text:p>155</text:p>
          </table:table-cell>
          <table:table-cell office:value-type="float" office:value="0.951074242591858" calcext:value-type="float">
            <text:p>0.9510742426</text:p>
          </table:table-cell>
        </table:table-row>
        <table:table-row table:style-name="ro1">
          <table:table-cell office:value-type="float" office:value="1555585146.01601" calcext:value-type="float">
            <text:p>1555585146.01601</text:p>
          </table:table-cell>
          <table:table-cell office:value-type="float" office:value="156" calcext:value-type="float">
            <text:p>156</text:p>
          </table:table-cell>
          <table:table-cell office:value-type="float" office:value="0.947656273841858" calcext:value-type="float">
            <text:p>0.9476562738</text:p>
          </table:table-cell>
        </table:table-row>
        <table:table-row table:style-name="ro1">
          <table:table-cell office:value-type="float" office:value="1555585217.11928" calcext:value-type="float">
            <text:p>1555585217.11928</text:p>
          </table:table-cell>
          <table:table-cell office:value-type="float" office:value="157" calcext:value-type="float">
            <text:p>157</text:p>
          </table:table-cell>
          <table:table-cell office:value-type="float" office:value="0.951904296875" calcext:value-type="float">
            <text:p>0.9519042969</text:p>
          </table:table-cell>
        </table:table-row>
        <table:table-row table:style-name="ro1">
          <table:table-cell office:value-type="float" office:value="1555585288.57497" calcext:value-type="float">
            <text:p>1555585288.57497</text:p>
          </table:table-cell>
          <table:table-cell office:value-type="float" office:value="158" calcext:value-type="float">
            <text:p>158</text:p>
          </table:table-cell>
          <table:table-cell office:value-type="float" office:value="0.951171875" calcext:value-type="float">
            <text:p>0.951171875</text:p>
          </table:table-cell>
        </table:table-row>
        <table:table-row table:style-name="ro1">
          <table:table-cell office:value-type="float" office:value="1555585360.09226" calcext:value-type="float">
            <text:p>1555585360.09226</text:p>
          </table:table-cell>
          <table:table-cell office:value-type="float" office:value="159" calcext:value-type="float">
            <text:p>159</text:p>
          </table:table-cell>
          <table:table-cell office:value-type="float" office:value="0.951611340045929" calcext:value-type="float">
            <text:p>0.95161134</text:p>
          </table:table-cell>
        </table:table-row>
        <table:table-row table:style-name="ro1">
          <table:table-cell office:value-type="float" office:value="1555585431.5085" calcext:value-type="float">
            <text:p>1555585431.5085</text:p>
          </table:table-cell>
          <table:table-cell office:value-type="float" office:value="160" calcext:value-type="float">
            <text:p>160</text:p>
          </table:table-cell>
          <table:table-cell office:value-type="float" office:value="0.945849597454071" calcext:value-type="float">
            <text:p>0.9458495975</text:p>
          </table:table-cell>
        </table:table-row>
        <table:table-row table:style-name="ro1">
          <table:table-cell office:value-type="float" office:value="1555585502.67635" calcext:value-type="float">
            <text:p>1555585502.67635</text:p>
          </table:table-cell>
          <table:table-cell office:value-type="float" office:value="161" calcext:value-type="float">
            <text:p>161</text:p>
          </table:table-cell>
          <table:table-cell office:value-type="float" office:value="0.949023425579071" calcext:value-type="float">
            <text:p>0.9490234256</text:p>
          </table:table-cell>
        </table:table-row>
        <table:table-row table:style-name="ro1">
          <table:table-cell office:value-type="float" office:value="1555585573.77186" calcext:value-type="float">
            <text:p>1555585573.77186</text:p>
          </table:table-cell>
          <table:table-cell office:value-type="float" office:value="162" calcext:value-type="float">
            <text:p>162</text:p>
          </table:table-cell>
          <table:table-cell office:value-type="float" office:value="0.947900414466858" calcext:value-type="float">
            <text:p>0.9479004145</text:p>
          </table:table-cell>
        </table:table-row>
        <table:table-row table:style-name="ro1">
          <table:table-cell office:value-type="float" office:value="1555585645.34093" calcext:value-type="float">
            <text:p>1555585645.34093</text:p>
          </table:table-cell>
          <table:table-cell office:value-type="float" office:value="163" calcext:value-type="float">
            <text:p>163</text:p>
          </table:table-cell>
          <table:table-cell office:value-type="float" office:value="0.951074242591858" calcext:value-type="float">
            <text:p>0.9510742426</text:p>
          </table:table-cell>
        </table:table-row>
        <table:table-row table:style-name="ro1">
          <table:table-cell office:value-type="float" office:value="1555585716.84631" calcext:value-type="float">
            <text:p>1555585716.84631</text:p>
          </table:table-cell>
          <table:table-cell office:value-type="float" office:value="164" calcext:value-type="float">
            <text:p>164</text:p>
          </table:table-cell>
          <table:table-cell office:value-type="float" office:value="0.949804723262787" calcext:value-type="float">
            <text:p>0.9498047233</text:p>
          </table:table-cell>
        </table:table-row>
        <table:table-row table:style-name="ro1">
          <table:table-cell office:value-type="float" office:value="1555585788.31953" calcext:value-type="float">
            <text:p>1555585788.31953</text:p>
          </table:table-cell>
          <table:table-cell office:value-type="float" office:value="165" calcext:value-type="float">
            <text:p>165</text:p>
          </table:table-cell>
          <table:table-cell office:value-type="float" office:value="0.946923851966858" calcext:value-type="float">
            <text:p>0.946923852</text:p>
          </table:table-cell>
        </table:table-row>
        <table:table-row table:style-name="ro1">
          <table:table-cell office:value-type="float" office:value="1555585859.61421" calcext:value-type="float">
            <text:p>1555585859.61421</text:p>
          </table:table-cell>
          <table:table-cell office:value-type="float" office:value="166" calcext:value-type="float">
            <text:p>166</text:p>
          </table:table-cell>
          <table:table-cell office:value-type="float" office:value="0.952343761920929" calcext:value-type="float">
            <text:p>0.9523437619</text:p>
          </table:table-cell>
        </table:table-row>
        <table:table-row table:style-name="ro1">
          <table:table-cell office:value-type="float" office:value="1555585931.26907" calcext:value-type="float">
            <text:p>1555585931.26907</text:p>
          </table:table-cell>
          <table:table-cell office:value-type="float" office:value="167" calcext:value-type="float">
            <text:p>167</text:p>
          </table:table-cell>
          <table:table-cell office:value-type="float" office:value="0.951757848262787" calcext:value-type="float">
            <text:p>0.9517578483</text:p>
          </table:table-cell>
        </table:table-row>
        <table:table-row table:style-name="ro1">
          <table:table-cell office:value-type="float" office:value="1555586002.59952" calcext:value-type="float">
            <text:p>1555586002.59952</text:p>
          </table:table-cell>
          <table:table-cell office:value-type="float" office:value="168" calcext:value-type="float">
            <text:p>168</text:p>
          </table:table-cell>
          <table:table-cell office:value-type="float" office:value="0.951074242591858" calcext:value-type="float">
            <text:p>0.9510742426</text:p>
          </table:table-cell>
        </table:table-row>
        <table:table-row table:style-name="ro1">
          <table:table-cell office:value-type="float" office:value="1555586073.87092" calcext:value-type="float">
            <text:p>1555586073.87092</text:p>
          </table:table-cell>
          <table:table-cell office:value-type="float" office:value="169" calcext:value-type="float">
            <text:p>169</text:p>
          </table:table-cell>
          <table:table-cell office:value-type="float" office:value="0.951855480670929" calcext:value-type="float">
            <text:p>0.9518554807</text:p>
          </table:table-cell>
        </table:table-row>
        <table:table-row table:style-name="ro1">
          <table:table-cell office:value-type="float" office:value="1555586145.32112" calcext:value-type="float">
            <text:p>1555586145.32112</text:p>
          </table:table-cell>
          <table:table-cell office:value-type="float" office:value="170" calcext:value-type="float">
            <text:p>170</text:p>
          </table:table-cell>
          <table:table-cell office:value-type="float" office:value="0.947607457637787" calcext:value-type="float">
            <text:p>0.9476074576</text:p>
          </table:table-cell>
        </table:table-row>
        <table:table-row table:style-name="ro1">
          <table:table-cell office:value-type="float" office:value="1555586216.4162" calcext:value-type="float">
            <text:p>1555586216.4162</text:p>
          </table:table-cell>
          <table:table-cell office:value-type="float" office:value="171" calcext:value-type="float">
            <text:p>171</text:p>
          </table:table-cell>
          <table:table-cell office:value-type="float" office:value="0.951562523841858" calcext:value-type="float">
            <text:p>0.9515625238</text:p>
          </table:table-cell>
        </table:table-row>
        <table:table-row table:style-name="ro1">
          <table:table-cell office:value-type="float" office:value="1555586287.42458" calcext:value-type="float">
            <text:p>1555586287.42458</text:p>
          </table:table-cell>
          <table:table-cell office:value-type="float" office:value="172" calcext:value-type="float">
            <text:p>172</text:p>
          </table:table-cell>
          <table:table-cell office:value-type="float" office:value="0.942968785762787" calcext:value-type="float">
            <text:p>0.9429687858</text:p>
          </table:table-cell>
        </table:table-row>
        <table:table-row table:style-name="ro1">
          <table:table-cell office:value-type="float" office:value="1555586358.50878" calcext:value-type="float">
            <text:p>1555586358.50878</text:p>
          </table:table-cell>
          <table:table-cell office:value-type="float" office:value="173" calcext:value-type="float">
            <text:p>173</text:p>
          </table:table-cell>
          <table:table-cell office:value-type="float" office:value="0.953564465045929" calcext:value-type="float">
            <text:p>0.953564465</text:p>
          </table:table-cell>
        </table:table-row>
        <table:table-row table:style-name="ro1">
          <table:table-cell office:value-type="float" office:value="1555586429.58815" calcext:value-type="float">
            <text:p>1555586429.58815</text:p>
          </table:table-cell>
          <table:table-cell office:value-type="float" office:value="174" calcext:value-type="float">
            <text:p>174</text:p>
          </table:table-cell>
          <table:table-cell office:value-type="float" office:value="0.952832043170929" calcext:value-type="float">
            <text:p>0.9528320432</text:p>
          </table:table-cell>
        </table:table-row>
        <table:table-row table:style-name="ro1">
          <table:table-cell office:value-type="float" office:value="1555586500.83168" calcext:value-type="float">
            <text:p>1555586500.83168</text:p>
          </table:table-cell>
          <table:table-cell office:value-type="float" office:value="175" calcext:value-type="float">
            <text:p>175</text:p>
          </table:table-cell>
          <table:table-cell office:value-type="float" office:value="0.946972668170929" calcext:value-type="float">
            <text:p>0.9469726682</text:p>
          </table:table-cell>
        </table:table-row>
        <table:table-row table:style-name="ro1">
          <table:table-cell office:value-type="float" office:value="1555586572.16976" calcext:value-type="float">
            <text:p>1555586572.16976</text:p>
          </table:table-cell>
          <table:table-cell office:value-type="float" office:value="176" calcext:value-type="float">
            <text:p>176</text:p>
          </table:table-cell>
          <table:table-cell office:value-type="float" office:value="0.948535144329071" calcext:value-type="float">
            <text:p>0.9485351443</text:p>
          </table:table-cell>
        </table:table-row>
        <table:table-row table:style-name="ro1">
          <table:table-cell office:value-type="float" office:value="1555586643.45246" calcext:value-type="float">
            <text:p>1555586643.45246</text:p>
          </table:table-cell>
          <table:table-cell office:value-type="float" office:value="177" calcext:value-type="float">
            <text:p>177</text:p>
          </table:table-cell>
          <table:table-cell office:value-type="float" office:value="0.950097680091858" calcext:value-type="float">
            <text:p>0.9500976801</text:p>
          </table:table-cell>
        </table:table-row>
        <table:table-row table:style-name="ro1">
          <table:table-cell office:value-type="float" office:value="1555586715.2897" calcext:value-type="float">
            <text:p>1555586715.2897</text:p>
          </table:table-cell>
          <table:table-cell office:value-type="float" office:value="178" calcext:value-type="float">
            <text:p>178</text:p>
          </table:table-cell>
          <table:table-cell office:value-type="float" office:value="0.949121117591858" calcext:value-type="float">
            <text:p>0.9491211176</text:p>
          </table:table-cell>
        </table:table-row>
        <table:table-row table:style-name="ro1">
          <table:table-cell office:value-type="float" office:value="1555586787.03229" calcext:value-type="float">
            <text:p>1555586787.03229</text:p>
          </table:table-cell>
          <table:table-cell office:value-type="float" office:value="179" calcext:value-type="float">
            <text:p>179</text:p>
          </table:table-cell>
          <table:table-cell office:value-type="float" office:value="0.951269567012787" calcext:value-type="float">
            <text:p>0.951269567</text:p>
          </table:table-cell>
        </table:table-row>
        <table:table-row table:style-name="ro1">
          <table:table-cell office:value-type="float" office:value="1555586858.22771" calcext:value-type="float">
            <text:p>1555586858.22771</text:p>
          </table:table-cell>
          <table:table-cell office:value-type="float" office:value="180" calcext:value-type="float">
            <text:p>180</text:p>
          </table:table-cell>
          <table:table-cell office:value-type="float" office:value="0.942138671875" calcext:value-type="float">
            <text:p>0.9421386719</text:p>
          </table:table-cell>
        </table:table-row>
        <table:table-row table:style-name="ro1">
          <table:table-cell office:value-type="float" office:value="1555586929.59639" calcext:value-type="float">
            <text:p>1555586929.59639</text:p>
          </table:table-cell>
          <table:table-cell office:value-type="float" office:value="181" calcext:value-type="float">
            <text:p>181</text:p>
          </table:table-cell>
          <table:table-cell office:value-type="float" office:value="0.950439453125" calcext:value-type="float">
            <text:p>0.9504394531</text:p>
          </table:table-cell>
        </table:table-row>
        <table:table-row table:style-name="ro1">
          <table:table-cell office:value-type="float" office:value="1555587001.28602" calcext:value-type="float">
            <text:p>1555587001.28602</text:p>
          </table:table-cell>
          <table:table-cell office:value-type="float" office:value="182" calcext:value-type="float">
            <text:p>182</text:p>
          </table:table-cell>
          <table:table-cell office:value-type="float" office:value="0.948535144329071" calcext:value-type="float">
            <text:p>0.9485351443</text:p>
          </table:table-cell>
        </table:table-row>
        <table:table-row table:style-name="ro1">
          <table:table-cell office:value-type="float" office:value="1555587072.97334" calcext:value-type="float">
            <text:p>1555587072.97334</text:p>
          </table:table-cell>
          <table:table-cell office:value-type="float" office:value="183" calcext:value-type="float">
            <text:p>183</text:p>
          </table:table-cell>
          <table:table-cell office:value-type="float" office:value="0.9453125" calcext:value-type="float">
            <text:p>0.9453125</text:p>
          </table:table-cell>
        </table:table-row>
        <table:table-row table:style-name="ro1">
          <table:table-cell office:value-type="float" office:value="1555587144.33906" calcext:value-type="float">
            <text:p>1555587144.33906</text:p>
          </table:table-cell>
          <table:table-cell office:value-type="float" office:value="184" calcext:value-type="float">
            <text:p>184</text:p>
          </table:table-cell>
          <table:table-cell office:value-type="float" office:value="0.95458984375" calcext:value-type="float">
            <text:p>0.9545898438</text:p>
          </table:table-cell>
        </table:table-row>
        <table:table-row table:style-name="ro1">
          <table:table-cell office:value-type="float" office:value="1555587215.8806" calcext:value-type="float">
            <text:p>1555587215.8806</text:p>
          </table:table-cell>
          <table:table-cell office:value-type="float" office:value="185" calcext:value-type="float">
            <text:p>185</text:p>
          </table:table-cell>
          <table:table-cell office:value-type="float" office:value="0.951220691204071" calcext:value-type="float">
            <text:p>0.9512206912</text:p>
          </table:table-cell>
        </table:table-row>
        <table:table-row table:style-name="ro1">
          <table:table-cell office:value-type="float" office:value="1555587287.15242" calcext:value-type="float">
            <text:p>1555587287.15242</text:p>
          </table:table-cell>
          <table:table-cell office:value-type="float" office:value="186" calcext:value-type="float">
            <text:p>186</text:p>
          </table:table-cell>
          <table:table-cell office:value-type="float" office:value="0.950390636920929" calcext:value-type="float">
            <text:p>0.9503906369</text:p>
          </table:table-cell>
        </table:table-row>
        <table:table-row table:style-name="ro1">
          <table:table-cell office:value-type="float" office:value="1555587358.64248" calcext:value-type="float">
            <text:p>1555587358.64248</text:p>
          </table:table-cell>
          <table:table-cell office:value-type="float" office:value="187" calcext:value-type="float">
            <text:p>187</text:p>
          </table:table-cell>
          <table:table-cell office:value-type="float" office:value="0.951513707637787" calcext:value-type="float">
            <text:p>0.9515137076</text:p>
          </table:table-cell>
        </table:table-row>
        <table:table-row table:style-name="ro1">
          <table:table-cell office:value-type="float" office:value="1555587430.14635" calcext:value-type="float">
            <text:p>1555587430.14635</text:p>
          </table:table-cell>
          <table:table-cell office:value-type="float" office:value="188" calcext:value-type="float">
            <text:p>188</text:p>
          </table:table-cell>
          <table:table-cell office:value-type="float" office:value="0.952441394329071" calcext:value-type="float">
            <text:p>0.9524413943</text:p>
          </table:table-cell>
        </table:table-row>
        <table:table-row table:style-name="ro1">
          <table:table-cell office:value-type="float" office:value="1555587501.4415" calcext:value-type="float">
            <text:p>1555587501.4415</text:p>
          </table:table-cell>
          <table:table-cell office:value-type="float" office:value="189" calcext:value-type="float">
            <text:p>189</text:p>
          </table:table-cell>
          <table:table-cell office:value-type="float" office:value="0.953857421875" calcext:value-type="float">
            <text:p>0.9538574219</text:p>
          </table:table-cell>
        </table:table-row>
        <table:table-row table:style-name="ro1">
          <table:table-cell office:value-type="float" office:value="1555587572.62404" calcext:value-type="float">
            <text:p>1555587572.62404</text:p>
          </table:table-cell>
          <table:table-cell office:value-type="float" office:value="190" calcext:value-type="float">
            <text:p>190</text:p>
          </table:table-cell>
          <table:table-cell office:value-type="float" office:value="0.950830101966858" calcext:value-type="float">
            <text:p>0.950830102</text:p>
          </table:table-cell>
        </table:table-row>
        <table:table-row table:style-name="ro1">
          <table:table-cell office:value-type="float" office:value="1555587643.92564" calcext:value-type="float">
            <text:p>1555587643.92564</text:p>
          </table:table-cell>
          <table:table-cell office:value-type="float" office:value="191" calcext:value-type="float">
            <text:p>191</text:p>
          </table:table-cell>
          <table:table-cell office:value-type="float" office:value="0.950488269329071" calcext:value-type="float">
            <text:p>0.9504882693</text:p>
          </table:table-cell>
        </table:table-row>
        <table:table-row table:style-name="ro1">
          <table:table-cell office:value-type="float" office:value="1555587715.16871" calcext:value-type="float">
            <text:p>1555587715.16871</text:p>
          </table:table-cell>
          <table:table-cell office:value-type="float" office:value="192" calcext:value-type="float">
            <text:p>192</text:p>
          </table:table-cell>
          <table:table-cell office:value-type="float" office:value="0.952685534954071" calcext:value-type="float">
            <text:p>0.952685535</text:p>
          </table:table-cell>
        </table:table-row>
        <table:table-row table:style-name="ro1">
          <table:table-cell office:value-type="float" office:value="1555587786.63035" calcext:value-type="float">
            <text:p>1555587786.63035</text:p>
          </table:table-cell>
          <table:table-cell office:value-type="float" office:value="193" calcext:value-type="float">
            <text:p>193</text:p>
          </table:table-cell>
          <table:table-cell office:value-type="float" office:value="0.947412133216858" calcext:value-type="float">
            <text:p>0.9474121332</text:p>
          </table:table-cell>
        </table:table-row>
        <table:table-row table:style-name="ro1">
          <table:table-cell office:value-type="float" office:value="1555587858.14829" calcext:value-type="float">
            <text:p>1555587858.14829</text:p>
          </table:table-cell>
          <table:table-cell office:value-type="float" office:value="194" calcext:value-type="float">
            <text:p>194</text:p>
          </table:table-cell>
          <table:table-cell office:value-type="float" office:value="0.950976550579071" calcext:value-type="float">
            <text:p>0.9509765506</text:p>
          </table:table-cell>
        </table:table-row>
        <table:table-row table:style-name="ro1">
          <table:table-cell office:value-type="float" office:value="1555587929.87187" calcext:value-type="float">
            <text:p>1555587929.87187</text:p>
          </table:table-cell>
          <table:table-cell office:value-type="float" office:value="195" calcext:value-type="float">
            <text:p>195</text:p>
          </table:table-cell>
          <table:table-cell office:value-type="float" office:value="0.943750023841858" calcext:value-type="float">
            <text:p>0.9437500238</text:p>
          </table:table-cell>
        </table:table-row>
        <table:table-row table:style-name="ro1">
          <table:table-cell office:value-type="float" office:value="1555588001.52751" calcext:value-type="float">
            <text:p>1555588001.52751</text:p>
          </table:table-cell>
          <table:table-cell office:value-type="float" office:value="196" calcext:value-type="float">
            <text:p>196</text:p>
          </table:table-cell>
          <table:table-cell office:value-type="float" office:value="0.951464831829071" calcext:value-type="float">
            <text:p>0.9514648318</text:p>
          </table:table-cell>
        </table:table-row>
        <table:table-row table:style-name="ro1">
          <table:table-cell office:value-type="float" office:value="1555588072.92852" calcext:value-type="float">
            <text:p>1555588072.92852</text:p>
          </table:table-cell>
          <table:table-cell office:value-type="float" office:value="197" calcext:value-type="float">
            <text:p>197</text:p>
          </table:table-cell>
          <table:table-cell office:value-type="float" office:value="0.952490270137787" calcext:value-type="float">
            <text:p>0.9524902701</text:p>
          </table:table-cell>
        </table:table-row>
        <table:table-row table:style-name="ro1">
          <table:table-cell office:value-type="float" office:value="1555588144.41121" calcext:value-type="float">
            <text:p>1555588144.41121</text:p>
          </table:table-cell>
          <table:table-cell office:value-type="float" office:value="198" calcext:value-type="float">
            <text:p>198</text:p>
          </table:table-cell>
          <table:table-cell office:value-type="float" office:value="0.951074242591858" calcext:value-type="float">
            <text:p>0.9510742426</text:p>
          </table:table-cell>
        </table:table-row>
        <table:table-row table:style-name="ro1">
          <table:table-cell office:value-type="float" office:value="1555588215.72582" calcext:value-type="float">
            <text:p>1555588215.72582</text:p>
          </table:table-cell>
          <table:table-cell office:value-type="float" office:value="199" calcext:value-type="float">
            <text:p>199</text:p>
          </table:table-cell>
          <table:table-cell office:value-type="float" office:value="0.953076183795929" calcext:value-type="float">
            <text:p>0.9530761838</text:p>
          </table:table-cell>
        </table:table-row>
        <table:table-row table:style-name="ro1">
          <table:table-cell office:value-type="float" office:value="1555588287.17838" calcext:value-type="float">
            <text:p>1555588287.17838</text:p>
          </table:table-cell>
          <table:table-cell office:value-type="float" office:value="200" calcext:value-type="float">
            <text:p>200</text:p>
          </table:table-cell>
          <table:table-cell office:value-type="float" office:value="0.953515648841858" calcext:value-type="float">
            <text:p>0.9535156488</text:p>
          </table:table-cell>
        </table:table-row>
        <table:table-row table:style-name="ro1">
          <table:table-cell office:value-type="float" office:value="1555588358.07381" calcext:value-type="float">
            <text:p>1555588358.07381</text:p>
          </table:table-cell>
          <table:table-cell office:value-type="float" office:value="201" calcext:value-type="float">
            <text:p>201</text:p>
          </table:table-cell>
          <table:table-cell office:value-type="float" office:value="0.9541015625" calcext:value-type="float">
            <text:p>0.9541015625</text:p>
          </table:table-cell>
        </table:table-row>
        <table:table-row table:style-name="ro1">
          <table:table-cell office:value-type="float" office:value="1555588429.41162" calcext:value-type="float">
            <text:p>1555588429.41162</text:p>
          </table:table-cell>
          <table:table-cell office:value-type="float" office:value="202" calcext:value-type="float">
            <text:p>202</text:p>
          </table:table-cell>
          <table:table-cell office:value-type="float" office:value="0.952197253704071" calcext:value-type="float">
            <text:p>0.9521972537</text:p>
          </table:table-cell>
        </table:table-row>
        <table:table-row table:style-name="ro1">
          <table:table-cell office:value-type="float" office:value="1555588500.58233" calcext:value-type="float">
            <text:p>1555588500.58233</text:p>
          </table:table-cell>
          <table:table-cell office:value-type="float" office:value="203" calcext:value-type="float">
            <text:p>203</text:p>
          </table:table-cell>
          <table:table-cell office:value-type="float" office:value="0.950585961341858" calcext:value-type="float">
            <text:p>0.9505859613</text:p>
          </table:table-cell>
        </table:table-row>
        <table:table-row table:style-name="ro1">
          <table:table-cell office:value-type="float" office:value="1555588571.90558" calcext:value-type="float">
            <text:p>1555588571.90558</text:p>
          </table:table-cell>
          <table:table-cell office:value-type="float" office:value="204" calcext:value-type="float">
            <text:p>204</text:p>
          </table:table-cell>
          <table:table-cell office:value-type="float" office:value="0.952050805091858" calcext:value-type="float">
            <text:p>0.9520508051</text:p>
          </table:table-cell>
        </table:table-row>
        <table:table-row table:style-name="ro1">
          <table:table-cell office:value-type="float" office:value="1555588643.54622" calcext:value-type="float">
            <text:p>1555588643.54622</text:p>
          </table:table-cell>
          <table:table-cell office:value-type="float" office:value="205" calcext:value-type="float">
            <text:p>205</text:p>
          </table:table-cell>
          <table:table-cell office:value-type="float" office:value="0.953906238079071" calcext:value-type="float">
            <text:p>0.9539062381</text:p>
          </table:table-cell>
        </table:table-row>
        <table:table-row table:style-name="ro1">
          <table:table-cell office:value-type="float" office:value="1555588715.03772" calcext:value-type="float">
            <text:p>1555588715.03772</text:p>
          </table:table-cell>
          <table:table-cell office:value-type="float" office:value="206" calcext:value-type="float">
            <text:p>206</text:p>
          </table:table-cell>
          <table:table-cell office:value-type="float" office:value="0.947607457637787" calcext:value-type="float">
            <text:p>0.9476074576</text:p>
          </table:table-cell>
        </table:table-row>
        <table:table-row table:style-name="ro1">
          <table:table-cell office:value-type="float" office:value="1555588786.57424" calcext:value-type="float">
            <text:p>1555588786.57424</text:p>
          </table:table-cell>
          <table:table-cell office:value-type="float" office:value="207" calcext:value-type="float">
            <text:p>207</text:p>
          </table:table-cell>
          <table:table-cell office:value-type="float" office:value="0.952978551387787" calcext:value-type="float">
            <text:p>0.9529785514</text:p>
          </table:table-cell>
        </table:table-row>
        <table:table-row table:style-name="ro1">
          <table:table-cell office:value-type="float" office:value="1555588858.06224" calcext:value-type="float">
            <text:p>1555588858.06224</text:p>
          </table:table-cell>
          <table:table-cell office:value-type="float" office:value="208" calcext:value-type="float">
            <text:p>208</text:p>
          </table:table-cell>
          <table:table-cell office:value-type="float" office:value="0.9541015625" calcext:value-type="float">
            <text:p>0.9541015625</text:p>
          </table:table-cell>
        </table:table-row>
        <table:table-row table:style-name="ro1">
          <table:table-cell office:value-type="float" office:value="1555588929.32417" calcext:value-type="float">
            <text:p>1555588929.32417</text:p>
          </table:table-cell>
          <table:table-cell office:value-type="float" office:value="209" calcext:value-type="float">
            <text:p>209</text:p>
          </table:table-cell>
          <table:table-cell office:value-type="float" office:value="0.949999988079071" calcext:value-type="float">
            <text:p>0.9499999881</text:p>
          </table:table-cell>
        </table:table-row>
        <table:table-row table:style-name="ro1">
          <table:table-cell office:value-type="float" office:value="1555589000.89536" calcext:value-type="float">
            <text:p>1555589000.89536</text:p>
          </table:table-cell>
          <table:table-cell office:value-type="float" office:value="210" calcext:value-type="float">
            <text:p>210</text:p>
          </table:table-cell>
          <table:table-cell office:value-type="float" office:value="0.952294945716858" calcext:value-type="float">
            <text:p>0.9522949457</text:p>
          </table:table-cell>
        </table:table-row>
        <table:table-row table:style-name="ro1">
          <table:table-cell office:value-type="float" office:value="1555589072.48697" calcext:value-type="float">
            <text:p>1555589072.48697</text:p>
          </table:table-cell>
          <table:table-cell office:value-type="float" office:value="211" calcext:value-type="float">
            <text:p>211</text:p>
          </table:table-cell>
          <table:table-cell office:value-type="float" office:value="0.952783226966858" calcext:value-type="float">
            <text:p>0.952783227</text:p>
          </table:table-cell>
        </table:table-row>
        <table:table-row table:style-name="ro1">
          <table:table-cell office:value-type="float" office:value="1555589143.44551" calcext:value-type="float">
            <text:p>1555589143.44551</text:p>
          </table:table-cell>
          <table:table-cell office:value-type="float" office:value="212" calcext:value-type="float">
            <text:p>212</text:p>
          </table:table-cell>
          <table:table-cell office:value-type="float" office:value="0.954296886920929" calcext:value-type="float">
            <text:p>0.9542968869</text:p>
          </table:table-cell>
        </table:table-row>
        <table:table-row table:style-name="ro1">
          <table:table-cell office:value-type="float" office:value="1555589215.17" calcext:value-type="float">
            <text:p>1555589215.17</text:p>
          </table:table-cell>
          <table:table-cell office:value-type="float" office:value="213" calcext:value-type="float">
            <text:p>213</text:p>
          </table:table-cell>
          <table:table-cell office:value-type="float" office:value="0.951806664466858" calcext:value-type="float">
            <text:p>0.9518066645</text:p>
          </table:table-cell>
        </table:table-row>
        <table:table-row table:style-name="ro1">
          <table:table-cell office:value-type="float" office:value="1555589286.27868" calcext:value-type="float">
            <text:p>1555589286.27868</text:p>
          </table:table-cell>
          <table:table-cell office:value-type="float" office:value="214" calcext:value-type="float">
            <text:p>214</text:p>
          </table:table-cell>
          <table:table-cell office:value-type="float" office:value="0.952685534954071" calcext:value-type="float">
            <text:p>0.952685535</text:p>
          </table:table-cell>
        </table:table-row>
        <table:table-row table:style-name="ro1">
          <table:table-cell office:value-type="float" office:value="1555589357.46808" calcext:value-type="float">
            <text:p>1555589357.46808</text:p>
          </table:table-cell>
          <table:table-cell office:value-type="float" office:value="215" calcext:value-type="float">
            <text:p>215</text:p>
          </table:table-cell>
          <table:table-cell office:value-type="float" office:value="0.952929675579071" calcext:value-type="float">
            <text:p>0.9529296756</text:p>
          </table:table-cell>
        </table:table-row>
        <table:table-row table:style-name="ro1">
          <table:table-cell office:value-type="float" office:value="1555589428.54282" calcext:value-type="float">
            <text:p>1555589428.54282</text:p>
          </table:table-cell>
          <table:table-cell office:value-type="float" office:value="216" calcext:value-type="float">
            <text:p>216</text:p>
          </table:table-cell>
          <table:table-cell office:value-type="float" office:value="0.953076183795929" calcext:value-type="float">
            <text:p>0.9530761838</text:p>
          </table:table-cell>
        </table:table-row>
        <table:table-row table:style-name="ro1">
          <table:table-cell office:value-type="float" office:value="1555589500.10482" calcext:value-type="float">
            <text:p>1555589500.10482</text:p>
          </table:table-cell>
          <table:table-cell office:value-type="float" office:value="217" calcext:value-type="float">
            <text:p>217</text:p>
          </table:table-cell>
          <table:table-cell office:value-type="float" office:value="0.952783226966858" calcext:value-type="float">
            <text:p>0.952783227</text:p>
          </table:table-cell>
        </table:table-row>
        <table:table-row table:style-name="ro1">
          <table:table-cell office:value-type="float" office:value="1555589571.10323" calcext:value-type="float">
            <text:p>1555589571.10323</text:p>
          </table:table-cell>
          <table:table-cell office:value-type="float" office:value="218" calcext:value-type="float">
            <text:p>218</text:p>
          </table:table-cell>
          <table:table-cell office:value-type="float" office:value="0.951416015625" calcext:value-type="float">
            <text:p>0.9514160156</text:p>
          </table:table-cell>
        </table:table-row>
        <table:table-row table:style-name="ro1">
          <table:table-cell office:value-type="float" office:value="1555589642.79468" calcext:value-type="float">
            <text:p>1555589642.79468</text:p>
          </table:table-cell>
          <table:table-cell office:value-type="float" office:value="219" calcext:value-type="float">
            <text:p>219</text:p>
          </table:table-cell>
          <table:table-cell office:value-type="float" office:value="0.954443395137787" calcext:value-type="float">
            <text:p>0.9544433951</text:p>
          </table:table-cell>
        </table:table-row>
        <table:table-row table:style-name="ro1">
          <table:table-cell office:value-type="float" office:value="1555589713.96457" calcext:value-type="float">
            <text:p>1555589713.96457</text:p>
          </table:table-cell>
          <table:table-cell office:value-type="float" office:value="220" calcext:value-type="float">
            <text:p>220</text:p>
          </table:table-cell>
          <table:table-cell office:value-type="float" office:value="0.950830101966858" calcext:value-type="float">
            <text:p>0.950830102</text:p>
          </table:table-cell>
        </table:table-row>
        <table:table-row table:style-name="ro1">
          <table:table-cell office:value-type="float" office:value="1555589785.57218" calcext:value-type="float">
            <text:p>1555589785.57218</text:p>
          </table:table-cell>
          <table:table-cell office:value-type="float" office:value="221" calcext:value-type="float">
            <text:p>221</text:p>
          </table:table-cell>
          <table:table-cell office:value-type="float" office:value="0.947558581829071" calcext:value-type="float">
            <text:p>0.9475585818</text:p>
          </table:table-cell>
        </table:table-row>
        <table:table-row table:style-name="ro1">
          <table:table-cell office:value-type="float" office:value="1555589857.01243" calcext:value-type="float">
            <text:p>1555589857.01243</text:p>
          </table:table-cell>
          <table:table-cell office:value-type="float" office:value="222" calcext:value-type="float">
            <text:p>222</text:p>
          </table:table-cell>
          <table:table-cell office:value-type="float" office:value="0.951074242591858" calcext:value-type="float">
            <text:p>0.9510742426</text:p>
          </table:table-cell>
        </table:table-row>
        <table:table-row table:style-name="ro1">
          <table:table-cell office:value-type="float" office:value="1555589928.50563" calcext:value-type="float">
            <text:p>1555589928.50563</text:p>
          </table:table-cell>
          <table:table-cell office:value-type="float" office:value="223" calcext:value-type="float">
            <text:p>223</text:p>
          </table:table-cell>
          <table:table-cell office:value-type="float" office:value="0.953808605670929" calcext:value-type="float">
            <text:p>0.9538086057</text:p>
          </table:table-cell>
        </table:table-row>
        <table:table-row table:style-name="ro1">
          <table:table-cell office:value-type="float" office:value="1555590000.04081" calcext:value-type="float">
            <text:p>1555590000.04081</text:p>
          </table:table-cell>
          <table:table-cell office:value-type="float" office:value="224" calcext:value-type="float">
            <text:p>224</text:p>
          </table:table-cell>
          <table:table-cell office:value-type="float" office:value="0.951953113079071" calcext:value-type="float">
            <text:p>0.9519531131</text:p>
          </table:table-cell>
        </table:table-row>
        <table:table-row table:style-name="ro1">
          <table:table-cell office:value-type="float" office:value="1555590071.37149" calcext:value-type="float">
            <text:p>1555590071.37149</text:p>
          </table:table-cell>
          <table:table-cell office:value-type="float" office:value="225" calcext:value-type="float">
            <text:p>225</text:p>
          </table:table-cell>
          <table:table-cell office:value-type="float" office:value="0.941357433795929" calcext:value-type="float">
            <text:p>0.9413574338</text:p>
          </table:table-cell>
        </table:table-row>
        <table:table-row table:style-name="ro1">
          <table:table-cell office:value-type="float" office:value="1555590142.96968" calcext:value-type="float">
            <text:p>1555590142.96968</text:p>
          </table:table-cell>
          <table:table-cell office:value-type="float" office:value="226" calcext:value-type="float">
            <text:p>226</text:p>
          </table:table-cell>
          <table:table-cell office:value-type="float" office:value="0.95263671875" calcext:value-type="float">
            <text:p>0.9526367188</text:p>
          </table:table-cell>
        </table:table-row>
        <table:table-row table:style-name="ro1">
          <table:table-cell office:value-type="float" office:value="1555590213.79586" calcext:value-type="float">
            <text:p>1555590213.79586</text:p>
          </table:table-cell>
          <table:table-cell office:value-type="float" office:value="227" calcext:value-type="float">
            <text:p>227</text:p>
          </table:table-cell>
          <table:table-cell office:value-type="float" office:value="0.953662097454071" calcext:value-type="float">
            <text:p>0.9536620975</text:p>
          </table:table-cell>
        </table:table-row>
        <table:table-row table:style-name="ro1">
          <table:table-cell office:value-type="float" office:value="1555590285.29329" calcext:value-type="float">
            <text:p>1555590285.29329</text:p>
          </table:table-cell>
          <table:table-cell office:value-type="float" office:value="228" calcext:value-type="float">
            <text:p>228</text:p>
          </table:table-cell>
          <table:table-cell office:value-type="float" office:value="0.955224633216858" calcext:value-type="float">
            <text:p>0.9552246332</text:p>
          </table:table-cell>
        </table:table-row>
        <table:table-row table:style-name="ro1">
          <table:table-cell office:value-type="float" office:value="1555590356.73079" calcext:value-type="float">
            <text:p>1555590356.73079</text:p>
          </table:table-cell>
          <table:table-cell office:value-type="float" office:value="229" calcext:value-type="float">
            <text:p>229</text:p>
          </table:table-cell>
          <table:table-cell office:value-type="float" office:value="0.953564465045929" calcext:value-type="float">
            <text:p>0.953564465</text:p>
          </table:table-cell>
        </table:table-row>
        <table:table-row table:style-name="ro1">
          <table:table-cell office:value-type="float" office:value="1555590428.20437" calcext:value-type="float">
            <text:p>1555590428.20437</text:p>
          </table:table-cell>
          <table:table-cell office:value-type="float" office:value="230" calcext:value-type="float">
            <text:p>230</text:p>
          </table:table-cell>
          <table:table-cell office:value-type="float" office:value="0.953759789466858" calcext:value-type="float">
            <text:p>0.9537597895</text:p>
          </table:table-cell>
        </table:table-row>
        <table:table-row table:style-name="ro1">
          <table:table-cell office:value-type="float" office:value="1555590499.49049" calcext:value-type="float">
            <text:p>1555590499.49049</text:p>
          </table:table-cell>
          <table:table-cell office:value-type="float" office:value="231" calcext:value-type="float">
            <text:p>231</text:p>
          </table:table-cell>
          <table:table-cell office:value-type="float" office:value="0.952343761920929" calcext:value-type="float">
            <text:p>0.9523437619</text:p>
          </table:table-cell>
        </table:table-row>
        <table:table-row table:style-name="ro1">
          <table:table-cell office:value-type="float" office:value="1555590570.37929" calcext:value-type="float">
            <text:p>1555590570.37929</text:p>
          </table:table-cell>
          <table:table-cell office:value-type="float" office:value="232" calcext:value-type="float">
            <text:p>232</text:p>
          </table:table-cell>
          <table:table-cell office:value-type="float" office:value="0.952392578125" calcext:value-type="float">
            <text:p>0.9523925781</text:p>
          </table:table-cell>
        </table:table-row>
        <table:table-row table:style-name="ro1">
          <table:table-cell office:value-type="float" office:value="1555590641.64643" calcext:value-type="float">
            <text:p>1555590641.64643</text:p>
          </table:table-cell>
          <table:table-cell office:value-type="float" office:value="233" calcext:value-type="float">
            <text:p>233</text:p>
          </table:table-cell>
          <table:table-cell office:value-type="float" office:value="0.95068359375" calcext:value-type="float">
            <text:p>0.9506835938</text:p>
          </table:table-cell>
        </table:table-row>
        <table:table-row table:style-name="ro1">
          <table:table-cell office:value-type="float" office:value="1555590713.10952" calcext:value-type="float">
            <text:p>1555590713.10952</text:p>
          </table:table-cell>
          <table:table-cell office:value-type="float" office:value="234" calcext:value-type="float">
            <text:p>234</text:p>
          </table:table-cell>
          <table:table-cell office:value-type="float" office:value="0.953271508216858" calcext:value-type="float">
            <text:p>0.9532715082</text:p>
          </table:table-cell>
        </table:table-row>
        <table:table-row table:style-name="ro1">
          <table:table-cell office:value-type="float" office:value="1555590784.82401" calcext:value-type="float">
            <text:p>1555590784.82401</text:p>
          </table:table-cell>
          <table:table-cell office:value-type="float" office:value="235" calcext:value-type="float">
            <text:p>235</text:p>
          </table:table-cell>
          <table:table-cell office:value-type="float" office:value="0.953125" calcext:value-type="float">
            <text:p>0.953125</text:p>
          </table:table-cell>
        </table:table-row>
        <table:table-row table:style-name="ro1">
          <table:table-cell office:value-type="float" office:value="1555590856.24496" calcext:value-type="float">
            <text:p>1555590856.24496</text:p>
          </table:table-cell>
          <table:table-cell office:value-type="float" office:value="236" calcext:value-type="float">
            <text:p>236</text:p>
          </table:table-cell>
          <table:table-cell office:value-type="float" office:value="0.950927734375" calcext:value-type="float">
            <text:p>0.9509277344</text:p>
          </table:table-cell>
        </table:table-row>
        <table:table-row table:style-name="ro1">
          <table:table-cell office:value-type="float" office:value="1555590927.79396" calcext:value-type="float">
            <text:p>1555590927.79396</text:p>
          </table:table-cell>
          <table:table-cell office:value-type="float" office:value="237" calcext:value-type="float">
            <text:p>237</text:p>
          </table:table-cell>
          <table:table-cell office:value-type="float" office:value="0.953759789466858" calcext:value-type="float">
            <text:p>0.9537597895</text:p>
          </table:table-cell>
        </table:table-row>
        <table:table-row table:style-name="ro1">
          <table:table-cell office:value-type="float" office:value="1555590999.19563" calcext:value-type="float">
            <text:p>1555590999.19563</text:p>
          </table:table-cell>
          <table:table-cell office:value-type="float" office:value="238" calcext:value-type="float">
            <text:p>238</text:p>
          </table:table-cell>
          <table:table-cell office:value-type="float" office:value="0.953076183795929" calcext:value-type="float">
            <text:p>0.9530761838</text:p>
          </table:table-cell>
        </table:table-row>
        <table:table-row table:style-name="ro1">
          <table:table-cell office:value-type="float" office:value="1555591070.50263" calcext:value-type="float">
            <text:p>1555591070.50263</text:p>
          </table:table-cell>
          <table:table-cell office:value-type="float" office:value="239" calcext:value-type="float">
            <text:p>239</text:p>
          </table:table-cell>
          <table:table-cell office:value-type="float" office:value="0.952294945716858" calcext:value-type="float">
            <text:p>0.9522949457</text:p>
          </table:table-cell>
        </table:table-row>
        <table:table-row table:style-name="ro1">
          <table:table-cell office:value-type="float" office:value="1555591141.24405" calcext:value-type="float">
            <text:p>1555591141.24405</text:p>
          </table:table-cell>
          <table:table-cell office:value-type="float" office:value="240" calcext:value-type="float">
            <text:p>240</text:p>
          </table:table-cell>
          <table:table-cell office:value-type="float" office:value="0.952978551387787" calcext:value-type="float">
            <text:p>0.9529785514</text:p>
          </table:table-cell>
        </table:table-row>
        <table:table-row table:style-name="ro1">
          <table:table-cell office:value-type="float" office:value="1555591212.89992" calcext:value-type="float">
            <text:p>1555591212.89992</text:p>
          </table:table-cell>
          <table:table-cell office:value-type="float" office:value="241" calcext:value-type="float">
            <text:p>241</text:p>
          </table:table-cell>
          <table:table-cell office:value-type="float" office:value="0.949755847454071" calcext:value-type="float">
            <text:p>0.9497558475</text:p>
          </table:table-cell>
        </table:table-row>
        <table:table-row table:style-name="ro1">
          <table:table-cell office:value-type="float" office:value="1555591283.80545" calcext:value-type="float">
            <text:p>1555591283.80545</text:p>
          </table:table-cell>
          <table:table-cell office:value-type="float" office:value="242" calcext:value-type="float">
            <text:p>242</text:p>
          </table:table-cell>
          <table:table-cell office:value-type="float" office:value="0.952490270137787" calcext:value-type="float">
            <text:p>0.9524902701</text:p>
          </table:table-cell>
        </table:table-row>
        <table:table-row table:style-name="ro1">
          <table:table-cell office:value-type="float" office:value="1555591355.16526" calcext:value-type="float">
            <text:p>1555591355.16526</text:p>
          </table:table-cell>
          <table:table-cell office:value-type="float" office:value="243" calcext:value-type="float">
            <text:p>243</text:p>
          </table:table-cell>
          <table:table-cell office:value-type="float" office:value="0.953027367591858" calcext:value-type="float">
            <text:p>0.9530273676</text:p>
          </table:table-cell>
        </table:table-row>
        <table:table-row table:style-name="ro1">
          <table:table-cell office:value-type="float" office:value="1555591426.07525" calcext:value-type="float">
            <text:p>1555591426.07525</text:p>
          </table:table-cell>
          <table:table-cell office:value-type="float" office:value="244" calcext:value-type="float">
            <text:p>244</text:p>
          </table:table-cell>
          <table:table-cell office:value-type="float" office:value="0.950585961341858" calcext:value-type="float">
            <text:p>0.9505859613</text:p>
          </table:table-cell>
        </table:table-row>
        <table:table-row table:style-name="ro1">
          <table:table-cell office:value-type="float" office:value="1555591497.54122" calcext:value-type="float">
            <text:p>1555591497.54122</text:p>
          </table:table-cell>
          <table:table-cell office:value-type="float" office:value="245" calcext:value-type="float">
            <text:p>245</text:p>
          </table:table-cell>
          <table:table-cell office:value-type="float" office:value="0.954003930091858" calcext:value-type="float">
            <text:p>0.9540039301</text:p>
          </table:table-cell>
        </table:table-row>
        <table:table-row table:style-name="ro1">
          <table:table-cell office:value-type="float" office:value="1555591568.70539" calcext:value-type="float">
            <text:p>1555591568.70539</text:p>
          </table:table-cell>
          <table:table-cell office:value-type="float" office:value="246" calcext:value-type="float">
            <text:p>246</text:p>
          </table:table-cell>
          <table:table-cell office:value-type="float" office:value="0.952929675579071" calcext:value-type="float">
            <text:p>0.9529296756</text:p>
          </table:table-cell>
        </table:table-row>
        <table:table-row table:style-name="ro1">
          <table:table-cell office:value-type="float" office:value="1555591640.0457" calcext:value-type="float">
            <text:p>1555591640.0457</text:p>
          </table:table-cell>
          <table:table-cell office:value-type="float" office:value="247" calcext:value-type="float">
            <text:p>247</text:p>
          </table:table-cell>
          <table:table-cell office:value-type="float" office:value="0.954785168170929" calcext:value-type="float">
            <text:p>0.9547851682</text:p>
          </table:table-cell>
        </table:table-row>
        <table:table-row table:style-name="ro1">
          <table:table-cell office:value-type="float" office:value="1555591711.95683" calcext:value-type="float">
            <text:p>1555591711.95683</text:p>
          </table:table-cell>
          <table:table-cell office:value-type="float" office:value="248" calcext:value-type="float">
            <text:p>248</text:p>
          </table:table-cell>
          <table:table-cell office:value-type="float" office:value="0.953955113887787" calcext:value-type="float">
            <text:p>0.9539551139</text:p>
          </table:table-cell>
        </table:table-row>
        <table:table-row table:style-name="ro1">
          <table:table-cell office:value-type="float" office:value="1555591783.26471" calcext:value-type="float">
            <text:p>1555591783.26471</text:p>
          </table:table-cell>
          <table:table-cell office:value-type="float" office:value="249" calcext:value-type="float">
            <text:p>249</text:p>
          </table:table-cell>
          <table:table-cell office:value-type="float" office:value="0.952197253704071" calcext:value-type="float">
            <text:p>0.9521972537</text:p>
          </table:table-cell>
        </table:table-row>
        <table:table-row table:style-name="ro1">
          <table:table-cell office:value-type="float" office:value="1555591855.08285" calcext:value-type="float">
            <text:p>1555591855.08285</text:p>
          </table:table-cell>
          <table:table-cell office:value-type="float" office:value="250" calcext:value-type="float">
            <text:p>250</text:p>
          </table:table-cell>
          <table:table-cell office:value-type="float" office:value="0.951220691204071" calcext:value-type="float">
            <text:p>0.9512206912</text:p>
          </table:table-cell>
        </table:table-row>
        <table:table-row table:style-name="ro1">
          <table:table-cell office:value-type="float" office:value="1555591926.26863" calcext:value-type="float">
            <text:p>1555591926.26863</text:p>
          </table:table-cell>
          <table:table-cell office:value-type="float" office:value="251" calcext:value-type="float">
            <text:p>251</text:p>
          </table:table-cell>
          <table:table-cell office:value-type="float" office:value="0.955761730670929" calcext:value-type="float">
            <text:p>0.9557617307</text:p>
          </table:table-cell>
        </table:table-row>
        <table:table-row table:style-name="ro1">
          <table:table-cell office:value-type="float" office:value="1555591997.8752" calcext:value-type="float">
            <text:p>1555591997.8752</text:p>
          </table:table-cell>
          <table:table-cell office:value-type="float" office:value="252" calcext:value-type="float">
            <text:p>252</text:p>
          </table:table-cell>
          <table:table-cell office:value-type="float" office:value="0.952734410762787" calcext:value-type="float">
            <text:p>0.9527344108</text:p>
          </table:table-cell>
        </table:table-row>
        <table:table-row table:style-name="ro1">
          <table:table-cell office:value-type="float" office:value="1555592069.41493" calcext:value-type="float">
            <text:p>1555592069.41493</text:p>
          </table:table-cell>
          <table:table-cell office:value-type="float" office:value="253" calcext:value-type="float">
            <text:p>253</text:p>
          </table:table-cell>
          <table:table-cell office:value-type="float" office:value="0.95263671875" calcext:value-type="float">
            <text:p>0.9526367188</text:p>
          </table:table-cell>
        </table:table-row>
        <table:table-row table:style-name="ro1">
          <table:table-cell office:value-type="float" office:value="1555592140.25167" calcext:value-type="float">
            <text:p>1555592140.25167</text:p>
          </table:table-cell>
          <table:table-cell office:value-type="float" office:value="254" calcext:value-type="float">
            <text:p>254</text:p>
          </table:table-cell>
          <table:table-cell office:value-type="float" office:value="0.954394519329071" calcext:value-type="float">
            <text:p>0.9543945193</text:p>
          </table:table-cell>
        </table:table-row>
        <table:table-row table:style-name="ro1">
          <table:table-cell office:value-type="float" office:value="1555592211.72744" calcext:value-type="float">
            <text:p>1555592211.72744</text:p>
          </table:table-cell>
          <table:table-cell office:value-type="float" office:value="255" calcext:value-type="float">
            <text:p>255</text:p>
          </table:table-cell>
          <table:table-cell office:value-type="float" office:value="0.954345703125" calcext:value-type="float">
            <text:p>0.9543457031</text:p>
          </table:table-cell>
        </table:table-row>
        <table:table-row table:style-name="ro1">
          <table:table-cell office:value-type="float" office:value="1555592282.93172" calcext:value-type="float">
            <text:p>1555592282.93172</text:p>
          </table:table-cell>
          <table:table-cell office:value-type="float" office:value="256" calcext:value-type="float">
            <text:p>256</text:p>
          </table:table-cell>
          <table:table-cell office:value-type="float" office:value="0.954931676387787" calcext:value-type="float">
            <text:p>0.9549316764</text:p>
          </table:table-cell>
        </table:table-row>
        <table:table-row table:style-name="ro1">
          <table:table-cell office:value-type="float" office:value="1555592354.32975" calcext:value-type="float">
            <text:p>1555592354.32975</text:p>
          </table:table-cell>
          <table:table-cell office:value-type="float" office:value="257" calcext:value-type="float">
            <text:p>257</text:p>
          </table:table-cell>
          <table:table-cell office:value-type="float" office:value="0.950488269329071" calcext:value-type="float">
            <text:p>0.9504882693</text:p>
          </table:table-cell>
        </table:table-row>
        <table:table-row table:style-name="ro1">
          <table:table-cell office:value-type="float" office:value="1555592425.35728" calcext:value-type="float">
            <text:p>1555592425.35728</text:p>
          </table:table-cell>
          <table:table-cell office:value-type="float" office:value="258" calcext:value-type="float">
            <text:p>258</text:p>
          </table:table-cell>
          <table:table-cell office:value-type="float" office:value="0.953564465045929" calcext:value-type="float">
            <text:p>0.953564465</text:p>
          </table:table-cell>
        </table:table-row>
        <table:table-row table:style-name="ro1">
          <table:table-cell office:value-type="float" office:value="1555592496.92605" calcext:value-type="float">
            <text:p>1555592496.92605</text:p>
          </table:table-cell>
          <table:table-cell office:value-type="float" office:value="259" calcext:value-type="float">
            <text:p>259</text:p>
          </table:table-cell>
          <table:table-cell office:value-type="float" office:value="0.953027367591858" calcext:value-type="float">
            <text:p>0.9530273676</text:p>
          </table:table-cell>
        </table:table-row>
        <table:table-row table:style-name="ro1">
          <table:table-cell office:value-type="float" office:value="1555592568.25989" calcext:value-type="float">
            <text:p>1555592568.25989</text:p>
          </table:table-cell>
          <table:table-cell office:value-type="float" office:value="260" calcext:value-type="float">
            <text:p>260</text:p>
          </table:table-cell>
          <table:table-cell office:value-type="float" office:value="0.950341820716858" calcext:value-type="float">
            <text:p>0.9503418207</text:p>
          </table:table-cell>
        </table:table-row>
        <table:table-row table:style-name="ro1">
          <table:table-cell office:value-type="float" office:value="1555592640.16162" calcext:value-type="float">
            <text:p>1555592640.16162</text:p>
          </table:table-cell>
          <table:table-cell office:value-type="float" office:value="261" calcext:value-type="float">
            <text:p>261</text:p>
          </table:table-cell>
          <table:table-cell office:value-type="float" office:value="0.951806664466858" calcext:value-type="float">
            <text:p>0.9518066645</text:p>
          </table:table-cell>
        </table:table-row>
        <table:table-row table:style-name="ro1">
          <table:table-cell office:value-type="float" office:value="1555592711.60105" calcext:value-type="float">
            <text:p>1555592711.60105</text:p>
          </table:table-cell>
          <table:table-cell office:value-type="float" office:value="262" calcext:value-type="float">
            <text:p>262</text:p>
          </table:table-cell>
          <table:table-cell office:value-type="float" office:value="0.951904296875" calcext:value-type="float">
            <text:p>0.9519042969</text:p>
          </table:table-cell>
        </table:table-row>
        <table:table-row table:style-name="ro1">
          <table:table-cell office:value-type="float" office:value="1555592782.8806" calcext:value-type="float">
            <text:p>1555592782.8806</text:p>
          </table:table-cell>
          <table:table-cell office:value-type="float" office:value="263" calcext:value-type="float">
            <text:p>263</text:p>
          </table:table-cell>
          <table:table-cell office:value-type="float" office:value="0.95068359375" calcext:value-type="float">
            <text:p>0.9506835938</text:p>
          </table:table-cell>
        </table:table-row>
        <table:table-row table:style-name="ro1">
          <table:table-cell office:value-type="float" office:value="1555592853.54567" calcext:value-type="float">
            <text:p>1555592853.54567</text:p>
          </table:table-cell>
          <table:table-cell office:value-type="float" office:value="264" calcext:value-type="float">
            <text:p>264</text:p>
          </table:table-cell>
          <table:table-cell office:value-type="float" office:value="0.95458984375" calcext:value-type="float">
            <text:p>0.9545898438</text:p>
          </table:table-cell>
        </table:table-row>
        <table:table-row table:style-name="ro1">
          <table:table-cell office:value-type="float" office:value="1555592925.23366" calcext:value-type="float">
            <text:p>1555592925.23366</text:p>
          </table:table-cell>
          <table:table-cell office:value-type="float" office:value="265" calcext:value-type="float">
            <text:p>265</text:p>
          </table:table-cell>
          <table:table-cell office:value-type="float" office:value="0.953662097454071" calcext:value-type="float">
            <text:p>0.9536620975</text:p>
          </table:table-cell>
        </table:table-row>
        <table:table-row table:style-name="ro1">
          <table:table-cell office:value-type="float" office:value="1555592996.07037" calcext:value-type="float">
            <text:p>1555592996.07037</text:p>
          </table:table-cell>
          <table:table-cell office:value-type="float" office:value="266" calcext:value-type="float">
            <text:p>266</text:p>
          </table:table-cell>
          <table:table-cell office:value-type="float" office:value="0.952539086341858" calcext:value-type="float">
            <text:p>0.9525390863</text:p>
          </table:table-cell>
        </table:table-row>
        <table:table-row table:style-name="ro1">
          <table:table-cell office:value-type="float" office:value="1555593067.33753" calcext:value-type="float">
            <text:p>1555593067.33753</text:p>
          </table:table-cell>
          <table:table-cell office:value-type="float" office:value="267" calcext:value-type="float">
            <text:p>267</text:p>
          </table:table-cell>
          <table:table-cell office:value-type="float" office:value="0.953808605670929" calcext:value-type="float">
            <text:p>0.9538086057</text:p>
          </table:table-cell>
        </table:table-row>
        <table:table-row table:style-name="ro1">
          <table:table-cell office:value-type="float" office:value="1555593138.56412" calcext:value-type="float">
            <text:p>1555593138.56412</text:p>
          </table:table-cell>
          <table:table-cell office:value-type="float" office:value="268" calcext:value-type="float">
            <text:p>268</text:p>
          </table:table-cell>
          <table:table-cell office:value-type="float" office:value="0.95361328125" calcext:value-type="float">
            <text:p>0.9536132813</text:p>
          </table:table-cell>
        </table:table-row>
        <table:table-row table:style-name="ro1">
          <table:table-cell office:value-type="float" office:value="1555593210.12994" calcext:value-type="float">
            <text:p>1555593210.12994</text:p>
          </table:table-cell>
          <table:table-cell office:value-type="float" office:value="269" calcext:value-type="float">
            <text:p>269</text:p>
          </table:table-cell>
          <table:table-cell office:value-type="float" office:value="0.94921875" calcext:value-type="float">
            <text:p>0.94921875</text:p>
          </table:table-cell>
        </table:table-row>
        <table:table-row table:style-name="ro1">
          <table:table-cell office:value-type="float" office:value="1555593281.37227" calcext:value-type="float">
            <text:p>1555593281.37227</text:p>
          </table:table-cell>
          <table:table-cell office:value-type="float" office:value="270" calcext:value-type="float">
            <text:p>270</text:p>
          </table:table-cell>
          <table:table-cell office:value-type="float" office:value="0.955761730670929" calcext:value-type="float">
            <text:p>0.9557617307</text:p>
          </table:table-cell>
        </table:table-row>
        <table:table-row table:style-name="ro1">
          <table:table-cell office:value-type="float" office:value="1555593352.99177" calcext:value-type="float">
            <text:p>1555593352.99177</text:p>
          </table:table-cell>
          <table:table-cell office:value-type="float" office:value="271" calcext:value-type="float">
            <text:p>271</text:p>
          </table:table-cell>
          <table:table-cell office:value-type="float" office:value="0.954199254512787" calcext:value-type="float">
            <text:p>0.9541992545</text:p>
          </table:table-cell>
        </table:table-row>
        <table:table-row table:style-name="ro1">
          <table:table-cell office:value-type="float" office:value="1555593424.19074" calcext:value-type="float">
            <text:p>1555593424.19074</text:p>
          </table:table-cell>
          <table:table-cell office:value-type="float" office:value="272" calcext:value-type="float">
            <text:p>272</text:p>
          </table:table-cell>
          <table:table-cell office:value-type="float" office:value="0.945214867591858" calcext:value-type="float">
            <text:p>0.9452148676</text:p>
          </table:table-cell>
        </table:table-row>
        <table:table-row table:style-name="ro1">
          <table:table-cell office:value-type="float" office:value="1555593495.09326" calcext:value-type="float">
            <text:p>1555593495.09326</text:p>
          </table:table-cell>
          <table:table-cell office:value-type="float" office:value="273" calcext:value-type="float">
            <text:p>273</text:p>
          </table:table-cell>
          <table:table-cell office:value-type="float" office:value="0.953662097454071" calcext:value-type="float">
            <text:p>0.9536620975</text:p>
          </table:table-cell>
        </table:table-row>
        <table:table-row table:style-name="ro1">
          <table:table-cell office:value-type="float" office:value="1555593566.50924" calcext:value-type="float">
            <text:p>1555593566.50924</text:p>
          </table:table-cell>
          <table:table-cell office:value-type="float" office:value="274" calcext:value-type="float">
            <text:p>274</text:p>
          </table:table-cell>
          <table:table-cell office:value-type="float" office:value="0.948193371295929" calcext:value-type="float">
            <text:p>0.9481933713</text:p>
          </table:table-cell>
        </table:table-row>
        <table:table-row table:style-name="ro1">
          <table:table-cell office:value-type="float" office:value="1555593637.98538" calcext:value-type="float">
            <text:p>1555593637.98538</text:p>
          </table:table-cell>
          <table:table-cell office:value-type="float" office:value="275" calcext:value-type="float">
            <text:p>275</text:p>
          </table:table-cell>
          <table:table-cell office:value-type="float" office:value="0.952880859375" calcext:value-type="float">
            <text:p>0.9528808594</text:p>
          </table:table-cell>
        </table:table-row>
        <table:table-row table:style-name="ro1">
          <table:table-cell office:value-type="float" office:value="1555593709.19641" calcext:value-type="float">
            <text:p>1555593709.19641</text:p>
          </table:table-cell>
          <table:table-cell office:value-type="float" office:value="276" calcext:value-type="float">
            <text:p>276</text:p>
          </table:table-cell>
          <table:table-cell office:value-type="float" office:value="0.953955113887787" calcext:value-type="float">
            <text:p>0.9539551139</text:p>
          </table:table-cell>
        </table:table-row>
        <table:table-row table:style-name="ro1">
          <table:table-cell office:value-type="float" office:value="1555593780.66009" calcext:value-type="float">
            <text:p>1555593780.66009</text:p>
          </table:table-cell>
          <table:table-cell office:value-type="float" office:value="277" calcext:value-type="float">
            <text:p>277</text:p>
          </table:table-cell>
          <table:table-cell office:value-type="float" office:value="0.953222692012787" calcext:value-type="float">
            <text:p>0.953222692</text:p>
          </table:table-cell>
        </table:table-row>
        <table:table-row table:style-name="ro1">
          <table:table-cell office:value-type="float" office:value="1555593852.03298" calcext:value-type="float">
            <text:p>1555593852.03298</text:p>
          </table:table-cell>
          <table:table-cell office:value-type="float" office:value="278" calcext:value-type="float">
            <text:p>278</text:p>
          </table:table-cell>
          <table:table-cell office:value-type="float" office:value="0.953759789466858" calcext:value-type="float">
            <text:p>0.9537597895</text:p>
          </table:table-cell>
        </table:table-row>
        <table:table-row table:style-name="ro1">
          <table:table-cell office:value-type="float" office:value="1555593923.44632" calcext:value-type="float">
            <text:p>1555593923.44632</text:p>
          </table:table-cell>
          <table:table-cell office:value-type="float" office:value="279" calcext:value-type="float">
            <text:p>279</text:p>
          </table:table-cell>
          <table:table-cell office:value-type="float" office:value="0.954003930091858" calcext:value-type="float">
            <text:p>0.9540039301</text:p>
          </table:table-cell>
        </table:table-row>
        <table:table-row table:style-name="ro1">
          <table:table-cell office:value-type="float" office:value="1555593994.74478" calcext:value-type="float">
            <text:p>1555593994.74478</text:p>
          </table:table-cell>
          <table:table-cell office:value-type="float" office:value="280" calcext:value-type="float">
            <text:p>280</text:p>
          </table:table-cell>
          <table:table-cell office:value-type="float" office:value="0.951464831829071" calcext:value-type="float">
            <text:p>0.9514648318</text:p>
          </table:table-cell>
        </table:table-row>
        <table:table-row table:style-name="ro1">
          <table:table-cell office:value-type="float" office:value="1555594066.33192" calcext:value-type="float">
            <text:p>1555594066.33192</text:p>
          </table:table-cell>
          <table:table-cell office:value-type="float" office:value="281" calcext:value-type="float">
            <text:p>281</text:p>
          </table:table-cell>
          <table:table-cell office:value-type="float" office:value="0.952050805091858" calcext:value-type="float">
            <text:p>0.9520508051</text:p>
          </table:table-cell>
        </table:table-row>
        <table:table-row table:style-name="ro1">
          <table:table-cell office:value-type="float" office:value="1555594137.25294" calcext:value-type="float">
            <text:p>1555594137.25294</text:p>
          </table:table-cell>
          <table:table-cell office:value-type="float" office:value="282" calcext:value-type="float">
            <text:p>282</text:p>
          </table:table-cell>
          <table:table-cell office:value-type="float" office:value="0.95166015625" calcext:value-type="float">
            <text:p>0.9516601563</text:p>
          </table:table-cell>
        </table:table-row>
        <table:table-row table:style-name="ro1">
          <table:table-cell office:value-type="float" office:value="1555594208.16176" calcext:value-type="float">
            <text:p>1555594208.16176</text:p>
          </table:table-cell>
          <table:table-cell office:value-type="float" office:value="283" calcext:value-type="float">
            <text:p>283</text:p>
          </table:table-cell>
          <table:table-cell office:value-type="float" office:value="0.953466832637787" calcext:value-type="float">
            <text:p>0.9534668326</text:p>
          </table:table-cell>
        </table:table-row>
        <table:table-row table:style-name="ro1">
          <table:table-cell office:value-type="float" office:value="1555594278.86471" calcext:value-type="float">
            <text:p>1555594278.86471</text:p>
          </table:table-cell>
          <table:table-cell office:value-type="float" office:value="284" calcext:value-type="float">
            <text:p>284</text:p>
          </table:table-cell>
          <table:table-cell office:value-type="float" office:value="0.952246129512787" calcext:value-type="float">
            <text:p>0.9522461295</text:p>
          </table:table-cell>
        </table:table-row>
        <table:table-row table:style-name="ro1">
          <table:table-cell office:value-type="float" office:value="1555594350.45767" calcext:value-type="float">
            <text:p>1555594350.45767</text:p>
          </table:table-cell>
          <table:table-cell office:value-type="float" office:value="285" calcext:value-type="float">
            <text:p>285</text:p>
          </table:table-cell>
          <table:table-cell office:value-type="float" office:value="0.953515648841858" calcext:value-type="float">
            <text:p>0.9535156488</text:p>
          </table:table-cell>
        </table:table-row>
        <table:table-row table:style-name="ro1">
          <table:table-cell office:value-type="float" office:value="1555594421.73789" calcext:value-type="float">
            <text:p>1555594421.73789</text:p>
          </table:table-cell>
          <table:table-cell office:value-type="float" office:value="286" calcext:value-type="float">
            <text:p>286</text:p>
          </table:table-cell>
          <table:table-cell office:value-type="float" office:value="0.952978551387787" calcext:value-type="float">
            <text:p>0.9529785514</text:p>
          </table:table-cell>
        </table:table-row>
        <table:table-row table:style-name="ro1">
          <table:table-cell office:value-type="float" office:value="1555594493.12623" calcext:value-type="float">
            <text:p>1555594493.12623</text:p>
          </table:table-cell>
          <table:table-cell office:value-type="float" office:value="287" calcext:value-type="float">
            <text:p>287</text:p>
          </table:table-cell>
          <table:table-cell office:value-type="float" office:value="0.955468773841858" calcext:value-type="float">
            <text:p>0.9554687738</text:p>
          </table:table-cell>
        </table:table-row>
        <table:table-row table:style-name="ro1">
          <table:table-cell office:value-type="float" office:value="1555594564.21777" calcext:value-type="float">
            <text:p>1555594564.21777</text:p>
          </table:table-cell>
          <table:table-cell office:value-type="float" office:value="288" calcext:value-type="float">
            <text:p>288</text:p>
          </table:table-cell>
          <table:table-cell office:value-type="float" office:value="0.954541027545929" calcext:value-type="float">
            <text:p>0.9545410275</text:p>
          </table:table-cell>
        </table:table-row>
        <table:table-row table:style-name="ro1">
          <table:table-cell office:value-type="float" office:value="1555594635.84481" calcext:value-type="float">
            <text:p>1555594635.84481</text:p>
          </table:table-cell>
          <table:table-cell office:value-type="float" office:value="289" calcext:value-type="float">
            <text:p>289</text:p>
          </table:table-cell>
          <table:table-cell office:value-type="float" office:value="0.953076183795929" calcext:value-type="float">
            <text:p>0.9530761838</text:p>
          </table:table-cell>
        </table:table-row>
        <table:table-row table:style-name="ro1">
          <table:table-cell office:value-type="float" office:value="1555594707.18524" calcext:value-type="float">
            <text:p>1555594707.18524</text:p>
          </table:table-cell>
          <table:table-cell office:value-type="float" office:value="290" calcext:value-type="float">
            <text:p>290</text:p>
          </table:table-cell>
          <table:table-cell office:value-type="float" office:value="0.953125" calcext:value-type="float">
            <text:p>0.953125</text:p>
          </table:table-cell>
        </table:table-row>
        <table:table-row table:style-name="ro1">
          <table:table-cell office:value-type="float" office:value="1555594778.798" calcext:value-type="float">
            <text:p>1555594778.798</text:p>
          </table:table-cell>
          <table:table-cell office:value-type="float" office:value="291" calcext:value-type="float">
            <text:p>291</text:p>
          </table:table-cell>
          <table:table-cell office:value-type="float" office:value="0.955810546875" calcext:value-type="float">
            <text:p>0.9558105469</text:p>
          </table:table-cell>
        </table:table-row>
        <table:table-row table:style-name="ro1">
          <table:table-cell office:value-type="float" office:value="1555594850.38246" calcext:value-type="float">
            <text:p>1555594850.38246</text:p>
          </table:table-cell>
          <table:table-cell office:value-type="float" office:value="292" calcext:value-type="float">
            <text:p>292</text:p>
          </table:table-cell>
          <table:table-cell office:value-type="float" office:value="0.954736351966858" calcext:value-type="float">
            <text:p>0.954736352</text:p>
          </table:table-cell>
        </table:table-row>
        <table:table-row table:style-name="ro1">
          <table:table-cell office:value-type="float" office:value="1555594921.70281" calcext:value-type="float">
            <text:p>1555594921.70281</text:p>
          </table:table-cell>
          <table:table-cell office:value-type="float" office:value="293" calcext:value-type="float">
            <text:p>293</text:p>
          </table:table-cell>
          <table:table-cell office:value-type="float" office:value="0.952294945716858" calcext:value-type="float">
            <text:p>0.9522949457</text:p>
          </table:table-cell>
        </table:table-row>
        <table:table-row table:style-name="ro1">
          <table:table-cell office:value-type="float" office:value="1555594993.24433" calcext:value-type="float">
            <text:p>1555594993.24433</text:p>
          </table:table-cell>
          <table:table-cell office:value-type="float" office:value="294" calcext:value-type="float">
            <text:p>294</text:p>
          </table:table-cell>
          <table:table-cell office:value-type="float" office:value="0.956103503704071" calcext:value-type="float">
            <text:p>0.9561035037</text:p>
          </table:table-cell>
        </table:table-row>
        <table:table-row table:style-name="ro1">
          <table:table-cell office:value-type="float" office:value="1555595064.62908" calcext:value-type="float">
            <text:p>1555595064.62908</text:p>
          </table:table-cell>
          <table:table-cell office:value-type="float" office:value="295" calcext:value-type="float">
            <text:p>295</text:p>
          </table:table-cell>
          <table:table-cell office:value-type="float" office:value="0.956884801387787" calcext:value-type="float">
            <text:p>0.9568848014</text:p>
          </table:table-cell>
        </table:table-row>
        <table:table-row table:style-name="ro1">
          <table:table-cell office:value-type="float" office:value="1555595136.4057" calcext:value-type="float">
            <text:p>1555595136.4057</text:p>
          </table:table-cell>
          <table:table-cell office:value-type="float" office:value="296" calcext:value-type="float">
            <text:p>296</text:p>
          </table:table-cell>
          <table:table-cell office:value-type="float" office:value="0.954150378704071" calcext:value-type="float">
            <text:p>0.9541503787</text:p>
          </table:table-cell>
        </table:table-row>
        <table:table-row table:style-name="ro1">
          <table:table-cell office:value-type="float" office:value="1555595207.63499" calcext:value-type="float">
            <text:p>1555595207.63499</text:p>
          </table:table-cell>
          <table:table-cell office:value-type="float" office:value="297" calcext:value-type="float">
            <text:p>297</text:p>
          </table:table-cell>
          <table:table-cell office:value-type="float" office:value="0.946582019329071" calcext:value-type="float">
            <text:p>0.9465820193</text:p>
          </table:table-cell>
        </table:table-row>
        <table:table-row table:style-name="ro1">
          <table:table-cell office:value-type="float" office:value="1555595278.77653" calcext:value-type="float">
            <text:p>1555595278.77653</text:p>
          </table:table-cell>
          <table:table-cell office:value-type="float" office:value="298" calcext:value-type="float">
            <text:p>298</text:p>
          </table:table-cell>
          <table:table-cell office:value-type="float" office:value="0.952099621295929" calcext:value-type="float">
            <text:p>0.9520996213</text:p>
          </table:table-cell>
        </table:table-row>
        <table:table-row table:style-name="ro1">
          <table:table-cell office:value-type="float" office:value="1555595349.98606" calcext:value-type="float">
            <text:p>1555595349.98606</text:p>
          </table:table-cell>
          <table:table-cell office:value-type="float" office:value="299" calcext:value-type="float">
            <text:p>299</text:p>
          </table:table-cell>
          <table:table-cell office:value-type="float" office:value="0.953076183795929" calcext:value-type="float">
            <text:p>0.9530761838</text:p>
          </table:table-cell>
        </table:table-row>
        <table:table-row table:style-name="ro1">
          <table:table-cell office:value-type="float" office:value="1555595421.71243" calcext:value-type="float">
            <text:p>1555595421.71243</text:p>
          </table:table-cell>
          <table:table-cell office:value-type="float" office:value="300" calcext:value-type="float">
            <text:p>300</text:p>
          </table:table-cell>
          <table:table-cell office:value-type="float" office:value="0.957128942012787" calcext:value-type="float">
            <text:p>0.957128942</text:p>
          </table:table-cell>
        </table:table-row>
        <table:table-row table:style-name="ro1">
          <table:table-cell office:value-type="float" office:value="1555595493.41926" calcext:value-type="float">
            <text:p>1555595493.41926</text:p>
          </table:table-cell>
          <table:table-cell office:value-type="float" office:value="301" calcext:value-type="float">
            <text:p>301</text:p>
          </table:table-cell>
          <table:table-cell office:value-type="float" office:value="0.958593785762787" calcext:value-type="float">
            <text:p>0.9585937858</text:p>
          </table:table-cell>
        </table:table-row>
        <table:table-row table:style-name="ro1">
          <table:table-cell office:value-type="float" office:value="1555595564.75636" calcext:value-type="float">
            <text:p>1555595564.75636</text:p>
          </table:table-cell>
          <table:table-cell office:value-type="float" office:value="302" calcext:value-type="float">
            <text:p>302</text:p>
          </table:table-cell>
          <table:table-cell office:value-type="float" office:value="0.957177758216858" calcext:value-type="float">
            <text:p>0.9571777582</text:p>
          </table:table-cell>
        </table:table-row>
        <table:table-row table:style-name="ro1">
          <table:table-cell office:value-type="float" office:value="1555595636.16385" calcext:value-type="float">
            <text:p>1555595636.16385</text:p>
          </table:table-cell>
          <table:table-cell office:value-type="float" office:value="303" calcext:value-type="float">
            <text:p>303</text:p>
          </table:table-cell>
          <table:table-cell office:value-type="float" office:value="0.959082067012787" calcext:value-type="float">
            <text:p>0.959082067</text:p>
          </table:table-cell>
        </table:table-row>
        <table:table-row table:style-name="ro1">
          <table:table-cell office:value-type="float" office:value="1555595707.23013" calcext:value-type="float">
            <text:p>1555595707.23013</text:p>
          </table:table-cell>
          <table:table-cell office:value-type="float" office:value="304" calcext:value-type="float">
            <text:p>304</text:p>
          </table:table-cell>
          <table:table-cell office:value-type="float" office:value="0.958837926387787" calcext:value-type="float">
            <text:p>0.9588379264</text:p>
          </table:table-cell>
        </table:table-row>
        <table:table-row table:style-name="ro1">
          <table:table-cell office:value-type="float" office:value="1555595778.64105" calcext:value-type="float">
            <text:p>1555595778.64105</text:p>
          </table:table-cell>
          <table:table-cell office:value-type="float" office:value="305" calcext:value-type="float">
            <text:p>305</text:p>
          </table:table-cell>
          <table:table-cell office:value-type="float" office:value="0.958740234375" calcext:value-type="float">
            <text:p>0.9587402344</text:p>
          </table:table-cell>
        </table:table-row>
        <table:table-row table:style-name="ro1">
          <table:table-cell office:value-type="float" office:value="1555595849.78788" calcext:value-type="float">
            <text:p>1555595849.78788</text:p>
          </table:table-cell>
          <table:table-cell office:value-type="float" office:value="306" calcext:value-type="float">
            <text:p>306</text:p>
          </table:table-cell>
          <table:table-cell office:value-type="float" office:value="0.957128942012787" calcext:value-type="float">
            <text:p>0.957128942</text:p>
          </table:table-cell>
        </table:table-row>
        <table:table-row table:style-name="ro1">
          <table:table-cell office:value-type="float" office:value="1555595920.98102" calcext:value-type="float">
            <text:p>1555595920.98102</text:p>
          </table:table-cell>
          <table:table-cell office:value-type="float" office:value="307" calcext:value-type="float">
            <text:p>307</text:p>
          </table:table-cell>
          <table:table-cell office:value-type="float" office:value="0.956591784954071" calcext:value-type="float">
            <text:p>0.956591785</text:p>
          </table:table-cell>
        </table:table-row>
        <table:table-row table:style-name="ro1">
          <table:table-cell office:value-type="float" office:value="1555595992.38471" calcext:value-type="float">
            <text:p>1555595992.38471</text:p>
          </table:table-cell>
          <table:table-cell office:value-type="float" office:value="308" calcext:value-type="float">
            <text:p>308</text:p>
          </table:table-cell>
          <table:table-cell office:value-type="float" office:value="0.957812488079071" calcext:value-type="float">
            <text:p>0.9578124881</text:p>
          </table:table-cell>
        </table:table-row>
        <table:table-row table:style-name="ro1">
          <table:table-cell office:value-type="float" office:value="1555596063.72196" calcext:value-type="float">
            <text:p>1555596063.72196</text:p>
          </table:table-cell>
          <table:table-cell office:value-type="float" office:value="309" calcext:value-type="float">
            <text:p>309</text:p>
          </table:table-cell>
          <table:table-cell office:value-type="float" office:value="0.958349645137787" calcext:value-type="float">
            <text:p>0.9583496451</text:p>
          </table:table-cell>
        </table:table-row>
        <table:table-row table:style-name="ro1">
          <table:table-cell office:value-type="float" office:value="1555596134.99422" calcext:value-type="float">
            <text:p>1555596134.99422</text:p>
          </table:table-cell>
          <table:table-cell office:value-type="float" office:value="310" calcext:value-type="float">
            <text:p>310</text:p>
          </table:table-cell>
          <table:table-cell office:value-type="float" office:value="0.957470715045929" calcext:value-type="float">
            <text:p>0.957470715</text:p>
          </table:table-cell>
        </table:table-row>
        <table:table-row table:style-name="ro1">
          <table:table-cell office:value-type="float" office:value="1555596206.22137" calcext:value-type="float">
            <text:p>1555596206.22137</text:p>
          </table:table-cell>
          <table:table-cell office:value-type="float" office:value="311" calcext:value-type="float">
            <text:p>311</text:p>
          </table:table-cell>
          <table:table-cell office:value-type="float" office:value="0.958056628704071" calcext:value-type="float">
            <text:p>0.9580566287</text:p>
          </table:table-cell>
        </table:table-row>
        <table:table-row table:style-name="ro1">
          <table:table-cell office:value-type="float" office:value="1555596277.31183" calcext:value-type="float">
            <text:p>1555596277.31183</text:p>
          </table:table-cell>
          <table:table-cell office:value-type="float" office:value="312" calcext:value-type="float">
            <text:p>312</text:p>
          </table:table-cell>
          <table:table-cell office:value-type="float" office:value="0.957861363887787" calcext:value-type="float">
            <text:p>0.9578613639</text:p>
          </table:table-cell>
        </table:table-row>
        <table:table-row table:style-name="ro1">
          <table:table-cell office:value-type="float" office:value="1555596348.30811" calcext:value-type="float">
            <text:p>1555596348.30811</text:p>
          </table:table-cell>
          <table:table-cell office:value-type="float" office:value="313" calcext:value-type="float">
            <text:p>313</text:p>
          </table:table-cell>
          <table:table-cell office:value-type="float" office:value="0.958789050579071" calcext:value-type="float">
            <text:p>0.9587890506</text:p>
          </table:table-cell>
        </table:table-row>
        <table:table-row table:style-name="ro1">
          <table:table-cell office:value-type="float" office:value="1555596419.7403" calcext:value-type="float">
            <text:p>1555596419.7403</text:p>
          </table:table-cell>
          <table:table-cell office:value-type="float" office:value="314" calcext:value-type="float">
            <text:p>314</text:p>
          </table:table-cell>
          <table:table-cell office:value-type="float" office:value="0.955761730670929" calcext:value-type="float">
            <text:p>0.9557617307</text:p>
          </table:table-cell>
        </table:table-row>
        <table:table-row table:style-name="ro1">
          <table:table-cell office:value-type="float" office:value="1555596490.96789" calcext:value-type="float">
            <text:p>1555596490.96789</text:p>
          </table:table-cell>
          <table:table-cell office:value-type="float" office:value="315" calcext:value-type="float">
            <text:p>315</text:p>
          </table:table-cell>
          <table:table-cell office:value-type="float" office:value="0.957714855670929" calcext:value-type="float">
            <text:p>0.9577148557</text:p>
          </table:table-cell>
        </table:table-row>
        <table:table-row table:style-name="ro1">
          <table:table-cell office:value-type="float" office:value="1555596562.6716" calcext:value-type="float">
            <text:p>1555596562.6716</text:p>
          </table:table-cell>
          <table:table-cell office:value-type="float" office:value="316" calcext:value-type="float">
            <text:p>316</text:p>
          </table:table-cell>
          <table:table-cell office:value-type="float" office:value="0.958154320716858" calcext:value-type="float">
            <text:p>0.9581543207</text:p>
          </table:table-cell>
        </table:table-row>
        <table:table-row table:style-name="ro1">
          <table:table-cell office:value-type="float" office:value="1555596633.71776" calcext:value-type="float">
            <text:p>1555596633.71776</text:p>
          </table:table-cell>
          <table:table-cell office:value-type="float" office:value="317" calcext:value-type="float">
            <text:p>317</text:p>
          </table:table-cell>
          <table:table-cell office:value-type="float" office:value="0.957568347454071" calcext:value-type="float">
            <text:p>0.9575683475</text:p>
          </table:table-cell>
        </table:table-row>
        <table:table-row table:style-name="ro1">
          <table:table-cell office:value-type="float" office:value="1555596705.11647" calcext:value-type="float">
            <text:p>1555596705.11647</text:p>
          </table:table-cell>
          <table:table-cell office:value-type="float" office:value="318" calcext:value-type="float">
            <text:p>318</text:p>
          </table:table-cell>
          <table:table-cell office:value-type="float" office:value="0.956005871295929" calcext:value-type="float">
            <text:p>0.9560058713</text:p>
          </table:table-cell>
        </table:table-row>
        <table:table-row table:style-name="ro1">
          <table:table-cell office:value-type="float" office:value="1555596776.35484" calcext:value-type="float">
            <text:p>1555596776.35484</text:p>
          </table:table-cell>
          <table:table-cell office:value-type="float" office:value="319" calcext:value-type="float">
            <text:p>319</text:p>
          </table:table-cell>
          <table:table-cell office:value-type="float" office:value="0.958886742591858" calcext:value-type="float">
            <text:p>0.9588867426</text:p>
          </table:table-cell>
        </table:table-row>
        <table:table-row table:style-name="ro1">
          <table:table-cell office:value-type="float" office:value="1555596847.46675" calcext:value-type="float">
            <text:p>1555596847.46675</text:p>
          </table:table-cell>
          <table:table-cell office:value-type="float" office:value="320" calcext:value-type="float">
            <text:p>320</text:p>
          </table:table-cell>
          <table:table-cell office:value-type="float" office:value="0.958691418170929" calcext:value-type="float">
            <text:p>0.9586914182</text:p>
          </table:table-cell>
        </table:table-row>
        <table:table-row table:style-name="ro1">
          <table:table-cell office:value-type="float" office:value="1555596918.64842" calcext:value-type="float">
            <text:p>1555596918.64842</text:p>
          </table:table-cell>
          <table:table-cell office:value-type="float" office:value="321" calcext:value-type="float">
            <text:p>321</text:p>
          </table:table-cell>
          <table:table-cell office:value-type="float" office:value="0.956591784954071" calcext:value-type="float">
            <text:p>0.956591785</text:p>
          </table:table-cell>
        </table:table-row>
        <table:table-row table:style-name="ro1">
          <table:table-cell office:value-type="float" office:value="1555596989.94489" calcext:value-type="float">
            <text:p>1555596989.94489</text:p>
          </table:table-cell>
          <table:table-cell office:value-type="float" office:value="322" calcext:value-type="float">
            <text:p>322</text:p>
          </table:table-cell>
          <table:table-cell office:value-type="float" office:value="0.955859363079071" calcext:value-type="float">
            <text:p>0.9558593631</text:p>
          </table:table-cell>
        </table:table-row>
        <table:table-row table:style-name="ro1">
          <table:table-cell office:value-type="float" office:value="1555597061.09468" calcext:value-type="float">
            <text:p>1555597061.09468</text:p>
          </table:table-cell>
          <table:table-cell office:value-type="float" office:value="323" calcext:value-type="float">
            <text:p>323</text:p>
          </table:table-cell>
          <table:table-cell office:value-type="float" office:value="0.958789050579071" calcext:value-type="float">
            <text:p>0.9587890506</text:p>
          </table:table-cell>
        </table:table-row>
        <table:table-row table:style-name="ro1">
          <table:table-cell office:value-type="float" office:value="1555597132.19934" calcext:value-type="float">
            <text:p>1555597132.19934</text:p>
          </table:table-cell>
          <table:table-cell office:value-type="float" office:value="324" calcext:value-type="float">
            <text:p>324</text:p>
          </table:table-cell>
          <table:table-cell office:value-type="float" office:value="0.958154320716858" calcext:value-type="float">
            <text:p>0.9581543207</text:p>
          </table:table-cell>
        </table:table-row>
        <table:table-row table:style-name="ro1">
          <table:table-cell office:value-type="float" office:value="1555597203.66603" calcext:value-type="float">
            <text:p>1555597203.66603</text:p>
          </table:table-cell>
          <table:table-cell office:value-type="float" office:value="325" calcext:value-type="float">
            <text:p>325</text:p>
          </table:table-cell>
          <table:table-cell office:value-type="float" office:value="0.956396520137787" calcext:value-type="float">
            <text:p>0.9563965201</text:p>
          </table:table-cell>
        </table:table-row>
        <table:table-row table:style-name="ro1">
          <table:table-cell office:value-type="float" office:value="1555597275.36899" calcext:value-type="float">
            <text:p>1555597275.36899</text:p>
          </table:table-cell>
          <table:table-cell office:value-type="float" office:value="326" calcext:value-type="float">
            <text:p>326</text:p>
          </table:table-cell>
          <table:table-cell office:value-type="float" office:value="0.958984375" calcext:value-type="float">
            <text:p>0.958984375</text:p>
          </table:table-cell>
        </table:table-row>
        <table:table-row table:style-name="ro1">
          <table:table-cell office:value-type="float" office:value="1555597346.79228" calcext:value-type="float">
            <text:p>1555597346.79228</text:p>
          </table:table-cell>
          <table:table-cell office:value-type="float" office:value="327" calcext:value-type="float">
            <text:p>327</text:p>
          </table:table-cell>
          <table:table-cell office:value-type="float" office:value="0.955419957637787" calcext:value-type="float">
            <text:p>0.9554199576</text:p>
          </table:table-cell>
        </table:table-row>
        <table:table-row table:style-name="ro1">
          <table:table-cell office:value-type="float" office:value="1555597417.87255" calcext:value-type="float">
            <text:p>1555597417.87255</text:p>
          </table:table-cell>
          <table:table-cell office:value-type="float" office:value="328" calcext:value-type="float">
            <text:p>328</text:p>
          </table:table-cell>
          <table:table-cell office:value-type="float" office:value="0.958789050579071" calcext:value-type="float">
            <text:p>0.9587890506</text:p>
          </table:table-cell>
        </table:table-row>
        <table:table-row table:style-name="ro1">
          <table:table-cell office:value-type="float" office:value="1555597489.02842" calcext:value-type="float">
            <text:p>1555597489.02842</text:p>
          </table:table-cell>
          <table:table-cell office:value-type="float" office:value="329" calcext:value-type="float">
            <text:p>329</text:p>
          </table:table-cell>
          <table:table-cell office:value-type="float" office:value="0.957177758216858" calcext:value-type="float">
            <text:p>0.9571777582</text:p>
          </table:table-cell>
        </table:table-row>
        <table:table-row table:style-name="ro1">
          <table:table-cell office:value-type="float" office:value="1555597559.99044" calcext:value-type="float">
            <text:p>1555597559.99044</text:p>
          </table:table-cell>
          <table:table-cell office:value-type="float" office:value="330" calcext:value-type="float">
            <text:p>330</text:p>
          </table:table-cell>
          <table:table-cell office:value-type="float" office:value="0.9580078125" calcext:value-type="float">
            <text:p>0.9580078125</text:p>
          </table:table-cell>
        </table:table-row>
        <table:table-row table:style-name="ro1">
          <table:table-cell office:value-type="float" office:value="1555597631.31065" calcext:value-type="float">
            <text:p>1555597631.31065</text:p>
          </table:table-cell>
          <table:table-cell office:value-type="float" office:value="331" calcext:value-type="float">
            <text:p>331</text:p>
          </table:table-cell>
          <table:table-cell office:value-type="float" office:value="0.958544909954071" calcext:value-type="float">
            <text:p>0.95854491</text:p>
          </table:table-cell>
        </table:table-row>
        <table:table-row table:style-name="ro1">
          <table:table-cell office:value-type="float" office:value="1555597702.73591" calcext:value-type="float">
            <text:p>1555597702.73591</text:p>
          </table:table-cell>
          <table:table-cell office:value-type="float" office:value="332" calcext:value-type="float">
            <text:p>332</text:p>
          </table:table-cell>
          <table:table-cell office:value-type="float" office:value="0.958203136920929" calcext:value-type="float">
            <text:p>0.9582031369</text:p>
          </table:table-cell>
        </table:table-row>
        <table:table-row table:style-name="ro1">
          <table:table-cell office:value-type="float" office:value="1555597774.18081" calcext:value-type="float">
            <text:p>1555597774.18081</text:p>
          </table:table-cell>
          <table:table-cell office:value-type="float" office:value="333" calcext:value-type="float">
            <text:p>333</text:p>
          </table:table-cell>
          <table:table-cell office:value-type="float" office:value="0.957812488079071" calcext:value-type="float">
            <text:p>0.9578124881</text:p>
          </table:table-cell>
        </table:table-row>
        <table:table-row table:style-name="ro1">
          <table:table-cell office:value-type="float" office:value="1555597845.52878" calcext:value-type="float">
            <text:p>1555597845.52878</text:p>
          </table:table-cell>
          <table:table-cell office:value-type="float" office:value="334" calcext:value-type="float">
            <text:p>334</text:p>
          </table:table-cell>
          <table:table-cell office:value-type="float" office:value="0.958935558795929" calcext:value-type="float">
            <text:p>0.9589355588</text:p>
          </table:table-cell>
        </table:table-row>
        <table:table-row table:style-name="ro1">
          <table:table-cell office:value-type="float" office:value="1555597916.58412" calcext:value-type="float">
            <text:p>1555597916.58412</text:p>
          </table:table-cell>
          <table:table-cell office:value-type="float" office:value="335" calcext:value-type="float">
            <text:p>335</text:p>
          </table:table-cell>
          <table:table-cell office:value-type="float" office:value="0.959423840045929" calcext:value-type="float">
            <text:p>0.95942384</text:p>
          </table:table-cell>
        </table:table-row>
        <table:table-row table:style-name="ro1">
          <table:table-cell office:value-type="float" office:value="1555597987.98879" calcext:value-type="float">
            <text:p>1555597987.98879</text:p>
          </table:table-cell>
          <table:table-cell office:value-type="float" office:value="336" calcext:value-type="float">
            <text:p>336</text:p>
          </table:table-cell>
          <table:table-cell office:value-type="float" office:value="0.95849609375" calcext:value-type="float">
            <text:p>0.9584960938</text:p>
          </table:table-cell>
        </table:table-row>
        <table:table-row table:style-name="ro1">
          <table:table-cell office:value-type="float" office:value="1555598059.28642" calcext:value-type="float">
            <text:p>1555598059.28642</text:p>
          </table:table-cell>
          <table:table-cell office:value-type="float" office:value="337" calcext:value-type="float">
            <text:p>337</text:p>
          </table:table-cell>
          <table:table-cell office:value-type="float" office:value="0.958398461341858" calcext:value-type="float">
            <text:p>0.9583984613</text:p>
          </table:table-cell>
        </table:table-row>
        <table:table-row table:style-name="ro1">
          <table:table-cell office:value-type="float" office:value="1555598130.80659" calcext:value-type="float">
            <text:p>1555598130.80659</text:p>
          </table:table-cell>
          <table:table-cell office:value-type="float" office:value="338" calcext:value-type="float">
            <text:p>338</text:p>
          </table:table-cell>
          <table:table-cell office:value-type="float" office:value="0.957958996295929" calcext:value-type="float">
            <text:p>0.9579589963</text:p>
          </table:table-cell>
        </table:table-row>
        <table:table-row table:style-name="ro1">
          <table:table-cell office:value-type="float" office:value="1555598202.32819" calcext:value-type="float">
            <text:p>1555598202.32819</text:p>
          </table:table-cell>
          <table:table-cell office:value-type="float" office:value="339" calcext:value-type="float">
            <text:p>339</text:p>
          </table:table-cell>
          <table:table-cell office:value-type="float" office:value="0.957568347454071" calcext:value-type="float">
            <text:p>0.9575683475</text:p>
          </table:table-cell>
        </table:table-row>
        <table:table-row table:style-name="ro1">
          <table:table-cell office:value-type="float" office:value="1555598273.97981" calcext:value-type="float">
            <text:p>1555598273.97981</text:p>
          </table:table-cell>
          <table:table-cell office:value-type="float" office:value="340" calcext:value-type="float">
            <text:p>340</text:p>
          </table:table-cell>
          <table:table-cell office:value-type="float" office:value="0.957275390625" calcext:value-type="float">
            <text:p>0.9572753906</text:p>
          </table:table-cell>
        </table:table-row>
        <table:table-row table:style-name="ro1">
          <table:table-cell office:value-type="float" office:value="1555598345.04852" calcext:value-type="float">
            <text:p>1555598345.04852</text:p>
          </table:table-cell>
          <table:table-cell office:value-type="float" office:value="341" calcext:value-type="float">
            <text:p>341</text:p>
          </table:table-cell>
          <table:table-cell office:value-type="float" office:value="0.957617223262787" calcext:value-type="float">
            <text:p>0.9576172233</text:p>
          </table:table-cell>
        </table:table-row>
        <table:table-row table:style-name="ro1">
          <table:table-cell office:value-type="float" office:value="1555598416.37277" calcext:value-type="float">
            <text:p>1555598416.37277</text:p>
          </table:table-cell>
          <table:table-cell office:value-type="float" office:value="342" calcext:value-type="float">
            <text:p>342</text:p>
          </table:table-cell>
          <table:table-cell office:value-type="float" office:value="0.957958996295929" calcext:value-type="float">
            <text:p>0.9579589963</text:p>
          </table:table-cell>
        </table:table-row>
        <table:table-row table:style-name="ro1">
          <table:table-cell office:value-type="float" office:value="1555598487.79126" calcext:value-type="float">
            <text:p>1555598487.79126</text:p>
          </table:table-cell>
          <table:table-cell office:value-type="float" office:value="343" calcext:value-type="float">
            <text:p>343</text:p>
          </table:table-cell>
          <table:table-cell office:value-type="float" office:value="0.958349645137787" calcext:value-type="float">
            <text:p>0.9583496451</text:p>
          </table:table-cell>
        </table:table-row>
        <table:table-row table:style-name="ro1">
          <table:table-cell office:value-type="float" office:value="1555598559.55962" calcext:value-type="float">
            <text:p>1555598559.55962</text:p>
          </table:table-cell>
          <table:table-cell office:value-type="float" office:value="344" calcext:value-type="float">
            <text:p>344</text:p>
          </table:table-cell>
          <table:table-cell office:value-type="float" office:value="0.960009753704071" calcext:value-type="float">
            <text:p>0.9600097537</text:p>
          </table:table-cell>
        </table:table-row>
        <table:table-row table:style-name="ro1">
          <table:table-cell office:value-type="float" office:value="1555598630.95322" calcext:value-type="float">
            <text:p>1555598630.95322</text:p>
          </table:table-cell>
          <table:table-cell office:value-type="float" office:value="345" calcext:value-type="float">
            <text:p>345</text:p>
          </table:table-cell>
          <table:table-cell office:value-type="float" office:value="0.957763671875" calcext:value-type="float">
            <text:p>0.9577636719</text:p>
          </table:table-cell>
        </table:table-row>
        <table:table-row table:style-name="ro1">
          <table:table-cell office:value-type="float" office:value="1555598702.43696" calcext:value-type="float">
            <text:p>1555598702.43696</text:p>
          </table:table-cell>
          <table:table-cell office:value-type="float" office:value="346" calcext:value-type="float">
            <text:p>346</text:p>
          </table:table-cell>
          <table:table-cell office:value-type="float" office:value="0.956005871295929" calcext:value-type="float">
            <text:p>0.9560058713</text:p>
          </table:table-cell>
        </table:table-row>
        <table:table-row table:style-name="ro1">
          <table:table-cell office:value-type="float" office:value="1555598773.2521" calcext:value-type="float">
            <text:p>1555598773.2521</text:p>
          </table:table-cell>
          <table:table-cell office:value-type="float" office:value="347" calcext:value-type="float">
            <text:p>347</text:p>
          </table:table-cell>
          <table:table-cell office:value-type="float" office:value="0.957861363887787" calcext:value-type="float">
            <text:p>0.9578613639</text:p>
          </table:table-cell>
        </table:table-row>
        <table:table-row table:style-name="ro1">
          <table:table-cell office:value-type="float" office:value="1555598844.45203" calcext:value-type="float">
            <text:p>1555598844.45203</text:p>
          </table:table-cell>
          <table:table-cell office:value-type="float" office:value="348" calcext:value-type="float">
            <text:p>348</text:p>
          </table:table-cell>
          <table:table-cell office:value-type="float" office:value="0.957470715045929" calcext:value-type="float">
            <text:p>0.957470715</text:p>
          </table:table-cell>
        </table:table-row>
        <table:table-row table:style-name="ro1">
          <table:table-cell office:value-type="float" office:value="1555598915.58815" calcext:value-type="float">
            <text:p>1555598915.58815</text:p>
          </table:table-cell>
          <table:table-cell office:value-type="float" office:value="349" calcext:value-type="float">
            <text:p>349</text:p>
          </table:table-cell>
          <table:table-cell office:value-type="float" office:value="0.955468773841858" calcext:value-type="float">
            <text:p>0.9554687738</text:p>
          </table:table-cell>
        </table:table-row>
        <table:table-row table:style-name="ro1">
          <table:table-cell office:value-type="float" office:value="1555598986.67399" calcext:value-type="float">
            <text:p>1555598986.67399</text:p>
          </table:table-cell>
          <table:table-cell office:value-type="float" office:value="350" calcext:value-type="float">
            <text:p>350</text:p>
          </table:table-cell>
          <table:table-cell office:value-type="float" office:value="0.957617223262787" calcext:value-type="float">
            <text:p>0.9576172233</text:p>
          </table:table-cell>
        </table:table-row>
        <table:table-row table:style-name="ro1">
          <table:table-cell office:value-type="float" office:value="1555599057.81652" calcext:value-type="float">
            <text:p>1555599057.81652</text:p>
          </table:table-cell>
          <table:table-cell office:value-type="float" office:value="351" calcext:value-type="float">
            <text:p>351</text:p>
          </table:table-cell>
          <table:table-cell office:value-type="float" office:value="0.956152379512787" calcext:value-type="float">
            <text:p>0.9561523795</text:p>
          </table:table-cell>
        </table:table-row>
        <table:table-row table:style-name="ro1">
          <table:table-cell office:value-type="float" office:value="1555599128.87847" calcext:value-type="float">
            <text:p>1555599128.87847</text:p>
          </table:table-cell>
          <table:table-cell office:value-type="float" office:value="352" calcext:value-type="float">
            <text:p>352</text:p>
          </table:table-cell>
          <table:table-cell office:value-type="float" office:value="0.958349645137787" calcext:value-type="float">
            <text:p>0.9583496451</text:p>
          </table:table-cell>
        </table:table-row>
        <table:table-row table:style-name="ro1">
          <table:table-cell office:value-type="float" office:value="1555599200.90977" calcext:value-type="float">
            <text:p>1555599200.90977</text:p>
          </table:table-cell>
          <table:table-cell office:value-type="float" office:value="353" calcext:value-type="float">
            <text:p>353</text:p>
          </table:table-cell>
          <table:table-cell office:value-type="float" office:value="0.956835925579071" calcext:value-type="float">
            <text:p>0.9568359256</text:p>
          </table:table-cell>
        </table:table-row>
        <table:table-row table:style-name="ro1">
          <table:table-cell office:value-type="float" office:value="1555599272.31826" calcext:value-type="float">
            <text:p>1555599272.31826</text:p>
          </table:table-cell>
          <table:table-cell office:value-type="float" office:value="354" calcext:value-type="float">
            <text:p>354</text:p>
          </table:table-cell>
          <table:table-cell office:value-type="float" office:value="0.957226574420929" calcext:value-type="float">
            <text:p>0.9572265744</text:p>
          </table:table-cell>
        </table:table-row>
        <table:table-row table:style-name="ro1">
          <table:table-cell office:value-type="float" office:value="1555599344.29509" calcext:value-type="float">
            <text:p>1555599344.29509</text:p>
          </table:table-cell>
          <table:table-cell office:value-type="float" office:value="355" calcext:value-type="float">
            <text:p>355</text:p>
          </table:table-cell>
          <table:table-cell office:value-type="float" office:value="0.959033191204071" calcext:value-type="float">
            <text:p>0.9590331912</text:p>
          </table:table-cell>
        </table:table-row>
        <table:table-row table:style-name="ro1">
          <table:table-cell office:value-type="float" office:value="1555599414.97136" calcext:value-type="float">
            <text:p>1555599414.97136</text:p>
          </table:table-cell>
          <table:table-cell office:value-type="float" office:value="356" calcext:value-type="float">
            <text:p>356</text:p>
          </table:table-cell>
          <table:table-cell office:value-type="float" office:value="0.958251953125" calcext:value-type="float">
            <text:p>0.9582519531</text:p>
          </table:table-cell>
        </table:table-row>
        <table:table-row table:style-name="ro1">
          <table:table-cell office:value-type="float" office:value="1555599486.57218" calcext:value-type="float">
            <text:p>1555599486.57218</text:p>
          </table:table-cell>
          <table:table-cell office:value-type="float" office:value="357" calcext:value-type="float">
            <text:p>357</text:p>
          </table:table-cell>
          <table:table-cell office:value-type="float" office:value="0.958251953125" calcext:value-type="float">
            <text:p>0.9582519531</text:p>
          </table:table-cell>
        </table:table-row>
        <table:table-row table:style-name="ro1">
          <table:table-cell office:value-type="float" office:value="1555599558.01853" calcext:value-type="float">
            <text:p>1555599558.01853</text:p>
          </table:table-cell>
          <table:table-cell office:value-type="float" office:value="358" calcext:value-type="float">
            <text:p>358</text:p>
          </table:table-cell>
          <table:table-cell office:value-type="float" office:value="0.957910180091858" calcext:value-type="float">
            <text:p>0.9579101801</text:p>
          </table:table-cell>
        </table:table-row>
        <table:table-row table:style-name="ro1">
          <table:table-cell office:value-type="float" office:value="1555599629.78019" calcext:value-type="float">
            <text:p>1555599629.78019</text:p>
          </table:table-cell>
          <table:table-cell office:value-type="float" office:value="359" calcext:value-type="float">
            <text:p>359</text:p>
          </table:table-cell>
          <table:table-cell office:value-type="float" office:value="0.956152379512787" calcext:value-type="float">
            <text:p>0.9561523795</text:p>
          </table:table-cell>
        </table:table-row>
        <table:table-row table:style-name="ro1">
          <table:table-cell office:value-type="float" office:value="1555599701.65848" calcext:value-type="float">
            <text:p>1555599701.65848</text:p>
          </table:table-cell>
          <table:table-cell office:value-type="float" office:value="360" calcext:value-type="float">
            <text:p>360</text:p>
          </table:table-cell>
          <table:table-cell office:value-type="float" office:value="0.956982433795929" calcext:value-type="float">
            <text:p>0.9569824338</text:p>
          </table:table-cell>
        </table:table-row>
        <table:table-row table:style-name="ro1">
          <table:table-cell office:value-type="float" office:value="1555599773.25661" calcext:value-type="float">
            <text:p>1555599773.25661</text:p>
          </table:table-cell>
          <table:table-cell office:value-type="float" office:value="361" calcext:value-type="float">
            <text:p>361</text:p>
          </table:table-cell>
          <table:table-cell office:value-type="float" office:value="0.958398461341858" calcext:value-type="float">
            <text:p>0.9583984613</text:p>
          </table:table-cell>
        </table:table-row>
        <table:table-row table:style-name="ro1">
          <table:table-cell office:value-type="float" office:value="1555599844.70681" calcext:value-type="float">
            <text:p>1555599844.70681</text:p>
          </table:table-cell>
          <table:table-cell office:value-type="float" office:value="362" calcext:value-type="float">
            <text:p>362</text:p>
          </table:table-cell>
          <table:table-cell office:value-type="float" office:value="0.957128942012787" calcext:value-type="float">
            <text:p>0.957128942</text:p>
          </table:table-cell>
        </table:table-row>
        <table:table-row table:style-name="ro1">
          <table:table-cell office:value-type="float" office:value="1555599916.31932" calcext:value-type="float">
            <text:p>1555599916.31932</text:p>
          </table:table-cell>
          <table:table-cell office:value-type="float" office:value="363" calcext:value-type="float">
            <text:p>363</text:p>
          </table:table-cell>
          <table:table-cell office:value-type="float" office:value="0.957421898841858" calcext:value-type="float">
            <text:p>0.9574218988</text:p>
          </table:table-cell>
        </table:table-row>
        <table:table-row table:style-name="ro1">
          <table:table-cell office:value-type="float" office:value="1555599987.40642" calcext:value-type="float">
            <text:p>1555599987.40642</text:p>
          </table:table-cell>
          <table:table-cell office:value-type="float" office:value="364" calcext:value-type="float">
            <text:p>364</text:p>
          </table:table-cell>
          <table:table-cell office:value-type="float" office:value="0.952929675579071" calcext:value-type="float">
            <text:p>0.9529296756</text:p>
          </table:table-cell>
        </table:table-row>
        <table:table-row table:style-name="ro1">
          <table:table-cell office:value-type="float" office:value="1555600059.2376" calcext:value-type="float">
            <text:p>1555600059.2376</text:p>
          </table:table-cell>
          <table:table-cell office:value-type="float" office:value="365" calcext:value-type="float">
            <text:p>365</text:p>
          </table:table-cell>
          <table:table-cell office:value-type="float" office:value="0.956396520137787" calcext:value-type="float">
            <text:p>0.9563965201</text:p>
          </table:table-cell>
        </table:table-row>
        <table:table-row table:style-name="ro1">
          <table:table-cell office:value-type="float" office:value="1555600130.76372" calcext:value-type="float">
            <text:p>1555600130.76372</text:p>
          </table:table-cell>
          <table:table-cell office:value-type="float" office:value="366" calcext:value-type="float">
            <text:p>366</text:p>
          </table:table-cell>
          <table:table-cell office:value-type="float" office:value="0.958349645137787" calcext:value-type="float">
            <text:p>0.9583496451</text:p>
          </table:table-cell>
        </table:table-row>
        <table:table-row table:style-name="ro1">
          <table:table-cell office:value-type="float" office:value="1555600202.30606" calcext:value-type="float">
            <text:p>1555600202.30606</text:p>
          </table:table-cell>
          <table:table-cell office:value-type="float" office:value="367" calcext:value-type="float">
            <text:p>367</text:p>
          </table:table-cell>
          <table:table-cell office:value-type="float" office:value="0.959423840045929" calcext:value-type="float">
            <text:p>0.95942384</text:p>
          </table:table-cell>
        </table:table-row>
        <table:table-row table:style-name="ro1">
          <table:table-cell office:value-type="float" office:value="1555600273.46506" calcext:value-type="float">
            <text:p>1555600273.46506</text:p>
          </table:table-cell>
          <table:table-cell office:value-type="float" office:value="368" calcext:value-type="float">
            <text:p>368</text:p>
          </table:table-cell>
          <table:table-cell office:value-type="float" office:value="0.958642601966858" calcext:value-type="float">
            <text:p>0.958642602</text:p>
          </table:table-cell>
        </table:table-row>
        <table:table-row table:style-name="ro1">
          <table:table-cell office:value-type="float" office:value="1555600345.17796" calcext:value-type="float">
            <text:p>1555600345.17796</text:p>
          </table:table-cell>
          <table:table-cell office:value-type="float" office:value="369" calcext:value-type="float">
            <text:p>369</text:p>
          </table:table-cell>
          <table:table-cell office:value-type="float" office:value="0.956640660762787" calcext:value-type="float">
            <text:p>0.9566406608</text:p>
          </table:table-cell>
        </table:table-row>
        <table:table-row table:style-name="ro1">
          <table:table-cell office:value-type="float" office:value="1555600416.52228" calcext:value-type="float">
            <text:p>1555600416.52228</text:p>
          </table:table-cell>
          <table:table-cell office:value-type="float" office:value="370" calcext:value-type="float">
            <text:p>370</text:p>
          </table:table-cell>
          <table:table-cell office:value-type="float" office:value="0.95556640625" calcext:value-type="float">
            <text:p>0.9555664063</text:p>
          </table:table-cell>
        </table:table-row>
        <table:table-row table:style-name="ro1">
          <table:table-cell office:value-type="float" office:value="1555600488.48789" calcext:value-type="float">
            <text:p>1555600488.48789</text:p>
          </table:table-cell>
          <table:table-cell office:value-type="float" office:value="371" calcext:value-type="float">
            <text:p>371</text:p>
          </table:table-cell>
          <table:table-cell office:value-type="float" office:value="0.956591784954071" calcext:value-type="float">
            <text:p>0.956591785</text:p>
          </table:table-cell>
        </table:table-row>
        <table:table-row table:style-name="ro1">
          <table:table-cell office:value-type="float" office:value="1555600560.11395" calcext:value-type="float">
            <text:p>1555600560.11395</text:p>
          </table:table-cell>
          <table:table-cell office:value-type="float" office:value="372" calcext:value-type="float">
            <text:p>372</text:p>
          </table:table-cell>
          <table:table-cell office:value-type="float" office:value="0.958593785762787" calcext:value-type="float">
            <text:p>0.9585937858</text:p>
          </table:table-cell>
        </table:table-row>
        <table:table-row table:style-name="ro1">
          <table:table-cell office:value-type="float" office:value="1555600631.53263" calcext:value-type="float">
            <text:p>1555600631.53263</text:p>
          </table:table-cell>
          <table:table-cell office:value-type="float" office:value="373" calcext:value-type="float">
            <text:p>373</text:p>
          </table:table-cell>
          <table:table-cell office:value-type="float" office:value="0.956787109375" calcext:value-type="float">
            <text:p>0.9567871094</text:p>
          </table:table-cell>
        </table:table-row>
        <table:table-row table:style-name="ro1">
          <table:table-cell office:value-type="float" office:value="1555600702.89559" calcext:value-type="float">
            <text:p>1555600702.89559</text:p>
          </table:table-cell>
          <table:table-cell office:value-type="float" office:value="374" calcext:value-type="float">
            <text:p>374</text:p>
          </table:table-cell>
          <table:table-cell office:value-type="float" office:value="0.957373082637787" calcext:value-type="float">
            <text:p>0.9573730826</text:p>
          </table:table-cell>
        </table:table-row>
        <table:table-row table:style-name="ro1">
          <table:table-cell office:value-type="float" office:value="1555600774.16661" calcext:value-type="float">
            <text:p>1555600774.16661</text:p>
          </table:table-cell>
          <table:table-cell office:value-type="float" office:value="375" calcext:value-type="float">
            <text:p>375</text:p>
          </table:table-cell>
          <table:table-cell office:value-type="float" office:value="0.958642601966858" calcext:value-type="float">
            <text:p>0.958642602</text:p>
          </table:table-cell>
        </table:table-row>
        <table:table-row table:style-name="ro1">
          <table:table-cell office:value-type="float" office:value="1555600845.88291" calcext:value-type="float">
            <text:p>1555600845.88291</text:p>
          </table:table-cell>
          <table:table-cell office:value-type="float" office:value="376" calcext:value-type="float">
            <text:p>376</text:p>
          </table:table-cell>
          <table:table-cell office:value-type="float" office:value="0.956396520137787" calcext:value-type="float">
            <text:p>0.9563965201</text:p>
          </table:table-cell>
        </table:table-row>
        <table:table-row table:style-name="ro1">
          <table:table-cell office:value-type="float" office:value="1555600917.21273" calcext:value-type="float">
            <text:p>1555600917.21273</text:p>
          </table:table-cell>
          <table:table-cell office:value-type="float" office:value="377" calcext:value-type="float">
            <text:p>377</text:p>
          </table:table-cell>
          <table:table-cell office:value-type="float" office:value="0.958740234375" calcext:value-type="float">
            <text:p>0.9587402344</text:p>
          </table:table-cell>
        </table:table-row>
        <table:table-row table:style-name="ro1">
          <table:table-cell office:value-type="float" office:value="1555600988.50184" calcext:value-type="float">
            <text:p>1555600988.50184</text:p>
          </table:table-cell>
          <table:table-cell office:value-type="float" office:value="378" calcext:value-type="float">
            <text:p>378</text:p>
          </table:table-cell>
          <table:table-cell office:value-type="float" office:value="0.957568347454071" calcext:value-type="float">
            <text:p>0.9575683475</text:p>
          </table:table-cell>
        </table:table-row>
        <table:table-row table:style-name="ro1">
          <table:table-cell office:value-type="float" office:value="1555601059.8529" calcext:value-type="float">
            <text:p>1555601059.8529</text:p>
          </table:table-cell>
          <table:table-cell office:value-type="float" office:value="379" calcext:value-type="float">
            <text:p>379</text:p>
          </table:table-cell>
          <table:table-cell office:value-type="float" office:value="0.958398461341858" calcext:value-type="float">
            <text:p>0.9583984613</text:p>
          </table:table-cell>
        </table:table-row>
        <table:table-row table:style-name="ro1">
          <table:table-cell office:value-type="float" office:value="1555601131.31315" calcext:value-type="float">
            <text:p>1555601131.31315</text:p>
          </table:table-cell>
          <table:table-cell office:value-type="float" office:value="380" calcext:value-type="float">
            <text:p>380</text:p>
          </table:table-cell>
          <table:table-cell office:value-type="float" office:value="0.957910180091858" calcext:value-type="float">
            <text:p>0.9579101801</text:p>
          </table:table-cell>
        </table:table-row>
        <table:table-row table:style-name="ro1">
          <table:table-cell office:value-type="float" office:value="1555601202.68228" calcext:value-type="float">
            <text:p>1555601202.68228</text:p>
          </table:table-cell>
          <table:table-cell office:value-type="float" office:value="381" calcext:value-type="float">
            <text:p>381</text:p>
          </table:table-cell>
          <table:table-cell office:value-type="float" office:value="0.95751953125" calcext:value-type="float">
            <text:p>0.9575195313</text:p>
          </table:table-cell>
        </table:table-row>
        <table:table-row table:style-name="ro1">
          <table:table-cell office:value-type="float" office:value="1555601274.42115" calcext:value-type="float">
            <text:p>1555601274.42115</text:p>
          </table:table-cell>
          <table:table-cell office:value-type="float" office:value="382" calcext:value-type="float">
            <text:p>382</text:p>
          </table:table-cell>
          <table:table-cell office:value-type="float" office:value="0.956445336341858" calcext:value-type="float">
            <text:p>0.9564453363</text:p>
          </table:table-cell>
        </table:table-row>
        <table:table-row table:style-name="ro1">
          <table:table-cell office:value-type="float" office:value="1555601346.06014" calcext:value-type="float">
            <text:p>1555601346.06014</text:p>
          </table:table-cell>
          <table:table-cell office:value-type="float" office:value="383" calcext:value-type="float">
            <text:p>383</text:p>
          </table:table-cell>
          <table:table-cell office:value-type="float" office:value="0.958642601966858" calcext:value-type="float">
            <text:p>0.958642602</text:p>
          </table:table-cell>
        </table:table-row>
        <table:table-row table:style-name="ro1">
          <table:table-cell office:value-type="float" office:value="1555601417.85464" calcext:value-type="float">
            <text:p>1555601417.85464</text:p>
          </table:table-cell>
          <table:table-cell office:value-type="float" office:value="384" calcext:value-type="float">
            <text:p>384</text:p>
          </table:table-cell>
          <table:table-cell office:value-type="float" office:value="0.957128942012787" calcext:value-type="float">
            <text:p>0.957128942</text:p>
          </table:table-cell>
        </table:table-row>
        <table:table-row table:style-name="ro1">
          <table:table-cell office:value-type="float" office:value="1555601489.25118" calcext:value-type="float">
            <text:p>1555601489.25118</text:p>
          </table:table-cell>
          <table:table-cell office:value-type="float" office:value="385" calcext:value-type="float">
            <text:p>385</text:p>
          </table:table-cell>
          <table:table-cell office:value-type="float" office:value="0.957470715045929" calcext:value-type="float">
            <text:p>0.957470715</text:p>
          </table:table-cell>
        </table:table-row>
        <table:table-row table:style-name="ro1">
          <table:table-cell office:value-type="float" office:value="1555601560.94904" calcext:value-type="float">
            <text:p>1555601560.94904</text:p>
          </table:table-cell>
          <table:table-cell office:value-type="float" office:value="386" calcext:value-type="float">
            <text:p>386</text:p>
          </table:table-cell>
          <table:table-cell office:value-type="float" office:value="0.957470715045929" calcext:value-type="float">
            <text:p>0.957470715</text:p>
          </table:table-cell>
        </table:table-row>
        <table:table-row table:style-name="ro1">
          <table:table-cell office:value-type="float" office:value="1555601632.62635" calcext:value-type="float">
            <text:p>1555601632.62635</text:p>
          </table:table-cell>
          <table:table-cell office:value-type="float" office:value="387" calcext:value-type="float">
            <text:p>387</text:p>
          </table:table-cell>
          <table:table-cell office:value-type="float" office:value="0.956494152545929" calcext:value-type="float">
            <text:p>0.9564941525</text:p>
          </table:table-cell>
        </table:table-row>
        <table:table-row table:style-name="ro1">
          <table:table-cell office:value-type="float" office:value="1555601703.86951" calcext:value-type="float">
            <text:p>1555601703.86951</text:p>
          </table:table-cell>
          <table:table-cell office:value-type="float" office:value="388" calcext:value-type="float">
            <text:p>388</text:p>
          </table:table-cell>
          <table:table-cell office:value-type="float" office:value="0.958642601966858" calcext:value-type="float">
            <text:p>0.958642602</text:p>
          </table:table-cell>
        </table:table-row>
        <table:table-row table:style-name="ro1">
          <table:table-cell office:value-type="float" office:value="1555601775.42249" calcext:value-type="float">
            <text:p>1555601775.42249</text:p>
          </table:table-cell>
          <table:table-cell office:value-type="float" office:value="389" calcext:value-type="float">
            <text:p>389</text:p>
          </table:table-cell>
          <table:table-cell office:value-type="float" office:value="0.957324206829071" calcext:value-type="float">
            <text:p>0.9573242068</text:p>
          </table:table-cell>
        </table:table-row>
        <table:table-row table:style-name="ro1">
          <table:table-cell office:value-type="float" office:value="1555601846.7009" calcext:value-type="float">
            <text:p>1555601846.7009</text:p>
          </table:table-cell>
          <table:table-cell office:value-type="float" office:value="390" calcext:value-type="float">
            <text:p>390</text:p>
          </table:table-cell>
          <table:table-cell office:value-type="float" office:value="0.956494152545929" calcext:value-type="float">
            <text:p>0.9564941525</text:p>
          </table:table-cell>
        </table:table-row>
        <table:table-row table:style-name="ro1">
          <table:table-cell office:value-type="float" office:value="1555601918.33633" calcext:value-type="float">
            <text:p>1555601918.33633</text:p>
          </table:table-cell>
          <table:table-cell office:value-type="float" office:value="391" calcext:value-type="float">
            <text:p>391</text:p>
          </table:table-cell>
          <table:table-cell office:value-type="float" office:value="0.958398461341858" calcext:value-type="float">
            <text:p>0.9583984613</text:p>
          </table:table-cell>
        </table:table-row>
        <table:table-row table:style-name="ro1">
          <table:table-cell office:value-type="float" office:value="1555601989.22593" calcext:value-type="float">
            <text:p>1555601989.22593</text:p>
          </table:table-cell>
          <table:table-cell office:value-type="float" office:value="392" calcext:value-type="float">
            <text:p>392</text:p>
          </table:table-cell>
          <table:table-cell office:value-type="float" office:value="0.957080066204071" calcext:value-type="float">
            <text:p>0.9570800662</text:p>
          </table:table-cell>
        </table:table-row>
        <table:table-row table:style-name="ro1">
          <table:table-cell office:value-type="float" office:value="1555602060.9091" calcext:value-type="float">
            <text:p>1555602060.9091</text:p>
          </table:table-cell>
          <table:table-cell office:value-type="float" office:value="393" calcext:value-type="float">
            <text:p>393</text:p>
          </table:table-cell>
          <table:table-cell office:value-type="float" office:value="0.956738293170929" calcext:value-type="float">
            <text:p>0.9567382932</text:p>
          </table:table-cell>
        </table:table-row>
        <table:table-row table:style-name="ro1">
          <table:table-cell office:value-type="float" office:value="1555602132.13876" calcext:value-type="float">
            <text:p>1555602132.13876</text:p>
          </table:table-cell>
          <table:table-cell office:value-type="float" office:value="394" calcext:value-type="float">
            <text:p>394</text:p>
          </table:table-cell>
          <table:table-cell office:value-type="float" office:value="0.957568347454071" calcext:value-type="float">
            <text:p>0.9575683475</text:p>
          </table:table-cell>
        </table:table-row>
        <table:table-row table:style-name="ro1">
          <table:table-cell office:value-type="float" office:value="1555602203.17401" calcext:value-type="float">
            <text:p>1555602203.17401</text:p>
          </table:table-cell>
          <table:table-cell office:value-type="float" office:value="395" calcext:value-type="float">
            <text:p>395</text:p>
          </table:table-cell>
          <table:table-cell office:value-type="float" office:value="0.957861363887787" calcext:value-type="float">
            <text:p>0.9578613639</text:p>
          </table:table-cell>
        </table:table-row>
        <table:table-row table:style-name="ro1">
          <table:table-cell office:value-type="float" office:value="1555602274.42527" calcext:value-type="float">
            <text:p>1555602274.42527</text:p>
          </table:table-cell>
          <table:table-cell office:value-type="float" office:value="396" calcext:value-type="float">
            <text:p>396</text:p>
          </table:table-cell>
          <table:table-cell office:value-type="float" office:value="0.958740234375" calcext:value-type="float">
            <text:p>0.9587402344</text:p>
          </table:table-cell>
        </table:table-row>
        <table:table-row table:style-name="ro1">
          <table:table-cell office:value-type="float" office:value="1555602345.54152" calcext:value-type="float">
            <text:p>1555602345.54152</text:p>
          </table:table-cell>
          <table:table-cell office:value-type="float" office:value="397" calcext:value-type="float">
            <text:p>397</text:p>
          </table:table-cell>
          <table:table-cell office:value-type="float" office:value="0.957177758216858" calcext:value-type="float">
            <text:p>0.9571777582</text:p>
          </table:table-cell>
        </table:table-row>
        <table:table-row table:style-name="ro1">
          <table:table-cell office:value-type="float" office:value="1555602416.83817" calcext:value-type="float">
            <text:p>1555602416.83817</text:p>
          </table:table-cell>
          <table:table-cell office:value-type="float" office:value="398" calcext:value-type="float">
            <text:p>398</text:p>
          </table:table-cell>
          <table:table-cell office:value-type="float" office:value="0.957080066204071" calcext:value-type="float">
            <text:p>0.9570800662</text:p>
          </table:table-cell>
        </table:table-row>
        <table:table-row table:style-name="ro1">
          <table:table-cell office:value-type="float" office:value="1555602488.2416" calcext:value-type="float">
            <text:p>1555602488.2416</text:p>
          </table:table-cell>
          <table:table-cell office:value-type="float" office:value="399" calcext:value-type="float">
            <text:p>399</text:p>
          </table:table-cell>
          <table:table-cell office:value-type="float" office:value="0.958886742591858" calcext:value-type="float">
            <text:p>0.9588867426</text:p>
          </table:table-cell>
        </table:table-row>
        <table:table-row table:style-name="ro1">
          <table:table-cell office:value-type="float" office:value="1555602559.39521" calcext:value-type="float">
            <text:p>1555602559.39521</text:p>
          </table:table-cell>
          <table:table-cell office:value-type="float" office:value="400" calcext:value-type="float">
            <text:p>400</text:p>
          </table:table-cell>
          <table:table-cell office:value-type="float" office:value="0.957812488079071" calcext:value-type="float">
            <text:p>0.9578124881</text:p>
          </table:table-cell>
        </table:table-row>
        <table:table-row table:style-name="ro1">
          <table:table-cell office:value-type="float" office:value="1555602630.97517" calcext:value-type="float">
            <text:p>1555602630.97517</text:p>
          </table:table-cell>
          <table:table-cell office:value-type="float" office:value="401" calcext:value-type="float">
            <text:p>401</text:p>
          </table:table-cell>
          <table:table-cell office:value-type="float" office:value="0.958447277545929" calcext:value-type="float">
            <text:p>0.9584472775</text:p>
          </table:table-cell>
        </table:table-row>
        <table:table-row table:style-name="ro1">
          <table:table-cell office:value-type="float" office:value="1555602702.292" calcext:value-type="float">
            <text:p>1555602702.292</text:p>
          </table:table-cell>
          <table:table-cell office:value-type="float" office:value="402" calcext:value-type="float">
            <text:p>402</text:p>
          </table:table-cell>
          <table:table-cell office:value-type="float" office:value="0.958593785762787" calcext:value-type="float">
            <text:p>0.9585937858</text:p>
          </table:table-cell>
        </table:table-row>
        <table:table-row table:style-name="ro1">
          <table:table-cell office:value-type="float" office:value="1555602773.18279" calcext:value-type="float">
            <text:p>1555602773.18279</text:p>
          </table:table-cell>
          <table:table-cell office:value-type="float" office:value="403" calcext:value-type="float">
            <text:p>403</text:p>
          </table:table-cell>
          <table:table-cell office:value-type="float" office:value="0.958349645137787" calcext:value-type="float">
            <text:p>0.9583496451</text:p>
          </table:table-cell>
        </table:table-row>
        <table:table-row table:style-name="ro1">
          <table:table-cell office:value-type="float" office:value="1555602845.13882" calcext:value-type="float">
            <text:p>1555602845.13882</text:p>
          </table:table-cell>
          <table:table-cell office:value-type="float" office:value="404" calcext:value-type="float">
            <text:p>404</text:p>
          </table:table-cell>
          <table:table-cell office:value-type="float" office:value="0.957958996295929" calcext:value-type="float">
            <text:p>0.9579589963</text:p>
          </table:table-cell>
        </table:table-row>
        <table:table-row table:style-name="ro1">
          <table:table-cell office:value-type="float" office:value="1555602916.21148" calcext:value-type="float">
            <text:p>1555602916.21148</text:p>
          </table:table-cell>
          <table:table-cell office:value-type="float" office:value="405" calcext:value-type="float">
            <text:p>405</text:p>
          </table:table-cell>
          <table:table-cell office:value-type="float" office:value="0.958300769329071" calcext:value-type="float">
            <text:p>0.9583007693</text:p>
          </table:table-cell>
        </table:table-row>
        <table:table-row table:style-name="ro1">
          <table:table-cell office:value-type="float" office:value="1555602987.62541" calcext:value-type="float">
            <text:p>1555602987.62541</text:p>
          </table:table-cell>
          <table:table-cell office:value-type="float" office:value="406" calcext:value-type="float">
            <text:p>406</text:p>
          </table:table-cell>
          <table:table-cell office:value-type="float" office:value="0.957080066204071" calcext:value-type="float">
            <text:p>0.9570800662</text:p>
          </table:table-cell>
        </table:table-row>
        <table:table-row table:style-name="ro1">
          <table:table-cell office:value-type="float" office:value="1555603059.12073" calcext:value-type="float">
            <text:p>1555603059.12073</text:p>
          </table:table-cell>
          <table:table-cell office:value-type="float" office:value="407" calcext:value-type="float">
            <text:p>407</text:p>
          </table:table-cell>
          <table:table-cell office:value-type="float" office:value="0.957812488079071" calcext:value-type="float">
            <text:p>0.9578124881</text:p>
          </table:table-cell>
        </table:table-row>
        <table:table-row table:style-name="ro1">
          <table:table-cell office:value-type="float" office:value="1555603130.71421" calcext:value-type="float">
            <text:p>1555603130.71421</text:p>
          </table:table-cell>
          <table:table-cell office:value-type="float" office:value="408" calcext:value-type="float">
            <text:p>408</text:p>
          </table:table-cell>
          <table:table-cell office:value-type="float" office:value="0.957910180091858" calcext:value-type="float">
            <text:p>0.9579101801</text:p>
          </table:table-cell>
        </table:table-row>
        <table:table-row table:style-name="ro1">
          <table:table-cell office:value-type="float" office:value="1555603202.08938" calcext:value-type="float">
            <text:p>1555603202.08938</text:p>
          </table:table-cell>
          <table:table-cell office:value-type="float" office:value="409" calcext:value-type="float">
            <text:p>409</text:p>
          </table:table-cell>
          <table:table-cell office:value-type="float" office:value="0.957275390625" calcext:value-type="float">
            <text:p>0.9572753906</text:p>
          </table:table-cell>
        </table:table-row>
        <table:table-row table:style-name="ro1">
          <table:table-cell office:value-type="float" office:value="1555603273.40972" calcext:value-type="float">
            <text:p>1555603273.40972</text:p>
          </table:table-cell>
          <table:table-cell office:value-type="float" office:value="410" calcext:value-type="float">
            <text:p>410</text:p>
          </table:table-cell>
          <table:table-cell office:value-type="float" office:value="0.956689476966858" calcext:value-type="float">
            <text:p>0.956689477</text:p>
          </table:table-cell>
        </table:table-row>
        <table:table-row table:style-name="ro1">
          <table:table-cell office:value-type="float" office:value="1555603344.76776" calcext:value-type="float">
            <text:p>1555603344.76776</text:p>
          </table:table-cell>
          <table:table-cell office:value-type="float" office:value="411" calcext:value-type="float">
            <text:p>411</text:p>
          </table:table-cell>
          <table:table-cell office:value-type="float" office:value="0.958642601966858" calcext:value-type="float">
            <text:p>0.958642602</text:p>
          </table:table-cell>
        </table:table-row>
        <table:table-row table:style-name="ro1">
          <table:table-cell office:value-type="float" office:value="1555603416.84571" calcext:value-type="float">
            <text:p>1555603416.84571</text:p>
          </table:table-cell>
          <table:table-cell office:value-type="float" office:value="412" calcext:value-type="float">
            <text:p>412</text:p>
          </table:table-cell>
          <table:table-cell office:value-type="float" office:value="0.957275390625" calcext:value-type="float">
            <text:p>0.9572753906</text:p>
          </table:table-cell>
        </table:table-row>
        <table:table-row table:style-name="ro1">
          <table:table-cell office:value-type="float" office:value="1555603487.96431" calcext:value-type="float">
            <text:p>1555603487.96431</text:p>
          </table:table-cell>
          <table:table-cell office:value-type="float" office:value="413" calcext:value-type="float">
            <text:p>413</text:p>
          </table:table-cell>
          <table:table-cell office:value-type="float" office:value="0.956005871295929" calcext:value-type="float">
            <text:p>0.9560058713</text:p>
          </table:table-cell>
        </table:table-row>
        <table:table-row table:style-name="ro1">
          <table:table-cell office:value-type="float" office:value="1555603559.61314" calcext:value-type="float">
            <text:p>1555603559.61314</text:p>
          </table:table-cell>
          <table:table-cell office:value-type="float" office:value="414" calcext:value-type="float">
            <text:p>414</text:p>
          </table:table-cell>
          <table:table-cell office:value-type="float" office:value="0.957910180091858" calcext:value-type="float">
            <text:p>0.9579101801</text:p>
          </table:table-cell>
        </table:table-row>
        <table:table-row table:style-name="ro1">
          <table:table-cell office:value-type="float" office:value="1555603631.04918" calcext:value-type="float">
            <text:p>1555603631.04918</text:p>
          </table:table-cell>
          <table:table-cell office:value-type="float" office:value="415" calcext:value-type="float">
            <text:p>415</text:p>
          </table:table-cell>
          <table:table-cell office:value-type="float" office:value="0.956298828125" calcext:value-type="float">
            <text:p>0.9562988281</text:p>
          </table:table-cell>
        </table:table-row>
        <table:table-row table:style-name="ro1">
          <table:table-cell office:value-type="float" office:value="1555603702.61205" calcext:value-type="float">
            <text:p>1555603702.61205</text:p>
          </table:table-cell>
          <table:table-cell office:value-type="float" office:value="416" calcext:value-type="float">
            <text:p>416</text:p>
          </table:table-cell>
          <table:table-cell office:value-type="float" office:value="0.957177758216858" calcext:value-type="float">
            <text:p>0.9571777582</text:p>
          </table:table-cell>
        </table:table-row>
        <table:table-row table:style-name="ro1">
          <table:table-cell office:value-type="float" office:value="1555603773.59883" calcext:value-type="float">
            <text:p>1555603773.59883</text:p>
          </table:table-cell>
          <table:table-cell office:value-type="float" office:value="417" calcext:value-type="float">
            <text:p>417</text:p>
          </table:table-cell>
          <table:table-cell office:value-type="float" office:value="0.957666039466858" calcext:value-type="float">
            <text:p>0.9576660395</text:p>
          </table:table-cell>
        </table:table-row>
        <table:table-row table:style-name="ro1">
          <table:table-cell office:value-type="float" office:value="1555603845.13229" calcext:value-type="float">
            <text:p>1555603845.13229</text:p>
          </table:table-cell>
          <table:table-cell office:value-type="float" office:value="418" calcext:value-type="float">
            <text:p>418</text:p>
          </table:table-cell>
          <table:table-cell office:value-type="float" office:value="0.95703125" calcext:value-type="float">
            <text:p>0.95703125</text:p>
          </table:table-cell>
        </table:table-row>
        <table:table-row table:style-name="ro1">
          <table:table-cell office:value-type="float" office:value="1555603917.02237" calcext:value-type="float">
            <text:p>1555603917.02237</text:p>
          </table:table-cell>
          <table:table-cell office:value-type="float" office:value="419" calcext:value-type="float">
            <text:p>419</text:p>
          </table:table-cell>
          <table:table-cell office:value-type="float" office:value="0.956933617591858" calcext:value-type="float">
            <text:p>0.9569336176</text:p>
          </table:table-cell>
        </table:table-row>
        <table:table-row table:style-name="ro1">
          <table:table-cell office:value-type="float" office:value="1555603987.89186" calcext:value-type="float">
            <text:p>1555603987.89186</text:p>
          </table:table-cell>
          <table:table-cell office:value-type="float" office:value="420" calcext:value-type="float">
            <text:p>420</text:p>
          </table:table-cell>
          <table:table-cell office:value-type="float" office:value="0.95849609375" calcext:value-type="float">
            <text:p>0.9584960938</text:p>
          </table:table-cell>
        </table:table-row>
        <table:table-row table:style-name="ro1">
          <table:table-cell office:value-type="float" office:value="1555604059.62317" calcext:value-type="float">
            <text:p>1555604059.62317</text:p>
          </table:table-cell>
          <table:table-cell office:value-type="float" office:value="421" calcext:value-type="float">
            <text:p>421</text:p>
          </table:table-cell>
          <table:table-cell office:value-type="float" office:value="0.957617223262787" calcext:value-type="float">
            <text:p>0.9576172233</text:p>
          </table:table-cell>
        </table:table-row>
        <table:table-row table:style-name="ro1">
          <table:table-cell office:value-type="float" office:value="1555604131.59998" calcext:value-type="float">
            <text:p>1555604131.59998</text:p>
          </table:table-cell>
          <table:table-cell office:value-type="float" office:value="422" calcext:value-type="float">
            <text:p>422</text:p>
          </table:table-cell>
          <table:table-cell office:value-type="float" office:value="0.956884801387787" calcext:value-type="float">
            <text:p>0.9568848014</text:p>
          </table:table-cell>
        </table:table-row>
        <table:table-row table:style-name="ro1">
          <table:table-cell office:value-type="float" office:value="1555604202.89064" calcext:value-type="float">
            <text:p>1555604202.89064</text:p>
          </table:table-cell>
          <table:table-cell office:value-type="float" office:value="423" calcext:value-type="float">
            <text:p>423</text:p>
          </table:table-cell>
          <table:table-cell office:value-type="float" office:value="0.9580078125" calcext:value-type="float">
            <text:p>0.9580078125</text:p>
          </table:table-cell>
        </table:table-row>
        <table:table-row table:style-name="ro1">
          <table:table-cell office:value-type="float" office:value="1555604274.41723" calcext:value-type="float">
            <text:p>1555604274.41723</text:p>
          </table:table-cell>
          <table:table-cell office:value-type="float" office:value="424" calcext:value-type="float">
            <text:p>424</text:p>
          </table:table-cell>
          <table:table-cell office:value-type="float" office:value="0.958740234375" calcext:value-type="float">
            <text:p>0.9587402344</text:p>
          </table:table-cell>
        </table:table-row>
        <table:table-row table:style-name="ro1">
          <table:table-cell office:value-type="float" office:value="1555604345.44362" calcext:value-type="float">
            <text:p>1555604345.44362</text:p>
          </table:table-cell>
          <table:table-cell office:value-type="float" office:value="425" calcext:value-type="float">
            <text:p>425</text:p>
          </table:table-cell>
          <table:table-cell office:value-type="float" office:value="0.957617223262787" calcext:value-type="float">
            <text:p>0.9576172233</text:p>
          </table:table-cell>
        </table:table-row>
        <table:table-row table:style-name="ro1">
          <table:table-cell office:value-type="float" office:value="1555604416.96511" calcext:value-type="float">
            <text:p>1555604416.96511</text:p>
          </table:table-cell>
          <table:table-cell office:value-type="float" office:value="426" calcext:value-type="float">
            <text:p>426</text:p>
          </table:table-cell>
          <table:table-cell office:value-type="float" office:value="0.956689476966858" calcext:value-type="float">
            <text:p>0.956689477</text:p>
          </table:table-cell>
        </table:table-row>
        <table:table-row table:style-name="ro1">
          <table:table-cell office:value-type="float" office:value="1555604488.23035" calcext:value-type="float">
            <text:p>1555604488.23035</text:p>
          </table:table-cell>
          <table:table-cell office:value-type="float" office:value="427" calcext:value-type="float">
            <text:p>427</text:p>
          </table:table-cell>
          <table:table-cell office:value-type="float" office:value="0.958349645137787" calcext:value-type="float">
            <text:p>0.9583496451</text:p>
          </table:table-cell>
        </table:table-row>
        <table:table-row table:style-name="ro1">
          <table:table-cell office:value-type="float" office:value="1555604559.77073" calcext:value-type="float">
            <text:p>1555604559.77073</text:p>
          </table:table-cell>
          <table:table-cell office:value-type="float" office:value="428" calcext:value-type="float">
            <text:p>428</text:p>
          </table:table-cell>
          <table:table-cell office:value-type="float" office:value="0.957568347454071" calcext:value-type="float">
            <text:p>0.9575683475</text:p>
          </table:table-cell>
        </table:table-row>
        <table:table-row table:style-name="ro1">
          <table:table-cell office:value-type="float" office:value="1555604631.43272" calcext:value-type="float">
            <text:p>1555604631.43272</text:p>
          </table:table-cell>
          <table:table-cell office:value-type="float" office:value="429" calcext:value-type="float">
            <text:p>429</text:p>
          </table:table-cell>
          <table:table-cell office:value-type="float" office:value="0.957714855670929" calcext:value-type="float">
            <text:p>0.9577148557</text:p>
          </table:table-cell>
        </table:table-row>
        <table:table-row table:style-name="ro1">
          <table:table-cell office:value-type="float" office:value="1555604703.01582" calcext:value-type="float">
            <text:p>1555604703.01582</text:p>
          </table:table-cell>
          <table:table-cell office:value-type="float" office:value="430" calcext:value-type="float">
            <text:p>430</text:p>
          </table:table-cell>
          <table:table-cell office:value-type="float" office:value="0.956250011920929" calcext:value-type="float">
            <text:p>0.9562500119</text:p>
          </table:table-cell>
        </table:table-row>
        <table:table-row table:style-name="ro1">
          <table:table-cell office:value-type="float" office:value="1555604773.96885" calcext:value-type="float">
            <text:p>1555604773.96885</text:p>
          </table:table-cell>
          <table:table-cell office:value-type="float" office:value="431" calcext:value-type="float">
            <text:p>431</text:p>
          </table:table-cell>
          <table:table-cell office:value-type="float" office:value="0.959082067012787" calcext:value-type="float">
            <text:p>0.959082067</text:p>
          </table:table-cell>
        </table:table-row>
        <table:table-row table:style-name="ro1">
          <table:table-cell office:value-type="float" office:value="1555604845.22362" calcext:value-type="float">
            <text:p>1555604845.22362</text:p>
          </table:table-cell>
          <table:table-cell office:value-type="float" office:value="432" calcext:value-type="float">
            <text:p>432</text:p>
          </table:table-cell>
          <table:table-cell office:value-type="float" office:value="0.956787109375" calcext:value-type="float">
            <text:p>0.9567871094</text:p>
          </table:table-cell>
        </table:table-row>
        <table:table-row table:style-name="ro1">
          <table:table-cell office:value-type="float" office:value="1555604916.49134" calcext:value-type="float">
            <text:p>1555604916.49134</text:p>
          </table:table-cell>
          <table:table-cell office:value-type="float" office:value="433" calcext:value-type="float">
            <text:p>433</text:p>
          </table:table-cell>
          <table:table-cell office:value-type="float" office:value="0.957861363887787" calcext:value-type="float">
            <text:p>0.9578613639</text:p>
          </table:table-cell>
        </table:table-row>
        <table:table-row table:style-name="ro1">
          <table:table-cell office:value-type="float" office:value="1555604987.649" calcext:value-type="float">
            <text:p>1555604987.649</text:p>
          </table:table-cell>
          <table:table-cell office:value-type="float" office:value="434" calcext:value-type="float">
            <text:p>434</text:p>
          </table:table-cell>
          <table:table-cell office:value-type="float" office:value="0.958837926387787" calcext:value-type="float">
            <text:p>0.9588379264</text:p>
          </table:table-cell>
        </table:table-row>
        <table:table-row table:style-name="ro1">
          <table:table-cell office:value-type="float" office:value="1555605059.1467" calcext:value-type="float">
            <text:p>1555605059.1467</text:p>
          </table:table-cell>
          <table:table-cell office:value-type="float" office:value="435" calcext:value-type="float">
            <text:p>435</text:p>
          </table:table-cell>
          <table:table-cell office:value-type="float" office:value="0.956787109375" calcext:value-type="float">
            <text:p>0.9567871094</text:p>
          </table:table-cell>
        </table:table-row>
        <table:table-row table:style-name="ro1">
          <table:table-cell office:value-type="float" office:value="1555605130.70512" calcext:value-type="float">
            <text:p>1555605130.70512</text:p>
          </table:table-cell>
          <table:table-cell office:value-type="float" office:value="436" calcext:value-type="float">
            <text:p>436</text:p>
          </table:table-cell>
          <table:table-cell office:value-type="float" office:value="0.957714855670929" calcext:value-type="float">
            <text:p>0.9577148557</text:p>
          </table:table-cell>
        </table:table-row>
        <table:table-row table:style-name="ro1">
          <table:table-cell office:value-type="float" office:value="1555605202.22975" calcext:value-type="float">
            <text:p>1555605202.22975</text:p>
          </table:table-cell>
          <table:table-cell office:value-type="float" office:value="437" calcext:value-type="float">
            <text:p>437</text:p>
          </table:table-cell>
          <table:table-cell office:value-type="float" office:value="0.95556640625" calcext:value-type="float">
            <text:p>0.9555664063</text:p>
          </table:table-cell>
        </table:table-row>
        <table:table-row table:style-name="ro1">
          <table:table-cell office:value-type="float" office:value="1555605273.61421" calcext:value-type="float">
            <text:p>1555605273.61421</text:p>
          </table:table-cell>
          <table:table-cell office:value-type="float" office:value="438" calcext:value-type="float">
            <text:p>438</text:p>
          </table:table-cell>
          <table:table-cell office:value-type="float" office:value="0.958105504512787" calcext:value-type="float">
            <text:p>0.9581055045</text:p>
          </table:table-cell>
        </table:table-row>
        <table:table-row table:style-name="ro1">
          <table:table-cell office:value-type="float" office:value="1555605344.87993" calcext:value-type="float">
            <text:p>1555605344.87993</text:p>
          </table:table-cell>
          <table:table-cell office:value-type="float" office:value="439" calcext:value-type="float">
            <text:p>439</text:p>
          </table:table-cell>
          <table:table-cell office:value-type="float" office:value="0.957763671875" calcext:value-type="float">
            <text:p>0.9577636719</text:p>
          </table:table-cell>
        </table:table-row>
        <table:table-row table:style-name="ro1">
          <table:table-cell office:value-type="float" office:value="1555605416.29625" calcext:value-type="float">
            <text:p>1555605416.29625</text:p>
          </table:table-cell>
          <table:table-cell office:value-type="float" office:value="440" calcext:value-type="float">
            <text:p>440</text:p>
          </table:table-cell>
          <table:table-cell office:value-type="float" office:value="0.956591784954071" calcext:value-type="float">
            <text:p>0.956591785</text:p>
          </table:table-cell>
        </table:table-row>
        <table:table-row table:style-name="ro1">
          <table:table-cell office:value-type="float" office:value="1555605488.13525" calcext:value-type="float">
            <text:p>1555605488.13525</text:p>
          </table:table-cell>
          <table:table-cell office:value-type="float" office:value="441" calcext:value-type="float">
            <text:p>441</text:p>
          </table:table-cell>
          <table:table-cell office:value-type="float" office:value="0.956738293170929" calcext:value-type="float">
            <text:p>0.9567382932</text:p>
          </table:table-cell>
        </table:table-row>
        <table:table-row table:style-name="ro1">
          <table:table-cell office:value-type="float" office:value="1555605560.05466" calcext:value-type="float">
            <text:p>1555605560.05466</text:p>
          </table:table-cell>
          <table:table-cell office:value-type="float" office:value="442" calcext:value-type="float">
            <text:p>442</text:p>
          </table:table-cell>
          <table:table-cell office:value-type="float" office:value="0.959423840045929" calcext:value-type="float">
            <text:p>0.95942384</text:p>
          </table:table-cell>
        </table:table-row>
        <table:table-row table:style-name="ro1">
          <table:table-cell office:value-type="float" office:value="1555605631.00556" calcext:value-type="float">
            <text:p>1555605631.00556</text:p>
          </table:table-cell>
          <table:table-cell office:value-type="float" office:value="443" calcext:value-type="float">
            <text:p>443</text:p>
          </table:table-cell>
          <table:table-cell office:value-type="float" office:value="0.956103503704071" calcext:value-type="float">
            <text:p>0.9561035037</text:p>
          </table:table-cell>
        </table:table-row>
        <table:table-row table:style-name="ro1">
          <table:table-cell office:value-type="float" office:value="1555605702.61395" calcext:value-type="float">
            <text:p>1555605702.61395</text:p>
          </table:table-cell>
          <table:table-cell office:value-type="float" office:value="444" calcext:value-type="float">
            <text:p>444</text:p>
          </table:table-cell>
          <table:table-cell office:value-type="float" office:value="0.9580078125" calcext:value-type="float">
            <text:p>0.9580078125</text:p>
          </table:table-cell>
        </table:table-row>
        <table:table-row table:style-name="ro1">
          <table:table-cell office:value-type="float" office:value="1555605774.04988" calcext:value-type="float">
            <text:p>1555605774.04988</text:p>
          </table:table-cell>
          <table:table-cell office:value-type="float" office:value="445" calcext:value-type="float">
            <text:p>445</text:p>
          </table:table-cell>
          <table:table-cell office:value-type="float" office:value="0.957324206829071" calcext:value-type="float">
            <text:p>0.9573242068</text:p>
          </table:table-cell>
        </table:table-row>
        <table:table-row table:style-name="ro1">
          <table:table-cell office:value-type="float" office:value="1555605845.47378" calcext:value-type="float">
            <text:p>1555605845.47378</text:p>
          </table:table-cell>
          <table:table-cell office:value-type="float" office:value="446" calcext:value-type="float">
            <text:p>446</text:p>
          </table:table-cell>
          <table:table-cell office:value-type="float" office:value="0.957617223262787" calcext:value-type="float">
            <text:p>0.9576172233</text:p>
          </table:table-cell>
        </table:table-row>
        <table:table-row table:style-name="ro1">
          <table:table-cell office:value-type="float" office:value="1555605916.67629" calcext:value-type="float">
            <text:p>1555605916.67629</text:p>
          </table:table-cell>
          <table:table-cell office:value-type="float" office:value="447" calcext:value-type="float">
            <text:p>447</text:p>
          </table:table-cell>
          <table:table-cell office:value-type="float" office:value="0.958300769329071" calcext:value-type="float">
            <text:p>0.9583007693</text:p>
          </table:table-cell>
        </table:table-row>
        <table:table-row table:style-name="ro1">
          <table:table-cell office:value-type="float" office:value="1555605987.93436" calcext:value-type="float">
            <text:p>1555605987.93436</text:p>
          </table:table-cell>
          <table:table-cell office:value-type="float" office:value="448" calcext:value-type="float">
            <text:p>448</text:p>
          </table:table-cell>
          <table:table-cell office:value-type="float" office:value="0.956982433795929" calcext:value-type="float">
            <text:p>0.9569824338</text:p>
          </table:table-cell>
        </table:table-row>
        <table:table-row table:style-name="ro1">
          <table:table-cell office:value-type="float" office:value="1555606059.74128" calcext:value-type="float">
            <text:p>1555606059.74128</text:p>
          </table:table-cell>
          <table:table-cell office:value-type="float" office:value="449" calcext:value-type="float">
            <text:p>449</text:p>
          </table:table-cell>
          <table:table-cell office:value-type="float" office:value="0.957568347454071" calcext:value-type="float">
            <text:p>0.9575683475</text:p>
          </table:table-cell>
        </table:table-row>
        <table:table-row table:style-name="ro1">
          <table:table-cell office:value-type="float" office:value="1555606131.38884" calcext:value-type="float">
            <text:p>1555606131.38884</text:p>
          </table:table-cell>
          <table:table-cell office:value-type="float" office:value="450" calcext:value-type="float">
            <text:p>450</text:p>
          </table:table-cell>
          <table:table-cell office:value-type="float" office:value="0.958447277545929" calcext:value-type="float">
            <text:p>0.9584472775</text:p>
          </table:table-cell>
        </table:table-row>
        <table:table-row table:style-name="ro1">
          <table:table-cell office:value-type="float" office:value="1555606202.75904" calcext:value-type="float">
            <text:p>1555606202.75904</text:p>
          </table:table-cell>
          <table:table-cell office:value-type="float" office:value="451" calcext:value-type="float">
            <text:p>451</text:p>
          </table:table-cell>
          <table:table-cell office:value-type="float" office:value="0.960058629512787" calcext:value-type="float">
            <text:p>0.9600586295</text:p>
          </table:table-cell>
        </table:table-row>
        <table:table-row table:style-name="ro1">
          <table:table-cell office:value-type="float" office:value="1555606274.1605" calcext:value-type="float">
            <text:p>1555606274.1605</text:p>
          </table:table-cell>
          <table:table-cell office:value-type="float" office:value="452" calcext:value-type="float">
            <text:p>452</text:p>
          </table:table-cell>
          <table:table-cell office:value-type="float" office:value="0.958056628704071" calcext:value-type="float">
            <text:p>0.9580566287</text:p>
          </table:table-cell>
        </table:table-row>
        <table:table-row table:style-name="ro1">
          <table:table-cell office:value-type="float" office:value="1555606345.15574" calcext:value-type="float">
            <text:p>1555606345.15574</text:p>
          </table:table-cell>
          <table:table-cell office:value-type="float" office:value="453" calcext:value-type="float">
            <text:p>453</text:p>
          </table:table-cell>
          <table:table-cell office:value-type="float" office:value="0.959130883216858" calcext:value-type="float">
            <text:p>0.9591308832</text:p>
          </table:table-cell>
        </table:table-row>
        <table:table-row table:style-name="ro1">
          <table:table-cell office:value-type="float" office:value="1555606416.94602" calcext:value-type="float">
            <text:p>1555606416.94602</text:p>
          </table:table-cell>
          <table:table-cell office:value-type="float" office:value="454" calcext:value-type="float">
            <text:p>454</text:p>
          </table:table-cell>
          <table:table-cell office:value-type="float" office:value="0.957763671875" calcext:value-type="float">
            <text:p>0.9577636719</text:p>
          </table:table-cell>
        </table:table-row>
        <table:table-row table:style-name="ro1">
          <table:table-cell office:value-type="float" office:value="1555606488.27595" calcext:value-type="float">
            <text:p>1555606488.27595</text:p>
          </table:table-cell>
          <table:table-cell office:value-type="float" office:value="455" calcext:value-type="float">
            <text:p>455</text:p>
          </table:table-cell>
          <table:table-cell office:value-type="float" office:value="0.959521472454071" calcext:value-type="float">
            <text:p>0.9595214725</text:p>
          </table:table-cell>
        </table:table-row>
        <table:table-row table:style-name="ro1">
          <table:table-cell office:value-type="float" office:value="1555606559.68842" calcext:value-type="float">
            <text:p>1555606559.68842</text:p>
          </table:table-cell>
          <table:table-cell office:value-type="float" office:value="456" calcext:value-type="float">
            <text:p>456</text:p>
          </table:table-cell>
          <table:table-cell office:value-type="float" office:value="0.957568347454071" calcext:value-type="float">
            <text:p>0.9575683475</text:p>
          </table:table-cell>
        </table:table-row>
        <table:table-row table:style-name="ro1">
          <table:table-cell office:value-type="float" office:value="1555606631.4013" calcext:value-type="float">
            <text:p>1555606631.4013</text:p>
          </table:table-cell>
          <table:table-cell office:value-type="float" office:value="457" calcext:value-type="float">
            <text:p>457</text:p>
          </table:table-cell>
          <table:table-cell office:value-type="float" office:value="0.956201195716858" calcext:value-type="float">
            <text:p>0.9562011957</text:p>
          </table:table-cell>
        </table:table-row>
        <table:table-row table:style-name="ro1">
          <table:table-cell office:value-type="float" office:value="1555606703.09836" calcext:value-type="float">
            <text:p>1555606703.09836</text:p>
          </table:table-cell>
          <table:table-cell office:value-type="float" office:value="458" calcext:value-type="float">
            <text:p>458</text:p>
          </table:table-cell>
          <table:table-cell office:value-type="float" office:value="0.958544909954071" calcext:value-type="float">
            <text:p>0.95854491</text:p>
          </table:table-cell>
        </table:table-row>
        <table:table-row table:style-name="ro1">
          <table:table-cell office:value-type="float" office:value="1555606774.4698" calcext:value-type="float">
            <text:p>1555606774.4698</text:p>
          </table:table-cell>
          <table:table-cell office:value-type="float" office:value="459" calcext:value-type="float">
            <text:p>459</text:p>
          </table:table-cell>
          <table:table-cell office:value-type="float" office:value="0.956787109375" calcext:value-type="float">
            <text:p>0.9567871094</text:p>
          </table:table-cell>
        </table:table-row>
        <table:table-row table:style-name="ro1">
          <table:table-cell office:value-type="float" office:value="1555606845.97553" calcext:value-type="float">
            <text:p>1555606845.97553</text:p>
          </table:table-cell>
          <table:table-cell office:value-type="float" office:value="460" calcext:value-type="float">
            <text:p>460</text:p>
          </table:table-cell>
          <table:table-cell office:value-type="float" office:value="0.955908238887787" calcext:value-type="float">
            <text:p>0.9559082389</text:p>
          </table:table-cell>
        </table:table-row>
        <table:table-row table:style-name="ro1">
          <table:table-cell office:value-type="float" office:value="1555606917.10885" calcext:value-type="float">
            <text:p>1555606917.10885</text:p>
          </table:table-cell>
          <table:table-cell office:value-type="float" office:value="461" calcext:value-type="float">
            <text:p>461</text:p>
          </table:table-cell>
          <table:table-cell office:value-type="float" office:value="0.957177758216858" calcext:value-type="float">
            <text:p>0.9571777582</text:p>
          </table:table-cell>
        </table:table-row>
        <table:table-row table:style-name="ro1">
          <table:table-cell office:value-type="float" office:value="1555606988.66502" calcext:value-type="float">
            <text:p>1555606988.66502</text:p>
          </table:table-cell>
          <table:table-cell office:value-type="float" office:value="462" calcext:value-type="float">
            <text:p>462</text:p>
          </table:table-cell>
          <table:table-cell office:value-type="float" office:value="0.957373082637787" calcext:value-type="float">
            <text:p>0.9573730826</text:p>
          </table:table-cell>
        </table:table-row>
        <table:table-row table:style-name="ro1">
          <table:table-cell office:value-type="float" office:value="1555607060.19185" calcext:value-type="float">
            <text:p>1555607060.19185</text:p>
          </table:table-cell>
          <table:table-cell office:value-type="float" office:value="463" calcext:value-type="float">
            <text:p>463</text:p>
          </table:table-cell>
          <table:table-cell office:value-type="float" office:value="0.956591784954071" calcext:value-type="float">
            <text:p>0.956591785</text:p>
          </table:table-cell>
        </table:table-row>
        <table:table-row table:style-name="ro1">
          <table:table-cell office:value-type="float" office:value="1555607131.71584" calcext:value-type="float">
            <text:p>1555607131.71584</text:p>
          </table:table-cell>
          <table:table-cell office:value-type="float" office:value="464" calcext:value-type="float">
            <text:p>464</text:p>
          </table:table-cell>
          <table:table-cell office:value-type="float" office:value="0.9580078125" calcext:value-type="float">
            <text:p>0.9580078125</text:p>
          </table:table-cell>
        </table:table-row>
        <table:table-row table:style-name="ro1">
          <table:table-cell office:value-type="float" office:value="1555607202.37406" calcext:value-type="float">
            <text:p>1555607202.37406</text:p>
          </table:table-cell>
          <table:table-cell office:value-type="float" office:value="465" calcext:value-type="float">
            <text:p>465</text:p>
          </table:table-cell>
          <table:table-cell office:value-type="float" office:value="0.956689476966858" calcext:value-type="float">
            <text:p>0.956689477</text:p>
          </table:table-cell>
        </table:table-row>
        <table:table-row table:style-name="ro1">
          <table:table-cell office:value-type="float" office:value="1555607273.9066" calcext:value-type="float">
            <text:p>1555607273.9066</text:p>
          </table:table-cell>
          <table:table-cell office:value-type="float" office:value="466" calcext:value-type="float">
            <text:p>466</text:p>
          </table:table-cell>
          <table:table-cell office:value-type="float" office:value="0.957421898841858" calcext:value-type="float">
            <text:p>0.9574218988</text:p>
          </table:table-cell>
        </table:table-row>
        <table:table-row table:style-name="ro1">
          <table:table-cell office:value-type="float" office:value="1555607345.19964" calcext:value-type="float">
            <text:p>1555607345.19964</text:p>
          </table:table-cell>
          <table:table-cell office:value-type="float" office:value="467" calcext:value-type="float">
            <text:p>467</text:p>
          </table:table-cell>
          <table:table-cell office:value-type="float" office:value="0.957666039466858" calcext:value-type="float">
            <text:p>0.9576660395</text:p>
          </table:table-cell>
        </table:table-row>
        <table:table-row table:style-name="ro1">
          <table:table-cell office:value-type="float" office:value="1555607416.59367" calcext:value-type="float">
            <text:p>1555607416.59367</text:p>
          </table:table-cell>
          <table:table-cell office:value-type="float" office:value="468" calcext:value-type="float">
            <text:p>468</text:p>
          </table:table-cell>
          <table:table-cell office:value-type="float" office:value="0.954833984375" calcext:value-type="float">
            <text:p>0.9548339844</text:p>
          </table:table-cell>
        </table:table-row>
        <table:table-row table:style-name="ro1">
          <table:table-cell office:value-type="float" office:value="1555607488.02669" calcext:value-type="float">
            <text:p>1555607488.02669</text:p>
          </table:table-cell>
          <table:table-cell office:value-type="float" office:value="469" calcext:value-type="float">
            <text:p>469</text:p>
          </table:table-cell>
          <table:table-cell office:value-type="float" office:value="0.956689476966858" calcext:value-type="float">
            <text:p>0.956689477</text:p>
          </table:table-cell>
        </table:table-row>
        <table:table-row table:style-name="ro1">
          <table:table-cell office:value-type="float" office:value="1555607559.41764" calcext:value-type="float">
            <text:p>1555607559.41764</text:p>
          </table:table-cell>
          <table:table-cell office:value-type="float" office:value="470" calcext:value-type="float">
            <text:p>470</text:p>
          </table:table-cell>
          <table:table-cell office:value-type="float" office:value="0.957617223262787" calcext:value-type="float">
            <text:p>0.9576172233</text:p>
          </table:table-cell>
        </table:table-row>
        <table:table-row table:style-name="ro1">
          <table:table-cell office:value-type="float" office:value="1555607630.99626" calcext:value-type="float">
            <text:p>1555607630.99626</text:p>
          </table:table-cell>
          <table:table-cell office:value-type="float" office:value="471" calcext:value-type="float">
            <text:p>471</text:p>
          </table:table-cell>
          <table:table-cell office:value-type="float" office:value="0.959814488887787" calcext:value-type="float">
            <text:p>0.9598144889</text:p>
          </table:table-cell>
        </table:table-row>
        <table:table-row table:style-name="ro1">
          <table:table-cell office:value-type="float" office:value="1555607702.29316" calcext:value-type="float">
            <text:p>1555607702.29316</text:p>
          </table:table-cell>
          <table:table-cell office:value-type="float" office:value="472" calcext:value-type="float">
            <text:p>472</text:p>
          </table:table-cell>
          <table:table-cell office:value-type="float" office:value="0.955859363079071" calcext:value-type="float">
            <text:p>0.9558593631</text:p>
          </table:table-cell>
        </table:table-row>
        <table:table-row table:style-name="ro1">
          <table:table-cell office:value-type="float" office:value="1555607773.33014" calcext:value-type="float">
            <text:p>1555607773.33014</text:p>
          </table:table-cell>
          <table:table-cell office:value-type="float" office:value="473" calcext:value-type="float">
            <text:p>473</text:p>
          </table:table-cell>
          <table:table-cell office:value-type="float" office:value="0.95654296875" calcext:value-type="float">
            <text:p>0.9565429688</text:p>
          </table:table-cell>
        </table:table-row>
        <table:table-row table:style-name="ro1">
          <table:table-cell office:value-type="float" office:value="1555607844.75944" calcext:value-type="float">
            <text:p>1555607844.75944</text:p>
          </table:table-cell>
          <table:table-cell office:value-type="float" office:value="474" calcext:value-type="float">
            <text:p>474</text:p>
          </table:table-cell>
          <table:table-cell office:value-type="float" office:value="0.957812488079071" calcext:value-type="float">
            <text:p>0.9578124881</text:p>
          </table:table-cell>
        </table:table-row>
        <table:table-row table:style-name="ro1">
          <table:table-cell office:value-type="float" office:value="1555607915.65846" calcext:value-type="float">
            <text:p>1555607915.65846</text:p>
          </table:table-cell>
          <table:table-cell office:value-type="float" office:value="475" calcext:value-type="float">
            <text:p>475</text:p>
          </table:table-cell>
          <table:table-cell office:value-type="float" office:value="0.958251953125" calcext:value-type="float">
            <text:p>0.9582519531</text:p>
          </table:table-cell>
        </table:table-row>
        <table:table-row table:style-name="ro1">
          <table:table-cell office:value-type="float" office:value="1555607987.63746" calcext:value-type="float">
            <text:p>1555607987.63746</text:p>
          </table:table-cell>
          <table:table-cell office:value-type="float" office:value="476" calcext:value-type="float">
            <text:p>476</text:p>
          </table:table-cell>
          <table:table-cell office:value-type="float" office:value="0.956933617591858" calcext:value-type="float">
            <text:p>0.9569336176</text:p>
          </table:table-cell>
        </table:table-row>
        <table:table-row table:style-name="ro1">
          <table:table-cell office:value-type="float" office:value="1555608059.21481" calcext:value-type="float">
            <text:p>1555608059.21481</text:p>
          </table:table-cell>
          <table:table-cell office:value-type="float" office:value="477" calcext:value-type="float">
            <text:p>477</text:p>
          </table:table-cell>
          <table:table-cell office:value-type="float" office:value="0.956591784954071" calcext:value-type="float">
            <text:p>0.956591785</text:p>
          </table:table-cell>
        </table:table-row>
        <table:table-row table:style-name="ro1">
          <table:table-cell office:value-type="float" office:value="1555608130.39456" calcext:value-type="float">
            <text:p>1555608130.39456</text:p>
          </table:table-cell>
          <table:table-cell office:value-type="float" office:value="478" calcext:value-type="float">
            <text:p>478</text:p>
          </table:table-cell>
          <table:table-cell office:value-type="float" office:value="0.956005871295929" calcext:value-type="float">
            <text:p>0.9560058713</text:p>
          </table:table-cell>
        </table:table-row>
        <table:table-row table:style-name="ro1">
          <table:table-cell office:value-type="float" office:value="1555608202.38908" calcext:value-type="float">
            <text:p>1555608202.38908</text:p>
          </table:table-cell>
          <table:table-cell office:value-type="float" office:value="479" calcext:value-type="float">
            <text:p>479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08273.72777" calcext:value-type="float">
            <text:p>1555608273.72777</text:p>
          </table:table-cell>
          <table:table-cell office:value-type="float" office:value="480" calcext:value-type="float">
            <text:p>480</text:p>
          </table:table-cell>
          <table:table-cell office:value-type="float" office:value="0.958691418170929" calcext:value-type="float">
            <text:p>0.9586914182</text:p>
          </table:table-cell>
        </table:table-row>
        <table:table-row table:style-name="ro1">
          <table:table-cell office:value-type="float" office:value="1555608345.85649" calcext:value-type="float">
            <text:p>1555608345.85649</text:p>
          </table:table-cell>
          <table:table-cell office:value-type="float" office:value="481" calcext:value-type="float">
            <text:p>481</text:p>
          </table:table-cell>
          <table:table-cell office:value-type="float" office:value="0.956640660762787" calcext:value-type="float">
            <text:p>0.9566406608</text:p>
          </table:table-cell>
        </table:table-row>
        <table:table-row table:style-name="ro1">
          <table:table-cell office:value-type="float" office:value="1555608417.28864" calcext:value-type="float">
            <text:p>1555608417.28864</text:p>
          </table:table-cell>
          <table:table-cell office:value-type="float" office:value="482" calcext:value-type="float">
            <text:p>482</text:p>
          </table:table-cell>
          <table:table-cell office:value-type="float" office:value="0.959716796875" calcext:value-type="float">
            <text:p>0.9597167969</text:p>
          </table:table-cell>
        </table:table-row>
        <table:table-row table:style-name="ro1">
          <table:table-cell office:value-type="float" office:value="1555608488.60638" calcext:value-type="float">
            <text:p>1555608488.60638</text:p>
          </table:table-cell>
          <table:table-cell office:value-type="float" office:value="483" calcext:value-type="float">
            <text:p>483</text:p>
          </table:table-cell>
          <table:table-cell office:value-type="float" office:value="0.957275390625" calcext:value-type="float">
            <text:p>0.9572753906</text:p>
          </table:table-cell>
        </table:table-row>
        <table:table-row table:style-name="ro1">
          <table:table-cell office:value-type="float" office:value="1555608560.17785" calcext:value-type="float">
            <text:p>1555608560.17785</text:p>
          </table:table-cell>
          <table:table-cell office:value-type="float" office:value="484" calcext:value-type="float">
            <text:p>484</text:p>
          </table:table-cell>
          <table:table-cell office:value-type="float" office:value="0.957080066204071" calcext:value-type="float">
            <text:p>0.9570800662</text:p>
          </table:table-cell>
        </table:table-row>
        <table:table-row table:style-name="ro1">
          <table:table-cell office:value-type="float" office:value="1555608631.67062" calcext:value-type="float">
            <text:p>1555608631.67062</text:p>
          </table:table-cell>
          <table:table-cell office:value-type="float" office:value="485" calcext:value-type="float">
            <text:p>485</text:p>
          </table:table-cell>
          <table:table-cell office:value-type="float" office:value="0.957128942012787" calcext:value-type="float">
            <text:p>0.957128942</text:p>
          </table:table-cell>
        </table:table-row>
        <table:table-row table:style-name="ro1">
          <table:table-cell office:value-type="float" office:value="1555608703.08609" calcext:value-type="float">
            <text:p>1555608703.08609</text:p>
          </table:table-cell>
          <table:table-cell office:value-type="float" office:value="486" calcext:value-type="float">
            <text:p>486</text:p>
          </table:table-cell>
          <table:table-cell office:value-type="float" office:value="0.959912121295929" calcext:value-type="float">
            <text:p>0.9599121213</text:p>
          </table:table-cell>
        </table:table-row>
        <table:table-row table:style-name="ro1">
          <table:table-cell office:value-type="float" office:value="1555608774.62869" calcext:value-type="float">
            <text:p>1555608774.62869</text:p>
          </table:table-cell>
          <table:table-cell office:value-type="float" office:value="487" calcext:value-type="float">
            <text:p>487</text:p>
          </table:table-cell>
          <table:table-cell office:value-type="float" office:value="0.958300769329071" calcext:value-type="float">
            <text:p>0.9583007693</text:p>
          </table:table-cell>
        </table:table-row>
        <table:table-row table:style-name="ro1">
          <table:table-cell office:value-type="float" office:value="1555608845.91619" calcext:value-type="float">
            <text:p>1555608845.91619</text:p>
          </table:table-cell>
          <table:table-cell office:value-type="float" office:value="488" calcext:value-type="float">
            <text:p>488</text:p>
          </table:table-cell>
          <table:table-cell office:value-type="float" office:value="0.958447277545929" calcext:value-type="float">
            <text:p>0.9584472775</text:p>
          </table:table-cell>
        </table:table-row>
        <table:table-row table:style-name="ro1">
          <table:table-cell office:value-type="float" office:value="1555608917.59399" calcext:value-type="float">
            <text:p>1555608917.59399</text:p>
          </table:table-cell>
          <table:table-cell office:value-type="float" office:value="489" calcext:value-type="float">
            <text:p>489</text:p>
          </table:table-cell>
          <table:table-cell office:value-type="float" office:value="0.957910180091858" calcext:value-type="float">
            <text:p>0.9579101801</text:p>
          </table:table-cell>
        </table:table-row>
        <table:table-row table:style-name="ro1">
          <table:table-cell office:value-type="float" office:value="1555608989.02615" calcext:value-type="float">
            <text:p>1555608989.02615</text:p>
          </table:table-cell>
          <table:table-cell office:value-type="float" office:value="490" calcext:value-type="float">
            <text:p>490</text:p>
          </table:table-cell>
          <table:table-cell office:value-type="float" office:value="0.957568347454071" calcext:value-type="float">
            <text:p>0.9575683475</text:p>
          </table:table-cell>
        </table:table-row>
        <table:table-row table:style-name="ro1">
          <table:table-cell office:value-type="float" office:value="1555609060.38005" calcext:value-type="float">
            <text:p>1555609060.38005</text:p>
          </table:table-cell>
          <table:table-cell office:value-type="float" office:value="491" calcext:value-type="float">
            <text:p>491</text:p>
          </table:table-cell>
          <table:table-cell office:value-type="float" office:value="0.956494152545929" calcext:value-type="float">
            <text:p>0.9564941525</text:p>
          </table:table-cell>
        </table:table-row>
        <table:table-row table:style-name="ro1">
          <table:table-cell office:value-type="float" office:value="1555609131.78322" calcext:value-type="float">
            <text:p>1555609131.78322</text:p>
          </table:table-cell>
          <table:table-cell office:value-type="float" office:value="492" calcext:value-type="float">
            <text:p>492</text:p>
          </table:table-cell>
          <table:table-cell office:value-type="float" office:value="0.956787109375" calcext:value-type="float">
            <text:p>0.9567871094</text:p>
          </table:table-cell>
        </table:table-row>
        <table:table-row table:style-name="ro1">
          <table:table-cell office:value-type="float" office:value="1555609203.14341" calcext:value-type="float">
            <text:p>1555609203.14341</text:p>
          </table:table-cell>
          <table:table-cell office:value-type="float" office:value="493" calcext:value-type="float">
            <text:p>493</text:p>
          </table:table-cell>
          <table:table-cell office:value-type="float" office:value="0.957714855670929" calcext:value-type="float">
            <text:p>0.9577148557</text:p>
          </table:table-cell>
        </table:table-row>
        <table:table-row table:style-name="ro1">
          <table:table-cell office:value-type="float" office:value="1555609274.1624" calcext:value-type="float">
            <text:p>1555609274.1624</text:p>
          </table:table-cell>
          <table:table-cell office:value-type="float" office:value="494" calcext:value-type="float">
            <text:p>494</text:p>
          </table:table-cell>
          <table:table-cell office:value-type="float" office:value="0.956933617591858" calcext:value-type="float">
            <text:p>0.9569336176</text:p>
          </table:table-cell>
        </table:table-row>
        <table:table-row table:style-name="ro1">
          <table:table-cell office:value-type="float" office:value="1555609346.33077" calcext:value-type="float">
            <text:p>1555609346.33077</text:p>
          </table:table-cell>
          <table:table-cell office:value-type="float" office:value="495" calcext:value-type="float">
            <text:p>495</text:p>
          </table:table-cell>
          <table:table-cell office:value-type="float" office:value="0.957617223262787" calcext:value-type="float">
            <text:p>0.9576172233</text:p>
          </table:table-cell>
        </table:table-row>
        <table:table-row table:style-name="ro1">
          <table:table-cell office:value-type="float" office:value="1555609417.95493" calcext:value-type="float">
            <text:p>1555609417.95493</text:p>
          </table:table-cell>
          <table:table-cell office:value-type="float" office:value="496" calcext:value-type="float">
            <text:p>496</text:p>
          </table:table-cell>
          <table:table-cell office:value-type="float" office:value="0.956884801387787" calcext:value-type="float">
            <text:p>0.9568848014</text:p>
          </table:table-cell>
        </table:table-row>
        <table:table-row table:style-name="ro1">
          <table:table-cell office:value-type="float" office:value="1555609489.731" calcext:value-type="float">
            <text:p>1555609489.731</text:p>
          </table:table-cell>
          <table:table-cell office:value-type="float" office:value="497" calcext:value-type="float">
            <text:p>497</text:p>
          </table:table-cell>
          <table:table-cell office:value-type="float" office:value="0.9560546875" calcext:value-type="float">
            <text:p>0.9560546875</text:p>
          </table:table-cell>
        </table:table-row>
        <table:table-row table:style-name="ro1">
          <table:table-cell office:value-type="float" office:value="1555609561.55292" calcext:value-type="float">
            <text:p>1555609561.55292</text:p>
          </table:table-cell>
          <table:table-cell office:value-type="float" office:value="498" calcext:value-type="float">
            <text:p>498</text:p>
          </table:table-cell>
          <table:table-cell office:value-type="float" office:value="0.957910180091858" calcext:value-type="float">
            <text:p>0.9579101801</text:p>
          </table:table-cell>
        </table:table-row>
        <table:table-row table:style-name="ro1">
          <table:table-cell office:value-type="float" office:value="1555609633.31344" calcext:value-type="float">
            <text:p>1555609633.31344</text:p>
          </table:table-cell>
          <table:table-cell office:value-type="float" office:value="499" calcext:value-type="float">
            <text:p>499</text:p>
          </table:table-cell>
          <table:table-cell office:value-type="float" office:value="0.957226574420929" calcext:value-type="float">
            <text:p>0.9572265744</text:p>
          </table:table-cell>
        </table:table-row>
        <table:table-row table:style-name="ro1">
          <table:table-cell office:value-type="float" office:value="1555609705.12987" calcext:value-type="float">
            <text:p>1555609705.12987</text:p>
          </table:table-cell>
          <table:table-cell office:value-type="float" office:value="500" calcext:value-type="float">
            <text:p>500</text:p>
          </table:table-cell>
          <table:table-cell office:value-type="float" office:value="0.957421898841858" calcext:value-type="float">
            <text:p>0.9574218988</text:p>
          </table:table-cell>
        </table:table-row>
        <table:table-row table:style-name="ro1">
          <table:table-cell office:value-type="float" office:value="1555609776.77239" calcext:value-type="float">
            <text:p>1555609776.77239</text:p>
          </table:table-cell>
          <table:table-cell office:value-type="float" office:value="501" calcext:value-type="float">
            <text:p>501</text:p>
          </table:table-cell>
          <table:table-cell office:value-type="float" office:value="0.957910180091858" calcext:value-type="float">
            <text:p>0.9579101801</text:p>
          </table:table-cell>
        </table:table-row>
        <table:table-row table:style-name="ro1">
          <table:table-cell office:value-type="float" office:value="1555609848.26313" calcext:value-type="float">
            <text:p>1555609848.26313</text:p>
          </table:table-cell>
          <table:table-cell office:value-type="float" office:value="502" calcext:value-type="float">
            <text:p>502</text:p>
          </table:table-cell>
          <table:table-cell office:value-type="float" office:value="0.957958996295929" calcext:value-type="float">
            <text:p>0.9579589963</text:p>
          </table:table-cell>
        </table:table-row>
        <table:table-row table:style-name="ro1">
          <table:table-cell office:value-type="float" office:value="1555609919.63873" calcext:value-type="float">
            <text:p>1555609919.63873</text:p>
          </table:table-cell>
          <table:table-cell office:value-type="float" office:value="503" calcext:value-type="float">
            <text:p>503</text:p>
          </table:table-cell>
          <table:table-cell office:value-type="float" office:value="0.95654296875" calcext:value-type="float">
            <text:p>0.9565429688</text:p>
          </table:table-cell>
        </table:table-row>
        <table:table-row table:style-name="ro1">
          <table:table-cell office:value-type="float" office:value="1555609991.25438" calcext:value-type="float">
            <text:p>1555609991.25438</text:p>
          </table:table-cell>
          <table:table-cell office:value-type="float" office:value="504" calcext:value-type="float">
            <text:p>504</text:p>
          </table:table-cell>
          <table:table-cell office:value-type="float" office:value="0.959033191204071" calcext:value-type="float">
            <text:p>0.9590331912</text:p>
          </table:table-cell>
        </table:table-row>
        <table:table-row table:style-name="ro1">
          <table:table-cell office:value-type="float" office:value="1555610062.47292" calcext:value-type="float">
            <text:p>1555610062.47292</text:p>
          </table:table-cell>
          <table:table-cell office:value-type="float" office:value="505" calcext:value-type="float">
            <text:p>505</text:p>
          </table:table-cell>
          <table:table-cell office:value-type="float" office:value="0.955126941204071" calcext:value-type="float">
            <text:p>0.9551269412</text:p>
          </table:table-cell>
        </table:table-row>
        <table:table-row table:style-name="ro1">
          <table:table-cell office:value-type="float" office:value="1555610133.85602" calcext:value-type="float">
            <text:p>1555610133.85602</text:p>
          </table:table-cell>
          <table:table-cell office:value-type="float" office:value="506" calcext:value-type="float">
            <text:p>506</text:p>
          </table:table-cell>
          <table:table-cell office:value-type="float" office:value="0.958789050579071" calcext:value-type="float">
            <text:p>0.9587890506</text:p>
          </table:table-cell>
        </table:table-row>
        <table:table-row table:style-name="ro1">
          <table:table-cell office:value-type="float" office:value="1555610205.16949" calcext:value-type="float">
            <text:p>1555610205.16949</text:p>
          </table:table-cell>
          <table:table-cell office:value-type="float" office:value="507" calcext:value-type="float">
            <text:p>507</text:p>
          </table:table-cell>
          <table:table-cell office:value-type="float" office:value="0.956982433795929" calcext:value-type="float">
            <text:p>0.9569824338</text:p>
          </table:table-cell>
        </table:table-row>
        <table:table-row table:style-name="ro1">
          <table:table-cell office:value-type="float" office:value="1555610276.75907" calcext:value-type="float">
            <text:p>1555610276.75907</text:p>
          </table:table-cell>
          <table:table-cell office:value-type="float" office:value="508" calcext:value-type="float">
            <text:p>508</text:p>
          </table:table-cell>
          <table:table-cell office:value-type="float" office:value="0.959277331829071" calcext:value-type="float">
            <text:p>0.9592773318</text:p>
          </table:table-cell>
        </table:table-row>
        <table:table-row table:style-name="ro1">
          <table:table-cell office:value-type="float" office:value="1555610347.7511" calcext:value-type="float">
            <text:p>1555610347.7511</text:p>
          </table:table-cell>
          <table:table-cell office:value-type="float" office:value="509" calcext:value-type="float">
            <text:p>509</text:p>
          </table:table-cell>
          <table:table-cell office:value-type="float" office:value="0.957910180091858" calcext:value-type="float">
            <text:p>0.9579101801</text:p>
          </table:table-cell>
        </table:table-row>
        <table:table-row table:style-name="ro1">
          <table:table-cell office:value-type="float" office:value="1555610419.2435" calcext:value-type="float">
            <text:p>1555610419.2435</text:p>
          </table:table-cell>
          <table:table-cell office:value-type="float" office:value="510" calcext:value-type="float">
            <text:p>510</text:p>
          </table:table-cell>
          <table:table-cell office:value-type="float" office:value="0.957470715045929" calcext:value-type="float">
            <text:p>0.957470715</text:p>
          </table:table-cell>
        </table:table-row>
        <table:table-row table:style-name="ro1">
          <table:table-cell office:value-type="float" office:value="1555610490.33279" calcext:value-type="float">
            <text:p>1555610490.33279</text:p>
          </table:table-cell>
          <table:table-cell office:value-type="float" office:value="511" calcext:value-type="float">
            <text:p>511</text:p>
          </table:table-cell>
          <table:table-cell office:value-type="float" office:value="0.957080066204071" calcext:value-type="float">
            <text:p>0.9570800662</text:p>
          </table:table-cell>
        </table:table-row>
        <table:table-row table:style-name="ro1">
          <table:table-cell office:value-type="float" office:value="1555610561.20789" calcext:value-type="float">
            <text:p>1555610561.20789</text:p>
          </table:table-cell>
          <table:table-cell office:value-type="float" office:value="512" calcext:value-type="float">
            <text:p>512</text:p>
          </table:table-cell>
          <table:table-cell office:value-type="float" office:value="0.958544909954071" calcext:value-type="float">
            <text:p>0.95854491</text:p>
          </table:table-cell>
        </table:table-row>
        <table:table-row table:style-name="ro1">
          <table:table-cell office:value-type="float" office:value="1555610632.44229" calcext:value-type="float">
            <text:p>1555610632.44229</text:p>
          </table:table-cell>
          <table:table-cell office:value-type="float" office:value="513" calcext:value-type="float">
            <text:p>513</text:p>
          </table:table-cell>
          <table:table-cell office:value-type="float" office:value="0.956103503704071" calcext:value-type="float">
            <text:p>0.9561035037</text:p>
          </table:table-cell>
        </table:table-row>
        <table:table-row table:style-name="ro1">
          <table:table-cell office:value-type="float" office:value="1555610704.32111" calcext:value-type="float">
            <text:p>1555610704.32111</text:p>
          </table:table-cell>
          <table:table-cell office:value-type="float" office:value="514" calcext:value-type="float">
            <text:p>514</text:p>
          </table:table-cell>
          <table:table-cell office:value-type="float" office:value="0.956933617591858" calcext:value-type="float">
            <text:p>0.9569336176</text:p>
          </table:table-cell>
        </table:table-row>
        <table:table-row table:style-name="ro1">
          <table:table-cell office:value-type="float" office:value="1555610775.78556" calcext:value-type="float">
            <text:p>1555610775.78556</text:p>
          </table:table-cell>
          <table:table-cell office:value-type="float" office:value="515" calcext:value-type="float">
            <text:p>515</text:p>
          </table:table-cell>
          <table:table-cell office:value-type="float" office:value="0.958837926387787" calcext:value-type="float">
            <text:p>0.9588379264</text:p>
          </table:table-cell>
        </table:table-row>
        <table:table-row table:style-name="ro1">
          <table:table-cell office:value-type="float" office:value="1555610846.71164" calcext:value-type="float">
            <text:p>1555610846.71164</text:p>
          </table:table-cell>
          <table:table-cell office:value-type="float" office:value="516" calcext:value-type="float">
            <text:p>516</text:p>
          </table:table-cell>
          <table:table-cell office:value-type="float" office:value="0.958789050579071" calcext:value-type="float">
            <text:p>0.9587890506</text:p>
          </table:table-cell>
        </table:table-row>
        <table:table-row table:style-name="ro1">
          <table:table-cell office:value-type="float" office:value="1555610918.14682" calcext:value-type="float">
            <text:p>1555610918.14682</text:p>
          </table:table-cell>
          <table:table-cell office:value-type="float" office:value="517" calcext:value-type="float">
            <text:p>517</text:p>
          </table:table-cell>
          <table:table-cell office:value-type="float" office:value="0.955517590045929" calcext:value-type="float">
            <text:p>0.95551759</text:p>
          </table:table-cell>
        </table:table-row>
        <table:table-row table:style-name="ro1">
          <table:table-cell office:value-type="float" office:value="1555610989.43142" calcext:value-type="float">
            <text:p>1555610989.43142</text:p>
          </table:table-cell>
          <table:table-cell office:value-type="float" office:value="518" calcext:value-type="float">
            <text:p>518</text:p>
          </table:table-cell>
          <table:table-cell office:value-type="float" office:value="0.957617223262787" calcext:value-type="float">
            <text:p>0.9576172233</text:p>
          </table:table-cell>
        </table:table-row>
        <table:table-row table:style-name="ro1">
          <table:table-cell office:value-type="float" office:value="1555611060.89409" calcext:value-type="float">
            <text:p>1555611060.89409</text:p>
          </table:table-cell>
          <table:table-cell office:value-type="float" office:value="519" calcext:value-type="float">
            <text:p>519</text:p>
          </table:table-cell>
          <table:table-cell office:value-type="float" office:value="0.958349645137787" calcext:value-type="float">
            <text:p>0.9583496451</text:p>
          </table:table-cell>
        </table:table-row>
        <table:table-row table:style-name="ro1">
          <table:table-cell office:value-type="float" office:value="1555611132.45973" calcext:value-type="float">
            <text:p>1555611132.45973</text:p>
          </table:table-cell>
          <table:table-cell office:value-type="float" office:value="520" calcext:value-type="float">
            <text:p>520</text:p>
          </table:table-cell>
          <table:table-cell office:value-type="float" office:value="0.958251953125" calcext:value-type="float">
            <text:p>0.9582519531</text:p>
          </table:table-cell>
        </table:table-row>
        <table:table-row table:style-name="ro1">
          <table:table-cell office:value-type="float" office:value="1555611203.73478" calcext:value-type="float">
            <text:p>1555611203.73478</text:p>
          </table:table-cell>
          <table:table-cell office:value-type="float" office:value="521" calcext:value-type="float">
            <text:p>521</text:p>
          </table:table-cell>
          <table:table-cell office:value-type="float" office:value="0.957617223262787" calcext:value-type="float">
            <text:p>0.9576172233</text:p>
          </table:table-cell>
        </table:table-row>
        <table:table-row table:style-name="ro1">
          <table:table-cell office:value-type="float" office:value="1555611275.41904" calcext:value-type="float">
            <text:p>1555611275.41904</text:p>
          </table:table-cell>
          <table:table-cell office:value-type="float" office:value="522" calcext:value-type="float">
            <text:p>522</text:p>
          </table:table-cell>
          <table:table-cell office:value-type="float" office:value="0.957861363887787" calcext:value-type="float">
            <text:p>0.9578613639</text:p>
          </table:table-cell>
        </table:table-row>
        <table:table-row table:style-name="ro1">
          <table:table-cell office:value-type="float" office:value="1555611346.67383" calcext:value-type="float">
            <text:p>1555611346.67383</text:p>
          </table:table-cell>
          <table:table-cell office:value-type="float" office:value="523" calcext:value-type="float">
            <text:p>523</text:p>
          </table:table-cell>
          <table:table-cell office:value-type="float" office:value="0.958349645137787" calcext:value-type="float">
            <text:p>0.9583496451</text:p>
          </table:table-cell>
        </table:table-row>
        <table:table-row table:style-name="ro1">
          <table:table-cell office:value-type="float" office:value="1555611418.30691" calcext:value-type="float">
            <text:p>1555611418.30691</text:p>
          </table:table-cell>
          <table:table-cell office:value-type="float" office:value="524" calcext:value-type="float">
            <text:p>524</text:p>
          </table:table-cell>
          <table:table-cell office:value-type="float" office:value="0.958886742591858" calcext:value-type="float">
            <text:p>0.9588867426</text:p>
          </table:table-cell>
        </table:table-row>
        <table:table-row table:style-name="ro1">
          <table:table-cell office:value-type="float" office:value="1555611490.02109" calcext:value-type="float">
            <text:p>1555611490.02109</text:p>
          </table:table-cell>
          <table:table-cell office:value-type="float" office:value="525" calcext:value-type="float">
            <text:p>525</text:p>
          </table:table-cell>
          <table:table-cell office:value-type="float" office:value="0.956445336341858" calcext:value-type="float">
            <text:p>0.9564453363</text:p>
          </table:table-cell>
        </table:table-row>
        <table:table-row table:style-name="ro1">
          <table:table-cell office:value-type="float" office:value="1555611561.29389" calcext:value-type="float">
            <text:p>1555611561.29389</text:p>
          </table:table-cell>
          <table:table-cell office:value-type="float" office:value="526" calcext:value-type="float">
            <text:p>526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11632.76984" calcext:value-type="float">
            <text:p>1555611632.76984</text:p>
          </table:table-cell>
          <table:table-cell office:value-type="float" office:value="527" calcext:value-type="float">
            <text:p>527</text:p>
          </table:table-cell>
          <table:table-cell office:value-type="float" office:value="0.958105504512787" calcext:value-type="float">
            <text:p>0.9581055045</text:p>
          </table:table-cell>
        </table:table-row>
        <table:table-row table:style-name="ro1">
          <table:table-cell office:value-type="float" office:value="1555611704.80531" calcext:value-type="float">
            <text:p>1555611704.80531</text:p>
          </table:table-cell>
          <table:table-cell office:value-type="float" office:value="528" calcext:value-type="float">
            <text:p>528</text:p>
          </table:table-cell>
          <table:table-cell office:value-type="float" office:value="0.959667980670929" calcext:value-type="float">
            <text:p>0.9596679807</text:p>
          </table:table-cell>
        </table:table-row>
        <table:table-row table:style-name="ro1">
          <table:table-cell office:value-type="float" office:value="1555611777.2867" calcext:value-type="float">
            <text:p>1555611777.2867</text:p>
          </table:table-cell>
          <table:table-cell office:value-type="float" office:value="529" calcext:value-type="float">
            <text:p>529</text:p>
          </table:table-cell>
          <table:table-cell office:value-type="float" office:value="0.958447277545929" calcext:value-type="float">
            <text:p>0.9584472775</text:p>
          </table:table-cell>
        </table:table-row>
        <table:table-row table:style-name="ro1">
          <table:table-cell office:value-type="float" office:value="1555611849.01405" calcext:value-type="float">
            <text:p>1555611849.01405</text:p>
          </table:table-cell>
          <table:table-cell office:value-type="float" office:value="530" calcext:value-type="float">
            <text:p>530</text:p>
          </table:table-cell>
          <table:table-cell office:value-type="float" office:value="0.957568347454071" calcext:value-type="float">
            <text:p>0.9575683475</text:p>
          </table:table-cell>
        </table:table-row>
        <table:table-row table:style-name="ro1">
          <table:table-cell office:value-type="float" office:value="1555611922.23406" calcext:value-type="float">
            <text:p>1555611922.23406</text:p>
          </table:table-cell>
          <table:table-cell office:value-type="float" office:value="531" calcext:value-type="float">
            <text:p>531</text:p>
          </table:table-cell>
          <table:table-cell office:value-type="float" office:value="0.957861363887787" calcext:value-type="float">
            <text:p>0.9578613639</text:p>
          </table:table-cell>
        </table:table-row>
        <table:table-row table:style-name="ro1">
          <table:table-cell office:value-type="float" office:value="1555611995.43999" calcext:value-type="float">
            <text:p>1555611995.43999</text:p>
          </table:table-cell>
          <table:table-cell office:value-type="float" office:value="532" calcext:value-type="float">
            <text:p>532</text:p>
          </table:table-cell>
          <table:table-cell office:value-type="float" office:value="0.958691418170929" calcext:value-type="float">
            <text:p>0.9586914182</text:p>
          </table:table-cell>
        </table:table-row>
        <table:table-row table:style-name="ro1">
          <table:table-cell office:value-type="float" office:value="1555612067.50266" calcext:value-type="float">
            <text:p>1555612067.50266</text:p>
          </table:table-cell>
          <table:table-cell office:value-type="float" office:value="533" calcext:value-type="float">
            <text:p>533</text:p>
          </table:table-cell>
          <table:table-cell office:value-type="float" office:value="0.957324206829071" calcext:value-type="float">
            <text:p>0.9573242068</text:p>
          </table:table-cell>
        </table:table-row>
        <table:table-row table:style-name="ro1">
          <table:table-cell office:value-type="float" office:value="1555612140.45892" calcext:value-type="float">
            <text:p>1555612140.45892</text:p>
          </table:table-cell>
          <table:table-cell office:value-type="float" office:value="534" calcext:value-type="float">
            <text:p>534</text:p>
          </table:table-cell>
          <table:table-cell office:value-type="float" office:value="0.956005871295929" calcext:value-type="float">
            <text:p>0.9560058713</text:p>
          </table:table-cell>
        </table:table-row>
        <table:table-row table:style-name="ro1">
          <table:table-cell office:value-type="float" office:value="1555612213.18215" calcext:value-type="float">
            <text:p>1555612213.18215</text:p>
          </table:table-cell>
          <table:table-cell office:value-type="float" office:value="535" calcext:value-type="float">
            <text:p>535</text:p>
          </table:table-cell>
          <table:table-cell office:value-type="float" office:value="0.958837926387787" calcext:value-type="float">
            <text:p>0.9588379264</text:p>
          </table:table-cell>
        </table:table-row>
        <table:table-row table:style-name="ro1">
          <table:table-cell office:value-type="float" office:value="1555612285.88773" calcext:value-type="float">
            <text:p>1555612285.88773</text:p>
          </table:table-cell>
          <table:table-cell office:value-type="float" office:value="536" calcext:value-type="float">
            <text:p>536</text:p>
          </table:table-cell>
          <table:table-cell office:value-type="float" office:value="0.958691418170929" calcext:value-type="float">
            <text:p>0.9586914182</text:p>
          </table:table-cell>
        </table:table-row>
        <table:table-row table:style-name="ro1">
          <table:table-cell office:value-type="float" office:value="1555612357.68462" calcext:value-type="float">
            <text:p>1555612357.68462</text:p>
          </table:table-cell>
          <table:table-cell office:value-type="float" office:value="537" calcext:value-type="float">
            <text:p>537</text:p>
          </table:table-cell>
          <table:table-cell office:value-type="float" office:value="0.958251953125" calcext:value-type="float">
            <text:p>0.9582519531</text:p>
          </table:table-cell>
        </table:table-row>
        <table:table-row table:style-name="ro1">
          <table:table-cell office:value-type="float" office:value="1555612429.02005" calcext:value-type="float">
            <text:p>1555612429.02005</text:p>
          </table:table-cell>
          <table:table-cell office:value-type="float" office:value="538" calcext:value-type="float">
            <text:p>538</text:p>
          </table:table-cell>
          <table:table-cell office:value-type="float" office:value="0.958593785762787" calcext:value-type="float">
            <text:p>0.9585937858</text:p>
          </table:table-cell>
        </table:table-row>
        <table:table-row table:style-name="ro1">
          <table:table-cell office:value-type="float" office:value="1555612502.17413" calcext:value-type="float">
            <text:p>1555612502.17413</text:p>
          </table:table-cell>
          <table:table-cell office:value-type="float" office:value="539" calcext:value-type="float">
            <text:p>539</text:p>
          </table:table-cell>
          <table:table-cell office:value-type="float" office:value="0.956787109375" calcext:value-type="float">
            <text:p>0.9567871094</text:p>
          </table:table-cell>
        </table:table-row>
        <table:table-row table:style-name="ro1">
          <table:table-cell office:value-type="float" office:value="1555612574.99282" calcext:value-type="float">
            <text:p>1555612574.99282</text:p>
          </table:table-cell>
          <table:table-cell office:value-type="float" office:value="540" calcext:value-type="float">
            <text:p>540</text:p>
          </table:table-cell>
          <table:table-cell office:value-type="float" office:value="0.957421898841858" calcext:value-type="float">
            <text:p>0.9574218988</text:p>
          </table:table-cell>
        </table:table-row>
        <table:table-row table:style-name="ro1">
          <table:table-cell office:value-type="float" office:value="1555612648.02243" calcext:value-type="float">
            <text:p>1555612648.02243</text:p>
          </table:table-cell>
          <table:table-cell office:value-type="float" office:value="541" calcext:value-type="float">
            <text:p>541</text:p>
          </table:table-cell>
          <table:table-cell office:value-type="float" office:value="0.958642601966858" calcext:value-type="float">
            <text:p>0.958642602</text:p>
          </table:table-cell>
        </table:table-row>
        <table:table-row table:style-name="ro1">
          <table:table-cell office:value-type="float" office:value="1555612720.04318" calcext:value-type="float">
            <text:p>1555612720.04318</text:p>
          </table:table-cell>
          <table:table-cell office:value-type="float" office:value="542" calcext:value-type="float">
            <text:p>542</text:p>
          </table:table-cell>
          <table:table-cell office:value-type="float" office:value="0.959667980670929" calcext:value-type="float">
            <text:p>0.9596679807</text:p>
          </table:table-cell>
        </table:table-row>
        <table:table-row table:style-name="ro1">
          <table:table-cell office:value-type="float" office:value="1555612791.18455" calcext:value-type="float">
            <text:p>1555612791.18455</text:p>
          </table:table-cell>
          <table:table-cell office:value-type="float" office:value="543" calcext:value-type="float">
            <text:p>543</text:p>
          </table:table-cell>
          <table:table-cell office:value-type="float" office:value="0.957861363887787" calcext:value-type="float">
            <text:p>0.9578613639</text:p>
          </table:table-cell>
        </table:table-row>
        <table:table-row table:style-name="ro1">
          <table:table-cell office:value-type="float" office:value="1555612862.38585" calcext:value-type="float">
            <text:p>1555612862.38585</text:p>
          </table:table-cell>
          <table:table-cell office:value-type="float" office:value="544" calcext:value-type="float">
            <text:p>544</text:p>
          </table:table-cell>
          <table:table-cell office:value-type="float" office:value="0.957080066204071" calcext:value-type="float">
            <text:p>0.9570800662</text:p>
          </table:table-cell>
        </table:table-row>
        <table:table-row table:style-name="ro1">
          <table:table-cell office:value-type="float" office:value="1555612933.6198" calcext:value-type="float">
            <text:p>1555612933.6198</text:p>
          </table:table-cell>
          <table:table-cell office:value-type="float" office:value="545" calcext:value-type="float">
            <text:p>545</text:p>
          </table:table-cell>
          <table:table-cell office:value-type="float" office:value="0.959326207637787" calcext:value-type="float">
            <text:p>0.9593262076</text:p>
          </table:table-cell>
        </table:table-row>
        <table:table-row table:style-name="ro1">
          <table:table-cell office:value-type="float" office:value="1555613005.01891" calcext:value-type="float">
            <text:p>1555613005.01891</text:p>
          </table:table-cell>
          <table:table-cell office:value-type="float" office:value="546" calcext:value-type="float">
            <text:p>546</text:p>
          </table:table-cell>
          <table:table-cell office:value-type="float" office:value="0.958056628704071" calcext:value-type="float">
            <text:p>0.9580566287</text:p>
          </table:table-cell>
        </table:table-row>
        <table:table-row table:style-name="ro1">
          <table:table-cell office:value-type="float" office:value="1555613076.69004" calcext:value-type="float">
            <text:p>1555613076.69004</text:p>
          </table:table-cell>
          <table:table-cell office:value-type="float" office:value="547" calcext:value-type="float">
            <text:p>547</text:p>
          </table:table-cell>
          <table:table-cell office:value-type="float" office:value="0.957714855670929" calcext:value-type="float">
            <text:p>0.9577148557</text:p>
          </table:table-cell>
        </table:table-row>
        <table:table-row table:style-name="ro1">
          <table:table-cell office:value-type="float" office:value="1555613147.9635" calcext:value-type="float">
            <text:p>1555613147.9635</text:p>
          </table:table-cell>
          <table:table-cell office:value-type="float" office:value="548" calcext:value-type="float">
            <text:p>548</text:p>
          </table:table-cell>
          <table:table-cell office:value-type="float" office:value="0.957373082637787" calcext:value-type="float">
            <text:p>0.9573730826</text:p>
          </table:table-cell>
        </table:table-row>
        <table:table-row table:style-name="ro1">
          <table:table-cell office:value-type="float" office:value="1555613219.59092" calcext:value-type="float">
            <text:p>1555613219.59092</text:p>
          </table:table-cell>
          <table:table-cell office:value-type="float" office:value="549" calcext:value-type="float">
            <text:p>549</text:p>
          </table:table-cell>
          <table:table-cell office:value-type="float" office:value="0.960253894329071" calcext:value-type="float">
            <text:p>0.9602538943</text:p>
          </table:table-cell>
        </table:table-row>
        <table:table-row table:style-name="ro1">
          <table:table-cell office:value-type="float" office:value="1555613291.3373" calcext:value-type="float">
            <text:p>1555613291.3373</text:p>
          </table:table-cell>
          <table:table-cell office:value-type="float" office:value="550" calcext:value-type="float">
            <text:p>550</text:p>
          </table:table-cell>
          <table:table-cell office:value-type="float" office:value="0.958886742591858" calcext:value-type="float">
            <text:p>0.9588867426</text:p>
          </table:table-cell>
        </table:table-row>
        <table:table-row table:style-name="ro1">
          <table:table-cell office:value-type="float" office:value="1555613362.43773" calcext:value-type="float">
            <text:p>1555613362.43773</text:p>
          </table:table-cell>
          <table:table-cell office:value-type="float" office:value="551" calcext:value-type="float">
            <text:p>551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13436.38587" calcext:value-type="float">
            <text:p>1555613436.38587</text:p>
          </table:table-cell>
          <table:table-cell office:value-type="float" office:value="552" calcext:value-type="float">
            <text:p>552</text:p>
          </table:table-cell>
          <table:table-cell office:value-type="float" office:value="0.956591784954071" calcext:value-type="float">
            <text:p>0.956591785</text:p>
          </table:table-cell>
        </table:table-row>
        <table:table-row table:style-name="ro1">
          <table:table-cell office:value-type="float" office:value="1555613509.99314" calcext:value-type="float">
            <text:p>1555613509.99314</text:p>
          </table:table-cell>
          <table:table-cell office:value-type="float" office:value="553" calcext:value-type="float">
            <text:p>553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13583.45125" calcext:value-type="float">
            <text:p>1555613583.45125</text:p>
          </table:table-cell>
          <table:table-cell office:value-type="float" office:value="554" calcext:value-type="float">
            <text:p>554</text:p>
          </table:table-cell>
          <table:table-cell office:value-type="float" office:value="0.958105504512787" calcext:value-type="float">
            <text:p>0.9581055045</text:p>
          </table:table-cell>
        </table:table-row>
        <table:table-row table:style-name="ro1">
          <table:table-cell office:value-type="float" office:value="1555613654.62584" calcext:value-type="float">
            <text:p>1555613654.62584</text:p>
          </table:table-cell>
          <table:table-cell office:value-type="float" office:value="555" calcext:value-type="float">
            <text:p>555</text:p>
          </table:table-cell>
          <table:table-cell office:value-type="float" office:value="0.957617223262787" calcext:value-type="float">
            <text:p>0.9576172233</text:p>
          </table:table-cell>
        </table:table-row>
        <table:table-row table:style-name="ro1">
          <table:table-cell office:value-type="float" office:value="1555613726.06751" calcext:value-type="float">
            <text:p>1555613726.06751</text:p>
          </table:table-cell>
          <table:table-cell office:value-type="float" office:value="556" calcext:value-type="float">
            <text:p>556</text:p>
          </table:table-cell>
          <table:table-cell office:value-type="float" office:value="0.957421898841858" calcext:value-type="float">
            <text:p>0.9574218988</text:p>
          </table:table-cell>
        </table:table-row>
        <table:table-row table:style-name="ro1">
          <table:table-cell office:value-type="float" office:value="1555613796.93483" calcext:value-type="float">
            <text:p>1555613796.93483</text:p>
          </table:table-cell>
          <table:table-cell office:value-type="float" office:value="557" calcext:value-type="float">
            <text:p>557</text:p>
          </table:table-cell>
          <table:table-cell office:value-type="float" office:value="0.957226574420929" calcext:value-type="float">
            <text:p>0.9572265744</text:p>
          </table:table-cell>
        </table:table-row>
        <table:table-row table:style-name="ro1">
          <table:table-cell office:value-type="float" office:value="1555613868.57074" calcext:value-type="float">
            <text:p>1555613868.57074</text:p>
          </table:table-cell>
          <table:table-cell office:value-type="float" office:value="558" calcext:value-type="float">
            <text:p>558</text:p>
          </table:table-cell>
          <table:table-cell office:value-type="float" office:value="0.958837926387787" calcext:value-type="float">
            <text:p>0.9588379264</text:p>
          </table:table-cell>
        </table:table-row>
        <table:table-row table:style-name="ro1">
          <table:table-cell office:value-type="float" office:value="1555613940.09548" calcext:value-type="float">
            <text:p>1555613940.09548</text:p>
          </table:table-cell>
          <table:table-cell office:value-type="float" office:value="559" calcext:value-type="float">
            <text:p>559</text:p>
          </table:table-cell>
          <table:table-cell office:value-type="float" office:value="0.959228515625" calcext:value-type="float">
            <text:p>0.9592285156</text:p>
          </table:table-cell>
        </table:table-row>
        <table:table-row table:style-name="ro1">
          <table:table-cell office:value-type="float" office:value="1555614011.50374" calcext:value-type="float">
            <text:p>1555614011.50374</text:p>
          </table:table-cell>
          <table:table-cell office:value-type="float" office:value="560" calcext:value-type="float">
            <text:p>560</text:p>
          </table:table-cell>
          <table:table-cell office:value-type="float" office:value="0.958593785762787" calcext:value-type="float">
            <text:p>0.9585937858</text:p>
          </table:table-cell>
        </table:table-row>
        <table:table-row table:style-name="ro1">
          <table:table-cell office:value-type="float" office:value="1555614083.09231" calcext:value-type="float">
            <text:p>1555614083.09231</text:p>
          </table:table-cell>
          <table:table-cell office:value-type="float" office:value="561" calcext:value-type="float">
            <text:p>561</text:p>
          </table:table-cell>
          <table:table-cell office:value-type="float" office:value="0.958984375" calcext:value-type="float">
            <text:p>0.958984375</text:p>
          </table:table-cell>
        </table:table-row>
        <table:table-row table:style-name="ro1">
          <table:table-cell office:value-type="float" office:value="1555614154.31643" calcext:value-type="float">
            <text:p>1555614154.31643</text:p>
          </table:table-cell>
          <table:table-cell office:value-type="float" office:value="562" calcext:value-type="float">
            <text:p>562</text:p>
          </table:table-cell>
          <table:table-cell office:value-type="float" office:value="0.958300769329071" calcext:value-type="float">
            <text:p>0.9583007693</text:p>
          </table:table-cell>
        </table:table-row>
        <table:table-row table:style-name="ro1">
          <table:table-cell office:value-type="float" office:value="1555614226.27803" calcext:value-type="float">
            <text:p>1555614226.27803</text:p>
          </table:table-cell>
          <table:table-cell office:value-type="float" office:value="563" calcext:value-type="float">
            <text:p>563</text:p>
          </table:table-cell>
          <table:table-cell office:value-type="float" office:value="0.958691418170929" calcext:value-type="float">
            <text:p>0.9586914182</text:p>
          </table:table-cell>
        </table:table-row>
        <table:table-row table:style-name="ro1">
          <table:table-cell office:value-type="float" office:value="1555614297.46644" calcext:value-type="float">
            <text:p>1555614297.46644</text:p>
          </table:table-cell>
          <table:table-cell office:value-type="float" office:value="564" calcext:value-type="float">
            <text:p>564</text:p>
          </table:table-cell>
          <table:table-cell office:value-type="float" office:value="0.957324206829071" calcext:value-type="float">
            <text:p>0.9573242068</text:p>
          </table:table-cell>
        </table:table-row>
        <table:table-row table:style-name="ro1">
          <table:table-cell office:value-type="float" office:value="1555614369.29202" calcext:value-type="float">
            <text:p>1555614369.29202</text:p>
          </table:table-cell>
          <table:table-cell office:value-type="float" office:value="565" calcext:value-type="float">
            <text:p>565</text:p>
          </table:table-cell>
          <table:table-cell office:value-type="float" office:value="0.957812488079071" calcext:value-type="float">
            <text:p>0.9578124881</text:p>
          </table:table-cell>
        </table:table-row>
        <table:table-row table:style-name="ro1">
          <table:table-cell office:value-type="float" office:value="1555614441.01219" calcext:value-type="float">
            <text:p>1555614441.01219</text:p>
          </table:table-cell>
          <table:table-cell office:value-type="float" office:value="566" calcext:value-type="float">
            <text:p>566</text:p>
          </table:table-cell>
          <table:table-cell office:value-type="float" office:value="0.959277331829071" calcext:value-type="float">
            <text:p>0.9592773318</text:p>
          </table:table-cell>
        </table:table-row>
        <table:table-row table:style-name="ro1">
          <table:table-cell office:value-type="float" office:value="1555614512.25241" calcext:value-type="float">
            <text:p>1555614512.25241</text:p>
          </table:table-cell>
          <table:table-cell office:value-type="float" office:value="567" calcext:value-type="float">
            <text:p>567</text:p>
          </table:table-cell>
          <table:table-cell office:value-type="float" office:value="0.957421898841858" calcext:value-type="float">
            <text:p>0.9574218988</text:p>
          </table:table-cell>
        </table:table-row>
        <table:table-row table:style-name="ro1">
          <table:table-cell office:value-type="float" office:value="1555614584.3628" calcext:value-type="float">
            <text:p>1555614584.3628</text:p>
          </table:table-cell>
          <table:table-cell office:value-type="float" office:value="568" calcext:value-type="float">
            <text:p>568</text:p>
          </table:table-cell>
          <table:table-cell office:value-type="float" office:value="0.959765613079071" calcext:value-type="float">
            <text:p>0.9597656131</text:p>
          </table:table-cell>
        </table:table-row>
        <table:table-row table:style-name="ro1">
          <table:table-cell office:value-type="float" office:value="1555614655.61292" calcext:value-type="float">
            <text:p>1555614655.61292</text:p>
          </table:table-cell>
          <table:table-cell office:value-type="float" office:value="569" calcext:value-type="float">
            <text:p>569</text:p>
          </table:table-cell>
          <table:table-cell office:value-type="float" office:value="0.958935558795929" calcext:value-type="float">
            <text:p>0.9589355588</text:p>
          </table:table-cell>
        </table:table-row>
        <table:table-row table:style-name="ro1">
          <table:table-cell office:value-type="float" office:value="1555614727.45693" calcext:value-type="float">
            <text:p>1555614727.45693</text:p>
          </table:table-cell>
          <table:table-cell office:value-type="float" office:value="570" calcext:value-type="float">
            <text:p>570</text:p>
          </table:table-cell>
          <table:table-cell office:value-type="float" office:value="0.958203136920929" calcext:value-type="float">
            <text:p>0.9582031369</text:p>
          </table:table-cell>
        </table:table-row>
        <table:table-row table:style-name="ro1">
          <table:table-cell office:value-type="float" office:value="1555614798.59408" calcext:value-type="float">
            <text:p>1555614798.59408</text:p>
          </table:table-cell>
          <table:table-cell office:value-type="float" office:value="571" calcext:value-type="float">
            <text:p>571</text:p>
          </table:table-cell>
          <table:table-cell office:value-type="float" office:value="0.958642601966858" calcext:value-type="float">
            <text:p>0.958642602</text:p>
          </table:table-cell>
        </table:table-row>
        <table:table-row table:style-name="ro1">
          <table:table-cell office:value-type="float" office:value="1555614870.28924" calcext:value-type="float">
            <text:p>1555614870.28924</text:p>
          </table:table-cell>
          <table:table-cell office:value-type="float" office:value="572" calcext:value-type="float">
            <text:p>572</text:p>
          </table:table-cell>
          <table:table-cell office:value-type="float" office:value="0.957714855670929" calcext:value-type="float">
            <text:p>0.9577148557</text:p>
          </table:table-cell>
        </table:table-row>
        <table:table-row table:style-name="ro1">
          <table:table-cell office:value-type="float" office:value="1555614941.79029" calcext:value-type="float">
            <text:p>1555614941.79029</text:p>
          </table:table-cell>
          <table:table-cell office:value-type="float" office:value="573" calcext:value-type="float">
            <text:p>573</text:p>
          </table:table-cell>
          <table:table-cell office:value-type="float" office:value="0.956933617591858" calcext:value-type="float">
            <text:p>0.9569336176</text:p>
          </table:table-cell>
        </table:table-row>
        <table:table-row table:style-name="ro1">
          <table:table-cell office:value-type="float" office:value="1555615013.94013" calcext:value-type="float">
            <text:p>1555615013.94013</text:p>
          </table:table-cell>
          <table:table-cell office:value-type="float" office:value="574" calcext:value-type="float">
            <text:p>574</text:p>
          </table:table-cell>
          <table:table-cell office:value-type="float" office:value="0.958105504512787" calcext:value-type="float">
            <text:p>0.9581055045</text:p>
          </table:table-cell>
        </table:table-row>
        <table:table-row table:style-name="ro1">
          <table:table-cell office:value-type="float" office:value="1555615085.67664" calcext:value-type="float">
            <text:p>1555615085.67664</text:p>
          </table:table-cell>
          <table:table-cell office:value-type="float" office:value="575" calcext:value-type="float">
            <text:p>575</text:p>
          </table:table-cell>
          <table:table-cell office:value-type="float" office:value="0.958447277545929" calcext:value-type="float">
            <text:p>0.9584472775</text:p>
          </table:table-cell>
        </table:table-row>
        <table:table-row table:style-name="ro1">
          <table:table-cell office:value-type="float" office:value="1555615159.10102" calcext:value-type="float">
            <text:p>1555615159.10102</text:p>
          </table:table-cell>
          <table:table-cell office:value-type="float" office:value="576" calcext:value-type="float">
            <text:p>576</text:p>
          </table:table-cell>
          <table:table-cell office:value-type="float" office:value="0.956640660762787" calcext:value-type="float">
            <text:p>0.9566406608</text:p>
          </table:table-cell>
        </table:table-row>
        <table:table-row table:style-name="ro1">
          <table:table-cell office:value-type="float" office:value="1555615231.55257" calcext:value-type="float">
            <text:p>1555615231.55257</text:p>
          </table:table-cell>
          <table:table-cell office:value-type="float" office:value="577" calcext:value-type="float">
            <text:p>577</text:p>
          </table:table-cell>
          <table:table-cell office:value-type="float" office:value="0.95703125" calcext:value-type="float">
            <text:p>0.95703125</text:p>
          </table:table-cell>
        </table:table-row>
        <table:table-row table:style-name="ro1">
          <table:table-cell office:value-type="float" office:value="1555615302.56645" calcext:value-type="float">
            <text:p>1555615302.56645</text:p>
          </table:table-cell>
          <table:table-cell office:value-type="float" office:value="578" calcext:value-type="float">
            <text:p>578</text:p>
          </table:table-cell>
          <table:table-cell office:value-type="float" office:value="0.954638659954071" calcext:value-type="float">
            <text:p>0.95463866</text:p>
          </table:table-cell>
        </table:table-row>
        <table:table-row table:style-name="ro1">
          <table:table-cell office:value-type="float" office:value="1555615374.29728" calcext:value-type="float">
            <text:p>1555615374.29728</text:p>
          </table:table-cell>
          <table:table-cell office:value-type="float" office:value="579" calcext:value-type="float">
            <text:p>579</text:p>
          </table:table-cell>
          <table:table-cell office:value-type="float" office:value="0.958593785762787" calcext:value-type="float">
            <text:p>0.9585937858</text:p>
          </table:table-cell>
        </table:table-row>
        <table:table-row table:style-name="ro1">
          <table:table-cell office:value-type="float" office:value="1555615445.88496" calcext:value-type="float">
            <text:p>1555615445.88496</text:p>
          </table:table-cell>
          <table:table-cell office:value-type="float" office:value="580" calcext:value-type="float">
            <text:p>580</text:p>
          </table:table-cell>
          <table:table-cell office:value-type="float" office:value="0.956103503704071" calcext:value-type="float">
            <text:p>0.9561035037</text:p>
          </table:table-cell>
        </table:table-row>
        <table:table-row table:style-name="ro1">
          <table:table-cell office:value-type="float" office:value="1555615518.42159" calcext:value-type="float">
            <text:p>1555615518.42159</text:p>
          </table:table-cell>
          <table:table-cell office:value-type="float" office:value="581" calcext:value-type="float">
            <text:p>581</text:p>
          </table:table-cell>
          <table:table-cell office:value-type="float" office:value="0.959082067012787" calcext:value-type="float">
            <text:p>0.959082067</text:p>
          </table:table-cell>
        </table:table-row>
        <table:table-row table:style-name="ro1">
          <table:table-cell office:value-type="float" office:value="1555615590.38705" calcext:value-type="float">
            <text:p>1555615590.38705</text:p>
          </table:table-cell>
          <table:table-cell office:value-type="float" office:value="582" calcext:value-type="float">
            <text:p>582</text:p>
          </table:table-cell>
          <table:table-cell office:value-type="float" office:value="0.958203136920929" calcext:value-type="float">
            <text:p>0.9582031369</text:p>
          </table:table-cell>
        </table:table-row>
        <table:table-row table:style-name="ro1">
          <table:table-cell office:value-type="float" office:value="1555615663.04526" calcext:value-type="float">
            <text:p>1555615663.04526</text:p>
          </table:table-cell>
          <table:table-cell office:value-type="float" office:value="583" calcext:value-type="float">
            <text:p>583</text:p>
          </table:table-cell>
          <table:table-cell office:value-type="float" office:value="0.957470715045929" calcext:value-type="float">
            <text:p>0.957470715</text:p>
          </table:table-cell>
        </table:table-row>
        <table:table-row table:style-name="ro1">
          <table:table-cell office:value-type="float" office:value="1555615735.65244" calcext:value-type="float">
            <text:p>1555615735.65244</text:p>
          </table:table-cell>
          <table:table-cell office:value-type="float" office:value="584" calcext:value-type="float">
            <text:p>584</text:p>
          </table:table-cell>
          <table:table-cell office:value-type="float" office:value="0.95947265625" calcext:value-type="float">
            <text:p>0.9594726563</text:p>
          </table:table-cell>
        </table:table-row>
        <table:table-row table:style-name="ro1">
          <table:table-cell office:value-type="float" office:value="1555615810.58327" calcext:value-type="float">
            <text:p>1555615810.58327</text:p>
          </table:table-cell>
          <table:table-cell office:value-type="float" office:value="585" calcext:value-type="float">
            <text:p>585</text:p>
          </table:table-cell>
          <table:table-cell office:value-type="float" office:value="0.959228515625" calcext:value-type="float">
            <text:p>0.9592285156</text:p>
          </table:table-cell>
        </table:table-row>
        <table:table-row table:style-name="ro1">
          <table:table-cell office:value-type="float" office:value="1555615883.94916" calcext:value-type="float">
            <text:p>1555615883.94916</text:p>
          </table:table-cell>
          <table:table-cell office:value-type="float" office:value="586" calcext:value-type="float">
            <text:p>586</text:p>
          </table:table-cell>
          <table:table-cell office:value-type="float" office:value="0.958544909954071" calcext:value-type="float">
            <text:p>0.95854491</text:p>
          </table:table-cell>
        </table:table-row>
        <table:table-row table:style-name="ro1">
          <table:table-cell office:value-type="float" office:value="1555615961.57143" calcext:value-type="float">
            <text:p>1555615961.57143</text:p>
          </table:table-cell>
          <table:table-cell office:value-type="float" office:value="587" calcext:value-type="float">
            <text:p>587</text:p>
          </table:table-cell>
          <table:table-cell office:value-type="float" office:value="0.958789050579071" calcext:value-type="float">
            <text:p>0.9587890506</text:p>
          </table:table-cell>
        </table:table-row>
        <table:table-row table:style-name="ro1">
          <table:table-cell office:value-type="float" office:value="1555616038.6166" calcext:value-type="float">
            <text:p>1555616038.6166</text:p>
          </table:table-cell>
          <table:table-cell office:value-type="float" office:value="588" calcext:value-type="float">
            <text:p>588</text:p>
          </table:table-cell>
          <table:table-cell office:value-type="float" office:value="0.957421898841858" calcext:value-type="float">
            <text:p>0.9574218988</text:p>
          </table:table-cell>
        </table:table-row>
        <table:table-row table:style-name="ro1">
          <table:table-cell office:value-type="float" office:value="1555616115.65939" calcext:value-type="float">
            <text:p>1555616115.65939</text:p>
          </table:table-cell>
          <table:table-cell office:value-type="float" office:value="589" calcext:value-type="float">
            <text:p>589</text:p>
          </table:table-cell>
          <table:table-cell office:value-type="float" office:value="0.957812488079071" calcext:value-type="float">
            <text:p>0.9578124881</text:p>
          </table:table-cell>
        </table:table-row>
        <table:table-row table:style-name="ro1">
          <table:table-cell office:value-type="float" office:value="1555616193.64693" calcext:value-type="float">
            <text:p>1555616193.64693</text:p>
          </table:table-cell>
          <table:table-cell office:value-type="float" office:value="590" calcext:value-type="float">
            <text:p>590</text:p>
          </table:table-cell>
          <table:table-cell office:value-type="float" office:value="0.95849609375" calcext:value-type="float">
            <text:p>0.9584960938</text:p>
          </table:table-cell>
        </table:table-row>
        <table:table-row table:style-name="ro1">
          <table:table-cell office:value-type="float" office:value="1555616265.41212" calcext:value-type="float">
            <text:p>1555616265.41212</text:p>
          </table:table-cell>
          <table:table-cell office:value-type="float" office:value="591" calcext:value-type="float">
            <text:p>591</text:p>
          </table:table-cell>
          <table:table-cell office:value-type="float" office:value="0.958154320716858" calcext:value-type="float">
            <text:p>0.9581543207</text:p>
          </table:table-cell>
        </table:table-row>
        <table:table-row table:style-name="ro1">
          <table:table-cell office:value-type="float" office:value="1555616337.00861" calcext:value-type="float">
            <text:p>1555616337.00861</text:p>
          </table:table-cell>
          <table:table-cell office:value-type="float" office:value="592" calcext:value-type="float">
            <text:p>592</text:p>
          </table:table-cell>
          <table:table-cell office:value-type="float" office:value="0.957861363887787" calcext:value-type="float">
            <text:p>0.9578613639</text:p>
          </table:table-cell>
        </table:table-row>
        <table:table-row table:style-name="ro1">
          <table:table-cell office:value-type="float" office:value="1555616408.1965" calcext:value-type="float">
            <text:p>1555616408.1965</text:p>
          </table:table-cell>
          <table:table-cell office:value-type="float" office:value="593" calcext:value-type="float">
            <text:p>593</text:p>
          </table:table-cell>
          <table:table-cell office:value-type="float" office:value="0.958251953125" calcext:value-type="float">
            <text:p>0.9582519531</text:p>
          </table:table-cell>
        </table:table-row>
        <table:table-row table:style-name="ro1">
          <table:table-cell office:value-type="float" office:value="1555616480.09922" calcext:value-type="float">
            <text:p>1555616480.09922</text:p>
          </table:table-cell>
          <table:table-cell office:value-type="float" office:value="594" calcext:value-type="float">
            <text:p>594</text:p>
          </table:table-cell>
          <table:table-cell office:value-type="float" office:value="0.957861363887787" calcext:value-type="float">
            <text:p>0.9578613639</text:p>
          </table:table-cell>
        </table:table-row>
        <table:table-row table:style-name="ro1">
          <table:table-cell office:value-type="float" office:value="1555616551.36009" calcext:value-type="float">
            <text:p>1555616551.36009</text:p>
          </table:table-cell>
          <table:table-cell office:value-type="float" office:value="595" calcext:value-type="float">
            <text:p>595</text:p>
          </table:table-cell>
          <table:table-cell office:value-type="float" office:value="0.959082067012787" calcext:value-type="float">
            <text:p>0.959082067</text:p>
          </table:table-cell>
        </table:table-row>
        <table:table-row table:style-name="ro1">
          <table:table-cell office:value-type="float" office:value="1555616623.07423" calcext:value-type="float">
            <text:p>1555616623.07423</text:p>
          </table:table-cell>
          <table:table-cell office:value-type="float" office:value="596" calcext:value-type="float">
            <text:p>596</text:p>
          </table:table-cell>
          <table:table-cell office:value-type="float" office:value="0.957275390625" calcext:value-type="float">
            <text:p>0.9572753906</text:p>
          </table:table-cell>
        </table:table-row>
        <table:table-row table:style-name="ro1">
          <table:table-cell office:value-type="float" office:value="1555616694.77045" calcext:value-type="float">
            <text:p>1555616694.77045</text:p>
          </table:table-cell>
          <table:table-cell office:value-type="float" office:value="597" calcext:value-type="float">
            <text:p>597</text:p>
          </table:table-cell>
          <table:table-cell office:value-type="float" office:value="0.958984375" calcext:value-type="float">
            <text:p>0.958984375</text:p>
          </table:table-cell>
        </table:table-row>
        <table:table-row table:style-name="ro1">
          <table:table-cell office:value-type="float" office:value="1555616766.23367" calcext:value-type="float">
            <text:p>1555616766.23367</text:p>
          </table:table-cell>
          <table:table-cell office:value-type="float" office:value="598" calcext:value-type="float">
            <text:p>598</text:p>
          </table:table-cell>
          <table:table-cell office:value-type="float" office:value="0.959033191204071" calcext:value-type="float">
            <text:p>0.9590331912</text:p>
          </table:table-cell>
        </table:table-row>
        <table:table-row table:style-name="ro1">
          <table:table-cell office:value-type="float" office:value="1555616838.07707" calcext:value-type="float">
            <text:p>1555616838.07707</text:p>
          </table:table-cell>
          <table:table-cell office:value-type="float" office:value="599" calcext:value-type="float">
            <text:p>599</text:p>
          </table:table-cell>
          <table:table-cell office:value-type="float" office:value="0.959423840045929" calcext:value-type="float">
            <text:p>0.95942384</text:p>
          </table:table-cell>
        </table:table-row>
        <table:table-row table:style-name="ro1">
          <table:table-cell office:value-type="float" office:value="1555616909.38319" calcext:value-type="float">
            <text:p>1555616909.38319</text:p>
          </table:table-cell>
          <table:table-cell office:value-type="float" office:value="600" calcext:value-type="float">
            <text:p>600</text:p>
          </table:table-cell>
          <table:table-cell office:value-type="float" office:value="0.959033191204071" calcext:value-type="float">
            <text:p>0.9590331912</text:p>
          </table:table-cell>
        </table:table-row>
        <table:table-row table:style-name="ro1">
          <table:table-cell office:value-type="float" office:value="1555616980.59001" calcext:value-type="float">
            <text:p>1555616980.59001</text:p>
          </table:table-cell>
          <table:table-cell office:value-type="float" office:value="601" calcext:value-type="float">
            <text:p>601</text:p>
          </table:table-cell>
          <table:table-cell office:value-type="float" office:value="0.958203136920929" calcext:value-type="float">
            <text:p>0.9582031369</text:p>
          </table:table-cell>
        </table:table-row>
        <table:table-row table:style-name="ro1">
          <table:table-cell office:value-type="float" office:value="1555617051.965" calcext:value-type="float">
            <text:p>1555617051.965</text:p>
          </table:table-cell>
          <table:table-cell office:value-type="float" office:value="602" calcext:value-type="float">
            <text:p>602</text:p>
          </table:table-cell>
          <table:table-cell office:value-type="float" office:value="0.960791051387787" calcext:value-type="float">
            <text:p>0.9607910514</text:p>
          </table:table-cell>
        </table:table-row>
        <table:table-row table:style-name="ro1">
          <table:table-cell office:value-type="float" office:value="1555617123.41982" calcext:value-type="float">
            <text:p>1555617123.41982</text:p>
          </table:table-cell>
          <table:table-cell office:value-type="float" office:value="603" calcext:value-type="float">
            <text:p>603</text:p>
          </table:table-cell>
          <table:table-cell office:value-type="float" office:value="0.960351586341858" calcext:value-type="float">
            <text:p>0.9603515863</text:p>
          </table:table-cell>
        </table:table-row>
        <table:table-row table:style-name="ro1">
          <table:table-cell office:value-type="float" office:value="1555617194.67148" calcext:value-type="float">
            <text:p>1555617194.67148</text:p>
          </table:table-cell>
          <table:table-cell office:value-type="float" office:value="604" calcext:value-type="float">
            <text:p>604</text:p>
          </table:table-cell>
          <table:table-cell office:value-type="float" office:value="0.958544909954071" calcext:value-type="float">
            <text:p>0.95854491</text:p>
          </table:table-cell>
        </table:table-row>
        <table:table-row table:style-name="ro1">
          <table:table-cell office:value-type="float" office:value="1555617265.88889" calcext:value-type="float">
            <text:p>1555617265.88889</text:p>
          </table:table-cell>
          <table:table-cell office:value-type="float" office:value="605" calcext:value-type="float">
            <text:p>605</text:p>
          </table:table-cell>
          <table:table-cell office:value-type="float" office:value="0.959716796875" calcext:value-type="float">
            <text:p>0.9597167969</text:p>
          </table:table-cell>
        </table:table-row>
        <table:table-row table:style-name="ro1">
          <table:table-cell office:value-type="float" office:value="1555617337.4144" calcext:value-type="float">
            <text:p>1555617337.4144</text:p>
          </table:table-cell>
          <table:table-cell office:value-type="float" office:value="606" calcext:value-type="float">
            <text:p>606</text:p>
          </table:table-cell>
          <table:table-cell office:value-type="float" office:value="0.958105504512787" calcext:value-type="float">
            <text:p>0.9581055045</text:p>
          </table:table-cell>
        </table:table-row>
        <table:table-row table:style-name="ro1">
          <table:table-cell office:value-type="float" office:value="1555617409.11864" calcext:value-type="float">
            <text:p>1555617409.11864</text:p>
          </table:table-cell>
          <table:table-cell office:value-type="float" office:value="607" calcext:value-type="float">
            <text:p>607</text:p>
          </table:table-cell>
          <table:table-cell office:value-type="float" office:value="0.959375023841858" calcext:value-type="float">
            <text:p>0.9593750238</text:p>
          </table:table-cell>
        </table:table-row>
        <table:table-row table:style-name="ro1">
          <table:table-cell office:value-type="float" office:value="1555617480.8293" calcext:value-type="float">
            <text:p>1555617480.8293</text:p>
          </table:table-cell>
          <table:table-cell office:value-type="float" office:value="608" calcext:value-type="float">
            <text:p>608</text:p>
          </table:table-cell>
          <table:table-cell office:value-type="float" office:value="0.959082067012787" calcext:value-type="float">
            <text:p>0.959082067</text:p>
          </table:table-cell>
        </table:table-row>
        <table:table-row table:style-name="ro1">
          <table:table-cell office:value-type="float" office:value="1555617551.63172" calcext:value-type="float">
            <text:p>1555617551.63172</text:p>
          </table:table-cell>
          <table:table-cell office:value-type="float" office:value="609" calcext:value-type="float">
            <text:p>609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17623.54425" calcext:value-type="float">
            <text:p>1555617623.54425</text:p>
          </table:table-cell>
          <table:table-cell office:value-type="float" office:value="610" calcext:value-type="float">
            <text:p>610</text:p>
          </table:table-cell>
          <table:table-cell office:value-type="float" office:value="0.959765613079071" calcext:value-type="float">
            <text:p>0.9597656131</text:p>
          </table:table-cell>
        </table:table-row>
        <table:table-row table:style-name="ro1">
          <table:table-cell office:value-type="float" office:value="1555617695.49911" calcext:value-type="float">
            <text:p>1555617695.49911</text:p>
          </table:table-cell>
          <table:table-cell office:value-type="float" office:value="611" calcext:value-type="float">
            <text:p>611</text:p>
          </table:table-cell>
          <table:table-cell office:value-type="float" office:value="0.959033191204071" calcext:value-type="float">
            <text:p>0.9590331912</text:p>
          </table:table-cell>
        </table:table-row>
        <table:table-row table:style-name="ro1">
          <table:table-cell office:value-type="float" office:value="1555617767.28896" calcext:value-type="float">
            <text:p>1555617767.28896</text:p>
          </table:table-cell>
          <table:table-cell office:value-type="float" office:value="612" calcext:value-type="float">
            <text:p>612</text:p>
          </table:table-cell>
          <table:table-cell office:value-type="float" office:value="0.959619164466858" calcext:value-type="float">
            <text:p>0.9596191645</text:p>
          </table:table-cell>
        </table:table-row>
        <table:table-row table:style-name="ro1">
          <table:table-cell office:value-type="float" office:value="1555617838.65635" calcext:value-type="float">
            <text:p>1555617838.65635</text:p>
          </table:table-cell>
          <table:table-cell office:value-type="float" office:value="613" calcext:value-type="float">
            <text:p>613</text:p>
          </table:table-cell>
          <table:table-cell office:value-type="float" office:value="0.958740234375" calcext:value-type="float">
            <text:p>0.9587402344</text:p>
          </table:table-cell>
        </table:table-row>
        <table:table-row table:style-name="ro1">
          <table:table-cell office:value-type="float" office:value="1555617910.32782" calcext:value-type="float">
            <text:p>1555617910.32782</text:p>
          </table:table-cell>
          <table:table-cell office:value-type="float" office:value="614" calcext:value-type="float">
            <text:p>614</text:p>
          </table:table-cell>
          <table:table-cell office:value-type="float" office:value="0.961132824420929" calcext:value-type="float">
            <text:p>0.9611328244</text:p>
          </table:table-cell>
        </table:table-row>
        <table:table-row table:style-name="ro1">
          <table:table-cell office:value-type="float" office:value="1555617982.01232" calcext:value-type="float">
            <text:p>1555617982.01232</text:p>
          </table:table-cell>
          <table:table-cell office:value-type="float" office:value="615" calcext:value-type="float">
            <text:p>615</text:p>
          </table:table-cell>
          <table:table-cell office:value-type="float" office:value="0.959716796875" calcext:value-type="float">
            <text:p>0.9597167969</text:p>
          </table:table-cell>
        </table:table-row>
        <table:table-row table:style-name="ro1">
          <table:table-cell office:value-type="float" office:value="1555618053.01569" calcext:value-type="float">
            <text:p>1555618053.01569</text:p>
          </table:table-cell>
          <table:table-cell office:value-type="float" office:value="616" calcext:value-type="float">
            <text:p>616</text:p>
          </table:table-cell>
          <table:table-cell office:value-type="float" office:value="0.959130883216858" calcext:value-type="float">
            <text:p>0.9591308832</text:p>
          </table:table-cell>
        </table:table-row>
        <table:table-row table:style-name="ro1">
          <table:table-cell office:value-type="float" office:value="1555618124.43406" calcext:value-type="float">
            <text:p>1555618124.43406</text:p>
          </table:table-cell>
          <table:table-cell office:value-type="float" office:value="617" calcext:value-type="float">
            <text:p>617</text:p>
          </table:table-cell>
          <table:table-cell office:value-type="float" office:value="0.958593785762787" calcext:value-type="float">
            <text:p>0.9585937858</text:p>
          </table:table-cell>
        </table:table-row>
        <table:table-row table:style-name="ro1">
          <table:table-cell office:value-type="float" office:value="1555618196.04578" calcext:value-type="float">
            <text:p>1555618196.04578</text:p>
          </table:table-cell>
          <table:table-cell office:value-type="float" office:value="618" calcext:value-type="float">
            <text:p>618</text:p>
          </table:table-cell>
          <table:table-cell office:value-type="float" office:value="0.958837926387787" calcext:value-type="float">
            <text:p>0.9588379264</text:p>
          </table:table-cell>
        </table:table-row>
        <table:table-row table:style-name="ro1">
          <table:table-cell office:value-type="float" office:value="1555618267.32717" calcext:value-type="float">
            <text:p>1555618267.32717</text:p>
          </table:table-cell>
          <table:table-cell office:value-type="float" office:value="619" calcext:value-type="float">
            <text:p>619</text:p>
          </table:table-cell>
          <table:table-cell office:value-type="float" office:value="0.959375023841858" calcext:value-type="float">
            <text:p>0.9593750238</text:p>
          </table:table-cell>
        </table:table-row>
        <table:table-row table:style-name="ro1">
          <table:table-cell office:value-type="float" office:value="1555618338.3013" calcext:value-type="float">
            <text:p>1555618338.3013</text:p>
          </table:table-cell>
          <table:table-cell office:value-type="float" office:value="620" calcext:value-type="float">
            <text:p>620</text:p>
          </table:table-cell>
          <table:table-cell office:value-type="float" office:value="0.959082067012787" calcext:value-type="float">
            <text:p>0.959082067</text:p>
          </table:table-cell>
        </table:table-row>
        <table:table-row table:style-name="ro1">
          <table:table-cell office:value-type="float" office:value="1555618409.57966" calcext:value-type="float">
            <text:p>1555618409.57966</text:p>
          </table:table-cell>
          <table:table-cell office:value-type="float" office:value="621" calcext:value-type="float">
            <text:p>621</text:p>
          </table:table-cell>
          <table:table-cell office:value-type="float" office:value="0.958544909954071" calcext:value-type="float">
            <text:p>0.95854491</text:p>
          </table:table-cell>
        </table:table-row>
        <table:table-row table:style-name="ro1">
          <table:table-cell office:value-type="float" office:value="1555618480.82752" calcext:value-type="float">
            <text:p>1555618480.82752</text:p>
          </table:table-cell>
          <table:table-cell office:value-type="float" office:value="622" calcext:value-type="float">
            <text:p>622</text:p>
          </table:table-cell>
          <table:table-cell office:value-type="float" office:value="0.959082067012787" calcext:value-type="float">
            <text:p>0.959082067</text:p>
          </table:table-cell>
        </table:table-row>
        <table:table-row table:style-name="ro1">
          <table:table-cell office:value-type="float" office:value="1555618552.32361" calcext:value-type="float">
            <text:p>1555618552.32361</text:p>
          </table:table-cell>
          <table:table-cell office:value-type="float" office:value="623" calcext:value-type="float">
            <text:p>623</text:p>
          </table:table-cell>
          <table:table-cell office:value-type="float" office:value="0.959033191204071" calcext:value-type="float">
            <text:p>0.9590331912</text:p>
          </table:table-cell>
        </table:table-row>
        <table:table-row table:style-name="ro1">
          <table:table-cell office:value-type="float" office:value="1555618623.91491" calcext:value-type="float">
            <text:p>1555618623.91491</text:p>
          </table:table-cell>
          <table:table-cell office:value-type="float" office:value="624" calcext:value-type="float">
            <text:p>624</text:p>
          </table:table-cell>
          <table:table-cell office:value-type="float" office:value="0.959667980670929" calcext:value-type="float">
            <text:p>0.9596679807</text:p>
          </table:table-cell>
        </table:table-row>
        <table:table-row table:style-name="ro1">
          <table:table-cell office:value-type="float" office:value="1555618695.27495" calcext:value-type="float">
            <text:p>1555618695.27495</text:p>
          </table:table-cell>
          <table:table-cell office:value-type="float" office:value="625" calcext:value-type="float">
            <text:p>625</text:p>
          </table:table-cell>
          <table:table-cell office:value-type="float" office:value="0.961132824420929" calcext:value-type="float">
            <text:p>0.9611328244</text:p>
          </table:table-cell>
        </table:table-row>
        <table:table-row table:style-name="ro1">
          <table:table-cell office:value-type="float" office:value="1555618766.93904" calcext:value-type="float">
            <text:p>1555618766.93904</text:p>
          </table:table-cell>
          <table:table-cell office:value-type="float" office:value="626" calcext:value-type="float">
            <text:p>626</text:p>
          </table:table-cell>
          <table:table-cell office:value-type="float" office:value="0.9580078125" calcext:value-type="float">
            <text:p>0.9580078125</text:p>
          </table:table-cell>
        </table:table-row>
        <table:table-row table:style-name="ro1">
          <table:table-cell office:value-type="float" office:value="1555618838.63947" calcext:value-type="float">
            <text:p>1555618838.63947</text:p>
          </table:table-cell>
          <table:table-cell office:value-type="float" office:value="627" calcext:value-type="float">
            <text:p>627</text:p>
          </table:table-cell>
          <table:table-cell office:value-type="float" office:value="0.958447277545929" calcext:value-type="float">
            <text:p>0.9584472775</text:p>
          </table:table-cell>
        </table:table-row>
        <table:table-row table:style-name="ro1">
          <table:table-cell office:value-type="float" office:value="1555618909.78156" calcext:value-type="float">
            <text:p>1555618909.78156</text:p>
          </table:table-cell>
          <table:table-cell office:value-type="float" office:value="628" calcext:value-type="float">
            <text:p>628</text:p>
          </table:table-cell>
          <table:table-cell office:value-type="float" office:value="0.958349645137787" calcext:value-type="float">
            <text:p>0.9583496451</text:p>
          </table:table-cell>
        </table:table-row>
        <table:table-row table:style-name="ro1">
          <table:table-cell office:value-type="float" office:value="1555618981.03091" calcext:value-type="float">
            <text:p>1555618981.03091</text:p>
          </table:table-cell>
          <table:table-cell office:value-type="float" office:value="629" calcext:value-type="float">
            <text:p>629</text:p>
          </table:table-cell>
          <table:table-cell office:value-type="float" office:value="0.95947265625" calcext:value-type="float">
            <text:p>0.9594726563</text:p>
          </table:table-cell>
        </table:table-row>
        <table:table-row table:style-name="ro1">
          <table:table-cell office:value-type="float" office:value="1555619052.58374" calcext:value-type="float">
            <text:p>1555619052.58374</text:p>
          </table:table-cell>
          <table:table-cell office:value-type="float" office:value="630" calcext:value-type="float">
            <text:p>630</text:p>
          </table:table-cell>
          <table:table-cell office:value-type="float" office:value="0.960693359375" calcext:value-type="float">
            <text:p>0.9606933594</text:p>
          </table:table-cell>
        </table:table-row>
        <table:table-row table:style-name="ro1">
          <table:table-cell office:value-type="float" office:value="1555619123.82405" calcext:value-type="float">
            <text:p>1555619123.82405</text:p>
          </table:table-cell>
          <table:table-cell office:value-type="float" office:value="631" calcext:value-type="float">
            <text:p>631</text:p>
          </table:table-cell>
          <table:table-cell office:value-type="float" office:value="0.959423840045929" calcext:value-type="float">
            <text:p>0.95942384</text:p>
          </table:table-cell>
        </table:table-row>
        <table:table-row table:style-name="ro1">
          <table:table-cell office:value-type="float" office:value="1555619195.11468" calcext:value-type="float">
            <text:p>1555619195.11468</text:p>
          </table:table-cell>
          <table:table-cell office:value-type="float" office:value="632" calcext:value-type="float">
            <text:p>632</text:p>
          </table:table-cell>
          <table:table-cell office:value-type="float" office:value="0.960058629512787" calcext:value-type="float">
            <text:p>0.9600586295</text:p>
          </table:table-cell>
        </table:table-row>
        <table:table-row table:style-name="ro1">
          <table:table-cell office:value-type="float" office:value="1555619265.96534" calcext:value-type="float">
            <text:p>1555619265.96534</text:p>
          </table:table-cell>
          <table:table-cell office:value-type="float" office:value="633" calcext:value-type="float">
            <text:p>633</text:p>
          </table:table-cell>
          <table:table-cell office:value-type="float" office:value="0.960839867591858" calcext:value-type="float">
            <text:p>0.9608398676</text:p>
          </table:table-cell>
        </table:table-row>
        <table:table-row table:style-name="ro1">
          <table:table-cell office:value-type="float" office:value="1555619337.72101" calcext:value-type="float">
            <text:p>1555619337.72101</text:p>
          </table:table-cell>
          <table:table-cell office:value-type="float" office:value="634" calcext:value-type="float">
            <text:p>634</text:p>
          </table:table-cell>
          <table:table-cell office:value-type="float" office:value="0.959375023841858" calcext:value-type="float">
            <text:p>0.9593750238</text:p>
          </table:table-cell>
        </table:table-row>
        <table:table-row table:style-name="ro1">
          <table:table-cell office:value-type="float" office:value="1555619409.13635" calcext:value-type="float">
            <text:p>1555619409.13635</text:p>
          </table:table-cell>
          <table:table-cell office:value-type="float" office:value="635" calcext:value-type="float">
            <text:p>635</text:p>
          </table:table-cell>
          <table:table-cell office:value-type="float" office:value="0.960888683795929" calcext:value-type="float">
            <text:p>0.9608886838</text:p>
          </table:table-cell>
        </table:table-row>
        <table:table-row table:style-name="ro1">
          <table:table-cell office:value-type="float" office:value="1555619480.57547" calcext:value-type="float">
            <text:p>1555619480.57547</text:p>
          </table:table-cell>
          <table:table-cell office:value-type="float" office:value="636" calcext:value-type="float">
            <text:p>636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19552.00797" calcext:value-type="float">
            <text:p>1555619552.00797</text:p>
          </table:table-cell>
          <table:table-cell office:value-type="float" office:value="637" calcext:value-type="float">
            <text:p>637</text:p>
          </table:table-cell>
          <table:table-cell office:value-type="float" office:value="0.959228515625" calcext:value-type="float">
            <text:p>0.9592285156</text:p>
          </table:table-cell>
        </table:table-row>
        <table:table-row table:style-name="ro1">
          <table:table-cell office:value-type="float" office:value="1555619623.86601" calcext:value-type="float">
            <text:p>1555619623.86601</text:p>
          </table:table-cell>
          <table:table-cell office:value-type="float" office:value="638" calcext:value-type="float">
            <text:p>638</text:p>
          </table:table-cell>
          <table:table-cell office:value-type="float" office:value="0.958300769329071" calcext:value-type="float">
            <text:p>0.9583007693</text:p>
          </table:table-cell>
        </table:table-row>
        <table:table-row table:style-name="ro1">
          <table:table-cell office:value-type="float" office:value="1555619695.1898" calcext:value-type="float">
            <text:p>1555619695.1898</text:p>
          </table:table-cell>
          <table:table-cell office:value-type="float" office:value="639" calcext:value-type="float">
            <text:p>639</text:p>
          </table:table-cell>
          <table:table-cell office:value-type="float" office:value="0.958593785762787" calcext:value-type="float">
            <text:p>0.9585937858</text:p>
          </table:table-cell>
        </table:table-row>
        <table:table-row table:style-name="ro1">
          <table:table-cell office:value-type="float" office:value="1555619766.49234" calcext:value-type="float">
            <text:p>1555619766.49234</text:p>
          </table:table-cell>
          <table:table-cell office:value-type="float" office:value="640" calcext:value-type="float">
            <text:p>640</text:p>
          </table:table-cell>
          <table:table-cell office:value-type="float" office:value="0.960791051387787" calcext:value-type="float">
            <text:p>0.9607910514</text:p>
          </table:table-cell>
        </table:table-row>
        <table:table-row table:style-name="ro1">
          <table:table-cell office:value-type="float" office:value="1555619837.67447" calcext:value-type="float">
            <text:p>1555619837.67447</text:p>
          </table:table-cell>
          <table:table-cell office:value-type="float" office:value="641" calcext:value-type="float">
            <text:p>641</text:p>
          </table:table-cell>
          <table:table-cell office:value-type="float" office:value="0.959765613079071" calcext:value-type="float">
            <text:p>0.9597656131</text:p>
          </table:table-cell>
        </table:table-row>
        <table:table-row table:style-name="ro1">
          <table:table-cell office:value-type="float" office:value="1555619909.79139" calcext:value-type="float">
            <text:p>1555619909.79139</text:p>
          </table:table-cell>
          <table:table-cell office:value-type="float" office:value="642" calcext:value-type="float">
            <text:p>642</text:p>
          </table:table-cell>
          <table:table-cell office:value-type="float" office:value="0.958056628704071" calcext:value-type="float">
            <text:p>0.9580566287</text:p>
          </table:table-cell>
        </table:table-row>
        <table:table-row table:style-name="ro1">
          <table:table-cell office:value-type="float" office:value="1555619983.69181" calcext:value-type="float">
            <text:p>1555619983.69181</text:p>
          </table:table-cell>
          <table:table-cell office:value-type="float" office:value="643" calcext:value-type="float">
            <text:p>643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20055.02685" calcext:value-type="float">
            <text:p>1555620055.02685</text:p>
          </table:table-cell>
          <table:table-cell office:value-type="float" office:value="644" calcext:value-type="float">
            <text:p>644</text:p>
          </table:table-cell>
          <table:table-cell office:value-type="float" office:value="0.959082067012787" calcext:value-type="float">
            <text:p>0.959082067</text:p>
          </table:table-cell>
        </table:table-row>
        <table:table-row table:style-name="ro1">
          <table:table-cell office:value-type="float" office:value="1555620127.06626" calcext:value-type="float">
            <text:p>1555620127.06626</text:p>
          </table:table-cell>
          <table:table-cell office:value-type="float" office:value="645" calcext:value-type="float">
            <text:p>645</text:p>
          </table:table-cell>
          <table:table-cell office:value-type="float" office:value="0.958447277545929" calcext:value-type="float">
            <text:p>0.9584472775</text:p>
          </table:table-cell>
        </table:table-row>
        <table:table-row table:style-name="ro1">
          <table:table-cell office:value-type="float" office:value="1555620198.54601" calcext:value-type="float">
            <text:p>1555620198.54601</text:p>
          </table:table-cell>
          <table:table-cell office:value-type="float" office:value="646" calcext:value-type="float">
            <text:p>646</text:p>
          </table:table-cell>
          <table:table-cell office:value-type="float" office:value="0.959814488887787" calcext:value-type="float">
            <text:p>0.9598144889</text:p>
          </table:table-cell>
        </table:table-row>
        <table:table-row table:style-name="ro1">
          <table:table-cell office:value-type="float" office:value="1555620270.21481" calcext:value-type="float">
            <text:p>1555620270.21481</text:p>
          </table:table-cell>
          <table:table-cell office:value-type="float" office:value="647" calcext:value-type="float">
            <text:p>647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20341.71506" calcext:value-type="float">
            <text:p>1555620341.71506</text:p>
          </table:table-cell>
          <table:table-cell office:value-type="float" office:value="648" calcext:value-type="float">
            <text:p>648</text:p>
          </table:table-cell>
          <table:table-cell office:value-type="float" office:value="0.957080066204071" calcext:value-type="float">
            <text:p>0.9570800662</text:p>
          </table:table-cell>
        </table:table-row>
        <table:table-row table:style-name="ro1">
          <table:table-cell office:value-type="float" office:value="1555620412.98394" calcext:value-type="float">
            <text:p>1555620412.98394</text:p>
          </table:table-cell>
          <table:table-cell office:value-type="float" office:value="649" calcext:value-type="float">
            <text:p>649</text:p>
          </table:table-cell>
          <table:table-cell office:value-type="float" office:value="0.958886742591858" calcext:value-type="float">
            <text:p>0.9588867426</text:p>
          </table:table-cell>
        </table:table-row>
        <table:table-row table:style-name="ro1">
          <table:table-cell office:value-type="float" office:value="1555620484.43329" calcext:value-type="float">
            <text:p>1555620484.43329</text:p>
          </table:table-cell>
          <table:table-cell office:value-type="float" office:value="650" calcext:value-type="float">
            <text:p>650</text:p>
          </table:table-cell>
          <table:table-cell office:value-type="float" office:value="0.9599609375" calcext:value-type="float">
            <text:p>0.9599609375</text:p>
          </table:table-cell>
        </table:table-row>
        <table:table-row table:style-name="ro1">
          <table:table-cell office:value-type="float" office:value="1555620556.02263" calcext:value-type="float">
            <text:p>1555620556.02263</text:p>
          </table:table-cell>
          <table:table-cell office:value-type="float" office:value="651" calcext:value-type="float">
            <text:p>651</text:p>
          </table:table-cell>
          <table:table-cell office:value-type="float" office:value="0.959277331829071" calcext:value-type="float">
            <text:p>0.9592773318</text:p>
          </table:table-cell>
        </table:table-row>
        <table:table-row table:style-name="ro1">
          <table:table-cell office:value-type="float" office:value="1555620628.20843" calcext:value-type="float">
            <text:p>1555620628.20843</text:p>
          </table:table-cell>
          <table:table-cell office:value-type="float" office:value="652" calcext:value-type="float">
            <text:p>652</text:p>
          </table:table-cell>
          <table:table-cell office:value-type="float" office:value="0.959228515625" calcext:value-type="float">
            <text:p>0.9592285156</text:p>
          </table:table-cell>
        </table:table-row>
        <table:table-row table:style-name="ro1">
          <table:table-cell office:value-type="float" office:value="1555620700.15194" calcext:value-type="float">
            <text:p>1555620700.15194</text:p>
          </table:table-cell>
          <table:table-cell office:value-type="float" office:value="653" calcext:value-type="float">
            <text:p>653</text:p>
          </table:table-cell>
          <table:table-cell office:value-type="float" office:value="0.958935558795929" calcext:value-type="float">
            <text:p>0.9589355588</text:p>
          </table:table-cell>
        </table:table-row>
        <table:table-row table:style-name="ro1">
          <table:table-cell office:value-type="float" office:value="1555620772.79044" calcext:value-type="float">
            <text:p>1555620772.79044</text:p>
          </table:table-cell>
          <table:table-cell office:value-type="float" office:value="654" calcext:value-type="float">
            <text:p>654</text:p>
          </table:table-cell>
          <table:table-cell office:value-type="float" office:value="0.960253894329071" calcext:value-type="float">
            <text:p>0.9602538943</text:p>
          </table:table-cell>
        </table:table-row>
        <table:table-row table:style-name="ro1">
          <table:table-cell office:value-type="float" office:value="1555620844.13082" calcext:value-type="float">
            <text:p>1555620844.13082</text:p>
          </table:table-cell>
          <table:table-cell office:value-type="float" office:value="655" calcext:value-type="float">
            <text:p>655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20915.97442" calcext:value-type="float">
            <text:p>1555620915.97442</text:p>
          </table:table-cell>
          <table:table-cell office:value-type="float" office:value="656" calcext:value-type="float">
            <text:p>656</text:p>
          </table:table-cell>
          <table:table-cell office:value-type="float" office:value="0.95947265625" calcext:value-type="float">
            <text:p>0.9594726563</text:p>
          </table:table-cell>
        </table:table-row>
        <table:table-row table:style-name="ro1">
          <table:table-cell office:value-type="float" office:value="1555620987.77421" calcext:value-type="float">
            <text:p>1555620987.77421</text:p>
          </table:table-cell>
          <table:table-cell office:value-type="float" office:value="657" calcext:value-type="float">
            <text:p>657</text:p>
          </table:table-cell>
          <table:table-cell office:value-type="float" office:value="0.96044921875" calcext:value-type="float">
            <text:p>0.9604492188</text:p>
          </table:table-cell>
        </table:table-row>
        <table:table-row table:style-name="ro1">
          <table:table-cell office:value-type="float" office:value="1555621059.26385" calcext:value-type="float">
            <text:p>1555621059.26385</text:p>
          </table:table-cell>
          <table:table-cell office:value-type="float" office:value="658" calcext:value-type="float">
            <text:p>658</text:p>
          </table:table-cell>
          <table:table-cell office:value-type="float" office:value="0.958349645137787" calcext:value-type="float">
            <text:p>0.9583496451</text:p>
          </table:table-cell>
        </table:table-row>
        <table:table-row table:style-name="ro1">
          <table:table-cell office:value-type="float" office:value="1555621131.00017" calcext:value-type="float">
            <text:p>1555621131.00017</text:p>
          </table:table-cell>
          <table:table-cell office:value-type="float" office:value="659" calcext:value-type="float">
            <text:p>659</text:p>
          </table:table-cell>
          <table:table-cell office:value-type="float" office:value="0.959619164466858" calcext:value-type="float">
            <text:p>0.9596191645</text:p>
          </table:table-cell>
        </table:table-row>
        <table:table-row table:style-name="ro1">
          <table:table-cell office:value-type="float" office:value="1555621202.44131" calcext:value-type="float">
            <text:p>1555621202.44131</text:p>
          </table:table-cell>
          <table:table-cell office:value-type="float" office:value="660" calcext:value-type="float">
            <text:p>660</text:p>
          </table:table-cell>
          <table:table-cell office:value-type="float" office:value="0.960205078125" calcext:value-type="float">
            <text:p>0.9602050781</text:p>
          </table:table-cell>
        </table:table-row>
        <table:table-row table:style-name="ro1">
          <table:table-cell office:value-type="float" office:value="1555621274.0118" calcext:value-type="float">
            <text:p>1555621274.0118</text:p>
          </table:table-cell>
          <table:table-cell office:value-type="float" office:value="661" calcext:value-type="float">
            <text:p>661</text:p>
          </table:table-cell>
          <table:table-cell office:value-type="float" office:value="0.959619164466858" calcext:value-type="float">
            <text:p>0.9596191645</text:p>
          </table:table-cell>
        </table:table-row>
        <table:table-row table:style-name="ro1">
          <table:table-cell office:value-type="float" office:value="1555621345.8579" calcext:value-type="float">
            <text:p>1555621345.8579</text:p>
          </table:table-cell>
          <table:table-cell office:value-type="float" office:value="662" calcext:value-type="float">
            <text:p>662</text:p>
          </table:table-cell>
          <table:table-cell office:value-type="float" office:value="0.959570348262787" calcext:value-type="float">
            <text:p>0.9595703483</text:p>
          </table:table-cell>
        </table:table-row>
        <table:table-row table:style-name="ro1">
          <table:table-cell office:value-type="float" office:value="1555621417.2186" calcext:value-type="float">
            <text:p>1555621417.2186</text:p>
          </table:table-cell>
          <table:table-cell office:value-type="float" office:value="663" calcext:value-type="float">
            <text:p>663</text:p>
          </table:table-cell>
          <table:table-cell office:value-type="float" office:value="0.958984375" calcext:value-type="float">
            <text:p>0.958984375</text:p>
          </table:table-cell>
        </table:table-row>
        <table:table-row table:style-name="ro1">
          <table:table-cell office:value-type="float" office:value="1555621488.87428" calcext:value-type="float">
            <text:p>1555621488.87428</text:p>
          </table:table-cell>
          <table:table-cell office:value-type="float" office:value="664" calcext:value-type="float">
            <text:p>664</text:p>
          </table:table-cell>
          <table:table-cell office:value-type="float" office:value="0.960253894329071" calcext:value-type="float">
            <text:p>0.9602538943</text:p>
          </table:table-cell>
        </table:table-row>
        <table:table-row table:style-name="ro1">
          <table:table-cell office:value-type="float" office:value="1555621560.41318" calcext:value-type="float">
            <text:p>1555621560.41318</text:p>
          </table:table-cell>
          <table:table-cell office:value-type="float" office:value="665" calcext:value-type="float">
            <text:p>665</text:p>
          </table:table-cell>
          <table:table-cell office:value-type="float" office:value="0.958349645137787" calcext:value-type="float">
            <text:p>0.9583496451</text:p>
          </table:table-cell>
        </table:table-row>
        <table:table-row table:style-name="ro1">
          <table:table-cell office:value-type="float" office:value="1555621631.42425" calcext:value-type="float">
            <text:p>1555621631.42425</text:p>
          </table:table-cell>
          <table:table-cell office:value-type="float" office:value="666" calcext:value-type="float">
            <text:p>666</text:p>
          </table:table-cell>
          <table:table-cell office:value-type="float" office:value="0.960351586341858" calcext:value-type="float">
            <text:p>0.9603515863</text:p>
          </table:table-cell>
        </table:table-row>
        <table:table-row table:style-name="ro1">
          <table:table-cell office:value-type="float" office:value="1555621703.70471" calcext:value-type="float">
            <text:p>1555621703.70471</text:p>
          </table:table-cell>
          <table:table-cell office:value-type="float" office:value="667" calcext:value-type="float">
            <text:p>667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21775.83286" calcext:value-type="float">
            <text:p>1555621775.83286</text:p>
          </table:table-cell>
          <table:table-cell office:value-type="float" office:value="668" calcext:value-type="float">
            <text:p>668</text:p>
          </table:table-cell>
          <table:table-cell office:value-type="float" office:value="0.958984375" calcext:value-type="float">
            <text:p>0.958984375</text:p>
          </table:table-cell>
        </table:table-row>
        <table:table-row table:style-name="ro1">
          <table:table-cell office:value-type="float" office:value="1555621855.80701" calcext:value-type="float">
            <text:p>1555621855.80701</text:p>
          </table:table-cell>
          <table:table-cell office:value-type="float" office:value="669" calcext:value-type="float">
            <text:p>669</text:p>
          </table:table-cell>
          <table:table-cell office:value-type="float" office:value="0.960058629512787" calcext:value-type="float">
            <text:p>0.9600586295</text:p>
          </table:table-cell>
        </table:table-row>
        <table:table-row table:style-name="ro1">
          <table:table-cell office:value-type="float" office:value="1555621933.89885" calcext:value-type="float">
            <text:p>1555621933.89885</text:p>
          </table:table-cell>
          <table:table-cell office:value-type="float" office:value="670" calcext:value-type="float">
            <text:p>670</text:p>
          </table:table-cell>
          <table:table-cell office:value-type="float" office:value="0.959228515625" calcext:value-type="float">
            <text:p>0.9592285156</text:p>
          </table:table-cell>
        </table:table-row>
        <table:table-row table:style-name="ro1">
          <table:table-cell office:value-type="float" office:value="1555622008.09477" calcext:value-type="float">
            <text:p>1555622008.09477</text:p>
          </table:table-cell>
          <table:table-cell office:value-type="float" office:value="671" calcext:value-type="float">
            <text:p>671</text:p>
          </table:table-cell>
          <table:table-cell office:value-type="float" office:value="0.959765613079071" calcext:value-type="float">
            <text:p>0.9597656131</text:p>
          </table:table-cell>
        </table:table-row>
        <table:table-row table:style-name="ro1">
          <table:table-cell office:value-type="float" office:value="1555622080.42926" calcext:value-type="float">
            <text:p>1555622080.42926</text:p>
          </table:table-cell>
          <table:table-cell office:value-type="float" office:value="672" calcext:value-type="float">
            <text:p>672</text:p>
          </table:table-cell>
          <table:table-cell office:value-type="float" office:value="0.959423840045929" calcext:value-type="float">
            <text:p>0.95942384</text:p>
          </table:table-cell>
        </table:table-row>
        <table:table-row table:style-name="ro1">
          <table:table-cell office:value-type="float" office:value="1555622153.77253" calcext:value-type="float">
            <text:p>1555622153.77253</text:p>
          </table:table-cell>
          <table:table-cell office:value-type="float" office:value="673" calcext:value-type="float">
            <text:p>673</text:p>
          </table:table-cell>
          <table:table-cell office:value-type="float" office:value="0.960742175579071" calcext:value-type="float">
            <text:p>0.9607421756</text:p>
          </table:table-cell>
        </table:table-row>
        <table:table-row table:style-name="ro1">
          <table:table-cell office:value-type="float" office:value="1555622226.3988" calcext:value-type="float">
            <text:p>1555622226.3988</text:p>
          </table:table-cell>
          <table:table-cell office:value-type="float" office:value="674" calcext:value-type="float">
            <text:p>674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22298.76132" calcext:value-type="float">
            <text:p>1555622298.76132</text:p>
          </table:table-cell>
          <table:table-cell office:value-type="float" office:value="675" calcext:value-type="float">
            <text:p>675</text:p>
          </table:table-cell>
          <table:table-cell office:value-type="float" office:value="0.958837926387787" calcext:value-type="float">
            <text:p>0.9588379264</text:p>
          </table:table-cell>
        </table:table-row>
        <table:table-row table:style-name="ro1">
          <table:table-cell office:value-type="float" office:value="1555622371.81575" calcext:value-type="float">
            <text:p>1555622371.81575</text:p>
          </table:table-cell>
          <table:table-cell office:value-type="float" office:value="676" calcext:value-type="float">
            <text:p>676</text:p>
          </table:table-cell>
          <table:table-cell office:value-type="float" office:value="0.958886742591858" calcext:value-type="float">
            <text:p>0.9588867426</text:p>
          </table:table-cell>
        </table:table-row>
        <table:table-row table:style-name="ro1">
          <table:table-cell office:value-type="float" office:value="1555622443.534" calcext:value-type="float">
            <text:p>1555622443.534</text:p>
          </table:table-cell>
          <table:table-cell office:value-type="float" office:value="677" calcext:value-type="float">
            <text:p>677</text:p>
          </table:table-cell>
          <table:table-cell office:value-type="float" office:value="0.960156261920929" calcext:value-type="float">
            <text:p>0.9601562619</text:p>
          </table:table-cell>
        </table:table-row>
        <table:table-row table:style-name="ro1">
          <table:table-cell office:value-type="float" office:value="1555622515.71665" calcext:value-type="float">
            <text:p>1555622515.71665</text:p>
          </table:table-cell>
          <table:table-cell office:value-type="float" office:value="678" calcext:value-type="float">
            <text:p>678</text:p>
          </table:table-cell>
          <table:table-cell office:value-type="float" office:value="0.959765613079071" calcext:value-type="float">
            <text:p>0.9597656131</text:p>
          </table:table-cell>
        </table:table-row>
        <table:table-row table:style-name="ro1">
          <table:table-cell office:value-type="float" office:value="1555622588.31564" calcext:value-type="float">
            <text:p>1555622588.31564</text:p>
          </table:table-cell>
          <table:table-cell office:value-type="float" office:value="679" calcext:value-type="float">
            <text:p>679</text:p>
          </table:table-cell>
          <table:table-cell office:value-type="float" office:value="0.959082067012787" calcext:value-type="float">
            <text:p>0.959082067</text:p>
          </table:table-cell>
        </table:table-row>
        <table:table-row table:style-name="ro1">
          <table:table-cell office:value-type="float" office:value="1555622660.62629" calcext:value-type="float">
            <text:p>1555622660.62629</text:p>
          </table:table-cell>
          <table:table-cell office:value-type="float" office:value="680" calcext:value-type="float">
            <text:p>680</text:p>
          </table:table-cell>
          <table:table-cell office:value-type="float" office:value="0.960156261920929" calcext:value-type="float">
            <text:p>0.9601562619</text:p>
          </table:table-cell>
        </table:table-row>
        <table:table-row table:style-name="ro1">
          <table:table-cell office:value-type="float" office:value="1555622733.01919" calcext:value-type="float">
            <text:p>1555622733.01919</text:p>
          </table:table-cell>
          <table:table-cell office:value-type="float" office:value="681" calcext:value-type="float">
            <text:p>681</text:p>
          </table:table-cell>
          <table:table-cell office:value-type="float" office:value="0.960595726966858" calcext:value-type="float">
            <text:p>0.960595727</text:p>
          </table:table-cell>
        </table:table-row>
        <table:table-row table:style-name="ro1">
          <table:table-cell office:value-type="float" office:value="1555622807.66794" calcext:value-type="float">
            <text:p>1555622807.66794</text:p>
          </table:table-cell>
          <table:table-cell office:value-type="float" office:value="682" calcext:value-type="float">
            <text:p>682</text:p>
          </table:table-cell>
          <table:table-cell office:value-type="float" office:value="0.960742175579071" calcext:value-type="float">
            <text:p>0.9607421756</text:p>
          </table:table-cell>
        </table:table-row>
        <table:table-row table:style-name="ro1">
          <table:table-cell office:value-type="float" office:value="1555622885.83589" calcext:value-type="float">
            <text:p>1555622885.83589</text:p>
          </table:table-cell>
          <table:table-cell office:value-type="float" office:value="683" calcext:value-type="float">
            <text:p>683</text:p>
          </table:table-cell>
          <table:table-cell office:value-type="float" office:value="0.958447277545929" calcext:value-type="float">
            <text:p>0.9584472775</text:p>
          </table:table-cell>
        </table:table-row>
        <table:table-row table:style-name="ro1">
          <table:table-cell office:value-type="float" office:value="1555622959.72951" calcext:value-type="float">
            <text:p>1555622959.72951</text:p>
          </table:table-cell>
          <table:table-cell office:value-type="float" office:value="684" calcext:value-type="float">
            <text:p>684</text:p>
          </table:table-cell>
          <table:table-cell office:value-type="float" office:value="0.960253894329071" calcext:value-type="float">
            <text:p>0.9602538943</text:p>
          </table:table-cell>
        </table:table-row>
        <table:table-row table:style-name="ro1">
          <table:table-cell office:value-type="float" office:value="1555623031.05628" calcext:value-type="float">
            <text:p>1555623031.05628</text:p>
          </table:table-cell>
          <table:table-cell office:value-type="float" office:value="685" calcext:value-type="float">
            <text:p>685</text:p>
          </table:table-cell>
          <table:table-cell office:value-type="float" office:value="0.958593785762787" calcext:value-type="float">
            <text:p>0.9585937858</text:p>
          </table:table-cell>
        </table:table-row>
        <table:table-row table:style-name="ro1">
          <table:table-cell office:value-type="float" office:value="1555623103.46145" calcext:value-type="float">
            <text:p>1555623103.46145</text:p>
          </table:table-cell>
          <table:table-cell office:value-type="float" office:value="686" calcext:value-type="float">
            <text:p>686</text:p>
          </table:table-cell>
          <table:table-cell office:value-type="float" office:value="0.958691418170929" calcext:value-type="float">
            <text:p>0.9586914182</text:p>
          </table:table-cell>
        </table:table-row>
        <table:table-row table:style-name="ro1">
          <table:table-cell office:value-type="float" office:value="1555623175.71469" calcext:value-type="float">
            <text:p>1555623175.71469</text:p>
          </table:table-cell>
          <table:table-cell office:value-type="float" office:value="687" calcext:value-type="float">
            <text:p>687</text:p>
          </table:table-cell>
          <table:table-cell office:value-type="float" office:value="0.958154320716858" calcext:value-type="float">
            <text:p>0.9581543207</text:p>
          </table:table-cell>
        </table:table-row>
        <table:table-row table:style-name="ro1">
          <table:table-cell office:value-type="float" office:value="1555623258.7564" calcext:value-type="float">
            <text:p>1555623258.7564</text:p>
          </table:table-cell>
          <table:table-cell office:value-type="float" office:value="688" calcext:value-type="float">
            <text:p>688</text:p>
          </table:table-cell>
          <table:table-cell office:value-type="float" office:value="0.960058629512787" calcext:value-type="float">
            <text:p>0.9600586295</text:p>
          </table:table-cell>
        </table:table-row>
        <table:table-row table:style-name="ro1">
          <table:table-cell office:value-type="float" office:value="1555623335.71787" calcext:value-type="float">
            <text:p>1555623335.71787</text:p>
          </table:table-cell>
          <table:table-cell office:value-type="float" office:value="689" calcext:value-type="float">
            <text:p>689</text:p>
          </table:table-cell>
          <table:table-cell office:value-type="float" office:value="0.959326207637787" calcext:value-type="float">
            <text:p>0.9593262076</text:p>
          </table:table-cell>
        </table:table-row>
        <table:table-row table:style-name="ro1">
          <table:table-cell office:value-type="float" office:value="1555623411.31414" calcext:value-type="float">
            <text:p>1555623411.31414</text:p>
          </table:table-cell>
          <table:table-cell office:value-type="float" office:value="690" calcext:value-type="float">
            <text:p>690</text:p>
          </table:table-cell>
          <table:table-cell office:value-type="float" office:value="0.9599609375" calcext:value-type="float">
            <text:p>0.9599609375</text:p>
          </table:table-cell>
        </table:table-row>
        <table:table-row table:style-name="ro1">
          <table:table-cell office:value-type="float" office:value="1555623488.08486" calcext:value-type="float">
            <text:p>1555623488.08486</text:p>
          </table:table-cell>
          <table:table-cell office:value-type="float" office:value="691" calcext:value-type="float">
            <text:p>691</text:p>
          </table:table-cell>
          <table:table-cell office:value-type="float" office:value="0.958740234375" calcext:value-type="float">
            <text:p>0.9587402344</text:p>
          </table:table-cell>
        </table:table-row>
        <table:table-row table:style-name="ro1">
          <table:table-cell office:value-type="float" office:value="1555623567.59101" calcext:value-type="float">
            <text:p>1555623567.59101</text:p>
          </table:table-cell>
          <table:table-cell office:value-type="float" office:value="692" calcext:value-type="float">
            <text:p>692</text:p>
          </table:table-cell>
          <table:table-cell office:value-type="float" office:value="0.960009753704071" calcext:value-type="float">
            <text:p>0.9600097537</text:p>
          </table:table-cell>
        </table:table-row>
        <table:table-row table:style-name="ro1">
          <table:table-cell office:value-type="float" office:value="1555623646.42966" calcext:value-type="float">
            <text:p>1555623646.42966</text:p>
          </table:table-cell>
          <table:table-cell office:value-type="float" office:value="693" calcext:value-type="float">
            <text:p>693</text:p>
          </table:table-cell>
          <table:table-cell office:value-type="float" office:value="0.958935558795929" calcext:value-type="float">
            <text:p>0.9589355588</text:p>
          </table:table-cell>
        </table:table-row>
        <table:table-row table:style-name="ro1">
          <table:table-cell office:value-type="float" office:value="1555623719.93141" calcext:value-type="float">
            <text:p>1555623719.93141</text:p>
          </table:table-cell>
          <table:table-cell office:value-type="float" office:value="694" calcext:value-type="float">
            <text:p>694</text:p>
          </table:table-cell>
          <table:table-cell office:value-type="float" office:value="0.960400402545929" calcext:value-type="float">
            <text:p>0.9604004025</text:p>
          </table:table-cell>
        </table:table-row>
        <table:table-row table:style-name="ro1">
          <table:table-cell office:value-type="float" office:value="1555623800.23682" calcext:value-type="float">
            <text:p>1555623800.23682</text:p>
          </table:table-cell>
          <table:table-cell office:value-type="float" office:value="695" calcext:value-type="float">
            <text:p>695</text:p>
          </table:table-cell>
          <table:table-cell office:value-type="float" office:value="0.960205078125" calcext:value-type="float">
            <text:p>0.9602050781</text:p>
          </table:table-cell>
        </table:table-row>
        <table:table-row table:style-name="ro1">
          <table:table-cell office:value-type="float" office:value="1555623875.52726" calcext:value-type="float">
            <text:p>1555623875.52726</text:p>
          </table:table-cell>
          <table:table-cell office:value-type="float" office:value="696" calcext:value-type="float">
            <text:p>696</text:p>
          </table:table-cell>
          <table:table-cell office:value-type="float" office:value="0.958056628704071" calcext:value-type="float">
            <text:p>0.9580566287</text:p>
          </table:table-cell>
        </table:table-row>
        <table:table-row table:style-name="ro1">
          <table:table-cell office:value-type="float" office:value="1555623948.59822" calcext:value-type="float">
            <text:p>1555623948.59822</text:p>
          </table:table-cell>
          <table:table-cell office:value-type="float" office:value="697" calcext:value-type="float">
            <text:p>697</text:p>
          </table:table-cell>
          <table:table-cell office:value-type="float" office:value="0.959765613079071" calcext:value-type="float">
            <text:p>0.9597656131</text:p>
          </table:table-cell>
        </table:table-row>
        <table:table-row table:style-name="ro1">
          <table:table-cell office:value-type="float" office:value="1555624021.46376" calcext:value-type="float">
            <text:p>1555624021.46376</text:p>
          </table:table-cell>
          <table:table-cell office:value-type="float" office:value="698" calcext:value-type="float">
            <text:p>698</text:p>
          </table:table-cell>
          <table:table-cell office:value-type="float" office:value="0.958837926387787" calcext:value-type="float">
            <text:p>0.9588379264</text:p>
          </table:table-cell>
        </table:table-row>
        <table:table-row table:style-name="ro1">
          <table:table-cell office:value-type="float" office:value="1555624092.77167" calcext:value-type="float">
            <text:p>1555624092.77167</text:p>
          </table:table-cell>
          <table:table-cell office:value-type="float" office:value="699" calcext:value-type="float">
            <text:p>699</text:p>
          </table:table-cell>
          <table:table-cell office:value-type="float" office:value="0.958691418170929" calcext:value-type="float">
            <text:p>0.9586914182</text:p>
          </table:table-cell>
        </table:table-row>
        <table:table-row table:style-name="ro1">
          <table:table-cell office:value-type="float" office:value="1555624165.03899" calcext:value-type="float">
            <text:p>1555624165.03899</text:p>
          </table:table-cell>
          <table:table-cell office:value-type="float" office:value="700" calcext:value-type="float">
            <text:p>700</text:p>
          </table:table-cell>
          <table:table-cell office:value-type="float" office:value="0.958300769329071" calcext:value-type="float">
            <text:p>0.9583007693</text:p>
          </table:table-cell>
        </table:table-row>
        <table:table-row table:style-name="ro1">
          <table:table-cell office:value-type="float" office:value="1555624237.34995" calcext:value-type="float">
            <text:p>1555624237.34995</text:p>
          </table:table-cell>
          <table:table-cell office:value-type="float" office:value="701" calcext:value-type="float">
            <text:p>701</text:p>
          </table:table-cell>
          <table:table-cell office:value-type="float" office:value="0.959082067012787" calcext:value-type="float">
            <text:p>0.959082067</text:p>
          </table:table-cell>
        </table:table-row>
        <table:table-row table:style-name="ro1">
          <table:table-cell office:value-type="float" office:value="1555624309.9535" calcext:value-type="float">
            <text:p>1555624309.9535</text:p>
          </table:table-cell>
          <table:table-cell office:value-type="float" office:value="702" calcext:value-type="float">
            <text:p>702</text:p>
          </table:table-cell>
          <table:table-cell office:value-type="float" office:value="0.960156261920929" calcext:value-type="float">
            <text:p>0.9601562619</text:p>
          </table:table-cell>
        </table:table-row>
        <table:table-row table:style-name="ro1">
          <table:table-cell office:value-type="float" office:value="1555624382.21769" calcext:value-type="float">
            <text:p>1555624382.21769</text:p>
          </table:table-cell>
          <table:table-cell office:value-type="float" office:value="703" calcext:value-type="float">
            <text:p>703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24455.09785" calcext:value-type="float">
            <text:p>1555624455.09785</text:p>
          </table:table-cell>
          <table:table-cell office:value-type="float" office:value="704" calcext:value-type="float">
            <text:p>704</text:p>
          </table:table-cell>
          <table:table-cell office:value-type="float" office:value="0.959765613079071" calcext:value-type="float">
            <text:p>0.9597656131</text:p>
          </table:table-cell>
        </table:table-row>
        <table:table-row table:style-name="ro1">
          <table:table-cell office:value-type="float" office:value="1555624529.22902" calcext:value-type="float">
            <text:p>1555624529.22902</text:p>
          </table:table-cell>
          <table:table-cell office:value-type="float" office:value="705" calcext:value-type="float">
            <text:p>705</text:p>
          </table:table-cell>
          <table:table-cell office:value-type="float" office:value="0.958642601966858" calcext:value-type="float">
            <text:p>0.958642602</text:p>
          </table:table-cell>
        </table:table-row>
        <table:table-row table:style-name="ro1">
          <table:table-cell office:value-type="float" office:value="1555624603.25828" calcext:value-type="float">
            <text:p>1555624603.25828</text:p>
          </table:table-cell>
          <table:table-cell office:value-type="float" office:value="706" calcext:value-type="float">
            <text:p>706</text:p>
          </table:table-cell>
          <table:table-cell office:value-type="float" office:value="0.958593785762787" calcext:value-type="float">
            <text:p>0.9585937858</text:p>
          </table:table-cell>
        </table:table-row>
        <table:table-row table:style-name="ro1">
          <table:table-cell office:value-type="float" office:value="1555624676.05646" calcext:value-type="float">
            <text:p>1555624676.05646</text:p>
          </table:table-cell>
          <table:table-cell office:value-type="float" office:value="707" calcext:value-type="float">
            <text:p>707</text:p>
          </table:table-cell>
          <table:table-cell office:value-type="float" office:value="0.95849609375" calcext:value-type="float">
            <text:p>0.9584960938</text:p>
          </table:table-cell>
        </table:table-row>
        <table:table-row table:style-name="ro1">
          <table:table-cell office:value-type="float" office:value="1555624749.83938" calcext:value-type="float">
            <text:p>1555624749.83938</text:p>
          </table:table-cell>
          <table:table-cell office:value-type="float" office:value="708" calcext:value-type="float">
            <text:p>708</text:p>
          </table:table-cell>
          <table:table-cell office:value-type="float" office:value="0.958154320716858" calcext:value-type="float">
            <text:p>0.9581543207</text:p>
          </table:table-cell>
        </table:table-row>
        <table:table-row table:style-name="ro1">
          <table:table-cell office:value-type="float" office:value="1555624824.4513" calcext:value-type="float">
            <text:p>1555624824.4513</text:p>
          </table:table-cell>
          <table:table-cell office:value-type="float" office:value="709" calcext:value-type="float">
            <text:p>709</text:p>
          </table:table-cell>
          <table:table-cell office:value-type="float" office:value="0.960693359375" calcext:value-type="float">
            <text:p>0.9606933594</text:p>
          </table:table-cell>
        </table:table-row>
        <table:table-row table:style-name="ro1">
          <table:table-cell office:value-type="float" office:value="1555624896.96392" calcext:value-type="float">
            <text:p>1555624896.96392</text:p>
          </table:table-cell>
          <table:table-cell office:value-type="float" office:value="710" calcext:value-type="float">
            <text:p>710</text:p>
          </table:table-cell>
          <table:table-cell office:value-type="float" office:value="0.960742175579071" calcext:value-type="float">
            <text:p>0.9607421756</text:p>
          </table:table-cell>
        </table:table-row>
        <table:table-row table:style-name="ro1">
          <table:table-cell office:value-type="float" office:value="1555624971.0085" calcext:value-type="float">
            <text:p>1555624971.0085</text:p>
          </table:table-cell>
          <table:table-cell office:value-type="float" office:value="711" calcext:value-type="float">
            <text:p>711</text:p>
          </table:table-cell>
          <table:table-cell office:value-type="float" office:value="0.958740234375" calcext:value-type="float">
            <text:p>0.9587402344</text:p>
          </table:table-cell>
        </table:table-row>
        <table:table-row table:style-name="ro1">
          <table:table-cell office:value-type="float" office:value="1555625043.83755" calcext:value-type="float">
            <text:p>1555625043.83755</text:p>
          </table:table-cell>
          <table:table-cell office:value-type="float" office:value="712" calcext:value-type="float">
            <text:p>712</text:p>
          </table:table-cell>
          <table:table-cell office:value-type="float" office:value="0.960009753704071" calcext:value-type="float">
            <text:p>0.9600097537</text:p>
          </table:table-cell>
        </table:table-row>
        <table:table-row table:style-name="ro1">
          <table:table-cell office:value-type="float" office:value="1555625120.27783" calcext:value-type="float">
            <text:p>1555625120.27783</text:p>
          </table:table-cell>
          <table:table-cell office:value-type="float" office:value="713" calcext:value-type="float">
            <text:p>713</text:p>
          </table:table-cell>
          <table:table-cell office:value-type="float" office:value="0.960156261920929" calcext:value-type="float">
            <text:p>0.9601562619</text:p>
          </table:table-cell>
        </table:table-row>
        <table:table-row table:style-name="ro1">
          <table:table-cell office:value-type="float" office:value="1555625196.93014" calcext:value-type="float">
            <text:p>1555625196.93014</text:p>
          </table:table-cell>
          <table:table-cell office:value-type="float" office:value="714" calcext:value-type="float">
            <text:p>714</text:p>
          </table:table-cell>
          <table:table-cell office:value-type="float" office:value="0.9609375" calcext:value-type="float">
            <text:p>0.9609375</text:p>
          </table:table-cell>
        </table:table-row>
        <table:table-row table:style-name="ro1">
          <table:table-cell office:value-type="float" office:value="1555625272.60499" calcext:value-type="float">
            <text:p>1555625272.60499</text:p>
          </table:table-cell>
          <table:table-cell office:value-type="float" office:value="715" calcext:value-type="float">
            <text:p>715</text:p>
          </table:table-cell>
          <table:table-cell office:value-type="float" office:value="0.960205078125" calcext:value-type="float">
            <text:p>0.9602050781</text:p>
          </table:table-cell>
        </table:table-row>
        <table:table-row table:style-name="ro1">
          <table:table-cell office:value-type="float" office:value="1555625343.56662" calcext:value-type="float">
            <text:p>1555625343.56662</text:p>
          </table:table-cell>
          <table:table-cell office:value-type="float" office:value="716" calcext:value-type="float">
            <text:p>716</text:p>
          </table:table-cell>
          <table:table-cell office:value-type="float" office:value="0.96044921875" calcext:value-type="float">
            <text:p>0.9604492188</text:p>
          </table:table-cell>
        </table:table-row>
        <table:table-row table:style-name="ro1">
          <table:table-cell office:value-type="float" office:value="1555625415.6065" calcext:value-type="float">
            <text:p>1555625415.6065</text:p>
          </table:table-cell>
          <table:table-cell office:value-type="float" office:value="717" calcext:value-type="float">
            <text:p>717</text:p>
          </table:table-cell>
          <table:table-cell office:value-type="float" office:value="0.959619164466858" calcext:value-type="float">
            <text:p>0.9596191645</text:p>
          </table:table-cell>
        </table:table-row>
        <table:table-row table:style-name="ro1">
          <table:table-cell office:value-type="float" office:value="1555625486.65258" calcext:value-type="float">
            <text:p>1555625486.65258</text:p>
          </table:table-cell>
          <table:table-cell office:value-type="float" office:value="718" calcext:value-type="float">
            <text:p>718</text:p>
          </table:table-cell>
          <table:table-cell office:value-type="float" office:value="0.959033191204071" calcext:value-type="float">
            <text:p>0.9590331912</text:p>
          </table:table-cell>
        </table:table-row>
        <table:table-row table:style-name="ro1">
          <table:table-cell office:value-type="float" office:value="1555625558.43458" calcext:value-type="float">
            <text:p>1555625558.43458</text:p>
          </table:table-cell>
          <table:table-cell office:value-type="float" office:value="719" calcext:value-type="float">
            <text:p>719</text:p>
          </table:table-cell>
          <table:table-cell office:value-type="float" office:value="0.959619164466858" calcext:value-type="float">
            <text:p>0.9596191645</text:p>
          </table:table-cell>
        </table:table-row>
        <table:table-row table:style-name="ro1">
          <table:table-cell office:value-type="float" office:value="1555625630.06724" calcext:value-type="float">
            <text:p>1555625630.06724</text:p>
          </table:table-cell>
          <table:table-cell office:value-type="float" office:value="720" calcext:value-type="float">
            <text:p>720</text:p>
          </table:table-cell>
          <table:table-cell office:value-type="float" office:value="0.95849609375" calcext:value-type="float">
            <text:p>0.9584960938</text:p>
          </table:table-cell>
        </table:table-row>
        <table:table-row table:style-name="ro1">
          <table:table-cell office:value-type="float" office:value="1555625701.50724" calcext:value-type="float">
            <text:p>1555625701.50724</text:p>
          </table:table-cell>
          <table:table-cell office:value-type="float" office:value="721" calcext:value-type="float">
            <text:p>721</text:p>
          </table:table-cell>
          <table:table-cell office:value-type="float" office:value="0.960107445716858" calcext:value-type="float">
            <text:p>0.9601074457</text:p>
          </table:table-cell>
        </table:table-row>
        <table:table-row table:style-name="ro1">
          <table:table-cell office:value-type="float" office:value="1555625772.97822" calcext:value-type="float">
            <text:p>1555625772.97822</text:p>
          </table:table-cell>
          <table:table-cell office:value-type="float" office:value="722" calcext:value-type="float">
            <text:p>722</text:p>
          </table:table-cell>
          <table:table-cell office:value-type="float" office:value="0.959228515625" calcext:value-type="float">
            <text:p>0.9592285156</text:p>
          </table:table-cell>
        </table:table-row>
        <table:table-row table:style-name="ro1">
          <table:table-cell office:value-type="float" office:value="1555625844.47442" calcext:value-type="float">
            <text:p>1555625844.47442</text:p>
          </table:table-cell>
          <table:table-cell office:value-type="float" office:value="723" calcext:value-type="float">
            <text:p>723</text:p>
          </table:table-cell>
          <table:table-cell office:value-type="float" office:value="0.958935558795929" calcext:value-type="float">
            <text:p>0.9589355588</text:p>
          </table:table-cell>
        </table:table-row>
        <table:table-row table:style-name="ro1">
          <table:table-cell office:value-type="float" office:value="1555625917.34615" calcext:value-type="float">
            <text:p>1555625917.34615</text:p>
          </table:table-cell>
          <table:table-cell office:value-type="float" office:value="724" calcext:value-type="float">
            <text:p>724</text:p>
          </table:table-cell>
          <table:table-cell office:value-type="float" office:value="0.960009753704071" calcext:value-type="float">
            <text:p>0.9600097537</text:p>
          </table:table-cell>
        </table:table-row>
        <table:table-row table:style-name="ro1">
          <table:table-cell office:value-type="float" office:value="1555625995.54846" calcext:value-type="float">
            <text:p>1555625995.54846</text:p>
          </table:table-cell>
          <table:table-cell office:value-type="float" office:value="725" calcext:value-type="float">
            <text:p>725</text:p>
          </table:table-cell>
          <table:table-cell office:value-type="float" office:value="0.95947265625" calcext:value-type="float">
            <text:p>0.9594726563</text:p>
          </table:table-cell>
        </table:table-row>
        <table:table-row table:style-name="ro1">
          <table:table-cell office:value-type="float" office:value="1555626072.54425" calcext:value-type="float">
            <text:p>1555626072.54425</text:p>
          </table:table-cell>
          <table:table-cell office:value-type="float" office:value="726" calcext:value-type="float">
            <text:p>726</text:p>
          </table:table-cell>
          <table:table-cell office:value-type="float" office:value="0.959375023841858" calcext:value-type="float">
            <text:p>0.9593750238</text:p>
          </table:table-cell>
        </table:table-row>
        <table:table-row table:style-name="ro1">
          <table:table-cell office:value-type="float" office:value="1555626146.03834" calcext:value-type="float">
            <text:p>1555626146.03834</text:p>
          </table:table-cell>
          <table:table-cell office:value-type="float" office:value="727" calcext:value-type="float">
            <text:p>727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26221.10987" calcext:value-type="float">
            <text:p>1555626221.10987</text:p>
          </table:table-cell>
          <table:table-cell office:value-type="float" office:value="728" calcext:value-type="float">
            <text:p>728</text:p>
          </table:table-cell>
          <table:table-cell office:value-type="float" office:value="0.959521472454071" calcext:value-type="float">
            <text:p>0.9595214725</text:p>
          </table:table-cell>
        </table:table-row>
        <table:table-row table:style-name="ro1">
          <table:table-cell office:value-type="float" office:value="1555626296.23851" calcext:value-type="float">
            <text:p>1555626296.23851</text:p>
          </table:table-cell>
          <table:table-cell office:value-type="float" office:value="729" calcext:value-type="float">
            <text:p>729</text:p>
          </table:table-cell>
          <table:table-cell office:value-type="float" office:value="0.958398461341858" calcext:value-type="float">
            <text:p>0.9583984613</text:p>
          </table:table-cell>
        </table:table-row>
        <table:table-row table:style-name="ro1">
          <table:table-cell office:value-type="float" office:value="1555626370.8958" calcext:value-type="float">
            <text:p>1555626370.8958</text:p>
          </table:table-cell>
          <table:table-cell office:value-type="float" office:value="730" calcext:value-type="float">
            <text:p>730</text:p>
          </table:table-cell>
          <table:table-cell office:value-type="float" office:value="0.959423840045929" calcext:value-type="float">
            <text:p>0.95942384</text:p>
          </table:table-cell>
        </table:table-row>
        <table:table-row table:style-name="ro1">
          <table:table-cell office:value-type="float" office:value="1555626444.83423" calcext:value-type="float">
            <text:p>1555626444.83423</text:p>
          </table:table-cell>
          <table:table-cell office:value-type="float" office:value="731" calcext:value-type="float">
            <text:p>731</text:p>
          </table:table-cell>
          <table:table-cell office:value-type="float" office:value="0.959326207637787" calcext:value-type="float">
            <text:p>0.9593262076</text:p>
          </table:table-cell>
        </table:table-row>
        <table:table-row table:style-name="ro1">
          <table:table-cell office:value-type="float" office:value="1555626519.86354" calcext:value-type="float">
            <text:p>1555626519.86354</text:p>
          </table:table-cell>
          <table:table-cell office:value-type="float" office:value="732" calcext:value-type="float">
            <text:p>732</text:p>
          </table:table-cell>
          <table:table-cell office:value-type="float" office:value="0.959863305091858" calcext:value-type="float">
            <text:p>0.9598633051</text:p>
          </table:table-cell>
        </table:table-row>
        <table:table-row table:style-name="ro1">
          <table:table-cell office:value-type="float" office:value="1555626591.65832" calcext:value-type="float">
            <text:p>1555626591.65832</text:p>
          </table:table-cell>
          <table:table-cell office:value-type="float" office:value="733" calcext:value-type="float">
            <text:p>733</text:p>
          </table:table-cell>
          <table:table-cell office:value-type="float" office:value="0.959716796875" calcext:value-type="float">
            <text:p>0.9597167969</text:p>
          </table:table-cell>
        </table:table-row>
        <table:table-row table:style-name="ro1">
          <table:table-cell office:value-type="float" office:value="1555626663.13464" calcext:value-type="float">
            <text:p>1555626663.13464</text:p>
          </table:table-cell>
          <table:table-cell office:value-type="float" office:value="734" calcext:value-type="float">
            <text:p>734</text:p>
          </table:table-cell>
          <table:table-cell office:value-type="float" office:value="0.960058629512787" calcext:value-type="float">
            <text:p>0.9600586295</text:p>
          </table:table-cell>
        </table:table-row>
        <table:table-row table:style-name="ro1">
          <table:table-cell office:value-type="float" office:value="1555626734.75525" calcext:value-type="float">
            <text:p>1555626734.75525</text:p>
          </table:table-cell>
          <table:table-cell office:value-type="float" office:value="735" calcext:value-type="float">
            <text:p>735</text:p>
          </table:table-cell>
          <table:table-cell office:value-type="float" office:value="0.960693359375" calcext:value-type="float">
            <text:p>0.9606933594</text:p>
          </table:table-cell>
        </table:table-row>
        <table:table-row table:style-name="ro1">
          <table:table-cell office:value-type="float" office:value="1555626806.23094" calcext:value-type="float">
            <text:p>1555626806.23094</text:p>
          </table:table-cell>
          <table:table-cell office:value-type="float" office:value="736" calcext:value-type="float">
            <text:p>736</text:p>
          </table:table-cell>
          <table:table-cell office:value-type="float" office:value="0.960058629512787" calcext:value-type="float">
            <text:p>0.9600586295</text:p>
          </table:table-cell>
        </table:table-row>
        <table:table-row table:style-name="ro1">
          <table:table-cell office:value-type="float" office:value="1555626877.96577" calcext:value-type="float">
            <text:p>1555626877.96577</text:p>
          </table:table-cell>
          <table:table-cell office:value-type="float" office:value="737" calcext:value-type="float">
            <text:p>737</text:p>
          </table:table-cell>
          <table:table-cell office:value-type="float" office:value="0.959912121295929" calcext:value-type="float">
            <text:p>0.9599121213</text:p>
          </table:table-cell>
        </table:table-row>
        <table:table-row table:style-name="ro1">
          <table:table-cell office:value-type="float" office:value="1555626949.26155" calcext:value-type="float">
            <text:p>1555626949.26155</text:p>
          </table:table-cell>
          <table:table-cell office:value-type="float" office:value="738" calcext:value-type="float">
            <text:p>738</text:p>
          </table:table-cell>
          <table:table-cell office:value-type="float" office:value="0.960839867591858" calcext:value-type="float">
            <text:p>0.9608398676</text:p>
          </table:table-cell>
        </table:table-row>
        <table:table-row table:style-name="ro1">
          <table:table-cell office:value-type="float" office:value="1555627020.23443" calcext:value-type="float">
            <text:p>1555627020.23443</text:p>
          </table:table-cell>
          <table:table-cell office:value-type="float" office:value="739" calcext:value-type="float">
            <text:p>739</text:p>
          </table:table-cell>
          <table:table-cell office:value-type="float" office:value="0.96044921875" calcext:value-type="float">
            <text:p>0.9604492188</text:p>
          </table:table-cell>
        </table:table-row>
        <table:table-row table:style-name="ro1">
          <table:table-cell office:value-type="float" office:value="1555627091.56043" calcext:value-type="float">
            <text:p>1555627091.56043</text:p>
          </table:table-cell>
          <table:table-cell office:value-type="float" office:value="740" calcext:value-type="float">
            <text:p>740</text:p>
          </table:table-cell>
          <table:table-cell office:value-type="float" office:value="0.960302770137787" calcext:value-type="float">
            <text:p>0.9603027701</text:p>
          </table:table-cell>
        </table:table-row>
        <table:table-row table:style-name="ro1">
          <table:table-cell office:value-type="float" office:value="1555627163.40668" calcext:value-type="float">
            <text:p>1555627163.40668</text:p>
          </table:table-cell>
          <table:table-cell office:value-type="float" office:value="741" calcext:value-type="float">
            <text:p>741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27234.99421" calcext:value-type="float">
            <text:p>1555627234.99421</text:p>
          </table:table-cell>
          <table:table-cell office:value-type="float" office:value="742" calcext:value-type="float">
            <text:p>742</text:p>
          </table:table-cell>
          <table:table-cell office:value-type="float" office:value="0.960400402545929" calcext:value-type="float">
            <text:p>0.9604004025</text:p>
          </table:table-cell>
        </table:table-row>
        <table:table-row table:style-name="ro1">
          <table:table-cell office:value-type="float" office:value="1555627307.01903" calcext:value-type="float">
            <text:p>1555627307.01903</text:p>
          </table:table-cell>
          <table:table-cell office:value-type="float" office:value="743" calcext:value-type="float">
            <text:p>743</text:p>
          </table:table-cell>
          <table:table-cell office:value-type="float" office:value="0.960253894329071" calcext:value-type="float">
            <text:p>0.9602538943</text:p>
          </table:table-cell>
        </table:table-row>
        <table:table-row table:style-name="ro1">
          <table:table-cell office:value-type="float" office:value="1555627378.85965" calcext:value-type="float">
            <text:p>1555627378.85965</text:p>
          </table:table-cell>
          <table:table-cell office:value-type="float" office:value="744" calcext:value-type="float">
            <text:p>744</text:p>
          </table:table-cell>
          <table:table-cell office:value-type="float" office:value="0.95751953125" calcext:value-type="float">
            <text:p>0.9575195313</text:p>
          </table:table-cell>
        </table:table-row>
        <table:table-row table:style-name="ro1">
          <table:table-cell office:value-type="float" office:value="1555627450.5542" calcext:value-type="float">
            <text:p>1555627450.5542</text:p>
          </table:table-cell>
          <table:table-cell office:value-type="float" office:value="745" calcext:value-type="float">
            <text:p>745</text:p>
          </table:table-cell>
          <table:table-cell office:value-type="float" office:value="0.959765613079071" calcext:value-type="float">
            <text:p>0.9597656131</text:p>
          </table:table-cell>
        </table:table-row>
        <table:table-row table:style-name="ro1">
          <table:table-cell office:value-type="float" office:value="1555627521.62704" calcext:value-type="float">
            <text:p>1555627521.62704</text:p>
          </table:table-cell>
          <table:table-cell office:value-type="float" office:value="746" calcext:value-type="float">
            <text:p>746</text:p>
          </table:table-cell>
          <table:table-cell office:value-type="float" office:value="0.9599609375" calcext:value-type="float">
            <text:p>0.9599609375</text:p>
          </table:table-cell>
        </table:table-row>
        <table:table-row table:style-name="ro1">
          <table:table-cell office:value-type="float" office:value="1555627592.96344" calcext:value-type="float">
            <text:p>1555627592.96344</text:p>
          </table:table-cell>
          <table:table-cell office:value-type="float" office:value="747" calcext:value-type="float">
            <text:p>747</text:p>
          </table:table-cell>
          <table:table-cell office:value-type="float" office:value="0.959814488887787" calcext:value-type="float">
            <text:p>0.9598144889</text:p>
          </table:table-cell>
        </table:table-row>
        <table:table-row table:style-name="ro1">
          <table:table-cell office:value-type="float" office:value="1555627664.86906" calcext:value-type="float">
            <text:p>1555627664.86906</text:p>
          </table:table-cell>
          <table:table-cell office:value-type="float" office:value="748" calcext:value-type="float">
            <text:p>748</text:p>
          </table:table-cell>
          <table:table-cell office:value-type="float" office:value="0.960693359375" calcext:value-type="float">
            <text:p>0.9606933594</text:p>
          </table:table-cell>
        </table:table-row>
        <table:table-row table:style-name="ro1">
          <table:table-cell office:value-type="float" office:value="1555627736.54803" calcext:value-type="float">
            <text:p>1555627736.54803</text:p>
          </table:table-cell>
          <table:table-cell office:value-type="float" office:value="749" calcext:value-type="float">
            <text:p>749</text:p>
          </table:table-cell>
          <table:table-cell office:value-type="float" office:value="0.959228515625" calcext:value-type="float">
            <text:p>0.9592285156</text:p>
          </table:table-cell>
        </table:table-row>
        <table:table-row table:style-name="ro1">
          <table:table-cell office:value-type="float" office:value="1555627808.25884" calcext:value-type="float">
            <text:p>1555627808.25884</text:p>
          </table:table-cell>
          <table:table-cell office:value-type="float" office:value="750" calcext:value-type="float">
            <text:p>750</text:p>
          </table:table-cell>
          <table:table-cell office:value-type="float" office:value="0.960498034954071" calcext:value-type="float">
            <text:p>0.960498035</text:p>
          </table:table-cell>
        </table:table-row>
        <table:table-row table:style-name="ro1">
          <table:table-cell office:value-type="float" office:value="1555627879.83511" calcext:value-type="float">
            <text:p>1555627879.83511</text:p>
          </table:table-cell>
          <table:table-cell office:value-type="float" office:value="751" calcext:value-type="float">
            <text:p>751</text:p>
          </table:table-cell>
          <table:table-cell office:value-type="float" office:value="0.958593785762787" calcext:value-type="float">
            <text:p>0.9585937858</text:p>
          </table:table-cell>
        </table:table-row>
        <table:table-row table:style-name="ro1">
          <table:table-cell office:value-type="float" office:value="1555627951.5343" calcext:value-type="float">
            <text:p>1555627951.5343</text:p>
          </table:table-cell>
          <table:table-cell office:value-type="float" office:value="752" calcext:value-type="float">
            <text:p>752</text:p>
          </table:table-cell>
          <table:table-cell office:value-type="float" office:value="0.958056628704071" calcext:value-type="float">
            <text:p>0.9580566287</text:p>
          </table:table-cell>
        </table:table-row>
        <table:table-row table:style-name="ro1">
          <table:table-cell office:value-type="float" office:value="1555628023.23946" calcext:value-type="float">
            <text:p>1555628023.23946</text:p>
          </table:table-cell>
          <table:table-cell office:value-type="float" office:value="753" calcext:value-type="float">
            <text:p>753</text:p>
          </table:table-cell>
          <table:table-cell office:value-type="float" office:value="0.9609375" calcext:value-type="float">
            <text:p>0.9609375</text:p>
          </table:table-cell>
        </table:table-row>
        <table:table-row table:style-name="ro1">
          <table:table-cell office:value-type="float" office:value="1555628095.13789" calcext:value-type="float">
            <text:p>1555628095.13789</text:p>
          </table:table-cell>
          <table:table-cell office:value-type="float" office:value="754" calcext:value-type="float">
            <text:p>754</text:p>
          </table:table-cell>
          <table:table-cell office:value-type="float" office:value="0.960693359375" calcext:value-type="float">
            <text:p>0.9606933594</text:p>
          </table:table-cell>
        </table:table-row>
        <table:table-row table:style-name="ro1">
          <table:table-cell office:value-type="float" office:value="1555628167.05228" calcext:value-type="float">
            <text:p>1555628167.05228</text:p>
          </table:table-cell>
          <table:table-cell office:value-type="float" office:value="755" calcext:value-type="float">
            <text:p>755</text:p>
          </table:table-cell>
          <table:table-cell office:value-type="float" office:value="0.959326207637787" calcext:value-type="float">
            <text:p>0.9593262076</text:p>
          </table:table-cell>
        </table:table-row>
        <table:table-row table:style-name="ro1">
          <table:table-cell office:value-type="float" office:value="1555628238.65883" calcext:value-type="float">
            <text:p>1555628238.65883</text:p>
          </table:table-cell>
          <table:table-cell office:value-type="float" office:value="756" calcext:value-type="float">
            <text:p>756</text:p>
          </table:table-cell>
          <table:table-cell office:value-type="float" office:value="0.960498034954071" calcext:value-type="float">
            <text:p>0.960498035</text:p>
          </table:table-cell>
        </table:table-row>
        <table:table-row table:style-name="ro1">
          <table:table-cell office:value-type="float" office:value="1555628310.02568" calcext:value-type="float">
            <text:p>1555628310.02568</text:p>
          </table:table-cell>
          <table:table-cell office:value-type="float" office:value="757" calcext:value-type="float">
            <text:p>757</text:p>
          </table:table-cell>
          <table:table-cell office:value-type="float" office:value="0.959130883216858" calcext:value-type="float">
            <text:p>0.9591308832</text:p>
          </table:table-cell>
        </table:table-row>
        <table:table-row table:style-name="ro1">
          <table:table-cell office:value-type="float" office:value="1555628381.53578" calcext:value-type="float">
            <text:p>1555628381.53578</text:p>
          </table:table-cell>
          <table:table-cell office:value-type="float" office:value="758" calcext:value-type="float">
            <text:p>758</text:p>
          </table:table-cell>
          <table:table-cell office:value-type="float" office:value="0.959716796875" calcext:value-type="float">
            <text:p>0.9597167969</text:p>
          </table:table-cell>
        </table:table-row>
        <table:table-row table:style-name="ro1">
          <table:table-cell office:value-type="float" office:value="1555628452.94949" calcext:value-type="float">
            <text:p>1555628452.94949</text:p>
          </table:table-cell>
          <table:table-cell office:value-type="float" office:value="759" calcext:value-type="float">
            <text:p>759</text:p>
          </table:table-cell>
          <table:table-cell office:value-type="float" office:value="0.960156261920929" calcext:value-type="float">
            <text:p>0.9601562619</text:p>
          </table:table-cell>
        </table:table-row>
        <table:table-row table:style-name="ro1">
          <table:table-cell office:value-type="float" office:value="1555628524.36293" calcext:value-type="float">
            <text:p>1555628524.36293</text:p>
          </table:table-cell>
          <table:table-cell office:value-type="float" office:value="760" calcext:value-type="float">
            <text:p>760</text:p>
          </table:table-cell>
          <table:table-cell office:value-type="float" office:value="0.958691418170929" calcext:value-type="float">
            <text:p>0.9586914182</text:p>
          </table:table-cell>
        </table:table-row>
        <table:table-row table:style-name="ro1">
          <table:table-cell office:value-type="float" office:value="1555628596.13563" calcext:value-type="float">
            <text:p>1555628596.13563</text:p>
          </table:table-cell>
          <table:table-cell office:value-type="float" office:value="761" calcext:value-type="float">
            <text:p>761</text:p>
          </table:table-cell>
          <table:table-cell office:value-type="float" office:value="0.960986316204071" calcext:value-type="float">
            <text:p>0.9609863162</text:p>
          </table:table-cell>
        </table:table-row>
        <table:table-row table:style-name="ro1">
          <table:table-cell office:value-type="float" office:value="1555628667.69839" calcext:value-type="float">
            <text:p>1555628667.69839</text:p>
          </table:table-cell>
          <table:table-cell office:value-type="float" office:value="762" calcext:value-type="float">
            <text:p>762</text:p>
          </table:table-cell>
          <table:table-cell office:value-type="float" office:value="0.959375023841858" calcext:value-type="float">
            <text:p>0.9593750238</text:p>
          </table:table-cell>
        </table:table-row>
        <table:table-row table:style-name="ro1">
          <table:table-cell office:value-type="float" office:value="1555628739.23066" calcext:value-type="float">
            <text:p>1555628739.23066</text:p>
          </table:table-cell>
          <table:table-cell office:value-type="float" office:value="763" calcext:value-type="float">
            <text:p>763</text:p>
          </table:table-cell>
          <table:table-cell office:value-type="float" office:value="0.959863305091858" calcext:value-type="float">
            <text:p>0.9598633051</text:p>
          </table:table-cell>
        </table:table-row>
        <table:table-row table:style-name="ro1">
          <table:table-cell office:value-type="float" office:value="1555628811.36388" calcext:value-type="float">
            <text:p>1555628811.36388</text:p>
          </table:table-cell>
          <table:table-cell office:value-type="float" office:value="764" calcext:value-type="float">
            <text:p>764</text:p>
          </table:table-cell>
          <table:table-cell office:value-type="float" office:value="0.957128942012787" calcext:value-type="float">
            <text:p>0.957128942</text:p>
          </table:table-cell>
        </table:table-row>
        <table:table-row table:style-name="ro1">
          <table:table-cell office:value-type="float" office:value="1555628882.41717" calcext:value-type="float">
            <text:p>1555628882.41717</text:p>
          </table:table-cell>
          <table:table-cell office:value-type="float" office:value="765" calcext:value-type="float">
            <text:p>765</text:p>
          </table:table-cell>
          <table:table-cell office:value-type="float" office:value="0.959179699420929" calcext:value-type="float">
            <text:p>0.9591796994</text:p>
          </table:table-cell>
        </table:table-row>
        <table:table-row table:style-name="ro1">
          <table:table-cell office:value-type="float" office:value="1555628954.48878" calcext:value-type="float">
            <text:p>1555628954.48878</text:p>
          </table:table-cell>
          <table:table-cell office:value-type="float" office:value="766" calcext:value-type="float">
            <text:p>766</text:p>
          </table:table-cell>
          <table:table-cell office:value-type="float" office:value="0.959423840045929" calcext:value-type="float">
            <text:p>0.95942384</text:p>
          </table:table-cell>
        </table:table-row>
        <table:table-row table:style-name="ro1">
          <table:table-cell office:value-type="float" office:value="1555629026.15411" calcext:value-type="float">
            <text:p>1555629026.15411</text:p>
          </table:table-cell>
          <table:table-cell office:value-type="float" office:value="767" calcext:value-type="float">
            <text:p>767</text:p>
          </table:table-cell>
          <table:table-cell office:value-type="float" office:value="0.960205078125" calcext:value-type="float">
            <text:p>0.9602050781</text:p>
          </table:table-cell>
        </table:table-row>
        <table:table-row table:style-name="ro1">
          <table:table-cell office:value-type="float" office:value="1555629098.4166" calcext:value-type="float">
            <text:p>1555629098.4166</text:p>
          </table:table-cell>
          <table:table-cell office:value-type="float" office:value="768" calcext:value-type="float">
            <text:p>768</text:p>
          </table:table-cell>
          <table:table-cell office:value-type="float" office:value="0.959082067012787" calcext:value-type="float">
            <text:p>0.959082067</text:p>
          </table:table-cell>
        </table:table-row>
        <table:table-row table:style-name="ro1">
          <table:table-cell office:value-type="float" office:value="1555629170.29655" calcext:value-type="float">
            <text:p>1555629170.29655</text:p>
          </table:table-cell>
          <table:table-cell office:value-type="float" office:value="769" calcext:value-type="float">
            <text:p>769</text:p>
          </table:table-cell>
          <table:table-cell office:value-type="float" office:value="0.959570348262787" calcext:value-type="float">
            <text:p>0.9595703483</text:p>
          </table:table-cell>
        </table:table-row>
        <table:table-row table:style-name="ro1">
          <table:table-cell office:value-type="float" office:value="1555629241.81739" calcext:value-type="float">
            <text:p>1555629241.81739</text:p>
          </table:table-cell>
          <table:table-cell office:value-type="float" office:value="770" calcext:value-type="float">
            <text:p>770</text:p>
          </table:table-cell>
          <table:table-cell office:value-type="float" office:value="0.960302770137787" calcext:value-type="float">
            <text:p>0.9603027701</text:p>
          </table:table-cell>
        </table:table-row>
        <table:table-row table:style-name="ro1">
          <table:table-cell office:value-type="float" office:value="1555629313.11531" calcext:value-type="float">
            <text:p>1555629313.11531</text:p>
          </table:table-cell>
          <table:table-cell office:value-type="float" office:value="771" calcext:value-type="float">
            <text:p>771</text:p>
          </table:table-cell>
          <table:table-cell office:value-type="float" office:value="0.960888683795929" calcext:value-type="float">
            <text:p>0.9608886838</text:p>
          </table:table-cell>
        </table:table-row>
        <table:table-row table:style-name="ro1">
          <table:table-cell office:value-type="float" office:value="1555629384.95505" calcext:value-type="float">
            <text:p>1555629384.95505</text:p>
          </table:table-cell>
          <table:table-cell office:value-type="float" office:value="772" calcext:value-type="float">
            <text:p>772</text:p>
          </table:table-cell>
          <table:table-cell office:value-type="float" office:value="0.958154320716858" calcext:value-type="float">
            <text:p>0.9581543207</text:p>
          </table:table-cell>
        </table:table-row>
        <table:table-row table:style-name="ro1">
          <table:table-cell office:value-type="float" office:value="1555629456.52222" calcext:value-type="float">
            <text:p>1555629456.52222</text:p>
          </table:table-cell>
          <table:table-cell office:value-type="float" office:value="773" calcext:value-type="float">
            <text:p>773</text:p>
          </table:table-cell>
          <table:table-cell office:value-type="float" office:value="0.958984375" calcext:value-type="float">
            <text:p>0.958984375</text:p>
          </table:table-cell>
        </table:table-row>
        <table:table-row table:style-name="ro1">
          <table:table-cell office:value-type="float" office:value="1555629527.81604" calcext:value-type="float">
            <text:p>1555629527.81604</text:p>
          </table:table-cell>
          <table:table-cell office:value-type="float" office:value="774" calcext:value-type="float">
            <text:p>774</text:p>
          </table:table-cell>
          <table:table-cell office:value-type="float" office:value="0.958789050579071" calcext:value-type="float">
            <text:p>0.9587890506</text:p>
          </table:table-cell>
        </table:table-row>
        <table:table-row table:style-name="ro1">
          <table:table-cell office:value-type="float" office:value="1555629600.10735" calcext:value-type="float">
            <text:p>1555629600.10735</text:p>
          </table:table-cell>
          <table:table-cell office:value-type="float" office:value="775" calcext:value-type="float">
            <text:p>775</text:p>
          </table:table-cell>
          <table:table-cell office:value-type="float" office:value="0.958154320716858" calcext:value-type="float">
            <text:p>0.9581543207</text:p>
          </table:table-cell>
        </table:table-row>
        <table:table-row table:style-name="ro1">
          <table:table-cell office:value-type="float" office:value="1555629671.73951" calcext:value-type="float">
            <text:p>1555629671.73951</text:p>
          </table:table-cell>
          <table:table-cell office:value-type="float" office:value="776" calcext:value-type="float">
            <text:p>776</text:p>
          </table:table-cell>
          <table:table-cell office:value-type="float" office:value="0.960156261920929" calcext:value-type="float">
            <text:p>0.9601562619</text:p>
          </table:table-cell>
        </table:table-row>
        <table:table-row table:style-name="ro1">
          <table:table-cell office:value-type="float" office:value="1555629743.82659" calcext:value-type="float">
            <text:p>1555629743.82659</text:p>
          </table:table-cell>
          <table:table-cell office:value-type="float" office:value="777" calcext:value-type="float">
            <text:p>777</text:p>
          </table:table-cell>
          <table:table-cell office:value-type="float" office:value="0.96044921875" calcext:value-type="float">
            <text:p>0.9604492188</text:p>
          </table:table-cell>
        </table:table-row>
        <table:table-row table:style-name="ro1">
          <table:table-cell office:value-type="float" office:value="1555629815.69586" calcext:value-type="float">
            <text:p>1555629815.69586</text:p>
          </table:table-cell>
          <table:table-cell office:value-type="float" office:value="778" calcext:value-type="float">
            <text:p>778</text:p>
          </table:table-cell>
          <table:table-cell office:value-type="float" office:value="0.960302770137787" calcext:value-type="float">
            <text:p>0.9603027701</text:p>
          </table:table-cell>
        </table:table-row>
        <table:table-row table:style-name="ro1">
          <table:table-cell office:value-type="float" office:value="1555629887.48325" calcext:value-type="float">
            <text:p>1555629887.48325</text:p>
          </table:table-cell>
          <table:table-cell office:value-type="float" office:value="779" calcext:value-type="float">
            <text:p>779</text:p>
          </table:table-cell>
          <table:table-cell office:value-type="float" office:value="0.959326207637787" calcext:value-type="float">
            <text:p>0.9593262076</text:p>
          </table:table-cell>
        </table:table-row>
        <table:table-row table:style-name="ro1">
          <table:table-cell office:value-type="float" office:value="1555629958.91962" calcext:value-type="float">
            <text:p>1555629958.91962</text:p>
          </table:table-cell>
          <table:table-cell office:value-type="float" office:value="780" calcext:value-type="float">
            <text:p>780</text:p>
          </table:table-cell>
          <table:table-cell office:value-type="float" office:value="0.95947265625" calcext:value-type="float">
            <text:p>0.9594726563</text:p>
          </table:table-cell>
        </table:table-row>
        <table:table-row table:style-name="ro1">
          <table:table-cell office:value-type="float" office:value="1555630030.76191" calcext:value-type="float">
            <text:p>1555630030.76191</text:p>
          </table:table-cell>
          <table:table-cell office:value-type="float" office:value="781" calcext:value-type="float">
            <text:p>781</text:p>
          </table:table-cell>
          <table:table-cell office:value-type="float" office:value="0.959570348262787" calcext:value-type="float">
            <text:p>0.9595703483</text:p>
          </table:table-cell>
        </table:table-row>
        <table:table-row table:style-name="ro1">
          <table:table-cell office:value-type="float" office:value="1555630102.04861" calcext:value-type="float">
            <text:p>1555630102.04861</text:p>
          </table:table-cell>
          <table:table-cell office:value-type="float" office:value="782" calcext:value-type="float">
            <text:p>782</text:p>
          </table:table-cell>
          <table:table-cell office:value-type="float" office:value="0.959667980670929" calcext:value-type="float">
            <text:p>0.9596679807</text:p>
          </table:table-cell>
        </table:table-row>
        <table:table-row table:style-name="ro1">
          <table:table-cell office:value-type="float" office:value="1555630174.2433" calcext:value-type="float">
            <text:p>1555630174.2433</text:p>
          </table:table-cell>
          <table:table-cell office:value-type="float" office:value="783" calcext:value-type="float">
            <text:p>783</text:p>
          </table:table-cell>
          <table:table-cell office:value-type="float" office:value="0.9599609375" calcext:value-type="float">
            <text:p>0.9599609375</text:p>
          </table:table-cell>
        </table:table-row>
        <table:table-row table:style-name="ro1">
          <table:table-cell office:value-type="float" office:value="1555630245.80944" calcext:value-type="float">
            <text:p>1555630245.80944</text:p>
          </table:table-cell>
          <table:table-cell office:value-type="float" office:value="784" calcext:value-type="float">
            <text:p>784</text:p>
          </table:table-cell>
          <table:table-cell office:value-type="float" office:value="0.961230456829071" calcext:value-type="float">
            <text:p>0.9612304568</text:p>
          </table:table-cell>
        </table:table-row>
        <table:table-row table:style-name="ro1">
          <table:table-cell office:value-type="float" office:value="1555630317.88877" calcext:value-type="float">
            <text:p>1555630317.88877</text:p>
          </table:table-cell>
          <table:table-cell office:value-type="float" office:value="785" calcext:value-type="float">
            <text:p>785</text:p>
          </table:table-cell>
          <table:table-cell office:value-type="float" office:value="0.960595726966858" calcext:value-type="float">
            <text:p>0.960595727</text:p>
          </table:table-cell>
        </table:table-row>
        <table:table-row table:style-name="ro1">
          <table:table-cell office:value-type="float" office:value="1555630389.1628" calcext:value-type="float">
            <text:p>1555630389.1628</text:p>
          </table:table-cell>
          <table:table-cell office:value-type="float" office:value="786" calcext:value-type="float">
            <text:p>786</text:p>
          </table:table-cell>
          <table:table-cell office:value-type="float" office:value="0.959814488887787" calcext:value-type="float">
            <text:p>0.9598144889</text:p>
          </table:table-cell>
        </table:table-row>
        <table:table-row table:style-name="ro1">
          <table:table-cell office:value-type="float" office:value="1555630460.50182" calcext:value-type="float">
            <text:p>1555630460.50182</text:p>
          </table:table-cell>
          <table:table-cell office:value-type="float" office:value="787" calcext:value-type="float">
            <text:p>787</text:p>
          </table:table-cell>
          <table:table-cell office:value-type="float" office:value="0.960400402545929" calcext:value-type="float">
            <text:p>0.9604004025</text:p>
          </table:table-cell>
        </table:table-row>
        <table:table-row table:style-name="ro1">
          <table:table-cell office:value-type="float" office:value="1555630531.77429" calcext:value-type="float">
            <text:p>1555630531.77429</text:p>
          </table:table-cell>
          <table:table-cell office:value-type="float" office:value="788" calcext:value-type="float">
            <text:p>788</text:p>
          </table:table-cell>
          <table:table-cell office:value-type="float" office:value="0.959326207637787" calcext:value-type="float">
            <text:p>0.9593262076</text:p>
          </table:table-cell>
        </table:table-row>
        <table:table-row table:style-name="ro1">
          <table:table-cell office:value-type="float" office:value="1555630603.14507" calcext:value-type="float">
            <text:p>1555630603.14507</text:p>
          </table:table-cell>
          <table:table-cell office:value-type="float" office:value="789" calcext:value-type="float">
            <text:p>789</text:p>
          </table:table-cell>
          <table:table-cell office:value-type="float" office:value="0.9599609375" calcext:value-type="float">
            <text:p>0.9599609375</text:p>
          </table:table-cell>
        </table:table-row>
        <table:table-row table:style-name="ro1">
          <table:table-cell office:value-type="float" office:value="1555630674.76406" calcext:value-type="float">
            <text:p>1555630674.76406</text:p>
          </table:table-cell>
          <table:table-cell office:value-type="float" office:value="790" calcext:value-type="float">
            <text:p>790</text:p>
          </table:table-cell>
          <table:table-cell office:value-type="float" office:value="0.959423840045929" calcext:value-type="float">
            <text:p>0.95942384</text:p>
          </table:table-cell>
        </table:table-row>
        <table:table-row table:style-name="ro1">
          <table:table-cell office:value-type="float" office:value="1555630746.48581" calcext:value-type="float">
            <text:p>1555630746.48581</text:p>
          </table:table-cell>
          <table:table-cell office:value-type="float" office:value="791" calcext:value-type="float">
            <text:p>791</text:p>
          </table:table-cell>
          <table:table-cell office:value-type="float" office:value="0.960009753704071" calcext:value-type="float">
            <text:p>0.9600097537</text:p>
          </table:table-cell>
        </table:table-row>
        <table:table-row table:style-name="ro1">
          <table:table-cell office:value-type="float" office:value="1555630818.05899" calcext:value-type="float">
            <text:p>1555630818.05899</text:p>
          </table:table-cell>
          <table:table-cell office:value-type="float" office:value="792" calcext:value-type="float">
            <text:p>792</text:p>
          </table:table-cell>
          <table:table-cell office:value-type="float" office:value="0.958544909954071" calcext:value-type="float">
            <text:p>0.95854491</text:p>
          </table:table-cell>
        </table:table-row>
        <table:table-row table:style-name="ro1">
          <table:table-cell office:value-type="float" office:value="1555630890.04848" calcext:value-type="float">
            <text:p>1555630890.04848</text:p>
          </table:table-cell>
          <table:table-cell office:value-type="float" office:value="793" calcext:value-type="float">
            <text:p>793</text:p>
          </table:table-cell>
          <table:table-cell office:value-type="float" office:value="0.958789050579071" calcext:value-type="float">
            <text:p>0.9587890506</text:p>
          </table:table-cell>
        </table:table-row>
        <table:table-row table:style-name="ro1">
          <table:table-cell office:value-type="float" office:value="1555630961.68086" calcext:value-type="float">
            <text:p>1555630961.68086</text:p>
          </table:table-cell>
          <table:table-cell office:value-type="float" office:value="794" calcext:value-type="float">
            <text:p>794</text:p>
          </table:table-cell>
          <table:table-cell office:value-type="float" office:value="0.959423840045929" calcext:value-type="float">
            <text:p>0.95942384</text:p>
          </table:table-cell>
        </table:table-row>
        <table:table-row table:style-name="ro1">
          <table:table-cell office:value-type="float" office:value="1555631033.0674" calcext:value-type="float">
            <text:p>1555631033.0674</text:p>
          </table:table-cell>
          <table:table-cell office:value-type="float" office:value="795" calcext:value-type="float">
            <text:p>795</text:p>
          </table:table-cell>
          <table:table-cell office:value-type="float" office:value="0.958447277545929" calcext:value-type="float">
            <text:p>0.9584472775</text:p>
          </table:table-cell>
        </table:table-row>
        <table:table-row table:style-name="ro1">
          <table:table-cell office:value-type="float" office:value="1555631104.7729" calcext:value-type="float">
            <text:p>1555631104.7729</text:p>
          </table:table-cell>
          <table:table-cell office:value-type="float" office:value="796" calcext:value-type="float">
            <text:p>796</text:p>
          </table:table-cell>
          <table:table-cell office:value-type="float" office:value="0.959570348262787" calcext:value-type="float">
            <text:p>0.9595703483</text:p>
          </table:table-cell>
        </table:table-row>
        <table:table-row table:style-name="ro1">
          <table:table-cell office:value-type="float" office:value="1555631176.1287" calcext:value-type="float">
            <text:p>1555631176.1287</text:p>
          </table:table-cell>
          <table:table-cell office:value-type="float" office:value="797" calcext:value-type="float">
            <text:p>797</text:p>
          </table:table-cell>
          <table:table-cell office:value-type="float" office:value="0.95947265625" calcext:value-type="float">
            <text:p>0.9594726563</text:p>
          </table:table-cell>
        </table:table-row>
        <table:table-row table:style-name="ro1">
          <table:table-cell office:value-type="float" office:value="1555631248.40959" calcext:value-type="float">
            <text:p>1555631248.40959</text:p>
          </table:table-cell>
          <table:table-cell office:value-type="float" office:value="798" calcext:value-type="float">
            <text:p>798</text:p>
          </table:table-cell>
          <table:table-cell office:value-type="float" office:value="0.958593785762787" calcext:value-type="float">
            <text:p>0.9585937858</text:p>
          </table:table-cell>
        </table:table-row>
        <table:table-row table:style-name="ro1">
          <table:table-cell office:value-type="float" office:value="1555631319.99035" calcext:value-type="float">
            <text:p>1555631319.99035</text:p>
          </table:table-cell>
          <table:table-cell office:value-type="float" office:value="799" calcext:value-type="float">
            <text:p>799</text:p>
          </table:table-cell>
          <table:table-cell office:value-type="float" office:value="0.959033191204071" calcext:value-type="float">
            <text:p>0.9590331912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74.9pt" svg:y="10063.45pt">
            <loext:p draw:notify-on-update-of-ranges="Sheet2.A1:Sheet2.A1 Sheet2.A2:Sheet2.A801 Sheet2.B1:Sheet2.B1 Sheet2.B2:Sheet2.B801 Sheet2.C1:Sheet2.C1 Sheet2.C2:Sheet2.C8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rain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I2]+0.019" office:value-type="float" office:value="0.8344296875" calcext:value-type="float">
            <text:p>0.8344296875</text:p>
          </table:table-cell>
          <table:table-cell office:value-type="float" office:value="0.685926675796509" calcext:value-type="float">
            <text:p>0.6859266758</text:p>
          </table:table-cell>
          <table:table-cell table:number-columns-repeated="5"/>
          <table:table-cell office:value-type="float" office:value="0.8154296875" calcext:value-type="float">
            <text:p>0.8154296875</text:p>
          </table:table-cell>
          <table:table-cell/>
          <table:table-cell table:formula="of:=MAX([.I2:.I799])" office:value-type="float" office:value="0.961230456829071" calcext:value-type="float">
            <text:p>0.9612304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I3]+0.019" office:value-type="float" office:value="0.894244140625" calcext:value-type="float">
            <text:p>0.8942441406</text:p>
          </table:table-cell>
          <table:table-cell office:value-type="float" office:value="0.927242279052734" calcext:value-type="float">
            <text:p>0.9272422791</text:p>
          </table:table-cell>
          <table:table-cell table:number-columns-repeated="5"/>
          <table:table-cell office:value-type="float" office:value="0.875244140625" calcext:value-type="float">
            <text:p>0.875244140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I4]+0.019" office:value-type="float" office:value="0.897076195716858" calcext:value-type="float">
            <text:p>0.8970761957</text:p>
          </table:table-cell>
          <table:table-cell office:value-type="float" office:value="0.942735493183136" calcext:value-type="float">
            <text:p>0.9427354932</text:p>
          </table:table-cell>
          <table:table-cell table:number-columns-repeated="5"/>
          <table:table-cell office:value-type="float" office:value="0.878076195716858" calcext:value-type="float">
            <text:p>0.878076195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I5]+0.019" office:value-type="float" office:value="0.922662145137787" calcext:value-type="float">
            <text:p>0.9226621451</text:p>
          </table:table-cell>
          <table:table-cell office:value-type="float" office:value="0.949885368347168" calcext:value-type="float">
            <text:p>0.9498853683</text:p>
          </table:table-cell>
          <table:table-cell table:number-columns-repeated="5"/>
          <table:table-cell office:value-type="float" office:value="0.903662145137787" calcext:value-type="float">
            <text:p>0.903662145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I6]+0.019" office:value-type="float" office:value="0.921783215045929" calcext:value-type="float">
            <text:p>0.921783215</text:p>
          </table:table-cell>
          <table:table-cell office:value-type="float" office:value="0.953872978687286" calcext:value-type="float">
            <text:p>0.9538729787</text:p>
          </table:table-cell>
          <table:table-cell table:number-columns-repeated="5"/>
          <table:table-cell office:value-type="float" office:value="0.902783215045929" calcext:value-type="float">
            <text:p>0.90278321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I7]+0.019" office:value-type="float" office:value="0.92476171875" calcext:value-type="float">
            <text:p>0.9247617188</text:p>
          </table:table-cell>
          <table:table-cell office:value-type="float" office:value="0.957302570343018" calcext:value-type="float">
            <text:p>0.9573025703</text:p>
          </table:table-cell>
          <table:table-cell table:number-columns-repeated="5"/>
          <table:table-cell office:value-type="float" office:value="0.90576171875" calcext:value-type="float">
            <text:p>0.905761718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I8]+0.019" office:value-type="float" office:value="0.926666027545929" calcext:value-type="float">
            <text:p>0.9266660275</text:p>
          </table:table-cell>
          <table:table-cell office:value-type="float" office:value="0.958399295806885" calcext:value-type="float">
            <text:p>0.9583992958</text:p>
          </table:table-cell>
          <table:table-cell table:number-columns-repeated="5"/>
          <table:table-cell office:value-type="float" office:value="0.907666027545929" calcext:value-type="float">
            <text:p>0.90766602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I9]+0.019" office:value-type="float" office:value="0.927984363079071" calcext:value-type="float">
            <text:p>0.9279843631</text:p>
          </table:table-cell>
          <table:table-cell office:value-type="float" office:value="0.961111962795258" calcext:value-type="float">
            <text:p>0.9611119628</text:p>
          </table:table-cell>
          <table:table-cell table:number-columns-repeated="5"/>
          <table:table-cell office:value-type="float" office:value="0.908984363079071" calcext:value-type="float">
            <text:p>0.908984363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I10]+0.019" office:value-type="float" office:value="0.916070348262787" calcext:value-type="float">
            <text:p>0.9160703483</text:p>
          </table:table-cell>
          <table:table-cell office:value-type="float" office:value="0.96235978603363" calcext:value-type="float">
            <text:p>0.962359786</text:p>
          </table:table-cell>
          <table:table-cell table:number-columns-repeated="5"/>
          <table:table-cell office:value-type="float" office:value="0.897070348262787" calcext:value-type="float">
            <text:p>0.897070348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I11]+0.019" office:value-type="float" office:value="0.942583984375" calcext:value-type="float">
            <text:p>0.9425839844</text:p>
          </table:table-cell>
          <table:table-cell office:value-type="float" office:value="0.963468074798584" calcext:value-type="float">
            <text:p>0.9634680748</text:p>
          </table:table-cell>
          <table:table-cell table:number-columns-repeated="5"/>
          <table:table-cell office:value-type="float" office:value="0.923583984375" calcext:value-type="float">
            <text:p>0.92358398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I12]+0.019" office:value-type="float" office:value="0.939019567012787" calcext:value-type="float">
            <text:p>0.939019567</text:p>
          </table:table-cell>
          <table:table-cell office:value-type="float" office:value="0.964526057243347" calcext:value-type="float">
            <text:p>0.9645260572</text:p>
          </table:table-cell>
          <table:table-cell table:number-columns-repeated="5"/>
          <table:table-cell office:value-type="float" office:value="0.920019567012787" calcext:value-type="float">
            <text:p>0.9200195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I13]+0.019" office:value-type="float" office:value="0.935796863079071" calcext:value-type="float">
            <text:p>0.9357968631</text:p>
          </table:table-cell>
          <table:table-cell office:value-type="float" office:value="0.965409576892853" calcext:value-type="float">
            <text:p>0.9654095769</text:p>
          </table:table-cell>
          <table:table-cell table:number-columns-repeated="5"/>
          <table:table-cell office:value-type="float" office:value="0.916796863079071" calcext:value-type="float">
            <text:p>0.916796863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I14]+0.019" office:value-type="float" office:value="0.948101586341858" calcext:value-type="float">
            <text:p>0.9481015863</text:p>
          </table:table-cell>
          <table:table-cell office:value-type="float" office:value="0.966397762298584" calcext:value-type="float">
            <text:p>0.9663977623</text:p>
          </table:table-cell>
          <table:table-cell table:number-columns-repeated="5"/>
          <table:table-cell office:value-type="float" office:value="0.929101586341858" calcext:value-type="float">
            <text:p>0.929101586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I15]+0.019" office:value-type="float" office:value="0.9496640625" calcext:value-type="float">
            <text:p>0.9496640625</text:p>
          </table:table-cell>
          <table:table-cell office:value-type="float" office:value="0.967168927192688" calcext:value-type="float">
            <text:p>0.9671689272</text:p>
          </table:table-cell>
          <table:table-cell table:number-columns-repeated="5"/>
          <table:table-cell office:value-type="float" office:value="0.9306640625" calcext:value-type="float">
            <text:p>0.93066406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I16]+0.019" office:value-type="float" office:value="0.943658238887787" calcext:value-type="float">
            <text:p>0.9436582389</text:p>
          </table:table-cell>
          <table:table-cell office:value-type="float" office:value="0.96757972240448" calcext:value-type="float">
            <text:p>0.9675797224</text:p>
          </table:table-cell>
          <table:table-cell table:number-columns-repeated="5"/>
          <table:table-cell office:value-type="float" office:value="0.924658238887787" calcext:value-type="float">
            <text:p>0.924658238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I17]+0.019" office:value-type="float" office:value="0.939214831829071" calcext:value-type="float">
            <text:p>0.9392148318</text:p>
          </table:table-cell>
          <table:table-cell office:value-type="float" office:value="0.968110620975494" calcext:value-type="float">
            <text:p>0.968110621</text:p>
          </table:table-cell>
          <table:table-cell table:number-columns-repeated="5"/>
          <table:table-cell office:value-type="float" office:value="0.920214831829071" calcext:value-type="float">
            <text:p>0.920214831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I18]+0.019" office:value-type="float" office:value="0.943560546875" calcext:value-type="float">
            <text:p>0.9435605469</text:p>
          </table:table-cell>
          <table:table-cell office:value-type="float" office:value="0.968870162963867" calcext:value-type="float">
            <text:p>0.968870163</text:p>
          </table:table-cell>
          <table:table-cell table:number-columns-repeated="5"/>
          <table:table-cell office:value-type="float" office:value="0.924560546875" calcext:value-type="float">
            <text:p>0.924560546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I19]+0.019" office:value-type="float" office:value="0.941802746295929" calcext:value-type="float">
            <text:p>0.9418027463</text:p>
          </table:table-cell>
          <table:table-cell office:value-type="float" office:value="0.969164729118347" calcext:value-type="float">
            <text:p>0.9691647291</text:p>
          </table:table-cell>
          <table:table-cell table:number-columns-repeated="5"/>
          <table:table-cell office:value-type="float" office:value="0.922802746295929" calcext:value-type="float">
            <text:p>0.922802746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I20]+0.019" office:value-type="float" office:value="0.944390660762787" calcext:value-type="float">
            <text:p>0.9443906608</text:p>
          </table:table-cell>
          <table:table-cell office:value-type="float" office:value="0.969641387462616" calcext:value-type="float">
            <text:p>0.9696413875</text:p>
          </table:table-cell>
          <table:table-cell table:number-columns-repeated="5"/>
          <table:table-cell office:value-type="float" office:value="0.925390660762787" calcext:value-type="float">
            <text:p>0.925390660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I21]+0.019" office:value-type="float" office:value="0.946343785762787" calcext:value-type="float">
            <text:p>0.9463437858</text:p>
          </table:table-cell>
          <table:table-cell office:value-type="float" office:value="0.969932019710541" calcext:value-type="float">
            <text:p>0.9699320197</text:p>
          </table:table-cell>
          <table:table-cell table:number-columns-repeated="5"/>
          <table:table-cell office:value-type="float" office:value="0.927343785762787" calcext:value-type="float">
            <text:p>0.927343785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I22]+0.019" office:value-type="float" office:value="0.949224597454071" calcext:value-type="float">
            <text:p>0.9492245975</text:p>
          </table:table-cell>
          <table:table-cell office:value-type="float" office:value="0.969753742218018" calcext:value-type="float">
            <text:p>0.9697537422</text:p>
          </table:table-cell>
          <table:table-cell table:number-columns-repeated="5"/>
          <table:table-cell office:value-type="float" office:value="0.930224597454071" calcext:value-type="float">
            <text:p>0.930224597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I23]+0.019" office:value-type="float" office:value="0.950250035762787" calcext:value-type="float">
            <text:p>0.9502500358</text:p>
          </table:table-cell>
          <table:table-cell office:value-type="float" office:value="0.971121728420258" calcext:value-type="float">
            <text:p>0.9711217284</text:p>
          </table:table-cell>
          <table:table-cell table:number-columns-repeated="5"/>
          <table:table-cell office:value-type="float" office:value="0.931250035762787" calcext:value-type="float">
            <text:p>0.931250035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I24]+0.019" office:value-type="float" office:value="0.944000011920929" calcext:value-type="float">
            <text:p>0.9440000119</text:p>
          </table:table-cell>
          <table:table-cell office:value-type="float" office:value="0.971303820610046" calcext:value-type="float">
            <text:p>0.9713038206</text:p>
          </table:table-cell>
          <table:table-cell table:number-columns-repeated="5"/>
          <table:table-cell office:value-type="float" office:value="0.925000011920929" calcext:value-type="float">
            <text:p>0.925000011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I25]+0.019" office:value-type="float" office:value="0.94624609375" calcext:value-type="float">
            <text:p>0.9462460938</text:p>
          </table:table-cell>
          <table:table-cell office:value-type="float" office:value="0.970978319644928" calcext:value-type="float">
            <text:p>0.9709783196</text:p>
          </table:table-cell>
          <table:table-cell table:number-columns-repeated="5"/>
          <table:table-cell office:value-type="float" office:value="0.92724609375" calcext:value-type="float">
            <text:p>0.927246093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I26]+0.019" office:value-type="float" office:value="0.942632800579071" calcext:value-type="float">
            <text:p>0.9426328006</text:p>
          </table:table-cell>
          <table:table-cell office:value-type="float" office:value="0.971106231212616" calcext:value-type="float">
            <text:p>0.9711062312</text:p>
          </table:table-cell>
          <table:table-cell table:number-columns-repeated="5"/>
          <table:table-cell office:value-type="float" office:value="0.923632800579071" calcext:value-type="float">
            <text:p>0.923632800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I27]+0.019" office:value-type="float" office:value="0.954644567012787" calcext:value-type="float">
            <text:p>0.954644567</text:p>
          </table:table-cell>
          <table:table-cell office:value-type="float" office:value="0.972164154052734" calcext:value-type="float">
            <text:p>0.9721641541</text:p>
          </table:table-cell>
          <table:table-cell table:number-columns-repeated="5"/>
          <table:table-cell office:value-type="float" office:value="0.935644567012787" calcext:value-type="float">
            <text:p>0.93564456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I28]+0.019" office:value-type="float" office:value="0.950445300579071" calcext:value-type="float">
            <text:p>0.9504453006</text:p>
          </table:table-cell>
          <table:table-cell office:value-type="float" office:value="0.972830712795258" calcext:value-type="float">
            <text:p>0.9728307128</text:p>
          </table:table-cell>
          <table:table-cell table:number-columns-repeated="5"/>
          <table:table-cell office:value-type="float" office:value="0.931445300579071" calcext:value-type="float">
            <text:p>0.931445300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I29]+0.019" office:value-type="float" office:value="0.951080090045929" calcext:value-type="float">
            <text:p>0.95108009</text:p>
          </table:table-cell>
          <table:table-cell office:value-type="float" office:value="0.972768664360046" calcext:value-type="float">
            <text:p>0.9727686644</text:p>
          </table:table-cell>
          <table:table-cell table:number-columns-repeated="5"/>
          <table:table-cell office:value-type="float" office:value="0.932080090045929" calcext:value-type="float">
            <text:p>0.9320800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I30]+0.019" office:value-type="float" office:value="0.954449242591858" calcext:value-type="float">
            <text:p>0.9544492426</text:p>
          </table:table-cell>
          <table:table-cell office:value-type="float" office:value="0.972571074962616" calcext:value-type="float">
            <text:p>0.972571075</text:p>
          </table:table-cell>
          <table:table-cell table:number-columns-repeated="5"/>
          <table:table-cell office:value-type="float" office:value="0.935449242591858" calcext:value-type="float">
            <text:p>0.935449242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I31]+0.019" office:value-type="float" office:value="0.952447301387787" calcext:value-type="float">
            <text:p>0.9524473014</text:p>
          </table:table-cell>
          <table:table-cell office:value-type="float" office:value="0.973431348800659" calcext:value-type="float">
            <text:p>0.9734313488</text:p>
          </table:table-cell>
          <table:table-cell table:number-columns-repeated="5"/>
          <table:table-cell office:value-type="float" office:value="0.933447301387787" calcext:value-type="float">
            <text:p>0.933447301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I32]+0.019" office:value-type="float" office:value="0.952691442012787" calcext:value-type="float">
            <text:p>0.952691442</text:p>
          </table:table-cell>
          <table:table-cell office:value-type="float" office:value="0.973187208175659" calcext:value-type="float">
            <text:p>0.9731872082</text:p>
          </table:table-cell>
          <table:table-cell table:number-columns-repeated="5"/>
          <table:table-cell office:value-type="float" office:value="0.933691442012787" calcext:value-type="float">
            <text:p>0.93369144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I33]+0.019" office:value-type="float" office:value="0.935064441204071" calcext:value-type="float">
            <text:p>0.9350644412</text:p>
          </table:table-cell>
          <table:table-cell office:value-type="float" office:value="0.973784029483795" calcext:value-type="float">
            <text:p>0.9737840295</text:p>
          </table:table-cell>
          <table:table-cell table:number-columns-repeated="5"/>
          <table:table-cell office:value-type="float" office:value="0.916064441204071" calcext:value-type="float">
            <text:p>0.916064441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I34]+0.019" office:value-type="float" office:value="0.955718761920929" calcext:value-type="float">
            <text:p>0.9557187619</text:p>
          </table:table-cell>
          <table:table-cell office:value-type="float" office:value="0.973183333873749" calcext:value-type="float">
            <text:p>0.9731833339</text:p>
          </table:table-cell>
          <table:table-cell table:number-columns-repeated="5"/>
          <table:table-cell office:value-type="float" office:value="0.936718761920929" calcext:value-type="float">
            <text:p>0.936718761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I35]+0.019" office:value-type="float" office:value="0.958306676387787" calcext:value-type="float">
            <text:p>0.9583066764</text:p>
          </table:table-cell>
          <table:table-cell office:value-type="float" office:value="0.973737478256226" calcext:value-type="float">
            <text:p>0.9737374783</text:p>
          </table:table-cell>
          <table:table-cell table:number-columns-repeated="5"/>
          <table:table-cell office:value-type="float" office:value="0.939306676387787" calcext:value-type="float">
            <text:p>0.939306676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I36]+0.019" office:value-type="float" office:value="0.937261706829071" calcext:value-type="float">
            <text:p>0.9372617068</text:p>
          </table:table-cell>
          <table:table-cell office:value-type="float" office:value="0.973880887031555" calcext:value-type="float">
            <text:p>0.973880887</text:p>
          </table:table-cell>
          <table:table-cell table:number-columns-repeated="5"/>
          <table:table-cell office:value-type="float" office:value="0.918261706829071" calcext:value-type="float">
            <text:p>0.918261706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I37]+0.019" office:value-type="float" office:value="0.951470738887787" calcext:value-type="float">
            <text:p>0.9514707389</text:p>
          </table:table-cell>
          <table:table-cell office:value-type="float" office:value="0.974218010902405" calcext:value-type="float">
            <text:p>0.9742180109</text:p>
          </table:table-cell>
          <table:table-cell table:number-columns-repeated="5"/>
          <table:table-cell office:value-type="float" office:value="0.932470738887787" calcext:value-type="float">
            <text:p>0.932470738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I38]+0.019" office:value-type="float" office:value="0.955328113079071" calcext:value-type="float">
            <text:p>0.9553281131</text:p>
          </table:table-cell>
          <table:table-cell office:value-type="float" office:value="0.97432267665863" calcext:value-type="float">
            <text:p>0.9743226767</text:p>
          </table:table-cell>
          <table:table-cell table:number-columns-repeated="5"/>
          <table:table-cell office:value-type="float" office:value="0.936328113079071" calcext:value-type="float">
            <text:p>0.936328113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I39]+0.019" office:value-type="float" office:value="0.953765636920929" calcext:value-type="float">
            <text:p>0.9537656369</text:p>
          </table:table-cell>
          <table:table-cell office:value-type="float" office:value="0.97466367483139" calcext:value-type="float">
            <text:p>0.9746636748</text:p>
          </table:table-cell>
          <table:table-cell table:number-columns-repeated="5"/>
          <table:table-cell office:value-type="float" office:value="0.934765636920929" calcext:value-type="float">
            <text:p>0.934765636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I40]+0.019" office:value-type="float" office:value="0.957037097454071" calcext:value-type="float">
            <text:p>0.9570370975</text:p>
          </table:table-cell>
          <table:table-cell office:value-type="float" office:value="0.975194573402405" calcext:value-type="float">
            <text:p>0.9751945734</text:p>
          </table:table-cell>
          <table:table-cell table:number-columns-repeated="5"/>
          <table:table-cell office:value-type="float" office:value="0.938037097454071" calcext:value-type="float">
            <text:p>0.938037097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I41]+0.019" office:value-type="float" office:value="0.959966784954071" calcext:value-type="float">
            <text:p>0.959966785</text:p>
          </table:table-cell>
          <table:table-cell office:value-type="float" office:value="0.975194573402405" calcext:value-type="float">
            <text:p>0.9751945734</text:p>
          </table:table-cell>
          <table:table-cell table:number-columns-repeated="5"/>
          <table:table-cell office:value-type="float" office:value="0.940966784954071" calcext:value-type="float">
            <text:p>0.94096678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I42]+0.019" office:value-type="float" office:value="0.954693383216858" calcext:value-type="float">
            <text:p>0.9546933832</text:p>
          </table:table-cell>
          <table:table-cell office:value-type="float" office:value="0.975337982177734" calcext:value-type="float">
            <text:p>0.9753379822</text:p>
          </table:table-cell>
          <table:table-cell table:number-columns-repeated="5"/>
          <table:table-cell office:value-type="float" office:value="0.935693383216858" calcext:value-type="float">
            <text:p>0.935693383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I43]+0.019" office:value-type="float" office:value="0.95405859375" calcext:value-type="float">
            <text:p>0.9540585938</text:p>
          </table:table-cell>
          <table:table-cell office:value-type="float" office:value="0.97554337978363" calcext:value-type="float">
            <text:p>0.9755433798</text:p>
          </table:table-cell>
          <table:table-cell table:number-columns-repeated="5"/>
          <table:table-cell office:value-type="float" office:value="0.93505859375" calcext:value-type="float">
            <text:p>0.935058593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I44]+0.019" office:value-type="float" office:value="0.961285180091858" calcext:value-type="float">
            <text:p>0.9612851801</text:p>
          </table:table-cell>
          <table:table-cell office:value-type="float" office:value="0.975442588329315" calcext:value-type="float">
            <text:p>0.9754425883</text:p>
          </table:table-cell>
          <table:table-cell table:number-columns-repeated="5"/>
          <table:table-cell office:value-type="float" office:value="0.942285180091858" calcext:value-type="float">
            <text:p>0.942285180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I45]+0.019" office:value-type="float" office:value="0.957867211341858" calcext:value-type="float">
            <text:p>0.9578672113</text:p>
          </table:table-cell>
          <table:table-cell office:value-type="float" office:value="0.975721657276154" calcext:value-type="float">
            <text:p>0.9757216573</text:p>
          </table:table-cell>
          <table:table-cell table:number-columns-repeated="5"/>
          <table:table-cell office:value-type="float" office:value="0.938867211341858" calcext:value-type="float">
            <text:p>0.938867211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I46]+0.019" office:value-type="float" office:value="0.953863269329071" calcext:value-type="float">
            <text:p>0.9538632693</text:p>
          </table:table-cell>
          <table:table-cell office:value-type="float" office:value="0.97602391242981" calcext:value-type="float">
            <text:p>0.9760239124</text:p>
          </table:table-cell>
          <table:table-cell table:number-columns-repeated="5"/>
          <table:table-cell office:value-type="float" office:value="0.934863269329071" calcext:value-type="float">
            <text:p>0.934863269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I47]+0.019" office:value-type="float" office:value="0.958013659954071" calcext:value-type="float">
            <text:p>0.95801366</text:p>
          </table:table-cell>
          <table:table-cell office:value-type="float" office:value="0.976434648036957" calcext:value-type="float">
            <text:p>0.976434648</text:p>
          </table:table-cell>
          <table:table-cell table:number-columns-repeated="5"/>
          <table:table-cell office:value-type="float" office:value="0.939013659954071" calcext:value-type="float">
            <text:p>0.9390136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I48]+0.019" office:value-type="float" office:value="0.953326171875" calcext:value-type="float">
            <text:p>0.9533261719</text:p>
          </table:table-cell>
          <table:table-cell office:value-type="float" office:value="0.976217687129974" calcext:value-type="float">
            <text:p>0.9762176871</text:p>
          </table:table-cell>
          <table:table-cell table:number-columns-repeated="5"/>
          <table:table-cell office:value-type="float" office:value="0.934326171875" calcext:value-type="float">
            <text:p>0.934326171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I49]+0.019" office:value-type="float" office:value="0.954888707637787" calcext:value-type="float">
            <text:p>0.9548887076</text:p>
          </table:table-cell>
          <table:table-cell office:value-type="float" office:value="0.976136267185211" calcext:value-type="float">
            <text:p>0.9761362672</text:p>
          </table:table-cell>
          <table:table-cell table:number-columns-repeated="5"/>
          <table:table-cell office:value-type="float" office:value="0.935888707637787" calcext:value-type="float">
            <text:p>0.935888707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I50]+0.019" office:value-type="float" office:value="0.952349609375" calcext:value-type="float">
            <text:p>0.9523496094</text:p>
          </table:table-cell>
          <table:table-cell office:value-type="float" office:value="0.976895809173584" calcext:value-type="float">
            <text:p>0.9768958092</text:p>
          </table:table-cell>
          <table:table-cell table:number-columns-repeated="5"/>
          <table:table-cell office:value-type="float" office:value="0.933349609375" calcext:value-type="float">
            <text:p>0.933349609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I51]+0.019" office:value-type="float" office:value="0.960259801387787" calcext:value-type="float">
            <text:p>0.9602598014</text:p>
          </table:table-cell>
          <table:table-cell office:value-type="float" office:value="0.976547062397003" calcext:value-type="float">
            <text:p>0.9765470624</text:p>
          </table:table-cell>
          <table:table-cell table:number-columns-repeated="5"/>
          <table:table-cell office:value-type="float" office:value="0.941259801387787" calcext:value-type="float">
            <text:p>0.941259801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I52]+0.019" office:value-type="float" office:value="0.94819921875" calcext:value-type="float">
            <text:p>0.9481992188</text:p>
          </table:table-cell>
          <table:table-cell office:value-type="float" office:value="0.976651668548584" calcext:value-type="float">
            <text:p>0.9766516685</text:p>
          </table:table-cell>
          <table:table-cell table:number-columns-repeated="5"/>
          <table:table-cell office:value-type="float" office:value="0.92919921875" calcext:value-type="float">
            <text:p>0.929199218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I53]+0.019" office:value-type="float" office:value="0.959527379512787" calcext:value-type="float">
            <text:p>0.9595273795</text:p>
          </table:table-cell>
          <table:table-cell office:value-type="float" office:value="0.977209746837616" calcext:value-type="float">
            <text:p>0.9772097468</text:p>
          </table:table-cell>
          <table:table-cell table:number-columns-repeated="5"/>
          <table:table-cell office:value-type="float" office:value="0.940527379512787" calcext:value-type="float">
            <text:p>0.940527379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I54]+0.019" office:value-type="float" office:value="0.951080090045929" calcext:value-type="float">
            <text:p>0.95108009</text:p>
          </table:table-cell>
          <table:table-cell office:value-type="float" office:value="0.97734147310257" calcext:value-type="float">
            <text:p>0.9773414731</text:p>
          </table:table-cell>
          <table:table-cell table:number-columns-repeated="5"/>
          <table:table-cell office:value-type="float" office:value="0.932080090045929" calcext:value-type="float">
            <text:p>0.93208009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I55]+0.019" office:value-type="float" office:value="0.957427746295929" calcext:value-type="float">
            <text:p>0.9574277463</text:p>
          </table:table-cell>
          <table:table-cell office:value-type="float" office:value="0.977353096008301" calcext:value-type="float">
            <text:p>0.977353096</text:p>
          </table:table-cell>
          <table:table-cell table:number-columns-repeated="5"/>
          <table:table-cell office:value-type="float" office:value="0.938427746295929" calcext:value-type="float">
            <text:p>0.938427746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I56]+0.019" office:value-type="float" office:value="0.959478503704071" calcext:value-type="float">
            <text:p>0.9594785037</text:p>
          </table:table-cell>
          <table:table-cell office:value-type="float" office:value="0.977825880050659" calcext:value-type="float">
            <text:p>0.9778258801</text:p>
          </table:table-cell>
          <table:table-cell table:number-columns-repeated="5"/>
          <table:table-cell office:value-type="float" office:value="0.940478503704071" calcext:value-type="float">
            <text:p>0.940478503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I57]+0.019" office:value-type="float" office:value="0.959185546875" calcext:value-type="float">
            <text:p>0.9591855469</text:p>
          </table:table-cell>
          <table:table-cell office:value-type="float" office:value="0.977934420108795" calcext:value-type="float">
            <text:p>0.9779344201</text:p>
          </table:table-cell>
          <table:table-cell table:number-columns-repeated="5"/>
          <table:table-cell office:value-type="float" office:value="0.940185546875" calcext:value-type="float">
            <text:p>0.940185546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I58]+0.019" office:value-type="float" office:value="0.960259801387787" calcext:value-type="float">
            <text:p>0.9602598014</text:p>
          </table:table-cell>
          <table:table-cell office:value-type="float" office:value="0.977624356746674" calcext:value-type="float">
            <text:p>0.9776243567</text:p>
          </table:table-cell>
          <table:table-cell table:number-columns-repeated="5"/>
          <table:table-cell office:value-type="float" office:value="0.941259801387787" calcext:value-type="float">
            <text:p>0.941259801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I59]+0.019" office:value-type="float" office:value="0.959966784954071" calcext:value-type="float">
            <text:p>0.959966785</text:p>
          </table:table-cell>
          <table:table-cell office:value-type="float" office:value="0.97797703742981" calcext:value-type="float">
            <text:p>0.9779770374</text:p>
          </table:table-cell>
          <table:table-cell table:number-columns-repeated="5"/>
          <table:table-cell office:value-type="float" office:value="0.940966784954071" calcext:value-type="float">
            <text:p>0.94096678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I60]+0.019" office:value-type="float" office:value="0.947955078125" calcext:value-type="float">
            <text:p>0.9479550781</text:p>
          </table:table-cell>
          <table:table-cell office:value-type="float" office:value="0.978201806545258" calcext:value-type="float">
            <text:p>0.9782018065</text:p>
          </table:table-cell>
          <table:table-cell table:number-columns-repeated="5"/>
          <table:table-cell office:value-type="float" office:value="0.928955078125" calcext:value-type="float">
            <text:p>0.928955078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I61]+0.019" office:value-type="float" office:value="0.955914086341858" calcext:value-type="float">
            <text:p>0.9559140863</text:p>
          </table:table-cell>
          <table:table-cell office:value-type="float" office:value="0.978217303752899" calcext:value-type="float">
            <text:p>0.9782173038</text:p>
          </table:table-cell>
          <table:table-cell table:number-columns-repeated="5"/>
          <table:table-cell office:value-type="float" office:value="0.936914086341858" calcext:value-type="float">
            <text:p>0.936914086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I62]+0.019" office:value-type="float" office:value="0.960503942012787" calcext:value-type="float">
            <text:p>0.960503942</text:p>
          </table:table-cell>
          <table:table-cell office:value-type="float" office:value="0.978132009506226" calcext:value-type="float">
            <text:p>0.9781320095</text:p>
          </table:table-cell>
          <table:table-cell table:number-columns-repeated="5"/>
          <table:table-cell office:value-type="float" office:value="0.941503942012787" calcext:value-type="float">
            <text:p>0.94150394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I63]+0.019" office:value-type="float" office:value="0.960162109375" calcext:value-type="float">
            <text:p>0.9601621094</text:p>
          </table:table-cell>
          <table:table-cell office:value-type="float" office:value="0.978531181812286" calcext:value-type="float">
            <text:p>0.9785311818</text:p>
          </table:table-cell>
          <table:table-cell table:number-columns-repeated="5"/>
          <table:table-cell office:value-type="float" office:value="0.941162109375" calcext:value-type="float">
            <text:p>0.941162109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I64]+0.019" office:value-type="float" office:value="0.958892590045929" calcext:value-type="float">
            <text:p>0.95889259</text:p>
          </table:table-cell>
          <table:table-cell office:value-type="float" office:value="0.978697836399078" calcext:value-type="float">
            <text:p>0.9786978364</text:p>
          </table:table-cell>
          <table:table-cell table:number-columns-repeated="5"/>
          <table:table-cell office:value-type="float" office:value="0.939892590045929" calcext:value-type="float">
            <text:p>0.9398925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I65]+0.019" office:value-type="float" office:value="0.962750023841858" calcext:value-type="float">
            <text:p>0.9627500238</text:p>
          </table:table-cell>
          <table:table-cell office:value-type="float" office:value="0.97822117805481" calcext:value-type="float">
            <text:p>0.9782211781</text:p>
          </table:table-cell>
          <table:table-cell table:number-columns-repeated="5"/>
          <table:table-cell office:value-type="float" office:value="0.943750023841858" calcext:value-type="float">
            <text:p>0.943750023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I66]+0.019" office:value-type="float" office:value="0.962066418170929" calcext:value-type="float">
            <text:p>0.9620664182</text:p>
          </table:table-cell>
          <table:table-cell office:value-type="float" office:value="0.978523433208466" calcext:value-type="float">
            <text:p>0.9785234332</text:p>
          </table:table-cell>
          <table:table-cell table:number-columns-repeated="5"/>
          <table:table-cell office:value-type="float" office:value="0.943066418170929" calcext:value-type="float">
            <text:p>0.943066418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I67]+0.019" office:value-type="float" office:value="0.961919909954071" calcext:value-type="float">
            <text:p>0.96191991</text:p>
          </table:table-cell>
          <table:table-cell office:value-type="float" office:value="0.978527307510376" calcext:value-type="float">
            <text:p>0.9785273075</text:p>
          </table:table-cell>
          <table:table-cell table:number-columns-repeated="5"/>
          <table:table-cell office:value-type="float" office:value="0.942919909954071" calcext:value-type="float">
            <text:p>0.9429199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I68]+0.019" office:value-type="float" office:value="0.96382421875" calcext:value-type="float">
            <text:p>0.9638242188</text:p>
          </table:table-cell>
          <table:table-cell office:value-type="float" office:value="0.978744328022003" calcext:value-type="float">
            <text:p>0.978744328</text:p>
          </table:table-cell>
          <table:table-cell table:number-columns-repeated="5"/>
          <table:table-cell office:value-type="float" office:value="0.94482421875" calcext:value-type="float">
            <text:p>0.9448242188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I69]+0.019" office:value-type="float" office:value="0.963384753704071" calcext:value-type="float">
            <text:p>0.9633847537</text:p>
          </table:table-cell>
          <table:table-cell office:value-type="float" office:value="0.979000091552734" calcext:value-type="float">
            <text:p>0.9790000916</text:p>
          </table:table-cell>
          <table:table-cell table:number-columns-repeated="5"/>
          <table:table-cell office:value-type="float" office:value="0.944384753704071" calcext:value-type="float">
            <text:p>0.944384753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I70]+0.019" office:value-type="float" office:value="0.957037097454071" calcext:value-type="float">
            <text:p>0.9570370975</text:p>
          </table:table-cell>
          <table:table-cell office:value-type="float" office:value="0.978945851325989" calcext:value-type="float">
            <text:p>0.9789458513</text:p>
          </table:table-cell>
          <table:table-cell table:number-columns-repeated="5"/>
          <table:table-cell office:value-type="float" office:value="0.938037097454071" calcext:value-type="float">
            <text:p>0.9380370975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I71]+0.019" office:value-type="float" office:value="0.96187109375" calcext:value-type="float">
            <text:p>0.9618710938</text:p>
          </table:table-cell>
          <table:table-cell office:value-type="float" office:value="0.979407012462616" calcext:value-type="float">
            <text:p>0.9794070125</text:p>
          </table:table-cell>
          <table:table-cell table:number-columns-repeated="5"/>
          <table:table-cell office:value-type="float" office:value="0.94287109375" calcext:value-type="float">
            <text:p>0.942871093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I72]+0.019" office:value-type="float" office:value="0.966998046875" calcext:value-type="float">
            <text:p>0.9669980469</text:p>
          </table:table-cell>
          <table:table-cell office:value-type="float" office:value="0.979027211666107" calcext:value-type="float">
            <text:p>0.9790272117</text:p>
          </table:table-cell>
          <table:table-cell table:number-columns-repeated="5"/>
          <table:table-cell office:value-type="float" office:value="0.947998046875" calcext:value-type="float">
            <text:p>0.947998046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I73]+0.019" office:value-type="float" office:value="0.952837890625" calcext:value-type="float">
            <text:p>0.9528378906</text:p>
          </table:table-cell>
          <table:table-cell office:value-type="float" office:value="0.979379832744598" calcext:value-type="float">
            <text:p>0.9793798327</text:p>
          </table:table-cell>
          <table:table-cell table:number-columns-repeated="5"/>
          <table:table-cell office:value-type="float" office:value="0.933837890625" calcext:value-type="float">
            <text:p>0.933837890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I74]+0.019" office:value-type="float" office:value="0.961968785762787" calcext:value-type="float">
            <text:p>0.9619687858</text:p>
          </table:table-cell>
          <table:table-cell office:value-type="float" office:value="0.979162871837616" calcext:value-type="float">
            <text:p>0.9791628718</text:p>
          </table:table-cell>
          <table:table-cell table:number-columns-repeated="5"/>
          <table:table-cell office:value-type="float" office:value="0.942968785762787" calcext:value-type="float">
            <text:p>0.942968785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I75]+0.019" office:value-type="float" office:value="0.960601574420929" calcext:value-type="float">
            <text:p>0.9606015744</text:p>
          </table:table-cell>
          <table:table-cell office:value-type="float" office:value="0.979577481746674" calcext:value-type="float">
            <text:p>0.9795774817</text:p>
          </table:table-cell>
          <table:table-cell table:number-columns-repeated="5"/>
          <table:table-cell office:value-type="float" office:value="0.941601574420929" calcext:value-type="float">
            <text:p>0.941601574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I76]+0.019" office:value-type="float" office:value="0.960259801387787" calcext:value-type="float">
            <text:p>0.9602598014</text:p>
          </table:table-cell>
          <table:table-cell office:value-type="float" office:value="0.979658901691437" calcext:value-type="float">
            <text:p>0.9796589017</text:p>
          </table:table-cell>
          <table:table-cell table:number-columns-repeated="5"/>
          <table:table-cell office:value-type="float" office:value="0.941259801387787" calcext:value-type="float">
            <text:p>0.9412598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I77]+0.019" office:value-type="float" office:value="0.950103527545929" calcext:value-type="float">
            <text:p>0.9501035275</text:p>
          </table:table-cell>
          <table:table-cell office:value-type="float" office:value="0.979379832744598" calcext:value-type="float">
            <text:p>0.9793798327</text:p>
          </table:table-cell>
          <table:table-cell table:number-columns-repeated="5"/>
          <table:table-cell office:value-type="float" office:value="0.931103527545929" calcext:value-type="float">
            <text:p>0.93110352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I78]+0.019" office:value-type="float" office:value="0.962994164466858" calcext:value-type="float">
            <text:p>0.9629941645</text:p>
          </table:table-cell>
          <table:table-cell office:value-type="float" office:value="0.979926288127899" calcext:value-type="float">
            <text:p>0.9799262881</text:p>
          </table:table-cell>
          <table:table-cell table:number-columns-repeated="5"/>
          <table:table-cell office:value-type="float" office:value="0.943994164466858" calcext:value-type="float">
            <text:p>0.943994164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I79]+0.019" office:value-type="float" office:value="0.958648449420929" calcext:value-type="float">
            <text:p>0.9586484494</text:p>
          </table:table-cell>
          <table:table-cell office:value-type="float" office:value="0.979697644710541" calcext:value-type="float">
            <text:p>0.9796976447</text:p>
          </table:table-cell>
          <table:table-cell table:number-columns-repeated="5"/>
          <table:table-cell office:value-type="float" office:value="0.939648449420929" calcext:value-type="float">
            <text:p>0.939648449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I80]+0.019" office:value-type="float" office:value="0.965240246295929" calcext:value-type="float">
            <text:p>0.9652402463</text:p>
          </table:table-cell>
          <table:table-cell office:value-type="float" office:value="0.979728639125824" calcext:value-type="float">
            <text:p>0.9797286391</text:p>
          </table:table-cell>
          <table:table-cell table:number-columns-repeated="5"/>
          <table:table-cell office:value-type="float" office:value="0.946240246295929" calcext:value-type="float">
            <text:p>0.946240246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I81]+0.019" office:value-type="float" office:value="0.964703148841858" calcext:value-type="float">
            <text:p>0.9647031488</text:p>
          </table:table-cell>
          <table:table-cell office:value-type="float" office:value="0.979821622371674" calcext:value-type="float">
            <text:p>0.9798216224</text:p>
          </table:table-cell>
          <table:table-cell table:number-columns-repeated="5"/>
          <table:table-cell office:value-type="float" office:value="0.945703148841858" calcext:value-type="float">
            <text:p>0.945703148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I82]+0.019" office:value-type="float" office:value="0.958501941204071" calcext:value-type="float">
            <text:p>0.9585019412</text:p>
          </table:table-cell>
          <table:table-cell office:value-type="float" office:value="0.980061888694763" calcext:value-type="float">
            <text:p>0.9800618887</text:p>
          </table:table-cell>
          <table:table-cell table:number-columns-repeated="5"/>
          <table:table-cell office:value-type="float" office:value="0.939501941204071" calcext:value-type="float">
            <text:p>0.939501941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I83]+0.019" office:value-type="float" office:value="0.964166051387787" calcext:value-type="float">
            <text:p>0.9641660514</text:p>
          </table:table-cell>
          <table:table-cell office:value-type="float" office:value="0.979806125164032" calcext:value-type="float">
            <text:p>0.9798061252</text:p>
          </table:table-cell>
          <table:table-cell table:number-columns-repeated="5"/>
          <table:table-cell office:value-type="float" office:value="0.945166051387787" calcext:value-type="float">
            <text:p>0.945166051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I84]+0.019" office:value-type="float" office:value="0.952349609375" calcext:value-type="float">
            <text:p>0.9523496094</text:p>
          </table:table-cell>
          <table:table-cell office:value-type="float" office:value="0.980472683906555" calcext:value-type="float">
            <text:p>0.9804726839</text:p>
          </table:table-cell>
          <table:table-cell table:number-columns-repeated="5"/>
          <table:table-cell office:value-type="float" office:value="0.933349609375" calcext:value-type="float">
            <text:p>0.933349609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I85]+0.019" office:value-type="float" office:value="0.95796484375" calcext:value-type="float">
            <text:p>0.9579648438</text:p>
          </table:table-cell>
          <table:table-cell office:value-type="float" office:value="0.980352520942688" calcext:value-type="float">
            <text:p>0.9803525209</text:p>
          </table:table-cell>
          <table:table-cell table:number-columns-repeated="5"/>
          <table:table-cell office:value-type="float" office:value="0.93896484375" calcext:value-type="float">
            <text:p>0.938964843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I86]+0.019" office:value-type="float" office:value="0.962652331829071" calcext:value-type="float">
            <text:p>0.9626523318</text:p>
          </table:table-cell>
          <table:table-cell office:value-type="float" office:value="0.980166554450989" calcext:value-type="float">
            <text:p>0.9801665545</text:p>
          </table:table-cell>
          <table:table-cell table:number-columns-repeated="5"/>
          <table:table-cell office:value-type="float" office:value="0.943652331829071" calcext:value-type="float">
            <text:p>0.943652331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I87]+0.019" office:value-type="float" office:value="0.956060534954071" calcext:value-type="float">
            <text:p>0.956060535</text:p>
          </table:table-cell>
          <table:table-cell office:value-type="float" office:value="0.980492055416107" calcext:value-type="float">
            <text:p>0.9804920554</text:p>
          </table:table-cell>
          <table:table-cell table:number-columns-repeated="5"/>
          <table:table-cell office:value-type="float" office:value="0.937060534954071" calcext:value-type="float">
            <text:p>0.93706053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I88]+0.019" office:value-type="float" office:value="0.95796484375" calcext:value-type="float">
            <text:p>0.9579648438</text:p>
          </table:table-cell>
          <table:table-cell office:value-type="float" office:value="0.980740070343018" calcext:value-type="float">
            <text:p>0.9807400703</text:p>
          </table:table-cell>
          <table:table-cell table:number-columns-repeated="5"/>
          <table:table-cell office:value-type="float" office:value="0.93896484375" calcext:value-type="float">
            <text:p>0.938964843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I89]+0.019" office:value-type="float" office:value="0.961773461341858" calcext:value-type="float">
            <text:p>0.9617734613</text:p>
          </table:table-cell>
          <table:table-cell office:value-type="float" office:value="0.980472683906555" calcext:value-type="float">
            <text:p>0.9804726839</text:p>
          </table:table-cell>
          <table:table-cell table:number-columns-repeated="5"/>
          <table:table-cell office:value-type="float" office:value="0.942773461341858" calcext:value-type="float">
            <text:p>0.942773461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I90]+0.019" office:value-type="float" office:value="0.958990222454071" calcext:value-type="float">
            <text:p>0.9589902225</text:p>
          </table:table-cell>
          <table:table-cell office:value-type="float" office:value="0.980875730514526" calcext:value-type="float">
            <text:p>0.9808757305</text:p>
          </table:table-cell>
          <table:table-cell table:number-columns-repeated="5"/>
          <table:table-cell office:value-type="float" office:value="0.939990222454071" calcext:value-type="float">
            <text:p>0.939990222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I91]+0.019" office:value-type="float" office:value="0.959869152545929" calcext:value-type="float">
            <text:p>0.9598691525</text:p>
          </table:table-cell>
          <table:table-cell office:value-type="float" office:value="0.980926096439362" calcext:value-type="float">
            <text:p>0.9809260964</text:p>
          </table:table-cell>
          <table:table-cell table:number-columns-repeated="5"/>
          <table:table-cell office:value-type="float" office:value="0.940869152545929" calcext:value-type="float">
            <text:p>0.940869152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I92]+0.019" office:value-type="float" office:value="0.961919909954071" calcext:value-type="float">
            <text:p>0.96191991</text:p>
          </table:table-cell>
          <table:table-cell office:value-type="float" office:value="0.980887353420258" calcext:value-type="float">
            <text:p>0.9808873534</text:p>
          </table:table-cell>
          <table:table-cell table:number-columns-repeated="5"/>
          <table:table-cell office:value-type="float" office:value="0.942919909954071" calcext:value-type="float">
            <text:p>0.9429199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I93]+0.019" office:value-type="float" office:value="0.964654332637787" calcext:value-type="float">
            <text:p>0.9646543326</text:p>
          </table:table-cell>
          <table:table-cell office:value-type="float" office:value="0.98075944185257" calcext:value-type="float">
            <text:p>0.9807594419</text:p>
          </table:table-cell>
          <table:table-cell table:number-columns-repeated="5"/>
          <table:table-cell office:value-type="float" office:value="0.945654332637787" calcext:value-type="float">
            <text:p>0.945654332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I94]+0.019" office:value-type="float" office:value="0.964166051387787" calcext:value-type="float">
            <text:p>0.9641660514</text:p>
          </table:table-cell>
          <table:table-cell office:value-type="float" office:value="0.980573415756226" calcext:value-type="float">
            <text:p>0.9805734158</text:p>
          </table:table-cell>
          <table:table-cell table:number-columns-repeated="5"/>
          <table:table-cell office:value-type="float" office:value="0.945166051387787" calcext:value-type="float">
            <text:p>0.945166051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I95]+0.019" office:value-type="float" office:value="0.964654332637787" calcext:value-type="float">
            <text:p>0.9646543326</text:p>
          </table:table-cell>
          <table:table-cell office:value-type="float" office:value="0.980860233306885" calcext:value-type="float">
            <text:p>0.9808602333</text:p>
          </table:table-cell>
          <table:table-cell table:number-columns-repeated="5"/>
          <table:table-cell office:value-type="float" office:value="0.945654332637787" calcext:value-type="float">
            <text:p>0.945654332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I96]+0.019" office:value-type="float" office:value="0.964019543170929" calcext:value-type="float">
            <text:p>0.9640195432</text:p>
          </table:table-cell>
          <table:table-cell office:value-type="float" office:value="0.981329083442688" calcext:value-type="float">
            <text:p>0.9813290834</text:p>
          </table:table-cell>
          <table:table-cell table:number-columns-repeated="5"/>
          <table:table-cell office:value-type="float" office:value="0.945019543170929" calcext:value-type="float">
            <text:p>0.945019543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I97]+0.019" office:value-type="float" office:value="0.965826159954071" calcext:value-type="float">
            <text:p>0.96582616</text:p>
          </table:table-cell>
          <table:table-cell office:value-type="float" office:value="0.980988085269928" calcext:value-type="float">
            <text:p>0.9809880853</text:p>
          </table:table-cell>
          <table:table-cell table:number-columns-repeated="5"/>
          <table:table-cell office:value-type="float" office:value="0.946826159954071" calcext:value-type="float">
            <text:p>0.9468261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I98]+0.019" office:value-type="float" office:value="0.962359375" calcext:value-type="float">
            <text:p>0.962359375</text:p>
          </table:table-cell>
          <table:table-cell office:value-type="float" office:value="0.981170237064362" calcext:value-type="float">
            <text:p>0.9811702371</text:p>
          </table:table-cell>
          <table:table-cell table:number-columns-repeated="5"/>
          <table:table-cell office:value-type="float" office:value="0.943359375" calcext:value-type="float">
            <text:p>0.94335937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I99]+0.019" office:value-type="float" office:value="0.963482445716858" calcext:value-type="float">
            <text:p>0.9634824457</text:p>
          </table:table-cell>
          <table:table-cell office:value-type="float" office:value="0.981755375862122" calcext:value-type="float">
            <text:p>0.9817553759</text:p>
          </table:table-cell>
          <table:table-cell table:number-columns-repeated="5"/>
          <table:table-cell office:value-type="float" office:value="0.944482445716858" calcext:value-type="float">
            <text:p>0.944482445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I100]+0.019" office:value-type="float" office:value="0.963189488887787" calcext:value-type="float">
            <text:p>0.9631894889</text:p>
          </table:table-cell>
          <table:table-cell office:value-type="float" office:value="0.981243848800659" calcext:value-type="float">
            <text:p>0.9812438488</text:p>
          </table:table-cell>
          <table:table-cell table:number-columns-repeated="5"/>
          <table:table-cell office:value-type="float" office:value="0.944189488887787" calcext:value-type="float">
            <text:p>0.944189488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I101]+0.019" office:value-type="float" office:value="0.966558581829071" calcext:value-type="float">
            <text:p>0.9665585818</text:p>
          </table:table-cell>
          <table:table-cell office:value-type="float" office:value="0.981364011764526" calcext:value-type="float">
            <text:p>0.9813640118</text:p>
          </table:table-cell>
          <table:table-cell table:number-columns-repeated="5"/>
          <table:table-cell office:value-type="float" office:value="0.947558581829071" calcext:value-type="float">
            <text:p>0.947558581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I102]+0.019" office:value-type="float" office:value="0.964849597454071" calcext:value-type="float">
            <text:p>0.9648495975</text:p>
          </table:table-cell>
          <table:table-cell office:value-type="float" office:value="0.981340765953064" calcext:value-type="float">
            <text:p>0.981340766</text:p>
          </table:table-cell>
          <table:table-cell table:number-columns-repeated="5"/>
          <table:table-cell office:value-type="float" office:value="0.945849597454071" calcext:value-type="float">
            <text:p>0.945849597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I103]+0.019" office:value-type="float" office:value="0.957574254512787" calcext:value-type="float">
            <text:p>0.9575742545</text:p>
          </table:table-cell>
          <table:table-cell office:value-type="float" office:value="0.98174375295639" calcext:value-type="float">
            <text:p>0.981743753</text:p>
          </table:table-cell>
          <table:table-cell table:number-columns-repeated="5"/>
          <table:table-cell office:value-type="float" office:value="0.938574254512787" calcext:value-type="float">
            <text:p>0.938574254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I104]+0.019" office:value-type="float" office:value="0.964019543170929" calcext:value-type="float">
            <text:p>0.9640195432</text:p>
          </table:table-cell>
          <table:table-cell office:value-type="float" office:value="0.98188328742981" calcext:value-type="float">
            <text:p>0.9818832874</text:p>
          </table:table-cell>
          <table:table-cell table:number-columns-repeated="5"/>
          <table:table-cell office:value-type="float" office:value="0.945019543170929" calcext:value-type="float">
            <text:p>0.945019543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I105]+0.019" office:value-type="float" office:value="0.962798840045929" calcext:value-type="float">
            <text:p>0.96279884</text:p>
          </table:table-cell>
          <table:table-cell office:value-type="float" office:value="0.981925904750824" calcext:value-type="float">
            <text:p>0.9819259048</text:p>
          </table:table-cell>
          <table:table-cell table:number-columns-repeated="5"/>
          <table:table-cell office:value-type="float" office:value="0.943798840045929" calcext:value-type="float">
            <text:p>0.9437988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I106]+0.019" office:value-type="float" office:value="0.96870703125" calcext:value-type="float">
            <text:p>0.9687070313</text:p>
          </table:table-cell>
          <table:table-cell office:value-type="float" office:value="0.981581032276154" calcext:value-type="float">
            <text:p>0.9815810323</text:p>
          </table:table-cell>
          <table:table-cell table:number-columns-repeated="5"/>
          <table:table-cell office:value-type="float" office:value="0.94970703125" calcext:value-type="float">
            <text:p>0.949707031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I107]+0.019" office:value-type="float" office:value="0.961285180091858" calcext:value-type="float">
            <text:p>0.9612851801</text:p>
          </table:table-cell>
          <table:table-cell office:value-type="float" office:value="0.981898784637451" calcext:value-type="float">
            <text:p>0.9818987846</text:p>
          </table:table-cell>
          <table:table-cell table:number-columns-repeated="5"/>
          <table:table-cell office:value-type="float" office:value="0.942285180091858" calcext:value-type="float">
            <text:p>0.942285180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I108]+0.019" office:value-type="float" office:value="0.962652331829071" calcext:value-type="float">
            <text:p>0.9626523318</text:p>
          </table:table-cell>
          <table:table-cell office:value-type="float" office:value="0.982259154319763" calcext:value-type="float">
            <text:p>0.9822591543</text:p>
          </table:table-cell>
          <table:table-cell table:number-columns-repeated="5"/>
          <table:table-cell office:value-type="float" office:value="0.943652331829071" calcext:value-type="float">
            <text:p>0.943652331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I109]+0.019" office:value-type="float" office:value="0.968609398841858" calcext:value-type="float">
            <text:p>0.9686093988</text:p>
          </table:table-cell>
          <table:table-cell office:value-type="float" office:value="0.982274651527405" calcext:value-type="float">
            <text:p>0.9822746515</text:p>
          </table:table-cell>
          <table:table-cell table:number-columns-repeated="5"/>
          <table:table-cell office:value-type="float" office:value="0.949609398841858" calcext:value-type="float">
            <text:p>0.949609398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I110]+0.019" office:value-type="float" office:value="0.967437511920929" calcext:value-type="float">
            <text:p>0.9674375119</text:p>
          </table:table-cell>
          <table:table-cell office:value-type="float" office:value="0.982158422470093" calcext:value-type="float">
            <text:p>0.9821584225</text:p>
          </table:table-cell>
          <table:table-cell table:number-columns-repeated="5"/>
          <table:table-cell office:value-type="float" office:value="0.948437511920929" calcext:value-type="float">
            <text:p>0.948437511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I111]+0.019" office:value-type="float" office:value="0.964263683795929" calcext:value-type="float">
            <text:p>0.9642636838</text:p>
          </table:table-cell>
          <table:table-cell office:value-type="float" office:value="0.981953024864197" calcext:value-type="float">
            <text:p>0.9819530249</text:p>
          </table:table-cell>
          <table:table-cell table:number-columns-repeated="5"/>
          <table:table-cell office:value-type="float" office:value="0.945263683795929" calcext:value-type="float">
            <text:p>0.945263683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I112]+0.019" office:value-type="float" office:value="0.966460949420929" calcext:value-type="float">
            <text:p>0.9664609494</text:p>
          </table:table-cell>
          <table:table-cell office:value-type="float" office:value="0.982154548168182" calcext:value-type="float">
            <text:p>0.9821545482</text:p>
          </table:table-cell>
          <table:table-cell table:number-columns-repeated="5"/>
          <table:table-cell office:value-type="float" office:value="0.947460949420929" calcext:value-type="float">
            <text:p>0.947460949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I113]+0.019" office:value-type="float" office:value="0.961333996295929" calcext:value-type="float">
            <text:p>0.9613339963</text:p>
          </table:table-cell>
          <table:table-cell office:value-type="float" office:value="0.982340574264526" calcext:value-type="float">
            <text:p>0.9823405743</text:p>
          </table:table-cell>
          <table:table-cell table:number-columns-repeated="5"/>
          <table:table-cell office:value-type="float" office:value="0.942333996295929" calcext:value-type="float">
            <text:p>0.942333996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I114]+0.019" office:value-type="float" office:value="0.968072301387787" calcext:value-type="float">
            <text:p>0.9680723014</text:p>
          </table:table-cell>
          <table:table-cell office:value-type="float" office:value="0.982235908508301" calcext:value-type="float">
            <text:p>0.9822359085</text:p>
          </table:table-cell>
          <table:table-cell table:number-columns-repeated="5"/>
          <table:table-cell office:value-type="float" office:value="0.949072301387787" calcext:value-type="float">
            <text:p>0.949072301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I115]+0.019" office:value-type="float" office:value="0.968804723262787" calcext:value-type="float">
            <text:p>0.9688047233</text:p>
          </table:table-cell>
          <table:table-cell office:value-type="float" office:value="0.982697069644928" calcext:value-type="float">
            <text:p>0.9826970696</text:p>
          </table:table-cell>
          <table:table-cell table:number-columns-repeated="5"/>
          <table:table-cell office:value-type="float" office:value="0.949804723262787" calcext:value-type="float">
            <text:p>0.949804723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I116]+0.019" office:value-type="float" office:value="0.963189488887787" calcext:value-type="float">
            <text:p>0.9631894889</text:p>
          </table:table-cell>
          <table:table-cell office:value-type="float" office:value="0.98261958360672" calcext:value-type="float">
            <text:p>0.9826195836</text:p>
          </table:table-cell>
          <table:table-cell table:number-columns-repeated="5"/>
          <table:table-cell office:value-type="float" office:value="0.944189488887787" calcext:value-type="float">
            <text:p>0.944189488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I117]+0.019" office:value-type="float" office:value="0.969634777545929" calcext:value-type="float">
            <text:p>0.9696347775</text:p>
          </table:table-cell>
          <table:table-cell office:value-type="float" office:value="0.982735812664032" calcext:value-type="float">
            <text:p>0.9827358127</text:p>
          </table:table-cell>
          <table:table-cell table:number-columns-repeated="5"/>
          <table:table-cell office:value-type="float" office:value="0.950634777545929" calcext:value-type="float">
            <text:p>0.950634777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I118]+0.019" office:value-type="float" office:value="0.965875035762787" calcext:value-type="float">
            <text:p>0.9658750358</text:p>
          </table:table-cell>
          <table:table-cell office:value-type="float" office:value="0.982848227024078" calcext:value-type="float">
            <text:p>0.982848227</text:p>
          </table:table-cell>
          <table:table-cell table:number-columns-repeated="5"/>
          <table:table-cell office:value-type="float" office:value="0.946875035762787" calcext:value-type="float">
            <text:p>0.946875035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I119]+0.019" office:value-type="float" office:value="0.964605456829071" calcext:value-type="float">
            <text:p>0.9646054568</text:p>
          </table:table-cell>
          <table:table-cell office:value-type="float" office:value="0.982580840587616" calcext:value-type="float">
            <text:p>0.9825808406</text:p>
          </table:table-cell>
          <table:table-cell table:number-columns-repeated="5"/>
          <table:table-cell office:value-type="float" office:value="0.945605456829071" calcext:value-type="float">
            <text:p>0.945605456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I120]+0.019" office:value-type="float" office:value="0.961285180091858" calcext:value-type="float">
            <text:p>0.9612851801</text:p>
          </table:table-cell>
          <table:table-cell office:value-type="float" office:value="0.982402563095093" calcext:value-type="float">
            <text:p>0.9824025631</text:p>
          </table:table-cell>
          <table:table-cell table:number-columns-repeated="5"/>
          <table:table-cell office:value-type="float" office:value="0.942285180091858" calcext:value-type="float">
            <text:p>0.942285180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I121]+0.019" office:value-type="float" office:value="0.967388695716858" calcext:value-type="float">
            <text:p>0.9673886957</text:p>
          </table:table-cell>
          <table:table-cell office:value-type="float" office:value="0.982460677623749" calcext:value-type="float">
            <text:p>0.9824606776</text:p>
          </table:table-cell>
          <table:table-cell table:number-columns-repeated="5"/>
          <table:table-cell office:value-type="float" office:value="0.948388695716858" calcext:value-type="float">
            <text:p>0.948388695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I122]+0.019" office:value-type="float" office:value="0.964263683795929" calcext:value-type="float">
            <text:p>0.9642636838</text:p>
          </table:table-cell>
          <table:table-cell office:value-type="float" office:value="0.982894718647003" calcext:value-type="float">
            <text:p>0.9828947186</text:p>
          </table:table-cell>
          <table:table-cell table:number-columns-repeated="5"/>
          <table:table-cell office:value-type="float" office:value="0.945263683795929" calcext:value-type="float">
            <text:p>0.945263683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I123]+0.019" office:value-type="float" office:value="0.968316442012787" calcext:value-type="float">
            <text:p>0.968316442</text:p>
          </table:table-cell>
          <table:table-cell office:value-type="float" office:value="0.982945084571838" calcext:value-type="float">
            <text:p>0.9829450846</text:p>
          </table:table-cell>
          <table:table-cell table:number-columns-repeated="5"/>
          <table:table-cell office:value-type="float" office:value="0.949316442012787" calcext:value-type="float">
            <text:p>0.94931644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I124]+0.019" office:value-type="float" office:value="0.96577734375" calcext:value-type="float">
            <text:p>0.9657773438</text:p>
          </table:table-cell>
          <table:table-cell office:value-type="float" office:value="0.982743561267853" calcext:value-type="float">
            <text:p>0.9827435613</text:p>
          </table:table-cell>
          <table:table-cell table:number-columns-repeated="5"/>
          <table:table-cell office:value-type="float" office:value="0.94677734375" calcext:value-type="float">
            <text:p>0.946777343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I125]+0.019" office:value-type="float" office:value="0.964263683795929" calcext:value-type="float">
            <text:p>0.9642636838</text:p>
          </table:table-cell>
          <table:table-cell office:value-type="float" office:value="0.982832729816437" calcext:value-type="float">
            <text:p>0.9828327298</text:p>
          </table:table-cell>
          <table:table-cell table:number-columns-repeated="5"/>
          <table:table-cell office:value-type="float" office:value="0.945263683795929" calcext:value-type="float">
            <text:p>0.945263683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I126]+0.019" office:value-type="float" office:value="0.969244128704071" calcext:value-type="float">
            <text:p>0.9692441287</text:p>
          </table:table-cell>
          <table:table-cell office:value-type="float" office:value="0.983127236366272" calcext:value-type="float">
            <text:p>0.9831272364</text:p>
          </table:table-cell>
          <table:table-cell table:number-columns-repeated="5"/>
          <table:table-cell office:value-type="float" office:value="0.950244128704071" calcext:value-type="float">
            <text:p>0.950244128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I127]+0.019" office:value-type="float" office:value="0.965142613887787" calcext:value-type="float">
            <text:p>0.9651426139</text:p>
          </table:table-cell>
          <table:table-cell office:value-type="float" office:value="0.98271644115448" calcext:value-type="float">
            <text:p>0.9827164412</text:p>
          </table:table-cell>
          <table:table-cell table:number-columns-repeated="5"/>
          <table:table-cell office:value-type="float" office:value="0.946142613887787" calcext:value-type="float">
            <text:p>0.946142613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I128]+0.019" office:value-type="float" office:value="0.968999988079071" calcext:value-type="float">
            <text:p>0.9689999881</text:p>
          </table:table-cell>
          <table:table-cell office:value-type="float" office:value="0.982879221439362" calcext:value-type="float">
            <text:p>0.9828792214</text:p>
          </table:table-cell>
          <table:table-cell table:number-columns-repeated="5"/>
          <table:table-cell office:value-type="float" office:value="0.949999988079071" calcext:value-type="float">
            <text:p>0.949999988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I129]+0.019" office:value-type="float" office:value="0.959722644329071" calcext:value-type="float">
            <text:p>0.9597226443</text:p>
          </table:table-cell>
          <table:table-cell office:value-type="float" office:value="0.983231842517853" calcext:value-type="float">
            <text:p>0.9832318425</text:p>
          </table:table-cell>
          <table:table-cell table:number-columns-repeated="5"/>
          <table:table-cell office:value-type="float" office:value="0.940722644329071" calcext:value-type="float">
            <text:p>0.940722644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I130]+0.019" office:value-type="float" office:value="0.963726586341858" calcext:value-type="float">
            <text:p>0.9637265863</text:p>
          </table:table-cell>
          <table:table-cell office:value-type="float" office:value="0.983324885368347" calcext:value-type="float">
            <text:p>0.9833248854</text:p>
          </table:table-cell>
          <table:table-cell table:number-columns-repeated="5"/>
          <table:table-cell office:value-type="float" office:value="0.944726586341858" calcext:value-type="float">
            <text:p>0.944726586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I131]+0.019" office:value-type="float" office:value="0.965728527545929" calcext:value-type="float">
            <text:p>0.9657285275</text:p>
          </table:table-cell>
          <table:table-cell office:value-type="float" office:value="0.983127236366272" calcext:value-type="float">
            <text:p>0.9831272364</text:p>
          </table:table-cell>
          <table:table-cell table:number-columns-repeated="5"/>
          <table:table-cell office:value-type="float" office:value="0.946728527545929" calcext:value-type="float">
            <text:p>0.946728527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I132]+0.019" office:value-type="float" office:value="0.967144555091858" calcext:value-type="float">
            <text:p>0.9671445551</text:p>
          </table:table-cell>
          <table:table-cell office:value-type="float" office:value="0.982972204685211" calcext:value-type="float">
            <text:p>0.9829722047</text:p>
          </table:table-cell>
          <table:table-cell table:number-columns-repeated="5"/>
          <table:table-cell office:value-type="float" office:value="0.948144555091858" calcext:value-type="float">
            <text:p>0.948144555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I133]+0.019" office:value-type="float" office:value="0.965923851966858" calcext:value-type="float">
            <text:p>0.965923852</text:p>
          </table:table-cell>
          <table:table-cell office:value-type="float" office:value="0.983038067817688" calcext:value-type="float">
            <text:p>0.9830380678</text:p>
          </table:table-cell>
          <table:table-cell table:number-columns-repeated="5"/>
          <table:table-cell office:value-type="float" office:value="0.946923851966858" calcext:value-type="float">
            <text:p>0.94692385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I134]+0.019" office:value-type="float" office:value="0.968999988079071" calcext:value-type="float">
            <text:p>0.9689999881</text:p>
          </table:table-cell>
          <table:table-cell office:value-type="float" office:value="0.98384028673172" calcext:value-type="float">
            <text:p>0.9838402867</text:p>
          </table:table-cell>
          <table:table-cell table:number-columns-repeated="5"/>
          <table:table-cell office:value-type="float" office:value="0.949999988079071" calcext:value-type="float">
            <text:p>0.949999988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I135]+0.019" office:value-type="float" office:value="0.964117175579071" calcext:value-type="float">
            <text:p>0.9641171756</text:p>
          </table:table-cell>
          <table:table-cell office:value-type="float" office:value="0.983014822006226" calcext:value-type="float">
            <text:p>0.983014822</text:p>
          </table:table-cell>
          <table:table-cell table:number-columns-repeated="5"/>
          <table:table-cell office:value-type="float" office:value="0.945117175579071" calcext:value-type="float">
            <text:p>0.945117175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I136]+0.019" office:value-type="float" office:value="0.968658215045929" calcext:value-type="float">
            <text:p>0.968658215</text:p>
          </table:table-cell>
          <table:table-cell office:value-type="float" office:value="0.983569025993347" calcext:value-type="float">
            <text:p>0.983569026</text:p>
          </table:table-cell>
          <table:table-cell table:number-columns-repeated="5"/>
          <table:table-cell office:value-type="float" office:value="0.949658215045929" calcext:value-type="float">
            <text:p>0.94965821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I137]+0.019" office:value-type="float" office:value="0.969830101966858" calcext:value-type="float">
            <text:p>0.969830102</text:p>
          </table:table-cell>
          <table:table-cell office:value-type="float" office:value="0.983235716819763" calcext:value-type="float">
            <text:p>0.9832357168</text:p>
          </table:table-cell>
          <table:table-cell table:number-columns-repeated="5"/>
          <table:table-cell office:value-type="float" office:value="0.950830101966858" calcext:value-type="float">
            <text:p>0.95083010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I138]+0.019" office:value-type="float" office:value="0.969341820716858" calcext:value-type="float">
            <text:p>0.9693418207</text:p>
          </table:table-cell>
          <table:table-cell office:value-type="float" office:value="0.983344256877899" calcext:value-type="float">
            <text:p>0.9833442569</text:p>
          </table:table-cell>
          <table:table-cell table:number-columns-repeated="5"/>
          <table:table-cell office:value-type="float" office:value="0.950341820716858" calcext:value-type="float">
            <text:p>0.950341820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I139]+0.019" office:value-type="float" office:value="0.968121117591858" calcext:value-type="float">
            <text:p>0.9681211176</text:p>
          </table:table-cell>
          <table:table-cell office:value-type="float" office:value="0.983545780181885" calcext:value-type="float">
            <text:p>0.9835457802</text:p>
          </table:table-cell>
          <table:table-cell table:number-columns-repeated="5"/>
          <table:table-cell office:value-type="float" office:value="0.949121117591858" calcext:value-type="float">
            <text:p>0.949121117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I140]+0.019" office:value-type="float" office:value="0.961236363887787" calcext:value-type="float">
            <text:p>0.9612363639</text:p>
          </table:table-cell>
          <table:table-cell office:value-type="float" office:value="0.983499228954315" calcext:value-type="float">
            <text:p>0.983499229</text:p>
          </table:table-cell>
          <table:table-cell table:number-columns-repeated="5"/>
          <table:table-cell office:value-type="float" office:value="0.942236363887787" calcext:value-type="float">
            <text:p>0.942236363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I141]+0.019" office:value-type="float" office:value="0.968316442012787" calcext:value-type="float">
            <text:p>0.968316442</text:p>
          </table:table-cell>
          <table:table-cell office:value-type="float" office:value="0.983483731746674" calcext:value-type="float">
            <text:p>0.9834837317</text:p>
          </table:table-cell>
          <table:table-cell table:number-columns-repeated="5"/>
          <table:table-cell office:value-type="float" office:value="0.949316442012787" calcext:value-type="float">
            <text:p>0.94931644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I142]+0.019" office:value-type="float" office:value="0.962017601966858" calcext:value-type="float">
            <text:p>0.962017602</text:p>
          </table:table-cell>
          <table:table-cell office:value-type="float" office:value="0.983402371406555" calcext:value-type="float">
            <text:p>0.9834023714</text:p>
          </table:table-cell>
          <table:table-cell table:number-columns-repeated="5"/>
          <table:table-cell office:value-type="float" office:value="0.943017601966858" calcext:value-type="float">
            <text:p>0.94301760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I143]+0.019" office:value-type="float" office:value="0.968755847454071" calcext:value-type="float">
            <text:p>0.9687558475</text:p>
          </table:table-cell>
          <table:table-cell office:value-type="float" office:value="0.983646512031555" calcext:value-type="float">
            <text:p>0.983646512</text:p>
          </table:table-cell>
          <table:table-cell table:number-columns-repeated="5"/>
          <table:table-cell office:value-type="float" office:value="0.949755847454071" calcext:value-type="float">
            <text:p>0.949755847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I144]+0.019" office:value-type="float" office:value="0.970269567012787" calcext:value-type="float">
            <text:p>0.970269567</text:p>
          </table:table-cell>
          <table:table-cell office:value-type="float" office:value="0.983712375164032" calcext:value-type="float">
            <text:p>0.9837123752</text:p>
          </table:table-cell>
          <table:table-cell table:number-columns-repeated="5"/>
          <table:table-cell office:value-type="float" office:value="0.951269567012787" calcext:value-type="float">
            <text:p>0.95126956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I145]+0.019" office:value-type="float" office:value="0.968853539466858" calcext:value-type="float">
            <text:p>0.9688535395</text:p>
          </table:table-cell>
          <table:table-cell office:value-type="float" office:value="0.983530223369598" calcext:value-type="float">
            <text:p>0.9835302234</text:p>
          </table:table-cell>
          <table:table-cell table:number-columns-repeated="5"/>
          <table:table-cell office:value-type="float" office:value="0.949853539466858" calcext:value-type="float">
            <text:p>0.949853539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I146]+0.019" office:value-type="float" office:value="0.964507824420929" calcext:value-type="float">
            <text:p>0.9645078244</text:p>
          </table:table-cell>
          <table:table-cell office:value-type="float" office:value="0.983530223369598" calcext:value-type="float">
            <text:p>0.9835302234</text:p>
          </table:table-cell>
          <table:table-cell table:number-columns-repeated="5"/>
          <table:table-cell office:value-type="float" office:value="0.945507824420929" calcext:value-type="float">
            <text:p>0.945507824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I147]+0.019" office:value-type="float" office:value="0.968365258216858" calcext:value-type="float">
            <text:p>0.9683652582</text:p>
          </table:table-cell>
          <table:table-cell office:value-type="float" office:value="0.984096050262451" calcext:value-type="float">
            <text:p>0.9840960503</text:p>
          </table:table-cell>
          <table:table-cell table:number-columns-repeated="5"/>
          <table:table-cell office:value-type="float" office:value="0.949365258216858" calcext:value-type="float">
            <text:p>0.949365258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I148]+0.019" office:value-type="float" office:value="0.96870703125" calcext:value-type="float">
            <text:p>0.9687070313</text:p>
          </table:table-cell>
          <table:table-cell office:value-type="float" office:value="0.984018504619598" calcext:value-type="float">
            <text:p>0.9840185046</text:p>
          </table:table-cell>
          <table:table-cell table:number-columns-repeated="5"/>
          <table:table-cell office:value-type="float" office:value="0.94970703125" calcext:value-type="float">
            <text:p>0.949707031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I149]+0.019" office:value-type="float" office:value="0.969585961341858" calcext:value-type="float">
            <text:p>0.9695859613</text:p>
          </table:table-cell>
          <table:table-cell office:value-type="float" office:value="0.98394101858139" calcext:value-type="float">
            <text:p>0.9839410186</text:p>
          </table:table-cell>
          <table:table-cell table:number-columns-repeated="5"/>
          <table:table-cell office:value-type="float" office:value="0.950585961341858" calcext:value-type="float">
            <text:p>0.950585961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I150]+0.019" office:value-type="float" office:value="0.967193371295929" calcext:value-type="float">
            <text:p>0.9671933713</text:p>
          </table:table-cell>
          <table:table-cell office:value-type="float" office:value="0.984065055847168" calcext:value-type="float">
            <text:p>0.9840650558</text:p>
          </table:table-cell>
          <table:table-cell table:number-columns-repeated="5"/>
          <table:table-cell office:value-type="float" office:value="0.948193371295929" calcext:value-type="float">
            <text:p>0.9481933713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I151]+0.019" office:value-type="float" office:value="0.967486328125" calcext:value-type="float">
            <text:p>0.9674863281</text:p>
          </table:table-cell>
          <table:table-cell office:value-type="float" office:value="0.983913898468018" calcext:value-type="float">
            <text:p>0.9839138985</text:p>
          </table:table-cell>
          <table:table-cell table:number-columns-repeated="5"/>
          <table:table-cell office:value-type="float" office:value="0.948486328125" calcext:value-type="float">
            <text:p>0.948486328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I152]+0.019" office:value-type="float" office:value="0.973882800579071" calcext:value-type="float">
            <text:p>0.9738828006</text:p>
          </table:table-cell>
          <table:table-cell office:value-type="float" office:value="0.984053432941437" calcext:value-type="float">
            <text:p>0.9840534329</text:p>
          </table:table-cell>
          <table:table-cell table:number-columns-repeated="5"/>
          <table:table-cell office:value-type="float" office:value="0.954882800579071" calcext:value-type="float">
            <text:p>0.9548828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I153]+0.019" office:value-type="float" office:value="0.969048863887787" calcext:value-type="float">
            <text:p>0.9690488639</text:p>
          </table:table-cell>
          <table:table-cell office:value-type="float" office:value="0.984487414360046" calcext:value-type="float">
            <text:p>0.9844874144</text:p>
          </table:table-cell>
          <table:table-cell table:number-columns-repeated="5"/>
          <table:table-cell office:value-type="float" office:value="0.950048863887787" calcext:value-type="float">
            <text:p>0.9500488639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I154]+0.019" office:value-type="float" office:value="0.966363317012787" calcext:value-type="float">
            <text:p>0.966363317</text:p>
          </table:table-cell>
          <table:table-cell office:value-type="float" office:value="0.984208405017853" calcext:value-type="float">
            <text:p>0.984208405</text:p>
          </table:table-cell>
          <table:table-cell table:number-columns-repeated="5"/>
          <table:table-cell office:value-type="float" office:value="0.947363317012787" calcext:value-type="float">
            <text:p>0.94736331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I155]+0.019" office:value-type="float" office:value="0.970416015625" calcext:value-type="float">
            <text:p>0.9704160156</text:p>
          </table:table-cell>
          <table:table-cell office:value-type="float" office:value="0.984316945075989" calcext:value-type="float">
            <text:p>0.9843169451</text:p>
          </table:table-cell>
          <table:table-cell table:number-columns-repeated="5"/>
          <table:table-cell office:value-type="float" office:value="0.951416015625" calcext:value-type="float">
            <text:p>0.951416015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I156]+0.019" office:value-type="float" office:value="0.971880859375" calcext:value-type="float">
            <text:p>0.9718808594</text:p>
          </table:table-cell>
          <table:table-cell office:value-type="float" office:value="0.984204530715942" calcext:value-type="float">
            <text:p>0.9842045307</text:p>
          </table:table-cell>
          <table:table-cell table:number-columns-repeated="5"/>
          <table:table-cell office:value-type="float" office:value="0.952880859375" calcext:value-type="float">
            <text:p>0.952880859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I157]+0.019" office:value-type="float" office:value="0.970074242591858" calcext:value-type="float">
            <text:p>0.9700742426</text:p>
          </table:table-cell>
          <table:table-cell office:value-type="float" office:value="0.984440922737122" calcext:value-type="float">
            <text:p>0.9844409227</text:p>
          </table:table-cell>
          <table:table-cell table:number-columns-repeated="5"/>
          <table:table-cell office:value-type="float" office:value="0.951074242591858" calcext:value-type="float">
            <text:p>0.951074242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I158]+0.019" office:value-type="float" office:value="0.966656273841858" calcext:value-type="float">
            <text:p>0.9666562738</text:p>
          </table:table-cell>
          <table:table-cell office:value-type="float" office:value="0.98418128490448" calcext:value-type="float">
            <text:p>0.9841812849</text:p>
          </table:table-cell>
          <table:table-cell table:number-columns-repeated="5"/>
          <table:table-cell office:value-type="float" office:value="0.947656273841858" calcext:value-type="float">
            <text:p>0.947656273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I159]+0.019" office:value-type="float" office:value="0.970904296875" calcext:value-type="float">
            <text:p>0.9709042969</text:p>
          </table:table-cell>
          <table:table-cell office:value-type="float" office:value="0.984216153621674" calcext:value-type="float">
            <text:p>0.9842161536</text:p>
          </table:table-cell>
          <table:table-cell table:number-columns-repeated="5"/>
          <table:table-cell office:value-type="float" office:value="0.951904296875" calcext:value-type="float">
            <text:p>0.951904296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I160]+0.019" office:value-type="float" office:value="0.970171875" calcext:value-type="float">
            <text:p>0.970171875</text:p>
          </table:table-cell>
          <table:table-cell office:value-type="float" office:value="0.984378933906555" calcext:value-type="float">
            <text:p>0.9843789339</text:p>
          </table:table-cell>
          <table:table-cell table:number-columns-repeated="5"/>
          <table:table-cell office:value-type="float" office:value="0.951171875" calcext:value-type="float">
            <text:p>0.95117187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I161]+0.019" office:value-type="float" office:value="0.970611340045929" calcext:value-type="float">
            <text:p>0.97061134</text:p>
          </table:table-cell>
          <table:table-cell office:value-type="float" office:value="0.984588205814362" calcext:value-type="float">
            <text:p>0.9845882058</text:p>
          </table:table-cell>
          <table:table-cell table:number-columns-repeated="5"/>
          <table:table-cell office:value-type="float" office:value="0.951611340045929" calcext:value-type="float">
            <text:p>0.9516113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I162]+0.019" office:value-type="float" office:value="0.964849597454071" calcext:value-type="float">
            <text:p>0.9648495975</text:p>
          </table:table-cell>
          <table:table-cell office:value-type="float" office:value="0.985099732875824" calcext:value-type="float">
            <text:p>0.9850997329</text:p>
          </table:table-cell>
          <table:table-cell table:number-columns-repeated="5"/>
          <table:table-cell office:value-type="float" office:value="0.945849597454071" calcext:value-type="float">
            <text:p>0.945849597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I163]+0.019" office:value-type="float" office:value="0.968023425579071" calcext:value-type="float">
            <text:p>0.9680234256</text:p>
          </table:table-cell>
          <table:table-cell office:value-type="float" office:value="0.984251022338867" calcext:value-type="float">
            <text:p>0.9842510223</text:p>
          </table:table-cell>
          <table:table-cell table:number-columns-repeated="5"/>
          <table:table-cell office:value-type="float" office:value="0.949023425579071" calcext:value-type="float">
            <text:p>0.949023425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I164]+0.019" office:value-type="float" office:value="0.966900414466858" calcext:value-type="float">
            <text:p>0.9669004145</text:p>
          </table:table-cell>
          <table:table-cell office:value-type="float" office:value="0.984344065189362" calcext:value-type="float">
            <text:p>0.9843440652</text:p>
          </table:table-cell>
          <table:table-cell table:number-columns-repeated="5"/>
          <table:table-cell office:value-type="float" office:value="0.947900414466858" calcext:value-type="float">
            <text:p>0.947900414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I165]+0.019" office:value-type="float" office:value="0.970074242591858" calcext:value-type="float">
            <text:p>0.9700742426</text:p>
          </table:table-cell>
          <table:table-cell office:value-type="float" office:value="0.984471917152405" calcext:value-type="float">
            <text:p>0.9844719172</text:p>
          </table:table-cell>
          <table:table-cell table:number-columns-repeated="5"/>
          <table:table-cell office:value-type="float" office:value="0.951074242591858" calcext:value-type="float">
            <text:p>0.951074242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I166]+0.019" office:value-type="float" office:value="0.968804723262787" calcext:value-type="float">
            <text:p>0.9688047233</text:p>
          </table:table-cell>
          <table:table-cell office:value-type="float" office:value="0.984564960002899" calcext:value-type="float">
            <text:p>0.98456496</text:p>
          </table:table-cell>
          <table:table-cell table:number-columns-repeated="5"/>
          <table:table-cell office:value-type="float" office:value="0.949804723262787" calcext:value-type="float">
            <text:p>0.949804723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I167]+0.019" office:value-type="float" office:value="0.965923851966858" calcext:value-type="float">
            <text:p>0.965923852</text:p>
          </table:table-cell>
          <table:table-cell office:value-type="float" office:value="0.984933078289032" calcext:value-type="float">
            <text:p>0.9849330783</text:p>
          </table:table-cell>
          <table:table-cell table:number-columns-repeated="5"/>
          <table:table-cell office:value-type="float" office:value="0.946923851966858" calcext:value-type="float">
            <text:p>0.94692385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I168]+0.019" office:value-type="float" office:value="0.971343761920929" calcext:value-type="float">
            <text:p>0.9713437619</text:p>
          </table:table-cell>
          <table:table-cell office:value-type="float" office:value="0.984607577323914" calcext:value-type="float">
            <text:p>0.9846075773</text:p>
          </table:table-cell>
          <table:table-cell table:number-columns-repeated="5"/>
          <table:table-cell office:value-type="float" office:value="0.952343761920929" calcext:value-type="float">
            <text:p>0.952343761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I169]+0.019" office:value-type="float" office:value="0.970757848262787" calcext:value-type="float">
            <text:p>0.9707578483</text:p>
          </table:table-cell>
          <table:table-cell office:value-type="float" office:value="0.984925329685211" calcext:value-type="float">
            <text:p>0.9849253297</text:p>
          </table:table-cell>
          <table:table-cell table:number-columns-repeated="5"/>
          <table:table-cell office:value-type="float" office:value="0.951757848262787" calcext:value-type="float">
            <text:p>0.951757848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I170]+0.019" office:value-type="float" office:value="0.970074242591858" calcext:value-type="float">
            <text:p>0.9700742426</text:p>
          </table:table-cell>
          <table:table-cell office:value-type="float" office:value="0.985250890254974" calcext:value-type="float">
            <text:p>0.9852508903</text:p>
          </table:table-cell>
          <table:table-cell table:number-columns-repeated="5"/>
          <table:table-cell office:value-type="float" office:value="0.951074242591858" calcext:value-type="float">
            <text:p>0.951074242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I171]+0.019" office:value-type="float" office:value="0.970855480670929" calcext:value-type="float">
            <text:p>0.9708554807</text:p>
          </table:table-cell>
          <table:table-cell office:value-type="float" office:value="0.984894335269928" calcext:value-type="float">
            <text:p>0.9848943353</text:p>
          </table:table-cell>
          <table:table-cell table:number-columns-repeated="5"/>
          <table:table-cell office:value-type="float" office:value="0.951855480670929" calcext:value-type="float">
            <text:p>0.951855480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I172]+0.019" office:value-type="float" office:value="0.966607457637787" calcext:value-type="float">
            <text:p>0.9666074576</text:p>
          </table:table-cell>
          <table:table-cell office:value-type="float" office:value="0.984987318515778" calcext:value-type="float">
            <text:p>0.9849873185</text:p>
          </table:table-cell>
          <table:table-cell table:number-columns-repeated="5"/>
          <table:table-cell office:value-type="float" office:value="0.947607457637787" calcext:value-type="float">
            <text:p>0.947607457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I173]+0.019" office:value-type="float" office:value="0.970562523841858" calcext:value-type="float">
            <text:p>0.9705625238</text:p>
          </table:table-cell>
          <table:table-cell office:value-type="float" office:value="0.984797477722168" calcext:value-type="float">
            <text:p>0.9847974777</text:p>
          </table:table-cell>
          <table:table-cell table:number-columns-repeated="5"/>
          <table:table-cell office:value-type="float" office:value="0.951562523841858" calcext:value-type="float">
            <text:p>0.951562523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I174]+0.019" office:value-type="float" office:value="0.961968785762787" calcext:value-type="float">
            <text:p>0.9619687858</text:p>
          </table:table-cell>
          <table:table-cell office:value-type="float" office:value="0.984952449798584" calcext:value-type="float">
            <text:p>0.9849524498</text:p>
          </table:table-cell>
          <table:table-cell table:number-columns-repeated="5"/>
          <table:table-cell office:value-type="float" office:value="0.942968785762787" calcext:value-type="float">
            <text:p>0.942968785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I175]+0.019" office:value-type="float" office:value="0.972564465045929" calcext:value-type="float">
            <text:p>0.972564465</text:p>
          </table:table-cell>
          <table:table-cell office:value-type="float" office:value="0.984615325927734" calcext:value-type="float">
            <text:p>0.9846153259</text:p>
          </table:table-cell>
          <table:table-cell table:number-columns-repeated="5"/>
          <table:table-cell office:value-type="float" office:value="0.953564465045929" calcext:value-type="float">
            <text:p>0.95356446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I176]+0.019" office:value-type="float" office:value="0.971832043170929" calcext:value-type="float">
            <text:p>0.9718320432</text:p>
          </table:table-cell>
          <table:table-cell office:value-type="float" office:value="0.984836220741272" calcext:value-type="float">
            <text:p>0.9848362207</text:p>
          </table:table-cell>
          <table:table-cell table:number-columns-repeated="5"/>
          <table:table-cell office:value-type="float" office:value="0.952832043170929" calcext:value-type="float">
            <text:p>0.952832043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I177]+0.019" office:value-type="float" office:value="0.965972668170929" calcext:value-type="float">
            <text:p>0.9659726682</text:p>
          </table:table-cell>
          <table:table-cell office:value-type="float" office:value="0.985045492649078" calcext:value-type="float">
            <text:p>0.9850454926</text:p>
          </table:table-cell>
          <table:table-cell table:number-columns-repeated="5"/>
          <table:table-cell office:value-type="float" office:value="0.946972668170929" calcext:value-type="float">
            <text:p>0.946972668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I178]+0.019" office:value-type="float" office:value="0.967535144329071" calcext:value-type="float">
            <text:p>0.9675351443</text:p>
          </table:table-cell>
          <table:table-cell office:value-type="float" office:value="0.985181093215942" calcext:value-type="float">
            <text:p>0.9851810932</text:p>
          </table:table-cell>
          <table:table-cell table:number-columns-repeated="5"/>
          <table:table-cell office:value-type="float" office:value="0.948535144329071" calcext:value-type="float">
            <text:p>0.948535144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I179]+0.019" office:value-type="float" office:value="0.969097680091858" calcext:value-type="float">
            <text:p>0.9690976801</text:p>
          </table:table-cell>
          <table:table-cell office:value-type="float" office:value="0.985022246837616" calcext:value-type="float">
            <text:p>0.9850222468</text:p>
          </table:table-cell>
          <table:table-cell table:number-columns-repeated="5"/>
          <table:table-cell office:value-type="float" office:value="0.950097680091858" calcext:value-type="float">
            <text:p>0.950097680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I180]+0.019" office:value-type="float" office:value="0.968121117591858" calcext:value-type="float">
            <text:p>0.9681211176</text:p>
          </table:table-cell>
          <table:table-cell office:value-type="float" office:value="0.98491758108139" calcext:value-type="float">
            <text:p>0.9849175811</text:p>
          </table:table-cell>
          <table:table-cell table:number-columns-repeated="5"/>
          <table:table-cell office:value-type="float" office:value="0.949121117591858" calcext:value-type="float">
            <text:p>0.949121117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I181]+0.019" office:value-type="float" office:value="0.970269567012787" calcext:value-type="float">
            <text:p>0.970269567</text:p>
          </table:table-cell>
          <table:table-cell office:value-type="float" office:value="0.984754860401154" calcext:value-type="float">
            <text:p>0.9847548604</text:p>
          </table:table-cell>
          <table:table-cell table:number-columns-repeated="5"/>
          <table:table-cell office:value-type="float" office:value="0.951269567012787" calcext:value-type="float">
            <text:p>0.95126956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I182]+0.019" office:value-type="float" office:value="0.961138671875" calcext:value-type="float">
            <text:p>0.9611386719</text:p>
          </table:table-cell>
          <table:table-cell office:value-type="float" office:value="0.985754668712616" calcext:value-type="float">
            <text:p>0.9857546687</text:p>
          </table:table-cell>
          <table:table-cell table:number-columns-repeated="5"/>
          <table:table-cell office:value-type="float" office:value="0.942138671875" calcext:value-type="float">
            <text:p>0.9421386719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I183]+0.019" office:value-type="float" office:value="0.969439453125" calcext:value-type="float">
            <text:p>0.9694394531</text:p>
          </table:table-cell>
          <table:table-cell office:value-type="float" office:value="0.985254764556885" calcext:value-type="float">
            <text:p>0.9852547646</text:p>
          </table:table-cell>
          <table:table-cell table:number-columns-repeated="5"/>
          <table:table-cell office:value-type="float" office:value="0.950439453125" calcext:value-type="float">
            <text:p>0.950439453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I184]+0.019" office:value-type="float" office:value="0.967535144329071" calcext:value-type="float">
            <text:p>0.9675351443</text:p>
          </table:table-cell>
          <table:table-cell office:value-type="float" office:value="0.985072612762451" calcext:value-type="float">
            <text:p>0.9850726128</text:p>
          </table:table-cell>
          <table:table-cell table:number-columns-repeated="5"/>
          <table:table-cell office:value-type="float" office:value="0.948535144329071" calcext:value-type="float">
            <text:p>0.948535144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I185]+0.019" office:value-type="float" office:value="0.9643125" calcext:value-type="float">
            <text:p>0.9643125</text:p>
          </table:table-cell>
          <table:table-cell office:value-type="float" office:value="0.985262513160706" calcext:value-type="float">
            <text:p>0.9852625132</text:p>
          </table:table-cell>
          <table:table-cell table:number-columns-repeated="5"/>
          <table:table-cell office:value-type="float" office:value="0.9453125" calcext:value-type="float">
            <text:p>0.945312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I186]+0.019" office:value-type="float" office:value="0.97358984375" calcext:value-type="float">
            <text:p>0.9735898438</text:p>
          </table:table-cell>
          <table:table-cell office:value-type="float" office:value="0.985750794410706" calcext:value-type="float">
            <text:p>0.9857507944</text:p>
          </table:table-cell>
          <table:table-cell table:number-columns-repeated="5"/>
          <table:table-cell office:value-type="float" office:value="0.95458984375" calcext:value-type="float">
            <text:p>0.954589843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I187]+0.019" office:value-type="float" office:value="0.970220691204071" calcext:value-type="float">
            <text:p>0.9702206912</text:p>
          </table:table-cell>
          <table:table-cell office:value-type="float" office:value="0.985576391220093" calcext:value-type="float">
            <text:p>0.9855763912</text:p>
          </table:table-cell>
          <table:table-cell table:number-columns-repeated="5"/>
          <table:table-cell office:value-type="float" office:value="0.951220691204071" calcext:value-type="float">
            <text:p>0.951220691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I188]+0.019" office:value-type="float" office:value="0.969390636920929" calcext:value-type="float">
            <text:p>0.9693906369</text:p>
          </table:table-cell>
          <table:table-cell office:value-type="float" office:value="0.985409736633301" calcext:value-type="float">
            <text:p>0.9854097366</text:p>
          </table:table-cell>
          <table:table-cell table:number-columns-repeated="5"/>
          <table:table-cell office:value-type="float" office:value="0.950390636920929" calcext:value-type="float">
            <text:p>0.950390636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I189]+0.019" office:value-type="float" office:value="0.970513707637787" calcext:value-type="float">
            <text:p>0.9705137076</text:p>
          </table:table-cell>
          <table:table-cell office:value-type="float" office:value="0.985471725463867" calcext:value-type="float">
            <text:p>0.9854717255</text:p>
          </table:table-cell>
          <table:table-cell table:number-columns-repeated="5"/>
          <table:table-cell office:value-type="float" office:value="0.951513707637787" calcext:value-type="float">
            <text:p>0.951513707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I190]+0.019" office:value-type="float" office:value="0.971441394329071" calcext:value-type="float">
            <text:p>0.9714413943</text:p>
          </table:table-cell>
          <table:table-cell office:value-type="float" office:value="0.985572516918182" calcext:value-type="float">
            <text:p>0.9855725169</text:p>
          </table:table-cell>
          <table:table-cell table:number-columns-repeated="5"/>
          <table:table-cell office:value-type="float" office:value="0.952441394329071" calcext:value-type="float">
            <text:p>0.952441394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I191]+0.019" office:value-type="float" office:value="0.972857421875" calcext:value-type="float">
            <text:p>0.9728574219</text:p>
          </table:table-cell>
          <table:table-cell office:value-type="float" office:value="0.985715866088867" calcext:value-type="float">
            <text:p>0.9857158661</text:p>
          </table:table-cell>
          <table:table-cell table:number-columns-repeated="5"/>
          <table:table-cell office:value-type="float" office:value="0.953857421875" calcext:value-type="float">
            <text:p>0.953857421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I192]+0.019" office:value-type="float" office:value="0.969830101966858" calcext:value-type="float">
            <text:p>0.969830102</text:p>
          </table:table-cell>
          <table:table-cell office:value-type="float" office:value="0.985630631446838" calcext:value-type="float">
            <text:p>0.9856306314</text:p>
          </table:table-cell>
          <table:table-cell table:number-columns-repeated="5"/>
          <table:table-cell office:value-type="float" office:value="0.950830101966858" calcext:value-type="float">
            <text:p>0.95083010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I193]+0.019" office:value-type="float" office:value="0.969488269329071" calcext:value-type="float">
            <text:p>0.9694882693</text:p>
          </table:table-cell>
          <table:table-cell office:value-type="float" office:value="0.985219836235046" calcext:value-type="float">
            <text:p>0.9852198362</text:p>
          </table:table-cell>
          <table:table-cell table:number-columns-repeated="5"/>
          <table:table-cell office:value-type="float" office:value="0.950488269329071" calcext:value-type="float">
            <text:p>0.950488269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I194]+0.019" office:value-type="float" office:value="0.971685534954071" calcext:value-type="float">
            <text:p>0.971685535</text:p>
          </table:table-cell>
          <table:table-cell office:value-type="float" office:value="0.985526025295258" calcext:value-type="float">
            <text:p>0.9855260253</text:p>
          </table:table-cell>
          <table:table-cell table:number-columns-repeated="5"/>
          <table:table-cell office:value-type="float" office:value="0.952685534954071" calcext:value-type="float">
            <text:p>0.95268553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I195]+0.019" office:value-type="float" office:value="0.966412133216858" calcext:value-type="float">
            <text:p>0.9664121332</text:p>
          </table:table-cell>
          <table:table-cell office:value-type="float" office:value="0.985735297203064" calcext:value-type="float">
            <text:p>0.9857352972</text:p>
          </table:table-cell>
          <table:table-cell table:number-columns-repeated="5"/>
          <table:table-cell office:value-type="float" office:value="0.947412133216858" calcext:value-type="float">
            <text:p>0.947412133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I196]+0.019" office:value-type="float" office:value="0.969976550579071" calcext:value-type="float">
            <text:p>0.9699765506</text:p>
          </table:table-cell>
          <table:table-cell office:value-type="float" office:value="0.98579728603363" calcext:value-type="float">
            <text:p>0.985797286</text:p>
          </table:table-cell>
          <table:table-cell table:number-columns-repeated="5"/>
          <table:table-cell office:value-type="float" office:value="0.950976550579071" calcext:value-type="float">
            <text:p>0.950976550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I197]+0.019" office:value-type="float" office:value="0.962750023841858" calcext:value-type="float">
            <text:p>0.9627500238</text:p>
          </table:table-cell>
          <table:table-cell office:value-type="float" office:value="0.985653877258301" calcext:value-type="float">
            <text:p>0.9856538773</text:p>
          </table:table-cell>
          <table:table-cell table:number-columns-repeated="5"/>
          <table:table-cell office:value-type="float" office:value="0.943750023841858" calcext:value-type="float">
            <text:p>0.943750023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I198]+0.019" office:value-type="float" office:value="0.970464831829071" calcext:value-type="float">
            <text:p>0.9704648318</text:p>
          </table:table-cell>
          <table:table-cell office:value-type="float" office:value="0.985564768314362" calcext:value-type="float">
            <text:p>0.9855647683</text:p>
          </table:table-cell>
          <table:table-cell table:number-columns-repeated="5"/>
          <table:table-cell office:value-type="float" office:value="0.951464831829071" calcext:value-type="float">
            <text:p>0.951464831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I199]+0.019" office:value-type="float" office:value="0.971490270137787" calcext:value-type="float">
            <text:p>0.9714902701</text:p>
          </table:table-cell>
          <table:table-cell office:value-type="float" office:value="0.985580265522003" calcext:value-type="float">
            <text:p>0.9855802655</text:p>
          </table:table-cell>
          <table:table-cell table:number-columns-repeated="5"/>
          <table:table-cell office:value-type="float" office:value="0.952490270137787" calcext:value-type="float">
            <text:p>0.952490270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I200]+0.019" office:value-type="float" office:value="0.970074242591858" calcext:value-type="float">
            <text:p>0.9700742426</text:p>
          </table:table-cell>
          <table:table-cell office:value-type="float" office:value="0.985828280448914" calcext:value-type="float">
            <text:p>0.9858282804</text:p>
          </table:table-cell>
          <table:table-cell table:number-columns-repeated="5"/>
          <table:table-cell office:value-type="float" office:value="0.951074242591858" calcext:value-type="float">
            <text:p>0.951074242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I201]+0.019" office:value-type="float" office:value="0.972076183795929" calcext:value-type="float">
            <text:p>0.9720761838</text:p>
          </table:table-cell>
          <table:table-cell office:value-type="float" office:value="0.98603755235672" calcext:value-type="float">
            <text:p>0.9860375524</text:p>
          </table:table-cell>
          <table:table-cell table:number-columns-repeated="5"/>
          <table:table-cell office:value-type="float" office:value="0.953076183795929" calcext:value-type="float">
            <text:p>0.953076183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I202]+0.019" office:value-type="float" office:value="0.972515648841858" calcext:value-type="float">
            <text:p>0.9725156488</text:p>
          </table:table-cell>
          <table:table-cell office:value-type="float" office:value="0.985851526260376" calcext:value-type="float">
            <text:p>0.9858515263</text:p>
          </table:table-cell>
          <table:table-cell table:number-columns-repeated="5"/>
          <table:table-cell office:value-type="float" office:value="0.953515648841858" calcext:value-type="float">
            <text:p>0.953515648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I203]+0.019" office:value-type="float" office:value="0.9731015625" calcext:value-type="float">
            <text:p>0.9731015625</text:p>
          </table:table-cell>
          <table:table-cell office:value-type="float" office:value="0.98579728603363" calcext:value-type="float">
            <text:p>0.985797286</text:p>
          </table:table-cell>
          <table:table-cell table:number-columns-repeated="5"/>
          <table:table-cell office:value-type="float" office:value="0.9541015625" calcext:value-type="float">
            <text:p>0.954101562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I204]+0.019" office:value-type="float" office:value="0.971197253704071" calcext:value-type="float">
            <text:p>0.9711972537</text:p>
          </table:table-cell>
          <table:table-cell office:value-type="float" office:value="0.986370801925659" calcext:value-type="float">
            <text:p>0.9863708019</text:p>
          </table:table-cell>
          <table:table-cell table:number-columns-repeated="5"/>
          <table:table-cell office:value-type="float" office:value="0.952197253704071" calcext:value-type="float">
            <text:p>0.9521972537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I205]+0.019" office:value-type="float" office:value="0.969585961341858" calcext:value-type="float">
            <text:p>0.9695859613</text:p>
          </table:table-cell>
          <table:table-cell office:value-type="float" office:value="0.985851526260376" calcext:value-type="float">
            <text:p>0.9858515263</text:p>
          </table:table-cell>
          <table:table-cell table:number-columns-repeated="5"/>
          <table:table-cell office:value-type="float" office:value="0.950585961341858" calcext:value-type="float">
            <text:p>0.950585961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I206]+0.019" office:value-type="float" office:value="0.971050805091858" calcext:value-type="float">
            <text:p>0.9710508051</text:p>
          </table:table-cell>
          <table:table-cell office:value-type="float" office:value="0.985952258110046" calcext:value-type="float">
            <text:p>0.9859522581</text:p>
          </table:table-cell>
          <table:table-cell table:number-columns-repeated="5"/>
          <table:table-cell office:value-type="float" office:value="0.952050805091858" calcext:value-type="float">
            <text:p>0.952050805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I207]+0.019" office:value-type="float" office:value="0.972906238079071" calcext:value-type="float">
            <text:p>0.9729062381</text:p>
          </table:table-cell>
          <table:table-cell office:value-type="float" office:value="0.985913515090942" calcext:value-type="float">
            <text:p>0.9859135151</text:p>
          </table:table-cell>
          <table:table-cell table:number-columns-repeated="5"/>
          <table:table-cell office:value-type="float" office:value="0.953906238079071" calcext:value-type="float">
            <text:p>0.953906238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I208]+0.019" office:value-type="float" office:value="0.966607457637787" calcext:value-type="float">
            <text:p>0.9666074576</text:p>
          </table:table-cell>
          <table:table-cell office:value-type="float" office:value="0.986095666885376" calcext:value-type="float">
            <text:p>0.9860956669</text:p>
          </table:table-cell>
          <table:table-cell table:number-columns-repeated="5"/>
          <table:table-cell office:value-type="float" office:value="0.947607457637787" calcext:value-type="float">
            <text:p>0.947607457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I209]+0.019" office:value-type="float" office:value="0.971978551387787" calcext:value-type="float">
            <text:p>0.9719785514</text:p>
          </table:table-cell>
          <table:table-cell office:value-type="float" office:value="0.985898017883301" calcext:value-type="float">
            <text:p>0.9858980179</text:p>
          </table:table-cell>
          <table:table-cell table:number-columns-repeated="5"/>
          <table:table-cell office:value-type="float" office:value="0.952978551387787" calcext:value-type="float">
            <text:p>0.952978551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I210]+0.019" office:value-type="float" office:value="0.9731015625" calcext:value-type="float">
            <text:p>0.9731015625</text:p>
          </table:table-cell>
          <table:table-cell office:value-type="float" office:value="0.986010432243347" calcext:value-type="float">
            <text:p>0.9860104322</text:p>
          </table:table-cell>
          <table:table-cell table:number-columns-repeated="5"/>
          <table:table-cell office:value-type="float" office:value="0.9541015625" calcext:value-type="float">
            <text:p>0.954101562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I211]+0.019" office:value-type="float" office:value="0.968999988079071" calcext:value-type="float">
            <text:p>0.9689999881</text:p>
          </table:table-cell>
          <table:table-cell office:value-type="float" office:value="0.986316561698914" calcext:value-type="float">
            <text:p>0.9863165617</text:p>
          </table:table-cell>
          <table:table-cell table:number-columns-repeated="5"/>
          <table:table-cell office:value-type="float" office:value="0.949999988079071" calcext:value-type="float">
            <text:p>0.949999988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I212]+0.019" office:value-type="float" office:value="0.971294945716858" calcext:value-type="float">
            <text:p>0.9712949457</text:p>
          </table:table-cell>
          <table:table-cell office:value-type="float" office:value="0.986142158508301" calcext:value-type="float">
            <text:p>0.9861421585</text:p>
          </table:table-cell>
          <table:table-cell table:number-columns-repeated="5"/>
          <table:table-cell office:value-type="float" office:value="0.952294945716858" calcext:value-type="float">
            <text:p>0.952294945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I213]+0.019" office:value-type="float" office:value="0.971783226966858" calcext:value-type="float">
            <text:p>0.971783227</text:p>
          </table:table-cell>
          <table:table-cell office:value-type="float" office:value="0.985898017883301" calcext:value-type="float">
            <text:p>0.9858980179</text:p>
          </table:table-cell>
          <table:table-cell table:number-columns-repeated="5"/>
          <table:table-cell office:value-type="float" office:value="0.952783226966858" calcext:value-type="float">
            <text:p>0.95278322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I214]+0.019" office:value-type="float" office:value="0.973296886920929" calcext:value-type="float">
            <text:p>0.9732968869</text:p>
          </table:table-cell>
          <table:table-cell office:value-type="float" office:value="0.986266195774078" calcext:value-type="float">
            <text:p>0.9862661958</text:p>
          </table:table-cell>
          <table:table-cell table:number-columns-repeated="5"/>
          <table:table-cell office:value-type="float" office:value="0.954296886920929" calcext:value-type="float">
            <text:p>0.954296886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I215]+0.019" office:value-type="float" office:value="0.970806664466858" calcext:value-type="float">
            <text:p>0.9708066645</text:p>
          </table:table-cell>
          <table:table-cell office:value-type="float" office:value="0.986347556114197" calcext:value-type="float">
            <text:p>0.9863475561</text:p>
          </table:table-cell>
          <table:table-cell table:number-columns-repeated="5"/>
          <table:table-cell office:value-type="float" office:value="0.951806664466858" calcext:value-type="float">
            <text:p>0.951806664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I216]+0.019" office:value-type="float" office:value="0.971685534954071" calcext:value-type="float">
            <text:p>0.971685535</text:p>
          </table:table-cell>
          <table:table-cell office:value-type="float" office:value="0.986506462097168" calcext:value-type="float">
            <text:p>0.9865064621</text:p>
          </table:table-cell>
          <table:table-cell table:number-columns-repeated="5"/>
          <table:table-cell office:value-type="float" office:value="0.952685534954071" calcext:value-type="float">
            <text:p>0.95268553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I217]+0.019" office:value-type="float" office:value="0.971929675579071" calcext:value-type="float">
            <text:p>0.9719296756</text:p>
          </table:table-cell>
          <table:table-cell office:value-type="float" office:value="0.986002683639526" calcext:value-type="float">
            <text:p>0.9860026836</text:p>
          </table:table-cell>
          <table:table-cell table:number-columns-repeated="5"/>
          <table:table-cell office:value-type="float" office:value="0.952929675579071" calcext:value-type="float">
            <text:p>0.952929675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I218]+0.019" office:value-type="float" office:value="0.972076183795929" calcext:value-type="float">
            <text:p>0.9720761838</text:p>
          </table:table-cell>
          <table:table-cell office:value-type="float" office:value="0.98662656545639" calcext:value-type="float">
            <text:p>0.9866265655</text:p>
          </table:table-cell>
          <table:table-cell table:number-columns-repeated="5"/>
          <table:table-cell office:value-type="float" office:value="0.953076183795929" calcext:value-type="float">
            <text:p>0.953076183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I219]+0.019" office:value-type="float" office:value="0.971783226966858" calcext:value-type="float">
            <text:p>0.971783227</text:p>
          </table:table-cell>
          <table:table-cell office:value-type="float" office:value="0.986045300960541" calcext:value-type="float">
            <text:p>0.986045301</text:p>
          </table:table-cell>
          <table:table-cell table:number-columns-repeated="5"/>
          <table:table-cell office:value-type="float" office:value="0.952783226966858" calcext:value-type="float">
            <text:p>0.95278322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I220]+0.019" office:value-type="float" office:value="0.970416015625" calcext:value-type="float">
            <text:p>0.9704160156</text:p>
          </table:table-cell>
          <table:table-cell office:value-type="float" office:value="0.986490964889526" calcext:value-type="float">
            <text:p>0.9864909649</text:p>
          </table:table-cell>
          <table:table-cell table:number-columns-repeated="5"/>
          <table:table-cell office:value-type="float" office:value="0.951416015625" calcext:value-type="float">
            <text:p>0.951416015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I221]+0.019" office:value-type="float" office:value="0.973443395137787" calcext:value-type="float">
            <text:p>0.9734433951</text:p>
          </table:table-cell>
          <table:table-cell office:value-type="float" office:value="0.986436665058136" calcext:value-type="float">
            <text:p>0.9864366651</text:p>
          </table:table-cell>
          <table:table-cell table:number-columns-repeated="5"/>
          <table:table-cell office:value-type="float" office:value="0.954443395137787" calcext:value-type="float">
            <text:p>0.954443395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I222]+0.019" office:value-type="float" office:value="0.969830101966858" calcext:value-type="float">
            <text:p>0.969830102</text:p>
          </table:table-cell>
          <table:table-cell office:value-type="float" office:value="0.986211895942688" calcext:value-type="float">
            <text:p>0.9862118959</text:p>
          </table:table-cell>
          <table:table-cell table:number-columns-repeated="5"/>
          <table:table-cell office:value-type="float" office:value="0.950830101966858" calcext:value-type="float">
            <text:p>0.950830102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I223]+0.019" office:value-type="float" office:value="0.966558581829071" calcext:value-type="float">
            <text:p>0.9665585818</text:p>
          </table:table-cell>
          <table:table-cell office:value-type="float" office:value="0.986343681812286" calcext:value-type="float">
            <text:p>0.9863436818</text:p>
          </table:table-cell>
          <table:table-cell table:number-columns-repeated="5"/>
          <table:table-cell office:value-type="float" office:value="0.947558581829071" calcext:value-type="float">
            <text:p>0.947558581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I224]+0.019" office:value-type="float" office:value="0.970074242591858" calcext:value-type="float">
            <text:p>0.9700742426</text:p>
          </table:table-cell>
          <table:table-cell office:value-type="float" office:value="0.986390173435211" calcext:value-type="float">
            <text:p>0.9863901734</text:p>
          </table:table-cell>
          <table:table-cell table:number-columns-repeated="5"/>
          <table:table-cell office:value-type="float" office:value="0.951074242591858" calcext:value-type="float">
            <text:p>0.951074242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I225]+0.019" office:value-type="float" office:value="0.972808605670929" calcext:value-type="float">
            <text:p>0.9728086057</text:p>
          </table:table-cell>
          <table:table-cell office:value-type="float" office:value="0.986324310302734" calcext:value-type="float">
            <text:p>0.9863243103</text:p>
          </table:table-cell>
          <table:table-cell table:number-columns-repeated="5"/>
          <table:table-cell office:value-type="float" office:value="0.953808605670929" calcext:value-type="float">
            <text:p>0.9538086057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I226]+0.019" office:value-type="float" office:value="0.970953113079071" calcext:value-type="float">
            <text:p>0.9709531131</text:p>
          </table:table-cell>
          <table:table-cell office:value-type="float" office:value="0.98661881685257" calcext:value-type="float">
            <text:p>0.9866188169</text:p>
          </table:table-cell>
          <table:table-cell table:number-columns-repeated="5"/>
          <table:table-cell office:value-type="float" office:value="0.951953113079071" calcext:value-type="float">
            <text:p>0.951953113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I227]+0.019" office:value-type="float" office:value="0.960357433795929" calcext:value-type="float">
            <text:p>0.9603574338</text:p>
          </table:table-cell>
          <table:table-cell office:value-type="float" office:value="0.986874580383301" calcext:value-type="float">
            <text:p>0.9868745804</text:p>
          </table:table-cell>
          <table:table-cell table:number-columns-repeated="5"/>
          <table:table-cell office:value-type="float" office:value="0.941357433795929" calcext:value-type="float">
            <text:p>0.941357433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I228]+0.019" office:value-type="float" office:value="0.97163671875" calcext:value-type="float">
            <text:p>0.9716367188</text:p>
          </table:table-cell>
          <table:table-cell office:value-type="float" office:value="0.98652195930481" calcext:value-type="float">
            <text:p>0.9865219593</text:p>
          </table:table-cell>
          <table:table-cell table:number-columns-repeated="5"/>
          <table:table-cell office:value-type="float" office:value="0.95263671875" calcext:value-type="float">
            <text:p>0.952636718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I229]+0.019" office:value-type="float" office:value="0.972662097454071" calcext:value-type="float">
            <text:p>0.9726620975</text:p>
          </table:table-cell>
          <table:table-cell office:value-type="float" office:value="0.986235201358795" calcext:value-type="float">
            <text:p>0.9862352014</text:p>
          </table:table-cell>
          <table:table-cell table:number-columns-repeated="5"/>
          <table:table-cell office:value-type="float" office:value="0.953662097454071" calcext:value-type="float">
            <text:p>0.953662097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I230]+0.019" office:value-type="float" office:value="0.974224633216858" calcext:value-type="float">
            <text:p>0.9742246332</text:p>
          </table:table-cell>
          <table:table-cell office:value-type="float" office:value="0.986727356910706" calcext:value-type="float">
            <text:p>0.9867273569</text:p>
          </table:table-cell>
          <table:table-cell table:number-columns-repeated="5"/>
          <table:table-cell office:value-type="float" office:value="0.955224633216858" calcext:value-type="float">
            <text:p>0.9552246332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I231]+0.019" office:value-type="float" office:value="0.972564465045929" calcext:value-type="float">
            <text:p>0.972564465</text:p>
          </table:table-cell>
          <table:table-cell office:value-type="float" office:value="0.986746728420258" calcext:value-type="float">
            <text:p>0.9867467284</text:p>
          </table:table-cell>
          <table:table-cell table:number-columns-repeated="5"/>
          <table:table-cell office:value-type="float" office:value="0.953564465045929" calcext:value-type="float">
            <text:p>0.95356446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I232]+0.019" office:value-type="float" office:value="0.972759789466858" calcext:value-type="float">
            <text:p>0.9727597895</text:p>
          </table:table-cell>
          <table:table-cell office:value-type="float" office:value="0.986843585968018" calcext:value-type="float">
            <text:p>0.986843586</text:p>
          </table:table-cell>
          <table:table-cell table:number-columns-repeated="5"/>
          <table:table-cell office:value-type="float" office:value="0.953759789466858" calcext:value-type="float">
            <text:p>0.953759789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I233]+0.019" office:value-type="float" office:value="0.971343761920929" calcext:value-type="float">
            <text:p>0.9713437619</text:p>
          </table:table-cell>
          <table:table-cell office:value-type="float" office:value="0.98687070608139" calcext:value-type="float">
            <text:p>0.9868707061</text:p>
          </table:table-cell>
          <table:table-cell table:number-columns-repeated="5"/>
          <table:table-cell office:value-type="float" office:value="0.952343761920929" calcext:value-type="float">
            <text:p>0.9523437619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I234]+0.019" office:value-type="float" office:value="0.971392578125" calcext:value-type="float">
            <text:p>0.9713925781</text:p>
          </table:table-cell>
          <table:table-cell office:value-type="float" office:value="0.986649811267853" calcext:value-type="float">
            <text:p>0.9866498113</text:p>
          </table:table-cell>
          <table:table-cell table:number-columns-repeated="5"/>
          <table:table-cell office:value-type="float" office:value="0.952392578125" calcext:value-type="float">
            <text:p>0.9523925781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I235]+0.019" office:value-type="float" office:value="0.96968359375" calcext:value-type="float">
            <text:p>0.9696835938</text:p>
          </table:table-cell>
          <table:table-cell office:value-type="float" office:value="0.986680805683136" calcext:value-type="float">
            <text:p>0.9866808057</text:p>
          </table:table-cell>
          <table:table-cell table:number-columns-repeated="5"/>
          <table:table-cell office:value-type="float" office:value="0.95068359375" calcext:value-type="float">
            <text:p>0.950683593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I236]+0.019" office:value-type="float" office:value="0.972271508216858" calcext:value-type="float">
            <text:p>0.9722715082</text:p>
          </table:table-cell>
          <table:table-cell office:value-type="float" office:value="0.986874580383301" calcext:value-type="float">
            <text:p>0.9868745804</text:p>
          </table:table-cell>
          <table:table-cell table:number-columns-repeated="5"/>
          <table:table-cell office:value-type="float" office:value="0.953271508216858" calcext:value-type="float">
            <text:p>0.9532715082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I237]+0.019" office:value-type="float" office:value="0.972125" calcext:value-type="float">
            <text:p>0.972125</text:p>
          </table:table-cell>
          <table:table-cell office:value-type="float" office:value="0.98686295747757" calcext:value-type="float">
            <text:p>0.9868629575</text:p>
          </table:table-cell>
          <table:table-cell table:number-columns-repeated="5"/>
          <table:table-cell office:value-type="float" office:value="0.953125" calcext:value-type="float">
            <text:p>0.95312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I238]+0.019" office:value-type="float" office:value="0.969927734375" calcext:value-type="float">
            <text:p>0.9699277344</text:p>
          </table:table-cell>
          <table:table-cell office:value-type="float" office:value="0.986824214458466" calcext:value-type="float">
            <text:p>0.9868242145</text:p>
          </table:table-cell>
          <table:table-cell table:number-columns-repeated="5"/>
          <table:table-cell office:value-type="float" office:value="0.950927734375" calcext:value-type="float">
            <text:p>0.9509277344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I239]+0.019" office:value-type="float" office:value="0.972759789466858" calcext:value-type="float">
            <text:p>0.9727597895</text:p>
          </table:table-cell>
          <table:table-cell office:value-type="float" office:value="0.986642062664032" calcext:value-type="float">
            <text:p>0.9866420627</text:p>
          </table:table-cell>
          <table:table-cell table:number-columns-repeated="5"/>
          <table:table-cell office:value-type="float" office:value="0.953759789466858" calcext:value-type="float">
            <text:p>0.9537597895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I240]+0.019" office:value-type="float" office:value="0.972076183795929" calcext:value-type="float">
            <text:p>0.9720761838</text:p>
          </table:table-cell>
          <table:table-cell office:value-type="float" office:value="0.986498713493347" calcext:value-type="float">
            <text:p>0.9864987135</text:p>
          </table:table-cell>
          <table:table-cell table:number-columns-repeated="5"/>
          <table:table-cell office:value-type="float" office:value="0.953076183795929" calcext:value-type="float">
            <text:p>0.953076183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I241]+0.019" office:value-type="float" office:value="0.971294945716858" calcext:value-type="float">
            <text:p>0.9712949457</text:p>
          </table:table-cell>
          <table:table-cell office:value-type="float" office:value="0.986952126026154" calcext:value-type="float">
            <text:p>0.986952126</text:p>
          </table:table-cell>
          <table:table-cell table:number-columns-repeated="5"/>
          <table:table-cell office:value-type="float" office:value="0.952294945716858" calcext:value-type="float">
            <text:p>0.9522949457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I242]+0.019" office:value-type="float" office:value="0.971978551387787" calcext:value-type="float">
            <text:p>0.9719785514</text:p>
          </table:table-cell>
          <table:table-cell office:value-type="float" office:value="0.98701411485672" calcext:value-type="float">
            <text:p>0.9870141149</text:p>
          </table:table-cell>
          <table:table-cell table:number-columns-repeated="5"/>
          <table:table-cell office:value-type="float" office:value="0.952978551387787" calcext:value-type="float">
            <text:p>0.9529785514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I243]+0.019" office:value-type="float" office:value="0.968755847454071" calcext:value-type="float">
            <text:p>0.9687558475</text:p>
          </table:table-cell>
          <table:table-cell office:value-type="float" office:value="0.986816465854645" calcext:value-type="float">
            <text:p>0.9868164659</text:p>
          </table:table-cell>
          <table:table-cell table:number-columns-repeated="5"/>
          <table:table-cell office:value-type="float" office:value="0.949755847454071" calcext:value-type="float">
            <text:p>0.9497558475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I244]+0.019" office:value-type="float" office:value="0.971490270137787" calcext:value-type="float">
            <text:p>0.9714902701</text:p>
          </table:table-cell>
          <table:table-cell office:value-type="float" office:value="0.986986994743347" calcext:value-type="float">
            <text:p>0.9869869947</text:p>
          </table:table-cell>
          <table:table-cell table:number-columns-repeated="5"/>
          <table:table-cell office:value-type="float" office:value="0.952490270137787" calcext:value-type="float">
            <text:p>0.952490270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I245]+0.019" office:value-type="float" office:value="0.972027367591858" calcext:value-type="float">
            <text:p>0.9720273676</text:p>
          </table:table-cell>
          <table:table-cell office:value-type="float" office:value="0.986940443515778" calcext:value-type="float">
            <text:p>0.9869404435</text:p>
          </table:table-cell>
          <table:table-cell table:number-columns-repeated="5"/>
          <table:table-cell office:value-type="float" office:value="0.953027367591858" calcext:value-type="float">
            <text:p>0.953027367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I246]+0.019" office:value-type="float" office:value="0.969585961341858" calcext:value-type="float">
            <text:p>0.9695859613</text:p>
          </table:table-cell>
          <table:table-cell office:value-type="float" office:value="0.986998617649078" calcext:value-type="float">
            <text:p>0.9869986176</text:p>
          </table:table-cell>
          <table:table-cell table:number-columns-repeated="5"/>
          <table:table-cell office:value-type="float" office:value="0.950585961341858" calcext:value-type="float">
            <text:p>0.950585961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I247]+0.019" office:value-type="float" office:value="0.973003930091858" calcext:value-type="float">
            <text:p>0.9730039301</text:p>
          </table:table-cell>
          <table:table-cell office:value-type="float" office:value="0.987308621406555" calcext:value-type="float">
            <text:p>0.9873086214</text:p>
          </table:table-cell>
          <table:table-cell table:number-columns-repeated="5"/>
          <table:table-cell office:value-type="float" office:value="0.954003930091858" calcext:value-type="float">
            <text:p>0.954003930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I248]+0.019" office:value-type="float" office:value="0.971929675579071" calcext:value-type="float">
            <text:p>0.9719296756</text:p>
          </table:table-cell>
          <table:table-cell office:value-type="float" office:value="0.986913323402405" calcext:value-type="float">
            <text:p>0.9869133234</text:p>
          </table:table-cell>
          <table:table-cell table:number-columns-repeated="5"/>
          <table:table-cell office:value-type="float" office:value="0.952929675579071" calcext:value-type="float">
            <text:p>0.952929675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I249]+0.019" office:value-type="float" office:value="0.973785168170929" calcext:value-type="float">
            <text:p>0.9737851682</text:p>
          </table:table-cell>
          <table:table-cell office:value-type="float" office:value="0.987176835536957" calcext:value-type="float">
            <text:p>0.9871768355</text:p>
          </table:table-cell>
          <table:table-cell table:number-columns-repeated="5"/>
          <table:table-cell office:value-type="float" office:value="0.954785168170929" calcext:value-type="float">
            <text:p>0.9547851682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I250]+0.019" office:value-type="float" office:value="0.972955113887787" calcext:value-type="float">
            <text:p>0.9729551139</text:p>
          </table:table-cell>
          <table:table-cell office:value-type="float" office:value="0.987285375595093" calcext:value-type="float">
            <text:p>0.9872853756</text:p>
          </table:table-cell>
          <table:table-cell table:number-columns-repeated="5"/>
          <table:table-cell office:value-type="float" office:value="0.953955113887787" calcext:value-type="float">
            <text:p>0.9539551139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I251]+0.019" office:value-type="float" office:value="0.971197253704071" calcext:value-type="float">
            <text:p>0.9711972537</text:p>
          </table:table-cell>
          <table:table-cell office:value-type="float" office:value="0.986754477024078" calcext:value-type="float">
            <text:p>0.986754477</text:p>
          </table:table-cell>
          <table:table-cell table:number-columns-repeated="5"/>
          <table:table-cell office:value-type="float" office:value="0.952197253704071" calcext:value-type="float">
            <text:p>0.952197253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I252]+0.019" office:value-type="float" office:value="0.970220691204071" calcext:value-type="float">
            <text:p>0.9702206912</text:p>
          </table:table-cell>
          <table:table-cell office:value-type="float" office:value="0.986777722835541" calcext:value-type="float">
            <text:p>0.9867777228</text:p>
          </table:table-cell>
          <table:table-cell table:number-columns-repeated="5"/>
          <table:table-cell office:value-type="float" office:value="0.951220691204071" calcext:value-type="float">
            <text:p>0.951220691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I253]+0.019" office:value-type="float" office:value="0.974761730670929" calcext:value-type="float">
            <text:p>0.9747617307</text:p>
          </table:table-cell>
          <table:table-cell office:value-type="float" office:value="0.987614750862122" calcext:value-type="float">
            <text:p>0.9876147509</text:p>
          </table:table-cell>
          <table:table-cell table:number-columns-repeated="5"/>
          <table:table-cell office:value-type="float" office:value="0.955761730670929" calcext:value-type="float">
            <text:p>0.955761730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I254]+0.019" office:value-type="float" office:value="0.971734410762787" calcext:value-type="float">
            <text:p>0.9717344108</text:p>
          </table:table-cell>
          <table:table-cell office:value-type="float" office:value="0.987029612064362" calcext:value-type="float">
            <text:p>0.9870296121</text:p>
          </table:table-cell>
          <table:table-cell table:number-columns-repeated="5"/>
          <table:table-cell office:value-type="float" office:value="0.952734410762787" calcext:value-type="float">
            <text:p>0.952734410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I255]+0.019" office:value-type="float" office:value="0.97163671875" calcext:value-type="float">
            <text:p>0.9716367188</text:p>
          </table:table-cell>
          <table:table-cell office:value-type="float" office:value="0.987145841121674" calcext:value-type="float">
            <text:p>0.9871458411</text:p>
          </table:table-cell>
          <table:table-cell table:number-columns-repeated="5"/>
          <table:table-cell office:value-type="float" office:value="0.95263671875" calcext:value-type="float">
            <text:p>0.9526367188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I256]+0.019" office:value-type="float" office:value="0.973394519329071" calcext:value-type="float">
            <text:p>0.9733945193</text:p>
          </table:table-cell>
          <table:table-cell office:value-type="float" office:value="0.987083852291107" calcext:value-type="float">
            <text:p>0.9870838523</text:p>
          </table:table-cell>
          <table:table-cell table:number-columns-repeated="5"/>
          <table:table-cell office:value-type="float" office:value="0.954394519329071" calcext:value-type="float">
            <text:p>0.9543945193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I257]+0.019" office:value-type="float" office:value="0.973345703125" calcext:value-type="float">
            <text:p>0.9733457031</text:p>
          </table:table-cell>
          <table:table-cell office:value-type="float" office:value="0.987266004085541" calcext:value-type="float">
            <text:p>0.9872660041</text:p>
          </table:table-cell>
          <table:table-cell table:number-columns-repeated="5"/>
          <table:table-cell office:value-type="float" office:value="0.954345703125" calcext:value-type="float">
            <text:p>0.954345703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I258]+0.019" office:value-type="float" office:value="0.973931676387787" calcext:value-type="float">
            <text:p>0.9739316764</text:p>
          </table:table-cell>
          <table:table-cell office:value-type="float" office:value="0.987289249897003" calcext:value-type="float">
            <text:p>0.9872892499</text:p>
          </table:table-cell>
          <table:table-cell table:number-columns-repeated="5"/>
          <table:table-cell office:value-type="float" office:value="0.954931676387787" calcext:value-type="float">
            <text:p>0.9549316764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I259]+0.019" office:value-type="float" office:value="0.969488269329071" calcext:value-type="float">
            <text:p>0.9694882693</text:p>
          </table:table-cell>
          <table:table-cell office:value-type="float" office:value="0.987180709838867" calcext:value-type="float">
            <text:p>0.9871807098</text:p>
          </table:table-cell>
          <table:table-cell table:number-columns-repeated="5"/>
          <table:table-cell office:value-type="float" office:value="0.950488269329071" calcext:value-type="float">
            <text:p>0.9504882693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I260]+0.019" office:value-type="float" office:value="0.972564465045929" calcext:value-type="float">
            <text:p>0.972564465</text:p>
          </table:table-cell>
          <table:table-cell office:value-type="float" office:value="0.987145841121674" calcext:value-type="float">
            <text:p>0.9871458411</text:p>
          </table:table-cell>
          <table:table-cell table:number-columns-repeated="5"/>
          <table:table-cell office:value-type="float" office:value="0.953564465045929" calcext:value-type="float">
            <text:p>0.95356446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I261]+0.019" office:value-type="float" office:value="0.972027367591858" calcext:value-type="float">
            <text:p>0.9720273676</text:p>
          </table:table-cell>
          <table:table-cell office:value-type="float" office:value="0.987242758274078" calcext:value-type="float">
            <text:p>0.9872427583</text:p>
          </table:table-cell>
          <table:table-cell table:number-columns-repeated="5"/>
          <table:table-cell office:value-type="float" office:value="0.953027367591858" calcext:value-type="float">
            <text:p>0.953027367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I262]+0.019" office:value-type="float" office:value="0.969341820716858" calcext:value-type="float">
            <text:p>0.9693418207</text:p>
          </table:table-cell>
          <table:table-cell office:value-type="float" office:value="0.987452030181885" calcext:value-type="float">
            <text:p>0.9874520302</text:p>
          </table:table-cell>
          <table:table-cell table:number-columns-repeated="5"/>
          <table:table-cell office:value-type="float" office:value="0.950341820716858" calcext:value-type="float">
            <text:p>0.9503418207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I263]+0.019" office:value-type="float" office:value="0.970806664466858" calcext:value-type="float">
            <text:p>0.9708066645</text:p>
          </table:table-cell>
          <table:table-cell office:value-type="float" office:value="0.987324118614197" calcext:value-type="float">
            <text:p>0.9873241186</text:p>
          </table:table-cell>
          <table:table-cell table:number-columns-repeated="5"/>
          <table:table-cell office:value-type="float" office:value="0.951806664466858" calcext:value-type="float">
            <text:p>0.951806664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I264]+0.019" office:value-type="float" office:value="0.970904296875" calcext:value-type="float">
            <text:p>0.9709042969</text:p>
          </table:table-cell>
          <table:table-cell office:value-type="float" office:value="0.987223386764526" calcext:value-type="float">
            <text:p>0.9872233868</text:p>
          </table:table-cell>
          <table:table-cell table:number-columns-repeated="5"/>
          <table:table-cell office:value-type="float" office:value="0.951904296875" calcext:value-type="float">
            <text:p>0.9519042969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I265]+0.019" office:value-type="float" office:value="0.96968359375" calcext:value-type="float">
            <text:p>0.9696835938</text:p>
          </table:table-cell>
          <table:table-cell office:value-type="float" office:value="0.987467527389526" calcext:value-type="float">
            <text:p>0.9874675274</text:p>
          </table:table-cell>
          <table:table-cell table:number-columns-repeated="5"/>
          <table:table-cell office:value-type="float" office:value="0.95068359375" calcext:value-type="float">
            <text:p>0.950683593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I266]+0.019" office:value-type="float" office:value="0.97358984375" calcext:value-type="float">
            <text:p>0.9735898438</text:p>
          </table:table-cell>
          <table:table-cell office:value-type="float" office:value="0.987269878387451" calcext:value-type="float">
            <text:p>0.9872698784</text:p>
          </table:table-cell>
          <table:table-cell table:number-columns-repeated="5"/>
          <table:table-cell office:value-type="float" office:value="0.95458984375" calcext:value-type="float">
            <text:p>0.9545898438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I267]+0.019" office:value-type="float" office:value="0.972662097454071" calcext:value-type="float">
            <text:p>0.9726620975</text:p>
          </table:table-cell>
          <table:table-cell office:value-type="float" office:value="0.987420976161957" calcext:value-type="float">
            <text:p>0.9874209762</text:p>
          </table:table-cell>
          <table:table-cell table:number-columns-repeated="5"/>
          <table:table-cell office:value-type="float" office:value="0.953662097454071" calcext:value-type="float">
            <text:p>0.953662097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I268]+0.019" office:value-type="float" office:value="0.971539086341858" calcext:value-type="float">
            <text:p>0.9715390863</text:p>
          </table:table-cell>
          <table:table-cell office:value-type="float" office:value="0.987405478954315" calcext:value-type="float">
            <text:p>0.987405479</text:p>
          </table:table-cell>
          <table:table-cell table:number-columns-repeated="5"/>
          <table:table-cell office:value-type="float" office:value="0.952539086341858" calcext:value-type="float">
            <text:p>0.9525390863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I269]+0.019" office:value-type="float" office:value="0.972808605670929" calcext:value-type="float">
            <text:p>0.9728086057</text:p>
          </table:table-cell>
          <table:table-cell office:value-type="float" office:value="0.987552762031555" calcext:value-type="float">
            <text:p>0.987552762</text:p>
          </table:table-cell>
          <table:table-cell table:number-columns-repeated="5"/>
          <table:table-cell office:value-type="float" office:value="0.953808605670929" calcext:value-type="float">
            <text:p>0.953808605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I270]+0.019" office:value-type="float" office:value="0.97261328125" calcext:value-type="float">
            <text:p>0.9726132813</text:p>
          </table:table-cell>
          <table:table-cell office:value-type="float" office:value="0.987300872802734" calcext:value-type="float">
            <text:p>0.9873008728</text:p>
          </table:table-cell>
          <table:table-cell table:number-columns-repeated="5"/>
          <table:table-cell office:value-type="float" office:value="0.95361328125" calcext:value-type="float">
            <text:p>0.9536132813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I271]+0.019" office:value-type="float" office:value="0.96821875" calcext:value-type="float">
            <text:p>0.96821875</text:p>
          </table:table-cell>
          <table:table-cell office:value-type="float" office:value="0.987335741519928" calcext:value-type="float">
            <text:p>0.9873357415</text:p>
          </table:table-cell>
          <table:table-cell table:number-columns-repeated="5"/>
          <table:table-cell office:value-type="float" office:value="0.94921875" calcext:value-type="float">
            <text:p>0.9492187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I272]+0.019" office:value-type="float" office:value="0.974761730670929" calcext:value-type="float">
            <text:p>0.9747617307</text:p>
          </table:table-cell>
          <table:table-cell office:value-type="float" office:value="0.987440407276154" calcext:value-type="float">
            <text:p>0.9874404073</text:p>
          </table:table-cell>
          <table:table-cell table:number-columns-repeated="5"/>
          <table:table-cell office:value-type="float" office:value="0.955761730670929" calcext:value-type="float">
            <text:p>0.955761730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I273]+0.019" office:value-type="float" office:value="0.973199254512787" calcext:value-type="float">
            <text:p>0.9731992545</text:p>
          </table:table-cell>
          <table:table-cell office:value-type="float" office:value="0.987514019012451" calcext:value-type="float">
            <text:p>0.987514019</text:p>
          </table:table-cell>
          <table:table-cell table:number-columns-repeated="5"/>
          <table:table-cell office:value-type="float" office:value="0.954199254512787" calcext:value-type="float">
            <text:p>0.9541992545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I274]+0.019" office:value-type="float" office:value="0.964214867591858" calcext:value-type="float">
            <text:p>0.9642148676</text:p>
          </table:table-cell>
          <table:table-cell office:value-type="float" office:value="0.987424850463867" calcext:value-type="float">
            <text:p>0.9874248505</text:p>
          </table:table-cell>
          <table:table-cell table:number-columns-repeated="5"/>
          <table:table-cell office:value-type="float" office:value="0.945214867591858" calcext:value-type="float">
            <text:p>0.945214867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I275]+0.019" office:value-type="float" office:value="0.972662097454071" calcext:value-type="float">
            <text:p>0.9726620975</text:p>
          </table:table-cell>
          <table:table-cell office:value-type="float" office:value="0.987475275993347" calcext:value-type="float">
            <text:p>0.987475276</text:p>
          </table:table-cell>
          <table:table-cell table:number-columns-repeated="5"/>
          <table:table-cell office:value-type="float" office:value="0.953662097454071" calcext:value-type="float">
            <text:p>0.953662097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I276]+0.019" office:value-type="float" office:value="0.967193371295929" calcext:value-type="float">
            <text:p>0.9671933713</text:p>
          </table:table-cell>
          <table:table-cell office:value-type="float" office:value="0.987944185733795" calcext:value-type="float">
            <text:p>0.9879441857</text:p>
          </table:table-cell>
          <table:table-cell table:number-columns-repeated="5"/>
          <table:table-cell office:value-type="float" office:value="0.948193371295929" calcext:value-type="float">
            <text:p>0.948193371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I277]+0.019" office:value-type="float" office:value="0.971880859375" calcext:value-type="float">
            <text:p>0.9718808594</text:p>
          </table:table-cell>
          <table:table-cell office:value-type="float" office:value="0.987529516220093" calcext:value-type="float">
            <text:p>0.9875295162</text:p>
          </table:table-cell>
          <table:table-cell table:number-columns-repeated="5"/>
          <table:table-cell office:value-type="float" office:value="0.952880859375" calcext:value-type="float">
            <text:p>0.952880859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I278]+0.019" office:value-type="float" office:value="0.972955113887787" calcext:value-type="float">
            <text:p>0.9729551139</text:p>
          </table:table-cell>
          <table:table-cell office:value-type="float" office:value="0.987572133541107" calcext:value-type="float">
            <text:p>0.9875721335</text:p>
          </table:table-cell>
          <table:table-cell table:number-columns-repeated="5"/>
          <table:table-cell office:value-type="float" office:value="0.953955113887787" calcext:value-type="float">
            <text:p>0.9539551139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I279]+0.019" office:value-type="float" office:value="0.972222692012787" calcext:value-type="float">
            <text:p>0.972222692</text:p>
          </table:table-cell>
          <table:table-cell office:value-type="float" office:value="0.987800776958466" calcext:value-type="float">
            <text:p>0.987800777</text:p>
          </table:table-cell>
          <table:table-cell table:number-columns-repeated="5"/>
          <table:table-cell office:value-type="float" office:value="0.953222692012787" calcext:value-type="float">
            <text:p>0.953222692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I280]+0.019" office:value-type="float" office:value="0.972759789466858" calcext:value-type="float">
            <text:p>0.9727597895</text:p>
          </table:table-cell>
          <table:table-cell office:value-type="float" office:value="0.987707793712616" calcext:value-type="float">
            <text:p>0.9877077937</text:p>
          </table:table-cell>
          <table:table-cell table:number-columns-repeated="5"/>
          <table:table-cell office:value-type="float" office:value="0.953759789466858" calcext:value-type="float">
            <text:p>0.953759789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I281]+0.019" office:value-type="float" office:value="0.973003930091858" calcext:value-type="float">
            <text:p>0.9730039301</text:p>
          </table:table-cell>
          <table:table-cell office:value-type="float" office:value="0.987874388694763" calcext:value-type="float">
            <text:p>0.9878743887</text:p>
          </table:table-cell>
          <table:table-cell table:number-columns-repeated="5"/>
          <table:table-cell office:value-type="float" office:value="0.954003930091858" calcext:value-type="float">
            <text:p>0.954003930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I282]+0.019" office:value-type="float" office:value="0.970464831829071" calcext:value-type="float">
            <text:p>0.9704648318</text:p>
          </table:table-cell>
          <table:table-cell office:value-type="float" office:value="0.987719416618347" calcext:value-type="float">
            <text:p>0.9877194166</text:p>
          </table:table-cell>
          <table:table-cell table:number-columns-repeated="5"/>
          <table:table-cell office:value-type="float" office:value="0.951464831829071" calcext:value-type="float">
            <text:p>0.9514648318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I283]+0.019" office:value-type="float" office:value="0.971050805091858" calcext:value-type="float">
            <text:p>0.9710508051</text:p>
          </table:table-cell>
          <table:table-cell office:value-type="float" office:value="0.988106906414032" calcext:value-type="float">
            <text:p>0.9881069064</text:p>
          </table:table-cell>
          <table:table-cell table:number-columns-repeated="5"/>
          <table:table-cell office:value-type="float" office:value="0.952050805091858" calcext:value-type="float">
            <text:p>0.952050805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I284]+0.019" office:value-type="float" office:value="0.97066015625" calcext:value-type="float">
            <text:p>0.9706601563</text:p>
          </table:table-cell>
          <table:table-cell office:value-type="float" office:value="0.988196074962616" calcext:value-type="float">
            <text:p>0.988196075</text:p>
          </table:table-cell>
          <table:table-cell table:number-columns-repeated="5"/>
          <table:table-cell office:value-type="float" office:value="0.95166015625" calcext:value-type="float">
            <text:p>0.951660156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I285]+0.019" office:value-type="float" office:value="0.972466832637787" calcext:value-type="float">
            <text:p>0.9724668326</text:p>
          </table:table-cell>
          <table:table-cell office:value-type="float" office:value="0.987874388694763" calcext:value-type="float">
            <text:p>0.9878743887</text:p>
          </table:table-cell>
          <table:table-cell table:number-columns-repeated="5"/>
          <table:table-cell office:value-type="float" office:value="0.953466832637787" calcext:value-type="float">
            <text:p>0.953466832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I286]+0.019" office:value-type="float" office:value="0.971246129512787" calcext:value-type="float">
            <text:p>0.9712461295</text:p>
          </table:table-cell>
          <table:table-cell office:value-type="float" office:value="0.987979054450989" calcext:value-type="float">
            <text:p>0.9879790545</text:p>
          </table:table-cell>
          <table:table-cell table:number-columns-repeated="5"/>
          <table:table-cell office:value-type="float" office:value="0.952246129512787" calcext:value-type="float">
            <text:p>0.952246129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I287]+0.019" office:value-type="float" office:value="0.972515648841858" calcext:value-type="float">
            <text:p>0.9725156488</text:p>
          </table:table-cell>
          <table:table-cell office:value-type="float" office:value="0.987975180149078" calcext:value-type="float">
            <text:p>0.9879751801</text:p>
          </table:table-cell>
          <table:table-cell table:number-columns-repeated="5"/>
          <table:table-cell office:value-type="float" office:value="0.953515648841858" calcext:value-type="float">
            <text:p>0.9535156488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I288]+0.019" office:value-type="float" office:value="0.971978551387787" calcext:value-type="float">
            <text:p>0.9719785514</text:p>
          </table:table-cell>
          <table:table-cell office:value-type="float" office:value="0.987579882144928" calcext:value-type="float">
            <text:p>0.9875798821</text:p>
          </table:table-cell>
          <table:table-cell table:number-columns-repeated="5"/>
          <table:table-cell office:value-type="float" office:value="0.952978551387787" calcext:value-type="float">
            <text:p>0.9529785514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I289]+0.019" office:value-type="float" office:value="0.974468773841858" calcext:value-type="float">
            <text:p>0.9744687738</text:p>
          </table:table-cell>
          <table:table-cell office:value-type="float" office:value="0.988048791885376" calcext:value-type="float">
            <text:p>0.9880487919</text:p>
          </table:table-cell>
          <table:table-cell table:number-columns-repeated="5"/>
          <table:table-cell office:value-type="float" office:value="0.955468773841858" calcext:value-type="float">
            <text:p>0.9554687738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I290]+0.019" office:value-type="float" office:value="0.973541027545929" calcext:value-type="float">
            <text:p>0.9735410275</text:p>
          </table:table-cell>
          <table:table-cell office:value-type="float" office:value="0.987769782543182" calcext:value-type="float">
            <text:p>0.9877697825</text:p>
          </table:table-cell>
          <table:table-cell table:number-columns-repeated="5"/>
          <table:table-cell office:value-type="float" office:value="0.954541027545929" calcext:value-type="float">
            <text:p>0.954541027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I291]+0.019" office:value-type="float" office:value="0.972076183795929" calcext:value-type="float">
            <text:p>0.9720761838</text:p>
          </table:table-cell>
          <table:table-cell office:value-type="float" office:value="0.987979054450989" calcext:value-type="float">
            <text:p>0.9879790545</text:p>
          </table:table-cell>
          <table:table-cell table:number-columns-repeated="5"/>
          <table:table-cell office:value-type="float" office:value="0.953076183795929" calcext:value-type="float">
            <text:p>0.953076183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I292]+0.019" office:value-type="float" office:value="0.972125" calcext:value-type="float">
            <text:p>0.972125</text:p>
          </table:table-cell>
          <table:table-cell office:value-type="float" office:value="0.987804651260376" calcext:value-type="float">
            <text:p>0.9878046513</text:p>
          </table:table-cell>
          <table:table-cell table:number-columns-repeated="5"/>
          <table:table-cell office:value-type="float" office:value="0.953125" calcext:value-type="float">
            <text:p>0.95312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I293]+0.019" office:value-type="float" office:value="0.974810546875" calcext:value-type="float">
            <text:p>0.9748105469</text:p>
          </table:table-cell>
          <table:table-cell office:value-type="float" office:value="0.988110780715942" calcext:value-type="float">
            <text:p>0.9881107807</text:p>
          </table:table-cell>
          <table:table-cell table:number-columns-repeated="5"/>
          <table:table-cell office:value-type="float" office:value="0.955810546875" calcext:value-type="float">
            <text:p>0.9558105469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I294]+0.019" office:value-type="float" office:value="0.973736351966858" calcext:value-type="float">
            <text:p>0.973736352</text:p>
          </table:table-cell>
          <table:table-cell office:value-type="float" office:value="0.988502204418182" calcext:value-type="float">
            <text:p>0.9885022044</text:p>
          </table:table-cell>
          <table:table-cell table:number-columns-repeated="5"/>
          <table:table-cell office:value-type="float" office:value="0.954736351966858" calcext:value-type="float">
            <text:p>0.95473635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I295]+0.019" office:value-type="float" office:value="0.971294945716858" calcext:value-type="float">
            <text:p>0.9712949457</text:p>
          </table:table-cell>
          <table:table-cell office:value-type="float" office:value="0.98799455165863" calcext:value-type="float">
            <text:p>0.9879945517</text:p>
          </table:table-cell>
          <table:table-cell table:number-columns-repeated="5"/>
          <table:table-cell office:value-type="float" office:value="0.952294945716858" calcext:value-type="float">
            <text:p>0.9522949457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I296]+0.019" office:value-type="float" office:value="0.975103503704071" calcext:value-type="float">
            <text:p>0.9751035037</text:p>
          </table:table-cell>
          <table:table-cell office:value-type="float" office:value="0.98798680305481" calcext:value-type="float">
            <text:p>0.9879868031</text:p>
          </table:table-cell>
          <table:table-cell table:number-columns-repeated="5"/>
          <table:table-cell office:value-type="float" office:value="0.956103503704071" calcext:value-type="float">
            <text:p>0.956103503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I297]+0.019" office:value-type="float" office:value="0.975884801387787" calcext:value-type="float">
            <text:p>0.9758848014</text:p>
          </table:table-cell>
          <table:table-cell office:value-type="float" office:value="0.98784339427948" calcext:value-type="float">
            <text:p>0.9878433943</text:p>
          </table:table-cell>
          <table:table-cell table:number-columns-repeated="5"/>
          <table:table-cell office:value-type="float" office:value="0.956884801387787" calcext:value-type="float">
            <text:p>0.9568848014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I298]+0.019" office:value-type="float" office:value="0.973150378704071" calcext:value-type="float">
            <text:p>0.9731503787</text:p>
          </table:table-cell>
          <table:table-cell office:value-type="float" office:value="0.988246440887451" calcext:value-type="float">
            <text:p>0.9882464409</text:p>
          </table:table-cell>
          <table:table-cell table:number-columns-repeated="5"/>
          <table:table-cell office:value-type="float" office:value="0.954150378704071" calcext:value-type="float">
            <text:p>0.954150378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I299]+0.019" office:value-type="float" office:value="0.965582019329071" calcext:value-type="float">
            <text:p>0.9655820193</text:p>
          </table:table-cell>
          <table:table-cell office:value-type="float" office:value="0.988025546073914" calcext:value-type="float">
            <text:p>0.9880255461</text:p>
          </table:table-cell>
          <table:table-cell table:number-columns-repeated="5"/>
          <table:table-cell office:value-type="float" office:value="0.946582019329071" calcext:value-type="float">
            <text:p>0.946582019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I300]+0.019" office:value-type="float" office:value="0.971099621295929" calcext:value-type="float">
            <text:p>0.9710996213</text:p>
          </table:table-cell>
          <table:table-cell office:value-type="float" office:value="0.988285183906555" calcext:value-type="float">
            <text:p>0.9882851839</text:p>
          </table:table-cell>
          <table:table-cell table:number-columns-repeated="5"/>
          <table:table-cell office:value-type="float" office:value="0.952099621295929" calcext:value-type="float">
            <text:p>0.9520996213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I301]+0.019" office:value-type="float" office:value="0.972076183795929" calcext:value-type="float">
            <text:p>0.9720761838</text:p>
          </table:table-cell>
          <table:table-cell office:value-type="float" office:value="0.988161146640778" calcext:value-type="float">
            <text:p>0.9881611466</text:p>
          </table:table-cell>
          <table:table-cell table:number-columns-repeated="5"/>
          <table:table-cell office:value-type="float" office:value="0.953076183795929" calcext:value-type="float">
            <text:p>0.953076183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I302]+0.019" office:value-type="float" office:value="0.976128942012787" calcext:value-type="float">
            <text:p>0.976128942</text:p>
          </table:table-cell>
          <table:table-cell office:value-type="float" office:value="0.989622116088867" calcext:value-type="float">
            <text:p>0.9896221161</text:p>
          </table:table-cell>
          <table:table-cell table:number-columns-repeated="5"/>
          <table:table-cell office:value-type="float" office:value="0.957128942012787" calcext:value-type="float">
            <text:p>0.957128942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I303]+0.019" office:value-type="float" office:value="0.977593785762787" calcext:value-type="float">
            <text:p>0.9775937858</text:p>
          </table:table-cell>
          <table:table-cell office:value-type="float" office:value="0.98994767665863" calcext:value-type="float">
            <text:p>0.9899476767</text:p>
          </table:table-cell>
          <table:table-cell table:number-columns-repeated="5"/>
          <table:table-cell office:value-type="float" office:value="0.958593785762787" calcext:value-type="float">
            <text:p>0.9585937858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I304]+0.019" office:value-type="float" office:value="0.976177758216858" calcext:value-type="float">
            <text:p>0.9761777582</text:p>
          </table:table-cell>
          <table:table-cell office:value-type="float" office:value="0.990269303321838" calcext:value-type="float">
            <text:p>0.9902693033</text:p>
          </table:table-cell>
          <table:table-cell table:number-columns-repeated="5"/>
          <table:table-cell office:value-type="float" office:value="0.957177758216858" calcext:value-type="float">
            <text:p>0.957177758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I305]+0.019" office:value-type="float" office:value="0.978082067012787" calcext:value-type="float">
            <text:p>0.978082067</text:p>
          </table:table-cell>
          <table:table-cell office:value-type="float" office:value="0.990370094776154" calcext:value-type="float">
            <text:p>0.9903700948</text:p>
          </table:table-cell>
          <table:table-cell table:number-columns-repeated="5"/>
          <table:table-cell office:value-type="float" office:value="0.959082067012787" calcext:value-type="float">
            <text:p>0.959082067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I306]+0.019" office:value-type="float" office:value="0.977837926387787" calcext:value-type="float">
            <text:p>0.9778379264</text:p>
          </table:table-cell>
          <table:table-cell office:value-type="float" office:value="0.990397214889526" calcext:value-type="float">
            <text:p>0.9903972149</text:p>
          </table:table-cell>
          <table:table-cell table:number-columns-repeated="5"/>
          <table:table-cell office:value-type="float" office:value="0.958837926387787" calcext:value-type="float">
            <text:p>0.958837926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I307]+0.019" office:value-type="float" office:value="0.977740234375" calcext:value-type="float">
            <text:p>0.9777402344</text:p>
          </table:table-cell>
          <table:table-cell office:value-type="float" office:value="0.990277051925659" calcext:value-type="float">
            <text:p>0.9902770519</text:p>
          </table:table-cell>
          <table:table-cell table:number-columns-repeated="5"/>
          <table:table-cell office:value-type="float" office:value="0.958740234375" calcext:value-type="float">
            <text:p>0.9587402344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I308]+0.019" office:value-type="float" office:value="0.976128942012787" calcext:value-type="float">
            <text:p>0.976128942</text:p>
          </table:table-cell>
          <table:table-cell office:value-type="float" office:value="0.990726590156555" calcext:value-type="float">
            <text:p>0.9907265902</text:p>
          </table:table-cell>
          <table:table-cell table:number-columns-repeated="5"/>
          <table:table-cell office:value-type="float" office:value="0.957128942012787" calcext:value-type="float">
            <text:p>0.957128942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I309]+0.019" office:value-type="float" office:value="0.975591784954071" calcext:value-type="float">
            <text:p>0.975591785</text:p>
          </table:table-cell>
          <table:table-cell office:value-type="float" office:value="0.99053281545639" calcext:value-type="float">
            <text:p>0.9905328155</text:p>
          </table:table-cell>
          <table:table-cell table:number-columns-repeated="5"/>
          <table:table-cell office:value-type="float" office:value="0.956591784954071" calcext:value-type="float">
            <text:p>0.95659178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I310]+0.019" office:value-type="float" office:value="0.976812488079071" calcext:value-type="float">
            <text:p>0.9768124881</text:p>
          </table:table-cell>
          <table:table-cell office:value-type="float" office:value="0.990602552890778" calcext:value-type="float">
            <text:p>0.9906025529</text:p>
          </table:table-cell>
          <table:table-cell table:number-columns-repeated="5"/>
          <table:table-cell office:value-type="float" office:value="0.957812488079071" calcext:value-type="float">
            <text:p>0.957812488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I311]+0.019" office:value-type="float" office:value="0.977349645137787" calcext:value-type="float">
            <text:p>0.9773496451</text:p>
          </table:table-cell>
          <table:table-cell office:value-type="float" office:value="0.99077695608139" calcext:value-type="float">
            <text:p>0.9907769561</text:p>
          </table:table-cell>
          <table:table-cell table:number-columns-repeated="5"/>
          <table:table-cell office:value-type="float" office:value="0.958349645137787" calcext:value-type="float">
            <text:p>0.958349645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I312]+0.019" office:value-type="float" office:value="0.976470715045929" calcext:value-type="float">
            <text:p>0.976470715</text:p>
          </table:table-cell>
          <table:table-cell office:value-type="float" office:value="0.990625858306885" calcext:value-type="float">
            <text:p>0.9906258583</text:p>
          </table:table-cell>
          <table:table-cell table:number-columns-repeated="5"/>
          <table:table-cell office:value-type="float" office:value="0.957470715045929" calcext:value-type="float">
            <text:p>0.95747071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I313]+0.019" office:value-type="float" office:value="0.977056628704071" calcext:value-type="float">
            <text:p>0.9770566287</text:p>
          </table:table-cell>
          <table:table-cell office:value-type="float" office:value="0.990807950496674" calcext:value-type="float">
            <text:p>0.9908079505</text:p>
          </table:table-cell>
          <table:table-cell table:number-columns-repeated="5"/>
          <table:table-cell office:value-type="float" office:value="0.958056628704071" calcext:value-type="float">
            <text:p>0.958056628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I314]+0.019" office:value-type="float" office:value="0.976861363887787" calcext:value-type="float">
            <text:p>0.9768613639</text:p>
          </table:table-cell>
          <table:table-cell office:value-type="float" office:value="0.990931987762451" calcext:value-type="float">
            <text:p>0.9909319878</text:p>
          </table:table-cell>
          <table:table-cell table:number-columns-repeated="5"/>
          <table:table-cell office:value-type="float" office:value="0.957861363887787" calcext:value-type="float">
            <text:p>0.9578613639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I315]+0.019" office:value-type="float" office:value="0.977789050579071" calcext:value-type="float">
            <text:p>0.9777890506</text:p>
          </table:table-cell>
          <table:table-cell office:value-type="float" office:value="0.990633606910706" calcext:value-type="float">
            <text:p>0.9906336069</text:p>
          </table:table-cell>
          <table:table-cell table:number-columns-repeated="5"/>
          <table:table-cell office:value-type="float" office:value="0.958789050579071" calcext:value-type="float">
            <text:p>0.958789050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I316]+0.019" office:value-type="float" office:value="0.974761730670929" calcext:value-type="float">
            <text:p>0.9747617307</text:p>
          </table:table-cell>
          <table:table-cell office:value-type="float" office:value="0.990575432777405" calcext:value-type="float">
            <text:p>0.9905754328</text:p>
          </table:table-cell>
          <table:table-cell table:number-columns-repeated="5"/>
          <table:table-cell office:value-type="float" office:value="0.955761730670929" calcext:value-type="float">
            <text:p>0.955761730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I317]+0.019" office:value-type="float" office:value="0.976714855670929" calcext:value-type="float">
            <text:p>0.9767148557</text:p>
          </table:table-cell>
          <table:table-cell office:value-type="float" office:value="0.990757584571838" calcext:value-type="float">
            <text:p>0.9907575846</text:p>
          </table:table-cell>
          <table:table-cell table:number-columns-repeated="5"/>
          <table:table-cell office:value-type="float" office:value="0.957714855670929" calcext:value-type="float">
            <text:p>0.9577148557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I318]+0.019" office:value-type="float" office:value="0.977154320716858" calcext:value-type="float">
            <text:p>0.9771543207</text:p>
          </table:table-cell>
          <table:table-cell office:value-type="float" office:value="0.990986227989197" calcext:value-type="float">
            <text:p>0.990986228</text:p>
          </table:table-cell>
          <table:table-cell table:number-columns-repeated="5"/>
          <table:table-cell office:value-type="float" office:value="0.958154320716858" calcext:value-type="float">
            <text:p>0.958154320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I319]+0.019" office:value-type="float" office:value="0.976568347454071" calcext:value-type="float">
            <text:p>0.9765683475</text:p>
          </table:table-cell>
          <table:table-cell office:value-type="float" office:value="0.990838944911957" calcext:value-type="float">
            <text:p>0.9908389449</text:p>
          </table:table-cell>
          <table:table-cell table:number-columns-repeated="5"/>
          <table:table-cell office:value-type="float" office:value="0.957568347454071" calcext:value-type="float">
            <text:p>0.957568347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I320]+0.019" office:value-type="float" office:value="0.975005871295929" calcext:value-type="float">
            <text:p>0.9750058713</text:p>
          </table:table-cell>
          <table:table-cell office:value-type="float" office:value="0.99076920747757" calcext:value-type="float">
            <text:p>0.9907692075</text:p>
          </table:table-cell>
          <table:table-cell table:number-columns-repeated="5"/>
          <table:table-cell office:value-type="float" office:value="0.956005871295929" calcext:value-type="float">
            <text:p>0.956005871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I321]+0.019" office:value-type="float" office:value="0.977886742591858" calcext:value-type="float">
            <text:p>0.9778867426</text:p>
          </table:table-cell>
          <table:table-cell office:value-type="float" office:value="0.991102516651154" calcext:value-type="float">
            <text:p>0.9911025167</text:p>
          </table:table-cell>
          <table:table-cell table:number-columns-repeated="5"/>
          <table:table-cell office:value-type="float" office:value="0.958886742591858" calcext:value-type="float">
            <text:p>0.958886742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I322]+0.019" office:value-type="float" office:value="0.977691418170929" calcext:value-type="float">
            <text:p>0.9776914182</text:p>
          </table:table-cell>
          <table:table-cell office:value-type="float" office:value="0.991203248500824" calcext:value-type="float">
            <text:p>0.9912032485</text:p>
          </table:table-cell>
          <table:table-cell table:number-columns-repeated="5"/>
          <table:table-cell office:value-type="float" office:value="0.958691418170929" calcext:value-type="float">
            <text:p>0.9586914182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I323]+0.019" office:value-type="float" office:value="0.975591784954071" calcext:value-type="float">
            <text:p>0.975591785</text:p>
          </table:table-cell>
          <table:table-cell office:value-type="float" office:value="0.991036593914032" calcext:value-type="float">
            <text:p>0.9910365939</text:p>
          </table:table-cell>
          <table:table-cell table:number-columns-repeated="5"/>
          <table:table-cell office:value-type="float" office:value="0.956591784954071" calcext:value-type="float">
            <text:p>0.95659178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I324]+0.019" office:value-type="float" office:value="0.974859363079071" calcext:value-type="float">
            <text:p>0.9748593631</text:p>
          </table:table-cell>
          <table:table-cell office:value-type="float" office:value="0.991152882575989" calcext:value-type="float">
            <text:p>0.9911528826</text:p>
          </table:table-cell>
          <table:table-cell table:number-columns-repeated="5"/>
          <table:table-cell office:value-type="float" office:value="0.955859363079071" calcext:value-type="float">
            <text:p>0.9558593631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I325]+0.019" office:value-type="float" office:value="0.977789050579071" calcext:value-type="float">
            <text:p>0.9777890506</text:p>
          </table:table-cell>
          <table:table-cell office:value-type="float" office:value="0.991222620010376" calcext:value-type="float">
            <text:p>0.99122262</text:p>
          </table:table-cell>
          <table:table-cell table:number-columns-repeated="5"/>
          <table:table-cell office:value-type="float" office:value="0.958789050579071" calcext:value-type="float">
            <text:p>0.958789050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I326]+0.019" office:value-type="float" office:value="0.977154320716858" calcext:value-type="float">
            <text:p>0.9771543207</text:p>
          </table:table-cell>
          <table:table-cell office:value-type="float" office:value="0.990997850894928" calcext:value-type="float">
            <text:p>0.9909978509</text:p>
          </table:table-cell>
          <table:table-cell table:number-columns-repeated="5"/>
          <table:table-cell office:value-type="float" office:value="0.958154320716858" calcext:value-type="float">
            <text:p>0.958154320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I327]+0.019" office:value-type="float" office:value="0.975396520137787" calcext:value-type="float">
            <text:p>0.9753965201</text:p>
          </table:table-cell>
          <table:table-cell office:value-type="float" office:value="0.991230368614197" calcext:value-type="float">
            <text:p>0.9912303686</text:p>
          </table:table-cell>
          <table:table-cell table:number-columns-repeated="5"/>
          <table:table-cell office:value-type="float" office:value="0.956396520137787" calcext:value-type="float">
            <text:p>0.9563965201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I328]+0.019" office:value-type="float" office:value="0.977984375" calcext:value-type="float">
            <text:p>0.977984375</text:p>
          </table:table-cell>
          <table:table-cell office:value-type="float" office:value="0.990811824798584" calcext:value-type="float">
            <text:p>0.9908118248</text:p>
          </table:table-cell>
          <table:table-cell table:number-columns-repeated="5"/>
          <table:table-cell office:value-type="float" office:value="0.958984375" calcext:value-type="float">
            <text:p>0.95898437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I329]+0.019" office:value-type="float" office:value="0.974419957637787" calcext:value-type="float">
            <text:p>0.9744199576</text:p>
          </table:table-cell>
          <table:table-cell office:value-type="float" office:value="0.991183876991272" calcext:value-type="float">
            <text:p>0.991183877</text:p>
          </table:table-cell>
          <table:table-cell table:number-columns-repeated="5"/>
          <table:table-cell office:value-type="float" office:value="0.955419957637787" calcext:value-type="float">
            <text:p>0.955419957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I330]+0.019" office:value-type="float" office:value="0.977789050579071" calcext:value-type="float">
            <text:p>0.9777890506</text:p>
          </table:table-cell>
          <table:table-cell office:value-type="float" office:value="0.990970730781555" calcext:value-type="float">
            <text:p>0.9909707308</text:p>
          </table:table-cell>
          <table:table-cell table:number-columns-repeated="5"/>
          <table:table-cell office:value-type="float" office:value="0.958789050579071" calcext:value-type="float">
            <text:p>0.958789050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I331]+0.019" office:value-type="float" office:value="0.976177758216858" calcext:value-type="float">
            <text:p>0.9761777582</text:p>
          </table:table-cell>
          <table:table-cell office:value-type="float" office:value="0.99116063117981" calcext:value-type="float">
            <text:p>0.9911606312</text:p>
          </table:table-cell>
          <table:table-cell table:number-columns-repeated="5"/>
          <table:table-cell office:value-type="float" office:value="0.957177758216858" calcext:value-type="float">
            <text:p>0.957177758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I332]+0.019" office:value-type="float" office:value="0.9770078125" calcext:value-type="float">
            <text:p>0.9770078125</text:p>
          </table:table-cell>
          <table:table-cell office:value-type="float" office:value="0.990990102291107" calcext:value-type="float">
            <text:p>0.9909901023</text:p>
          </table:table-cell>
          <table:table-cell table:number-columns-repeated="5"/>
          <table:table-cell office:value-type="float" office:value="0.9580078125" calcext:value-type="float">
            <text:p>0.958007812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I333]+0.019" office:value-type="float" office:value="0.977544909954071" calcext:value-type="float">
            <text:p>0.97754491</text:p>
          </table:table-cell>
          <table:table-cell office:value-type="float" office:value="0.991350531578064" calcext:value-type="float">
            <text:p>0.9913505316</text:p>
          </table:table-cell>
          <table:table-cell table:number-columns-repeated="5"/>
          <table:table-cell office:value-type="float" office:value="0.958544909954071" calcext:value-type="float">
            <text:p>0.95854491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I334]+0.019" office:value-type="float" office:value="0.977203136920929" calcext:value-type="float">
            <text:p>0.9772031369</text:p>
          </table:table-cell>
          <table:table-cell office:value-type="float" office:value="0.991334974765778" calcext:value-type="float">
            <text:p>0.9913349748</text:p>
          </table:table-cell>
          <table:table-cell table:number-columns-repeated="5"/>
          <table:table-cell office:value-type="float" office:value="0.958203136920929" calcext:value-type="float">
            <text:p>0.9582031369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I335]+0.019" office:value-type="float" office:value="0.976812488079071" calcext:value-type="float">
            <text:p>0.9768124881</text:p>
          </table:table-cell>
          <table:table-cell office:value-type="float" office:value="0.991280734539032" calcext:value-type="float">
            <text:p>0.9912807345</text:p>
          </table:table-cell>
          <table:table-cell table:number-columns-repeated="5"/>
          <table:table-cell office:value-type="float" office:value="0.957812488079071" calcext:value-type="float">
            <text:p>0.9578124881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I336]+0.019" office:value-type="float" office:value="0.977935558795929" calcext:value-type="float">
            <text:p>0.9779355588</text:p>
          </table:table-cell>
          <table:table-cell office:value-type="float" office:value="0.991094708442688" calcext:value-type="float">
            <text:p>0.9910947084</text:p>
          </table:table-cell>
          <table:table-cell table:number-columns-repeated="5"/>
          <table:table-cell office:value-type="float" office:value="0.958935558795929" calcext:value-type="float">
            <text:p>0.9589355588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I337]+0.019" office:value-type="float" office:value="0.978423840045929" calcext:value-type="float">
            <text:p>0.97842384</text:p>
          </table:table-cell>
          <table:table-cell office:value-type="float" office:value="0.991133511066437" calcext:value-type="float">
            <text:p>0.9911335111</text:p>
          </table:table-cell>
          <table:table-cell table:number-columns-repeated="5"/>
          <table:table-cell office:value-type="float" office:value="0.959423840045929" calcext:value-type="float">
            <text:p>0.9594238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I338]+0.019" office:value-type="float" office:value="0.97749609375" calcext:value-type="float">
            <text:p>0.9774960938</text:p>
          </table:table-cell>
          <table:table-cell office:value-type="float" office:value="0.991079211235046" calcext:value-type="float">
            <text:p>0.9910792112</text:p>
          </table:table-cell>
          <table:table-cell table:number-columns-repeated="5"/>
          <table:table-cell office:value-type="float" office:value="0.95849609375" calcext:value-type="float">
            <text:p>0.9584960938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I339]+0.019" office:value-type="float" office:value="0.977398461341858" calcext:value-type="float">
            <text:p>0.9773984613</text:p>
          </table:table-cell>
          <table:table-cell office:value-type="float" office:value="0.991342782974243" calcext:value-type="float">
            <text:p>0.991342783</text:p>
          </table:table-cell>
          <table:table-cell table:number-columns-repeated="5"/>
          <table:table-cell office:value-type="float" office:value="0.958398461341858" calcext:value-type="float">
            <text:p>0.958398461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I340]+0.019" office:value-type="float" office:value="0.976958996295929" calcext:value-type="float">
            <text:p>0.9769589963</text:p>
          </table:table-cell>
          <table:table-cell office:value-type="float" office:value="0.991311728954315" calcext:value-type="float">
            <text:p>0.991311729</text:p>
          </table:table-cell>
          <table:table-cell table:number-columns-repeated="5"/>
          <table:table-cell office:value-type="float" office:value="0.957958996295929" calcext:value-type="float">
            <text:p>0.957958996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I341]+0.019" office:value-type="float" office:value="0.976568347454071" calcext:value-type="float">
            <text:p>0.9765683475</text:p>
          </table:table-cell>
          <table:table-cell office:value-type="float" office:value="0.991137385368347" calcext:value-type="float">
            <text:p>0.9911373854</text:p>
          </table:table-cell>
          <table:table-cell table:number-columns-repeated="5"/>
          <table:table-cell office:value-type="float" office:value="0.957568347454071" calcext:value-type="float">
            <text:p>0.957568347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I342]+0.019" office:value-type="float" office:value="0.976275390625" calcext:value-type="float">
            <text:p>0.9762753906</text:p>
          </table:table-cell>
          <table:table-cell office:value-type="float" office:value="0.991354405879974" calcext:value-type="float">
            <text:p>0.9913544059</text:p>
          </table:table-cell>
          <table:table-cell table:number-columns-repeated="5"/>
          <table:table-cell office:value-type="float" office:value="0.957275390625" calcext:value-type="float">
            <text:p>0.9572753906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I343]+0.019" office:value-type="float" office:value="0.976617223262787" calcext:value-type="float">
            <text:p>0.9766172233</text:p>
          </table:table-cell>
          <table:table-cell office:value-type="float" office:value="0.991307854652405" calcext:value-type="float">
            <text:p>0.9913078547</text:p>
          </table:table-cell>
          <table:table-cell table:number-columns-repeated="5"/>
          <table:table-cell office:value-type="float" office:value="0.957617223262787" calcext:value-type="float">
            <text:p>0.9576172233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I344]+0.019" office:value-type="float" office:value="0.976958996295929" calcext:value-type="float">
            <text:p>0.9769589963</text:p>
          </table:table-cell>
          <table:table-cell office:value-type="float" office:value="0.991369903087616" calcext:value-type="float">
            <text:p>0.9913699031</text:p>
          </table:table-cell>
          <table:table-cell table:number-columns-repeated="5"/>
          <table:table-cell office:value-type="float" office:value="0.957958996295929" calcext:value-type="float">
            <text:p>0.957958996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I345]+0.019" office:value-type="float" office:value="0.977349645137787" calcext:value-type="float">
            <text:p>0.9773496451</text:p>
          </table:table-cell>
          <table:table-cell office:value-type="float" office:value="0.991381525993347" calcext:value-type="float">
            <text:p>0.991381526</text:p>
          </table:table-cell>
          <table:table-cell table:number-columns-repeated="5"/>
          <table:table-cell office:value-type="float" office:value="0.958349645137787" calcext:value-type="float">
            <text:p>0.9583496451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I346]+0.019" office:value-type="float" office:value="0.979009753704071" calcext:value-type="float">
            <text:p>0.9790097537</text:p>
          </table:table-cell>
          <table:table-cell office:value-type="float" office:value="0.991400897502899" calcext:value-type="float">
            <text:p>0.9914008975</text:p>
          </table:table-cell>
          <table:table-cell table:number-columns-repeated="5"/>
          <table:table-cell office:value-type="float" office:value="0.960009753704071" calcext:value-type="float">
            <text:p>0.960009753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I347]+0.019" office:value-type="float" office:value="0.976763671875" calcext:value-type="float">
            <text:p>0.9767636719</text:p>
          </table:table-cell>
          <table:table-cell office:value-type="float" office:value="0.991459012031555" calcext:value-type="float">
            <text:p>0.991459012</text:p>
          </table:table-cell>
          <table:table-cell table:number-columns-repeated="5"/>
          <table:table-cell office:value-type="float" office:value="0.957763671875" calcext:value-type="float">
            <text:p>0.9577636719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I348]+0.019" office:value-type="float" office:value="0.975005871295929" calcext:value-type="float">
            <text:p>0.9750058713</text:p>
          </table:table-cell>
          <table:table-cell office:value-type="float" office:value="0.99141252040863" calcext:value-type="float">
            <text:p>0.9914125204</text:p>
          </table:table-cell>
          <table:table-cell table:number-columns-repeated="5"/>
          <table:table-cell office:value-type="float" office:value="0.956005871295929" calcext:value-type="float">
            <text:p>0.9560058713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I349]+0.019" office:value-type="float" office:value="0.976861363887787" calcext:value-type="float">
            <text:p>0.9768613639</text:p>
          </table:table-cell>
          <table:table-cell office:value-type="float" office:value="0.991734147071838" calcext:value-type="float">
            <text:p>0.9917341471</text:p>
          </table:table-cell>
          <table:table-cell table:number-columns-repeated="5"/>
          <table:table-cell office:value-type="float" office:value="0.957861363887787" calcext:value-type="float">
            <text:p>0.957861363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I350]+0.019" office:value-type="float" office:value="0.976470715045929" calcext:value-type="float">
            <text:p>0.976470715</text:p>
          </table:table-cell>
          <table:table-cell office:value-type="float" office:value="0.991373777389526" calcext:value-type="float">
            <text:p>0.9913737774</text:p>
          </table:table-cell>
          <table:table-cell table:number-columns-repeated="5"/>
          <table:table-cell office:value-type="float" office:value="0.957470715045929" calcext:value-type="float">
            <text:p>0.95747071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I351]+0.019" office:value-type="float" office:value="0.974468773841858" calcext:value-type="float">
            <text:p>0.9744687738</text:p>
          </table:table-cell>
          <table:table-cell office:value-type="float" office:value="0.991459012031555" calcext:value-type="float">
            <text:p>0.991459012</text:p>
          </table:table-cell>
          <table:table-cell table:number-columns-repeated="5"/>
          <table:table-cell office:value-type="float" office:value="0.955468773841858" calcext:value-type="float">
            <text:p>0.955468773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I352]+0.019" office:value-type="float" office:value="0.976617223262787" calcext:value-type="float">
            <text:p>0.9766172233</text:p>
          </table:table-cell>
          <table:table-cell office:value-type="float" office:value="0.991536498069763" calcext:value-type="float">
            <text:p>0.9915364981</text:p>
          </table:table-cell>
          <table:table-cell table:number-columns-repeated="5"/>
          <table:table-cell office:value-type="float" office:value="0.957617223262787" calcext:value-type="float">
            <text:p>0.957617223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I353]+0.019" office:value-type="float" office:value="0.975152379512787" calcext:value-type="float">
            <text:p>0.9751523795</text:p>
          </table:table-cell>
          <table:table-cell office:value-type="float" office:value="0.991594672203064" calcext:value-type="float">
            <text:p>0.9915946722</text:p>
          </table:table-cell>
          <table:table-cell table:number-columns-repeated="5"/>
          <table:table-cell office:value-type="float" office:value="0.956152379512787" calcext:value-type="float">
            <text:p>0.956152379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I354]+0.019" office:value-type="float" office:value="0.977349645137787" calcext:value-type="float">
            <text:p>0.9773496451</text:p>
          </table:table-cell>
          <table:table-cell office:value-type="float" office:value="0.991548120975494" calcext:value-type="float">
            <text:p>0.991548121</text:p>
          </table:table-cell>
          <table:table-cell table:number-columns-repeated="5"/>
          <table:table-cell office:value-type="float" office:value="0.958349645137787" calcext:value-type="float">
            <text:p>0.9583496451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I355]+0.019" office:value-type="float" office:value="0.975835925579071" calcext:value-type="float">
            <text:p>0.9758359256</text:p>
          </table:table-cell>
          <table:table-cell office:value-type="float" office:value="0.991428017616272" calcext:value-type="float">
            <text:p>0.9914280176</text:p>
          </table:table-cell>
          <table:table-cell table:number-columns-repeated="5"/>
          <table:table-cell office:value-type="float" office:value="0.956835925579071" calcext:value-type="float">
            <text:p>0.956835925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I356]+0.019" office:value-type="float" office:value="0.976226574420929" calcext:value-type="float">
            <text:p>0.9762265744</text:p>
          </table:table-cell>
          <table:table-cell office:value-type="float" office:value="0.991660535335541" calcext:value-type="float">
            <text:p>0.9916605353</text:p>
          </table:table-cell>
          <table:table-cell table:number-columns-repeated="5"/>
          <table:table-cell office:value-type="float" office:value="0.957226574420929" calcext:value-type="float">
            <text:p>0.957226574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I357]+0.019" office:value-type="float" office:value="0.978033191204071" calcext:value-type="float">
            <text:p>0.9780331912</text:p>
          </table:table-cell>
          <table:table-cell office:value-type="float" office:value="0.991664409637451" calcext:value-type="float">
            <text:p>0.9916644096</text:p>
          </table:table-cell>
          <table:table-cell table:number-columns-repeated="5"/>
          <table:table-cell office:value-type="float" office:value="0.959033191204071" calcext:value-type="float">
            <text:p>0.9590331912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I358]+0.019" office:value-type="float" office:value="0.977251953125" calcext:value-type="float">
            <text:p>0.9772519531</text:p>
          </table:table-cell>
          <table:table-cell office:value-type="float" office:value="0.991633415222168" calcext:value-type="float">
            <text:p>0.9916334152</text:p>
          </table:table-cell>
          <table:table-cell table:number-columns-repeated="5"/>
          <table:table-cell office:value-type="float" office:value="0.958251953125" calcext:value-type="float">
            <text:p>0.9582519531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I359]+0.019" office:value-type="float" office:value="0.977251953125" calcext:value-type="float">
            <text:p>0.9772519531</text:p>
          </table:table-cell>
          <table:table-cell office:value-type="float" office:value="0.991784512996674" calcext:value-type="float">
            <text:p>0.991784513</text:p>
          </table:table-cell>
          <table:table-cell table:number-columns-repeated="5"/>
          <table:table-cell office:value-type="float" office:value="0.958251953125" calcext:value-type="float">
            <text:p>0.958251953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I360]+0.019" office:value-type="float" office:value="0.976910180091858" calcext:value-type="float">
            <text:p>0.9769101801</text:p>
          </table:table-cell>
          <table:table-cell office:value-type="float" office:value="0.991889178752899" calcext:value-type="float">
            <text:p>0.9918891788</text:p>
          </table:table-cell>
          <table:table-cell table:number-columns-repeated="5"/>
          <table:table-cell office:value-type="float" office:value="0.957910180091858" calcext:value-type="float">
            <text:p>0.957910180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I361]+0.019" office:value-type="float" office:value="0.975152379512787" calcext:value-type="float">
            <text:p>0.9751523795</text:p>
          </table:table-cell>
          <table:table-cell office:value-type="float" office:value="0.991602420806885" calcext:value-type="float">
            <text:p>0.9916024208</text:p>
          </table:table-cell>
          <table:table-cell table:number-columns-repeated="5"/>
          <table:table-cell office:value-type="float" office:value="0.956152379512787" calcext:value-type="float">
            <text:p>0.956152379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I362]+0.019" office:value-type="float" office:value="0.975982433795929" calcext:value-type="float">
            <text:p>0.9759824338</text:p>
          </table:table-cell>
          <table:table-cell office:value-type="float" office:value="0.991424143314362" calcext:value-type="float">
            <text:p>0.9914241433</text:p>
          </table:table-cell>
          <table:table-cell table:number-columns-repeated="5"/>
          <table:table-cell office:value-type="float" office:value="0.956982433795929" calcext:value-type="float">
            <text:p>0.956982433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I363]+0.019" office:value-type="float" office:value="0.977398461341858" calcext:value-type="float">
            <text:p>0.9773984613</text:p>
          </table:table-cell>
          <table:table-cell office:value-type="float" office:value="0.991470634937286" calcext:value-type="float">
            <text:p>0.9914706349</text:p>
          </table:table-cell>
          <table:table-cell table:number-columns-repeated="5"/>
          <table:table-cell office:value-type="float" office:value="0.958398461341858" calcext:value-type="float">
            <text:p>0.9583984613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I364]+0.019" office:value-type="float" office:value="0.976128942012787" calcext:value-type="float">
            <text:p>0.976128942</text:p>
          </table:table-cell>
          <table:table-cell office:value-type="float" office:value="0.991679906845093" calcext:value-type="float">
            <text:p>0.9916799068</text:p>
          </table:table-cell>
          <table:table-cell table:number-columns-repeated="5"/>
          <table:table-cell office:value-type="float" office:value="0.957128942012787" calcext:value-type="float">
            <text:p>0.95712894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I365]+0.019" office:value-type="float" office:value="0.976421898841858" calcext:value-type="float">
            <text:p>0.9764218988</text:p>
          </table:table-cell>
          <table:table-cell office:value-type="float" office:value="0.991617918014526" calcext:value-type="float">
            <text:p>0.991617918</text:p>
          </table:table-cell>
          <table:table-cell table:number-columns-repeated="5"/>
          <table:table-cell office:value-type="float" office:value="0.957421898841858" calcext:value-type="float">
            <text:p>0.9574218988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I366]+0.019" office:value-type="float" office:value="0.971929675579071" calcext:value-type="float">
            <text:p>0.9719296756</text:p>
          </table:table-cell>
          <table:table-cell office:value-type="float" office:value="0.991683781147003" calcext:value-type="float">
            <text:p>0.9916837811</text:p>
          </table:table-cell>
          <table:table-cell table:number-columns-repeated="5"/>
          <table:table-cell office:value-type="float" office:value="0.952929675579071" calcext:value-type="float">
            <text:p>0.9529296756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I367]+0.019" office:value-type="float" office:value="0.975396520137787" calcext:value-type="float">
            <text:p>0.9753965201</text:p>
          </table:table-cell>
          <table:table-cell office:value-type="float" office:value="0.991807758808136" calcext:value-type="float">
            <text:p>0.9918077588</text:p>
          </table:table-cell>
          <table:table-cell table:number-columns-repeated="5"/>
          <table:table-cell office:value-type="float" office:value="0.956396520137787" calcext:value-type="float">
            <text:p>0.956396520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I368]+0.019" office:value-type="float" office:value="0.977349645137787" calcext:value-type="float">
            <text:p>0.9773496451</text:p>
          </table:table-cell>
          <table:table-cell office:value-type="float" office:value="0.991738021373749" calcext:value-type="float">
            <text:p>0.9917380214</text:p>
          </table:table-cell>
          <table:table-cell table:number-columns-repeated="5"/>
          <table:table-cell office:value-type="float" office:value="0.958349645137787" calcext:value-type="float">
            <text:p>0.958349645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I369]+0.019" office:value-type="float" office:value="0.978423840045929" calcext:value-type="float">
            <text:p>0.97842384</text:p>
          </table:table-cell>
          <table:table-cell office:value-type="float" office:value="0.991904675960541" calcext:value-type="float">
            <text:p>0.991904676</text:p>
          </table:table-cell>
          <table:table-cell table:number-columns-repeated="5"/>
          <table:table-cell office:value-type="float" office:value="0.959423840045929" calcext:value-type="float">
            <text:p>0.9594238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I370]+0.019" office:value-type="float" office:value="0.977642601966858" calcext:value-type="float">
            <text:p>0.977642602</text:p>
          </table:table-cell>
          <table:table-cell office:value-type="float" office:value="0.991664409637451" calcext:value-type="float">
            <text:p>0.9916644096</text:p>
          </table:table-cell>
          <table:table-cell table:number-columns-repeated="5"/>
          <table:table-cell office:value-type="float" office:value="0.958642601966858" calcext:value-type="float">
            <text:p>0.958642602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I371]+0.019" office:value-type="float" office:value="0.975640660762787" calcext:value-type="float">
            <text:p>0.9756406608</text:p>
          </table:table-cell>
          <table:table-cell office:value-type="float" office:value="0.991687655448914" calcext:value-type="float">
            <text:p>0.9916876554</text:p>
          </table:table-cell>
          <table:table-cell table:number-columns-repeated="5"/>
          <table:table-cell office:value-type="float" office:value="0.956640660762787" calcext:value-type="float">
            <text:p>0.9566406608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I372]+0.019" office:value-type="float" office:value="0.97456640625" calcext:value-type="float">
            <text:p>0.9745664063</text:p>
          </table:table-cell>
          <table:table-cell office:value-type="float" office:value="0.99174576997757" calcext:value-type="float">
            <text:p>0.99174577</text:p>
          </table:table-cell>
          <table:table-cell table:number-columns-repeated="5"/>
          <table:table-cell office:value-type="float" office:value="0.95556640625" calcext:value-type="float">
            <text:p>0.955566406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I373]+0.019" office:value-type="float" office:value="0.975591784954071" calcext:value-type="float">
            <text:p>0.975591785</text:p>
          </table:table-cell>
          <table:table-cell office:value-type="float" office:value="0.991761267185211" calcext:value-type="float">
            <text:p>0.9917612672</text:p>
          </table:table-cell>
          <table:table-cell table:number-columns-repeated="5"/>
          <table:table-cell office:value-type="float" office:value="0.956591784954071" calcext:value-type="float">
            <text:p>0.95659178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I374]+0.019" office:value-type="float" office:value="0.977593785762787" calcext:value-type="float">
            <text:p>0.9775937858</text:p>
          </table:table-cell>
          <table:table-cell office:value-type="float" office:value="0.991834938526154" calcext:value-type="float">
            <text:p>0.9918349385</text:p>
          </table:table-cell>
          <table:table-cell table:number-columns-repeated="5"/>
          <table:table-cell office:value-type="float" office:value="0.958593785762787" calcext:value-type="float">
            <text:p>0.9585937858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I375]+0.019" office:value-type="float" office:value="0.975787109375" calcext:value-type="float">
            <text:p>0.9757871094</text:p>
          </table:table-cell>
          <table:table-cell office:value-type="float" office:value="0.99190080165863" calcext:value-type="float">
            <text:p>0.9919008017</text:p>
          </table:table-cell>
          <table:table-cell table:number-columns-repeated="5"/>
          <table:table-cell office:value-type="float" office:value="0.956787109375" calcext:value-type="float">
            <text:p>0.956787109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I376]+0.019" office:value-type="float" office:value="0.976373082637787" calcext:value-type="float">
            <text:p>0.9763730826</text:p>
          </table:table-cell>
          <table:table-cell office:value-type="float" office:value="0.991974413394928" calcext:value-type="float">
            <text:p>0.9919744134</text:p>
          </table:table-cell>
          <table:table-cell table:number-columns-repeated="5"/>
          <table:table-cell office:value-type="float" office:value="0.957373082637787" calcext:value-type="float">
            <text:p>0.9573730826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I377]+0.019" office:value-type="float" office:value="0.977642601966858" calcext:value-type="float">
            <text:p>0.977642602</text:p>
          </table:table-cell>
          <table:table-cell office:value-type="float" office:value="0.991869807243347" calcext:value-type="float">
            <text:p>0.9918698072</text:p>
          </table:table-cell>
          <table:table-cell table:number-columns-repeated="5"/>
          <table:table-cell office:value-type="float" office:value="0.958642601966858" calcext:value-type="float">
            <text:p>0.958642602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I378]+0.019" office:value-type="float" office:value="0.975396520137787" calcext:value-type="float">
            <text:p>0.9753965201</text:p>
          </table:table-cell>
          <table:table-cell office:value-type="float" office:value="0.991958916187286" calcext:value-type="float">
            <text:p>0.9919589162</text:p>
          </table:table-cell>
          <table:table-cell table:number-columns-repeated="5"/>
          <table:table-cell office:value-type="float" office:value="0.956396520137787" calcext:value-type="float">
            <text:p>0.9563965201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I379]+0.019" office:value-type="float" office:value="0.977740234375" calcext:value-type="float">
            <text:p>0.9777402344</text:p>
          </table:table-cell>
          <table:table-cell office:value-type="float" office:value="0.991823256015778" calcext:value-type="float">
            <text:p>0.991823256</text:p>
          </table:table-cell>
          <table:table-cell table:number-columns-repeated="5"/>
          <table:table-cell office:value-type="float" office:value="0.958740234375" calcext:value-type="float">
            <text:p>0.9587402344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I380]+0.019" office:value-type="float" office:value="0.976568347454071" calcext:value-type="float">
            <text:p>0.9765683475</text:p>
          </table:table-cell>
          <table:table-cell office:value-type="float" office:value="0.99199765920639" calcext:value-type="float">
            <text:p>0.9919976592</text:p>
          </table:table-cell>
          <table:table-cell table:number-columns-repeated="5"/>
          <table:table-cell office:value-type="float" office:value="0.957568347454071" calcext:value-type="float">
            <text:p>0.957568347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I381]+0.019" office:value-type="float" office:value="0.977398461341858" calcext:value-type="float">
            <text:p>0.9773984613</text:p>
          </table:table-cell>
          <table:table-cell office:value-type="float" office:value="0.991838812828064" calcext:value-type="float">
            <text:p>0.9918388128</text:p>
          </table:table-cell>
          <table:table-cell table:number-columns-repeated="5"/>
          <table:table-cell office:value-type="float" office:value="0.958398461341858" calcext:value-type="float">
            <text:p>0.9583984613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I382]+0.019" office:value-type="float" office:value="0.976910180091858" calcext:value-type="float">
            <text:p>0.9769101801</text:p>
          </table:table-cell>
          <table:table-cell office:value-type="float" office:value="0.991842687129974" calcext:value-type="float">
            <text:p>0.9918426871</text:p>
          </table:table-cell>
          <table:table-cell table:number-columns-repeated="5"/>
          <table:table-cell office:value-type="float" office:value="0.957910180091858" calcext:value-type="float">
            <text:p>0.957910180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I383]+0.019" office:value-type="float" office:value="0.97651953125" calcext:value-type="float">
            <text:p>0.9765195313</text:p>
          </table:table-cell>
          <table:table-cell office:value-type="float" office:value="0.991869807243347" calcext:value-type="float">
            <text:p>0.9918698072</text:p>
          </table:table-cell>
          <table:table-cell table:number-columns-repeated="5"/>
          <table:table-cell office:value-type="float" office:value="0.95751953125" calcext:value-type="float">
            <text:p>0.957519531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I384]+0.019" office:value-type="float" office:value="0.975445336341858" calcext:value-type="float">
            <text:p>0.9754453363</text:p>
          </table:table-cell>
          <table:table-cell office:value-type="float" office:value="0.99190080165863" calcext:value-type="float">
            <text:p>0.9919008017</text:p>
          </table:table-cell>
          <table:table-cell table:number-columns-repeated="5"/>
          <table:table-cell office:value-type="float" office:value="0.956445336341858" calcext:value-type="float">
            <text:p>0.9564453363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I385]+0.019" office:value-type="float" office:value="0.977642601966858" calcext:value-type="float">
            <text:p>0.977642602</text:p>
          </table:table-cell>
          <table:table-cell office:value-type="float" office:value="0.991846561431885" calcext:value-type="float">
            <text:p>0.9918465614</text:p>
          </table:table-cell>
          <table:table-cell table:number-columns-repeated="5"/>
          <table:table-cell office:value-type="float" office:value="0.958642601966858" calcext:value-type="float">
            <text:p>0.958642602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I386]+0.019" office:value-type="float" office:value="0.976128942012787" calcext:value-type="float">
            <text:p>0.976128942</text:p>
          </table:table-cell>
          <table:table-cell office:value-type="float" office:value="0.991885304450989" calcext:value-type="float">
            <text:p>0.9918853045</text:p>
          </table:table-cell>
          <table:table-cell table:number-columns-repeated="5"/>
          <table:table-cell office:value-type="float" office:value="0.957128942012787" calcext:value-type="float">
            <text:p>0.95712894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I387]+0.019" office:value-type="float" office:value="0.976470715045929" calcext:value-type="float">
            <text:p>0.976470715</text:p>
          </table:table-cell>
          <table:table-cell office:value-type="float" office:value="0.992040276527405" calcext:value-type="float">
            <text:p>0.9920402765</text:p>
          </table:table-cell>
          <table:table-cell table:number-columns-repeated="5"/>
          <table:table-cell office:value-type="float" office:value="0.957470715045929" calcext:value-type="float">
            <text:p>0.95747071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I388]+0.019" office:value-type="float" office:value="0.976470715045929" calcext:value-type="float">
            <text:p>0.976470715</text:p>
          </table:table-cell>
          <table:table-cell office:value-type="float" office:value="0.992082953453064" calcext:value-type="float">
            <text:p>0.9920829535</text:p>
          </table:table-cell>
          <table:table-cell table:number-columns-repeated="5"/>
          <table:table-cell office:value-type="float" office:value="0.957470715045929" calcext:value-type="float">
            <text:p>0.95747071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I389]+0.019" office:value-type="float" office:value="0.975494152545929" calcext:value-type="float">
            <text:p>0.9754941525</text:p>
          </table:table-cell>
          <table:table-cell office:value-type="float" office:value="0.99199765920639" calcext:value-type="float">
            <text:p>0.9919976592</text:p>
          </table:table-cell>
          <table:table-cell table:number-columns-repeated="5"/>
          <table:table-cell office:value-type="float" office:value="0.956494152545929" calcext:value-type="float">
            <text:p>0.956494152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I390]+0.019" office:value-type="float" office:value="0.977642601966858" calcext:value-type="float">
            <text:p>0.977642602</text:p>
          </table:table-cell>
          <table:table-cell office:value-type="float" office:value="0.992048025131226" calcext:value-type="float">
            <text:p>0.9920480251</text:p>
          </table:table-cell>
          <table:table-cell table:number-columns-repeated="5"/>
          <table:table-cell office:value-type="float" office:value="0.958642601966858" calcext:value-type="float">
            <text:p>0.958642602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I391]+0.019" office:value-type="float" office:value="0.976324206829071" calcext:value-type="float">
            <text:p>0.9763242068</text:p>
          </table:table-cell>
          <table:table-cell office:value-type="float" office:value="0.991974413394928" calcext:value-type="float">
            <text:p>0.9919744134</text:p>
          </table:table-cell>
          <table:table-cell table:number-columns-repeated="5"/>
          <table:table-cell office:value-type="float" office:value="0.957324206829071" calcext:value-type="float">
            <text:p>0.957324206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I392]+0.019" office:value-type="float" office:value="0.975494152545929" calcext:value-type="float">
            <text:p>0.9754941525</text:p>
          </table:table-cell>
          <table:table-cell office:value-type="float" office:value="0.992110073566437" calcext:value-type="float">
            <text:p>0.9921100736</text:p>
          </table:table-cell>
          <table:table-cell table:number-columns-repeated="5"/>
          <table:table-cell office:value-type="float" office:value="0.956494152545929" calcext:value-type="float">
            <text:p>0.956494152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I393]+0.019" office:value-type="float" office:value="0.977398461341858" calcext:value-type="float">
            <text:p>0.9773984613</text:p>
          </table:table-cell>
          <table:table-cell office:value-type="float" office:value="0.992063522338867" calcext:value-type="float">
            <text:p>0.9920635223</text:p>
          </table:table-cell>
          <table:table-cell table:number-columns-repeated="5"/>
          <table:table-cell office:value-type="float" office:value="0.958398461341858" calcext:value-type="float">
            <text:p>0.958398461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I394]+0.019" office:value-type="float" office:value="0.976080066204071" calcext:value-type="float">
            <text:p>0.9760800662</text:p>
          </table:table-cell>
          <table:table-cell office:value-type="float" office:value="0.992210805416107" calcext:value-type="float">
            <text:p>0.9922108054</text:p>
          </table:table-cell>
          <table:table-cell table:number-columns-repeated="5"/>
          <table:table-cell office:value-type="float" office:value="0.957080066204071" calcext:value-type="float">
            <text:p>0.9570800662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I395]+0.019" office:value-type="float" office:value="0.975738293170929" calcext:value-type="float">
            <text:p>0.9757382932</text:p>
          </table:table-cell>
          <table:table-cell office:value-type="float" office:value="0.991951167583466" calcext:value-type="float">
            <text:p>0.9919511676</text:p>
          </table:table-cell>
          <table:table-cell table:number-columns-repeated="5"/>
          <table:table-cell office:value-type="float" office:value="0.956738293170929" calcext:value-type="float">
            <text:p>0.9567382932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I396]+0.019" office:value-type="float" office:value="0.976568347454071" calcext:value-type="float">
            <text:p>0.9765683475</text:p>
          </table:table-cell>
          <table:table-cell office:value-type="float" office:value="0.992133319377899" calcext:value-type="float">
            <text:p>0.9921333194</text:p>
          </table:table-cell>
          <table:table-cell table:number-columns-repeated="5"/>
          <table:table-cell office:value-type="float" office:value="0.957568347454071" calcext:value-type="float">
            <text:p>0.957568347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I397]+0.019" office:value-type="float" office:value="0.976861363887787" calcext:value-type="float">
            <text:p>0.9768613639</text:p>
          </table:table-cell>
          <table:table-cell office:value-type="float" office:value="0.992063522338867" calcext:value-type="float">
            <text:p>0.9920635223</text:p>
          </table:table-cell>
          <table:table-cell table:number-columns-repeated="5"/>
          <table:table-cell office:value-type="float" office:value="0.957861363887787" calcext:value-type="float">
            <text:p>0.957861363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I398]+0.019" office:value-type="float" office:value="0.977740234375" calcext:value-type="float">
            <text:p>0.9777402344</text:p>
          </table:table-cell>
          <table:table-cell office:value-type="float" office:value="0.99214106798172" calcext:value-type="float">
            <text:p>0.992141068</text:p>
          </table:table-cell>
          <table:table-cell table:number-columns-repeated="5"/>
          <table:table-cell office:value-type="float" office:value="0.958740234375" calcext:value-type="float">
            <text:p>0.9587402344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I399]+0.019" office:value-type="float" office:value="0.976177758216858" calcext:value-type="float">
            <text:p>0.9761777582</text:p>
          </table:table-cell>
          <table:table-cell office:value-type="float" office:value="0.992373585700989" calcext:value-type="float">
            <text:p>0.9923735857</text:p>
          </table:table-cell>
          <table:table-cell table:number-columns-repeated="5"/>
          <table:table-cell office:value-type="float" office:value="0.957177758216858" calcext:value-type="float">
            <text:p>0.9571777582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I400]+0.019" office:value-type="float" office:value="0.976080066204071" calcext:value-type="float">
            <text:p>0.9760800662</text:p>
          </table:table-cell>
          <table:table-cell office:value-type="float" office:value="0.991958916187286" calcext:value-type="float">
            <text:p>0.9919589162</text:p>
          </table:table-cell>
          <table:table-cell table:number-columns-repeated="5"/>
          <table:table-cell office:value-type="float" office:value="0.957080066204071" calcext:value-type="float">
            <text:p>0.9570800662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I401]+0.019" office:value-type="float" office:value="0.977886742591858" calcext:value-type="float">
            <text:p>0.9778867426</text:p>
          </table:table-cell>
          <table:table-cell office:value-type="float" office:value="0.992230176925659" calcext:value-type="float">
            <text:p>0.9922301769</text:p>
          </table:table-cell>
          <table:table-cell table:number-columns-repeated="5"/>
          <table:table-cell office:value-type="float" office:value="0.958886742591858" calcext:value-type="float">
            <text:p>0.958886742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I402]+0.019" office:value-type="float" office:value="0.976812488079071" calcext:value-type="float">
            <text:p>0.9768124881</text:p>
          </table:table-cell>
          <table:table-cell office:value-type="float" office:value="0.992106199264526" calcext:value-type="float">
            <text:p>0.9921061993</text:p>
          </table:table-cell>
          <table:table-cell table:number-columns-repeated="5"/>
          <table:table-cell office:value-type="float" office:value="0.957812488079071" calcext:value-type="float">
            <text:p>0.9578124881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I403]+0.019" office:value-type="float" office:value="0.977447277545929" calcext:value-type="float">
            <text:p>0.9774472775</text:p>
          </table:table-cell>
          <table:table-cell office:value-type="float" office:value="0.992377460002899" calcext:value-type="float">
            <text:p>0.99237746</text:p>
          </table:table-cell>
          <table:table-cell table:number-columns-repeated="5"/>
          <table:table-cell office:value-type="float" office:value="0.958447277545929" calcext:value-type="float">
            <text:p>0.958447277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I404]+0.019" office:value-type="float" office:value="0.977593785762787" calcext:value-type="float">
            <text:p>0.9775937858</text:p>
          </table:table-cell>
          <table:table-cell office:value-type="float" office:value="0.991982161998749" calcext:value-type="float">
            <text:p>0.991982162</text:p>
          </table:table-cell>
          <table:table-cell table:number-columns-repeated="5"/>
          <table:table-cell office:value-type="float" office:value="0.958593785762787" calcext:value-type="float">
            <text:p>0.9585937858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I405]+0.019" office:value-type="float" office:value="0.977349645137787" calcext:value-type="float">
            <text:p>0.9773496451</text:p>
          </table:table-cell>
          <table:table-cell office:value-type="float" office:value="0.992458820343018" calcext:value-type="float">
            <text:p>0.9924588203</text:p>
          </table:table-cell>
          <table:table-cell table:number-columns-repeated="5"/>
          <table:table-cell office:value-type="float" office:value="0.958349645137787" calcext:value-type="float">
            <text:p>0.958349645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I406]+0.019" office:value-type="float" office:value="0.976958996295929" calcext:value-type="float">
            <text:p>0.9769589963</text:p>
          </table:table-cell>
          <table:table-cell office:value-type="float" office:value="0.992110073566437" calcext:value-type="float">
            <text:p>0.9921100736</text:p>
          </table:table-cell>
          <table:table-cell table:number-columns-repeated="5"/>
          <table:table-cell office:value-type="float" office:value="0.957958996295929" calcext:value-type="float">
            <text:p>0.9579589963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I407]+0.019" office:value-type="float" office:value="0.977300769329071" calcext:value-type="float">
            <text:p>0.9773007693</text:p>
          </table:table-cell>
          <table:table-cell office:value-type="float" office:value="0.992253422737122" calcext:value-type="float">
            <text:p>0.9922534227</text:p>
          </table:table-cell>
          <table:table-cell table:number-columns-repeated="5"/>
          <table:table-cell office:value-type="float" office:value="0.958300769329071" calcext:value-type="float">
            <text:p>0.958300769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I408]+0.019" office:value-type="float" office:value="0.976080066204071" calcext:value-type="float">
            <text:p>0.9760800662</text:p>
          </table:table-cell>
          <table:table-cell office:value-type="float" office:value="0.99223792552948" calcext:value-type="float">
            <text:p>0.9922379255</text:p>
          </table:table-cell>
          <table:table-cell table:number-columns-repeated="5"/>
          <table:table-cell office:value-type="float" office:value="0.957080066204071" calcext:value-type="float">
            <text:p>0.9570800662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I409]+0.019" office:value-type="float" office:value="0.976812488079071" calcext:value-type="float">
            <text:p>0.9768124881</text:p>
          </table:table-cell>
          <table:table-cell office:value-type="float" office:value="0.992280542850494" calcext:value-type="float">
            <text:p>0.9922805429</text:p>
          </table:table-cell>
          <table:table-cell table:number-columns-repeated="5"/>
          <table:table-cell office:value-type="float" office:value="0.957812488079071" calcext:value-type="float">
            <text:p>0.957812488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I410]+0.019" office:value-type="float" office:value="0.976910180091858" calcext:value-type="float">
            <text:p>0.9769101801</text:p>
          </table:table-cell>
          <table:table-cell office:value-type="float" office:value="0.991982161998749" calcext:value-type="float">
            <text:p>0.991982162</text:p>
          </table:table-cell>
          <table:table-cell table:number-columns-repeated="5"/>
          <table:table-cell office:value-type="float" office:value="0.957910180091858" calcext:value-type="float">
            <text:p>0.957910180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I411]+0.019" office:value-type="float" office:value="0.976275390625" calcext:value-type="float">
            <text:p>0.9762753906</text:p>
          </table:table-cell>
          <table:table-cell office:value-type="float" office:value="0.99214494228363" calcext:value-type="float">
            <text:p>0.9921449423</text:p>
          </table:table-cell>
          <table:table-cell table:number-columns-repeated="5"/>
          <table:table-cell office:value-type="float" office:value="0.957275390625" calcext:value-type="float">
            <text:p>0.957275390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I412]+0.019" office:value-type="float" office:value="0.975689476966858" calcext:value-type="float">
            <text:p>0.975689477</text:p>
          </table:table-cell>
          <table:table-cell office:value-type="float" office:value="0.992098450660706" calcext:value-type="float">
            <text:p>0.9920984507</text:p>
          </table:table-cell>
          <table:table-cell table:number-columns-repeated="5"/>
          <table:table-cell office:value-type="float" office:value="0.956689476966858" calcext:value-type="float">
            <text:p>0.95668947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I413]+0.019" office:value-type="float" office:value="0.977642601966858" calcext:value-type="float">
            <text:p>0.977642602</text:p>
          </table:table-cell>
          <table:table-cell office:value-type="float" office:value="0.992191433906555" calcext:value-type="float">
            <text:p>0.9921914339</text:p>
          </table:table-cell>
          <table:table-cell table:number-columns-repeated="5"/>
          <table:table-cell office:value-type="float" office:value="0.958642601966858" calcext:value-type="float">
            <text:p>0.958642602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I414]+0.019" office:value-type="float" office:value="0.976275390625" calcext:value-type="float">
            <text:p>0.9762753906</text:p>
          </table:table-cell>
          <table:table-cell office:value-type="float" office:value="0.992090702056885" calcext:value-type="float">
            <text:p>0.9920907021</text:p>
          </table:table-cell>
          <table:table-cell table:number-columns-repeated="5"/>
          <table:table-cell office:value-type="float" office:value="0.957275390625" calcext:value-type="float">
            <text:p>0.9572753906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I415]+0.019" office:value-type="float" office:value="0.975005871295929" calcext:value-type="float">
            <text:p>0.9750058713</text:p>
          </table:table-cell>
          <table:table-cell office:value-type="float" office:value="0.99214494228363" calcext:value-type="float">
            <text:p>0.9921449423</text:p>
          </table:table-cell>
          <table:table-cell table:number-columns-repeated="5"/>
          <table:table-cell office:value-type="float" office:value="0.956005871295929" calcext:value-type="float">
            <text:p>0.956005871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I416]+0.019" office:value-type="float" office:value="0.976910180091858" calcext:value-type="float">
            <text:p>0.9769101801</text:p>
          </table:table-cell>
          <table:table-cell office:value-type="float" office:value="0.99213719367981" calcext:value-type="float">
            <text:p>0.9921371937</text:p>
          </table:table-cell>
          <table:table-cell table:number-columns-repeated="5"/>
          <table:table-cell office:value-type="float" office:value="0.957910180091858" calcext:value-type="float">
            <text:p>0.9579101801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I417]+0.019" office:value-type="float" office:value="0.975298828125" calcext:value-type="float">
            <text:p>0.9752988281</text:p>
          </table:table-cell>
          <table:table-cell office:value-type="float" office:value="0.992106199264526" calcext:value-type="float">
            <text:p>0.9921061993</text:p>
          </table:table-cell>
          <table:table-cell table:number-columns-repeated="5"/>
          <table:table-cell office:value-type="float" office:value="0.956298828125" calcext:value-type="float">
            <text:p>0.9562988281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I418]+0.019" office:value-type="float" office:value="0.976177758216858" calcext:value-type="float">
            <text:p>0.9761777582</text:p>
          </table:table-cell>
          <table:table-cell office:value-type="float" office:value="0.992179811000824" calcext:value-type="float">
            <text:p>0.992179811</text:p>
          </table:table-cell>
          <table:table-cell table:number-columns-repeated="5"/>
          <table:table-cell office:value-type="float" office:value="0.957177758216858" calcext:value-type="float">
            <text:p>0.9571777582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I419]+0.019" office:value-type="float" office:value="0.976666039466858" calcext:value-type="float">
            <text:p>0.9766660395</text:p>
          </table:table-cell>
          <table:table-cell office:value-type="float" office:value="0.992245674133301" calcext:value-type="float">
            <text:p>0.9922456741</text:p>
          </table:table-cell>
          <table:table-cell table:number-columns-repeated="5"/>
          <table:table-cell office:value-type="float" office:value="0.957666039466858" calcext:value-type="float">
            <text:p>0.957666039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I420]+0.019" office:value-type="float" office:value="0.97603125" calcext:value-type="float">
            <text:p>0.97603125</text:p>
          </table:table-cell>
          <table:table-cell office:value-type="float" office:value="0.992203056812286" calcext:value-type="float">
            <text:p>0.9922030568</text:p>
          </table:table-cell>
          <table:table-cell table:number-columns-repeated="5"/>
          <table:table-cell office:value-type="float" office:value="0.95703125" calcext:value-type="float">
            <text:p>0.9570312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I421]+0.019" office:value-type="float" office:value="0.975933617591858" calcext:value-type="float">
            <text:p>0.9759336176</text:p>
          </table:table-cell>
          <table:table-cell office:value-type="float" office:value="0.992369711399078" calcext:value-type="float">
            <text:p>0.9923697114</text:p>
          </table:table-cell>
          <table:table-cell table:number-columns-repeated="5"/>
          <table:table-cell office:value-type="float" office:value="0.956933617591858" calcext:value-type="float">
            <text:p>0.956933617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I422]+0.019" office:value-type="float" office:value="0.97749609375" calcext:value-type="float">
            <text:p>0.9774960938</text:p>
          </table:table-cell>
          <table:table-cell office:value-type="float" office:value="0.991869807243347" calcext:value-type="float">
            <text:p>0.9918698072</text:p>
          </table:table-cell>
          <table:table-cell table:number-columns-repeated="5"/>
          <table:table-cell office:value-type="float" office:value="0.95849609375" calcext:value-type="float">
            <text:p>0.958496093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I423]+0.019" office:value-type="float" office:value="0.976617223262787" calcext:value-type="float">
            <text:p>0.9766172233</text:p>
          </table:table-cell>
          <table:table-cell office:value-type="float" office:value="0.992408454418182" calcext:value-type="float">
            <text:p>0.9924084544</text:p>
          </table:table-cell>
          <table:table-cell table:number-columns-repeated="5"/>
          <table:table-cell office:value-type="float" office:value="0.957617223262787" calcext:value-type="float">
            <text:p>0.957617223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I424]+0.019" office:value-type="float" office:value="0.975884801387787" calcext:value-type="float">
            <text:p>0.9758848014</text:p>
          </table:table-cell>
          <table:table-cell office:value-type="float" office:value="0.992253422737122" calcext:value-type="float">
            <text:p>0.9922534227</text:p>
          </table:table-cell>
          <table:table-cell table:number-columns-repeated="5"/>
          <table:table-cell office:value-type="float" office:value="0.956884801387787" calcext:value-type="float">
            <text:p>0.956884801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I425]+0.019" office:value-type="float" office:value="0.9770078125" calcext:value-type="float">
            <text:p>0.9770078125</text:p>
          </table:table-cell>
          <table:table-cell office:value-type="float" office:value="0.992516934871674" calcext:value-type="float">
            <text:p>0.9925169349</text:p>
          </table:table-cell>
          <table:table-cell table:number-columns-repeated="5"/>
          <table:table-cell office:value-type="float" office:value="0.9580078125" calcext:value-type="float">
            <text:p>0.958007812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I426]+0.019" office:value-type="float" office:value="0.977740234375" calcext:value-type="float">
            <text:p>0.9777402344</text:p>
          </table:table-cell>
          <table:table-cell office:value-type="float" office:value="0.992466568946838" calcext:value-type="float">
            <text:p>0.9924665689</text:p>
          </table:table-cell>
          <table:table-cell table:number-columns-repeated="5"/>
          <table:table-cell office:value-type="float" office:value="0.958740234375" calcext:value-type="float">
            <text:p>0.9587402344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I427]+0.019" office:value-type="float" office:value="0.976617223262787" calcext:value-type="float">
            <text:p>0.9766172233</text:p>
          </table:table-cell>
          <table:table-cell office:value-type="float" office:value="0.992528557777405" calcext:value-type="float">
            <text:p>0.9925285578</text:p>
          </table:table-cell>
          <table:table-cell table:number-columns-repeated="5"/>
          <table:table-cell office:value-type="float" office:value="0.957617223262787" calcext:value-type="float">
            <text:p>0.957617223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I428]+0.019" office:value-type="float" office:value="0.975689476966858" calcext:value-type="float">
            <text:p>0.975689477</text:p>
          </table:table-cell>
          <table:table-cell office:value-type="float" office:value="0.992361962795258" calcext:value-type="float">
            <text:p>0.9923619628</text:p>
          </table:table-cell>
          <table:table-cell table:number-columns-repeated="5"/>
          <table:table-cell office:value-type="float" office:value="0.956689476966858" calcext:value-type="float">
            <text:p>0.95668947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I429]+0.019" office:value-type="float" office:value="0.977349645137787" calcext:value-type="float">
            <text:p>0.9773496451</text:p>
          </table:table-cell>
          <table:table-cell office:value-type="float" office:value="0.992443323135376" calcext:value-type="float">
            <text:p>0.9924433231</text:p>
          </table:table-cell>
          <table:table-cell table:number-columns-repeated="5"/>
          <table:table-cell office:value-type="float" office:value="0.958349645137787" calcext:value-type="float">
            <text:p>0.9583496451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I430]+0.019" office:value-type="float" office:value="0.976568347454071" calcext:value-type="float">
            <text:p>0.9765683475</text:p>
          </table:table-cell>
          <table:table-cell office:value-type="float" office:value="0.992408454418182" calcext:value-type="float">
            <text:p>0.9924084544</text:p>
          </table:table-cell>
          <table:table-cell table:number-columns-repeated="5"/>
          <table:table-cell office:value-type="float" office:value="0.957568347454071" calcext:value-type="float">
            <text:p>0.957568347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I431]+0.019" office:value-type="float" office:value="0.976714855670929" calcext:value-type="float">
            <text:p>0.9767148557</text:p>
          </table:table-cell>
          <table:table-cell office:value-type="float" office:value="0.992222428321838" calcext:value-type="float">
            <text:p>0.9922224283</text:p>
          </table:table-cell>
          <table:table-cell table:number-columns-repeated="5"/>
          <table:table-cell office:value-type="float" office:value="0.957714855670929" calcext:value-type="float">
            <text:p>0.957714855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I432]+0.019" office:value-type="float" office:value="0.975250011920929" calcext:value-type="float">
            <text:p>0.9752500119</text:p>
          </table:table-cell>
          <table:table-cell office:value-type="float" office:value="0.992582857608795" calcext:value-type="float">
            <text:p>0.9925828576</text:p>
          </table:table-cell>
          <table:table-cell table:number-columns-repeated="5"/>
          <table:table-cell office:value-type="float" office:value="0.956250011920929" calcext:value-type="float">
            <text:p>0.9562500119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I433]+0.019" office:value-type="float" office:value="0.978082067012787" calcext:value-type="float">
            <text:p>0.978082067</text:p>
          </table:table-cell>
          <table:table-cell office:value-type="float" office:value="0.992296040058136" calcext:value-type="float">
            <text:p>0.9922960401</text:p>
          </table:table-cell>
          <table:table-cell table:number-columns-repeated="5"/>
          <table:table-cell office:value-type="float" office:value="0.959082067012787" calcext:value-type="float">
            <text:p>0.959082067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I434]+0.019" office:value-type="float" office:value="0.975787109375" calcext:value-type="float">
            <text:p>0.9757871094</text:p>
          </table:table-cell>
          <table:table-cell office:value-type="float" office:value="0.992323219776154" calcext:value-type="float">
            <text:p>0.9923232198</text:p>
          </table:table-cell>
          <table:table-cell table:number-columns-repeated="5"/>
          <table:table-cell office:value-type="float" office:value="0.956787109375" calcext:value-type="float">
            <text:p>0.9567871094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I435]+0.019" office:value-type="float" office:value="0.976861363887787" calcext:value-type="float">
            <text:p>0.9768613639</text:p>
          </table:table-cell>
          <table:table-cell office:value-type="float" office:value="0.992330968379974" calcext:value-type="float">
            <text:p>0.9923309684</text:p>
          </table:table-cell>
          <table:table-cell table:number-columns-repeated="5"/>
          <table:table-cell office:value-type="float" office:value="0.957861363887787" calcext:value-type="float">
            <text:p>0.9578613639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I436]+0.019" office:value-type="float" office:value="0.977837926387787" calcext:value-type="float">
            <text:p>0.9778379264</text:p>
          </table:table-cell>
          <table:table-cell office:value-type="float" office:value="0.992307662963867" calcext:value-type="float">
            <text:p>0.992307663</text:p>
          </table:table-cell>
          <table:table-cell table:number-columns-repeated="5"/>
          <table:table-cell office:value-type="float" office:value="0.958837926387787" calcext:value-type="float">
            <text:p>0.958837926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I437]+0.019" office:value-type="float" office:value="0.975787109375" calcext:value-type="float">
            <text:p>0.9757871094</text:p>
          </table:table-cell>
          <table:table-cell office:value-type="float" office:value="0.992505311965942" calcext:value-type="float">
            <text:p>0.992505312</text:p>
          </table:table-cell>
          <table:table-cell table:number-columns-repeated="5"/>
          <table:table-cell office:value-type="float" office:value="0.956787109375" calcext:value-type="float">
            <text:p>0.9567871094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I438]+0.019" office:value-type="float" office:value="0.976714855670929" calcext:value-type="float">
            <text:p>0.9767148557</text:p>
          </table:table-cell>
          <table:table-cell office:value-type="float" office:value="0.992664217948914" calcext:value-type="float">
            <text:p>0.9926642179</text:p>
          </table:table-cell>
          <table:table-cell table:number-columns-repeated="5"/>
          <table:table-cell office:value-type="float" office:value="0.957714855670929" calcext:value-type="float">
            <text:p>0.9577148557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I439]+0.019" office:value-type="float" office:value="0.97456640625" calcext:value-type="float">
            <text:p>0.9745664063</text:p>
          </table:table-cell>
          <table:table-cell office:value-type="float" office:value="0.99238520860672" calcext:value-type="float">
            <text:p>0.9923852086</text:p>
          </table:table-cell>
          <table:table-cell table:number-columns-repeated="5"/>
          <table:table-cell office:value-type="float" office:value="0.95556640625" calcext:value-type="float">
            <text:p>0.955566406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I440]+0.019" office:value-type="float" office:value="0.977105504512787" calcext:value-type="float">
            <text:p>0.9771055045</text:p>
          </table:table-cell>
          <table:table-cell office:value-type="float" office:value="0.992745578289032" calcext:value-type="float">
            <text:p>0.9927455783</text:p>
          </table:table-cell>
          <table:table-cell table:number-columns-repeated="5"/>
          <table:table-cell office:value-type="float" office:value="0.958105504512787" calcext:value-type="float">
            <text:p>0.958105504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I441]+0.019" office:value-type="float" office:value="0.976763671875" calcext:value-type="float">
            <text:p>0.9767636719</text:p>
          </table:table-cell>
          <table:table-cell office:value-type="float" office:value="0.99238133430481" calcext:value-type="float">
            <text:p>0.9923813343</text:p>
          </table:table-cell>
          <table:table-cell table:number-columns-repeated="5"/>
          <table:table-cell office:value-type="float" office:value="0.957763671875" calcext:value-type="float">
            <text:p>0.9577636719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I442]+0.019" office:value-type="float" office:value="0.975591784954071" calcext:value-type="float">
            <text:p>0.975591785</text:p>
          </table:table-cell>
          <table:table-cell office:value-type="float" office:value="0.992427825927734" calcext:value-type="float">
            <text:p>0.9924278259</text:p>
          </table:table-cell>
          <table:table-cell table:number-columns-repeated="5"/>
          <table:table-cell office:value-type="float" office:value="0.956591784954071" calcext:value-type="float">
            <text:p>0.95659178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I443]+0.019" office:value-type="float" office:value="0.975738293170929" calcext:value-type="float">
            <text:p>0.9757382932</text:p>
          </table:table-cell>
          <table:table-cell office:value-type="float" office:value="0.992683589458466" calcext:value-type="float">
            <text:p>0.9926835895</text:p>
          </table:table-cell>
          <table:table-cell table:number-columns-repeated="5"/>
          <table:table-cell office:value-type="float" office:value="0.956738293170929" calcext:value-type="float">
            <text:p>0.9567382932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I444]+0.019" office:value-type="float" office:value="0.978423840045929" calcext:value-type="float">
            <text:p>0.97842384</text:p>
          </table:table-cell>
          <table:table-cell office:value-type="float" office:value="0.992524683475494" calcext:value-type="float">
            <text:p>0.9925246835</text:p>
          </table:table-cell>
          <table:table-cell table:number-columns-repeated="5"/>
          <table:table-cell office:value-type="float" office:value="0.959423840045929" calcext:value-type="float">
            <text:p>0.95942384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I445]+0.019" office:value-type="float" office:value="0.975103503704071" calcext:value-type="float">
            <text:p>0.9751035037</text:p>
          </table:table-cell>
          <table:table-cell office:value-type="float" office:value="0.992474317550659" calcext:value-type="float">
            <text:p>0.9924743176</text:p>
          </table:table-cell>
          <table:table-cell table:number-columns-repeated="5"/>
          <table:table-cell office:value-type="float" office:value="0.956103503704071" calcext:value-type="float">
            <text:p>0.9561035037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I446]+0.019" office:value-type="float" office:value="0.9770078125" calcext:value-type="float">
            <text:p>0.9770078125</text:p>
          </table:table-cell>
          <table:table-cell office:value-type="float" office:value="0.992582857608795" calcext:value-type="float">
            <text:p>0.9925828576</text:p>
          </table:table-cell>
          <table:table-cell table:number-columns-repeated="5"/>
          <table:table-cell office:value-type="float" office:value="0.9580078125" calcext:value-type="float">
            <text:p>0.958007812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I447]+0.019" office:value-type="float" office:value="0.976324206829071" calcext:value-type="float">
            <text:p>0.9763242068</text:p>
          </table:table-cell>
          <table:table-cell office:value-type="float" office:value="0.992706835269928" calcext:value-type="float">
            <text:p>0.9927068353</text:p>
          </table:table-cell>
          <table:table-cell table:number-columns-repeated="5"/>
          <table:table-cell office:value-type="float" office:value="0.957324206829071" calcext:value-type="float">
            <text:p>0.957324206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I448]+0.019" office:value-type="float" office:value="0.976617223262787" calcext:value-type="float">
            <text:p>0.9766172233</text:p>
          </table:table-cell>
          <table:table-cell office:value-type="float" office:value="0.992493689060211" calcext:value-type="float">
            <text:p>0.9924936891</text:p>
          </table:table-cell>
          <table:table-cell table:number-columns-repeated="5"/>
          <table:table-cell office:value-type="float" office:value="0.957617223262787" calcext:value-type="float">
            <text:p>0.957617223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I449]+0.019" office:value-type="float" office:value="0.977300769329071" calcext:value-type="float">
            <text:p>0.9773007693</text:p>
          </table:table-cell>
          <table:table-cell office:value-type="float" office:value="0.992660343647003" calcext:value-type="float">
            <text:p>0.9926603436</text:p>
          </table:table-cell>
          <table:table-cell table:number-columns-repeated="5"/>
          <table:table-cell office:value-type="float" office:value="0.958300769329071" calcext:value-type="float">
            <text:p>0.958300769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I450]+0.019" office:value-type="float" office:value="0.975982433795929" calcext:value-type="float">
            <text:p>0.9759824338</text:p>
          </table:table-cell>
          <table:table-cell office:value-type="float" office:value="0.992412328720093" calcext:value-type="float">
            <text:p>0.9924123287</text:p>
          </table:table-cell>
          <table:table-cell table:number-columns-repeated="5"/>
          <table:table-cell office:value-type="float" office:value="0.956982433795929" calcext:value-type="float">
            <text:p>0.9569824338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I451]+0.019" office:value-type="float" office:value="0.976568347454071" calcext:value-type="float">
            <text:p>0.9765683475</text:p>
          </table:table-cell>
          <table:table-cell office:value-type="float" office:value="0.992493689060211" calcext:value-type="float">
            <text:p>0.9924936891</text:p>
          </table:table-cell>
          <table:table-cell table:number-columns-repeated="5"/>
          <table:table-cell office:value-type="float" office:value="0.957568347454071" calcext:value-type="float">
            <text:p>0.957568347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I452]+0.019" office:value-type="float" office:value="0.977447277545929" calcext:value-type="float">
            <text:p>0.9774472775</text:p>
          </table:table-cell>
          <table:table-cell office:value-type="float" office:value="0.992803692817688" calcext:value-type="float">
            <text:p>0.9928036928</text:p>
          </table:table-cell>
          <table:table-cell table:number-columns-repeated="5"/>
          <table:table-cell office:value-type="float" office:value="0.958447277545929" calcext:value-type="float">
            <text:p>0.958447277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I453]+0.019" office:value-type="float" office:value="0.979058629512787" calcext:value-type="float">
            <text:p>0.9790586295</text:p>
          </table:table-cell>
          <table:table-cell office:value-type="float" office:value="0.992590606212616" calcext:value-type="float">
            <text:p>0.9925906062</text:p>
          </table:table-cell>
          <table:table-cell table:number-columns-repeated="5"/>
          <table:table-cell office:value-type="float" office:value="0.960058629512787" calcext:value-type="float">
            <text:p>0.960058629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I454]+0.019" office:value-type="float" office:value="0.977056628704071" calcext:value-type="float">
            <text:p>0.9770566287</text:p>
          </table:table-cell>
          <table:table-cell office:value-type="float" office:value="0.992420077323914" calcext:value-type="float">
            <text:p>0.9924200773</text:p>
          </table:table-cell>
          <table:table-cell table:number-columns-repeated="5"/>
          <table:table-cell office:value-type="float" office:value="0.958056628704071" calcext:value-type="float">
            <text:p>0.958056628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I455]+0.019" office:value-type="float" office:value="0.978130883216858" calcext:value-type="float">
            <text:p>0.9781308832</text:p>
          </table:table-cell>
          <table:table-cell office:value-type="float" office:value="0.992687463760376" calcext:value-type="float">
            <text:p>0.9926874638</text:p>
          </table:table-cell>
          <table:table-cell table:number-columns-repeated="5"/>
          <table:table-cell office:value-type="float" office:value="0.959130883216858" calcext:value-type="float">
            <text:p>0.9591308832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I456]+0.019" office:value-type="float" office:value="0.976763671875" calcext:value-type="float">
            <text:p>0.9767636719</text:p>
          </table:table-cell>
          <table:table-cell office:value-type="float" office:value="0.992547929286957" calcext:value-type="float">
            <text:p>0.9925479293</text:p>
          </table:table-cell>
          <table:table-cell table:number-columns-repeated="5"/>
          <table:table-cell office:value-type="float" office:value="0.957763671875" calcext:value-type="float">
            <text:p>0.9577636719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I457]+0.019" office:value-type="float" office:value="0.978521472454071" calcext:value-type="float">
            <text:p>0.9785214725</text:p>
          </table:table-cell>
          <table:table-cell office:value-type="float" office:value="0.992757201194763" calcext:value-type="float">
            <text:p>0.9927572012</text:p>
          </table:table-cell>
          <table:table-cell table:number-columns-repeated="5"/>
          <table:table-cell office:value-type="float" office:value="0.959521472454071" calcext:value-type="float">
            <text:p>0.959521472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I458]+0.019" office:value-type="float" office:value="0.976568347454071" calcext:value-type="float">
            <text:p>0.9765683475</text:p>
          </table:table-cell>
          <table:table-cell office:value-type="float" office:value="0.992784321308136" calcext:value-type="float">
            <text:p>0.9927843213</text:p>
          </table:table-cell>
          <table:table-cell table:number-columns-repeated="5"/>
          <table:table-cell office:value-type="float" office:value="0.957568347454071" calcext:value-type="float">
            <text:p>0.957568347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I459]+0.019" office:value-type="float" office:value="0.975201195716858" calcext:value-type="float">
            <text:p>0.9752011957</text:p>
          </table:table-cell>
          <table:table-cell office:value-type="float" office:value="0.99262934923172" calcext:value-type="float">
            <text:p>0.9926293492</text:p>
          </table:table-cell>
          <table:table-cell table:number-columns-repeated="5"/>
          <table:table-cell office:value-type="float" office:value="0.956201195716858" calcext:value-type="float">
            <text:p>0.956201195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I460]+0.019" office:value-type="float" office:value="0.977544909954071" calcext:value-type="float">
            <text:p>0.97754491</text:p>
          </table:table-cell>
          <table:table-cell office:value-type="float" office:value="0.992439448833466" calcext:value-type="float">
            <text:p>0.9924394488</text:p>
          </table:table-cell>
          <table:table-cell table:number-columns-repeated="5"/>
          <table:table-cell office:value-type="float" office:value="0.958544909954071" calcext:value-type="float">
            <text:p>0.95854491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I461]+0.019" office:value-type="float" office:value="0.975787109375" calcext:value-type="float">
            <text:p>0.9757871094</text:p>
          </table:table-cell>
          <table:table-cell office:value-type="float" office:value="0.992575109004974" calcext:value-type="float">
            <text:p>0.992575109</text:p>
          </table:table-cell>
          <table:table-cell table:number-columns-repeated="5"/>
          <table:table-cell office:value-type="float" office:value="0.956787109375" calcext:value-type="float">
            <text:p>0.9567871094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I462]+0.019" office:value-type="float" office:value="0.974908238887787" calcext:value-type="float">
            <text:p>0.9749082389</text:p>
          </table:table-cell>
          <table:table-cell office:value-type="float" office:value="0.992753326892853" calcext:value-type="float">
            <text:p>0.9927533269</text:p>
          </table:table-cell>
          <table:table-cell table:number-columns-repeated="5"/>
          <table:table-cell office:value-type="float" office:value="0.955908238887787" calcext:value-type="float">
            <text:p>0.9559082389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I463]+0.019" office:value-type="float" office:value="0.976177758216858" calcext:value-type="float">
            <text:p>0.9761777582</text:p>
          </table:table-cell>
          <table:table-cell office:value-type="float" office:value="0.992606103420258" calcext:value-type="float">
            <text:p>0.9926061034</text:p>
          </table:table-cell>
          <table:table-cell table:number-columns-repeated="5"/>
          <table:table-cell office:value-type="float" office:value="0.957177758216858" calcext:value-type="float">
            <text:p>0.9571777582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I464]+0.019" office:value-type="float" office:value="0.976373082637787" calcext:value-type="float">
            <text:p>0.9763730826</text:p>
          </table:table-cell>
          <table:table-cell office:value-type="float" office:value="0.992761075496674" calcext:value-type="float">
            <text:p>0.9927610755</text:p>
          </table:table-cell>
          <table:table-cell table:number-columns-repeated="5"/>
          <table:table-cell office:value-type="float" office:value="0.957373082637787" calcext:value-type="float">
            <text:p>0.9573730826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I465]+0.019" office:value-type="float" office:value="0.975591784954071" calcext:value-type="float">
            <text:p>0.975591785</text:p>
          </table:table-cell>
          <table:table-cell office:value-type="float" office:value="0.992753326892853" calcext:value-type="float">
            <text:p>0.9927533269</text:p>
          </table:table-cell>
          <table:table-cell table:number-columns-repeated="5"/>
          <table:table-cell office:value-type="float" office:value="0.956591784954071" calcext:value-type="float">
            <text:p>0.95659178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I466]+0.019" office:value-type="float" office:value="0.9770078125" calcext:value-type="float">
            <text:p>0.9770078125</text:p>
          </table:table-cell>
          <table:table-cell office:value-type="float" office:value="0.992718458175659" calcext:value-type="float">
            <text:p>0.9927184582</text:p>
          </table:table-cell>
          <table:table-cell table:number-columns-repeated="5"/>
          <table:table-cell office:value-type="float" office:value="0.9580078125" calcext:value-type="float">
            <text:p>0.958007812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I467]+0.019" office:value-type="float" office:value="0.975689476966858" calcext:value-type="float">
            <text:p>0.975689477</text:p>
          </table:table-cell>
          <table:table-cell office:value-type="float" office:value="0.992749452590942" calcext:value-type="float">
            <text:p>0.9927494526</text:p>
          </table:table-cell>
          <table:table-cell table:number-columns-repeated="5"/>
          <table:table-cell office:value-type="float" office:value="0.956689476966858" calcext:value-type="float">
            <text:p>0.95668947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I468]+0.019" office:value-type="float" office:value="0.976421898841858" calcext:value-type="float">
            <text:p>0.9764218988</text:p>
          </table:table-cell>
          <table:table-cell office:value-type="float" office:value="0.992892861366272" calcext:value-type="float">
            <text:p>0.9928928614</text:p>
          </table:table-cell>
          <table:table-cell table:number-columns-repeated="5"/>
          <table:table-cell office:value-type="float" office:value="0.957421898841858" calcext:value-type="float">
            <text:p>0.957421898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I469]+0.019" office:value-type="float" office:value="0.976666039466858" calcext:value-type="float">
            <text:p>0.9766660395</text:p>
          </table:table-cell>
          <table:table-cell office:value-type="float" office:value="0.992699086666107" calcext:value-type="float">
            <text:p>0.9926990867</text:p>
          </table:table-cell>
          <table:table-cell table:number-columns-repeated="5"/>
          <table:table-cell office:value-type="float" office:value="0.957666039466858" calcext:value-type="float">
            <text:p>0.957666039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I470]+0.019" office:value-type="float" office:value="0.973833984375" calcext:value-type="float">
            <text:p>0.9738339844</text:p>
          </table:table-cell>
          <table:table-cell office:value-type="float" office:value="0.992621600627899" calcext:value-type="float">
            <text:p>0.9926216006</text:p>
          </table:table-cell>
          <table:table-cell table:number-columns-repeated="5"/>
          <table:table-cell office:value-type="float" office:value="0.954833984375" calcext:value-type="float">
            <text:p>0.954833984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I471]+0.019" office:value-type="float" office:value="0.975689476966858" calcext:value-type="float">
            <text:p>0.975689477</text:p>
          </table:table-cell>
          <table:table-cell office:value-type="float" office:value="0.992838621139526" calcext:value-type="float">
            <text:p>0.9928386211</text:p>
          </table:table-cell>
          <table:table-cell table:number-columns-repeated="5"/>
          <table:table-cell office:value-type="float" office:value="0.956689476966858" calcext:value-type="float">
            <text:p>0.95668947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I472]+0.019" office:value-type="float" office:value="0.976617223262787" calcext:value-type="float">
            <text:p>0.9766172233</text:p>
          </table:table-cell>
          <table:table-cell office:value-type="float" office:value="0.992594480514526" calcext:value-type="float">
            <text:p>0.9925944805</text:p>
          </table:table-cell>
          <table:table-cell table:number-columns-repeated="5"/>
          <table:table-cell office:value-type="float" office:value="0.957617223262787" calcext:value-type="float">
            <text:p>0.957617223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I473]+0.019" office:value-type="float" office:value="0.978814488887787" calcext:value-type="float">
            <text:p>0.9788144889</text:p>
          </table:table-cell>
          <table:table-cell office:value-type="float" office:value="0.992916107177734" calcext:value-type="float">
            <text:p>0.9929161072</text:p>
          </table:table-cell>
          <table:table-cell table:number-columns-repeated="5"/>
          <table:table-cell office:value-type="float" office:value="0.959814488887787" calcext:value-type="float">
            <text:p>0.959814488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I474]+0.019" office:value-type="float" office:value="0.974859363079071" calcext:value-type="float">
            <text:p>0.9748593631</text:p>
          </table:table-cell>
          <table:table-cell office:value-type="float" office:value="0.992753326892853" calcext:value-type="float">
            <text:p>0.9927533269</text:p>
          </table:table-cell>
          <table:table-cell table:number-columns-repeated="5"/>
          <table:table-cell office:value-type="float" office:value="0.955859363079071" calcext:value-type="float">
            <text:p>0.9558593631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I475]+0.019" office:value-type="float" office:value="0.97554296875" calcext:value-type="float">
            <text:p>0.9755429688</text:p>
          </table:table-cell>
          <table:table-cell office:value-type="float" office:value="0.992745578289032" calcext:value-type="float">
            <text:p>0.9927455783</text:p>
          </table:table-cell>
          <table:table-cell table:number-columns-repeated="5"/>
          <table:table-cell office:value-type="float" office:value="0.95654296875" calcext:value-type="float">
            <text:p>0.956542968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I476]+0.019" office:value-type="float" office:value="0.976812488079071" calcext:value-type="float">
            <text:p>0.9768124881</text:p>
          </table:table-cell>
          <table:table-cell office:value-type="float" office:value="0.992547929286957" calcext:value-type="float">
            <text:p>0.9925479293</text:p>
          </table:table-cell>
          <table:table-cell table:number-columns-repeated="5"/>
          <table:table-cell office:value-type="float" office:value="0.957812488079071" calcext:value-type="float">
            <text:p>0.957812488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I477]+0.019" office:value-type="float" office:value="0.977251953125" calcext:value-type="float">
            <text:p>0.9772519531</text:p>
          </table:table-cell>
          <table:table-cell office:value-type="float" office:value="0.992931604385376" calcext:value-type="float">
            <text:p>0.9929316044</text:p>
          </table:table-cell>
          <table:table-cell table:number-columns-repeated="5"/>
          <table:table-cell office:value-type="float" office:value="0.958251953125" calcext:value-type="float">
            <text:p>0.9582519531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I478]+0.019" office:value-type="float" office:value="0.975933617591858" calcext:value-type="float">
            <text:p>0.9759336176</text:p>
          </table:table-cell>
          <table:table-cell office:value-type="float" office:value="0.992954850196838" calcext:value-type="float">
            <text:p>0.9929548502</text:p>
          </table:table-cell>
          <table:table-cell table:number-columns-repeated="5"/>
          <table:table-cell office:value-type="float" office:value="0.956933617591858" calcext:value-type="float">
            <text:p>0.9569336176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I479]+0.019" office:value-type="float" office:value="0.975591784954071" calcext:value-type="float">
            <text:p>0.975591785</text:p>
          </table:table-cell>
          <table:table-cell office:value-type="float" office:value="0.992838621139526" calcext:value-type="float">
            <text:p>0.9928386211</text:p>
          </table:table-cell>
          <table:table-cell table:number-columns-repeated="5"/>
          <table:table-cell office:value-type="float" office:value="0.956591784954071" calcext:value-type="float">
            <text:p>0.95659178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I480]+0.019" office:value-type="float" office:value="0.975005871295929" calcext:value-type="float">
            <text:p>0.9750058713</text:p>
          </table:table-cell>
          <table:table-cell office:value-type="float" office:value="0.992668092250824" calcext:value-type="float">
            <text:p>0.9926680923</text:p>
          </table:table-cell>
          <table:table-cell table:number-columns-repeated="5"/>
          <table:table-cell office:value-type="float" office:value="0.956005871295929" calcext:value-type="float">
            <text:p>0.956005871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I481]+0.019" office:value-type="float" office:value="0.978179699420929" calcext:value-type="float">
            <text:p>0.9781796994</text:p>
          </table:table-cell>
          <table:table-cell office:value-type="float" office:value="0.992675840854645" calcext:value-type="float">
            <text:p>0.9926758409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I482]+0.019" office:value-type="float" office:value="0.977691418170929" calcext:value-type="float">
            <text:p>0.9776914182</text:p>
          </table:table-cell>
          <table:table-cell office:value-type="float" office:value="0.99286961555481" calcext:value-type="float">
            <text:p>0.9928696156</text:p>
          </table:table-cell>
          <table:table-cell table:number-columns-repeated="5"/>
          <table:table-cell office:value-type="float" office:value="0.958691418170929" calcext:value-type="float">
            <text:p>0.958691418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I483]+0.019" office:value-type="float" office:value="0.975640660762787" calcext:value-type="float">
            <text:p>0.9756406608</text:p>
          </table:table-cell>
          <table:table-cell office:value-type="float" office:value="0.992648720741272" calcext:value-type="float">
            <text:p>0.9926487207</text:p>
          </table:table-cell>
          <table:table-cell table:number-columns-repeated="5"/>
          <table:table-cell office:value-type="float" office:value="0.956640660762787" calcext:value-type="float">
            <text:p>0.9566406608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I484]+0.019" office:value-type="float" office:value="0.978716796875" calcext:value-type="float">
            <text:p>0.9787167969</text:p>
          </table:table-cell>
          <table:table-cell office:value-type="float" office:value="0.992737829685211" calcext:value-type="float">
            <text:p>0.9927378297</text:p>
          </table:table-cell>
          <table:table-cell table:number-columns-repeated="5"/>
          <table:table-cell office:value-type="float" office:value="0.959716796875" calcext:value-type="float">
            <text:p>0.9597167969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I485]+0.019" office:value-type="float" office:value="0.976275390625" calcext:value-type="float">
            <text:p>0.9762753906</text:p>
          </table:table-cell>
          <table:table-cell office:value-type="float" office:value="0.99272233247757" calcext:value-type="float">
            <text:p>0.9927223325</text:p>
          </table:table-cell>
          <table:table-cell table:number-columns-repeated="5"/>
          <table:table-cell office:value-type="float" office:value="0.957275390625" calcext:value-type="float">
            <text:p>0.9572753906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I486]+0.019" office:value-type="float" office:value="0.976080066204071" calcext:value-type="float">
            <text:p>0.9760800662</text:p>
          </table:table-cell>
          <table:table-cell office:value-type="float" office:value="0.99286961555481" calcext:value-type="float">
            <text:p>0.9928696156</text:p>
          </table:table-cell>
          <table:table-cell table:number-columns-repeated="5"/>
          <table:table-cell office:value-type="float" office:value="0.957080066204071" calcext:value-type="float">
            <text:p>0.9570800662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I487]+0.019" office:value-type="float" office:value="0.976128942012787" calcext:value-type="float">
            <text:p>0.976128942</text:p>
          </table:table-cell>
          <table:table-cell office:value-type="float" office:value="0.992718458175659" calcext:value-type="float">
            <text:p>0.9927184582</text:p>
          </table:table-cell>
          <table:table-cell table:number-columns-repeated="5"/>
          <table:table-cell office:value-type="float" office:value="0.957128942012787" calcext:value-type="float">
            <text:p>0.957128942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I488]+0.019" office:value-type="float" office:value="0.978912121295929" calcext:value-type="float">
            <text:p>0.9789121213</text:p>
          </table:table-cell>
          <table:table-cell office:value-type="float" office:value="0.992706835269928" calcext:value-type="float">
            <text:p>0.9927068353</text:p>
          </table:table-cell>
          <table:table-cell table:number-columns-repeated="5"/>
          <table:table-cell office:value-type="float" office:value="0.959912121295929" calcext:value-type="float">
            <text:p>0.959912121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I489]+0.019" office:value-type="float" office:value="0.977300769329071" calcext:value-type="float">
            <text:p>0.9773007693</text:p>
          </table:table-cell>
          <table:table-cell office:value-type="float" office:value="0.992978096008301" calcext:value-type="float">
            <text:p>0.992978096</text:p>
          </table:table-cell>
          <table:table-cell table:number-columns-repeated="5"/>
          <table:table-cell office:value-type="float" office:value="0.958300769329071" calcext:value-type="float">
            <text:p>0.958300769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I490]+0.019" office:value-type="float" office:value="0.977447277545929" calcext:value-type="float">
            <text:p>0.9774472775</text:p>
          </table:table-cell>
          <table:table-cell office:value-type="float" office:value="0.993082761764526" calcext:value-type="float">
            <text:p>0.9930827618</text:p>
          </table:table-cell>
          <table:table-cell table:number-columns-repeated="5"/>
          <table:table-cell office:value-type="float" office:value="0.958447277545929" calcext:value-type="float">
            <text:p>0.958447277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I491]+0.019" office:value-type="float" office:value="0.976910180091858" calcext:value-type="float">
            <text:p>0.9769101801</text:p>
          </table:table-cell>
          <table:table-cell office:value-type="float" office:value="0.992768824100494" calcext:value-type="float">
            <text:p>0.9927688241</text:p>
          </table:table-cell>
          <table:table-cell table:number-columns-repeated="5"/>
          <table:table-cell office:value-type="float" office:value="0.957910180091858" calcext:value-type="float">
            <text:p>0.957910180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I492]+0.019" office:value-type="float" office:value="0.976568347454071" calcext:value-type="float">
            <text:p>0.9765683475</text:p>
          </table:table-cell>
          <table:table-cell office:value-type="float" office:value="0.992823123931885" calcext:value-type="float">
            <text:p>0.9928231239</text:p>
          </table:table-cell>
          <table:table-cell table:number-columns-repeated="5"/>
          <table:table-cell office:value-type="float" office:value="0.957568347454071" calcext:value-type="float">
            <text:p>0.957568347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I493]+0.019" office:value-type="float" office:value="0.975494152545929" calcext:value-type="float">
            <text:p>0.9754941525</text:p>
          </table:table-cell>
          <table:table-cell office:value-type="float" office:value="0.992927730083466" calcext:value-type="float">
            <text:p>0.9929277301</text:p>
          </table:table-cell>
          <table:table-cell table:number-columns-repeated="5"/>
          <table:table-cell office:value-type="float" office:value="0.956494152545929" calcext:value-type="float">
            <text:p>0.9564941525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I494]+0.019" office:value-type="float" office:value="0.975787109375" calcext:value-type="float">
            <text:p>0.9757871094</text:p>
          </table:table-cell>
          <table:table-cell office:value-type="float" office:value="0.992896735668182" calcext:value-type="float">
            <text:p>0.9928967357</text:p>
          </table:table-cell>
          <table:table-cell table:number-columns-repeated="5"/>
          <table:table-cell office:value-type="float" office:value="0.956787109375" calcext:value-type="float">
            <text:p>0.956787109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I495]+0.019" office:value-type="float" office:value="0.976714855670929" calcext:value-type="float">
            <text:p>0.9767148557</text:p>
          </table:table-cell>
          <table:table-cell office:value-type="float" office:value="0.992892861366272" calcext:value-type="float">
            <text:p>0.9928928614</text:p>
          </table:table-cell>
          <table:table-cell table:number-columns-repeated="5"/>
          <table:table-cell office:value-type="float" office:value="0.957714855670929" calcext:value-type="float">
            <text:p>0.9577148557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I496]+0.019" office:value-type="float" office:value="0.975933617591858" calcext:value-type="float">
            <text:p>0.9759336176</text:p>
          </table:table-cell>
          <table:table-cell office:value-type="float" office:value="0.992935478687286" calcext:value-type="float">
            <text:p>0.9929354787</text:p>
          </table:table-cell>
          <table:table-cell table:number-columns-repeated="5"/>
          <table:table-cell office:value-type="float" office:value="0.956933617591858" calcext:value-type="float">
            <text:p>0.956933617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I497]+0.019" office:value-type="float" office:value="0.976617223262787" calcext:value-type="float">
            <text:p>0.9766172233</text:p>
          </table:table-cell>
          <table:table-cell office:value-type="float" office:value="0.993032336235046" calcext:value-type="float">
            <text:p>0.9930323362</text:p>
          </table:table-cell>
          <table:table-cell table:number-columns-repeated="5"/>
          <table:table-cell office:value-type="float" office:value="0.957617223262787" calcext:value-type="float">
            <text:p>0.9576172233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I498]+0.019" office:value-type="float" office:value="0.975884801387787" calcext:value-type="float">
            <text:p>0.9758848014</text:p>
          </table:table-cell>
          <table:table-cell office:value-type="float" office:value="0.992850244045258" calcext:value-type="float">
            <text:p>0.992850244</text:p>
          </table:table-cell>
          <table:table-cell table:number-columns-repeated="5"/>
          <table:table-cell office:value-type="float" office:value="0.956884801387787" calcext:value-type="float">
            <text:p>0.9568848014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I499]+0.019" office:value-type="float" office:value="0.9750546875" calcext:value-type="float">
            <text:p>0.9750546875</text:p>
          </table:table-cell>
          <table:table-cell office:value-type="float" office:value="0.992885112762451" calcext:value-type="float">
            <text:p>0.9928851128</text:p>
          </table:table-cell>
          <table:table-cell table:number-columns-repeated="5"/>
          <table:table-cell office:value-type="float" office:value="0.9560546875" calcext:value-type="float">
            <text:p>0.956054687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I500]+0.019" office:value-type="float" office:value="0.976910180091858" calcext:value-type="float">
            <text:p>0.9769101801</text:p>
          </table:table-cell>
          <table:table-cell office:value-type="float" office:value="0.992857992649078" calcext:value-type="float">
            <text:p>0.9928579926</text:p>
          </table:table-cell>
          <table:table-cell table:number-columns-repeated="5"/>
          <table:table-cell office:value-type="float" office:value="0.957910180091858" calcext:value-type="float">
            <text:p>0.9579101801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I501]+0.019" office:value-type="float" office:value="0.976226574420929" calcext:value-type="float">
            <text:p>0.9762265744</text:p>
          </table:table-cell>
          <table:table-cell office:value-type="float" office:value="0.99286961555481" calcext:value-type="float">
            <text:p>0.9928696156</text:p>
          </table:table-cell>
          <table:table-cell table:number-columns-repeated="5"/>
          <table:table-cell office:value-type="float" office:value="0.957226574420929" calcext:value-type="float">
            <text:p>0.9572265744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I502]+0.019" office:value-type="float" office:value="0.976421898841858" calcext:value-type="float">
            <text:p>0.9764218988</text:p>
          </table:table-cell>
          <table:table-cell office:value-type="float" office:value="0.992919981479645" calcext:value-type="float">
            <text:p>0.9929199815</text:p>
          </table:table-cell>
          <table:table-cell table:number-columns-repeated="5"/>
          <table:table-cell office:value-type="float" office:value="0.957421898841858" calcext:value-type="float">
            <text:p>0.957421898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I503]+0.019" office:value-type="float" office:value="0.976910180091858" calcext:value-type="float">
            <text:p>0.9769101801</text:p>
          </table:table-cell>
          <table:table-cell office:value-type="float" office:value="0.992823123931885" calcext:value-type="float">
            <text:p>0.9928231239</text:p>
          </table:table-cell>
          <table:table-cell table:number-columns-repeated="5"/>
          <table:table-cell office:value-type="float" office:value="0.957910180091858" calcext:value-type="float">
            <text:p>0.957910180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I504]+0.019" office:value-type="float" office:value="0.976958996295929" calcext:value-type="float">
            <text:p>0.9769589963</text:p>
          </table:table-cell>
          <table:table-cell office:value-type="float" office:value="0.992954850196838" calcext:value-type="float">
            <text:p>0.9929548502</text:p>
          </table:table-cell>
          <table:table-cell table:number-columns-repeated="5"/>
          <table:table-cell office:value-type="float" office:value="0.957958996295929" calcext:value-type="float">
            <text:p>0.9579589963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I505]+0.019" office:value-type="float" office:value="0.97554296875" calcext:value-type="float">
            <text:p>0.9755429688</text:p>
          </table:table-cell>
          <table:table-cell office:value-type="float" office:value="0.992919981479645" calcext:value-type="float">
            <text:p>0.9929199815</text:p>
          </table:table-cell>
          <table:table-cell table:number-columns-repeated="5"/>
          <table:table-cell office:value-type="float" office:value="0.95654296875" calcext:value-type="float">
            <text:p>0.9565429688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I506]+0.019" office:value-type="float" office:value="0.978033191204071" calcext:value-type="float">
            <text:p>0.9780331912</text:p>
          </table:table-cell>
          <table:table-cell office:value-type="float" office:value="0.992989718914032" calcext:value-type="float">
            <text:p>0.9929897189</text:p>
          </table:table-cell>
          <table:table-cell table:number-columns-repeated="5"/>
          <table:table-cell office:value-type="float" office:value="0.959033191204071" calcext:value-type="float">
            <text:p>0.9590331912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I507]+0.019" office:value-type="float" office:value="0.974126941204071" calcext:value-type="float">
            <text:p>0.9741269412</text:p>
          </table:table-cell>
          <table:table-cell office:value-type="float" office:value="0.99312150478363" calcext:value-type="float">
            <text:p>0.9931215048</text:p>
          </table:table-cell>
          <table:table-cell table:number-columns-repeated="5"/>
          <table:table-cell office:value-type="float" office:value="0.955126941204071" calcext:value-type="float">
            <text:p>0.9551269412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I508]+0.019" office:value-type="float" office:value="0.977789050579071" calcext:value-type="float">
            <text:p>0.9777890506</text:p>
          </table:table-cell>
          <table:table-cell office:value-type="float" office:value="0.993040084838867" calcext:value-type="float">
            <text:p>0.9930400848</text:p>
          </table:table-cell>
          <table:table-cell table:number-columns-repeated="5"/>
          <table:table-cell office:value-type="float" office:value="0.958789050579071" calcext:value-type="float">
            <text:p>0.9587890506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I509]+0.019" office:value-type="float" office:value="0.975982433795929" calcext:value-type="float">
            <text:p>0.9759824338</text:p>
          </table:table-cell>
          <table:table-cell office:value-type="float" office:value="0.993012964725494" calcext:value-type="float">
            <text:p>0.9930129647</text:p>
          </table:table-cell>
          <table:table-cell table:number-columns-repeated="5"/>
          <table:table-cell office:value-type="float" office:value="0.956982433795929" calcext:value-type="float">
            <text:p>0.9569824338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I510]+0.019" office:value-type="float" office:value="0.978277331829071" calcext:value-type="float">
            <text:p>0.9782773318</text:p>
          </table:table-cell>
          <table:table-cell office:value-type="float" office:value="0.993164122104645" calcext:value-type="float">
            <text:p>0.9931641221</text:p>
          </table:table-cell>
          <table:table-cell table:number-columns-repeated="5"/>
          <table:table-cell office:value-type="float" office:value="0.959277331829071" calcext:value-type="float">
            <text:p>0.9592773318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I511]+0.019" office:value-type="float" office:value="0.976910180091858" calcext:value-type="float">
            <text:p>0.9769101801</text:p>
          </table:table-cell>
          <table:table-cell office:value-type="float" office:value="0.992947101593018" calcext:value-type="float">
            <text:p>0.9929471016</text:p>
          </table:table-cell>
          <table:table-cell table:number-columns-repeated="5"/>
          <table:table-cell office:value-type="float" office:value="0.957910180091858" calcext:value-type="float">
            <text:p>0.957910180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I512]+0.019" office:value-type="float" office:value="0.976470715045929" calcext:value-type="float">
            <text:p>0.976470715</text:p>
          </table:table-cell>
          <table:table-cell office:value-type="float" office:value="0.993001341819763" calcext:value-type="float">
            <text:p>0.9930013418</text:p>
          </table:table-cell>
          <table:table-cell table:number-columns-repeated="5"/>
          <table:table-cell office:value-type="float" office:value="0.957470715045929" calcext:value-type="float">
            <text:p>0.95747071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I513]+0.019" office:value-type="float" office:value="0.976080066204071" calcext:value-type="float">
            <text:p>0.9760800662</text:p>
          </table:table-cell>
          <table:table-cell office:value-type="float" office:value="0.99311763048172" calcext:value-type="float">
            <text:p>0.9931176305</text:p>
          </table:table-cell>
          <table:table-cell table:number-columns-repeated="5"/>
          <table:table-cell office:value-type="float" office:value="0.957080066204071" calcext:value-type="float">
            <text:p>0.9570800662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I514]+0.019" office:value-type="float" office:value="0.977544909954071" calcext:value-type="float">
            <text:p>0.97754491</text:p>
          </table:table-cell>
          <table:table-cell office:value-type="float" office:value="0.992764949798584" calcext:value-type="float">
            <text:p>0.9927649498</text:p>
          </table:table-cell>
          <table:table-cell table:number-columns-repeated="5"/>
          <table:table-cell office:value-type="float" office:value="0.958544909954071" calcext:value-type="float">
            <text:p>0.95854491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I515]+0.019" office:value-type="float" office:value="0.975103503704071" calcext:value-type="float">
            <text:p>0.9751035037</text:p>
          </table:table-cell>
          <table:table-cell office:value-type="float" office:value="0.992757201194763" calcext:value-type="float">
            <text:p>0.9927572012</text:p>
          </table:table-cell>
          <table:table-cell table:number-columns-repeated="5"/>
          <table:table-cell office:value-type="float" office:value="0.956103503704071" calcext:value-type="float">
            <text:p>0.956103503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I516]+0.019" office:value-type="float" office:value="0.975933617591858" calcext:value-type="float">
            <text:p>0.9759336176</text:p>
          </table:table-cell>
          <table:table-cell office:value-type="float" office:value="0.992997467517853" calcext:value-type="float">
            <text:p>0.9929974675</text:p>
          </table:table-cell>
          <table:table-cell table:number-columns-repeated="5"/>
          <table:table-cell office:value-type="float" office:value="0.956933617591858" calcext:value-type="float">
            <text:p>0.956933617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I517]+0.019" office:value-type="float" office:value="0.977837926387787" calcext:value-type="float">
            <text:p>0.9778379264</text:p>
          </table:table-cell>
          <table:table-cell office:value-type="float" office:value="0.992811501026154" calcext:value-type="float">
            <text:p>0.992811501</text:p>
          </table:table-cell>
          <table:table-cell table:number-columns-repeated="5"/>
          <table:table-cell office:value-type="float" office:value="0.958837926387787" calcext:value-type="float">
            <text:p>0.9588379264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I518]+0.019" office:value-type="float" office:value="0.977789050579071" calcext:value-type="float">
            <text:p>0.9777890506</text:p>
          </table:table-cell>
          <table:table-cell office:value-type="float" office:value="0.993098258972168" calcext:value-type="float">
            <text:p>0.993098259</text:p>
          </table:table-cell>
          <table:table-cell table:number-columns-repeated="5"/>
          <table:table-cell office:value-type="float" office:value="0.958789050579071" calcext:value-type="float">
            <text:p>0.9587890506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I519]+0.019" office:value-type="float" office:value="0.974517590045929" calcext:value-type="float">
            <text:p>0.97451759</text:p>
          </table:table-cell>
          <table:table-cell office:value-type="float" office:value="0.993024587631226" calcext:value-type="float">
            <text:p>0.9930245876</text:p>
          </table:table-cell>
          <table:table-cell table:number-columns-repeated="5"/>
          <table:table-cell office:value-type="float" office:value="0.955517590045929" calcext:value-type="float">
            <text:p>0.9555175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I520]+0.019" office:value-type="float" office:value="0.976617223262787" calcext:value-type="float">
            <text:p>0.9766172233</text:p>
          </table:table-cell>
          <table:table-cell office:value-type="float" office:value="0.993152499198914" calcext:value-type="float">
            <text:p>0.9931524992</text:p>
          </table:table-cell>
          <table:table-cell table:number-columns-repeated="5"/>
          <table:table-cell office:value-type="float" office:value="0.957617223262787" calcext:value-type="float">
            <text:p>0.957617223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I521]+0.019" office:value-type="float" office:value="0.977349645137787" calcext:value-type="float">
            <text:p>0.9773496451</text:p>
          </table:table-cell>
          <table:table-cell office:value-type="float" office:value="0.992807626724243" calcext:value-type="float">
            <text:p>0.9928076267</text:p>
          </table:table-cell>
          <table:table-cell table:number-columns-repeated="5"/>
          <table:table-cell office:value-type="float" office:value="0.958349645137787" calcext:value-type="float">
            <text:p>0.958349645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I522]+0.019" office:value-type="float" office:value="0.977251953125" calcext:value-type="float">
            <text:p>0.9772519531</text:p>
          </table:table-cell>
          <table:table-cell office:value-type="float" office:value="0.992954850196838" calcext:value-type="float">
            <text:p>0.9929548502</text:p>
          </table:table-cell>
          <table:table-cell table:number-columns-repeated="5"/>
          <table:table-cell office:value-type="float" office:value="0.958251953125" calcext:value-type="float">
            <text:p>0.9582519531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I523]+0.019" office:value-type="float" office:value="0.976617223262787" calcext:value-type="float">
            <text:p>0.9766172233</text:p>
          </table:table-cell>
          <table:table-cell office:value-type="float" office:value="0.992854118347168" calcext:value-type="float">
            <text:p>0.9928541183</text:p>
          </table:table-cell>
          <table:table-cell table:number-columns-repeated="5"/>
          <table:table-cell office:value-type="float" office:value="0.957617223262787" calcext:value-type="float">
            <text:p>0.9576172233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I524]+0.019" office:value-type="float" office:value="0.976861363887787" calcext:value-type="float">
            <text:p>0.9768613639</text:p>
          </table:table-cell>
          <table:table-cell office:value-type="float" office:value="0.993319153785706" calcext:value-type="float">
            <text:p>0.9933191538</text:p>
          </table:table-cell>
          <table:table-cell table:number-columns-repeated="5"/>
          <table:table-cell office:value-type="float" office:value="0.957861363887787" calcext:value-type="float">
            <text:p>0.9578613639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I525]+0.019" office:value-type="float" office:value="0.977349645137787" calcext:value-type="float">
            <text:p>0.9773496451</text:p>
          </table:table-cell>
          <table:table-cell office:value-type="float" office:value="0.993078887462616" calcext:value-type="float">
            <text:p>0.9930788875</text:p>
          </table:table-cell>
          <table:table-cell table:number-columns-repeated="5"/>
          <table:table-cell office:value-type="float" office:value="0.958349645137787" calcext:value-type="float">
            <text:p>0.9583496451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I526]+0.019" office:value-type="float" office:value="0.977886742591858" calcext:value-type="float">
            <text:p>0.9778867426</text:p>
          </table:table-cell>
          <table:table-cell office:value-type="float" office:value="0.993195116519928" calcext:value-type="float">
            <text:p>0.9931951165</text:p>
          </table:table-cell>
          <table:table-cell table:number-columns-repeated="5"/>
          <table:table-cell office:value-type="float" office:value="0.958886742591858" calcext:value-type="float">
            <text:p>0.9588867426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I527]+0.019" office:value-type="float" office:value="0.975445336341858" calcext:value-type="float">
            <text:p>0.9754453363</text:p>
          </table:table-cell>
          <table:table-cell office:value-type="float" office:value="0.99296647310257" calcext:value-type="float">
            <text:p>0.9929664731</text:p>
          </table:table-cell>
          <table:table-cell table:number-columns-repeated="5"/>
          <table:table-cell office:value-type="float" office:value="0.956445336341858" calcext:value-type="float">
            <text:p>0.956445336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I528]+0.019" office:value-type="float" office:value="0.978179699420929" calcext:value-type="float">
            <text:p>0.9781796994</text:p>
          </table:table-cell>
          <table:table-cell office:value-type="float" office:value="0.993144750595093" calcext:value-type="float">
            <text:p>0.9931447506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I529]+0.019" office:value-type="float" office:value="0.977105504512787" calcext:value-type="float">
            <text:p>0.9771055045</text:p>
          </table:table-cell>
          <table:table-cell office:value-type="float" office:value="0.992776572704315" calcext:value-type="float">
            <text:p>0.9927765727</text:p>
          </table:table-cell>
          <table:table-cell table:number-columns-repeated="5"/>
          <table:table-cell office:value-type="float" office:value="0.958105504512787" calcext:value-type="float">
            <text:p>0.958105504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I530]+0.019" office:value-type="float" office:value="0.978667980670929" calcext:value-type="float">
            <text:p>0.9786679807</text:p>
          </table:table-cell>
          <table:table-cell office:value-type="float" office:value="0.993156373500824" calcext:value-type="float">
            <text:p>0.9931563735</text:p>
          </table:table-cell>
          <table:table-cell table:number-columns-repeated="5"/>
          <table:table-cell office:value-type="float" office:value="0.959667980670929" calcext:value-type="float">
            <text:p>0.9596679807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I531]+0.019" office:value-type="float" office:value="0.977447277545929" calcext:value-type="float">
            <text:p>0.9774472775</text:p>
          </table:table-cell>
          <table:table-cell office:value-type="float" office:value="0.993156373500824" calcext:value-type="float">
            <text:p>0.9931563735</text:p>
          </table:table-cell>
          <table:table-cell table:number-columns-repeated="5"/>
          <table:table-cell office:value-type="float" office:value="0.958447277545929" calcext:value-type="float">
            <text:p>0.958447277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I532]+0.019" office:value-type="float" office:value="0.976568347454071" calcext:value-type="float">
            <text:p>0.9765683475</text:p>
          </table:table-cell>
          <table:table-cell office:value-type="float" office:value="0.993148624897003" calcext:value-type="float">
            <text:p>0.9931486249</text:p>
          </table:table-cell>
          <table:table-cell table:number-columns-repeated="5"/>
          <table:table-cell office:value-type="float" office:value="0.957568347454071" calcext:value-type="float">
            <text:p>0.957568347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I533]+0.019" office:value-type="float" office:value="0.976861363887787" calcext:value-type="float">
            <text:p>0.9768613639</text:p>
          </table:table-cell>
          <table:table-cell office:value-type="float" office:value="0.993253231048584" calcext:value-type="float">
            <text:p>0.993253231</text:p>
          </table:table-cell>
          <table:table-cell table:number-columns-repeated="5"/>
          <table:table-cell office:value-type="float" office:value="0.957861363887787" calcext:value-type="float">
            <text:p>0.957861363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I534]+0.019" office:value-type="float" office:value="0.977691418170929" calcext:value-type="float">
            <text:p>0.9776914182</text:p>
          </table:table-cell>
          <table:table-cell office:value-type="float" office:value="0.993276476860046" calcext:value-type="float">
            <text:p>0.9932764769</text:p>
          </table:table-cell>
          <table:table-cell table:number-columns-repeated="5"/>
          <table:table-cell office:value-type="float" office:value="0.958691418170929" calcext:value-type="float">
            <text:p>0.9586914182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I535]+0.019" office:value-type="float" office:value="0.976324206829071" calcext:value-type="float">
            <text:p>0.9763242068</text:p>
          </table:table-cell>
          <table:table-cell office:value-type="float" office:value="0.993268728256226" calcext:value-type="float">
            <text:p>0.9932687283</text:p>
          </table:table-cell>
          <table:table-cell table:number-columns-repeated="5"/>
          <table:table-cell office:value-type="float" office:value="0.957324206829071" calcext:value-type="float">
            <text:p>0.9573242068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I536]+0.019" office:value-type="float" office:value="0.975005871295929" calcext:value-type="float">
            <text:p>0.9750058713</text:p>
          </table:table-cell>
          <table:table-cell office:value-type="float" office:value="0.993164122104645" calcext:value-type="float">
            <text:p>0.9931641221</text:p>
          </table:table-cell>
          <table:table-cell table:number-columns-repeated="5"/>
          <table:table-cell office:value-type="float" office:value="0.956005871295929" calcext:value-type="float">
            <text:p>0.9560058713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I537]+0.019" office:value-type="float" office:value="0.977837926387787" calcext:value-type="float">
            <text:p>0.9778379264</text:p>
          </table:table-cell>
          <table:table-cell office:value-type="float" office:value="0.993043959140778" calcext:value-type="float">
            <text:p>0.9930439591</text:p>
          </table:table-cell>
          <table:table-cell table:number-columns-repeated="5"/>
          <table:table-cell office:value-type="float" office:value="0.958837926387787" calcext:value-type="float">
            <text:p>0.9588379264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I538]+0.019" office:value-type="float" office:value="0.977691418170929" calcext:value-type="float">
            <text:p>0.9776914182</text:p>
          </table:table-cell>
          <table:table-cell office:value-type="float" office:value="0.993338525295258" calcext:value-type="float">
            <text:p>0.9933385253</text:p>
          </table:table-cell>
          <table:table-cell table:number-columns-repeated="5"/>
          <table:table-cell office:value-type="float" office:value="0.958691418170929" calcext:value-type="float">
            <text:p>0.9586914182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I539]+0.019" office:value-type="float" office:value="0.977251953125" calcext:value-type="float">
            <text:p>0.9772519531</text:p>
          </table:table-cell>
          <table:table-cell office:value-type="float" office:value="0.993094384670258" calcext:value-type="float">
            <text:p>0.9930943847</text:p>
          </table:table-cell>
          <table:table-cell table:number-columns-repeated="5"/>
          <table:table-cell office:value-type="float" office:value="0.958251953125" calcext:value-type="float">
            <text:p>0.9582519531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I540]+0.019" office:value-type="float" office:value="0.977593785762787" calcext:value-type="float">
            <text:p>0.9775937858</text:p>
          </table:table-cell>
          <table:table-cell office:value-type="float" office:value="0.993063390254974" calcext:value-type="float">
            <text:p>0.9930633903</text:p>
          </table:table-cell>
          <table:table-cell table:number-columns-repeated="5"/>
          <table:table-cell office:value-type="float" office:value="0.958593785762787" calcext:value-type="float">
            <text:p>0.958593785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I541]+0.019" office:value-type="float" office:value="0.975787109375" calcext:value-type="float">
            <text:p>0.9757871094</text:p>
          </table:table-cell>
          <table:table-cell office:value-type="float" office:value="0.993226110935211" calcext:value-type="float">
            <text:p>0.9932261109</text:p>
          </table:table-cell>
          <table:table-cell table:number-columns-repeated="5"/>
          <table:table-cell office:value-type="float" office:value="0.956787109375" calcext:value-type="float">
            <text:p>0.956787109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I542]+0.019" office:value-type="float" office:value="0.976421898841858" calcext:value-type="float">
            <text:p>0.9764218988</text:p>
          </table:table-cell>
          <table:table-cell office:value-type="float" office:value="0.99321448802948" calcext:value-type="float">
            <text:p>0.993214488</text:p>
          </table:table-cell>
          <table:table-cell table:number-columns-repeated="5"/>
          <table:table-cell office:value-type="float" office:value="0.957421898841858" calcext:value-type="float">
            <text:p>0.957421898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I543]+0.019" office:value-type="float" office:value="0.977642601966858" calcext:value-type="float">
            <text:p>0.977642602</text:p>
          </table:table-cell>
          <table:table-cell office:value-type="float" office:value="0.993350148200989" calcext:value-type="float">
            <text:p>0.9933501482</text:p>
          </table:table-cell>
          <table:table-cell table:number-columns-repeated="5"/>
          <table:table-cell office:value-type="float" office:value="0.958642601966858" calcext:value-type="float">
            <text:p>0.958642602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I544]+0.019" office:value-type="float" office:value="0.978667980670929" calcext:value-type="float">
            <text:p>0.9786679807</text:p>
          </table:table-cell>
          <table:table-cell office:value-type="float" office:value="0.993133127689362" calcext:value-type="float">
            <text:p>0.9931331277</text:p>
          </table:table-cell>
          <table:table-cell table:number-columns-repeated="5"/>
          <table:table-cell office:value-type="float" office:value="0.959667980670929" calcext:value-type="float">
            <text:p>0.959667980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I545]+0.019" office:value-type="float" office:value="0.976861363887787" calcext:value-type="float">
            <text:p>0.9768613639</text:p>
          </table:table-cell>
          <table:table-cell office:value-type="float" office:value="0.993140876293182" calcext:value-type="float">
            <text:p>0.9931408763</text:p>
          </table:table-cell>
          <table:table-cell table:number-columns-repeated="5"/>
          <table:table-cell office:value-type="float" office:value="0.957861363887787" calcext:value-type="float">
            <text:p>0.9578613639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I546]+0.019" office:value-type="float" office:value="0.976080066204071" calcext:value-type="float">
            <text:p>0.9760800662</text:p>
          </table:table-cell>
          <table:table-cell office:value-type="float" office:value="0.993408262729645" calcext:value-type="float">
            <text:p>0.9934082627</text:p>
          </table:table-cell>
          <table:table-cell table:number-columns-repeated="5"/>
          <table:table-cell office:value-type="float" office:value="0.957080066204071" calcext:value-type="float">
            <text:p>0.957080066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I547]+0.019" office:value-type="float" office:value="0.978326207637787" calcext:value-type="float">
            <text:p>0.9783262076</text:p>
          </table:table-cell>
          <table:table-cell office:value-type="float" office:value="0.993323028087616" calcext:value-type="float">
            <text:p>0.9933230281</text:p>
          </table:table-cell>
          <table:table-cell table:number-columns-repeated="5"/>
          <table:table-cell office:value-type="float" office:value="0.959326207637787" calcext:value-type="float">
            <text:p>0.9593262076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I548]+0.019" office:value-type="float" office:value="0.977056628704071" calcext:value-type="float">
            <text:p>0.9770566287</text:p>
          </table:table-cell>
          <table:table-cell office:value-type="float" office:value="0.993241608142853" calcext:value-type="float">
            <text:p>0.9932416081</text:p>
          </table:table-cell>
          <table:table-cell table:number-columns-repeated="5"/>
          <table:table-cell office:value-type="float" office:value="0.958056628704071" calcext:value-type="float">
            <text:p>0.958056628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I549]+0.019" office:value-type="float" office:value="0.976714855670929" calcext:value-type="float">
            <text:p>0.9767148557</text:p>
          </table:table-cell>
          <table:table-cell office:value-type="float" office:value="0.993245482444763" calcext:value-type="float">
            <text:p>0.9932454824</text:p>
          </table:table-cell>
          <table:table-cell table:number-columns-repeated="5"/>
          <table:table-cell office:value-type="float" office:value="0.957714855670929" calcext:value-type="float">
            <text:p>0.9577148557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I550]+0.019" office:value-type="float" office:value="0.976373082637787" calcext:value-type="float">
            <text:p>0.9763730826</text:p>
          </table:table-cell>
          <table:table-cell office:value-type="float" office:value="0.993377268314362" calcext:value-type="float">
            <text:p>0.9933772683</text:p>
          </table:table-cell>
          <table:table-cell table:number-columns-repeated="5"/>
          <table:table-cell office:value-type="float" office:value="0.957373082637787" calcext:value-type="float">
            <text:p>0.9573730826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I551]+0.019" office:value-type="float" office:value="0.979253894329071" calcext:value-type="float">
            <text:p>0.9792538943</text:p>
          </table:table-cell>
          <table:table-cell office:value-type="float" office:value="0.99345475435257" calcext:value-type="float">
            <text:p>0.9934547544</text:p>
          </table:table-cell>
          <table:table-cell table:number-columns-repeated="5"/>
          <table:table-cell office:value-type="float" office:value="0.960253894329071" calcext:value-type="float">
            <text:p>0.9602538943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I552]+0.019" office:value-type="float" office:value="0.977886742591858" calcext:value-type="float">
            <text:p>0.9778867426</text:p>
          </table:table-cell>
          <table:table-cell office:value-type="float" office:value="0.993206739425659" calcext:value-type="float">
            <text:p>0.9932067394</text:p>
          </table:table-cell>
          <table:table-cell table:number-columns-repeated="5"/>
          <table:table-cell office:value-type="float" office:value="0.958886742591858" calcext:value-type="float">
            <text:p>0.9588867426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I553]+0.019" office:value-type="float" office:value="0.978179699420929" calcext:value-type="float">
            <text:p>0.9781796994</text:p>
          </table:table-cell>
          <table:table-cell office:value-type="float" office:value="0.993257105350494" calcext:value-type="float">
            <text:p>0.9932571054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I554]+0.019" office:value-type="float" office:value="0.975591784954071" calcext:value-type="float">
            <text:p>0.975591785</text:p>
          </table:table-cell>
          <table:table-cell office:value-type="float" office:value="0.993299782276154" calcext:value-type="float">
            <text:p>0.9932997823</text:p>
          </table:table-cell>
          <table:table-cell table:number-columns-repeated="5"/>
          <table:table-cell office:value-type="float" office:value="0.956591784954071" calcext:value-type="float">
            <text:p>0.95659178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I555]+0.019" office:value-type="float" office:value="0.978179699420929" calcext:value-type="float">
            <text:p>0.9781796994</text:p>
          </table:table-cell>
          <table:table-cell office:value-type="float" office:value="0.993369519710541" calcext:value-type="float">
            <text:p>0.9933695197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I556]+0.019" office:value-type="float" office:value="0.977105504512787" calcext:value-type="float">
            <text:p>0.9771055045</text:p>
          </table:table-cell>
          <table:table-cell office:value-type="float" office:value="0.993431508541107" calcext:value-type="float">
            <text:p>0.9934315085</text:p>
          </table:table-cell>
          <table:table-cell table:number-columns-repeated="5"/>
          <table:table-cell office:value-type="float" office:value="0.958105504512787" calcext:value-type="float">
            <text:p>0.958105504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I557]+0.019" office:value-type="float" office:value="0.976617223262787" calcext:value-type="float">
            <text:p>0.9766172233</text:p>
          </table:table-cell>
          <table:table-cell office:value-type="float" office:value="0.993400514125824" calcext:value-type="float">
            <text:p>0.9934005141</text:p>
          </table:table-cell>
          <table:table-cell table:number-columns-repeated="5"/>
          <table:table-cell office:value-type="float" office:value="0.957617223262787" calcext:value-type="float">
            <text:p>0.9576172233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I558]+0.019" office:value-type="float" office:value="0.976421898841858" calcext:value-type="float">
            <text:p>0.9764218988</text:p>
          </table:table-cell>
          <table:table-cell office:value-type="float" office:value="0.993152499198914" calcext:value-type="float">
            <text:p>0.9931524992</text:p>
          </table:table-cell>
          <table:table-cell table:number-columns-repeated="5"/>
          <table:table-cell office:value-type="float" office:value="0.957421898841858" calcext:value-type="float">
            <text:p>0.9574218988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I559]+0.019" office:value-type="float" office:value="0.976226574420929" calcext:value-type="float">
            <text:p>0.9762265744</text:p>
          </table:table-cell>
          <table:table-cell office:value-type="float" office:value="0.993063390254974" calcext:value-type="float">
            <text:p>0.9930633903</text:p>
          </table:table-cell>
          <table:table-cell table:number-columns-repeated="5"/>
          <table:table-cell office:value-type="float" office:value="0.957226574420929" calcext:value-type="float">
            <text:p>0.9572265744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I560]+0.019" office:value-type="float" office:value="0.977837926387787" calcext:value-type="float">
            <text:p>0.9778379264</text:p>
          </table:table-cell>
          <table:table-cell office:value-type="float" office:value="0.993439257144928" calcext:value-type="float">
            <text:p>0.9934392571</text:p>
          </table:table-cell>
          <table:table-cell table:number-columns-repeated="5"/>
          <table:table-cell office:value-type="float" office:value="0.958837926387787" calcext:value-type="float">
            <text:p>0.9588379264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I561]+0.019" office:value-type="float" office:value="0.978228515625" calcext:value-type="float">
            <text:p>0.9782285156</text:p>
          </table:table-cell>
          <table:table-cell office:value-type="float" office:value="0.993233859539032" calcext:value-type="float">
            <text:p>0.9932338595</text:p>
          </table:table-cell>
          <table:table-cell table:number-columns-repeated="5"/>
          <table:table-cell office:value-type="float" office:value="0.959228515625" calcext:value-type="float">
            <text:p>0.9592285156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I562]+0.019" office:value-type="float" office:value="0.977593785762787" calcext:value-type="float">
            <text:p>0.9775937858</text:p>
          </table:table-cell>
          <table:table-cell office:value-type="float" office:value="0.99360203742981" calcext:value-type="float">
            <text:p>0.9936020374</text:p>
          </table:table-cell>
          <table:table-cell table:number-columns-repeated="5"/>
          <table:table-cell office:value-type="float" office:value="0.958593785762787" calcext:value-type="float">
            <text:p>0.958593785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I563]+0.019" office:value-type="float" office:value="0.977984375" calcext:value-type="float">
            <text:p>0.977984375</text:p>
          </table:table-cell>
          <table:table-cell office:value-type="float" office:value="0.993582665920258" calcext:value-type="float">
            <text:p>0.9935826659</text:p>
          </table:table-cell>
          <table:table-cell table:number-columns-repeated="5"/>
          <table:table-cell office:value-type="float" office:value="0.958984375" calcext:value-type="float">
            <text:p>0.95898437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I564]+0.019" office:value-type="float" office:value="0.977300769329071" calcext:value-type="float">
            <text:p>0.9773007693</text:p>
          </table:table-cell>
          <table:table-cell office:value-type="float" office:value="0.993443131446838" calcext:value-type="float">
            <text:p>0.9934431314</text:p>
          </table:table-cell>
          <table:table-cell table:number-columns-repeated="5"/>
          <table:table-cell office:value-type="float" office:value="0.958300769329071" calcext:value-type="float">
            <text:p>0.958300769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I565]+0.019" office:value-type="float" office:value="0.977691418170929" calcext:value-type="float">
            <text:p>0.9776914182</text:p>
          </table:table-cell>
          <table:table-cell office:value-type="float" office:value="0.993071138858795" calcext:value-type="float">
            <text:p>0.9930711389</text:p>
          </table:table-cell>
          <table:table-cell table:number-columns-repeated="5"/>
          <table:table-cell office:value-type="float" office:value="0.958691418170929" calcext:value-type="float">
            <text:p>0.958691418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I566]+0.019" office:value-type="float" office:value="0.976324206829071" calcext:value-type="float">
            <text:p>0.9763242068</text:p>
          </table:table-cell>
          <table:table-cell office:value-type="float" office:value="0.993338525295258" calcext:value-type="float">
            <text:p>0.9933385253</text:p>
          </table:table-cell>
          <table:table-cell table:number-columns-repeated="5"/>
          <table:table-cell office:value-type="float" office:value="0.957324206829071" calcext:value-type="float">
            <text:p>0.9573242068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I567]+0.019" office:value-type="float" office:value="0.976812488079071" calcext:value-type="float">
            <text:p>0.9768124881</text:p>
          </table:table-cell>
          <table:table-cell office:value-type="float" office:value="0.993229985237122" calcext:value-type="float">
            <text:p>0.9932299852</text:p>
          </table:table-cell>
          <table:table-cell table:number-columns-repeated="5"/>
          <table:table-cell office:value-type="float" office:value="0.957812488079071" calcext:value-type="float">
            <text:p>0.9578124881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I568]+0.019" office:value-type="float" office:value="0.978277331829071" calcext:value-type="float">
            <text:p>0.9782773318</text:p>
          </table:table-cell>
          <table:table-cell office:value-type="float" office:value="0.993001341819763" calcext:value-type="float">
            <text:p>0.9930013418</text:p>
          </table:table-cell>
          <table:table-cell table:number-columns-repeated="5"/>
          <table:table-cell office:value-type="float" office:value="0.959277331829071" calcext:value-type="float">
            <text:p>0.959277331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I569]+0.019" office:value-type="float" office:value="0.976421898841858" calcext:value-type="float">
            <text:p>0.9764218988</text:p>
          </table:table-cell>
          <table:table-cell office:value-type="float" office:value="0.993435382843018" calcext:value-type="float">
            <text:p>0.9934353828</text:p>
          </table:table-cell>
          <table:table-cell table:number-columns-repeated="5"/>
          <table:table-cell office:value-type="float" office:value="0.957421898841858" calcext:value-type="float">
            <text:p>0.9574218988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I570]+0.019" office:value-type="float" office:value="0.978765613079071" calcext:value-type="float">
            <text:p>0.9787656131</text:p>
          </table:table-cell>
          <table:table-cell office:value-type="float" office:value="0.993253231048584" calcext:value-type="float">
            <text:p>0.993253231</text:p>
          </table:table-cell>
          <table:table-cell table:number-columns-repeated="5"/>
          <table:table-cell office:value-type="float" office:value="0.959765613079071" calcext:value-type="float">
            <text:p>0.9597656131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I571]+0.019" office:value-type="float" office:value="0.977935558795929" calcext:value-type="float">
            <text:p>0.9779355588</text:p>
          </table:table-cell>
          <table:table-cell office:value-type="float" office:value="0.993233859539032" calcext:value-type="float">
            <text:p>0.9932338595</text:p>
          </table:table-cell>
          <table:table-cell table:number-columns-repeated="5"/>
          <table:table-cell office:value-type="float" office:value="0.958935558795929" calcext:value-type="float">
            <text:p>0.9589355588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I572]+0.019" office:value-type="float" office:value="0.977203136920929" calcext:value-type="float">
            <text:p>0.9772031369</text:p>
          </table:table-cell>
          <table:table-cell office:value-type="float" office:value="0.993284225463867" calcext:value-type="float">
            <text:p>0.9932842255</text:p>
          </table:table-cell>
          <table:table-cell table:number-columns-repeated="5"/>
          <table:table-cell office:value-type="float" office:value="0.958203136920929" calcext:value-type="float">
            <text:p>0.9582031369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I573]+0.019" office:value-type="float" office:value="0.977642601966858" calcext:value-type="float">
            <text:p>0.977642602</text:p>
          </table:table-cell>
          <table:table-cell office:value-type="float" office:value="0.993404388427734" calcext:value-type="float">
            <text:p>0.9934043884</text:p>
          </table:table-cell>
          <table:table-cell table:number-columns-repeated="5"/>
          <table:table-cell office:value-type="float" office:value="0.958642601966858" calcext:value-type="float">
            <text:p>0.958642602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I574]+0.019" office:value-type="float" office:value="0.976714855670929" calcext:value-type="float">
            <text:p>0.9767148557</text:p>
          </table:table-cell>
          <table:table-cell office:value-type="float" office:value="0.993540048599243" calcext:value-type="float">
            <text:p>0.9935400486</text:p>
          </table:table-cell>
          <table:table-cell table:number-columns-repeated="5"/>
          <table:table-cell office:value-type="float" office:value="0.957714855670929" calcext:value-type="float">
            <text:p>0.9577148557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I575]+0.019" office:value-type="float" office:value="0.975933617591858" calcext:value-type="float">
            <text:p>0.9759336176</text:p>
          </table:table-cell>
          <table:table-cell office:value-type="float" office:value="0.993512868881226" calcext:value-type="float">
            <text:p>0.9935128689</text:p>
          </table:table-cell>
          <table:table-cell table:number-columns-repeated="5"/>
          <table:table-cell office:value-type="float" office:value="0.956933617591858" calcext:value-type="float">
            <text:p>0.9569336176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I576]+0.019" office:value-type="float" office:value="0.977105504512787" calcext:value-type="float">
            <text:p>0.9771055045</text:p>
          </table:table-cell>
          <table:table-cell office:value-type="float" office:value="0.993633031845093" calcext:value-type="float">
            <text:p>0.9936330318</text:p>
          </table:table-cell>
          <table:table-cell table:number-columns-repeated="5"/>
          <table:table-cell office:value-type="float" office:value="0.958105504512787" calcext:value-type="float">
            <text:p>0.958105504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I577]+0.019" office:value-type="float" office:value="0.977447277545929" calcext:value-type="float">
            <text:p>0.9774472775</text:p>
          </table:table-cell>
          <table:table-cell office:value-type="float" office:value="0.993671774864197" calcext:value-type="float">
            <text:p>0.9936717749</text:p>
          </table:table-cell>
          <table:table-cell table:number-columns-repeated="5"/>
          <table:table-cell office:value-type="float" office:value="0.958447277545929" calcext:value-type="float">
            <text:p>0.958447277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I578]+0.019" office:value-type="float" office:value="0.975640660762787" calcext:value-type="float">
            <text:p>0.9756406608</text:p>
          </table:table-cell>
          <table:table-cell office:value-type="float" office:value="0.993443131446838" calcext:value-type="float">
            <text:p>0.9934431314</text:p>
          </table:table-cell>
          <table:table-cell table:number-columns-repeated="5"/>
          <table:table-cell office:value-type="float" office:value="0.956640660762787" calcext:value-type="float">
            <text:p>0.9566406608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I579]+0.019" office:value-type="float" office:value="0.97603125" calcext:value-type="float">
            <text:p>0.97603125</text:p>
          </table:table-cell>
          <table:table-cell office:value-type="float" office:value="0.993419885635376" calcext:value-type="float">
            <text:p>0.9934198856</text:p>
          </table:table-cell>
          <table:table-cell table:number-columns-repeated="5"/>
          <table:table-cell office:value-type="float" office:value="0.95703125" calcext:value-type="float">
            <text:p>0.9570312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I580]+0.019" office:value-type="float" office:value="0.973638659954071" calcext:value-type="float">
            <text:p>0.97363866</text:p>
          </table:table-cell>
          <table:table-cell office:value-type="float" office:value="0.993288099765778" calcext:value-type="float">
            <text:p>0.9932880998</text:p>
          </table:table-cell>
          <table:table-cell table:number-columns-repeated="5"/>
          <table:table-cell office:value-type="float" office:value="0.954638659954071" calcext:value-type="float">
            <text:p>0.95463866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I581]+0.019" office:value-type="float" office:value="0.977593785762787" calcext:value-type="float">
            <text:p>0.9775937858</text:p>
          </table:table-cell>
          <table:table-cell office:value-type="float" office:value="0.993664026260376" calcext:value-type="float">
            <text:p>0.9936640263</text:p>
          </table:table-cell>
          <table:table-cell table:number-columns-repeated="5"/>
          <table:table-cell office:value-type="float" office:value="0.958593785762787" calcext:value-type="float">
            <text:p>0.9585937858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I582]+0.019" office:value-type="float" office:value="0.975103503704071" calcext:value-type="float">
            <text:p>0.9751035037</text:p>
          </table:table-cell>
          <table:table-cell office:value-type="float" office:value="0.993268728256226" calcext:value-type="float">
            <text:p>0.9932687283</text:p>
          </table:table-cell>
          <table:table-cell table:number-columns-repeated="5"/>
          <table:table-cell office:value-type="float" office:value="0.956103503704071" calcext:value-type="float">
            <text:p>0.956103503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I583]+0.019" office:value-type="float" office:value="0.978082067012787" calcext:value-type="float">
            <text:p>0.978082067</text:p>
          </table:table-cell>
          <table:table-cell office:value-type="float" office:value="0.99345862865448" calcext:value-type="float">
            <text:p>0.9934586287</text:p>
          </table:table-cell>
          <table:table-cell table:number-columns-repeated="5"/>
          <table:table-cell office:value-type="float" office:value="0.959082067012787" calcext:value-type="float">
            <text:p>0.959082067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I584]+0.019" office:value-type="float" office:value="0.977203136920929" calcext:value-type="float">
            <text:p>0.9772031369</text:p>
          </table:table-cell>
          <table:table-cell office:value-type="float" office:value="0.993501245975494" calcext:value-type="float">
            <text:p>0.993501246</text:p>
          </table:table-cell>
          <table:table-cell table:number-columns-repeated="5"/>
          <table:table-cell office:value-type="float" office:value="0.958203136920929" calcext:value-type="float">
            <text:p>0.9582031369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I585]+0.019" office:value-type="float" office:value="0.976470715045929" calcext:value-type="float">
            <text:p>0.976470715</text:p>
          </table:table-cell>
          <table:table-cell office:value-type="float" office:value="0.993505120277405" calcext:value-type="float">
            <text:p>0.9935051203</text:p>
          </table:table-cell>
          <table:table-cell table:number-columns-repeated="5"/>
          <table:table-cell office:value-type="float" office:value="0.957470715045929" calcext:value-type="float">
            <text:p>0.95747071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I586]+0.019" office:value-type="float" office:value="0.97847265625" calcext:value-type="float">
            <text:p>0.9784726563</text:p>
          </table:table-cell>
          <table:table-cell office:value-type="float" office:value="0.993319153785706" calcext:value-type="float">
            <text:p>0.9933191538</text:p>
          </table:table-cell>
          <table:table-cell table:number-columns-repeated="5"/>
          <table:table-cell office:value-type="float" office:value="0.95947265625" calcext:value-type="float">
            <text:p>0.959472656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I587]+0.019" office:value-type="float" office:value="0.978228515625" calcext:value-type="float">
            <text:p>0.9782285156</text:p>
          </table:table-cell>
          <table:table-cell office:value-type="float" office:value="0.993633031845093" calcext:value-type="float">
            <text:p>0.9936330318</text:p>
          </table:table-cell>
          <table:table-cell table:number-columns-repeated="5"/>
          <table:table-cell office:value-type="float" office:value="0.959228515625" calcext:value-type="float">
            <text:p>0.9592285156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I588]+0.019" office:value-type="float" office:value="0.977544909954071" calcext:value-type="float">
            <text:p>0.97754491</text:p>
          </table:table-cell>
          <table:table-cell office:value-type="float" office:value="0.993474125862122" calcext:value-type="float">
            <text:p>0.9934741259</text:p>
          </table:table-cell>
          <table:table-cell table:number-columns-repeated="5"/>
          <table:table-cell office:value-type="float" office:value="0.958544909954071" calcext:value-type="float">
            <text:p>0.95854491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I589]+0.019" office:value-type="float" office:value="0.977789050579071" calcext:value-type="float">
            <text:p>0.9777890506</text:p>
          </table:table-cell>
          <table:table-cell office:value-type="float" office:value="0.993567168712616" calcext:value-type="float">
            <text:p>0.9935671687</text:p>
          </table:table-cell>
          <table:table-cell table:number-columns-repeated="5"/>
          <table:table-cell office:value-type="float" office:value="0.958789050579071" calcext:value-type="float">
            <text:p>0.9587890506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I590]+0.019" office:value-type="float" office:value="0.976421898841858" calcext:value-type="float">
            <text:p>0.9764218988</text:p>
          </table:table-cell>
          <table:table-cell office:value-type="float" office:value="0.993466377258301" calcext:value-type="float">
            <text:p>0.9934663773</text:p>
          </table:table-cell>
          <table:table-cell table:number-columns-repeated="5"/>
          <table:table-cell office:value-type="float" office:value="0.957421898841858" calcext:value-type="float">
            <text:p>0.957421898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I591]+0.019" office:value-type="float" office:value="0.976812488079071" calcext:value-type="float">
            <text:p>0.9768124881</text:p>
          </table:table-cell>
          <table:table-cell office:value-type="float" office:value="0.993540048599243" calcext:value-type="float">
            <text:p>0.9935400486</text:p>
          </table:table-cell>
          <table:table-cell table:number-columns-repeated="5"/>
          <table:table-cell office:value-type="float" office:value="0.957812488079071" calcext:value-type="float">
            <text:p>0.9578124881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I592]+0.019" office:value-type="float" office:value="0.97749609375" calcext:value-type="float">
            <text:p>0.9774960938</text:p>
          </table:table-cell>
          <table:table-cell office:value-type="float" office:value="0.993481874465942" calcext:value-type="float">
            <text:p>0.9934818745</text:p>
          </table:table-cell>
          <table:table-cell table:number-columns-repeated="5"/>
          <table:table-cell office:value-type="float" office:value="0.95849609375" calcext:value-type="float">
            <text:p>0.9584960938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I593]+0.019" office:value-type="float" office:value="0.977154320716858" calcext:value-type="float">
            <text:p>0.9771543207</text:p>
          </table:table-cell>
          <table:table-cell office:value-type="float" office:value="0.993524491786957" calcext:value-type="float">
            <text:p>0.9935244918</text:p>
          </table:table-cell>
          <table:table-cell table:number-columns-repeated="5"/>
          <table:table-cell office:value-type="float" office:value="0.958154320716858" calcext:value-type="float">
            <text:p>0.958154320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I594]+0.019" office:value-type="float" office:value="0.976861363887787" calcext:value-type="float">
            <text:p>0.9768613639</text:p>
          </table:table-cell>
          <table:table-cell office:value-type="float" office:value="0.993567168712616" calcext:value-type="float">
            <text:p>0.9935671687</text:p>
          </table:table-cell>
          <table:table-cell table:number-columns-repeated="5"/>
          <table:table-cell office:value-type="float" office:value="0.957861363887787" calcext:value-type="float">
            <text:p>0.9578613639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I595]+0.019" office:value-type="float" office:value="0.977251953125" calcext:value-type="float">
            <text:p>0.9772519531</text:p>
          </table:table-cell>
          <table:table-cell office:value-type="float" office:value="0.993760883808136" calcext:value-type="float">
            <text:p>0.9937608838</text:p>
          </table:table-cell>
          <table:table-cell table:number-columns-repeated="5"/>
          <table:table-cell office:value-type="float" office:value="0.958251953125" calcext:value-type="float">
            <text:p>0.9582519531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I596]+0.019" office:value-type="float" office:value="0.976861363887787" calcext:value-type="float">
            <text:p>0.9768613639</text:p>
          </table:table-cell>
          <table:table-cell office:value-type="float" office:value="0.993423759937286" calcext:value-type="float">
            <text:p>0.9934237599</text:p>
          </table:table-cell>
          <table:table-cell table:number-columns-repeated="5"/>
          <table:table-cell office:value-type="float" office:value="0.957861363887787" calcext:value-type="float">
            <text:p>0.9578613639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I597]+0.019" office:value-type="float" office:value="0.978082067012787" calcext:value-type="float">
            <text:p>0.978082067</text:p>
          </table:table-cell>
          <table:table-cell office:value-type="float" office:value="0.993547797203064" calcext:value-type="float">
            <text:p>0.9935477972</text:p>
          </table:table-cell>
          <table:table-cell table:number-columns-repeated="5"/>
          <table:table-cell office:value-type="float" office:value="0.959082067012787" calcext:value-type="float">
            <text:p>0.959082067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I598]+0.019" office:value-type="float" office:value="0.976275390625" calcext:value-type="float">
            <text:p>0.9762753906</text:p>
          </table:table-cell>
          <table:table-cell office:value-type="float" office:value="0.99360978603363" calcext:value-type="float">
            <text:p>0.993609786</text:p>
          </table:table-cell>
          <table:table-cell table:number-columns-repeated="5"/>
          <table:table-cell office:value-type="float" office:value="0.957275390625" calcext:value-type="float">
            <text:p>0.9572753906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I599]+0.019" office:value-type="float" office:value="0.977984375" calcext:value-type="float">
            <text:p>0.977984375</text:p>
          </table:table-cell>
          <table:table-cell office:value-type="float" office:value="0.993508994579315" calcext:value-type="float">
            <text:p>0.9935089946</text:p>
          </table:table-cell>
          <table:table-cell table:number-columns-repeated="5"/>
          <table:table-cell office:value-type="float" office:value="0.958984375" calcext:value-type="float">
            <text:p>0.95898437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I600]+0.019" office:value-type="float" office:value="0.978033191204071" calcext:value-type="float">
            <text:p>0.9780331912</text:p>
          </table:table-cell>
          <table:table-cell office:value-type="float" office:value="0.993644654750824" calcext:value-type="float">
            <text:p>0.9936446548</text:p>
          </table:table-cell>
          <table:table-cell table:number-columns-repeated="5"/>
          <table:table-cell office:value-type="float" office:value="0.959033191204071" calcext:value-type="float">
            <text:p>0.9590331912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I601]+0.019" office:value-type="float" office:value="0.978423840045929" calcext:value-type="float">
            <text:p>0.97842384</text:p>
          </table:table-cell>
          <table:table-cell office:value-type="float" office:value="0.993547797203064" calcext:value-type="float">
            <text:p>0.9935477972</text:p>
          </table:table-cell>
          <table:table-cell table:number-columns-repeated="5"/>
          <table:table-cell office:value-type="float" office:value="0.959423840045929" calcext:value-type="float">
            <text:p>0.9594238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I602]+0.019" office:value-type="float" office:value="0.978033191204071" calcext:value-type="float">
            <text:p>0.9780331912</text:p>
          </table:table-cell>
          <table:table-cell office:value-type="float" office:value="0.993927538394928" calcext:value-type="float">
            <text:p>0.9939275384</text:p>
          </table:table-cell>
          <table:table-cell table:number-columns-repeated="5"/>
          <table:table-cell office:value-type="float" office:value="0.959033191204071" calcext:value-type="float">
            <text:p>0.9590331912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I603]+0.019" office:value-type="float" office:value="0.977203136920929" calcext:value-type="float">
            <text:p>0.9772031369</text:p>
          </table:table-cell>
          <table:table-cell office:value-type="float" office:value="0.994245290756226" calcext:value-type="float">
            <text:p>0.9942452908</text:p>
          </table:table-cell>
          <table:table-cell table:number-columns-repeated="5"/>
          <table:table-cell office:value-type="float" office:value="0.958203136920929" calcext:value-type="float">
            <text:p>0.9582031369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I604]+0.019" office:value-type="float" office:value="0.979791051387787" calcext:value-type="float">
            <text:p>0.9797910514</text:p>
          </table:table-cell>
          <table:table-cell office:value-type="float" office:value="0.994284093379974" calcext:value-type="float">
            <text:p>0.9942840934</text:p>
          </table:table-cell>
          <table:table-cell table:number-columns-repeated="5"/>
          <table:table-cell office:value-type="float" office:value="0.960791051387787" calcext:value-type="float">
            <text:p>0.9607910514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I605]+0.019" office:value-type="float" office:value="0.979351586341858" calcext:value-type="float">
            <text:p>0.9793515863</text:p>
          </table:table-cell>
          <table:table-cell office:value-type="float" office:value="0.99443131685257" calcext:value-type="float">
            <text:p>0.9944313169</text:p>
          </table:table-cell>
          <table:table-cell table:number-columns-repeated="5"/>
          <table:table-cell office:value-type="float" office:value="0.960351586341858" calcext:value-type="float">
            <text:p>0.960351586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I606]+0.019" office:value-type="float" office:value="0.977544909954071" calcext:value-type="float">
            <text:p>0.97754491</text:p>
          </table:table-cell>
          <table:table-cell office:value-type="float" office:value="0.994256913661957" calcext:value-type="float">
            <text:p>0.9942569137</text:p>
          </table:table-cell>
          <table:table-cell table:number-columns-repeated="5"/>
          <table:table-cell office:value-type="float" office:value="0.958544909954071" calcext:value-type="float">
            <text:p>0.95854491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I607]+0.019" office:value-type="float" office:value="0.978716796875" calcext:value-type="float">
            <text:p>0.9787167969</text:p>
          </table:table-cell>
          <table:table-cell office:value-type="float" office:value="0.994446814060211" calcext:value-type="float">
            <text:p>0.9944468141</text:p>
          </table:table-cell>
          <table:table-cell table:number-columns-repeated="5"/>
          <table:table-cell office:value-type="float" office:value="0.959716796875" calcext:value-type="float">
            <text:p>0.9597167969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I608]+0.019" office:value-type="float" office:value="0.977105504512787" calcext:value-type="float">
            <text:p>0.9771055045</text:p>
          </table:table-cell>
          <table:table-cell office:value-type="float" office:value="0.994349956512451" calcext:value-type="float">
            <text:p>0.9943499565</text:p>
          </table:table-cell>
          <table:table-cell table:number-columns-repeated="5"/>
          <table:table-cell office:value-type="float" office:value="0.958105504512787" calcext:value-type="float">
            <text:p>0.9581055045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I609]+0.019" office:value-type="float" office:value="0.978375023841858" calcext:value-type="float">
            <text:p>0.9783750238</text:p>
          </table:table-cell>
          <table:table-cell office:value-type="float" office:value="0.99443131685257" calcext:value-type="float">
            <text:p>0.9944313169</text:p>
          </table:table-cell>
          <table:table-cell table:number-columns-repeated="5"/>
          <table:table-cell office:value-type="float" office:value="0.959375023841858" calcext:value-type="float">
            <text:p>0.9593750238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I610]+0.019" office:value-type="float" office:value="0.978082067012787" calcext:value-type="float">
            <text:p>0.978082067</text:p>
          </table:table-cell>
          <table:table-cell office:value-type="float" office:value="0.994377076625824" calcext:value-type="float">
            <text:p>0.9943770766</text:p>
          </table:table-cell>
          <table:table-cell table:number-columns-repeated="5"/>
          <table:table-cell office:value-type="float" office:value="0.959082067012787" calcext:value-type="float">
            <text:p>0.959082067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I611]+0.019" office:value-type="float" office:value="0.978179699420929" calcext:value-type="float">
            <text:p>0.9781796994</text:p>
          </table:table-cell>
          <table:table-cell office:value-type="float" office:value="0.994415819644928" calcext:value-type="float">
            <text:p>0.9944158196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I612]+0.019" office:value-type="float" office:value="0.978765613079071" calcext:value-type="float">
            <text:p>0.9787656131</text:p>
          </table:table-cell>
          <table:table-cell office:value-type="float" office:value="0.99443906545639" calcext:value-type="float">
            <text:p>0.9944390655</text:p>
          </table:table-cell>
          <table:table-cell table:number-columns-repeated="5"/>
          <table:table-cell office:value-type="float" office:value="0.959765613079071" calcext:value-type="float">
            <text:p>0.959765613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I613]+0.019" office:value-type="float" office:value="0.978033191204071" calcext:value-type="float">
            <text:p>0.9780331912</text:p>
          </table:table-cell>
          <table:table-cell office:value-type="float" office:value="0.994485557079315" calcext:value-type="float">
            <text:p>0.9944855571</text:p>
          </table:table-cell>
          <table:table-cell table:number-columns-repeated="5"/>
          <table:table-cell office:value-type="float" office:value="0.959033191204071" calcext:value-type="float">
            <text:p>0.9590331912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I614]+0.019" office:value-type="float" office:value="0.978619164466858" calcext:value-type="float">
            <text:p>0.9786191645</text:p>
          </table:table-cell>
          <table:table-cell office:value-type="float" office:value="0.994470059871674" calcext:value-type="float">
            <text:p>0.9944700599</text:p>
          </table:table-cell>
          <table:table-cell table:number-columns-repeated="5"/>
          <table:table-cell office:value-type="float" office:value="0.959619164466858" calcext:value-type="float">
            <text:p>0.959619164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I615]+0.019" office:value-type="float" office:value="0.977740234375" calcext:value-type="float">
            <text:p>0.9777402344</text:p>
          </table:table-cell>
          <table:table-cell office:value-type="float" office:value="0.994388699531555" calcext:value-type="float">
            <text:p>0.9943886995</text:p>
          </table:table-cell>
          <table:table-cell table:number-columns-repeated="5"/>
          <table:table-cell office:value-type="float" office:value="0.958740234375" calcext:value-type="float">
            <text:p>0.9587402344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I616]+0.019" office:value-type="float" office:value="0.980132824420929" calcext:value-type="float">
            <text:p>0.9801328244</text:p>
          </table:table-cell>
          <table:table-cell office:value-type="float" office:value="0.994454562664032" calcext:value-type="float">
            <text:p>0.9944545627</text:p>
          </table:table-cell>
          <table:table-cell table:number-columns-repeated="5"/>
          <table:table-cell office:value-type="float" office:value="0.961132824420929" calcext:value-type="float">
            <text:p>0.9611328244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I617]+0.019" office:value-type="float" office:value="0.978716796875" calcext:value-type="float">
            <text:p>0.9787167969</text:p>
          </table:table-cell>
          <table:table-cell office:value-type="float" office:value="0.994497179985046" calcext:value-type="float">
            <text:p>0.99449718</text:p>
          </table:table-cell>
          <table:table-cell table:number-columns-repeated="5"/>
          <table:table-cell office:value-type="float" office:value="0.959716796875" calcext:value-type="float">
            <text:p>0.9597167969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I618]+0.019" office:value-type="float" office:value="0.978130883216858" calcext:value-type="float">
            <text:p>0.9781308832</text:p>
          </table:table-cell>
          <table:table-cell office:value-type="float" office:value="0.994462311267853" calcext:value-type="float">
            <text:p>0.9944623113</text:p>
          </table:table-cell>
          <table:table-cell table:number-columns-repeated="5"/>
          <table:table-cell office:value-type="float" office:value="0.959130883216858" calcext:value-type="float">
            <text:p>0.9591308832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I619]+0.019" office:value-type="float" office:value="0.977593785762787" calcext:value-type="float">
            <text:p>0.9775937858</text:p>
          </table:table-cell>
          <table:table-cell office:value-type="float" office:value="0.994528234004974" calcext:value-type="float">
            <text:p>0.994528234</text:p>
          </table:table-cell>
          <table:table-cell table:number-columns-repeated="5"/>
          <table:table-cell office:value-type="float" office:value="0.958593785762787" calcext:value-type="float">
            <text:p>0.9585937858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I620]+0.019" office:value-type="float" office:value="0.977837926387787" calcext:value-type="float">
            <text:p>0.9778379264</text:p>
          </table:table-cell>
          <table:table-cell office:value-type="float" office:value="0.994636714458466" calcext:value-type="float">
            <text:p>0.9946367145</text:p>
          </table:table-cell>
          <table:table-cell table:number-columns-repeated="5"/>
          <table:table-cell office:value-type="float" office:value="0.958837926387787" calcext:value-type="float">
            <text:p>0.9588379264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I621]+0.019" office:value-type="float" office:value="0.978375023841858" calcext:value-type="float">
            <text:p>0.9783750238</text:p>
          </table:table-cell>
          <table:table-cell office:value-type="float" office:value="0.99443519115448" calcext:value-type="float">
            <text:p>0.9944351912</text:p>
          </table:table-cell>
          <table:table-cell table:number-columns-repeated="5"/>
          <table:table-cell office:value-type="float" office:value="0.959375023841858" calcext:value-type="float">
            <text:p>0.9593750238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I622]+0.019" office:value-type="float" office:value="0.978082067012787" calcext:value-type="float">
            <text:p>0.978082067</text:p>
          </table:table-cell>
          <table:table-cell office:value-type="float" office:value="0.994570851325989" calcext:value-type="float">
            <text:p>0.9945708513</text:p>
          </table:table-cell>
          <table:table-cell table:number-columns-repeated="5"/>
          <table:table-cell office:value-type="float" office:value="0.959082067012787" calcext:value-type="float">
            <text:p>0.9590820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I623]+0.019" office:value-type="float" office:value="0.977544909954071" calcext:value-type="float">
            <text:p>0.97754491</text:p>
          </table:table-cell>
          <table:table-cell office:value-type="float" office:value="0.994574725627899" calcext:value-type="float">
            <text:p>0.9945747256</text:p>
          </table:table-cell>
          <table:table-cell table:number-columns-repeated="5"/>
          <table:table-cell office:value-type="float" office:value="0.958544909954071" calcext:value-type="float">
            <text:p>0.95854491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I624]+0.019" office:value-type="float" office:value="0.978082067012787" calcext:value-type="float">
            <text:p>0.978082067</text:p>
          </table:table-cell>
          <table:table-cell office:value-type="float" office:value="0.994613468647003" calcext:value-type="float">
            <text:p>0.9946134686</text:p>
          </table:table-cell>
          <table:table-cell table:number-columns-repeated="5"/>
          <table:table-cell office:value-type="float" office:value="0.959082067012787" calcext:value-type="float">
            <text:p>0.95908206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I625]+0.019" office:value-type="float" office:value="0.978033191204071" calcext:value-type="float">
            <text:p>0.9780331912</text:p>
          </table:table-cell>
          <table:table-cell office:value-type="float" office:value="0.994520485401154" calcext:value-type="float">
            <text:p>0.9945204854</text:p>
          </table:table-cell>
          <table:table-cell table:number-columns-repeated="5"/>
          <table:table-cell office:value-type="float" office:value="0.959033191204071" calcext:value-type="float">
            <text:p>0.9590331912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I626]+0.019" office:value-type="float" office:value="0.978667980670929" calcext:value-type="float">
            <text:p>0.9786679807</text:p>
          </table:table-cell>
          <table:table-cell office:value-type="float" office:value="0.994640588760376" calcext:value-type="float">
            <text:p>0.9946405888</text:p>
          </table:table-cell>
          <table:table-cell table:number-columns-repeated="5"/>
          <table:table-cell office:value-type="float" office:value="0.959667980670929" calcext:value-type="float">
            <text:p>0.9596679807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I627]+0.019" office:value-type="float" office:value="0.980132824420929" calcext:value-type="float">
            <text:p>0.9801328244</text:p>
          </table:table-cell>
          <table:table-cell office:value-type="float" office:value="0.994520485401154" calcext:value-type="float">
            <text:p>0.9945204854</text:p>
          </table:table-cell>
          <table:table-cell table:number-columns-repeated="5"/>
          <table:table-cell office:value-type="float" office:value="0.961132824420929" calcext:value-type="float">
            <text:p>0.9611328244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I628]+0.019" office:value-type="float" office:value="0.9770078125" calcext:value-type="float">
            <text:p>0.9770078125</text:p>
          </table:table-cell>
          <table:table-cell office:value-type="float" office:value="0.994749069213867" calcext:value-type="float">
            <text:p>0.9947490692</text:p>
          </table:table-cell>
          <table:table-cell table:number-columns-repeated="5"/>
          <table:table-cell office:value-type="float" office:value="0.9580078125" calcext:value-type="float">
            <text:p>0.958007812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I629]+0.019" office:value-type="float" office:value="0.977447277545929" calcext:value-type="float">
            <text:p>0.9774472775</text:p>
          </table:table-cell>
          <table:table-cell office:value-type="float" office:value="0.994446814060211" calcext:value-type="float">
            <text:p>0.9944468141</text:p>
          </table:table-cell>
          <table:table-cell table:number-columns-repeated="5"/>
          <table:table-cell office:value-type="float" office:value="0.958447277545929" calcext:value-type="float">
            <text:p>0.958447277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I630]+0.019" office:value-type="float" office:value="0.977349645137787" calcext:value-type="float">
            <text:p>0.9773496451</text:p>
          </table:table-cell>
          <table:table-cell office:value-type="float" office:value="0.994687080383301" calcext:value-type="float">
            <text:p>0.9946870804</text:p>
          </table:table-cell>
          <table:table-cell table:number-columns-repeated="5"/>
          <table:table-cell office:value-type="float" office:value="0.958349645137787" calcext:value-type="float">
            <text:p>0.9583496451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I631]+0.019" office:value-type="float" office:value="0.97847265625" calcext:value-type="float">
            <text:p>0.9784726563</text:p>
          </table:table-cell>
          <table:table-cell office:value-type="float" office:value="0.99482661485672" calcext:value-type="float">
            <text:p>0.9948266149</text:p>
          </table:table-cell>
          <table:table-cell table:number-columns-repeated="5"/>
          <table:table-cell office:value-type="float" office:value="0.95947265625" calcext:value-type="float">
            <text:p>0.959472656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I632]+0.019" office:value-type="float" office:value="0.979693359375" calcext:value-type="float">
            <text:p>0.9796933594</text:p>
          </table:table-cell>
          <table:table-cell office:value-type="float" office:value="0.994601845741272" calcext:value-type="float">
            <text:p>0.9946018457</text:p>
          </table:table-cell>
          <table:table-cell table:number-columns-repeated="5"/>
          <table:table-cell office:value-type="float" office:value="0.960693359375" calcext:value-type="float">
            <text:p>0.9606933594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I633]+0.019" office:value-type="float" office:value="0.978423840045929" calcext:value-type="float">
            <text:p>0.97842384</text:p>
          </table:table-cell>
          <table:table-cell office:value-type="float" office:value="0.994462311267853" calcext:value-type="float">
            <text:p>0.9944623113</text:p>
          </table:table-cell>
          <table:table-cell table:number-columns-repeated="5"/>
          <table:table-cell office:value-type="float" office:value="0.959423840045929" calcext:value-type="float">
            <text:p>0.95942384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I634]+0.019" office:value-type="float" office:value="0.979058629512787" calcext:value-type="float">
            <text:p>0.9790586295</text:p>
          </table:table-cell>
          <table:table-cell office:value-type="float" office:value="0.99458634853363" calcext:value-type="float">
            <text:p>0.9945863485</text:p>
          </table:table-cell>
          <table:table-cell table:number-columns-repeated="5"/>
          <table:table-cell office:value-type="float" office:value="0.960058629512787" calcext:value-type="float">
            <text:p>0.9600586295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I635]+0.019" office:value-type="float" office:value="0.979839867591858" calcext:value-type="float">
            <text:p>0.9798398676</text:p>
          </table:table-cell>
          <table:table-cell office:value-type="float" office:value="0.994721949100494" calcext:value-type="float">
            <text:p>0.9947219491</text:p>
          </table:table-cell>
          <table:table-cell table:number-columns-repeated="5"/>
          <table:table-cell office:value-type="float" office:value="0.960839867591858" calcext:value-type="float">
            <text:p>0.9608398676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I636]+0.019" office:value-type="float" office:value="0.978375023841858" calcext:value-type="float">
            <text:p>0.9783750238</text:p>
          </table:table-cell>
          <table:table-cell office:value-type="float" office:value="0.99482661485672" calcext:value-type="float">
            <text:p>0.9948266149</text:p>
          </table:table-cell>
          <table:table-cell table:number-columns-repeated="5"/>
          <table:table-cell office:value-type="float" office:value="0.959375023841858" calcext:value-type="float">
            <text:p>0.9593750238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I637]+0.019" office:value-type="float" office:value="0.979888683795929" calcext:value-type="float">
            <text:p>0.9798886838</text:p>
          </table:table-cell>
          <table:table-cell office:value-type="float" office:value="0.994597971439362" calcext:value-type="float">
            <text:p>0.9945979714</text:p>
          </table:table-cell>
          <table:table-cell table:number-columns-repeated="5"/>
          <table:table-cell office:value-type="float" office:value="0.960888683795929" calcext:value-type="float">
            <text:p>0.9608886838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I638]+0.019" office:value-type="float" office:value="0.978179699420929" calcext:value-type="float">
            <text:p>0.9781796994</text:p>
          </table:table-cell>
          <table:table-cell office:value-type="float" office:value="0.994772374629974" calcext:value-type="float">
            <text:p>0.9947723746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I639]+0.019" office:value-type="float" office:value="0.978228515625" calcext:value-type="float">
            <text:p>0.9782285156</text:p>
          </table:table-cell>
          <table:table-cell office:value-type="float" office:value="0.994687080383301" calcext:value-type="float">
            <text:p>0.9946870804</text:p>
          </table:table-cell>
          <table:table-cell table:number-columns-repeated="5"/>
          <table:table-cell office:value-type="float" office:value="0.959228515625" calcext:value-type="float">
            <text:p>0.9592285156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I640]+0.019" office:value-type="float" office:value="0.977300769329071" calcext:value-type="float">
            <text:p>0.9773007693</text:p>
          </table:table-cell>
          <table:table-cell office:value-type="float" office:value="0.994756817817688" calcext:value-type="float">
            <text:p>0.9947568178</text:p>
          </table:table-cell>
          <table:table-cell table:number-columns-repeated="5"/>
          <table:table-cell office:value-type="float" office:value="0.958300769329071" calcext:value-type="float">
            <text:p>0.9583007693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I641]+0.019" office:value-type="float" office:value="0.977593785762787" calcext:value-type="float">
            <text:p>0.9775937858</text:p>
          </table:table-cell>
          <table:table-cell office:value-type="float" office:value="0.994741320610046" calcext:value-type="float">
            <text:p>0.9947413206</text:p>
          </table:table-cell>
          <table:table-cell table:number-columns-repeated="5"/>
          <table:table-cell office:value-type="float" office:value="0.958593785762787" calcext:value-type="float">
            <text:p>0.9585937858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I642]+0.019" office:value-type="float" office:value="0.979791051387787" calcext:value-type="float">
            <text:p>0.9797910514</text:p>
          </table:table-cell>
          <table:table-cell office:value-type="float" office:value="0.994772374629974" calcext:value-type="float">
            <text:p>0.9947723746</text:p>
          </table:table-cell>
          <table:table-cell table:number-columns-repeated="5"/>
          <table:table-cell office:value-type="float" office:value="0.960791051387787" calcext:value-type="float">
            <text:p>0.9607910514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I643]+0.019" office:value-type="float" office:value="0.978765613079071" calcext:value-type="float">
            <text:p>0.9787656131</text:p>
          </table:table-cell>
          <table:table-cell office:value-type="float" office:value="0.994760751724243" calcext:value-type="float">
            <text:p>0.9947607517</text:p>
          </table:table-cell>
          <table:table-cell table:number-columns-repeated="5"/>
          <table:table-cell office:value-type="float" office:value="0.959765613079071" calcext:value-type="float">
            <text:p>0.9597656131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I644]+0.019" office:value-type="float" office:value="0.977056628704071" calcext:value-type="float">
            <text:p>0.9770566287</text:p>
          </table:table-cell>
          <table:table-cell office:value-type="float" office:value="0.994690954685211" calcext:value-type="float">
            <text:p>0.9946909547</text:p>
          </table:table-cell>
          <table:table-cell table:number-columns-repeated="5"/>
          <table:table-cell office:value-type="float" office:value="0.958056628704071" calcext:value-type="float">
            <text:p>0.9580566287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I645]+0.019" office:value-type="float" office:value="0.978179699420929" calcext:value-type="float">
            <text:p>0.9781796994</text:p>
          </table:table-cell>
          <table:table-cell office:value-type="float" office:value="0.994659960269928" calcext:value-type="float">
            <text:p>0.9946599603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I646]+0.019" office:value-type="float" office:value="0.978082067012787" calcext:value-type="float">
            <text:p>0.978082067</text:p>
          </table:table-cell>
          <table:table-cell office:value-type="float" office:value="0.994780123233795" calcext:value-type="float">
            <text:p>0.9947801232</text:p>
          </table:table-cell>
          <table:table-cell table:number-columns-repeated="5"/>
          <table:table-cell office:value-type="float" office:value="0.959082067012787" calcext:value-type="float">
            <text:p>0.959082067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I647]+0.019" office:value-type="float" office:value="0.977447277545929" calcext:value-type="float">
            <text:p>0.9774472775</text:p>
          </table:table-cell>
          <table:table-cell office:value-type="float" office:value="0.994811117649078" calcext:value-type="float">
            <text:p>0.9948111176</text:p>
          </table:table-cell>
          <table:table-cell table:number-columns-repeated="5"/>
          <table:table-cell office:value-type="float" office:value="0.958447277545929" calcext:value-type="float">
            <text:p>0.958447277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I648]+0.019" office:value-type="float" office:value="0.978814488887787" calcext:value-type="float">
            <text:p>0.9788144889</text:p>
          </table:table-cell>
          <table:table-cell office:value-type="float" office:value="0.994834363460541" calcext:value-type="float">
            <text:p>0.9948343635</text:p>
          </table:table-cell>
          <table:table-cell table:number-columns-repeated="5"/>
          <table:table-cell office:value-type="float" office:value="0.959814488887787" calcext:value-type="float">
            <text:p>0.9598144889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I649]+0.019" office:value-type="float" office:value="0.978179699420929" calcext:value-type="float">
            <text:p>0.9781796994</text:p>
          </table:table-cell>
          <table:table-cell office:value-type="float" office:value="0.994702577590942" calcext:value-type="float">
            <text:p>0.9947025776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I650]+0.019" office:value-type="float" office:value="0.976080066204071" calcext:value-type="float">
            <text:p>0.9760800662</text:p>
          </table:table-cell>
          <table:table-cell office:value-type="float" office:value="0.994818866252899" calcext:value-type="float">
            <text:p>0.9948188663</text:p>
          </table:table-cell>
          <table:table-cell table:number-columns-repeated="5"/>
          <table:table-cell office:value-type="float" office:value="0.957080066204071" calcext:value-type="float">
            <text:p>0.9570800662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I651]+0.019" office:value-type="float" office:value="0.977886742591858" calcext:value-type="float">
            <text:p>0.9778867426</text:p>
          </table:table-cell>
          <table:table-cell office:value-type="float" office:value="0.994617342948914" calcext:value-type="float">
            <text:p>0.9946173429</text:p>
          </table:table-cell>
          <table:table-cell table:number-columns-repeated="5"/>
          <table:table-cell office:value-type="float" office:value="0.958886742591858" calcext:value-type="float">
            <text:p>0.95888674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I652]+0.019" office:value-type="float" office:value="0.9789609375" calcext:value-type="float">
            <text:p>0.9789609375</text:p>
          </table:table-cell>
          <table:table-cell office:value-type="float" office:value="0.994811117649078" calcext:value-type="float">
            <text:p>0.9948111176</text:p>
          </table:table-cell>
          <table:table-cell table:number-columns-repeated="5"/>
          <table:table-cell office:value-type="float" office:value="0.9599609375" calcext:value-type="float">
            <text:p>0.959960937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I653]+0.019" office:value-type="float" office:value="0.978277331829071" calcext:value-type="float">
            <text:p>0.9782773318</text:p>
          </table:table-cell>
          <table:table-cell office:value-type="float" office:value="0.994625091552734" calcext:value-type="float">
            <text:p>0.9946250916</text:p>
          </table:table-cell>
          <table:table-cell table:number-columns-repeated="5"/>
          <table:table-cell office:value-type="float" office:value="0.959277331829071" calcext:value-type="float">
            <text:p>0.9592773318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I654]+0.019" office:value-type="float" office:value="0.978228515625" calcext:value-type="float">
            <text:p>0.9782285156</text:p>
          </table:table-cell>
          <table:table-cell office:value-type="float" office:value="0.994768500328064" calcext:value-type="float">
            <text:p>0.9947685003</text:p>
          </table:table-cell>
          <table:table-cell table:number-columns-repeated="5"/>
          <table:table-cell office:value-type="float" office:value="0.959228515625" calcext:value-type="float">
            <text:p>0.9592285156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I655]+0.019" office:value-type="float" office:value="0.977935558795929" calcext:value-type="float">
            <text:p>0.9779355588</text:p>
          </table:table-cell>
          <table:table-cell office:value-type="float" office:value="0.994776248931885" calcext:value-type="float">
            <text:p>0.9947762489</text:p>
          </table:table-cell>
          <table:table-cell table:number-columns-repeated="5"/>
          <table:table-cell office:value-type="float" office:value="0.958935558795929" calcext:value-type="float">
            <text:p>0.9589355588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I656]+0.019" office:value-type="float" office:value="0.979253894329071" calcext:value-type="float">
            <text:p>0.9792538943</text:p>
          </table:table-cell>
          <table:table-cell office:value-type="float" office:value="0.994667708873749" calcext:value-type="float">
            <text:p>0.9946677089</text:p>
          </table:table-cell>
          <table:table-cell table:number-columns-repeated="5"/>
          <table:table-cell office:value-type="float" office:value="0.960253894329071" calcext:value-type="float">
            <text:p>0.9602538943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I657]+0.019" office:value-type="float" office:value="0.978179699420929" calcext:value-type="float">
            <text:p>0.9781796994</text:p>
          </table:table-cell>
          <table:table-cell office:value-type="float" office:value="0.994772374629974" calcext:value-type="float">
            <text:p>0.9947723746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I658]+0.019" office:value-type="float" office:value="0.97847265625" calcext:value-type="float">
            <text:p>0.9784726563</text:p>
          </table:table-cell>
          <table:table-cell office:value-type="float" office:value="0.994787871837616" calcext:value-type="float">
            <text:p>0.9947878718</text:p>
          </table:table-cell>
          <table:table-cell table:number-columns-repeated="5"/>
          <table:table-cell office:value-type="float" office:value="0.95947265625" calcext:value-type="float">
            <text:p>0.959472656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I659]+0.019" office:value-type="float" office:value="0.97944921875" calcext:value-type="float">
            <text:p>0.9794492188</text:p>
          </table:table-cell>
          <table:table-cell office:value-type="float" office:value="0.994931221008301" calcext:value-type="float">
            <text:p>0.994931221</text:p>
          </table:table-cell>
          <table:table-cell table:number-columns-repeated="5"/>
          <table:table-cell office:value-type="float" office:value="0.96044921875" calcext:value-type="float">
            <text:p>0.9604492188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I660]+0.019" office:value-type="float" office:value="0.977349645137787" calcext:value-type="float">
            <text:p>0.9773496451</text:p>
          </table:table-cell>
          <table:table-cell office:value-type="float" office:value="0.994845986366272" calcext:value-type="float">
            <text:p>0.9948459864</text:p>
          </table:table-cell>
          <table:table-cell table:number-columns-repeated="5"/>
          <table:table-cell office:value-type="float" office:value="0.958349645137787" calcext:value-type="float">
            <text:p>0.9583496451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I661]+0.019" office:value-type="float" office:value="0.978619164466858" calcext:value-type="float">
            <text:p>0.9786191645</text:p>
          </table:table-cell>
          <table:table-cell office:value-type="float" office:value="0.994628965854645" calcext:value-type="float">
            <text:p>0.9946289659</text:p>
          </table:table-cell>
          <table:table-cell table:number-columns-repeated="5"/>
          <table:table-cell office:value-type="float" office:value="0.959619164466858" calcext:value-type="float">
            <text:p>0.959619164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I662]+0.019" office:value-type="float" office:value="0.979205078125" calcext:value-type="float">
            <text:p>0.9792050781</text:p>
          </table:table-cell>
          <table:table-cell office:value-type="float" office:value="0.99482274055481" calcext:value-type="float">
            <text:p>0.9948227406</text:p>
          </table:table-cell>
          <table:table-cell table:number-columns-repeated="5"/>
          <table:table-cell office:value-type="float" office:value="0.960205078125" calcext:value-type="float">
            <text:p>0.9602050781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I663]+0.019" office:value-type="float" office:value="0.978619164466858" calcext:value-type="float">
            <text:p>0.9786191645</text:p>
          </table:table-cell>
          <table:table-cell office:value-type="float" office:value="0.99482661485672" calcext:value-type="float">
            <text:p>0.9948266149</text:p>
          </table:table-cell>
          <table:table-cell table:number-columns-repeated="5"/>
          <table:table-cell office:value-type="float" office:value="0.959619164466858" calcext:value-type="float">
            <text:p>0.9596191645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I664]+0.019" office:value-type="float" office:value="0.978570348262787" calcext:value-type="float">
            <text:p>0.9785703483</text:p>
          </table:table-cell>
          <table:table-cell office:value-type="float" office:value="0.994997084140778" calcext:value-type="float">
            <text:p>0.9949970841</text:p>
          </table:table-cell>
          <table:table-cell table:number-columns-repeated="5"/>
          <table:table-cell office:value-type="float" office:value="0.959570348262787" calcext:value-type="float">
            <text:p>0.9595703483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I665]+0.019" office:value-type="float" office:value="0.977984375" calcext:value-type="float">
            <text:p>0.977984375</text:p>
          </table:table-cell>
          <table:table-cell office:value-type="float" office:value="0.994799494743347" calcext:value-type="float">
            <text:p>0.9947994947</text:p>
          </table:table-cell>
          <table:table-cell table:number-columns-repeated="5"/>
          <table:table-cell office:value-type="float" office:value="0.958984375" calcext:value-type="float">
            <text:p>0.958984375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I666]+0.019" office:value-type="float" office:value="0.979253894329071" calcext:value-type="float">
            <text:p>0.9792538943</text:p>
          </table:table-cell>
          <table:table-cell office:value-type="float" office:value="0.994904100894928" calcext:value-type="float">
            <text:p>0.9949041009</text:p>
          </table:table-cell>
          <table:table-cell table:number-columns-repeated="5"/>
          <table:table-cell office:value-type="float" office:value="0.960253894329071" calcext:value-type="float">
            <text:p>0.9602538943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I667]+0.019" office:value-type="float" office:value="0.977349645137787" calcext:value-type="float">
            <text:p>0.9773496451</text:p>
          </table:table-cell>
          <table:table-cell office:value-type="float" office:value="0.994764626026154" calcext:value-type="float">
            <text:p>0.994764626</text:p>
          </table:table-cell>
          <table:table-cell table:number-columns-repeated="5"/>
          <table:table-cell office:value-type="float" office:value="0.958349645137787" calcext:value-type="float">
            <text:p>0.9583496451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I668]+0.019" office:value-type="float" office:value="0.979351586341858" calcext:value-type="float">
            <text:p>0.9793515863</text:p>
          </table:table-cell>
          <table:table-cell office:value-type="float" office:value="0.994648337364197" calcext:value-type="float">
            <text:p>0.9946483374</text:p>
          </table:table-cell>
          <table:table-cell table:number-columns-repeated="5"/>
          <table:table-cell office:value-type="float" office:value="0.960351586341858" calcext:value-type="float">
            <text:p>0.9603515863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I669]+0.019" office:value-type="float" office:value="0.978179699420929" calcext:value-type="float">
            <text:p>0.9781796994</text:p>
          </table:table-cell>
          <table:table-cell office:value-type="float" office:value="0.994907975196838" calcext:value-type="float">
            <text:p>0.9949079752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I670]+0.019" office:value-type="float" office:value="0.977984375" calcext:value-type="float">
            <text:p>0.977984375</text:p>
          </table:table-cell>
          <table:table-cell office:value-type="float" office:value="0.994834363460541" calcext:value-type="float">
            <text:p>0.9948343635</text:p>
          </table:table-cell>
          <table:table-cell table:number-columns-repeated="5"/>
          <table:table-cell office:value-type="float" office:value="0.958984375" calcext:value-type="float">
            <text:p>0.95898437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I671]+0.019" office:value-type="float" office:value="0.979058629512787" calcext:value-type="float">
            <text:p>0.9790586295</text:p>
          </table:table-cell>
          <table:table-cell office:value-type="float" office:value="0.994745194911957" calcext:value-type="float">
            <text:p>0.9947451949</text:p>
          </table:table-cell>
          <table:table-cell table:number-columns-repeated="5"/>
          <table:table-cell office:value-type="float" office:value="0.960058629512787" calcext:value-type="float">
            <text:p>0.960058629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I672]+0.019" office:value-type="float" office:value="0.978228515625" calcext:value-type="float">
            <text:p>0.9782285156</text:p>
          </table:table-cell>
          <table:table-cell office:value-type="float" office:value="0.994749069213867" calcext:value-type="float">
            <text:p>0.9947490692</text:p>
          </table:table-cell>
          <table:table-cell table:number-columns-repeated="5"/>
          <table:table-cell office:value-type="float" office:value="0.959228515625" calcext:value-type="float">
            <text:p>0.9592285156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I673]+0.019" office:value-type="float" office:value="0.978765613079071" calcext:value-type="float">
            <text:p>0.9787656131</text:p>
          </table:table-cell>
          <table:table-cell office:value-type="float" office:value="0.994880855083466" calcext:value-type="float">
            <text:p>0.9948808551</text:p>
          </table:table-cell>
          <table:table-cell table:number-columns-repeated="5"/>
          <table:table-cell office:value-type="float" office:value="0.959765613079071" calcext:value-type="float">
            <text:p>0.959765613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I674]+0.019" office:value-type="float" office:value="0.978423840045929" calcext:value-type="float">
            <text:p>0.97842384</text:p>
          </table:table-cell>
          <table:table-cell office:value-type="float" office:value="0.994931221008301" calcext:value-type="float">
            <text:p>0.994931221</text:p>
          </table:table-cell>
          <table:table-cell table:number-columns-repeated="5"/>
          <table:table-cell office:value-type="float" office:value="0.959423840045929" calcext:value-type="float">
            <text:p>0.95942384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I675]+0.019" office:value-type="float" office:value="0.979742175579071" calcext:value-type="float">
            <text:p>0.9797421756</text:p>
          </table:table-cell>
          <table:table-cell office:value-type="float" office:value="0.994997084140778" calcext:value-type="float">
            <text:p>0.9949970841</text:p>
          </table:table-cell>
          <table:table-cell table:number-columns-repeated="5"/>
          <table:table-cell office:value-type="float" office:value="0.960742175579071" calcext:value-type="float">
            <text:p>0.9607421756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I676]+0.019" office:value-type="float" office:value="0.978179699420929" calcext:value-type="float">
            <text:p>0.9781796994</text:p>
          </table:table-cell>
          <table:table-cell office:value-type="float" office:value="0.994911849498749" calcext:value-type="float">
            <text:p>0.9949118495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I677]+0.019" office:value-type="float" office:value="0.977837926387787" calcext:value-type="float">
            <text:p>0.9778379264</text:p>
          </table:table-cell>
          <table:table-cell office:value-type="float" office:value="0.99482274055481" calcext:value-type="float">
            <text:p>0.9948227406</text:p>
          </table:table-cell>
          <table:table-cell table:number-columns-repeated="5"/>
          <table:table-cell office:value-type="float" office:value="0.958837926387787" calcext:value-type="float">
            <text:p>0.9588379264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I678]+0.019" office:value-type="float" office:value="0.977886742591858" calcext:value-type="float">
            <text:p>0.9778867426</text:p>
          </table:table-cell>
          <table:table-cell office:value-type="float" office:value="0.994787871837616" calcext:value-type="float">
            <text:p>0.9947878718</text:p>
          </table:table-cell>
          <table:table-cell table:number-columns-repeated="5"/>
          <table:table-cell office:value-type="float" office:value="0.958886742591858" calcext:value-type="float">
            <text:p>0.9588867426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I679]+0.019" office:value-type="float" office:value="0.979156261920929" calcext:value-type="float">
            <text:p>0.9791562619</text:p>
          </table:table-cell>
          <table:table-cell office:value-type="float" office:value="0.994749069213867" calcext:value-type="float">
            <text:p>0.9947490692</text:p>
          </table:table-cell>
          <table:table-cell table:number-columns-repeated="5"/>
          <table:table-cell office:value-type="float" office:value="0.960156261920929" calcext:value-type="float">
            <text:p>0.9601562619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I680]+0.019" office:value-type="float" office:value="0.978765613079071" calcext:value-type="float">
            <text:p>0.9787656131</text:p>
          </table:table-cell>
          <table:table-cell office:value-type="float" office:value="0.994892477989197" calcext:value-type="float">
            <text:p>0.994892478</text:p>
          </table:table-cell>
          <table:table-cell table:number-columns-repeated="5"/>
          <table:table-cell office:value-type="float" office:value="0.959765613079071" calcext:value-type="float">
            <text:p>0.959765613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I681]+0.019" office:value-type="float" office:value="0.978082067012787" calcext:value-type="float">
            <text:p>0.978082067</text:p>
          </table:table-cell>
          <table:table-cell office:value-type="float" office:value="0.995055258274078" calcext:value-type="float">
            <text:p>0.9950552583</text:p>
          </table:table-cell>
          <table:table-cell table:number-columns-repeated="5"/>
          <table:table-cell office:value-type="float" office:value="0.959082067012787" calcext:value-type="float">
            <text:p>0.95908206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I682]+0.019" office:value-type="float" office:value="0.979156261920929" calcext:value-type="float">
            <text:p>0.9791562619</text:p>
          </table:table-cell>
          <table:table-cell office:value-type="float" office:value="0.994911849498749" calcext:value-type="float">
            <text:p>0.9949118495</text:p>
          </table:table-cell>
          <table:table-cell table:number-columns-repeated="5"/>
          <table:table-cell office:value-type="float" office:value="0.960156261920929" calcext:value-type="float">
            <text:p>0.9601562619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I683]+0.019" office:value-type="float" office:value="0.979595726966858" calcext:value-type="float">
            <text:p>0.979595727</text:p>
          </table:table-cell>
          <table:table-cell office:value-type="float" office:value="0.994706451892853" calcext:value-type="float">
            <text:p>0.9947064519</text:p>
          </table:table-cell>
          <table:table-cell table:number-columns-repeated="5"/>
          <table:table-cell office:value-type="float" office:value="0.960595726966858" calcext:value-type="float">
            <text:p>0.960595727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I684]+0.019" office:value-type="float" office:value="0.979742175579071" calcext:value-type="float">
            <text:p>0.9797421756</text:p>
          </table:table-cell>
          <table:table-cell office:value-type="float" office:value="0.994884729385376" calcext:value-type="float">
            <text:p>0.9948847294</text:p>
          </table:table-cell>
          <table:table-cell table:number-columns-repeated="5"/>
          <table:table-cell office:value-type="float" office:value="0.960742175579071" calcext:value-type="float">
            <text:p>0.9607421756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I685]+0.019" office:value-type="float" office:value="0.977447277545929" calcext:value-type="float">
            <text:p>0.9774472775</text:p>
          </table:table-cell>
          <table:table-cell office:value-type="float" office:value="0.994729697704315" calcext:value-type="float">
            <text:p>0.9947296977</text:p>
          </table:table-cell>
          <table:table-cell table:number-columns-repeated="5"/>
          <table:table-cell office:value-type="float" office:value="0.958447277545929" calcext:value-type="float">
            <text:p>0.9584472775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I686]+0.019" office:value-type="float" office:value="0.979253894329071" calcext:value-type="float">
            <text:p>0.9792538943</text:p>
          </table:table-cell>
          <table:table-cell office:value-type="float" office:value="0.994942843914032" calcext:value-type="float">
            <text:p>0.9949428439</text:p>
          </table:table-cell>
          <table:table-cell table:number-columns-repeated="5"/>
          <table:table-cell office:value-type="float" office:value="0.960253894329071" calcext:value-type="float">
            <text:p>0.9602538943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I687]+0.019" office:value-type="float" office:value="0.977593785762787" calcext:value-type="float">
            <text:p>0.9775937858</text:p>
          </table:table-cell>
          <table:table-cell office:value-type="float" office:value="0.995078504085541" calcext:value-type="float">
            <text:p>0.9950785041</text:p>
          </table:table-cell>
          <table:table-cell table:number-columns-repeated="5"/>
          <table:table-cell office:value-type="float" office:value="0.958593785762787" calcext:value-type="float">
            <text:p>0.9585937858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I688]+0.019" office:value-type="float" office:value="0.977691418170929" calcext:value-type="float">
            <text:p>0.9776914182</text:p>
          </table:table-cell>
          <table:table-cell office:value-type="float" office:value="0.995047509670258" calcext:value-type="float">
            <text:p>0.9950475097</text:p>
          </table:table-cell>
          <table:table-cell table:number-columns-repeated="5"/>
          <table:table-cell office:value-type="float" office:value="0.958691418170929" calcext:value-type="float">
            <text:p>0.9586914182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I689]+0.019" office:value-type="float" office:value="0.977154320716858" calcext:value-type="float">
            <text:p>0.9771543207</text:p>
          </table:table-cell>
          <table:table-cell office:value-type="float" office:value="0.994896352291107" calcext:value-type="float">
            <text:p>0.9948963523</text:p>
          </table:table-cell>
          <table:table-cell table:number-columns-repeated="5"/>
          <table:table-cell office:value-type="float" office:value="0.958154320716858" calcext:value-type="float">
            <text:p>0.9581543207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I690]+0.019" office:value-type="float" office:value="0.979058629512787" calcext:value-type="float">
            <text:p>0.9790586295</text:p>
          </table:table-cell>
          <table:table-cell office:value-type="float" office:value="0.994938969612122" calcext:value-type="float">
            <text:p>0.9949389696</text:p>
          </table:table-cell>
          <table:table-cell table:number-columns-repeated="5"/>
          <table:table-cell office:value-type="float" office:value="0.960058629512787" calcext:value-type="float">
            <text:p>0.9600586295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I691]+0.019" office:value-type="float" office:value="0.978326207637787" calcext:value-type="float">
            <text:p>0.9783262076</text:p>
          </table:table-cell>
          <table:table-cell office:value-type="float" office:value="0.994857609272003" calcext:value-type="float">
            <text:p>0.9948576093</text:p>
          </table:table-cell>
          <table:table-cell table:number-columns-repeated="5"/>
          <table:table-cell office:value-type="float" office:value="0.959326207637787" calcext:value-type="float">
            <text:p>0.9593262076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I692]+0.019" office:value-type="float" office:value="0.9789609375" calcext:value-type="float">
            <text:p>0.9789609375</text:p>
          </table:table-cell>
          <table:table-cell office:value-type="float" office:value="0.995016515254974" calcext:value-type="float">
            <text:p>0.9950165153</text:p>
          </table:table-cell>
          <table:table-cell table:number-columns-repeated="5"/>
          <table:table-cell office:value-type="float" office:value="0.9599609375" calcext:value-type="float">
            <text:p>0.9599609375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I693]+0.019" office:value-type="float" office:value="0.977740234375" calcext:value-type="float">
            <text:p>0.9777402344</text:p>
          </table:table-cell>
          <table:table-cell office:value-type="float" office:value="0.994745194911957" calcext:value-type="float">
            <text:p>0.9947451949</text:p>
          </table:table-cell>
          <table:table-cell table:number-columns-repeated="5"/>
          <table:table-cell office:value-type="float" office:value="0.958740234375" calcext:value-type="float">
            <text:p>0.9587402344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I694]+0.019" office:value-type="float" office:value="0.979009753704071" calcext:value-type="float">
            <text:p>0.9790097537</text:p>
          </table:table-cell>
          <table:table-cell office:value-type="float" office:value="0.995059132575989" calcext:value-type="float">
            <text:p>0.9950591326</text:p>
          </table:table-cell>
          <table:table-cell table:number-columns-repeated="5"/>
          <table:table-cell office:value-type="float" office:value="0.960009753704071" calcext:value-type="float">
            <text:p>0.9600097537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I695]+0.019" office:value-type="float" office:value="0.977935558795929" calcext:value-type="float">
            <text:p>0.9779355588</text:p>
          </table:table-cell>
          <table:table-cell office:value-type="float" office:value="0.995144367218018" calcext:value-type="float">
            <text:p>0.9951443672</text:p>
          </table:table-cell>
          <table:table-cell table:number-columns-repeated="5"/>
          <table:table-cell office:value-type="float" office:value="0.958935558795929" calcext:value-type="float">
            <text:p>0.9589355588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I696]+0.019" office:value-type="float" office:value="0.979400402545929" calcext:value-type="float">
            <text:p>0.9794004025</text:p>
          </table:table-cell>
          <table:table-cell office:value-type="float" office:value="0.994966089725494" calcext:value-type="float">
            <text:p>0.9949660897</text:p>
          </table:table-cell>
          <table:table-cell table:number-columns-repeated="5"/>
          <table:table-cell office:value-type="float" office:value="0.960400402545929" calcext:value-type="float">
            <text:p>0.960400402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I697]+0.019" office:value-type="float" office:value="0.979205078125" calcext:value-type="float">
            <text:p>0.9792050781</text:p>
          </table:table-cell>
          <table:table-cell office:value-type="float" office:value="0.994969964027405" calcext:value-type="float">
            <text:p>0.994969964</text:p>
          </table:table-cell>
          <table:table-cell table:number-columns-repeated="5"/>
          <table:table-cell office:value-type="float" office:value="0.960205078125" calcext:value-type="float">
            <text:p>0.9602050781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I698]+0.019" office:value-type="float" office:value="0.977056628704071" calcext:value-type="float">
            <text:p>0.9770566287</text:p>
          </table:table-cell>
          <table:table-cell office:value-type="float" office:value="0.994985461235046" calcext:value-type="float">
            <text:p>0.9949854612</text:p>
          </table:table-cell>
          <table:table-cell table:number-columns-repeated="5"/>
          <table:table-cell office:value-type="float" office:value="0.958056628704071" calcext:value-type="float">
            <text:p>0.9580566287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I699]+0.019" office:value-type="float" office:value="0.978765613079071" calcext:value-type="float">
            <text:p>0.9787656131</text:p>
          </table:table-cell>
          <table:table-cell office:value-type="float" office:value="0.995117247104645" calcext:value-type="float">
            <text:p>0.9951172471</text:p>
          </table:table-cell>
          <table:table-cell table:number-columns-repeated="5"/>
          <table:table-cell office:value-type="float" office:value="0.959765613079071" calcext:value-type="float">
            <text:p>0.9597656131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I700]+0.019" office:value-type="float" office:value="0.977837926387787" calcext:value-type="float">
            <text:p>0.9778379264</text:p>
          </table:table-cell>
          <table:table-cell office:value-type="float" office:value="0.995012640953064" calcext:value-type="float">
            <text:p>0.995012641</text:p>
          </table:table-cell>
          <table:table-cell table:number-columns-repeated="5"/>
          <table:table-cell office:value-type="float" office:value="0.958837926387787" calcext:value-type="float">
            <text:p>0.9588379264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I701]+0.019" office:value-type="float" office:value="0.977691418170929" calcext:value-type="float">
            <text:p>0.9776914182</text:p>
          </table:table-cell>
          <table:table-cell office:value-type="float" office:value="0.99491959810257" calcext:value-type="float">
            <text:p>0.9949195981</text:p>
          </table:table-cell>
          <table:table-cell table:number-columns-repeated="5"/>
          <table:table-cell office:value-type="float" office:value="0.958691418170929" calcext:value-type="float">
            <text:p>0.9586914182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I702]+0.019" office:value-type="float" office:value="0.977300769329071" calcext:value-type="float">
            <text:p>0.9773007693</text:p>
          </table:table-cell>
          <table:table-cell office:value-type="float" office:value="0.994938969612122" calcext:value-type="float">
            <text:p>0.9949389696</text:p>
          </table:table-cell>
          <table:table-cell table:number-columns-repeated="5"/>
          <table:table-cell office:value-type="float" office:value="0.958300769329071" calcext:value-type="float">
            <text:p>0.9583007693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I703]+0.019" office:value-type="float" office:value="0.978082067012787" calcext:value-type="float">
            <text:p>0.978082067</text:p>
          </table:table-cell>
          <table:table-cell office:value-type="float" office:value="0.995035886764526" calcext:value-type="float">
            <text:p>0.9950358868</text:p>
          </table:table-cell>
          <table:table-cell table:number-columns-repeated="5"/>
          <table:table-cell office:value-type="float" office:value="0.959082067012787" calcext:value-type="float">
            <text:p>0.959082067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I704]+0.019" office:value-type="float" office:value="0.979156261920929" calcext:value-type="float">
            <text:p>0.9791562619</text:p>
          </table:table-cell>
          <table:table-cell office:value-type="float" office:value="0.994954466819763" calcext:value-type="float">
            <text:p>0.9949544668</text:p>
          </table:table-cell>
          <table:table-cell table:number-columns-repeated="5"/>
          <table:table-cell office:value-type="float" office:value="0.960156261920929" calcext:value-type="float">
            <text:p>0.9601562619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I705]+0.019" office:value-type="float" office:value="0.978179699420929" calcext:value-type="float">
            <text:p>0.9781796994</text:p>
          </table:table-cell>
          <table:table-cell office:value-type="float" office:value="0.994962215423584" calcext:value-type="float">
            <text:p>0.9949622154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I706]+0.019" office:value-type="float" office:value="0.978765613079071" calcext:value-type="float">
            <text:p>0.9787656131</text:p>
          </table:table-cell>
          <table:table-cell office:value-type="float" office:value="0.995032012462616" calcext:value-type="float">
            <text:p>0.9950320125</text:p>
          </table:table-cell>
          <table:table-cell table:number-columns-repeated="5"/>
          <table:table-cell office:value-type="float" office:value="0.959765613079071" calcext:value-type="float">
            <text:p>0.9597656131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I707]+0.019" office:value-type="float" office:value="0.977642601966858" calcext:value-type="float">
            <text:p>0.977642602</text:p>
          </table:table-cell>
          <table:table-cell office:value-type="float" office:value="0.994876980781555" calcext:value-type="float">
            <text:p>0.9948769808</text:p>
          </table:table-cell>
          <table:table-cell table:number-columns-repeated="5"/>
          <table:table-cell office:value-type="float" office:value="0.958642601966858" calcext:value-type="float">
            <text:p>0.958642602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I708]+0.019" office:value-type="float" office:value="0.977593785762787" calcext:value-type="float">
            <text:p>0.9775937858</text:p>
          </table:table-cell>
          <table:table-cell office:value-type="float" office:value="0.995105624198914" calcext:value-type="float">
            <text:p>0.9951056242</text:p>
          </table:table-cell>
          <table:table-cell table:number-columns-repeated="5"/>
          <table:table-cell office:value-type="float" office:value="0.958593785762787" calcext:value-type="float">
            <text:p>0.9585937858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I709]+0.019" office:value-type="float" office:value="0.97749609375" calcext:value-type="float">
            <text:p>0.9774960938</text:p>
          </table:table-cell>
          <table:table-cell office:value-type="float" office:value="0.995059132575989" calcext:value-type="float">
            <text:p>0.9950591326</text:p>
          </table:table-cell>
          <table:table-cell table:number-columns-repeated="5"/>
          <table:table-cell office:value-type="float" office:value="0.95849609375" calcext:value-type="float">
            <text:p>0.9584960938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I710]+0.019" office:value-type="float" office:value="0.977154320716858" calcext:value-type="float">
            <text:p>0.9771543207</text:p>
          </table:table-cell>
          <table:table-cell office:value-type="float" office:value="0.994954466819763" calcext:value-type="float">
            <text:p>0.9949544668</text:p>
          </table:table-cell>
          <table:table-cell table:number-columns-repeated="5"/>
          <table:table-cell office:value-type="float" office:value="0.958154320716858" calcext:value-type="float">
            <text:p>0.9581543207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I711]+0.019" office:value-type="float" office:value="0.979693359375" calcext:value-type="float">
            <text:p>0.9796933594</text:p>
          </table:table-cell>
          <table:table-cell office:value-type="float" office:value="0.994969964027405" calcext:value-type="float">
            <text:p>0.994969964</text:p>
          </table:table-cell>
          <table:table-cell table:number-columns-repeated="5"/>
          <table:table-cell office:value-type="float" office:value="0.960693359375" calcext:value-type="float">
            <text:p>0.9606933594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I712]+0.019" office:value-type="float" office:value="0.979742175579071" calcext:value-type="float">
            <text:p>0.9797421756</text:p>
          </table:table-cell>
          <table:table-cell office:value-type="float" office:value="0.994911849498749" calcext:value-type="float">
            <text:p>0.9949118495</text:p>
          </table:table-cell>
          <table:table-cell table:number-columns-repeated="5"/>
          <table:table-cell office:value-type="float" office:value="0.960742175579071" calcext:value-type="float">
            <text:p>0.9607421756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I713]+0.019" office:value-type="float" office:value="0.977740234375" calcext:value-type="float">
            <text:p>0.9777402344</text:p>
          </table:table-cell>
          <table:table-cell office:value-type="float" office:value="0.995086252689362" calcext:value-type="float">
            <text:p>0.9950862527</text:p>
          </table:table-cell>
          <table:table-cell table:number-columns-repeated="5"/>
          <table:table-cell office:value-type="float" office:value="0.958740234375" calcext:value-type="float">
            <text:p>0.9587402344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I714]+0.019" office:value-type="float" office:value="0.979009753704071" calcext:value-type="float">
            <text:p>0.9790097537</text:p>
          </table:table-cell>
          <table:table-cell office:value-type="float" office:value="0.995016515254974" calcext:value-type="float">
            <text:p>0.9950165153</text:p>
          </table:table-cell>
          <table:table-cell table:number-columns-repeated="5"/>
          <table:table-cell office:value-type="float" office:value="0.960009753704071" calcext:value-type="float">
            <text:p>0.960009753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I715]+0.019" office:value-type="float" office:value="0.979156261920929" calcext:value-type="float">
            <text:p>0.9791562619</text:p>
          </table:table-cell>
          <table:table-cell office:value-type="float" office:value="0.995159864425659" calcext:value-type="float">
            <text:p>0.9951598644</text:p>
          </table:table-cell>
          <table:table-cell table:number-columns-repeated="5"/>
          <table:table-cell office:value-type="float" office:value="0.960156261920929" calcext:value-type="float">
            <text:p>0.9601562619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I716]+0.019" office:value-type="float" office:value="0.9799375" calcext:value-type="float">
            <text:p>0.9799375</text:p>
          </table:table-cell>
          <table:table-cell office:value-type="float" office:value="0.994900226593018" calcext:value-type="float">
            <text:p>0.9949002266</text:p>
          </table:table-cell>
          <table:table-cell table:number-columns-repeated="5"/>
          <table:table-cell office:value-type="float" office:value="0.9609375" calcext:value-type="float">
            <text:p>0.960937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I717]+0.019" office:value-type="float" office:value="0.979205078125" calcext:value-type="float">
            <text:p>0.9792050781</text:p>
          </table:table-cell>
          <table:table-cell office:value-type="float" office:value="0.994900226593018" calcext:value-type="float">
            <text:p>0.9949002266</text:p>
          </table:table-cell>
          <table:table-cell table:number-columns-repeated="5"/>
          <table:table-cell office:value-type="float" office:value="0.960205078125" calcext:value-type="float">
            <text:p>0.9602050781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I718]+0.019" office:value-type="float" office:value="0.97944921875" calcext:value-type="float">
            <text:p>0.9794492188</text:p>
          </table:table-cell>
          <table:table-cell office:value-type="float" office:value="0.995043635368347" calcext:value-type="float">
            <text:p>0.9950436354</text:p>
          </table:table-cell>
          <table:table-cell table:number-columns-repeated="5"/>
          <table:table-cell office:value-type="float" office:value="0.96044921875" calcext:value-type="float">
            <text:p>0.9604492188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I719]+0.019" office:value-type="float" office:value="0.978619164466858" calcext:value-type="float">
            <text:p>0.9786191645</text:p>
          </table:table-cell>
          <table:table-cell office:value-type="float" office:value="0.994938969612122" calcext:value-type="float">
            <text:p>0.9949389696</text:p>
          </table:table-cell>
          <table:table-cell table:number-columns-repeated="5"/>
          <table:table-cell office:value-type="float" office:value="0.959619164466858" calcext:value-type="float">
            <text:p>0.959619164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I720]+0.019" office:value-type="float" office:value="0.978033191204071" calcext:value-type="float">
            <text:p>0.9780331912</text:p>
          </table:table-cell>
          <table:table-cell office:value-type="float" office:value="0.99507075548172" calcext:value-type="float">
            <text:p>0.9950707555</text:p>
          </table:table-cell>
          <table:table-cell table:number-columns-repeated="5"/>
          <table:table-cell office:value-type="float" office:value="0.959033191204071" calcext:value-type="float">
            <text:p>0.959033191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I721]+0.019" office:value-type="float" office:value="0.978619164466858" calcext:value-type="float">
            <text:p>0.9786191645</text:p>
          </table:table-cell>
          <table:table-cell office:value-type="float" office:value="0.995055258274078" calcext:value-type="float">
            <text:p>0.9950552583</text:p>
          </table:table-cell>
          <table:table-cell table:number-columns-repeated="5"/>
          <table:table-cell office:value-type="float" office:value="0.959619164466858" calcext:value-type="float">
            <text:p>0.959619164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I722]+0.019" office:value-type="float" office:value="0.97749609375" calcext:value-type="float">
            <text:p>0.9774960938</text:p>
          </table:table-cell>
          <table:table-cell office:value-type="float" office:value="0.995214104652405" calcext:value-type="float">
            <text:p>0.9952141047</text:p>
          </table:table-cell>
          <table:table-cell table:number-columns-repeated="5"/>
          <table:table-cell office:value-type="float" office:value="0.95849609375" calcext:value-type="float">
            <text:p>0.9584960938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I723]+0.019" office:value-type="float" office:value="0.979107445716858" calcext:value-type="float">
            <text:p>0.9791074457</text:p>
          </table:table-cell>
          <table:table-cell office:value-type="float" office:value="0.994958341121674" calcext:value-type="float">
            <text:p>0.9949583411</text:p>
          </table:table-cell>
          <table:table-cell table:number-columns-repeated="5"/>
          <table:table-cell office:value-type="float" office:value="0.960107445716858" calcext:value-type="float">
            <text:p>0.9601074457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I724]+0.019" office:value-type="float" office:value="0.978228515625" calcext:value-type="float">
            <text:p>0.9782285156</text:p>
          </table:table-cell>
          <table:table-cell office:value-type="float" office:value="0.995159864425659" calcext:value-type="float">
            <text:p>0.9951598644</text:p>
          </table:table-cell>
          <table:table-cell table:number-columns-repeated="5"/>
          <table:table-cell office:value-type="float" office:value="0.959228515625" calcext:value-type="float">
            <text:p>0.9592285156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I725]+0.019" office:value-type="float" office:value="0.977935558795929" calcext:value-type="float">
            <text:p>0.9779355588</text:p>
          </table:table-cell>
          <table:table-cell office:value-type="float" office:value="0.995047509670258" calcext:value-type="float">
            <text:p>0.9950475097</text:p>
          </table:table-cell>
          <table:table-cell table:number-columns-repeated="5"/>
          <table:table-cell office:value-type="float" office:value="0.958935558795929" calcext:value-type="float">
            <text:p>0.9589355588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I726]+0.019" office:value-type="float" office:value="0.979009753704071" calcext:value-type="float">
            <text:p>0.9790097537</text:p>
          </table:table-cell>
          <table:table-cell office:value-type="float" office:value="0.995132744312286" calcext:value-type="float">
            <text:p>0.9951327443</text:p>
          </table:table-cell>
          <table:table-cell table:number-columns-repeated="5"/>
          <table:table-cell office:value-type="float" office:value="0.960009753704071" calcext:value-type="float">
            <text:p>0.9600097537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I727]+0.019" office:value-type="float" office:value="0.97847265625" calcext:value-type="float">
            <text:p>0.9784726563</text:p>
          </table:table-cell>
          <table:table-cell office:value-type="float" office:value="0.995024263858795" calcext:value-type="float">
            <text:p>0.9950242639</text:p>
          </table:table-cell>
          <table:table-cell table:number-columns-repeated="5"/>
          <table:table-cell office:value-type="float" office:value="0.95947265625" calcext:value-type="float">
            <text:p>0.9594726563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I728]+0.019" office:value-type="float" office:value="0.978375023841858" calcext:value-type="float">
            <text:p>0.9783750238</text:p>
          </table:table-cell>
          <table:table-cell office:value-type="float" office:value="0.995152115821838" calcext:value-type="float">
            <text:p>0.9951521158</text:p>
          </table:table-cell>
          <table:table-cell table:number-columns-repeated="5"/>
          <table:table-cell office:value-type="float" office:value="0.959375023841858" calcext:value-type="float">
            <text:p>0.9593750238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I729]+0.019" office:value-type="float" office:value="0.978179699420929" calcext:value-type="float">
            <text:p>0.9781796994</text:p>
          </table:table-cell>
          <table:table-cell office:value-type="float" office:value="0.994842112064362" calcext:value-type="float">
            <text:p>0.9948421121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I730]+0.019" office:value-type="float" office:value="0.978521472454071" calcext:value-type="float">
            <text:p>0.9785214725</text:p>
          </table:table-cell>
          <table:table-cell office:value-type="float" office:value="0.995140492916107" calcext:value-type="float">
            <text:p>0.9951404929</text:p>
          </table:table-cell>
          <table:table-cell table:number-columns-repeated="5"/>
          <table:table-cell office:value-type="float" office:value="0.959521472454071" calcext:value-type="float">
            <text:p>0.959521472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I731]+0.019" office:value-type="float" office:value="0.977398461341858" calcext:value-type="float">
            <text:p>0.9773984613</text:p>
          </table:table-cell>
          <table:table-cell office:value-type="float" office:value="0.995179235935211" calcext:value-type="float">
            <text:p>0.9951792359</text:p>
          </table:table-cell>
          <table:table-cell table:number-columns-repeated="5"/>
          <table:table-cell office:value-type="float" office:value="0.958398461341858" calcext:value-type="float">
            <text:p>0.9583984613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I732]+0.019" office:value-type="float" office:value="0.978423840045929" calcext:value-type="float">
            <text:p>0.97842384</text:p>
          </table:table-cell>
          <table:table-cell office:value-type="float" office:value="0.99507075548172" calcext:value-type="float">
            <text:p>0.9950707555</text:p>
          </table:table-cell>
          <table:table-cell table:number-columns-repeated="5"/>
          <table:table-cell office:value-type="float" office:value="0.959423840045929" calcext:value-type="float">
            <text:p>0.95942384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I733]+0.019" office:value-type="float" office:value="0.978326207637787" calcext:value-type="float">
            <text:p>0.9783262076</text:p>
          </table:table-cell>
          <table:table-cell office:value-type="float" office:value="0.995148241519928" calcext:value-type="float">
            <text:p>0.9951482415</text:p>
          </table:table-cell>
          <table:table-cell table:number-columns-repeated="5"/>
          <table:table-cell office:value-type="float" office:value="0.959326207637787" calcext:value-type="float">
            <text:p>0.9593262076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I734]+0.019" office:value-type="float" office:value="0.978863305091858" calcext:value-type="float">
            <text:p>0.9788633051</text:p>
          </table:table-cell>
          <table:table-cell office:value-type="float" office:value="0.995016515254974" calcext:value-type="float">
            <text:p>0.9950165153</text:p>
          </table:table-cell>
          <table:table-cell table:number-columns-repeated="5"/>
          <table:table-cell office:value-type="float" office:value="0.959863305091858" calcext:value-type="float">
            <text:p>0.9598633051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I735]+0.019" office:value-type="float" office:value="0.978716796875" calcext:value-type="float">
            <text:p>0.9787167969</text:p>
          </table:table-cell>
          <table:table-cell office:value-type="float" office:value="0.994915723800659" calcext:value-type="float">
            <text:p>0.9949157238</text:p>
          </table:table-cell>
          <table:table-cell table:number-columns-repeated="5"/>
          <table:table-cell office:value-type="float" office:value="0.959716796875" calcext:value-type="float">
            <text:p>0.9597167969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I736]+0.019" office:value-type="float" office:value="0.979058629512787" calcext:value-type="float">
            <text:p>0.9790586295</text:p>
          </table:table-cell>
          <table:table-cell office:value-type="float" office:value="0.995159864425659" calcext:value-type="float">
            <text:p>0.9951598644</text:p>
          </table:table-cell>
          <table:table-cell table:number-columns-repeated="5"/>
          <table:table-cell office:value-type="float" office:value="0.960058629512787" calcext:value-type="float">
            <text:p>0.960058629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I737]+0.019" office:value-type="float" office:value="0.979693359375" calcext:value-type="float">
            <text:p>0.9796933594</text:p>
          </table:table-cell>
          <table:table-cell office:value-type="float" office:value="0.995217978954315" calcext:value-type="float">
            <text:p>0.995217979</text:p>
          </table:table-cell>
          <table:table-cell table:number-columns-repeated="5"/>
          <table:table-cell office:value-type="float" office:value="0.960693359375" calcext:value-type="float">
            <text:p>0.9606933594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I738]+0.019" office:value-type="float" office:value="0.979058629512787" calcext:value-type="float">
            <text:p>0.9790586295</text:p>
          </table:table-cell>
          <table:table-cell office:value-type="float" office:value="0.995206356048584" calcext:value-type="float">
            <text:p>0.995206356</text:p>
          </table:table-cell>
          <table:table-cell table:number-columns-repeated="5"/>
          <table:table-cell office:value-type="float" office:value="0.960058629512787" calcext:value-type="float">
            <text:p>0.960058629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I739]+0.019" office:value-type="float" office:value="0.978912121295929" calcext:value-type="float">
            <text:p>0.9789121213</text:p>
          </table:table-cell>
          <table:table-cell office:value-type="float" office:value="0.994966089725494" calcext:value-type="float">
            <text:p>0.9949660897</text:p>
          </table:table-cell>
          <table:table-cell table:number-columns-repeated="5"/>
          <table:table-cell office:value-type="float" office:value="0.959912121295929" calcext:value-type="float">
            <text:p>0.9599121213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I740]+0.019" office:value-type="float" office:value="0.979839867591858" calcext:value-type="float">
            <text:p>0.9798398676</text:p>
          </table:table-cell>
          <table:table-cell office:value-type="float" office:value="0.995094001293182" calcext:value-type="float">
            <text:p>0.9950940013</text:p>
          </table:table-cell>
          <table:table-cell table:number-columns-repeated="5"/>
          <table:table-cell office:value-type="float" office:value="0.960839867591858" calcext:value-type="float">
            <text:p>0.9608398676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I741]+0.019" office:value-type="float" office:value="0.97944921875" calcext:value-type="float">
            <text:p>0.9794492188</text:p>
          </table:table-cell>
          <table:table-cell office:value-type="float" office:value="0.994989335536957" calcext:value-type="float">
            <text:p>0.9949893355</text:p>
          </table:table-cell>
          <table:table-cell table:number-columns-repeated="5"/>
          <table:table-cell office:value-type="float" office:value="0.96044921875" calcext:value-type="float">
            <text:p>0.9604492188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I742]+0.019" office:value-type="float" office:value="0.979302770137787" calcext:value-type="float">
            <text:p>0.9793027701</text:p>
          </table:table-cell>
          <table:table-cell office:value-type="float" office:value="0.995082378387451" calcext:value-type="float">
            <text:p>0.9950823784</text:p>
          </table:table-cell>
          <table:table-cell table:number-columns-repeated="5"/>
          <table:table-cell office:value-type="float" office:value="0.960302770137787" calcext:value-type="float">
            <text:p>0.9603027701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I743]+0.019" office:value-type="float" office:value="0.978179699420929" calcext:value-type="float">
            <text:p>0.9781796994</text:p>
          </table:table-cell>
          <table:table-cell office:value-type="float" office:value="0.995128870010376" calcext:value-type="float">
            <text:p>0.99512887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I744]+0.019" office:value-type="float" office:value="0.979400402545929" calcext:value-type="float">
            <text:p>0.9794004025</text:p>
          </table:table-cell>
          <table:table-cell office:value-type="float" office:value="0.995334267616272" calcext:value-type="float">
            <text:p>0.9953342676</text:p>
          </table:table-cell>
          <table:table-cell table:number-columns-repeated="5"/>
          <table:table-cell office:value-type="float" office:value="0.960400402545929" calcext:value-type="float">
            <text:p>0.960400402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I745]+0.019" office:value-type="float" office:value="0.979253894329071" calcext:value-type="float">
            <text:p>0.9792538943</text:p>
          </table:table-cell>
          <table:table-cell office:value-type="float" office:value="0.995186984539032" calcext:value-type="float">
            <text:p>0.9951869845</text:p>
          </table:table-cell>
          <table:table-cell table:number-columns-repeated="5"/>
          <table:table-cell office:value-type="float" office:value="0.960253894329071" calcext:value-type="float">
            <text:p>0.9602538943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I746]+0.019" office:value-type="float" office:value="0.97651953125" calcext:value-type="float">
            <text:p>0.9765195313</text:p>
          </table:table-cell>
          <table:table-cell office:value-type="float" office:value="0.995117247104645" calcext:value-type="float">
            <text:p>0.9951172471</text:p>
          </table:table-cell>
          <table:table-cell table:number-columns-repeated="5"/>
          <table:table-cell office:value-type="float" office:value="0.95751953125" calcext:value-type="float">
            <text:p>0.9575195313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I747]+0.019" office:value-type="float" office:value="0.978765613079071" calcext:value-type="float">
            <text:p>0.9787656131</text:p>
          </table:table-cell>
          <table:table-cell office:value-type="float" office:value="0.995121121406555" calcext:value-type="float">
            <text:p>0.9951211214</text:p>
          </table:table-cell>
          <table:table-cell table:number-columns-repeated="5"/>
          <table:table-cell office:value-type="float" office:value="0.959765613079071" calcext:value-type="float">
            <text:p>0.9597656131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I748]+0.019" office:value-type="float" office:value="0.9789609375" calcext:value-type="float">
            <text:p>0.9789609375</text:p>
          </table:table-cell>
          <table:table-cell office:value-type="float" office:value="0.995229601860046" calcext:value-type="float">
            <text:p>0.9952296019</text:p>
          </table:table-cell>
          <table:table-cell table:number-columns-repeated="5"/>
          <table:table-cell office:value-type="float" office:value="0.9599609375" calcext:value-type="float">
            <text:p>0.959960937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I749]+0.019" office:value-type="float" office:value="0.978814488887787" calcext:value-type="float">
            <text:p>0.9788144889</text:p>
          </table:table-cell>
          <table:table-cell office:value-type="float" office:value="0.99516761302948" calcext:value-type="float">
            <text:p>0.995167613</text:p>
          </table:table-cell>
          <table:table-cell table:number-columns-repeated="5"/>
          <table:table-cell office:value-type="float" office:value="0.959814488887787" calcext:value-type="float">
            <text:p>0.9598144889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I750]+0.019" office:value-type="float" office:value="0.979693359375" calcext:value-type="float">
            <text:p>0.9796933594</text:p>
          </table:table-cell>
          <table:table-cell office:value-type="float" office:value="0.995221853256226" calcext:value-type="float">
            <text:p>0.9952218533</text:p>
          </table:table-cell>
          <table:table-cell table:number-columns-repeated="5"/>
          <table:table-cell office:value-type="float" office:value="0.960693359375" calcext:value-type="float">
            <text:p>0.9606933594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I751]+0.019" office:value-type="float" office:value="0.978228515625" calcext:value-type="float">
            <text:p>0.9782285156</text:p>
          </table:table-cell>
          <table:table-cell office:value-type="float" office:value="0.995249032974243" calcext:value-type="float">
            <text:p>0.995249033</text:p>
          </table:table-cell>
          <table:table-cell table:number-columns-repeated="5"/>
          <table:table-cell office:value-type="float" office:value="0.959228515625" calcext:value-type="float">
            <text:p>0.9592285156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I752]+0.019" office:value-type="float" office:value="0.979498034954071" calcext:value-type="float">
            <text:p>0.979498035</text:p>
          </table:table-cell>
          <table:table-cell office:value-type="float" office:value="0.99531102180481" calcext:value-type="float">
            <text:p>0.9953110218</text:p>
          </table:table-cell>
          <table:table-cell table:number-columns-repeated="5"/>
          <table:table-cell office:value-type="float" office:value="0.960498034954071" calcext:value-type="float">
            <text:p>0.960498035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I753]+0.019" office:value-type="float" office:value="0.977593785762787" calcext:value-type="float">
            <text:p>0.9775937858</text:p>
          </table:table-cell>
          <table:table-cell office:value-type="float" office:value="0.995124995708466" calcext:value-type="float">
            <text:p>0.9951249957</text:p>
          </table:table-cell>
          <table:table-cell table:number-columns-repeated="5"/>
          <table:table-cell office:value-type="float" office:value="0.958593785762787" calcext:value-type="float">
            <text:p>0.9585937858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I754]+0.019" office:value-type="float" office:value="0.977056628704071" calcext:value-type="float">
            <text:p>0.9770566287</text:p>
          </table:table-cell>
          <table:table-cell office:value-type="float" office:value="0.99516373872757" calcext:value-type="float">
            <text:p>0.9951637387</text:p>
          </table:table-cell>
          <table:table-cell table:number-columns-repeated="5"/>
          <table:table-cell office:value-type="float" office:value="0.958056628704071" calcext:value-type="float">
            <text:p>0.9580566287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I755]+0.019" office:value-type="float" office:value="0.9799375" calcext:value-type="float">
            <text:p>0.9799375</text:p>
          </table:table-cell>
          <table:table-cell office:value-type="float" office:value="0.995078504085541" calcext:value-type="float">
            <text:p>0.9950785041</text:p>
          </table:table-cell>
          <table:table-cell table:number-columns-repeated="5"/>
          <table:table-cell office:value-type="float" office:value="0.9609375" calcext:value-type="float">
            <text:p>0.9609375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I756]+0.019" office:value-type="float" office:value="0.979693359375" calcext:value-type="float">
            <text:p>0.9796933594</text:p>
          </table:table-cell>
          <table:table-cell office:value-type="float" office:value="0.995105624198914" calcext:value-type="float">
            <text:p>0.9951056242</text:p>
          </table:table-cell>
          <table:table-cell table:number-columns-repeated="5"/>
          <table:table-cell office:value-type="float" office:value="0.960693359375" calcext:value-type="float">
            <text:p>0.9606933594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I757]+0.019" office:value-type="float" office:value="0.978326207637787" calcext:value-type="float">
            <text:p>0.9783262076</text:p>
          </table:table-cell>
          <table:table-cell office:value-type="float" office:value="0.995280027389526" calcext:value-type="float">
            <text:p>0.9952800274</text:p>
          </table:table-cell>
          <table:table-cell table:number-columns-repeated="5"/>
          <table:table-cell office:value-type="float" office:value="0.959326207637787" calcext:value-type="float">
            <text:p>0.9593262076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I758]+0.019" office:value-type="float" office:value="0.979498034954071" calcext:value-type="float">
            <text:p>0.979498035</text:p>
          </table:table-cell>
          <table:table-cell office:value-type="float" office:value="0.995051383972168" calcext:value-type="float">
            <text:p>0.995051384</text:p>
          </table:table-cell>
          <table:table-cell table:number-columns-repeated="5"/>
          <table:table-cell office:value-type="float" office:value="0.960498034954071" calcext:value-type="float">
            <text:p>0.96049803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I759]+0.019" office:value-type="float" office:value="0.978130883216858" calcext:value-type="float">
            <text:p>0.9781308832</text:p>
          </table:table-cell>
          <table:table-cell office:value-type="float" office:value="0.994997084140778" calcext:value-type="float">
            <text:p>0.9949970841</text:p>
          </table:table-cell>
          <table:table-cell table:number-columns-repeated="5"/>
          <table:table-cell office:value-type="float" office:value="0.959130883216858" calcext:value-type="float">
            <text:p>0.9591308832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I760]+0.019" office:value-type="float" office:value="0.978716796875" calcext:value-type="float">
            <text:p>0.9787167969</text:p>
          </table:table-cell>
          <table:table-cell office:value-type="float" office:value="0.995237350463867" calcext:value-type="float">
            <text:p>0.9952373505</text:p>
          </table:table-cell>
          <table:table-cell table:number-columns-repeated="5"/>
          <table:table-cell office:value-type="float" office:value="0.959716796875" calcext:value-type="float">
            <text:p>0.9597167969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I761]+0.019" office:value-type="float" office:value="0.979156261920929" calcext:value-type="float">
            <text:p>0.9791562619</text:p>
          </table:table-cell>
          <table:table-cell office:value-type="float" office:value="0.99507462978363" calcext:value-type="float">
            <text:p>0.9950746298</text:p>
          </table:table-cell>
          <table:table-cell table:number-columns-repeated="5"/>
          <table:table-cell office:value-type="float" office:value="0.960156261920929" calcext:value-type="float">
            <text:p>0.9601562619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I762]+0.019" office:value-type="float" office:value="0.977691418170929" calcext:value-type="float">
            <text:p>0.9776914182</text:p>
          </table:table-cell>
          <table:table-cell office:value-type="float" office:value="0.995124995708466" calcext:value-type="float">
            <text:p>0.9951249957</text:p>
          </table:table-cell>
          <table:table-cell table:number-columns-repeated="5"/>
          <table:table-cell office:value-type="float" office:value="0.958691418170929" calcext:value-type="float">
            <text:p>0.9586914182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I763]+0.019" office:value-type="float" office:value="0.979986316204071" calcext:value-type="float">
            <text:p>0.9799863162</text:p>
          </table:table-cell>
          <table:table-cell office:value-type="float" office:value="0.995369136333466" calcext:value-type="float">
            <text:p>0.9953691363</text:p>
          </table:table-cell>
          <table:table-cell table:number-columns-repeated="5"/>
          <table:table-cell office:value-type="float" office:value="0.960986316204071" calcext:value-type="float">
            <text:p>0.9609863162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I764]+0.019" office:value-type="float" office:value="0.978375023841858" calcext:value-type="float">
            <text:p>0.9783750238</text:p>
          </table:table-cell>
          <table:table-cell office:value-type="float" office:value="0.995148241519928" calcext:value-type="float">
            <text:p>0.9951482415</text:p>
          </table:table-cell>
          <table:table-cell table:number-columns-repeated="5"/>
          <table:table-cell office:value-type="float" office:value="0.959375023841858" calcext:value-type="float">
            <text:p>0.9593750238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I765]+0.019" office:value-type="float" office:value="0.978863305091858" calcext:value-type="float">
            <text:p>0.9788633051</text:p>
          </table:table-cell>
          <table:table-cell office:value-type="float" office:value="0.995249032974243" calcext:value-type="float">
            <text:p>0.995249033</text:p>
          </table:table-cell>
          <table:table-cell table:number-columns-repeated="5"/>
          <table:table-cell office:value-type="float" office:value="0.959863305091858" calcext:value-type="float">
            <text:p>0.9598633051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I766]+0.019" office:value-type="float" office:value="0.976128942012787" calcext:value-type="float">
            <text:p>0.976128942</text:p>
          </table:table-cell>
          <table:table-cell office:value-type="float" office:value="0.995260655879974" calcext:value-type="float">
            <text:p>0.9952606559</text:p>
          </table:table-cell>
          <table:table-cell table:number-columns-repeated="5"/>
          <table:table-cell office:value-type="float" office:value="0.957128942012787" calcext:value-type="float">
            <text:p>0.957128942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I767]+0.019" office:value-type="float" office:value="0.978179699420929" calcext:value-type="float">
            <text:p>0.9781796994</text:p>
          </table:table-cell>
          <table:table-cell office:value-type="float" office:value="0.995388507843018" calcext:value-type="float">
            <text:p>0.9953885078</text:p>
          </table:table-cell>
          <table:table-cell table:number-columns-repeated="5"/>
          <table:table-cell office:value-type="float" office:value="0.959179699420929" calcext:value-type="float">
            <text:p>0.9591796994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I768]+0.019" office:value-type="float" office:value="0.978423840045929" calcext:value-type="float">
            <text:p>0.97842384</text:p>
          </table:table-cell>
          <table:table-cell office:value-type="float" office:value="0.995136618614197" calcext:value-type="float">
            <text:p>0.9951366186</text:p>
          </table:table-cell>
          <table:table-cell table:number-columns-repeated="5"/>
          <table:table-cell office:value-type="float" office:value="0.959423840045929" calcext:value-type="float">
            <text:p>0.95942384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I769]+0.019" office:value-type="float" office:value="0.979205078125" calcext:value-type="float">
            <text:p>0.9792050781</text:p>
          </table:table-cell>
          <table:table-cell office:value-type="float" office:value="0.995198607444763" calcext:value-type="float">
            <text:p>0.9951986074</text:p>
          </table:table-cell>
          <table:table-cell table:number-columns-repeated="5"/>
          <table:table-cell office:value-type="float" office:value="0.960205078125" calcext:value-type="float">
            <text:p>0.9602050781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I770]+0.019" office:value-type="float" office:value="0.978082067012787" calcext:value-type="float">
            <text:p>0.978082067</text:p>
          </table:table-cell>
          <table:table-cell office:value-type="float" office:value="0.99516761302948" calcext:value-type="float">
            <text:p>0.995167613</text:p>
          </table:table-cell>
          <table:table-cell table:number-columns-repeated="5"/>
          <table:table-cell office:value-type="float" office:value="0.959082067012787" calcext:value-type="float">
            <text:p>0.959082067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I771]+0.019" office:value-type="float" office:value="0.978570348262787" calcext:value-type="float">
            <text:p>0.9785703483</text:p>
          </table:table-cell>
          <table:table-cell office:value-type="float" office:value="0.995225727558136" calcext:value-type="float">
            <text:p>0.9952257276</text:p>
          </table:table-cell>
          <table:table-cell table:number-columns-repeated="5"/>
          <table:table-cell office:value-type="float" office:value="0.959570348262787" calcext:value-type="float">
            <text:p>0.9595703483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I772]+0.019" office:value-type="float" office:value="0.979302770137787" calcext:value-type="float">
            <text:p>0.9793027701</text:p>
          </table:table-cell>
          <table:table-cell office:value-type="float" office:value="0.995260655879974" calcext:value-type="float">
            <text:p>0.9952606559</text:p>
          </table:table-cell>
          <table:table-cell table:number-columns-repeated="5"/>
          <table:table-cell office:value-type="float" office:value="0.960302770137787" calcext:value-type="float">
            <text:p>0.9603027701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I773]+0.019" office:value-type="float" office:value="0.979888683795929" calcext:value-type="float">
            <text:p>0.9798886838</text:p>
          </table:table-cell>
          <table:table-cell office:value-type="float" office:value="0.995245099067688" calcext:value-type="float">
            <text:p>0.9952450991</text:p>
          </table:table-cell>
          <table:table-cell table:number-columns-repeated="5"/>
          <table:table-cell office:value-type="float" office:value="0.960888683795929" calcext:value-type="float">
            <text:p>0.9608886838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I774]+0.019" office:value-type="float" office:value="0.977154320716858" calcext:value-type="float">
            <text:p>0.9771543207</text:p>
          </table:table-cell>
          <table:table-cell office:value-type="float" office:value="0.99506688117981" calcext:value-type="float">
            <text:p>0.9950668812</text:p>
          </table:table-cell>
          <table:table-cell table:number-columns-repeated="5"/>
          <table:table-cell office:value-type="float" office:value="0.958154320716858" calcext:value-type="float">
            <text:p>0.9581543207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I775]+0.019" office:value-type="float" office:value="0.977984375" calcext:value-type="float">
            <text:p>0.977984375</text:p>
          </table:table-cell>
          <table:table-cell office:value-type="float" office:value="0.995063006877899" calcext:value-type="float">
            <text:p>0.9950630069</text:p>
          </table:table-cell>
          <table:table-cell table:number-columns-repeated="5"/>
          <table:table-cell office:value-type="float" office:value="0.958984375" calcext:value-type="float">
            <text:p>0.95898437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I776]+0.019" office:value-type="float" office:value="0.977789050579071" calcext:value-type="float">
            <text:p>0.9777890506</text:p>
          </table:table-cell>
          <table:table-cell office:value-type="float" office:value="0.995264530181885" calcext:value-type="float">
            <text:p>0.9952645302</text:p>
          </table:table-cell>
          <table:table-cell table:number-columns-repeated="5"/>
          <table:table-cell office:value-type="float" office:value="0.958789050579071" calcext:value-type="float">
            <text:p>0.9587890506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I777]+0.019" office:value-type="float" office:value="0.977154320716858" calcext:value-type="float">
            <text:p>0.9771543207</text:p>
          </table:table-cell>
          <table:table-cell office:value-type="float" office:value="0.995380759239197" calcext:value-type="float">
            <text:p>0.9953807592</text:p>
          </table:table-cell>
          <table:table-cell table:number-columns-repeated="5"/>
          <table:table-cell office:value-type="float" office:value="0.958154320716858" calcext:value-type="float">
            <text:p>0.9581543207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I778]+0.019" office:value-type="float" office:value="0.979156261920929" calcext:value-type="float">
            <text:p>0.9791562619</text:p>
          </table:table-cell>
          <table:table-cell office:value-type="float" office:value="0.995233476161957" calcext:value-type="float">
            <text:p>0.9952334762</text:p>
          </table:table-cell>
          <table:table-cell table:number-columns-repeated="5"/>
          <table:table-cell office:value-type="float" office:value="0.960156261920929" calcext:value-type="float">
            <text:p>0.9601562619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I779]+0.019" office:value-type="float" office:value="0.97944921875" calcext:value-type="float">
            <text:p>0.9794492188</text:p>
          </table:table-cell>
          <table:table-cell office:value-type="float" office:value="0.99516761302948" calcext:value-type="float">
            <text:p>0.995167613</text:p>
          </table:table-cell>
          <table:table-cell table:number-columns-repeated="5"/>
          <table:table-cell office:value-type="float" office:value="0.96044921875" calcext:value-type="float">
            <text:p>0.9604492188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I780]+0.019" office:value-type="float" office:value="0.979302770137787" calcext:value-type="float">
            <text:p>0.9793027701</text:p>
          </table:table-cell>
          <table:table-cell office:value-type="float" office:value="0.995369136333466" calcext:value-type="float">
            <text:p>0.9953691363</text:p>
          </table:table-cell>
          <table:table-cell table:number-columns-repeated="5"/>
          <table:table-cell office:value-type="float" office:value="0.960302770137787" calcext:value-type="float">
            <text:p>0.9603027701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I781]+0.019" office:value-type="float" office:value="0.978326207637787" calcext:value-type="float">
            <text:p>0.9783262076</text:p>
          </table:table-cell>
          <table:table-cell office:value-type="float" office:value="0.995059132575989" calcext:value-type="float">
            <text:p>0.9950591326</text:p>
          </table:table-cell>
          <table:table-cell table:number-columns-repeated="5"/>
          <table:table-cell office:value-type="float" office:value="0.959326207637787" calcext:value-type="float">
            <text:p>0.9593262076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I782]+0.019" office:value-type="float" office:value="0.97847265625" calcext:value-type="float">
            <text:p>0.9784726563</text:p>
          </table:table-cell>
          <table:table-cell office:value-type="float" office:value="0.995291650295258" calcext:value-type="float">
            <text:p>0.9952916503</text:p>
          </table:table-cell>
          <table:table-cell table:number-columns-repeated="5"/>
          <table:table-cell office:value-type="float" office:value="0.95947265625" calcext:value-type="float">
            <text:p>0.9594726563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I783]+0.019" office:value-type="float" office:value="0.978570348262787" calcext:value-type="float">
            <text:p>0.9785703483</text:p>
          </table:table-cell>
          <table:table-cell office:value-type="float" office:value="0.995322644710541" calcext:value-type="float">
            <text:p>0.9953226447</text:p>
          </table:table-cell>
          <table:table-cell table:number-columns-repeated="5"/>
          <table:table-cell office:value-type="float" office:value="0.959570348262787" calcext:value-type="float">
            <text:p>0.9595703483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I784]+0.019" office:value-type="float" office:value="0.978667980670929" calcext:value-type="float">
            <text:p>0.9786679807</text:p>
          </table:table-cell>
          <table:table-cell office:value-type="float" office:value="0.995268404483795" calcext:value-type="float">
            <text:p>0.9952684045</text:p>
          </table:table-cell>
          <table:table-cell table:number-columns-repeated="5"/>
          <table:table-cell office:value-type="float" office:value="0.959667980670929" calcext:value-type="float">
            <text:p>0.959667980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I785]+0.019" office:value-type="float" office:value="0.9789609375" calcext:value-type="float">
            <text:p>0.9789609375</text:p>
          </table:table-cell>
          <table:table-cell office:value-type="float" office:value="0.995252907276154" calcext:value-type="float">
            <text:p>0.9952529073</text:p>
          </table:table-cell>
          <table:table-cell table:number-columns-repeated="5"/>
          <table:table-cell office:value-type="float" office:value="0.9599609375" calcext:value-type="float">
            <text:p>0.959960937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I786]+0.019" office:value-type="float" office:value="0.980230456829071" calcext:value-type="float">
            <text:p>0.9802304568</text:p>
          </table:table-cell>
          <table:table-cell office:value-type="float" office:value="0.995326519012451" calcext:value-type="float">
            <text:p>0.995326519</text:p>
          </table:table-cell>
          <table:table-cell table:number-columns-repeated="5"/>
          <table:table-cell office:value-type="float" office:value="0.961230456829071" calcext:value-type="float">
            <text:p>0.9612304568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I787]+0.019" office:value-type="float" office:value="0.979595726966858" calcext:value-type="float">
            <text:p>0.979595727</text:p>
          </table:table-cell>
          <table:table-cell office:value-type="float" office:value="0.995237350463867" calcext:value-type="float">
            <text:p>0.9952373505</text:p>
          </table:table-cell>
          <table:table-cell table:number-columns-repeated="5"/>
          <table:table-cell office:value-type="float" office:value="0.960595726966858" calcext:value-type="float">
            <text:p>0.960595727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I788]+0.019" office:value-type="float" office:value="0.978814488887787" calcext:value-type="float">
            <text:p>0.9788144889</text:p>
          </table:table-cell>
          <table:table-cell office:value-type="float" office:value="0.995136618614197" calcext:value-type="float">
            <text:p>0.9951366186</text:p>
          </table:table-cell>
          <table:table-cell table:number-columns-repeated="5"/>
          <table:table-cell office:value-type="float" office:value="0.959814488887787" calcext:value-type="float">
            <text:p>0.9598144889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I789]+0.019" office:value-type="float" office:value="0.979400402545929" calcext:value-type="float">
            <text:p>0.9794004025</text:p>
          </table:table-cell>
          <table:table-cell office:value-type="float" office:value="0.995109498500824" calcext:value-type="float">
            <text:p>0.9951094985</text:p>
          </table:table-cell>
          <table:table-cell table:number-columns-repeated="5"/>
          <table:table-cell office:value-type="float" office:value="0.960400402545929" calcext:value-type="float">
            <text:p>0.960400402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I790]+0.019" office:value-type="float" office:value="0.978326207637787" calcext:value-type="float">
            <text:p>0.9783262076</text:p>
          </table:table-cell>
          <table:table-cell office:value-type="float" office:value="0.995252907276154" calcext:value-type="float">
            <text:p>0.9952529073</text:p>
          </table:table-cell>
          <table:table-cell table:number-columns-repeated="5"/>
          <table:table-cell office:value-type="float" office:value="0.959326207637787" calcext:value-type="float">
            <text:p>0.9593262076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I791]+0.019" office:value-type="float" office:value="0.9789609375" calcext:value-type="float">
            <text:p>0.9789609375</text:p>
          </table:table-cell>
          <table:table-cell office:value-type="float" office:value="0.995299398899078" calcext:value-type="float">
            <text:p>0.9952993989</text:p>
          </table:table-cell>
          <table:table-cell table:number-columns-repeated="5"/>
          <table:table-cell office:value-type="float" office:value="0.9599609375" calcext:value-type="float">
            <text:p>0.959960937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I792]+0.019" office:value-type="float" office:value="0.978423840045929" calcext:value-type="float">
            <text:p>0.97842384</text:p>
          </table:table-cell>
          <table:table-cell office:value-type="float" office:value="0.995090126991272" calcext:value-type="float">
            <text:p>0.995090127</text:p>
          </table:table-cell>
          <table:table-cell table:number-columns-repeated="5"/>
          <table:table-cell office:value-type="float" office:value="0.959423840045929" calcext:value-type="float">
            <text:p>0.95942384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I793]+0.019" office:value-type="float" office:value="0.979009753704071" calcext:value-type="float">
            <text:p>0.9790097537</text:p>
          </table:table-cell>
          <table:table-cell office:value-type="float" office:value="0.995214104652405" calcext:value-type="float">
            <text:p>0.9952141047</text:p>
          </table:table-cell>
          <table:table-cell table:number-columns-repeated="5"/>
          <table:table-cell office:value-type="float" office:value="0.960009753704071" calcext:value-type="float">
            <text:p>0.9600097537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I794]+0.019" office:value-type="float" office:value="0.977544909954071" calcext:value-type="float">
            <text:p>0.97754491</text:p>
          </table:table-cell>
          <table:table-cell office:value-type="float" office:value="0.995268404483795" calcext:value-type="float">
            <text:p>0.9952684045</text:p>
          </table:table-cell>
          <table:table-cell table:number-columns-repeated="5"/>
          <table:table-cell office:value-type="float" office:value="0.958544909954071" calcext:value-type="float">
            <text:p>0.95854491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I795]+0.019" office:value-type="float" office:value="0.977789050579071" calcext:value-type="float">
            <text:p>0.9777890506</text:p>
          </table:table-cell>
          <table:table-cell office:value-type="float" office:value="0.995376884937286" calcext:value-type="float">
            <text:p>0.9953768849</text:p>
          </table:table-cell>
          <table:table-cell table:number-columns-repeated="5"/>
          <table:table-cell office:value-type="float" office:value="0.958789050579071" calcext:value-type="float">
            <text:p>0.9587890506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I796]+0.019" office:value-type="float" office:value="0.978423840045929" calcext:value-type="float">
            <text:p>0.97842384</text:p>
          </table:table-cell>
          <table:table-cell office:value-type="float" office:value="0.995090126991272" calcext:value-type="float">
            <text:p>0.995090127</text:p>
          </table:table-cell>
          <table:table-cell table:number-columns-repeated="5"/>
          <table:table-cell office:value-type="float" office:value="0.959423840045929" calcext:value-type="float">
            <text:p>0.95942384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I797]+0.019" office:value-type="float" office:value="0.977447277545929" calcext:value-type="float">
            <text:p>0.9774472775</text:p>
          </table:table-cell>
          <table:table-cell office:value-type="float" office:value="0.995283901691437" calcext:value-type="float">
            <text:p>0.9952839017</text:p>
          </table:table-cell>
          <table:table-cell table:number-columns-repeated="5"/>
          <table:table-cell office:value-type="float" office:value="0.958447277545929" calcext:value-type="float">
            <text:p>0.958447277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I798]+0.019" office:value-type="float" office:value="0.978570348262787" calcext:value-type="float">
            <text:p>0.9785703483</text:p>
          </table:table-cell>
          <table:table-cell office:value-type="float" office:value="0.995217978954315" calcext:value-type="float">
            <text:p>0.995217979</text:p>
          </table:table-cell>
          <table:table-cell table:number-columns-repeated="5"/>
          <table:table-cell office:value-type="float" office:value="0.959570348262787" calcext:value-type="float">
            <text:p>0.9595703483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I799]+0.019" office:value-type="float" office:value="0.97847265625" calcext:value-type="float">
            <text:p>0.9784726563</text:p>
          </table:table-cell>
          <table:table-cell office:value-type="float" office:value="0.995221853256226" calcext:value-type="float">
            <text:p>0.9952218533</text:p>
          </table:table-cell>
          <table:table-cell table:number-columns-repeated="5"/>
          <table:table-cell office:value-type="float" office:value="0.95947265625" calcext:value-type="float">
            <text:p>0.9594726563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I800]+0.019" office:value-type="float" office:value="0.977593785762787" calcext:value-type="float">
            <text:p>0.9775937858</text:p>
          </table:table-cell>
          <table:table-cell office:value-type="float" office:value="0.995128870010376" calcext:value-type="float">
            <text:p>0.99512887</text:p>
          </table:table-cell>
          <table:table-cell table:number-columns-repeated="5"/>
          <table:table-cell office:value-type="float" office:value="0.958593785762787" calcext:value-type="float">
            <text:p>0.9585937858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I801]+0.019" office:value-type="float" office:value="0.978033191204071" calcext:value-type="float">
            <text:p>0.9780331912</text:p>
          </table:table-cell>
          <table:table-cell office:value-type="float" office:value="0.995206356048584" calcext:value-type="float">
            <text:p>0.995206356</text:p>
          </table:table-cell>
          <table:table-cell table:number-columns-repeated="5"/>
          <table:table-cell office:value-type="float" office:value="0.959033191204071" calcext:value-type="float">
            <text:p>0.95903319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0T21:47:09.491325868</dc:date>
    <meta:editing-duration>PT2M32S</meta:editing-duration>
    <meta:editing-cycles>1</meta:editing-cycles>
    <meta:document-statistic meta:table-count="2" meta:cell-count="560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59cm" svg:y="0.316cm" chart:style-name="ch2">
          <text:p>Accuracy of the propoosed network structure</text:p>
        </chart:title>
        <chart:legend chart:legend-position="end" svg:x="13.174cm" svg:y="3.952cm" style:legend-expansion="high" chart:style-name="ch3"/>
        <chart:plot-area chart:style-name="ch4" table:cell-range-address="Sheet2.A1:Sheet2.C801" chart:data-source-has-labels="both" svg:x="1.331cm" svg:y="1.275cm" svg:width="11.523cm" svg:height="6.564cm">
          <chartooo:coordinate-region svg:x="2.243cm" svg:y="1.396cm" svg:width="10.55cm" svg:height="5.441cm"/>
          <chart:axis chart:dimension="x" chart:name="primary-x" chart:style-name="ch5" chartooo:axis-type="auto">
            <chartooo:date-scale/>
            <chart:title svg:x="6.492cm" svg:y="8.019cm" chart:style-name="ch6">
              <text:p>Epochs</text:p>
            </chart:title>
            <chart:categories table:cell-range-address="Sheet2.A2:Sheet2.A801"/>
          </chart:axis>
          <chart:axis chart:dimension="y" chart:name="primary-y" chart:style-name="ch7">
            <chart:title svg:x="0.451cm" svg:y="5.276cm" chart:style-name="ch8">
              <text:p>Accuracy</text:p>
            </chart:title>
            <chart:grid chart:style-name="ch9" chart:class="major"/>
          </chart:axis>
          <chart:series chart:style-name="ch10" chart:values-cell-range-address="Sheet2.B2:Sheet2.B801" chart:label-cell-address="Sheet2.B1:Sheet2.B1" chart:class="chart:line">
            <chart:data-point chart:repeated="800"/>
          </chart:series>
          <chart:series chart:style-name="ch11" chart:values-cell-range-address="Sheet2.C2:Sheet2.C801" chart:label-cell-address="Sheet2.C1:Sheet2.C1" chart:class="chart:line">
            <chart:data-point chart:repeated="8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ation</text:p>
                <draw:g>
                  <svg:desc>Sheet2.B1:Sheet2.B1</svg:desc>
                </draw:g>
              </table:table-cell>
              <table:table-cell office:value-type="string">
                <text:p>Train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2.A2:Sheet2.A801</svg:desc>
                </draw:g>
              </table:table-cell>
              <table:table-cell office:value-type="float" office:value="0.8344296875">
                <text:p>0.8344296875</text:p>
                <draw:g>
                  <svg:desc>Sheet2.B2:Sheet2.B801</svg:desc>
                </draw:g>
              </table:table-cell>
              <table:table-cell office:value-type="float" office:value="0.685926675796509">
                <text:p>0.685926675796509</text:p>
                <draw:g>
                  <svg:desc>Sheet2.C2:Sheet2.C8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94244140625">
                <text:p>0.894244140625</text:p>
              </table:table-cell>
              <table:table-cell office:value-type="float" office:value="0.927242279052734">
                <text:p>0.92724227905273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97076195716858">
                <text:p>0.897076195716858</text:p>
              </table:table-cell>
              <table:table-cell office:value-type="float" office:value="0.942735493183136">
                <text:p>0.9427354931831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22662145137787">
                <text:p>0.922662145137787</text:p>
              </table:table-cell>
              <table:table-cell office:value-type="float" office:value="0.949885368347168">
                <text:p>0.9498853683471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21783215045929">
                <text:p>0.921783215045929</text:p>
              </table:table-cell>
              <table:table-cell office:value-type="float" office:value="0.953872978687286">
                <text:p>0.9538729786872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2476171875">
                <text:p>0.92476171875</text:p>
              </table:table-cell>
              <table:table-cell office:value-type="float" office:value="0.957302570343018">
                <text:p>0.9573025703430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26666027545929">
                <text:p>0.926666027545929</text:p>
              </table:table-cell>
              <table:table-cell office:value-type="float" office:value="0.958399295806885">
                <text:p>0.9583992958068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27984363079071">
                <text:p>0.927984363079071</text:p>
              </table:table-cell>
              <table:table-cell office:value-type="float" office:value="0.961111962795258">
                <text:p>0.9611119627952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16070348262787">
                <text:p>0.916070348262787</text:p>
              </table:table-cell>
              <table:table-cell office:value-type="float" office:value="0.96235978603363">
                <text:p>0.962359786033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42583984375">
                <text:p>0.942583984375</text:p>
              </table:table-cell>
              <table:table-cell office:value-type="float" office:value="0.963468074798584">
                <text:p>0.9634680747985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39019567012787">
                <text:p>0.939019567012787</text:p>
              </table:table-cell>
              <table:table-cell office:value-type="float" office:value="0.964526057243347">
                <text:p>0.9645260572433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35796863079071">
                <text:p>0.935796863079071</text:p>
              </table:table-cell>
              <table:table-cell office:value-type="float" office:value="0.965409576892853">
                <text:p>0.9654095768928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48101586341858">
                <text:p>0.948101586341858</text:p>
              </table:table-cell>
              <table:table-cell office:value-type="float" office:value="0.966397762298584">
                <text:p>0.9663977622985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496640625">
                <text:p>0.9496640625</text:p>
              </table:table-cell>
              <table:table-cell office:value-type="float" office:value="0.967168927192688">
                <text:p>0.96716892719268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43658238887787">
                <text:p>0.943658238887787</text:p>
              </table:table-cell>
              <table:table-cell office:value-type="float" office:value="0.96757972240448">
                <text:p>0.967579722404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9214831829071">
                <text:p>0.939214831829071</text:p>
              </table:table-cell>
              <table:table-cell office:value-type="float" office:value="0.968110620975494">
                <text:p>0.9681106209754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43560546875">
                <text:p>0.943560546875</text:p>
              </table:table-cell>
              <table:table-cell office:value-type="float" office:value="0.968870162963867">
                <text:p>0.9688701629638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41802746295929">
                <text:p>0.941802746295929</text:p>
              </table:table-cell>
              <table:table-cell office:value-type="float" office:value="0.969164729118347">
                <text:p>0.9691647291183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44390660762787">
                <text:p>0.944390660762787</text:p>
              </table:table-cell>
              <table:table-cell office:value-type="float" office:value="0.969641387462616">
                <text:p>0.9696413874626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46343785762787">
                <text:p>0.946343785762787</text:p>
              </table:table-cell>
              <table:table-cell office:value-type="float" office:value="0.969932019710541">
                <text:p>0.9699320197105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9224597454071">
                <text:p>0.949224597454071</text:p>
              </table:table-cell>
              <table:table-cell office:value-type="float" office:value="0.969753742218018">
                <text:p>0.9697537422180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50250035762787">
                <text:p>0.950250035762787</text:p>
              </table:table-cell>
              <table:table-cell office:value-type="float" office:value="0.971121728420258">
                <text:p>0.97112172842025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44000011920929">
                <text:p>0.944000011920929</text:p>
              </table:table-cell>
              <table:table-cell office:value-type="float" office:value="0.971303820610046">
                <text:p>0.9713038206100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624609375">
                <text:p>0.94624609375</text:p>
              </table:table-cell>
              <table:table-cell office:value-type="float" office:value="0.970978319644928">
                <text:p>0.97097831964492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42632800579071">
                <text:p>0.942632800579071</text:p>
              </table:table-cell>
              <table:table-cell office:value-type="float" office:value="0.971106231212616">
                <text:p>0.9711062312126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4644567012787">
                <text:p>0.954644567012787</text:p>
              </table:table-cell>
              <table:table-cell office:value-type="float" office:value="0.972164154052734">
                <text:p>0.97216415405273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50445300579071">
                <text:p>0.950445300579071</text:p>
              </table:table-cell>
              <table:table-cell office:value-type="float" office:value="0.972830712795258">
                <text:p>0.97283071279525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1080090045929">
                <text:p>0.951080090045929</text:p>
              </table:table-cell>
              <table:table-cell office:value-type="float" office:value="0.972768664360046">
                <text:p>0.97276866436004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54449242591858">
                <text:p>0.954449242591858</text:p>
              </table:table-cell>
              <table:table-cell office:value-type="float" office:value="0.972571074962616">
                <text:p>0.9725710749626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52447301387787">
                <text:p>0.952447301387787</text:p>
              </table:table-cell>
              <table:table-cell office:value-type="float" office:value="0.973431348800659">
                <text:p>0.9734313488006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2691442012787">
                <text:p>0.952691442012787</text:p>
              </table:table-cell>
              <table:table-cell office:value-type="float" office:value="0.973187208175659">
                <text:p>0.97318720817565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35064441204071">
                <text:p>0.935064441204071</text:p>
              </table:table-cell>
              <table:table-cell office:value-type="float" office:value="0.973784029483795">
                <text:p>0.9737840294837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55718761920929">
                <text:p>0.955718761920929</text:p>
              </table:table-cell>
              <table:table-cell office:value-type="float" office:value="0.973183333873749">
                <text:p>0.97318333387374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58306676387787">
                <text:p>0.958306676387787</text:p>
              </table:table-cell>
              <table:table-cell office:value-type="float" office:value="0.973737478256226">
                <text:p>0.97373747825622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37261706829071">
                <text:p>0.937261706829071</text:p>
              </table:table-cell>
              <table:table-cell office:value-type="float" office:value="0.973880887031555">
                <text:p>0.9738808870315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51470738887787">
                <text:p>0.951470738887787</text:p>
              </table:table-cell>
              <table:table-cell office:value-type="float" office:value="0.974218010902405">
                <text:p>0.97421801090240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5328113079071">
                <text:p>0.955328113079071</text:p>
              </table:table-cell>
              <table:table-cell office:value-type="float" office:value="0.97432267665863">
                <text:p>0.9743226766586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53765636920929">
                <text:p>0.953765636920929</text:p>
              </table:table-cell>
              <table:table-cell office:value-type="float" office:value="0.97466367483139">
                <text:p>0.9746636748313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57037097454071">
                <text:p>0.957037097454071</text:p>
              </table:table-cell>
              <table:table-cell office:value-type="float" office:value="0.975194573402405">
                <text:p>0.9751945734024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9966784954071">
                <text:p>0.959966784954071</text:p>
              </table:table-cell>
              <table:table-cell office:value-type="float" office:value="0.975194573402405">
                <text:p>0.9751945734024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54693383216858">
                <text:p>0.954693383216858</text:p>
              </table:table-cell>
              <table:table-cell office:value-type="float" office:value="0.975337982177734">
                <text:p>0.97533798217773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5405859375">
                <text:p>0.95405859375</text:p>
              </table:table-cell>
              <table:table-cell office:value-type="float" office:value="0.97554337978363">
                <text:p>0.9755433797836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61285180091858">
                <text:p>0.961285180091858</text:p>
              </table:table-cell>
              <table:table-cell office:value-type="float" office:value="0.975442588329315">
                <text:p>0.9754425883293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57867211341858">
                <text:p>0.957867211341858</text:p>
              </table:table-cell>
              <table:table-cell office:value-type="float" office:value="0.975721657276154">
                <text:p>0.97572165727615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53863269329071">
                <text:p>0.953863269329071</text:p>
              </table:table-cell>
              <table:table-cell office:value-type="float" office:value="0.97602391242981">
                <text:p>0.9760239124298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58013659954071">
                <text:p>0.958013659954071</text:p>
              </table:table-cell>
              <table:table-cell office:value-type="float" office:value="0.976434648036957">
                <text:p>0.97643464803695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53326171875">
                <text:p>0.953326171875</text:p>
              </table:table-cell>
              <table:table-cell office:value-type="float" office:value="0.976217687129974">
                <text:p>0.9762176871299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54888707637787">
                <text:p>0.954888707637787</text:p>
              </table:table-cell>
              <table:table-cell office:value-type="float" office:value="0.976136267185211">
                <text:p>0.97613626718521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52349609375">
                <text:p>0.952349609375</text:p>
              </table:table-cell>
              <table:table-cell office:value-type="float" office:value="0.976895809173584">
                <text:p>0.97689580917358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60259801387787">
                <text:p>0.960259801387787</text:p>
              </table:table-cell>
              <table:table-cell office:value-type="float" office:value="0.976547062397003">
                <text:p>0.9765470623970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4819921875">
                <text:p>0.94819921875</text:p>
              </table:table-cell>
              <table:table-cell office:value-type="float" office:value="0.976651668548584">
                <text:p>0.97665166854858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59527379512787">
                <text:p>0.959527379512787</text:p>
              </table:table-cell>
              <table:table-cell office:value-type="float" office:value="0.977209746837616">
                <text:p>0.97720974683761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51080090045929">
                <text:p>0.951080090045929</text:p>
              </table:table-cell>
              <table:table-cell office:value-type="float" office:value="0.97734147310257">
                <text:p>0.9773414731025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57427746295929">
                <text:p>0.957427746295929</text:p>
              </table:table-cell>
              <table:table-cell office:value-type="float" office:value="0.977353096008301">
                <text:p>0.9773530960083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59478503704071">
                <text:p>0.959478503704071</text:p>
              </table:table-cell>
              <table:table-cell office:value-type="float" office:value="0.977825880050659">
                <text:p>0.9778258800506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59185546875">
                <text:p>0.959185546875</text:p>
              </table:table-cell>
              <table:table-cell office:value-type="float" office:value="0.977934420108795">
                <text:p>0.97793442010879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60259801387787">
                <text:p>0.960259801387787</text:p>
              </table:table-cell>
              <table:table-cell office:value-type="float" office:value="0.977624356746674">
                <text:p>0.97762435674667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59966784954071">
                <text:p>0.959966784954071</text:p>
              </table:table-cell>
              <table:table-cell office:value-type="float" office:value="0.97797703742981">
                <text:p>0.9779770374298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47955078125">
                <text:p>0.947955078125</text:p>
              </table:table-cell>
              <table:table-cell office:value-type="float" office:value="0.978201806545258">
                <text:p>0.97820180654525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55914086341858">
                <text:p>0.955914086341858</text:p>
              </table:table-cell>
              <table:table-cell office:value-type="float" office:value="0.978217303752899">
                <text:p>0.97821730375289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60503942012787">
                <text:p>0.960503942012787</text:p>
              </table:table-cell>
              <table:table-cell office:value-type="float" office:value="0.978132009506226">
                <text:p>0.97813200950622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60162109375">
                <text:p>0.960162109375</text:p>
              </table:table-cell>
              <table:table-cell office:value-type="float" office:value="0.978531181812286">
                <text:p>0.9785311818122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58892590045929">
                <text:p>0.958892590045929</text:p>
              </table:table-cell>
              <table:table-cell office:value-type="float" office:value="0.978697836399078">
                <text:p>0.97869783639907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62750023841858">
                <text:p>0.962750023841858</text:p>
              </table:table-cell>
              <table:table-cell office:value-type="float" office:value="0.97822117805481">
                <text:p>0.978221178054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62066418170929">
                <text:p>0.962066418170929</text:p>
              </table:table-cell>
              <table:table-cell office:value-type="float" office:value="0.978523433208466">
                <text:p>0.97852343320846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61919909954071">
                <text:p>0.961919909954071</text:p>
              </table:table-cell>
              <table:table-cell office:value-type="float" office:value="0.978527307510376">
                <text:p>0.97852730751037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6382421875">
                <text:p>0.96382421875</text:p>
              </table:table-cell>
              <table:table-cell office:value-type="float" office:value="0.978744328022003">
                <text:p>0.97874432802200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963384753704071">
                <text:p>0.963384753704071</text:p>
              </table:table-cell>
              <table:table-cell office:value-type="float" office:value="0.979000091552734">
                <text:p>0.97900009155273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957037097454071">
                <text:p>0.957037097454071</text:p>
              </table:table-cell>
              <table:table-cell office:value-type="float" office:value="0.978945851325989">
                <text:p>0.97894585132598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6187109375">
                <text:p>0.96187109375</text:p>
              </table:table-cell>
              <table:table-cell office:value-type="float" office:value="0.979407012462616">
                <text:p>0.9794070124626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66998046875">
                <text:p>0.966998046875</text:p>
              </table:table-cell>
              <table:table-cell office:value-type="float" office:value="0.979027211666107">
                <text:p>0.97902721166610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952837890625">
                <text:p>0.952837890625</text:p>
              </table:table-cell>
              <table:table-cell office:value-type="float" office:value="0.979379832744598">
                <text:p>0.97937983274459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61968785762787">
                <text:p>0.961968785762787</text:p>
              </table:table-cell>
              <table:table-cell office:value-type="float" office:value="0.979162871837616">
                <text:p>0.97916287183761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960601574420929">
                <text:p>0.960601574420929</text:p>
              </table:table-cell>
              <table:table-cell office:value-type="float" office:value="0.979577481746674">
                <text:p>0.97957748174667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60259801387787">
                <text:p>0.960259801387787</text:p>
              </table:table-cell>
              <table:table-cell office:value-type="float" office:value="0.979658901691437">
                <text:p>0.9796589016914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50103527545929">
                <text:p>0.950103527545929</text:p>
              </table:table-cell>
              <table:table-cell office:value-type="float" office:value="0.979379832744598">
                <text:p>0.97937983274459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62994164466858">
                <text:p>0.962994164466858</text:p>
              </table:table-cell>
              <table:table-cell office:value-type="float" office:value="0.979926288127899">
                <text:p>0.97992628812789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58648449420929">
                <text:p>0.958648449420929</text:p>
              </table:table-cell>
              <table:table-cell office:value-type="float" office:value="0.979697644710541">
                <text:p>0.97969764471054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65240246295929">
                <text:p>0.965240246295929</text:p>
              </table:table-cell>
              <table:table-cell office:value-type="float" office:value="0.979728639125824">
                <text:p>0.97972863912582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964703148841858">
                <text:p>0.964703148841858</text:p>
              </table:table-cell>
              <table:table-cell office:value-type="float" office:value="0.979821622371674">
                <text:p>0.9798216223716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58501941204071">
                <text:p>0.958501941204071</text:p>
              </table:table-cell>
              <table:table-cell office:value-type="float" office:value="0.980061888694763">
                <text:p>0.9800618886947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64166051387787">
                <text:p>0.964166051387787</text:p>
              </table:table-cell>
              <table:table-cell office:value-type="float" office:value="0.979806125164032">
                <text:p>0.97980612516403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952349609375">
                <text:p>0.952349609375</text:p>
              </table:table-cell>
              <table:table-cell office:value-type="float" office:value="0.980472683906555">
                <text:p>0.98047268390655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5796484375">
                <text:p>0.95796484375</text:p>
              </table:table-cell>
              <table:table-cell office:value-type="float" office:value="0.980352520942688">
                <text:p>0.98035252094268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62652331829071">
                <text:p>0.962652331829071</text:p>
              </table:table-cell>
              <table:table-cell office:value-type="float" office:value="0.980166554450989">
                <text:p>0.98016655445098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956060534954071">
                <text:p>0.956060534954071</text:p>
              </table:table-cell>
              <table:table-cell office:value-type="float" office:value="0.980492055416107">
                <text:p>0.98049205541610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95796484375">
                <text:p>0.95796484375</text:p>
              </table:table-cell>
              <table:table-cell office:value-type="float" office:value="0.980740070343018">
                <text:p>0.98074007034301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961773461341858">
                <text:p>0.961773461341858</text:p>
              </table:table-cell>
              <table:table-cell office:value-type="float" office:value="0.980472683906555">
                <text:p>0.98047268390655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58990222454071">
                <text:p>0.958990222454071</text:p>
              </table:table-cell>
              <table:table-cell office:value-type="float" office:value="0.980875730514526">
                <text:p>0.98087573051452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959869152545929">
                <text:p>0.959869152545929</text:p>
              </table:table-cell>
              <table:table-cell office:value-type="float" office:value="0.980926096439362">
                <text:p>0.9809260964393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61919909954071">
                <text:p>0.961919909954071</text:p>
              </table:table-cell>
              <table:table-cell office:value-type="float" office:value="0.980887353420258">
                <text:p>0.98088735342025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964654332637787">
                <text:p>0.964654332637787</text:p>
              </table:table-cell>
              <table:table-cell office:value-type="float" office:value="0.98075944185257">
                <text:p>0.9807594418525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64166051387787">
                <text:p>0.964166051387787</text:p>
              </table:table-cell>
              <table:table-cell office:value-type="float" office:value="0.980573415756226">
                <text:p>0.98057341575622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964654332637787">
                <text:p>0.964654332637787</text:p>
              </table:table-cell>
              <table:table-cell office:value-type="float" office:value="0.980860233306885">
                <text:p>0.98086023330688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964019543170929">
                <text:p>0.964019543170929</text:p>
              </table:table-cell>
              <table:table-cell office:value-type="float" office:value="0.981329083442688">
                <text:p>0.98132908344268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965826159954071">
                <text:p>0.965826159954071</text:p>
              </table:table-cell>
              <table:table-cell office:value-type="float" office:value="0.980988085269928">
                <text:p>0.98098808526992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62359375">
                <text:p>0.962359375</text:p>
              </table:table-cell>
              <table:table-cell office:value-type="float" office:value="0.981170237064362">
                <text:p>0.98117023706436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963482445716858">
                <text:p>0.963482445716858</text:p>
              </table:table-cell>
              <table:table-cell office:value-type="float" office:value="0.981755375862122">
                <text:p>0.98175537586212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963189488887787">
                <text:p>0.963189488887787</text:p>
              </table:table-cell>
              <table:table-cell office:value-type="float" office:value="0.981243848800659">
                <text:p>0.98124384880065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966558581829071">
                <text:p>0.966558581829071</text:p>
              </table:table-cell>
              <table:table-cell office:value-type="float" office:value="0.981364011764526">
                <text:p>0.9813640117645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64849597454071">
                <text:p>0.964849597454071</text:p>
              </table:table-cell>
              <table:table-cell office:value-type="float" office:value="0.981340765953064">
                <text:p>0.98134076595306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957574254512787">
                <text:p>0.957574254512787</text:p>
              </table:table-cell>
              <table:table-cell office:value-type="float" office:value="0.98174375295639">
                <text:p>0.9817437529563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964019543170929">
                <text:p>0.964019543170929</text:p>
              </table:table-cell>
              <table:table-cell office:value-type="float" office:value="0.98188328742981">
                <text:p>0.9818832874298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962798840045929">
                <text:p>0.962798840045929</text:p>
              </table:table-cell>
              <table:table-cell office:value-type="float" office:value="0.981925904750824">
                <text:p>0.98192590475082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96870703125">
                <text:p>0.96870703125</text:p>
              </table:table-cell>
              <table:table-cell office:value-type="float" office:value="0.981581032276154">
                <text:p>0.98158103227615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961285180091858">
                <text:p>0.961285180091858</text:p>
              </table:table-cell>
              <table:table-cell office:value-type="float" office:value="0.981898784637451">
                <text:p>0.98189878463745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962652331829071">
                <text:p>0.962652331829071</text:p>
              </table:table-cell>
              <table:table-cell office:value-type="float" office:value="0.982259154319763">
                <text:p>0.98225915431976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968609398841858">
                <text:p>0.968609398841858</text:p>
              </table:table-cell>
              <table:table-cell office:value-type="float" office:value="0.982274651527405">
                <text:p>0.98227465152740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967437511920929">
                <text:p>0.967437511920929</text:p>
              </table:table-cell>
              <table:table-cell office:value-type="float" office:value="0.982158422470093">
                <text:p>0.98215842247009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964263683795929">
                <text:p>0.964263683795929</text:p>
              </table:table-cell>
              <table:table-cell office:value-type="float" office:value="0.981953024864197">
                <text:p>0.9819530248641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66460949420929">
                <text:p>0.966460949420929</text:p>
              </table:table-cell>
              <table:table-cell office:value-type="float" office:value="0.982154548168182">
                <text:p>0.98215454816818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961333996295929">
                <text:p>0.961333996295929</text:p>
              </table:table-cell>
              <table:table-cell office:value-type="float" office:value="0.982340574264526">
                <text:p>0.98234057426452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968072301387787">
                <text:p>0.968072301387787</text:p>
              </table:table-cell>
              <table:table-cell office:value-type="float" office:value="0.982235908508301">
                <text:p>0.98223590850830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968804723262787">
                <text:p>0.968804723262787</text:p>
              </table:table-cell>
              <table:table-cell office:value-type="float" office:value="0.982697069644928">
                <text:p>0.98269706964492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963189488887787">
                <text:p>0.963189488887787</text:p>
              </table:table-cell>
              <table:table-cell office:value-type="float" office:value="0.98261958360672">
                <text:p>0.9826195836067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969634777545929">
                <text:p>0.969634777545929</text:p>
              </table:table-cell>
              <table:table-cell office:value-type="float" office:value="0.982735812664032">
                <text:p>0.98273581266403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965875035762787">
                <text:p>0.965875035762787</text:p>
              </table:table-cell>
              <table:table-cell office:value-type="float" office:value="0.982848227024078">
                <text:p>0.98284822702407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964605456829071">
                <text:p>0.964605456829071</text:p>
              </table:table-cell>
              <table:table-cell office:value-type="float" office:value="0.982580840587616">
                <text:p>0.98258084058761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961285180091858">
                <text:p>0.961285180091858</text:p>
              </table:table-cell>
              <table:table-cell office:value-type="float" office:value="0.982402563095093">
                <text:p>0.98240256309509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967388695716858">
                <text:p>0.967388695716858</text:p>
              </table:table-cell>
              <table:table-cell office:value-type="float" office:value="0.982460677623749">
                <text:p>0.9824606776237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64263683795929">
                <text:p>0.964263683795929</text:p>
              </table:table-cell>
              <table:table-cell office:value-type="float" office:value="0.982894718647003">
                <text:p>0.98289471864700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968316442012787">
                <text:p>0.968316442012787</text:p>
              </table:table-cell>
              <table:table-cell office:value-type="float" office:value="0.982945084571838">
                <text:p>0.98294508457183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96577734375">
                <text:p>0.96577734375</text:p>
              </table:table-cell>
              <table:table-cell office:value-type="float" office:value="0.982743561267853">
                <text:p>0.98274356126785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964263683795929">
                <text:p>0.964263683795929</text:p>
              </table:table-cell>
              <table:table-cell office:value-type="float" office:value="0.982832729816437">
                <text:p>0.98283272981643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969244128704071">
                <text:p>0.969244128704071</text:p>
              </table:table-cell>
              <table:table-cell office:value-type="float" office:value="0.983127236366272">
                <text:p>0.98312723636627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965142613887787">
                <text:p>0.965142613887787</text:p>
              </table:table-cell>
              <table:table-cell office:value-type="float" office:value="0.98271644115448">
                <text:p>0.9827164411544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968999988079071">
                <text:p>0.968999988079071</text:p>
              </table:table-cell>
              <table:table-cell office:value-type="float" office:value="0.982879221439362">
                <text:p>0.98287922143936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959722644329071">
                <text:p>0.959722644329071</text:p>
              </table:table-cell>
              <table:table-cell office:value-type="float" office:value="0.983231842517853">
                <text:p>0.98323184251785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63726586341858">
                <text:p>0.963726586341858</text:p>
              </table:table-cell>
              <table:table-cell office:value-type="float" office:value="0.983324885368347">
                <text:p>0.98332488536834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965728527545929">
                <text:p>0.965728527545929</text:p>
              </table:table-cell>
              <table:table-cell office:value-type="float" office:value="0.983127236366272">
                <text:p>0.9831272363662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67144555091858">
                <text:p>0.967144555091858</text:p>
              </table:table-cell>
              <table:table-cell office:value-type="float" office:value="0.982972204685211">
                <text:p>0.98297220468521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965923851966858">
                <text:p>0.965923851966858</text:p>
              </table:table-cell>
              <table:table-cell office:value-type="float" office:value="0.983038067817688">
                <text:p>0.98303806781768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968999988079071">
                <text:p>0.968999988079071</text:p>
              </table:table-cell>
              <table:table-cell office:value-type="float" office:value="0.98384028673172">
                <text:p>0.9838402867317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964117175579071">
                <text:p>0.964117175579071</text:p>
              </table:table-cell>
              <table:table-cell office:value-type="float" office:value="0.983014822006226">
                <text:p>0.98301482200622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968658215045929">
                <text:p>0.968658215045929</text:p>
              </table:table-cell>
              <table:table-cell office:value-type="float" office:value="0.983569025993347">
                <text:p>0.98356902599334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969830101966858">
                <text:p>0.969830101966858</text:p>
              </table:table-cell>
              <table:table-cell office:value-type="float" office:value="0.983235716819763">
                <text:p>0.98323571681976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969341820716858">
                <text:p>0.969341820716858</text:p>
              </table:table-cell>
              <table:table-cell office:value-type="float" office:value="0.983344256877899">
                <text:p>0.98334425687789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968121117591858">
                <text:p>0.968121117591858</text:p>
              </table:table-cell>
              <table:table-cell office:value-type="float" office:value="0.983545780181885">
                <text:p>0.98354578018188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961236363887787">
                <text:p>0.961236363887787</text:p>
              </table:table-cell>
              <table:table-cell office:value-type="float" office:value="0.983499228954315">
                <text:p>0.98349922895431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968316442012787">
                <text:p>0.968316442012787</text:p>
              </table:table-cell>
              <table:table-cell office:value-type="float" office:value="0.983483731746674">
                <text:p>0.98348373174667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962017601966858">
                <text:p>0.962017601966858</text:p>
              </table:table-cell>
              <table:table-cell office:value-type="float" office:value="0.983402371406555">
                <text:p>0.98340237140655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968755847454071">
                <text:p>0.968755847454071</text:p>
              </table:table-cell>
              <table:table-cell office:value-type="float" office:value="0.983646512031555">
                <text:p>0.98364651203155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970269567012787">
                <text:p>0.970269567012787</text:p>
              </table:table-cell>
              <table:table-cell office:value-type="float" office:value="0.983712375164032">
                <text:p>0.98371237516403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968853539466858">
                <text:p>0.968853539466858</text:p>
              </table:table-cell>
              <table:table-cell office:value-type="float" office:value="0.983530223369598">
                <text:p>0.98353022336959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964507824420929">
                <text:p>0.964507824420929</text:p>
              </table:table-cell>
              <table:table-cell office:value-type="float" office:value="0.983530223369598">
                <text:p>0.98353022336959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968365258216858">
                <text:p>0.968365258216858</text:p>
              </table:table-cell>
              <table:table-cell office:value-type="float" office:value="0.984096050262451">
                <text:p>0.98409605026245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96870703125">
                <text:p>0.96870703125</text:p>
              </table:table-cell>
              <table:table-cell office:value-type="float" office:value="0.984018504619598">
                <text:p>0.98401850461959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969585961341858">
                <text:p>0.969585961341858</text:p>
              </table:table-cell>
              <table:table-cell office:value-type="float" office:value="0.98394101858139">
                <text:p>0.9839410185813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967193371295929">
                <text:p>0.967193371295929</text:p>
              </table:table-cell>
              <table:table-cell office:value-type="float" office:value="0.984065055847168">
                <text:p>0.984065055847168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967486328125">
                <text:p>0.967486328125</text:p>
              </table:table-cell>
              <table:table-cell office:value-type="float" office:value="0.983913898468018">
                <text:p>0.9839138984680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73882800579071">
                <text:p>0.973882800579071</text:p>
              </table:table-cell>
              <table:table-cell office:value-type="float" office:value="0.984053432941437">
                <text:p>0.98405343294143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969048863887787">
                <text:p>0.969048863887787</text:p>
              </table:table-cell>
              <table:table-cell office:value-type="float" office:value="0.984487414360046">
                <text:p>0.98448741436004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966363317012787">
                <text:p>0.966363317012787</text:p>
              </table:table-cell>
              <table:table-cell office:value-type="float" office:value="0.984208405017853">
                <text:p>0.98420840501785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970416015625">
                <text:p>0.970416015625</text:p>
              </table:table-cell>
              <table:table-cell office:value-type="float" office:value="0.984316945075989">
                <text:p>0.98431694507598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971880859375">
                <text:p>0.971880859375</text:p>
              </table:table-cell>
              <table:table-cell office:value-type="float" office:value="0.984204530715942">
                <text:p>0.98420453071594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970074242591858">
                <text:p>0.970074242591858</text:p>
              </table:table-cell>
              <table:table-cell office:value-type="float" office:value="0.984440922737122">
                <text:p>0.98444092273712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966656273841858">
                <text:p>0.966656273841858</text:p>
              </table:table-cell>
              <table:table-cell office:value-type="float" office:value="0.98418128490448">
                <text:p>0.9841812849044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970904296875">
                <text:p>0.970904296875</text:p>
              </table:table-cell>
              <table:table-cell office:value-type="float" office:value="0.984216153621674">
                <text:p>0.98421615362167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970171875">
                <text:p>0.970171875</text:p>
              </table:table-cell>
              <table:table-cell office:value-type="float" office:value="0.984378933906555">
                <text:p>0.98437893390655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970611340045929">
                <text:p>0.970611340045929</text:p>
              </table:table-cell>
              <table:table-cell office:value-type="float" office:value="0.984588205814362">
                <text:p>0.98458820581436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64849597454071">
                <text:p>0.964849597454071</text:p>
              </table:table-cell>
              <table:table-cell office:value-type="float" office:value="0.985099732875824">
                <text:p>0.98509973287582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968023425579071">
                <text:p>0.968023425579071</text:p>
              </table:table-cell>
              <table:table-cell office:value-type="float" office:value="0.984251022338867">
                <text:p>0.98425102233886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966900414466858">
                <text:p>0.966900414466858</text:p>
              </table:table-cell>
              <table:table-cell office:value-type="float" office:value="0.984344065189362">
                <text:p>0.98434406518936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970074242591858">
                <text:p>0.970074242591858</text:p>
              </table:table-cell>
              <table:table-cell office:value-type="float" office:value="0.984471917152405">
                <text:p>0.98447191715240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968804723262787">
                <text:p>0.968804723262787</text:p>
              </table:table-cell>
              <table:table-cell office:value-type="float" office:value="0.984564960002899">
                <text:p>0.98456496000289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965923851966858">
                <text:p>0.965923851966858</text:p>
              </table:table-cell>
              <table:table-cell office:value-type="float" office:value="0.984933078289032">
                <text:p>0.98493307828903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971343761920929">
                <text:p>0.971343761920929</text:p>
              </table:table-cell>
              <table:table-cell office:value-type="float" office:value="0.984607577323914">
                <text:p>0.98460757732391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970757848262787">
                <text:p>0.970757848262787</text:p>
              </table:table-cell>
              <table:table-cell office:value-type="float" office:value="0.984925329685211">
                <text:p>0.98492532968521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970074242591858">
                <text:p>0.970074242591858</text:p>
              </table:table-cell>
              <table:table-cell office:value-type="float" office:value="0.985250890254974">
                <text:p>0.98525089025497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70855480670929">
                <text:p>0.970855480670929</text:p>
              </table:table-cell>
              <table:table-cell office:value-type="float" office:value="0.984894335269928">
                <text:p>0.98489433526992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66607457637787">
                <text:p>0.966607457637787</text:p>
              </table:table-cell>
              <table:table-cell office:value-type="float" office:value="0.984987318515778">
                <text:p>0.98498731851577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970562523841858">
                <text:p>0.970562523841858</text:p>
              </table:table-cell>
              <table:table-cell office:value-type="float" office:value="0.984797477722168">
                <text:p>0.98479747772216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961968785762787">
                <text:p>0.961968785762787</text:p>
              </table:table-cell>
              <table:table-cell office:value-type="float" office:value="0.984952449798584">
                <text:p>0.98495244979858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972564465045929">
                <text:p>0.972564465045929</text:p>
              </table:table-cell>
              <table:table-cell office:value-type="float" office:value="0.984615325927734">
                <text:p>0.98461532592773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971832043170929">
                <text:p>0.971832043170929</text:p>
              </table:table-cell>
              <table:table-cell office:value-type="float" office:value="0.984836220741272">
                <text:p>0.98483622074127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65972668170929">
                <text:p>0.965972668170929</text:p>
              </table:table-cell>
              <table:table-cell office:value-type="float" office:value="0.985045492649078">
                <text:p>0.98504549264907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967535144329071">
                <text:p>0.967535144329071</text:p>
              </table:table-cell>
              <table:table-cell office:value-type="float" office:value="0.985181093215942">
                <text:p>0.98518109321594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969097680091858">
                <text:p>0.969097680091858</text:p>
              </table:table-cell>
              <table:table-cell office:value-type="float" office:value="0.985022246837616">
                <text:p>0.98502224683761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968121117591858">
                <text:p>0.968121117591858</text:p>
              </table:table-cell>
              <table:table-cell office:value-type="float" office:value="0.98491758108139">
                <text:p>0.9849175810813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970269567012787">
                <text:p>0.970269567012787</text:p>
              </table:table-cell>
              <table:table-cell office:value-type="float" office:value="0.984754860401154">
                <text:p>0.98475486040115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61138671875">
                <text:p>0.961138671875</text:p>
              </table:table-cell>
              <table:table-cell office:value-type="float" office:value="0.985754668712616">
                <text:p>0.98575466871261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969439453125">
                <text:p>0.969439453125</text:p>
              </table:table-cell>
              <table:table-cell office:value-type="float" office:value="0.985254764556885">
                <text:p>0.98525476455688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967535144329071">
                <text:p>0.967535144329071</text:p>
              </table:table-cell>
              <table:table-cell office:value-type="float" office:value="0.985072612762451">
                <text:p>0.98507261276245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9643125">
                <text:p>0.9643125</text:p>
              </table:table-cell>
              <table:table-cell office:value-type="float" office:value="0.985262513160706">
                <text:p>0.98526251316070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97358984375">
                <text:p>0.97358984375</text:p>
              </table:table-cell>
              <table:table-cell office:value-type="float" office:value="0.985750794410706">
                <text:p>0.98575079441070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970220691204071">
                <text:p>0.970220691204071</text:p>
              </table:table-cell>
              <table:table-cell office:value-type="float" office:value="0.985576391220093">
                <text:p>0.98557639122009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969390636920929">
                <text:p>0.969390636920929</text:p>
              </table:table-cell>
              <table:table-cell office:value-type="float" office:value="0.985409736633301">
                <text:p>0.98540973663330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970513707637787">
                <text:p>0.970513707637787</text:p>
              </table:table-cell>
              <table:table-cell office:value-type="float" office:value="0.985471725463867">
                <text:p>0.98547172546386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971441394329071">
                <text:p>0.971441394329071</text:p>
              </table:table-cell>
              <table:table-cell office:value-type="float" office:value="0.985572516918182">
                <text:p>0.98557251691818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972857421875">
                <text:p>0.972857421875</text:p>
              </table:table-cell>
              <table:table-cell office:value-type="float" office:value="0.985715866088867">
                <text:p>0.9857158660888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969830101966858">
                <text:p>0.969830101966858</text:p>
              </table:table-cell>
              <table:table-cell office:value-type="float" office:value="0.985630631446838">
                <text:p>0.98563063144683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969488269329071">
                <text:p>0.969488269329071</text:p>
              </table:table-cell>
              <table:table-cell office:value-type="float" office:value="0.985219836235046">
                <text:p>0.98521983623504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971685534954071">
                <text:p>0.971685534954071</text:p>
              </table:table-cell>
              <table:table-cell office:value-type="float" office:value="0.985526025295258">
                <text:p>0.98552602529525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966412133216858">
                <text:p>0.966412133216858</text:p>
              </table:table-cell>
              <table:table-cell office:value-type="float" office:value="0.985735297203064">
                <text:p>0.98573529720306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969976550579071">
                <text:p>0.969976550579071</text:p>
              </table:table-cell>
              <table:table-cell office:value-type="float" office:value="0.98579728603363">
                <text:p>0.9857972860336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962750023841858">
                <text:p>0.962750023841858</text:p>
              </table:table-cell>
              <table:table-cell office:value-type="float" office:value="0.985653877258301">
                <text:p>0.98565387725830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970464831829071">
                <text:p>0.970464831829071</text:p>
              </table:table-cell>
              <table:table-cell office:value-type="float" office:value="0.985564768314362">
                <text:p>0.98556476831436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971490270137787">
                <text:p>0.971490270137787</text:p>
              </table:table-cell>
              <table:table-cell office:value-type="float" office:value="0.985580265522003">
                <text:p>0.98558026552200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970074242591858">
                <text:p>0.970074242591858</text:p>
              </table:table-cell>
              <table:table-cell office:value-type="float" office:value="0.985828280448914">
                <text:p>0.98582828044891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972076183795929">
                <text:p>0.972076183795929</text:p>
              </table:table-cell>
              <table:table-cell office:value-type="float" office:value="0.98603755235672">
                <text:p>0.986037552356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72515648841858">
                <text:p>0.972515648841858</text:p>
              </table:table-cell>
              <table:table-cell office:value-type="float" office:value="0.985851526260376">
                <text:p>0.98585152626037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9731015625">
                <text:p>0.9731015625</text:p>
              </table:table-cell>
              <table:table-cell office:value-type="float" office:value="0.98579728603363">
                <text:p>0.9857972860336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971197253704071">
                <text:p>0.971197253704071</text:p>
              </table:table-cell>
              <table:table-cell office:value-type="float" office:value="0.986370801925659">
                <text:p>0.98637080192565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969585961341858">
                <text:p>0.969585961341858</text:p>
              </table:table-cell>
              <table:table-cell office:value-type="float" office:value="0.985851526260376">
                <text:p>0.98585152626037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971050805091858">
                <text:p>0.971050805091858</text:p>
              </table:table-cell>
              <table:table-cell office:value-type="float" office:value="0.985952258110046">
                <text:p>0.98595225811004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972906238079071">
                <text:p>0.972906238079071</text:p>
              </table:table-cell>
              <table:table-cell office:value-type="float" office:value="0.985913515090942">
                <text:p>0.98591351509094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966607457637787">
                <text:p>0.966607457637787</text:p>
              </table:table-cell>
              <table:table-cell office:value-type="float" office:value="0.986095666885376">
                <text:p>0.98609566688537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971978551387787">
                <text:p>0.971978551387787</text:p>
              </table:table-cell>
              <table:table-cell office:value-type="float" office:value="0.985898017883301">
                <text:p>0.98589801788330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9731015625">
                <text:p>0.9731015625</text:p>
              </table:table-cell>
              <table:table-cell office:value-type="float" office:value="0.986010432243347">
                <text:p>0.98601043224334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968999988079071">
                <text:p>0.968999988079071</text:p>
              </table:table-cell>
              <table:table-cell office:value-type="float" office:value="0.986316561698914">
                <text:p>0.98631656169891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971294945716858">
                <text:p>0.971294945716858</text:p>
              </table:table-cell>
              <table:table-cell office:value-type="float" office:value="0.986142158508301">
                <text:p>0.98614215850830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971783226966858">
                <text:p>0.971783226966858</text:p>
              </table:table-cell>
              <table:table-cell office:value-type="float" office:value="0.985898017883301">
                <text:p>0.98589801788330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973296886920929">
                <text:p>0.973296886920929</text:p>
              </table:table-cell>
              <table:table-cell office:value-type="float" office:value="0.986266195774078">
                <text:p>0.98626619577407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970806664466858">
                <text:p>0.970806664466858</text:p>
              </table:table-cell>
              <table:table-cell office:value-type="float" office:value="0.986347556114197">
                <text:p>0.98634755611419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971685534954071">
                <text:p>0.971685534954071</text:p>
              </table:table-cell>
              <table:table-cell office:value-type="float" office:value="0.986506462097168">
                <text:p>0.98650646209716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971929675579071">
                <text:p>0.971929675579071</text:p>
              </table:table-cell>
              <table:table-cell office:value-type="float" office:value="0.986002683639526">
                <text:p>0.98600268363952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972076183795929">
                <text:p>0.972076183795929</text:p>
              </table:table-cell>
              <table:table-cell office:value-type="float" office:value="0.98662656545639">
                <text:p>0.9866265654563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971783226966858">
                <text:p>0.971783226966858</text:p>
              </table:table-cell>
              <table:table-cell office:value-type="float" office:value="0.986045300960541">
                <text:p>0.98604530096054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970416015625">
                <text:p>0.970416015625</text:p>
              </table:table-cell>
              <table:table-cell office:value-type="float" office:value="0.986490964889526">
                <text:p>0.98649096488952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973443395137787">
                <text:p>0.973443395137787</text:p>
              </table:table-cell>
              <table:table-cell office:value-type="float" office:value="0.986436665058136">
                <text:p>0.9864366650581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969830101966858">
                <text:p>0.969830101966858</text:p>
              </table:table-cell>
              <table:table-cell office:value-type="float" office:value="0.986211895942688">
                <text:p>0.98621189594268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966558581829071">
                <text:p>0.966558581829071</text:p>
              </table:table-cell>
              <table:table-cell office:value-type="float" office:value="0.986343681812286">
                <text:p>0.98634368181228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970074242591858">
                <text:p>0.970074242591858</text:p>
              </table:table-cell>
              <table:table-cell office:value-type="float" office:value="0.986390173435211">
                <text:p>0.98639017343521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972808605670929">
                <text:p>0.972808605670929</text:p>
              </table:table-cell>
              <table:table-cell office:value-type="float" office:value="0.986324310302734">
                <text:p>0.98632431030273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970953113079071">
                <text:p>0.970953113079071</text:p>
              </table:table-cell>
              <table:table-cell office:value-type="float" office:value="0.98661881685257">
                <text:p>0.9866188168525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960357433795929">
                <text:p>0.960357433795929</text:p>
              </table:table-cell>
              <table:table-cell office:value-type="float" office:value="0.986874580383301">
                <text:p>0.98687458038330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97163671875">
                <text:p>0.97163671875</text:p>
              </table:table-cell>
              <table:table-cell office:value-type="float" office:value="0.98652195930481">
                <text:p>0.9865219593048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972662097454071">
                <text:p>0.972662097454071</text:p>
              </table:table-cell>
              <table:table-cell office:value-type="float" office:value="0.986235201358795">
                <text:p>0.98623520135879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974224633216858">
                <text:p>0.974224633216858</text:p>
              </table:table-cell>
              <table:table-cell office:value-type="float" office:value="0.986727356910706">
                <text:p>0.98672735691070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972564465045929">
                <text:p>0.972564465045929</text:p>
              </table:table-cell>
              <table:table-cell office:value-type="float" office:value="0.986746728420258">
                <text:p>0.98674672842025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972759789466858">
                <text:p>0.972759789466858</text:p>
              </table:table-cell>
              <table:table-cell office:value-type="float" office:value="0.986843585968018">
                <text:p>0.98684358596801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971343761920929">
                <text:p>0.971343761920929</text:p>
              </table:table-cell>
              <table:table-cell office:value-type="float" office:value="0.98687070608139">
                <text:p>0.9868707060813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971392578125">
                <text:p>0.971392578125</text:p>
              </table:table-cell>
              <table:table-cell office:value-type="float" office:value="0.986649811267853">
                <text:p>0.98664981126785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96968359375">
                <text:p>0.96968359375</text:p>
              </table:table-cell>
              <table:table-cell office:value-type="float" office:value="0.986680805683136">
                <text:p>0.98668080568313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972271508216858">
                <text:p>0.972271508216858</text:p>
              </table:table-cell>
              <table:table-cell office:value-type="float" office:value="0.986874580383301">
                <text:p>0.98687458038330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972125">
                <text:p>0.972125</text:p>
              </table:table-cell>
              <table:table-cell office:value-type="float" office:value="0.98686295747757">
                <text:p>0.9868629574775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969927734375">
                <text:p>0.969927734375</text:p>
              </table:table-cell>
              <table:table-cell office:value-type="float" office:value="0.986824214458466">
                <text:p>0.98682421445846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972759789466858">
                <text:p>0.972759789466858</text:p>
              </table:table-cell>
              <table:table-cell office:value-type="float" office:value="0.986642062664032">
                <text:p>0.98664206266403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972076183795929">
                <text:p>0.972076183795929</text:p>
              </table:table-cell>
              <table:table-cell office:value-type="float" office:value="0.986498713493347">
                <text:p>0.98649871349334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971294945716858">
                <text:p>0.971294945716858</text:p>
              </table:table-cell>
              <table:table-cell office:value-type="float" office:value="0.986952126026154">
                <text:p>0.98695212602615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71978551387787">
                <text:p>0.971978551387787</text:p>
              </table:table-cell>
              <table:table-cell office:value-type="float" office:value="0.98701411485672">
                <text:p>0.9870141148567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968755847454071">
                <text:p>0.968755847454071</text:p>
              </table:table-cell>
              <table:table-cell office:value-type="float" office:value="0.986816465854645">
                <text:p>0.98681646585464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971490270137787">
                <text:p>0.971490270137787</text:p>
              </table:table-cell>
              <table:table-cell office:value-type="float" office:value="0.986986994743347">
                <text:p>0.98698699474334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972027367591858">
                <text:p>0.972027367591858</text:p>
              </table:table-cell>
              <table:table-cell office:value-type="float" office:value="0.986940443515778">
                <text:p>0.98694044351577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969585961341858">
                <text:p>0.969585961341858</text:p>
              </table:table-cell>
              <table:table-cell office:value-type="float" office:value="0.986998617649078">
                <text:p>0.98699861764907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973003930091858">
                <text:p>0.973003930091858</text:p>
              </table:table-cell>
              <table:table-cell office:value-type="float" office:value="0.987308621406555">
                <text:p>0.98730862140655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971929675579071">
                <text:p>0.971929675579071</text:p>
              </table:table-cell>
              <table:table-cell office:value-type="float" office:value="0.986913323402405">
                <text:p>0.986913323402405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973785168170929">
                <text:p>0.973785168170929</text:p>
              </table:table-cell>
              <table:table-cell office:value-type="float" office:value="0.987176835536957">
                <text:p>0.98717683553695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972955113887787">
                <text:p>0.972955113887787</text:p>
              </table:table-cell>
              <table:table-cell office:value-type="float" office:value="0.987285375595093">
                <text:p>0.987285375595093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971197253704071">
                <text:p>0.971197253704071</text:p>
              </table:table-cell>
              <table:table-cell office:value-type="float" office:value="0.986754477024078">
                <text:p>0.98675447702407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70220691204071">
                <text:p>0.970220691204071</text:p>
              </table:table-cell>
              <table:table-cell office:value-type="float" office:value="0.986777722835541">
                <text:p>0.986777722835541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974761730670929">
                <text:p>0.974761730670929</text:p>
              </table:table-cell>
              <table:table-cell office:value-type="float" office:value="0.987614750862122">
                <text:p>0.98761475086212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971734410762787">
                <text:p>0.971734410762787</text:p>
              </table:table-cell>
              <table:table-cell office:value-type="float" office:value="0.987029612064362">
                <text:p>0.98702961206436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97163671875">
                <text:p>0.97163671875</text:p>
              </table:table-cell>
              <table:table-cell office:value-type="float" office:value="0.987145841121674">
                <text:p>0.98714584112167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973394519329071">
                <text:p>0.973394519329071</text:p>
              </table:table-cell>
              <table:table-cell office:value-type="float" office:value="0.987083852291107">
                <text:p>0.98708385229110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973345703125">
                <text:p>0.973345703125</text:p>
              </table:table-cell>
              <table:table-cell office:value-type="float" office:value="0.987266004085541">
                <text:p>0.9872660040855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73931676387787">
                <text:p>0.973931676387787</text:p>
              </table:table-cell>
              <table:table-cell office:value-type="float" office:value="0.987289249897003">
                <text:p>0.98728924989700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969488269329071">
                <text:p>0.969488269329071</text:p>
              </table:table-cell>
              <table:table-cell office:value-type="float" office:value="0.987180709838867">
                <text:p>0.98718070983886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972564465045929">
                <text:p>0.972564465045929</text:p>
              </table:table-cell>
              <table:table-cell office:value-type="float" office:value="0.987145841121674">
                <text:p>0.98714584112167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972027367591858">
                <text:p>0.972027367591858</text:p>
              </table:table-cell>
              <table:table-cell office:value-type="float" office:value="0.987242758274078">
                <text:p>0.98724275827407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969341820716858">
                <text:p>0.969341820716858</text:p>
              </table:table-cell>
              <table:table-cell office:value-type="float" office:value="0.987452030181885">
                <text:p>0.98745203018188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970806664466858">
                <text:p>0.970806664466858</text:p>
              </table:table-cell>
              <table:table-cell office:value-type="float" office:value="0.987324118614197">
                <text:p>0.98732411861419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970904296875">
                <text:p>0.970904296875</text:p>
              </table:table-cell>
              <table:table-cell office:value-type="float" office:value="0.987223386764526">
                <text:p>0.98722338676452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96968359375">
                <text:p>0.96968359375</text:p>
              </table:table-cell>
              <table:table-cell office:value-type="float" office:value="0.987467527389526">
                <text:p>0.98746752738952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97358984375">
                <text:p>0.97358984375</text:p>
              </table:table-cell>
              <table:table-cell office:value-type="float" office:value="0.987269878387451">
                <text:p>0.98726987838745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972662097454071">
                <text:p>0.972662097454071</text:p>
              </table:table-cell>
              <table:table-cell office:value-type="float" office:value="0.987420976161957">
                <text:p>0.987420976161957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971539086341858">
                <text:p>0.971539086341858</text:p>
              </table:table-cell>
              <table:table-cell office:value-type="float" office:value="0.987405478954315">
                <text:p>0.987405478954315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972808605670929">
                <text:p>0.972808605670929</text:p>
              </table:table-cell>
              <table:table-cell office:value-type="float" office:value="0.987552762031555">
                <text:p>0.98755276203155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97261328125">
                <text:p>0.97261328125</text:p>
              </table:table-cell>
              <table:table-cell office:value-type="float" office:value="0.987300872802734">
                <text:p>0.98730087280273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96821875">
                <text:p>0.96821875</text:p>
              </table:table-cell>
              <table:table-cell office:value-type="float" office:value="0.987335741519928">
                <text:p>0.98733574151992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74761730670929">
                <text:p>0.974761730670929</text:p>
              </table:table-cell>
              <table:table-cell office:value-type="float" office:value="0.987440407276154">
                <text:p>0.98744040727615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973199254512787">
                <text:p>0.973199254512787</text:p>
              </table:table-cell>
              <table:table-cell office:value-type="float" office:value="0.987514019012451">
                <text:p>0.98751401901245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964214867591858">
                <text:p>0.964214867591858</text:p>
              </table:table-cell>
              <table:table-cell office:value-type="float" office:value="0.987424850463867">
                <text:p>0.987424850463867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972662097454071">
                <text:p>0.972662097454071</text:p>
              </table:table-cell>
              <table:table-cell office:value-type="float" office:value="0.987475275993347">
                <text:p>0.98747527599334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967193371295929">
                <text:p>0.967193371295929</text:p>
              </table:table-cell>
              <table:table-cell office:value-type="float" office:value="0.987944185733795">
                <text:p>0.98794418573379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971880859375">
                <text:p>0.971880859375</text:p>
              </table:table-cell>
              <table:table-cell office:value-type="float" office:value="0.987529516220093">
                <text:p>0.98752951622009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972955113887787">
                <text:p>0.972955113887787</text:p>
              </table:table-cell>
              <table:table-cell office:value-type="float" office:value="0.987572133541107">
                <text:p>0.987572133541107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972222692012787">
                <text:p>0.972222692012787</text:p>
              </table:table-cell>
              <table:table-cell office:value-type="float" office:value="0.987800776958466">
                <text:p>0.98780077695846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972759789466858">
                <text:p>0.972759789466858</text:p>
              </table:table-cell>
              <table:table-cell office:value-type="float" office:value="0.987707793712616">
                <text:p>0.98770779371261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973003930091858">
                <text:p>0.973003930091858</text:p>
              </table:table-cell>
              <table:table-cell office:value-type="float" office:value="0.987874388694763">
                <text:p>0.98787438869476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970464831829071">
                <text:p>0.970464831829071</text:p>
              </table:table-cell>
              <table:table-cell office:value-type="float" office:value="0.987719416618347">
                <text:p>0.98771941661834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971050805091858">
                <text:p>0.971050805091858</text:p>
              </table:table-cell>
              <table:table-cell office:value-type="float" office:value="0.988106906414032">
                <text:p>0.98810690641403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97066015625">
                <text:p>0.97066015625</text:p>
              </table:table-cell>
              <table:table-cell office:value-type="float" office:value="0.988196074962616">
                <text:p>0.98819607496261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972466832637787">
                <text:p>0.972466832637787</text:p>
              </table:table-cell>
              <table:table-cell office:value-type="float" office:value="0.987874388694763">
                <text:p>0.98787438869476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971246129512787">
                <text:p>0.971246129512787</text:p>
              </table:table-cell>
              <table:table-cell office:value-type="float" office:value="0.987979054450989">
                <text:p>0.98797905445098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972515648841858">
                <text:p>0.972515648841858</text:p>
              </table:table-cell>
              <table:table-cell office:value-type="float" office:value="0.987975180149078">
                <text:p>0.98797518014907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971978551387787">
                <text:p>0.971978551387787</text:p>
              </table:table-cell>
              <table:table-cell office:value-type="float" office:value="0.987579882144928">
                <text:p>0.98757988214492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974468773841858">
                <text:p>0.974468773841858</text:p>
              </table:table-cell>
              <table:table-cell office:value-type="float" office:value="0.988048791885376">
                <text:p>0.98804879188537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973541027545929">
                <text:p>0.973541027545929</text:p>
              </table:table-cell>
              <table:table-cell office:value-type="float" office:value="0.987769782543182">
                <text:p>0.98776978254318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972076183795929">
                <text:p>0.972076183795929</text:p>
              </table:table-cell>
              <table:table-cell office:value-type="float" office:value="0.987979054450989">
                <text:p>0.98797905445098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972125">
                <text:p>0.972125</text:p>
              </table:table-cell>
              <table:table-cell office:value-type="float" office:value="0.987804651260376">
                <text:p>0.98780465126037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974810546875">
                <text:p>0.974810546875</text:p>
              </table:table-cell>
              <table:table-cell office:value-type="float" office:value="0.988110780715942">
                <text:p>0.98811078071594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973736351966858">
                <text:p>0.973736351966858</text:p>
              </table:table-cell>
              <table:table-cell office:value-type="float" office:value="0.988502204418182">
                <text:p>0.98850220441818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971294945716858">
                <text:p>0.971294945716858</text:p>
              </table:table-cell>
              <table:table-cell office:value-type="float" office:value="0.98799455165863">
                <text:p>0.9879945516586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975103503704071">
                <text:p>0.975103503704071</text:p>
              </table:table-cell>
              <table:table-cell office:value-type="float" office:value="0.98798680305481">
                <text:p>0.98798680305481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975884801387787">
                <text:p>0.975884801387787</text:p>
              </table:table-cell>
              <table:table-cell office:value-type="float" office:value="0.98784339427948">
                <text:p>0.98784339427948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973150378704071">
                <text:p>0.973150378704071</text:p>
              </table:table-cell>
              <table:table-cell office:value-type="float" office:value="0.988246440887451">
                <text:p>0.98824644088745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965582019329071">
                <text:p>0.965582019329071</text:p>
              </table:table-cell>
              <table:table-cell office:value-type="float" office:value="0.988025546073914">
                <text:p>0.98802554607391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971099621295929">
                <text:p>0.971099621295929</text:p>
              </table:table-cell>
              <table:table-cell office:value-type="float" office:value="0.988285183906555">
                <text:p>0.98828518390655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972076183795929">
                <text:p>0.972076183795929</text:p>
              </table:table-cell>
              <table:table-cell office:value-type="float" office:value="0.988161146640778">
                <text:p>0.98816114664077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76128942012787">
                <text:p>0.976128942012787</text:p>
              </table:table-cell>
              <table:table-cell office:value-type="float" office:value="0.989622116088867">
                <text:p>0.98962211608886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977593785762787">
                <text:p>0.977593785762787</text:p>
              </table:table-cell>
              <table:table-cell office:value-type="float" office:value="0.98994767665863">
                <text:p>0.9899476766586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976177758216858">
                <text:p>0.976177758216858</text:p>
              </table:table-cell>
              <table:table-cell office:value-type="float" office:value="0.990269303321838">
                <text:p>0.99026930332183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978082067012787">
                <text:p>0.978082067012787</text:p>
              </table:table-cell>
              <table:table-cell office:value-type="float" office:value="0.990370094776154">
                <text:p>0.990370094776154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977837926387787">
                <text:p>0.977837926387787</text:p>
              </table:table-cell>
              <table:table-cell office:value-type="float" office:value="0.990397214889526">
                <text:p>0.99039721488952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977740234375">
                <text:p>0.977740234375</text:p>
              </table:table-cell>
              <table:table-cell office:value-type="float" office:value="0.990277051925659">
                <text:p>0.990277051925659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976128942012787">
                <text:p>0.976128942012787</text:p>
              </table:table-cell>
              <table:table-cell office:value-type="float" office:value="0.990726590156555">
                <text:p>0.99072659015655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975591784954071">
                <text:p>0.975591784954071</text:p>
              </table:table-cell>
              <table:table-cell office:value-type="float" office:value="0.99053281545639">
                <text:p>0.9905328154563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976812488079071">
                <text:p>0.976812488079071</text:p>
              </table:table-cell>
              <table:table-cell office:value-type="float" office:value="0.990602552890778">
                <text:p>0.99060255289077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977349645137787">
                <text:p>0.977349645137787</text:p>
              </table:table-cell>
              <table:table-cell office:value-type="float" office:value="0.99077695608139">
                <text:p>0.9907769560813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976470715045929">
                <text:p>0.976470715045929</text:p>
              </table:table-cell>
              <table:table-cell office:value-type="float" office:value="0.990625858306885">
                <text:p>0.99062585830688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977056628704071">
                <text:p>0.977056628704071</text:p>
              </table:table-cell>
              <table:table-cell office:value-type="float" office:value="0.990807950496674">
                <text:p>0.99080795049667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976861363887787">
                <text:p>0.976861363887787</text:p>
              </table:table-cell>
              <table:table-cell office:value-type="float" office:value="0.990931987762451">
                <text:p>0.99093198776245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977789050579071">
                <text:p>0.977789050579071</text:p>
              </table:table-cell>
              <table:table-cell office:value-type="float" office:value="0.990633606910706">
                <text:p>0.990633606910706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974761730670929">
                <text:p>0.974761730670929</text:p>
              </table:table-cell>
              <table:table-cell office:value-type="float" office:value="0.990575432777405">
                <text:p>0.990575432777405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976714855670929">
                <text:p>0.976714855670929</text:p>
              </table:table-cell>
              <table:table-cell office:value-type="float" office:value="0.990757584571838">
                <text:p>0.99075758457183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977154320716858">
                <text:p>0.977154320716858</text:p>
              </table:table-cell>
              <table:table-cell office:value-type="float" office:value="0.990986227989197">
                <text:p>0.99098622798919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976568347454071">
                <text:p>0.976568347454071</text:p>
              </table:table-cell>
              <table:table-cell office:value-type="float" office:value="0.990838944911957">
                <text:p>0.99083894491195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975005871295929">
                <text:p>0.975005871295929</text:p>
              </table:table-cell>
              <table:table-cell office:value-type="float" office:value="0.99076920747757">
                <text:p>0.99076920747757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977886742591858">
                <text:p>0.977886742591858</text:p>
              </table:table-cell>
              <table:table-cell office:value-type="float" office:value="0.991102516651154">
                <text:p>0.99110251665115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977691418170929">
                <text:p>0.977691418170929</text:p>
              </table:table-cell>
              <table:table-cell office:value-type="float" office:value="0.991203248500824">
                <text:p>0.99120324850082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975591784954071">
                <text:p>0.975591784954071</text:p>
              </table:table-cell>
              <table:table-cell office:value-type="float" office:value="0.991036593914032">
                <text:p>0.991036593914032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974859363079071">
                <text:p>0.974859363079071</text:p>
              </table:table-cell>
              <table:table-cell office:value-type="float" office:value="0.991152882575989">
                <text:p>0.991152882575989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977789050579071">
                <text:p>0.977789050579071</text:p>
              </table:table-cell>
              <table:table-cell office:value-type="float" office:value="0.991222620010376">
                <text:p>0.99122262001037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977154320716858">
                <text:p>0.977154320716858</text:p>
              </table:table-cell>
              <table:table-cell office:value-type="float" office:value="0.990997850894928">
                <text:p>0.99099785089492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975396520137787">
                <text:p>0.975396520137787</text:p>
              </table:table-cell>
              <table:table-cell office:value-type="float" office:value="0.991230368614197">
                <text:p>0.991230368614197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977984375">
                <text:p>0.977984375</text:p>
              </table:table-cell>
              <table:table-cell office:value-type="float" office:value="0.990811824798584">
                <text:p>0.99081182479858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974419957637787">
                <text:p>0.974419957637787</text:p>
              </table:table-cell>
              <table:table-cell office:value-type="float" office:value="0.991183876991272">
                <text:p>0.991183876991272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977789050579071">
                <text:p>0.977789050579071</text:p>
              </table:table-cell>
              <table:table-cell office:value-type="float" office:value="0.990970730781555">
                <text:p>0.990970730781555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976177758216858">
                <text:p>0.976177758216858</text:p>
              </table:table-cell>
              <table:table-cell office:value-type="float" office:value="0.99116063117981">
                <text:p>0.9911606311798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9770078125">
                <text:p>0.9770078125</text:p>
              </table:table-cell>
              <table:table-cell office:value-type="float" office:value="0.990990102291107">
                <text:p>0.99099010229110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977544909954071">
                <text:p>0.977544909954071</text:p>
              </table:table-cell>
              <table:table-cell office:value-type="float" office:value="0.991350531578064">
                <text:p>0.99135053157806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977203136920929">
                <text:p>0.977203136920929</text:p>
              </table:table-cell>
              <table:table-cell office:value-type="float" office:value="0.991334974765778">
                <text:p>0.991334974765778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976812488079071">
                <text:p>0.976812488079071</text:p>
              </table:table-cell>
              <table:table-cell office:value-type="float" office:value="0.991280734539032">
                <text:p>0.991280734539032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977935558795929">
                <text:p>0.977935558795929</text:p>
              </table:table-cell>
              <table:table-cell office:value-type="float" office:value="0.991094708442688">
                <text:p>0.99109470844268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978423840045929">
                <text:p>0.978423840045929</text:p>
              </table:table-cell>
              <table:table-cell office:value-type="float" office:value="0.991133511066437">
                <text:p>0.99113351106643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97749609375">
                <text:p>0.97749609375</text:p>
              </table:table-cell>
              <table:table-cell office:value-type="float" office:value="0.991079211235046">
                <text:p>0.99107921123504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977398461341858">
                <text:p>0.977398461341858</text:p>
              </table:table-cell>
              <table:table-cell office:value-type="float" office:value="0.991342782974243">
                <text:p>0.991342782974243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976958996295929">
                <text:p>0.976958996295929</text:p>
              </table:table-cell>
              <table:table-cell office:value-type="float" office:value="0.991311728954315">
                <text:p>0.991311728954315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976568347454071">
                <text:p>0.976568347454071</text:p>
              </table:table-cell>
              <table:table-cell office:value-type="float" office:value="0.991137385368347">
                <text:p>0.99113738536834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976275390625">
                <text:p>0.976275390625</text:p>
              </table:table-cell>
              <table:table-cell office:value-type="float" office:value="0.991354405879974">
                <text:p>0.99135440587997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976617223262787">
                <text:p>0.976617223262787</text:p>
              </table:table-cell>
              <table:table-cell office:value-type="float" office:value="0.991307854652405">
                <text:p>0.99130785465240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976958996295929">
                <text:p>0.976958996295929</text:p>
              </table:table-cell>
              <table:table-cell office:value-type="float" office:value="0.991369903087616">
                <text:p>0.99136990308761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977349645137787">
                <text:p>0.977349645137787</text:p>
              </table:table-cell>
              <table:table-cell office:value-type="float" office:value="0.991381525993347">
                <text:p>0.99138152599334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979009753704071">
                <text:p>0.979009753704071</text:p>
              </table:table-cell>
              <table:table-cell office:value-type="float" office:value="0.991400897502899">
                <text:p>0.99140089750289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976763671875">
                <text:p>0.976763671875</text:p>
              </table:table-cell>
              <table:table-cell office:value-type="float" office:value="0.991459012031555">
                <text:p>0.99145901203155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975005871295929">
                <text:p>0.975005871295929</text:p>
              </table:table-cell>
              <table:table-cell office:value-type="float" office:value="0.99141252040863">
                <text:p>0.99141252040863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976861363887787">
                <text:p>0.976861363887787</text:p>
              </table:table-cell>
              <table:table-cell office:value-type="float" office:value="0.991734147071838">
                <text:p>0.99173414707183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976470715045929">
                <text:p>0.976470715045929</text:p>
              </table:table-cell>
              <table:table-cell office:value-type="float" office:value="0.991373777389526">
                <text:p>0.99137377738952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974468773841858">
                <text:p>0.974468773841858</text:p>
              </table:table-cell>
              <table:table-cell office:value-type="float" office:value="0.991459012031555">
                <text:p>0.9914590120315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76617223262787">
                <text:p>0.976617223262787</text:p>
              </table:table-cell>
              <table:table-cell office:value-type="float" office:value="0.991536498069763">
                <text:p>0.991536498069763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975152379512787">
                <text:p>0.975152379512787</text:p>
              </table:table-cell>
              <table:table-cell office:value-type="float" office:value="0.991594672203064">
                <text:p>0.99159467220306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977349645137787">
                <text:p>0.977349645137787</text:p>
              </table:table-cell>
              <table:table-cell office:value-type="float" office:value="0.991548120975494">
                <text:p>0.99154812097549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975835925579071">
                <text:p>0.975835925579071</text:p>
              </table:table-cell>
              <table:table-cell office:value-type="float" office:value="0.991428017616272">
                <text:p>0.991428017616272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976226574420929">
                <text:p>0.976226574420929</text:p>
              </table:table-cell>
              <table:table-cell office:value-type="float" office:value="0.991660535335541">
                <text:p>0.991660535335541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978033191204071">
                <text:p>0.978033191204071</text:p>
              </table:table-cell>
              <table:table-cell office:value-type="float" office:value="0.991664409637451">
                <text:p>0.991664409637451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977251953125">
                <text:p>0.977251953125</text:p>
              </table:table-cell>
              <table:table-cell office:value-type="float" office:value="0.991633415222168">
                <text:p>0.99163341522216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977251953125">
                <text:p>0.977251953125</text:p>
              </table:table-cell>
              <table:table-cell office:value-type="float" office:value="0.991784512996674">
                <text:p>0.99178451299667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976910180091858">
                <text:p>0.976910180091858</text:p>
              </table:table-cell>
              <table:table-cell office:value-type="float" office:value="0.991889178752899">
                <text:p>0.991889178752899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975152379512787">
                <text:p>0.975152379512787</text:p>
              </table:table-cell>
              <table:table-cell office:value-type="float" office:value="0.991602420806885">
                <text:p>0.99160242080688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975982433795929">
                <text:p>0.975982433795929</text:p>
              </table:table-cell>
              <table:table-cell office:value-type="float" office:value="0.991424143314362">
                <text:p>0.99142414331436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977398461341858">
                <text:p>0.977398461341858</text:p>
              </table:table-cell>
              <table:table-cell office:value-type="float" office:value="0.991470634937286">
                <text:p>0.991470634937286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976128942012787">
                <text:p>0.976128942012787</text:p>
              </table:table-cell>
              <table:table-cell office:value-type="float" office:value="0.991679906845093">
                <text:p>0.991679906845093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976421898841858">
                <text:p>0.976421898841858</text:p>
              </table:table-cell>
              <table:table-cell office:value-type="float" office:value="0.991617918014526">
                <text:p>0.991617918014526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971929675579071">
                <text:p>0.971929675579071</text:p>
              </table:table-cell>
              <table:table-cell office:value-type="float" office:value="0.991683781147003">
                <text:p>0.991683781147003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975396520137787">
                <text:p>0.975396520137787</text:p>
              </table:table-cell>
              <table:table-cell office:value-type="float" office:value="0.991807758808136">
                <text:p>0.991807758808136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977349645137787">
                <text:p>0.977349645137787</text:p>
              </table:table-cell>
              <table:table-cell office:value-type="float" office:value="0.991738021373749">
                <text:p>0.99173802137374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978423840045929">
                <text:p>0.978423840045929</text:p>
              </table:table-cell>
              <table:table-cell office:value-type="float" office:value="0.991904675960541">
                <text:p>0.991904675960541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977642601966858">
                <text:p>0.977642601966858</text:p>
              </table:table-cell>
              <table:table-cell office:value-type="float" office:value="0.991664409637451">
                <text:p>0.99166440963745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975640660762787">
                <text:p>0.975640660762787</text:p>
              </table:table-cell>
              <table:table-cell office:value-type="float" office:value="0.991687655448914">
                <text:p>0.99168765544891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97456640625">
                <text:p>0.97456640625</text:p>
              </table:table-cell>
              <table:table-cell office:value-type="float" office:value="0.99174576997757">
                <text:p>0.99174576997757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975591784954071">
                <text:p>0.975591784954071</text:p>
              </table:table-cell>
              <table:table-cell office:value-type="float" office:value="0.991761267185211">
                <text:p>0.991761267185211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977593785762787">
                <text:p>0.977593785762787</text:p>
              </table:table-cell>
              <table:table-cell office:value-type="float" office:value="0.991834938526154">
                <text:p>0.991834938526154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975787109375">
                <text:p>0.975787109375</text:p>
              </table:table-cell>
              <table:table-cell office:value-type="float" office:value="0.99190080165863">
                <text:p>0.99190080165863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976373082637787">
                <text:p>0.976373082637787</text:p>
              </table:table-cell>
              <table:table-cell office:value-type="float" office:value="0.991974413394928">
                <text:p>0.99197441339492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977642601966858">
                <text:p>0.977642601966858</text:p>
              </table:table-cell>
              <table:table-cell office:value-type="float" office:value="0.991869807243347">
                <text:p>0.991869807243347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975396520137787">
                <text:p>0.975396520137787</text:p>
              </table:table-cell>
              <table:table-cell office:value-type="float" office:value="0.991958916187286">
                <text:p>0.991958916187286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977740234375">
                <text:p>0.977740234375</text:p>
              </table:table-cell>
              <table:table-cell office:value-type="float" office:value="0.991823256015778">
                <text:p>0.99182325601577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976568347454071">
                <text:p>0.976568347454071</text:p>
              </table:table-cell>
              <table:table-cell office:value-type="float" office:value="0.99199765920639">
                <text:p>0.9919976592063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977398461341858">
                <text:p>0.977398461341858</text:p>
              </table:table-cell>
              <table:table-cell office:value-type="float" office:value="0.991838812828064">
                <text:p>0.99183881282806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976910180091858">
                <text:p>0.976910180091858</text:p>
              </table:table-cell>
              <table:table-cell office:value-type="float" office:value="0.991842687129974">
                <text:p>0.991842687129974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97651953125">
                <text:p>0.97651953125</text:p>
              </table:table-cell>
              <table:table-cell office:value-type="float" office:value="0.991869807243347">
                <text:p>0.991869807243347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975445336341858">
                <text:p>0.975445336341858</text:p>
              </table:table-cell>
              <table:table-cell office:value-type="float" office:value="0.99190080165863">
                <text:p>0.99190080165863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977642601966858">
                <text:p>0.977642601966858</text:p>
              </table:table-cell>
              <table:table-cell office:value-type="float" office:value="0.991846561431885">
                <text:p>0.99184656143188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976128942012787">
                <text:p>0.976128942012787</text:p>
              </table:table-cell>
              <table:table-cell office:value-type="float" office:value="0.991885304450989">
                <text:p>0.99188530445098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976470715045929">
                <text:p>0.976470715045929</text:p>
              </table:table-cell>
              <table:table-cell office:value-type="float" office:value="0.992040276527405">
                <text:p>0.992040276527405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976470715045929">
                <text:p>0.976470715045929</text:p>
              </table:table-cell>
              <table:table-cell office:value-type="float" office:value="0.992082953453064">
                <text:p>0.992082953453064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975494152545929">
                <text:p>0.975494152545929</text:p>
              </table:table-cell>
              <table:table-cell office:value-type="float" office:value="0.99199765920639">
                <text:p>0.9919976592063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977642601966858">
                <text:p>0.977642601966858</text:p>
              </table:table-cell>
              <table:table-cell office:value-type="float" office:value="0.992048025131226">
                <text:p>0.99204802513122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976324206829071">
                <text:p>0.976324206829071</text:p>
              </table:table-cell>
              <table:table-cell office:value-type="float" office:value="0.991974413394928">
                <text:p>0.99197441339492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975494152545929">
                <text:p>0.975494152545929</text:p>
              </table:table-cell>
              <table:table-cell office:value-type="float" office:value="0.992110073566437">
                <text:p>0.992110073566437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977398461341858">
                <text:p>0.977398461341858</text:p>
              </table:table-cell>
              <table:table-cell office:value-type="float" office:value="0.992063522338867">
                <text:p>0.99206352233886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976080066204071">
                <text:p>0.976080066204071</text:p>
              </table:table-cell>
              <table:table-cell office:value-type="float" office:value="0.992210805416107">
                <text:p>0.992210805416107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975738293170929">
                <text:p>0.975738293170929</text:p>
              </table:table-cell>
              <table:table-cell office:value-type="float" office:value="0.991951167583466">
                <text:p>0.991951167583466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976568347454071">
                <text:p>0.976568347454071</text:p>
              </table:table-cell>
              <table:table-cell office:value-type="float" office:value="0.992133319377899">
                <text:p>0.99213331937789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976861363887787">
                <text:p>0.976861363887787</text:p>
              </table:table-cell>
              <table:table-cell office:value-type="float" office:value="0.992063522338867">
                <text:p>0.992063522338867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977740234375">
                <text:p>0.977740234375</text:p>
              </table:table-cell>
              <table:table-cell office:value-type="float" office:value="0.99214106798172">
                <text:p>0.9921410679817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976177758216858">
                <text:p>0.976177758216858</text:p>
              </table:table-cell>
              <table:table-cell office:value-type="float" office:value="0.992373585700989">
                <text:p>0.99237358570098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976080066204071">
                <text:p>0.976080066204071</text:p>
              </table:table-cell>
              <table:table-cell office:value-type="float" office:value="0.991958916187286">
                <text:p>0.99195891618728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977886742591858">
                <text:p>0.977886742591858</text:p>
              </table:table-cell>
              <table:table-cell office:value-type="float" office:value="0.992230176925659">
                <text:p>0.99223017692565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76812488079071">
                <text:p>0.976812488079071</text:p>
              </table:table-cell>
              <table:table-cell office:value-type="float" office:value="0.992106199264526">
                <text:p>0.99210619926452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977447277545929">
                <text:p>0.977447277545929</text:p>
              </table:table-cell>
              <table:table-cell office:value-type="float" office:value="0.992377460002899">
                <text:p>0.992377460002899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977593785762787">
                <text:p>0.977593785762787</text:p>
              </table:table-cell>
              <table:table-cell office:value-type="float" office:value="0.991982161998749">
                <text:p>0.991982161998749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977349645137787">
                <text:p>0.977349645137787</text:p>
              </table:table-cell>
              <table:table-cell office:value-type="float" office:value="0.992458820343018">
                <text:p>0.992458820343018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976958996295929">
                <text:p>0.976958996295929</text:p>
              </table:table-cell>
              <table:table-cell office:value-type="float" office:value="0.992110073566437">
                <text:p>0.992110073566437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977300769329071">
                <text:p>0.977300769329071</text:p>
              </table:table-cell>
              <table:table-cell office:value-type="float" office:value="0.992253422737122">
                <text:p>0.99225342273712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976080066204071">
                <text:p>0.976080066204071</text:p>
              </table:table-cell>
              <table:table-cell office:value-type="float" office:value="0.99223792552948">
                <text:p>0.99223792552948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976812488079071">
                <text:p>0.976812488079071</text:p>
              </table:table-cell>
              <table:table-cell office:value-type="float" office:value="0.992280542850494">
                <text:p>0.99228054285049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976910180091858">
                <text:p>0.976910180091858</text:p>
              </table:table-cell>
              <table:table-cell office:value-type="float" office:value="0.991982161998749">
                <text:p>0.991982161998749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976275390625">
                <text:p>0.976275390625</text:p>
              </table:table-cell>
              <table:table-cell office:value-type="float" office:value="0.99214494228363">
                <text:p>0.9921449422836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975689476966858">
                <text:p>0.975689476966858</text:p>
              </table:table-cell>
              <table:table-cell office:value-type="float" office:value="0.992098450660706">
                <text:p>0.992098450660706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977642601966858">
                <text:p>0.977642601966858</text:p>
              </table:table-cell>
              <table:table-cell office:value-type="float" office:value="0.992191433906555">
                <text:p>0.992191433906555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976275390625">
                <text:p>0.976275390625</text:p>
              </table:table-cell>
              <table:table-cell office:value-type="float" office:value="0.992090702056885">
                <text:p>0.992090702056885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975005871295929">
                <text:p>0.975005871295929</text:p>
              </table:table-cell>
              <table:table-cell office:value-type="float" office:value="0.99214494228363">
                <text:p>0.99214494228363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976910180091858">
                <text:p>0.976910180091858</text:p>
              </table:table-cell>
              <table:table-cell office:value-type="float" office:value="0.99213719367981">
                <text:p>0.99213719367981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975298828125">
                <text:p>0.975298828125</text:p>
              </table:table-cell>
              <table:table-cell office:value-type="float" office:value="0.992106199264526">
                <text:p>0.992106199264526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976177758216858">
                <text:p>0.976177758216858</text:p>
              </table:table-cell>
              <table:table-cell office:value-type="float" office:value="0.992179811000824">
                <text:p>0.992179811000824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976666039466858">
                <text:p>0.976666039466858</text:p>
              </table:table-cell>
              <table:table-cell office:value-type="float" office:value="0.992245674133301">
                <text:p>0.99224567413330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97603125">
                <text:p>0.97603125</text:p>
              </table:table-cell>
              <table:table-cell office:value-type="float" office:value="0.992203056812286">
                <text:p>0.99220305681228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975933617591858">
                <text:p>0.975933617591858</text:p>
              </table:table-cell>
              <table:table-cell office:value-type="float" office:value="0.992369711399078">
                <text:p>0.99236971139907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97749609375">
                <text:p>0.97749609375</text:p>
              </table:table-cell>
              <table:table-cell office:value-type="float" office:value="0.991869807243347">
                <text:p>0.991869807243347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976617223262787">
                <text:p>0.976617223262787</text:p>
              </table:table-cell>
              <table:table-cell office:value-type="float" office:value="0.992408454418182">
                <text:p>0.992408454418182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975884801387787">
                <text:p>0.975884801387787</text:p>
              </table:table-cell>
              <table:table-cell office:value-type="float" office:value="0.992253422737122">
                <text:p>0.99225342273712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9770078125">
                <text:p>0.9770078125</text:p>
              </table:table-cell>
              <table:table-cell office:value-type="float" office:value="0.992516934871674">
                <text:p>0.992516934871674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977740234375">
                <text:p>0.977740234375</text:p>
              </table:table-cell>
              <table:table-cell office:value-type="float" office:value="0.992466568946838">
                <text:p>0.99246656894683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976617223262787">
                <text:p>0.976617223262787</text:p>
              </table:table-cell>
              <table:table-cell office:value-type="float" office:value="0.992528557777405">
                <text:p>0.992528557777405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975689476966858">
                <text:p>0.975689476966858</text:p>
              </table:table-cell>
              <table:table-cell office:value-type="float" office:value="0.992361962795258">
                <text:p>0.992361962795258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977349645137787">
                <text:p>0.977349645137787</text:p>
              </table:table-cell>
              <table:table-cell office:value-type="float" office:value="0.992443323135376">
                <text:p>0.992443323135376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976568347454071">
                <text:p>0.976568347454071</text:p>
              </table:table-cell>
              <table:table-cell office:value-type="float" office:value="0.992408454418182">
                <text:p>0.992408454418182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976714855670929">
                <text:p>0.976714855670929</text:p>
              </table:table-cell>
              <table:table-cell office:value-type="float" office:value="0.992222428321838">
                <text:p>0.99222242832183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975250011920929">
                <text:p>0.975250011920929</text:p>
              </table:table-cell>
              <table:table-cell office:value-type="float" office:value="0.992582857608795">
                <text:p>0.992582857608795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978082067012787">
                <text:p>0.978082067012787</text:p>
              </table:table-cell>
              <table:table-cell office:value-type="float" office:value="0.992296040058136">
                <text:p>0.992296040058136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975787109375">
                <text:p>0.975787109375</text:p>
              </table:table-cell>
              <table:table-cell office:value-type="float" office:value="0.992323219776154">
                <text:p>0.99232321977615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976861363887787">
                <text:p>0.976861363887787</text:p>
              </table:table-cell>
              <table:table-cell office:value-type="float" office:value="0.992330968379974">
                <text:p>0.99233096837997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977837926387787">
                <text:p>0.977837926387787</text:p>
              </table:table-cell>
              <table:table-cell office:value-type="float" office:value="0.992307662963867">
                <text:p>0.992307662963867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975787109375">
                <text:p>0.975787109375</text:p>
              </table:table-cell>
              <table:table-cell office:value-type="float" office:value="0.992505311965942">
                <text:p>0.99250531196594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976714855670929">
                <text:p>0.976714855670929</text:p>
              </table:table-cell>
              <table:table-cell office:value-type="float" office:value="0.992664217948914">
                <text:p>0.992664217948914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97456640625">
                <text:p>0.97456640625</text:p>
              </table:table-cell>
              <table:table-cell office:value-type="float" office:value="0.99238520860672">
                <text:p>0.99238520860672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977105504512787">
                <text:p>0.977105504512787</text:p>
              </table:table-cell>
              <table:table-cell office:value-type="float" office:value="0.992745578289032">
                <text:p>0.99274557828903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976763671875">
                <text:p>0.976763671875</text:p>
              </table:table-cell>
              <table:table-cell office:value-type="float" office:value="0.99238133430481">
                <text:p>0.9923813343048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975591784954071">
                <text:p>0.975591784954071</text:p>
              </table:table-cell>
              <table:table-cell office:value-type="float" office:value="0.992427825927734">
                <text:p>0.99242782592773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975738293170929">
                <text:p>0.975738293170929</text:p>
              </table:table-cell>
              <table:table-cell office:value-type="float" office:value="0.992683589458466">
                <text:p>0.992683589458466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978423840045929">
                <text:p>0.978423840045929</text:p>
              </table:table-cell>
              <table:table-cell office:value-type="float" office:value="0.992524683475494">
                <text:p>0.992524683475494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975103503704071">
                <text:p>0.975103503704071</text:p>
              </table:table-cell>
              <table:table-cell office:value-type="float" office:value="0.992474317550659">
                <text:p>0.992474317550659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9770078125">
                <text:p>0.9770078125</text:p>
              </table:table-cell>
              <table:table-cell office:value-type="float" office:value="0.992582857608795">
                <text:p>0.99258285760879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976324206829071">
                <text:p>0.976324206829071</text:p>
              </table:table-cell>
              <table:table-cell office:value-type="float" office:value="0.992706835269928">
                <text:p>0.992706835269928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976617223262787">
                <text:p>0.976617223262787</text:p>
              </table:table-cell>
              <table:table-cell office:value-type="float" office:value="0.992493689060211">
                <text:p>0.992493689060211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977300769329071">
                <text:p>0.977300769329071</text:p>
              </table:table-cell>
              <table:table-cell office:value-type="float" office:value="0.992660343647003">
                <text:p>0.99266034364700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975982433795929">
                <text:p>0.975982433795929</text:p>
              </table:table-cell>
              <table:table-cell office:value-type="float" office:value="0.992412328720093">
                <text:p>0.992412328720093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976568347454071">
                <text:p>0.976568347454071</text:p>
              </table:table-cell>
              <table:table-cell office:value-type="float" office:value="0.992493689060211">
                <text:p>0.99249368906021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977447277545929">
                <text:p>0.977447277545929</text:p>
              </table:table-cell>
              <table:table-cell office:value-type="float" office:value="0.992803692817688">
                <text:p>0.992803692817688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979058629512787">
                <text:p>0.979058629512787</text:p>
              </table:table-cell>
              <table:table-cell office:value-type="float" office:value="0.992590606212616">
                <text:p>0.992590606212616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977056628704071">
                <text:p>0.977056628704071</text:p>
              </table:table-cell>
              <table:table-cell office:value-type="float" office:value="0.992420077323914">
                <text:p>0.992420077323914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978130883216858">
                <text:p>0.978130883216858</text:p>
              </table:table-cell>
              <table:table-cell office:value-type="float" office:value="0.992687463760376">
                <text:p>0.992687463760376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976763671875">
                <text:p>0.976763671875</text:p>
              </table:table-cell>
              <table:table-cell office:value-type="float" office:value="0.992547929286957">
                <text:p>0.992547929286957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978521472454071">
                <text:p>0.978521472454071</text:p>
              </table:table-cell>
              <table:table-cell office:value-type="float" office:value="0.992757201194763">
                <text:p>0.992757201194763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976568347454071">
                <text:p>0.976568347454071</text:p>
              </table:table-cell>
              <table:table-cell office:value-type="float" office:value="0.992784321308136">
                <text:p>0.992784321308136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975201195716858">
                <text:p>0.975201195716858</text:p>
              </table:table-cell>
              <table:table-cell office:value-type="float" office:value="0.99262934923172">
                <text:p>0.99262934923172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977544909954071">
                <text:p>0.977544909954071</text:p>
              </table:table-cell>
              <table:table-cell office:value-type="float" office:value="0.992439448833466">
                <text:p>0.99243944883346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975787109375">
                <text:p>0.975787109375</text:p>
              </table:table-cell>
              <table:table-cell office:value-type="float" office:value="0.992575109004974">
                <text:p>0.99257510900497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974908238887787">
                <text:p>0.974908238887787</text:p>
              </table:table-cell>
              <table:table-cell office:value-type="float" office:value="0.992753326892853">
                <text:p>0.992753326892853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976177758216858">
                <text:p>0.976177758216858</text:p>
              </table:table-cell>
              <table:table-cell office:value-type="float" office:value="0.992606103420258">
                <text:p>0.992606103420258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976373082637787">
                <text:p>0.976373082637787</text:p>
              </table:table-cell>
              <table:table-cell office:value-type="float" office:value="0.992761075496674">
                <text:p>0.992761075496674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975591784954071">
                <text:p>0.975591784954071</text:p>
              </table:table-cell>
              <table:table-cell office:value-type="float" office:value="0.992753326892853">
                <text:p>0.992753326892853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9770078125">
                <text:p>0.9770078125</text:p>
              </table:table-cell>
              <table:table-cell office:value-type="float" office:value="0.992718458175659">
                <text:p>0.992718458175659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975689476966858">
                <text:p>0.975689476966858</text:p>
              </table:table-cell>
              <table:table-cell office:value-type="float" office:value="0.992749452590942">
                <text:p>0.992749452590942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976421898841858">
                <text:p>0.976421898841858</text:p>
              </table:table-cell>
              <table:table-cell office:value-type="float" office:value="0.992892861366272">
                <text:p>0.99289286136627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976666039466858">
                <text:p>0.976666039466858</text:p>
              </table:table-cell>
              <table:table-cell office:value-type="float" office:value="0.992699086666107">
                <text:p>0.992699086666107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973833984375">
                <text:p>0.973833984375</text:p>
              </table:table-cell>
              <table:table-cell office:value-type="float" office:value="0.992621600627899">
                <text:p>0.992621600627899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975689476966858">
                <text:p>0.975689476966858</text:p>
              </table:table-cell>
              <table:table-cell office:value-type="float" office:value="0.992838621139526">
                <text:p>0.99283862113952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976617223262787">
                <text:p>0.976617223262787</text:p>
              </table:table-cell>
              <table:table-cell office:value-type="float" office:value="0.992594480514526">
                <text:p>0.992594480514526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978814488887787">
                <text:p>0.978814488887787</text:p>
              </table:table-cell>
              <table:table-cell office:value-type="float" office:value="0.992916107177734">
                <text:p>0.992916107177734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974859363079071">
                <text:p>0.974859363079071</text:p>
              </table:table-cell>
              <table:table-cell office:value-type="float" office:value="0.992753326892853">
                <text:p>0.992753326892853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97554296875">
                <text:p>0.97554296875</text:p>
              </table:table-cell>
              <table:table-cell office:value-type="float" office:value="0.992745578289032">
                <text:p>0.992745578289032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976812488079071">
                <text:p>0.976812488079071</text:p>
              </table:table-cell>
              <table:table-cell office:value-type="float" office:value="0.992547929286957">
                <text:p>0.992547929286957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977251953125">
                <text:p>0.977251953125</text:p>
              </table:table-cell>
              <table:table-cell office:value-type="float" office:value="0.992931604385376">
                <text:p>0.992931604385376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975933617591858">
                <text:p>0.975933617591858</text:p>
              </table:table-cell>
              <table:table-cell office:value-type="float" office:value="0.992954850196838">
                <text:p>0.992954850196838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975591784954071">
                <text:p>0.975591784954071</text:p>
              </table:table-cell>
              <table:table-cell office:value-type="float" office:value="0.992838621139526">
                <text:p>0.992838621139526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975005871295929">
                <text:p>0.975005871295929</text:p>
              </table:table-cell>
              <table:table-cell office:value-type="float" office:value="0.992668092250824">
                <text:p>0.992668092250824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2675840854645">
                <text:p>0.99267584085464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977691418170929">
                <text:p>0.977691418170929</text:p>
              </table:table-cell>
              <table:table-cell office:value-type="float" office:value="0.99286961555481">
                <text:p>0.9928696155548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975640660762787">
                <text:p>0.975640660762787</text:p>
              </table:table-cell>
              <table:table-cell office:value-type="float" office:value="0.992648720741272">
                <text:p>0.99264872074127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978716796875">
                <text:p>0.978716796875</text:p>
              </table:table-cell>
              <table:table-cell office:value-type="float" office:value="0.992737829685211">
                <text:p>0.992737829685211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976275390625">
                <text:p>0.976275390625</text:p>
              </table:table-cell>
              <table:table-cell office:value-type="float" office:value="0.99272233247757">
                <text:p>0.99272233247757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976080066204071">
                <text:p>0.976080066204071</text:p>
              </table:table-cell>
              <table:table-cell office:value-type="float" office:value="0.99286961555481">
                <text:p>0.99286961555481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976128942012787">
                <text:p>0.976128942012787</text:p>
              </table:table-cell>
              <table:table-cell office:value-type="float" office:value="0.992718458175659">
                <text:p>0.992718458175659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978912121295929">
                <text:p>0.978912121295929</text:p>
              </table:table-cell>
              <table:table-cell office:value-type="float" office:value="0.992706835269928">
                <text:p>0.992706835269928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977300769329071">
                <text:p>0.977300769329071</text:p>
              </table:table-cell>
              <table:table-cell office:value-type="float" office:value="0.992978096008301">
                <text:p>0.992978096008301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977447277545929">
                <text:p>0.977447277545929</text:p>
              </table:table-cell>
              <table:table-cell office:value-type="float" office:value="0.993082761764526">
                <text:p>0.993082761764526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976910180091858">
                <text:p>0.976910180091858</text:p>
              </table:table-cell>
              <table:table-cell office:value-type="float" office:value="0.992768824100494">
                <text:p>0.99276882410049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976568347454071">
                <text:p>0.976568347454071</text:p>
              </table:table-cell>
              <table:table-cell office:value-type="float" office:value="0.992823123931885">
                <text:p>0.992823123931885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975494152545929">
                <text:p>0.975494152545929</text:p>
              </table:table-cell>
              <table:table-cell office:value-type="float" office:value="0.992927730083466">
                <text:p>0.992927730083466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975787109375">
                <text:p>0.975787109375</text:p>
              </table:table-cell>
              <table:table-cell office:value-type="float" office:value="0.992896735668182">
                <text:p>0.99289673566818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976714855670929">
                <text:p>0.976714855670929</text:p>
              </table:table-cell>
              <table:table-cell office:value-type="float" office:value="0.992892861366272">
                <text:p>0.99289286136627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975933617591858">
                <text:p>0.975933617591858</text:p>
              </table:table-cell>
              <table:table-cell office:value-type="float" office:value="0.992935478687286">
                <text:p>0.992935478687286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976617223262787">
                <text:p>0.976617223262787</text:p>
              </table:table-cell>
              <table:table-cell office:value-type="float" office:value="0.993032336235046">
                <text:p>0.993032336235046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975884801387787">
                <text:p>0.975884801387787</text:p>
              </table:table-cell>
              <table:table-cell office:value-type="float" office:value="0.992850244045258">
                <text:p>0.992850244045258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9750546875">
                <text:p>0.9750546875</text:p>
              </table:table-cell>
              <table:table-cell office:value-type="float" office:value="0.992885112762451">
                <text:p>0.992885112762451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976910180091858">
                <text:p>0.976910180091858</text:p>
              </table:table-cell>
              <table:table-cell office:value-type="float" office:value="0.992857992649078">
                <text:p>0.992857992649078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976226574420929">
                <text:p>0.976226574420929</text:p>
              </table:table-cell>
              <table:table-cell office:value-type="float" office:value="0.99286961555481">
                <text:p>0.9928696155548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76421898841858">
                <text:p>0.976421898841858</text:p>
              </table:table-cell>
              <table:table-cell office:value-type="float" office:value="0.992919981479645">
                <text:p>0.992919981479645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976910180091858">
                <text:p>0.976910180091858</text:p>
              </table:table-cell>
              <table:table-cell office:value-type="float" office:value="0.992823123931885">
                <text:p>0.992823123931885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976958996295929">
                <text:p>0.976958996295929</text:p>
              </table:table-cell>
              <table:table-cell office:value-type="float" office:value="0.992954850196838">
                <text:p>0.992954850196838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97554296875">
                <text:p>0.97554296875</text:p>
              </table:table-cell>
              <table:table-cell office:value-type="float" office:value="0.992919981479645">
                <text:p>0.992919981479645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978033191204071">
                <text:p>0.978033191204071</text:p>
              </table:table-cell>
              <table:table-cell office:value-type="float" office:value="0.992989718914032">
                <text:p>0.992989718914032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974126941204071">
                <text:p>0.974126941204071</text:p>
              </table:table-cell>
              <table:table-cell office:value-type="float" office:value="0.99312150478363">
                <text:p>0.99312150478363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977789050579071">
                <text:p>0.977789050579071</text:p>
              </table:table-cell>
              <table:table-cell office:value-type="float" office:value="0.993040084838867">
                <text:p>0.993040084838867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975982433795929">
                <text:p>0.975982433795929</text:p>
              </table:table-cell>
              <table:table-cell office:value-type="float" office:value="0.993012964725494">
                <text:p>0.993012964725494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978277331829071">
                <text:p>0.978277331829071</text:p>
              </table:table-cell>
              <table:table-cell office:value-type="float" office:value="0.993164122104645">
                <text:p>0.993164122104645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976910180091858">
                <text:p>0.976910180091858</text:p>
              </table:table-cell>
              <table:table-cell office:value-type="float" office:value="0.992947101593018">
                <text:p>0.99294710159301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976470715045929">
                <text:p>0.976470715045929</text:p>
              </table:table-cell>
              <table:table-cell office:value-type="float" office:value="0.993001341819763">
                <text:p>0.993001341819763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976080066204071">
                <text:p>0.976080066204071</text:p>
              </table:table-cell>
              <table:table-cell office:value-type="float" office:value="0.99311763048172">
                <text:p>0.9931176304817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77544909954071">
                <text:p>0.977544909954071</text:p>
              </table:table-cell>
              <table:table-cell office:value-type="float" office:value="0.992764949798584">
                <text:p>0.992764949798584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975103503704071">
                <text:p>0.975103503704071</text:p>
              </table:table-cell>
              <table:table-cell office:value-type="float" office:value="0.992757201194763">
                <text:p>0.992757201194763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975933617591858">
                <text:p>0.975933617591858</text:p>
              </table:table-cell>
              <table:table-cell office:value-type="float" office:value="0.992997467517853">
                <text:p>0.992997467517853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977837926387787">
                <text:p>0.977837926387787</text:p>
              </table:table-cell>
              <table:table-cell office:value-type="float" office:value="0.992811501026154">
                <text:p>0.992811501026154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977789050579071">
                <text:p>0.977789050579071</text:p>
              </table:table-cell>
              <table:table-cell office:value-type="float" office:value="0.993098258972168">
                <text:p>0.993098258972168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974517590045929">
                <text:p>0.974517590045929</text:p>
              </table:table-cell>
              <table:table-cell office:value-type="float" office:value="0.993024587631226">
                <text:p>0.993024587631226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976617223262787">
                <text:p>0.976617223262787</text:p>
              </table:table-cell>
              <table:table-cell office:value-type="float" office:value="0.993152499198914">
                <text:p>0.993152499198914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977349645137787">
                <text:p>0.977349645137787</text:p>
              </table:table-cell>
              <table:table-cell office:value-type="float" office:value="0.992807626724243">
                <text:p>0.99280762672424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977251953125">
                <text:p>0.977251953125</text:p>
              </table:table-cell>
              <table:table-cell office:value-type="float" office:value="0.992954850196838">
                <text:p>0.992954850196838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976617223262787">
                <text:p>0.976617223262787</text:p>
              </table:table-cell>
              <table:table-cell office:value-type="float" office:value="0.992854118347168">
                <text:p>0.992854118347168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976861363887787">
                <text:p>0.976861363887787</text:p>
              </table:table-cell>
              <table:table-cell office:value-type="float" office:value="0.993319153785706">
                <text:p>0.993319153785706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977349645137787">
                <text:p>0.977349645137787</text:p>
              </table:table-cell>
              <table:table-cell office:value-type="float" office:value="0.993078887462616">
                <text:p>0.993078887462616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977886742591858">
                <text:p>0.977886742591858</text:p>
              </table:table-cell>
              <table:table-cell office:value-type="float" office:value="0.993195116519928">
                <text:p>0.993195116519928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975445336341858">
                <text:p>0.975445336341858</text:p>
              </table:table-cell>
              <table:table-cell office:value-type="float" office:value="0.99296647310257">
                <text:p>0.99296647310257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3144750595093">
                <text:p>0.993144750595093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977105504512787">
                <text:p>0.977105504512787</text:p>
              </table:table-cell>
              <table:table-cell office:value-type="float" office:value="0.992776572704315">
                <text:p>0.992776572704315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978667980670929">
                <text:p>0.978667980670929</text:p>
              </table:table-cell>
              <table:table-cell office:value-type="float" office:value="0.993156373500824">
                <text:p>0.993156373500824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977447277545929">
                <text:p>0.977447277545929</text:p>
              </table:table-cell>
              <table:table-cell office:value-type="float" office:value="0.993156373500824">
                <text:p>0.99315637350082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976568347454071">
                <text:p>0.976568347454071</text:p>
              </table:table-cell>
              <table:table-cell office:value-type="float" office:value="0.993148624897003">
                <text:p>0.993148624897003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976861363887787">
                <text:p>0.976861363887787</text:p>
              </table:table-cell>
              <table:table-cell office:value-type="float" office:value="0.993253231048584">
                <text:p>0.993253231048584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977691418170929">
                <text:p>0.977691418170929</text:p>
              </table:table-cell>
              <table:table-cell office:value-type="float" office:value="0.993276476860046">
                <text:p>0.993276476860046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976324206829071">
                <text:p>0.976324206829071</text:p>
              </table:table-cell>
              <table:table-cell office:value-type="float" office:value="0.993268728256226">
                <text:p>0.993268728256226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975005871295929">
                <text:p>0.975005871295929</text:p>
              </table:table-cell>
              <table:table-cell office:value-type="float" office:value="0.993164122104645">
                <text:p>0.993164122104645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977837926387787">
                <text:p>0.977837926387787</text:p>
              </table:table-cell>
              <table:table-cell office:value-type="float" office:value="0.993043959140778">
                <text:p>0.993043959140778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977691418170929">
                <text:p>0.977691418170929</text:p>
              </table:table-cell>
              <table:table-cell office:value-type="float" office:value="0.993338525295258">
                <text:p>0.993338525295258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977251953125">
                <text:p>0.977251953125</text:p>
              </table:table-cell>
              <table:table-cell office:value-type="float" office:value="0.993094384670258">
                <text:p>0.993094384670258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977593785762787">
                <text:p>0.977593785762787</text:p>
              </table:table-cell>
              <table:table-cell office:value-type="float" office:value="0.993063390254974">
                <text:p>0.993063390254974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975787109375">
                <text:p>0.975787109375</text:p>
              </table:table-cell>
              <table:table-cell office:value-type="float" office:value="0.993226110935211">
                <text:p>0.99322611093521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976421898841858">
                <text:p>0.976421898841858</text:p>
              </table:table-cell>
              <table:table-cell office:value-type="float" office:value="0.99321448802948">
                <text:p>0.99321448802948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977642601966858">
                <text:p>0.977642601966858</text:p>
              </table:table-cell>
              <table:table-cell office:value-type="float" office:value="0.993350148200989">
                <text:p>0.993350148200989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978667980670929">
                <text:p>0.978667980670929</text:p>
              </table:table-cell>
              <table:table-cell office:value-type="float" office:value="0.993133127689362">
                <text:p>0.993133127689362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976861363887787">
                <text:p>0.976861363887787</text:p>
              </table:table-cell>
              <table:table-cell office:value-type="float" office:value="0.993140876293182">
                <text:p>0.993140876293182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976080066204071">
                <text:p>0.976080066204071</text:p>
              </table:table-cell>
              <table:table-cell office:value-type="float" office:value="0.993408262729645">
                <text:p>0.993408262729645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978326207637787">
                <text:p>0.978326207637787</text:p>
              </table:table-cell>
              <table:table-cell office:value-type="float" office:value="0.993323028087616">
                <text:p>0.993323028087616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977056628704071">
                <text:p>0.977056628704071</text:p>
              </table:table-cell>
              <table:table-cell office:value-type="float" office:value="0.993241608142853">
                <text:p>0.993241608142853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976714855670929">
                <text:p>0.976714855670929</text:p>
              </table:table-cell>
              <table:table-cell office:value-type="float" office:value="0.993245482444763">
                <text:p>0.993245482444763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976373082637787">
                <text:p>0.976373082637787</text:p>
              </table:table-cell>
              <table:table-cell office:value-type="float" office:value="0.993377268314362">
                <text:p>0.993377268314362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979253894329071">
                <text:p>0.979253894329071</text:p>
              </table:table-cell>
              <table:table-cell office:value-type="float" office:value="0.99345475435257">
                <text:p>0.99345475435257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977886742591858">
                <text:p>0.977886742591858</text:p>
              </table:table-cell>
              <table:table-cell office:value-type="float" office:value="0.993206739425659">
                <text:p>0.993206739425659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3257105350494">
                <text:p>0.993257105350494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975591784954071">
                <text:p>0.975591784954071</text:p>
              </table:table-cell>
              <table:table-cell office:value-type="float" office:value="0.993299782276154">
                <text:p>0.993299782276154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3369519710541">
                <text:p>0.993369519710541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977105504512787">
                <text:p>0.977105504512787</text:p>
              </table:table-cell>
              <table:table-cell office:value-type="float" office:value="0.993431508541107">
                <text:p>0.99343150854110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976617223262787">
                <text:p>0.976617223262787</text:p>
              </table:table-cell>
              <table:table-cell office:value-type="float" office:value="0.993400514125824">
                <text:p>0.993400514125824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976421898841858">
                <text:p>0.976421898841858</text:p>
              </table:table-cell>
              <table:table-cell office:value-type="float" office:value="0.993152499198914">
                <text:p>0.993152499198914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976226574420929">
                <text:p>0.976226574420929</text:p>
              </table:table-cell>
              <table:table-cell office:value-type="float" office:value="0.993063390254974">
                <text:p>0.993063390254974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977837926387787">
                <text:p>0.977837926387787</text:p>
              </table:table-cell>
              <table:table-cell office:value-type="float" office:value="0.993439257144928">
                <text:p>0.993439257144928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978228515625">
                <text:p>0.978228515625</text:p>
              </table:table-cell>
              <table:table-cell office:value-type="float" office:value="0.993233859539032">
                <text:p>0.99323385953903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977593785762787">
                <text:p>0.977593785762787</text:p>
              </table:table-cell>
              <table:table-cell office:value-type="float" office:value="0.99360203742981">
                <text:p>0.99360203742981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977984375">
                <text:p>0.977984375</text:p>
              </table:table-cell>
              <table:table-cell office:value-type="float" office:value="0.993582665920258">
                <text:p>0.993582665920258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977300769329071">
                <text:p>0.977300769329071</text:p>
              </table:table-cell>
              <table:table-cell office:value-type="float" office:value="0.993443131446838">
                <text:p>0.993443131446838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977691418170929">
                <text:p>0.977691418170929</text:p>
              </table:table-cell>
              <table:table-cell office:value-type="float" office:value="0.993071138858795">
                <text:p>0.99307113885879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976324206829071">
                <text:p>0.976324206829071</text:p>
              </table:table-cell>
              <table:table-cell office:value-type="float" office:value="0.993338525295258">
                <text:p>0.993338525295258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976812488079071">
                <text:p>0.976812488079071</text:p>
              </table:table-cell>
              <table:table-cell office:value-type="float" office:value="0.993229985237122">
                <text:p>0.993229985237122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978277331829071">
                <text:p>0.978277331829071</text:p>
              </table:table-cell>
              <table:table-cell office:value-type="float" office:value="0.993001341819763">
                <text:p>0.993001341819763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976421898841858">
                <text:p>0.976421898841858</text:p>
              </table:table-cell>
              <table:table-cell office:value-type="float" office:value="0.993435382843018">
                <text:p>0.993435382843018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978765613079071">
                <text:p>0.978765613079071</text:p>
              </table:table-cell>
              <table:table-cell office:value-type="float" office:value="0.993253231048584">
                <text:p>0.993253231048584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977935558795929">
                <text:p>0.977935558795929</text:p>
              </table:table-cell>
              <table:table-cell office:value-type="float" office:value="0.993233859539032">
                <text:p>0.99323385953903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977203136920929">
                <text:p>0.977203136920929</text:p>
              </table:table-cell>
              <table:table-cell office:value-type="float" office:value="0.993284225463867">
                <text:p>0.993284225463867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977642601966858">
                <text:p>0.977642601966858</text:p>
              </table:table-cell>
              <table:table-cell office:value-type="float" office:value="0.993404388427734">
                <text:p>0.993404388427734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976714855670929">
                <text:p>0.976714855670929</text:p>
              </table:table-cell>
              <table:table-cell office:value-type="float" office:value="0.993540048599243">
                <text:p>0.993540048599243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975933617591858">
                <text:p>0.975933617591858</text:p>
              </table:table-cell>
              <table:table-cell office:value-type="float" office:value="0.993512868881226">
                <text:p>0.993512868881226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977105504512787">
                <text:p>0.977105504512787</text:p>
              </table:table-cell>
              <table:table-cell office:value-type="float" office:value="0.993633031845093">
                <text:p>0.993633031845093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977447277545929">
                <text:p>0.977447277545929</text:p>
              </table:table-cell>
              <table:table-cell office:value-type="float" office:value="0.993671774864197">
                <text:p>0.99367177486419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975640660762787">
                <text:p>0.975640660762787</text:p>
              </table:table-cell>
              <table:table-cell office:value-type="float" office:value="0.993443131446838">
                <text:p>0.993443131446838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97603125">
                <text:p>0.97603125</text:p>
              </table:table-cell>
              <table:table-cell office:value-type="float" office:value="0.993419885635376">
                <text:p>0.993419885635376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973638659954071">
                <text:p>0.973638659954071</text:p>
              </table:table-cell>
              <table:table-cell office:value-type="float" office:value="0.993288099765778">
                <text:p>0.993288099765778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977593785762787">
                <text:p>0.977593785762787</text:p>
              </table:table-cell>
              <table:table-cell office:value-type="float" office:value="0.993664026260376">
                <text:p>0.99366402626037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975103503704071">
                <text:p>0.975103503704071</text:p>
              </table:table-cell>
              <table:table-cell office:value-type="float" office:value="0.993268728256226">
                <text:p>0.993268728256226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978082067012787">
                <text:p>0.978082067012787</text:p>
              </table:table-cell>
              <table:table-cell office:value-type="float" office:value="0.99345862865448">
                <text:p>0.99345862865448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977203136920929">
                <text:p>0.977203136920929</text:p>
              </table:table-cell>
              <table:table-cell office:value-type="float" office:value="0.993501245975494">
                <text:p>0.993501245975494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976470715045929">
                <text:p>0.976470715045929</text:p>
              </table:table-cell>
              <table:table-cell office:value-type="float" office:value="0.993505120277405">
                <text:p>0.993505120277405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97847265625">
                <text:p>0.97847265625</text:p>
              </table:table-cell>
              <table:table-cell office:value-type="float" office:value="0.993319153785706">
                <text:p>0.993319153785706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978228515625">
                <text:p>0.978228515625</text:p>
              </table:table-cell>
              <table:table-cell office:value-type="float" office:value="0.993633031845093">
                <text:p>0.993633031845093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977544909954071">
                <text:p>0.977544909954071</text:p>
              </table:table-cell>
              <table:table-cell office:value-type="float" office:value="0.993474125862122">
                <text:p>0.993474125862122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977789050579071">
                <text:p>0.977789050579071</text:p>
              </table:table-cell>
              <table:table-cell office:value-type="float" office:value="0.993567168712616">
                <text:p>0.993567168712616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976421898841858">
                <text:p>0.976421898841858</text:p>
              </table:table-cell>
              <table:table-cell office:value-type="float" office:value="0.993466377258301">
                <text:p>0.993466377258301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976812488079071">
                <text:p>0.976812488079071</text:p>
              </table:table-cell>
              <table:table-cell office:value-type="float" office:value="0.993540048599243">
                <text:p>0.99354004859924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97749609375">
                <text:p>0.97749609375</text:p>
              </table:table-cell>
              <table:table-cell office:value-type="float" office:value="0.993481874465942">
                <text:p>0.993481874465942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977154320716858">
                <text:p>0.977154320716858</text:p>
              </table:table-cell>
              <table:table-cell office:value-type="float" office:value="0.993524491786957">
                <text:p>0.99352449178695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976861363887787">
                <text:p>0.976861363887787</text:p>
              </table:table-cell>
              <table:table-cell office:value-type="float" office:value="0.993567168712616">
                <text:p>0.993567168712616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977251953125">
                <text:p>0.977251953125</text:p>
              </table:table-cell>
              <table:table-cell office:value-type="float" office:value="0.993760883808136">
                <text:p>0.99376088380813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976861363887787">
                <text:p>0.976861363887787</text:p>
              </table:table-cell>
              <table:table-cell office:value-type="float" office:value="0.993423759937286">
                <text:p>0.993423759937286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978082067012787">
                <text:p>0.978082067012787</text:p>
              </table:table-cell>
              <table:table-cell office:value-type="float" office:value="0.993547797203064">
                <text:p>0.993547797203064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976275390625">
                <text:p>0.976275390625</text:p>
              </table:table-cell>
              <table:table-cell office:value-type="float" office:value="0.99360978603363">
                <text:p>0.99360978603363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977984375">
                <text:p>0.977984375</text:p>
              </table:table-cell>
              <table:table-cell office:value-type="float" office:value="0.993508994579315">
                <text:p>0.993508994579315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978033191204071">
                <text:p>0.978033191204071</text:p>
              </table:table-cell>
              <table:table-cell office:value-type="float" office:value="0.993644654750824">
                <text:p>0.993644654750824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978423840045929">
                <text:p>0.978423840045929</text:p>
              </table:table-cell>
              <table:table-cell office:value-type="float" office:value="0.993547797203064">
                <text:p>0.99354779720306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978033191204071">
                <text:p>0.978033191204071</text:p>
              </table:table-cell>
              <table:table-cell office:value-type="float" office:value="0.993927538394928">
                <text:p>0.993927538394928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977203136920929">
                <text:p>0.977203136920929</text:p>
              </table:table-cell>
              <table:table-cell office:value-type="float" office:value="0.994245290756226">
                <text:p>0.994245290756226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979791051387787">
                <text:p>0.979791051387787</text:p>
              </table:table-cell>
              <table:table-cell office:value-type="float" office:value="0.994284093379974">
                <text:p>0.994284093379974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979351586341858">
                <text:p>0.979351586341858</text:p>
              </table:table-cell>
              <table:table-cell office:value-type="float" office:value="0.99443131685257">
                <text:p>0.99443131685257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977544909954071">
                <text:p>0.977544909954071</text:p>
              </table:table-cell>
              <table:table-cell office:value-type="float" office:value="0.994256913661957">
                <text:p>0.994256913661957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978716796875">
                <text:p>0.978716796875</text:p>
              </table:table-cell>
              <table:table-cell office:value-type="float" office:value="0.994446814060211">
                <text:p>0.994446814060211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977105504512787">
                <text:p>0.977105504512787</text:p>
              </table:table-cell>
              <table:table-cell office:value-type="float" office:value="0.994349956512451">
                <text:p>0.994349956512451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978375023841858">
                <text:p>0.978375023841858</text:p>
              </table:table-cell>
              <table:table-cell office:value-type="float" office:value="0.99443131685257">
                <text:p>0.99443131685257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978082067012787">
                <text:p>0.978082067012787</text:p>
              </table:table-cell>
              <table:table-cell office:value-type="float" office:value="0.994377076625824">
                <text:p>0.994377076625824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4415819644928">
                <text:p>0.99441581964492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978765613079071">
                <text:p>0.978765613079071</text:p>
              </table:table-cell>
              <table:table-cell office:value-type="float" office:value="0.99443906545639">
                <text:p>0.99443906545639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978033191204071">
                <text:p>0.978033191204071</text:p>
              </table:table-cell>
              <table:table-cell office:value-type="float" office:value="0.994485557079315">
                <text:p>0.994485557079315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978619164466858">
                <text:p>0.978619164466858</text:p>
              </table:table-cell>
              <table:table-cell office:value-type="float" office:value="0.994470059871674">
                <text:p>0.994470059871674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977740234375">
                <text:p>0.977740234375</text:p>
              </table:table-cell>
              <table:table-cell office:value-type="float" office:value="0.994388699531555">
                <text:p>0.994388699531555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980132824420929">
                <text:p>0.980132824420929</text:p>
              </table:table-cell>
              <table:table-cell office:value-type="float" office:value="0.994454562664032">
                <text:p>0.994454562664032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978716796875">
                <text:p>0.978716796875</text:p>
              </table:table-cell>
              <table:table-cell office:value-type="float" office:value="0.994497179985046">
                <text:p>0.994497179985046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978130883216858">
                <text:p>0.978130883216858</text:p>
              </table:table-cell>
              <table:table-cell office:value-type="float" office:value="0.994462311267853">
                <text:p>0.994462311267853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977593785762787">
                <text:p>0.977593785762787</text:p>
              </table:table-cell>
              <table:table-cell office:value-type="float" office:value="0.994528234004974">
                <text:p>0.99452823400497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977837926387787">
                <text:p>0.977837926387787</text:p>
              </table:table-cell>
              <table:table-cell office:value-type="float" office:value="0.994636714458466">
                <text:p>0.994636714458466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978375023841858">
                <text:p>0.978375023841858</text:p>
              </table:table-cell>
              <table:table-cell office:value-type="float" office:value="0.99443519115448">
                <text:p>0.9944351911544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978082067012787">
                <text:p>0.978082067012787</text:p>
              </table:table-cell>
              <table:table-cell office:value-type="float" office:value="0.994570851325989">
                <text:p>0.994570851325989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977544909954071">
                <text:p>0.977544909954071</text:p>
              </table:table-cell>
              <table:table-cell office:value-type="float" office:value="0.994574725627899">
                <text:p>0.994574725627899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978082067012787">
                <text:p>0.978082067012787</text:p>
              </table:table-cell>
              <table:table-cell office:value-type="float" office:value="0.994613468647003">
                <text:p>0.994613468647003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978033191204071">
                <text:p>0.978033191204071</text:p>
              </table:table-cell>
              <table:table-cell office:value-type="float" office:value="0.994520485401154">
                <text:p>0.994520485401154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978667980670929">
                <text:p>0.978667980670929</text:p>
              </table:table-cell>
              <table:table-cell office:value-type="float" office:value="0.994640588760376">
                <text:p>0.994640588760376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980132824420929">
                <text:p>0.980132824420929</text:p>
              </table:table-cell>
              <table:table-cell office:value-type="float" office:value="0.994520485401154">
                <text:p>0.99452048540115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9770078125">
                <text:p>0.9770078125</text:p>
              </table:table-cell>
              <table:table-cell office:value-type="float" office:value="0.994749069213867">
                <text:p>0.994749069213867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977447277545929">
                <text:p>0.977447277545929</text:p>
              </table:table-cell>
              <table:table-cell office:value-type="float" office:value="0.994446814060211">
                <text:p>0.994446814060211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977349645137787">
                <text:p>0.977349645137787</text:p>
              </table:table-cell>
              <table:table-cell office:value-type="float" office:value="0.994687080383301">
                <text:p>0.994687080383301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97847265625">
                <text:p>0.97847265625</text:p>
              </table:table-cell>
              <table:table-cell office:value-type="float" office:value="0.99482661485672">
                <text:p>0.9948266148567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979693359375">
                <text:p>0.979693359375</text:p>
              </table:table-cell>
              <table:table-cell office:value-type="float" office:value="0.994601845741272">
                <text:p>0.994601845741272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978423840045929">
                <text:p>0.978423840045929</text:p>
              </table:table-cell>
              <table:table-cell office:value-type="float" office:value="0.994462311267853">
                <text:p>0.994462311267853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979058629512787">
                <text:p>0.979058629512787</text:p>
              </table:table-cell>
              <table:table-cell office:value-type="float" office:value="0.99458634853363">
                <text:p>0.99458634853363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979839867591858">
                <text:p>0.979839867591858</text:p>
              </table:table-cell>
              <table:table-cell office:value-type="float" office:value="0.994721949100494">
                <text:p>0.99472194910049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978375023841858">
                <text:p>0.978375023841858</text:p>
              </table:table-cell>
              <table:table-cell office:value-type="float" office:value="0.99482661485672">
                <text:p>0.9948266148567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979888683795929">
                <text:p>0.979888683795929</text:p>
              </table:table-cell>
              <table:table-cell office:value-type="float" office:value="0.994597971439362">
                <text:p>0.994597971439362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4772374629974">
                <text:p>0.994772374629974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978228515625">
                <text:p>0.978228515625</text:p>
              </table:table-cell>
              <table:table-cell office:value-type="float" office:value="0.994687080383301">
                <text:p>0.994687080383301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977300769329071">
                <text:p>0.977300769329071</text:p>
              </table:table-cell>
              <table:table-cell office:value-type="float" office:value="0.994756817817688">
                <text:p>0.994756817817688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977593785762787">
                <text:p>0.977593785762787</text:p>
              </table:table-cell>
              <table:table-cell office:value-type="float" office:value="0.994741320610046">
                <text:p>0.99474132061004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979791051387787">
                <text:p>0.979791051387787</text:p>
              </table:table-cell>
              <table:table-cell office:value-type="float" office:value="0.994772374629974">
                <text:p>0.994772374629974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978765613079071">
                <text:p>0.978765613079071</text:p>
              </table:table-cell>
              <table:table-cell office:value-type="float" office:value="0.994760751724243">
                <text:p>0.994760751724243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977056628704071">
                <text:p>0.977056628704071</text:p>
              </table:table-cell>
              <table:table-cell office:value-type="float" office:value="0.994690954685211">
                <text:p>0.994690954685211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4659960269928">
                <text:p>0.994659960269928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978082067012787">
                <text:p>0.978082067012787</text:p>
              </table:table-cell>
              <table:table-cell office:value-type="float" office:value="0.994780123233795">
                <text:p>0.994780123233795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977447277545929">
                <text:p>0.977447277545929</text:p>
              </table:table-cell>
              <table:table-cell office:value-type="float" office:value="0.994811117649078">
                <text:p>0.994811117649078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978814488887787">
                <text:p>0.978814488887787</text:p>
              </table:table-cell>
              <table:table-cell office:value-type="float" office:value="0.994834363460541">
                <text:p>0.994834363460541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4702577590942">
                <text:p>0.994702577590942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976080066204071">
                <text:p>0.976080066204071</text:p>
              </table:table-cell>
              <table:table-cell office:value-type="float" office:value="0.994818866252899">
                <text:p>0.994818866252899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977886742591858">
                <text:p>0.977886742591858</text:p>
              </table:table-cell>
              <table:table-cell office:value-type="float" office:value="0.994617342948914">
                <text:p>0.99461734294891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9789609375">
                <text:p>0.9789609375</text:p>
              </table:table-cell>
              <table:table-cell office:value-type="float" office:value="0.994811117649078">
                <text:p>0.994811117649078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978277331829071">
                <text:p>0.978277331829071</text:p>
              </table:table-cell>
              <table:table-cell office:value-type="float" office:value="0.994625091552734">
                <text:p>0.994625091552734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978228515625">
                <text:p>0.978228515625</text:p>
              </table:table-cell>
              <table:table-cell office:value-type="float" office:value="0.994768500328064">
                <text:p>0.994768500328064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977935558795929">
                <text:p>0.977935558795929</text:p>
              </table:table-cell>
              <table:table-cell office:value-type="float" office:value="0.994776248931885">
                <text:p>0.994776248931885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979253894329071">
                <text:p>0.979253894329071</text:p>
              </table:table-cell>
              <table:table-cell office:value-type="float" office:value="0.994667708873749">
                <text:p>0.994667708873749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4772374629974">
                <text:p>0.994772374629974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97847265625">
                <text:p>0.97847265625</text:p>
              </table:table-cell>
              <table:table-cell office:value-type="float" office:value="0.994787871837616">
                <text:p>0.994787871837616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97944921875">
                <text:p>0.97944921875</text:p>
              </table:table-cell>
              <table:table-cell office:value-type="float" office:value="0.994931221008301">
                <text:p>0.994931221008301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977349645137787">
                <text:p>0.977349645137787</text:p>
              </table:table-cell>
              <table:table-cell office:value-type="float" office:value="0.994845986366272">
                <text:p>0.99484598636627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978619164466858">
                <text:p>0.978619164466858</text:p>
              </table:table-cell>
              <table:table-cell office:value-type="float" office:value="0.994628965854645">
                <text:p>0.99462896585464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979205078125">
                <text:p>0.979205078125</text:p>
              </table:table-cell>
              <table:table-cell office:value-type="float" office:value="0.99482274055481">
                <text:p>0.99482274055481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978619164466858">
                <text:p>0.978619164466858</text:p>
              </table:table-cell>
              <table:table-cell office:value-type="float" office:value="0.99482661485672">
                <text:p>0.99482661485672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978570348262787">
                <text:p>0.978570348262787</text:p>
              </table:table-cell>
              <table:table-cell office:value-type="float" office:value="0.994997084140778">
                <text:p>0.99499708414077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977984375">
                <text:p>0.977984375</text:p>
              </table:table-cell>
              <table:table-cell office:value-type="float" office:value="0.994799494743347">
                <text:p>0.994799494743347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979253894329071">
                <text:p>0.979253894329071</text:p>
              </table:table-cell>
              <table:table-cell office:value-type="float" office:value="0.994904100894928">
                <text:p>0.994904100894928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977349645137787">
                <text:p>0.977349645137787</text:p>
              </table:table-cell>
              <table:table-cell office:value-type="float" office:value="0.994764626026154">
                <text:p>0.994764626026154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979351586341858">
                <text:p>0.979351586341858</text:p>
              </table:table-cell>
              <table:table-cell office:value-type="float" office:value="0.994648337364197">
                <text:p>0.994648337364197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4907975196838">
                <text:p>0.994907975196838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977984375">
                <text:p>0.977984375</text:p>
              </table:table-cell>
              <table:table-cell office:value-type="float" office:value="0.994834363460541">
                <text:p>0.994834363460541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979058629512787">
                <text:p>0.979058629512787</text:p>
              </table:table-cell>
              <table:table-cell office:value-type="float" office:value="0.994745194911957">
                <text:p>0.99474519491195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978228515625">
                <text:p>0.978228515625</text:p>
              </table:table-cell>
              <table:table-cell office:value-type="float" office:value="0.994749069213867">
                <text:p>0.99474906921386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978765613079071">
                <text:p>0.978765613079071</text:p>
              </table:table-cell>
              <table:table-cell office:value-type="float" office:value="0.994880855083466">
                <text:p>0.994880855083466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978423840045929">
                <text:p>0.978423840045929</text:p>
              </table:table-cell>
              <table:table-cell office:value-type="float" office:value="0.994931221008301">
                <text:p>0.994931221008301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979742175579071">
                <text:p>0.979742175579071</text:p>
              </table:table-cell>
              <table:table-cell office:value-type="float" office:value="0.994997084140778">
                <text:p>0.994997084140778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4911849498749">
                <text:p>0.994911849498749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977837926387787">
                <text:p>0.977837926387787</text:p>
              </table:table-cell>
              <table:table-cell office:value-type="float" office:value="0.99482274055481">
                <text:p>0.99482274055481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977886742591858">
                <text:p>0.977886742591858</text:p>
              </table:table-cell>
              <table:table-cell office:value-type="float" office:value="0.994787871837616">
                <text:p>0.994787871837616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979156261920929">
                <text:p>0.979156261920929</text:p>
              </table:table-cell>
              <table:table-cell office:value-type="float" office:value="0.994749069213867">
                <text:p>0.994749069213867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978765613079071">
                <text:p>0.978765613079071</text:p>
              </table:table-cell>
              <table:table-cell office:value-type="float" office:value="0.994892477989197">
                <text:p>0.994892477989197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978082067012787">
                <text:p>0.978082067012787</text:p>
              </table:table-cell>
              <table:table-cell office:value-type="float" office:value="0.995055258274078">
                <text:p>0.99505525827407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979156261920929">
                <text:p>0.979156261920929</text:p>
              </table:table-cell>
              <table:table-cell office:value-type="float" office:value="0.994911849498749">
                <text:p>0.994911849498749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979595726966858">
                <text:p>0.979595726966858</text:p>
              </table:table-cell>
              <table:table-cell office:value-type="float" office:value="0.994706451892853">
                <text:p>0.994706451892853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979742175579071">
                <text:p>0.979742175579071</text:p>
              </table:table-cell>
              <table:table-cell office:value-type="float" office:value="0.994884729385376">
                <text:p>0.99488472938537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977447277545929">
                <text:p>0.977447277545929</text:p>
              </table:table-cell>
              <table:table-cell office:value-type="float" office:value="0.994729697704315">
                <text:p>0.994729697704315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979253894329071">
                <text:p>0.979253894329071</text:p>
              </table:table-cell>
              <table:table-cell office:value-type="float" office:value="0.994942843914032">
                <text:p>0.99494284391403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977593785762787">
                <text:p>0.977593785762787</text:p>
              </table:table-cell>
              <table:table-cell office:value-type="float" office:value="0.995078504085541">
                <text:p>0.995078504085541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977691418170929">
                <text:p>0.977691418170929</text:p>
              </table:table-cell>
              <table:table-cell office:value-type="float" office:value="0.995047509670258">
                <text:p>0.995047509670258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977154320716858">
                <text:p>0.977154320716858</text:p>
              </table:table-cell>
              <table:table-cell office:value-type="float" office:value="0.994896352291107">
                <text:p>0.994896352291107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979058629512787">
                <text:p>0.979058629512787</text:p>
              </table:table-cell>
              <table:table-cell office:value-type="float" office:value="0.994938969612122">
                <text:p>0.994938969612122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978326207637787">
                <text:p>0.978326207637787</text:p>
              </table:table-cell>
              <table:table-cell office:value-type="float" office:value="0.994857609272003">
                <text:p>0.99485760927200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9789609375">
                <text:p>0.9789609375</text:p>
              </table:table-cell>
              <table:table-cell office:value-type="float" office:value="0.995016515254974">
                <text:p>0.995016515254974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977740234375">
                <text:p>0.977740234375</text:p>
              </table:table-cell>
              <table:table-cell office:value-type="float" office:value="0.994745194911957">
                <text:p>0.994745194911957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979009753704071">
                <text:p>0.979009753704071</text:p>
              </table:table-cell>
              <table:table-cell office:value-type="float" office:value="0.995059132575989">
                <text:p>0.995059132575989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977935558795929">
                <text:p>0.977935558795929</text:p>
              </table:table-cell>
              <table:table-cell office:value-type="float" office:value="0.995144367218018">
                <text:p>0.995144367218018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979400402545929">
                <text:p>0.979400402545929</text:p>
              </table:table-cell>
              <table:table-cell office:value-type="float" office:value="0.994966089725494">
                <text:p>0.994966089725494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979205078125">
                <text:p>0.979205078125</text:p>
              </table:table-cell>
              <table:table-cell office:value-type="float" office:value="0.994969964027405">
                <text:p>0.994969964027405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977056628704071">
                <text:p>0.977056628704071</text:p>
              </table:table-cell>
              <table:table-cell office:value-type="float" office:value="0.994985461235046">
                <text:p>0.994985461235046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978765613079071">
                <text:p>0.978765613079071</text:p>
              </table:table-cell>
              <table:table-cell office:value-type="float" office:value="0.995117247104645">
                <text:p>0.995117247104645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977837926387787">
                <text:p>0.977837926387787</text:p>
              </table:table-cell>
              <table:table-cell office:value-type="float" office:value="0.995012640953064">
                <text:p>0.995012640953064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977691418170929">
                <text:p>0.977691418170929</text:p>
              </table:table-cell>
              <table:table-cell office:value-type="float" office:value="0.99491959810257">
                <text:p>0.9949195981025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977300769329071">
                <text:p>0.977300769329071</text:p>
              </table:table-cell>
              <table:table-cell office:value-type="float" office:value="0.994938969612122">
                <text:p>0.99493896961212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978082067012787">
                <text:p>0.978082067012787</text:p>
              </table:table-cell>
              <table:table-cell office:value-type="float" office:value="0.995035886764526">
                <text:p>0.995035886764526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979156261920929">
                <text:p>0.979156261920929</text:p>
              </table:table-cell>
              <table:table-cell office:value-type="float" office:value="0.994954466819763">
                <text:p>0.994954466819763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4962215423584">
                <text:p>0.99496221542358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978765613079071">
                <text:p>0.978765613079071</text:p>
              </table:table-cell>
              <table:table-cell office:value-type="float" office:value="0.995032012462616">
                <text:p>0.995032012462616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977642601966858">
                <text:p>0.977642601966858</text:p>
              </table:table-cell>
              <table:table-cell office:value-type="float" office:value="0.994876980781555">
                <text:p>0.994876980781555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977593785762787">
                <text:p>0.977593785762787</text:p>
              </table:table-cell>
              <table:table-cell office:value-type="float" office:value="0.995105624198914">
                <text:p>0.995105624198914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97749609375">
                <text:p>0.97749609375</text:p>
              </table:table-cell>
              <table:table-cell office:value-type="float" office:value="0.995059132575989">
                <text:p>0.995059132575989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977154320716858">
                <text:p>0.977154320716858</text:p>
              </table:table-cell>
              <table:table-cell office:value-type="float" office:value="0.994954466819763">
                <text:p>0.994954466819763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979693359375">
                <text:p>0.979693359375</text:p>
              </table:table-cell>
              <table:table-cell office:value-type="float" office:value="0.994969964027405">
                <text:p>0.99496996402740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979742175579071">
                <text:p>0.979742175579071</text:p>
              </table:table-cell>
              <table:table-cell office:value-type="float" office:value="0.994911849498749">
                <text:p>0.994911849498749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977740234375">
                <text:p>0.977740234375</text:p>
              </table:table-cell>
              <table:table-cell office:value-type="float" office:value="0.995086252689362">
                <text:p>0.995086252689362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979009753704071">
                <text:p>0.979009753704071</text:p>
              </table:table-cell>
              <table:table-cell office:value-type="float" office:value="0.995016515254974">
                <text:p>0.995016515254974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979156261920929">
                <text:p>0.979156261920929</text:p>
              </table:table-cell>
              <table:table-cell office:value-type="float" office:value="0.995159864425659">
                <text:p>0.995159864425659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9799375">
                <text:p>0.9799375</text:p>
              </table:table-cell>
              <table:table-cell office:value-type="float" office:value="0.994900226593018">
                <text:p>0.994900226593018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979205078125">
                <text:p>0.979205078125</text:p>
              </table:table-cell>
              <table:table-cell office:value-type="float" office:value="0.994900226593018">
                <text:p>0.994900226593018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97944921875">
                <text:p>0.97944921875</text:p>
              </table:table-cell>
              <table:table-cell office:value-type="float" office:value="0.995043635368347">
                <text:p>0.995043635368347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978619164466858">
                <text:p>0.978619164466858</text:p>
              </table:table-cell>
              <table:table-cell office:value-type="float" office:value="0.994938969612122">
                <text:p>0.994938969612122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978033191204071">
                <text:p>0.978033191204071</text:p>
              </table:table-cell>
              <table:table-cell office:value-type="float" office:value="0.99507075548172">
                <text:p>0.99507075548172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978619164466858">
                <text:p>0.978619164466858</text:p>
              </table:table-cell>
              <table:table-cell office:value-type="float" office:value="0.995055258274078">
                <text:p>0.99505525827407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97749609375">
                <text:p>0.97749609375</text:p>
              </table:table-cell>
              <table:table-cell office:value-type="float" office:value="0.995214104652405">
                <text:p>0.995214104652405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979107445716858">
                <text:p>0.979107445716858</text:p>
              </table:table-cell>
              <table:table-cell office:value-type="float" office:value="0.994958341121674">
                <text:p>0.99495834112167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978228515625">
                <text:p>0.978228515625</text:p>
              </table:table-cell>
              <table:table-cell office:value-type="float" office:value="0.995159864425659">
                <text:p>0.995159864425659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977935558795929">
                <text:p>0.977935558795929</text:p>
              </table:table-cell>
              <table:table-cell office:value-type="float" office:value="0.995047509670258">
                <text:p>0.995047509670258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979009753704071">
                <text:p>0.979009753704071</text:p>
              </table:table-cell>
              <table:table-cell office:value-type="float" office:value="0.995132744312286">
                <text:p>0.995132744312286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97847265625">
                <text:p>0.97847265625</text:p>
              </table:table-cell>
              <table:table-cell office:value-type="float" office:value="0.995024263858795">
                <text:p>0.995024263858795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978375023841858">
                <text:p>0.978375023841858</text:p>
              </table:table-cell>
              <table:table-cell office:value-type="float" office:value="0.995152115821838">
                <text:p>0.995152115821838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4842112064362">
                <text:p>0.994842112064362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978521472454071">
                <text:p>0.978521472454071</text:p>
              </table:table-cell>
              <table:table-cell office:value-type="float" office:value="0.995140492916107">
                <text:p>0.995140492916107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977398461341858">
                <text:p>0.977398461341858</text:p>
              </table:table-cell>
              <table:table-cell office:value-type="float" office:value="0.995179235935211">
                <text:p>0.99517923593521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978423840045929">
                <text:p>0.978423840045929</text:p>
              </table:table-cell>
              <table:table-cell office:value-type="float" office:value="0.99507075548172">
                <text:p>0.99507075548172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978326207637787">
                <text:p>0.978326207637787</text:p>
              </table:table-cell>
              <table:table-cell office:value-type="float" office:value="0.995148241519928">
                <text:p>0.995148241519928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978863305091858">
                <text:p>0.978863305091858</text:p>
              </table:table-cell>
              <table:table-cell office:value-type="float" office:value="0.995016515254974">
                <text:p>0.995016515254974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978716796875">
                <text:p>0.978716796875</text:p>
              </table:table-cell>
              <table:table-cell office:value-type="float" office:value="0.994915723800659">
                <text:p>0.994915723800659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979058629512787">
                <text:p>0.979058629512787</text:p>
              </table:table-cell>
              <table:table-cell office:value-type="float" office:value="0.995159864425659">
                <text:p>0.995159864425659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979693359375">
                <text:p>0.979693359375</text:p>
              </table:table-cell>
              <table:table-cell office:value-type="float" office:value="0.995217978954315">
                <text:p>0.995217978954315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979058629512787">
                <text:p>0.979058629512787</text:p>
              </table:table-cell>
              <table:table-cell office:value-type="float" office:value="0.995206356048584">
                <text:p>0.995206356048584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978912121295929">
                <text:p>0.978912121295929</text:p>
              </table:table-cell>
              <table:table-cell office:value-type="float" office:value="0.994966089725494">
                <text:p>0.994966089725494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979839867591858">
                <text:p>0.979839867591858</text:p>
              </table:table-cell>
              <table:table-cell office:value-type="float" office:value="0.995094001293182">
                <text:p>0.995094001293182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97944921875">
                <text:p>0.97944921875</text:p>
              </table:table-cell>
              <table:table-cell office:value-type="float" office:value="0.994989335536957">
                <text:p>0.99498933553695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979302770137787">
                <text:p>0.979302770137787</text:p>
              </table:table-cell>
              <table:table-cell office:value-type="float" office:value="0.995082378387451">
                <text:p>0.995082378387451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5128870010376">
                <text:p>0.995128870010376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979400402545929">
                <text:p>0.979400402545929</text:p>
              </table:table-cell>
              <table:table-cell office:value-type="float" office:value="0.995334267616272">
                <text:p>0.995334267616272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979253894329071">
                <text:p>0.979253894329071</text:p>
              </table:table-cell>
              <table:table-cell office:value-type="float" office:value="0.995186984539032">
                <text:p>0.995186984539032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97651953125">
                <text:p>0.97651953125</text:p>
              </table:table-cell>
              <table:table-cell office:value-type="float" office:value="0.995117247104645">
                <text:p>0.995117247104645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978765613079071">
                <text:p>0.978765613079071</text:p>
              </table:table-cell>
              <table:table-cell office:value-type="float" office:value="0.995121121406555">
                <text:p>0.995121121406555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9789609375">
                <text:p>0.9789609375</text:p>
              </table:table-cell>
              <table:table-cell office:value-type="float" office:value="0.995229601860046">
                <text:p>0.995229601860046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978814488887787">
                <text:p>0.978814488887787</text:p>
              </table:table-cell>
              <table:table-cell office:value-type="float" office:value="0.99516761302948">
                <text:p>0.99516761302948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979693359375">
                <text:p>0.979693359375</text:p>
              </table:table-cell>
              <table:table-cell office:value-type="float" office:value="0.995221853256226">
                <text:p>0.995221853256226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978228515625">
                <text:p>0.978228515625</text:p>
              </table:table-cell>
              <table:table-cell office:value-type="float" office:value="0.995249032974243">
                <text:p>0.99524903297424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979498034954071">
                <text:p>0.979498034954071</text:p>
              </table:table-cell>
              <table:table-cell office:value-type="float" office:value="0.99531102180481">
                <text:p>0.99531102180481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977593785762787">
                <text:p>0.977593785762787</text:p>
              </table:table-cell>
              <table:table-cell office:value-type="float" office:value="0.995124995708466">
                <text:p>0.995124995708466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977056628704071">
                <text:p>0.977056628704071</text:p>
              </table:table-cell>
              <table:table-cell office:value-type="float" office:value="0.99516373872757">
                <text:p>0.99516373872757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9799375">
                <text:p>0.9799375</text:p>
              </table:table-cell>
              <table:table-cell office:value-type="float" office:value="0.995078504085541">
                <text:p>0.995078504085541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979693359375">
                <text:p>0.979693359375</text:p>
              </table:table-cell>
              <table:table-cell office:value-type="float" office:value="0.995105624198914">
                <text:p>0.995105624198914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978326207637787">
                <text:p>0.978326207637787</text:p>
              </table:table-cell>
              <table:table-cell office:value-type="float" office:value="0.995280027389526">
                <text:p>0.995280027389526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979498034954071">
                <text:p>0.979498034954071</text:p>
              </table:table-cell>
              <table:table-cell office:value-type="float" office:value="0.995051383972168">
                <text:p>0.995051383972168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978130883216858">
                <text:p>0.978130883216858</text:p>
              </table:table-cell>
              <table:table-cell office:value-type="float" office:value="0.994997084140778">
                <text:p>0.994997084140778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978716796875">
                <text:p>0.978716796875</text:p>
              </table:table-cell>
              <table:table-cell office:value-type="float" office:value="0.995237350463867">
                <text:p>0.995237350463867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979156261920929">
                <text:p>0.979156261920929</text:p>
              </table:table-cell>
              <table:table-cell office:value-type="float" office:value="0.99507462978363">
                <text:p>0.9950746297836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977691418170929">
                <text:p>0.977691418170929</text:p>
              </table:table-cell>
              <table:table-cell office:value-type="float" office:value="0.995124995708466">
                <text:p>0.995124995708466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979986316204071">
                <text:p>0.979986316204071</text:p>
              </table:table-cell>
              <table:table-cell office:value-type="float" office:value="0.995369136333466">
                <text:p>0.995369136333466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978375023841858">
                <text:p>0.978375023841858</text:p>
              </table:table-cell>
              <table:table-cell office:value-type="float" office:value="0.995148241519928">
                <text:p>0.995148241519928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978863305091858">
                <text:p>0.978863305091858</text:p>
              </table:table-cell>
              <table:table-cell office:value-type="float" office:value="0.995249032974243">
                <text:p>0.995249032974243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976128942012787">
                <text:p>0.976128942012787</text:p>
              </table:table-cell>
              <table:table-cell office:value-type="float" office:value="0.995260655879974">
                <text:p>0.995260655879974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978179699420929">
                <text:p>0.978179699420929</text:p>
              </table:table-cell>
              <table:table-cell office:value-type="float" office:value="0.995388507843018">
                <text:p>0.995388507843018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978423840045929">
                <text:p>0.978423840045929</text:p>
              </table:table-cell>
              <table:table-cell office:value-type="float" office:value="0.995136618614197">
                <text:p>0.99513661861419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979205078125">
                <text:p>0.979205078125</text:p>
              </table:table-cell>
              <table:table-cell office:value-type="float" office:value="0.995198607444763">
                <text:p>0.99519860744476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978082067012787">
                <text:p>0.978082067012787</text:p>
              </table:table-cell>
              <table:table-cell office:value-type="float" office:value="0.99516761302948">
                <text:p>0.99516761302948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978570348262787">
                <text:p>0.978570348262787</text:p>
              </table:table-cell>
              <table:table-cell office:value-type="float" office:value="0.995225727558136">
                <text:p>0.995225727558136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979302770137787">
                <text:p>0.979302770137787</text:p>
              </table:table-cell>
              <table:table-cell office:value-type="float" office:value="0.995260655879974">
                <text:p>0.995260655879974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979888683795929">
                <text:p>0.979888683795929</text:p>
              </table:table-cell>
              <table:table-cell office:value-type="float" office:value="0.995245099067688">
                <text:p>0.995245099067688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977154320716858">
                <text:p>0.977154320716858</text:p>
              </table:table-cell>
              <table:table-cell office:value-type="float" office:value="0.99506688117981">
                <text:p>0.99506688117981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977984375">
                <text:p>0.977984375</text:p>
              </table:table-cell>
              <table:table-cell office:value-type="float" office:value="0.995063006877899">
                <text:p>0.995063006877899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977789050579071">
                <text:p>0.977789050579071</text:p>
              </table:table-cell>
              <table:table-cell office:value-type="float" office:value="0.995264530181885">
                <text:p>0.995264530181885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977154320716858">
                <text:p>0.977154320716858</text:p>
              </table:table-cell>
              <table:table-cell office:value-type="float" office:value="0.995380759239197">
                <text:p>0.995380759239197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979156261920929">
                <text:p>0.979156261920929</text:p>
              </table:table-cell>
              <table:table-cell office:value-type="float" office:value="0.995233476161957">
                <text:p>0.995233476161957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97944921875">
                <text:p>0.97944921875</text:p>
              </table:table-cell>
              <table:table-cell office:value-type="float" office:value="0.99516761302948">
                <text:p>0.99516761302948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979302770137787">
                <text:p>0.979302770137787</text:p>
              </table:table-cell>
              <table:table-cell office:value-type="float" office:value="0.995369136333466">
                <text:p>0.995369136333466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978326207637787">
                <text:p>0.978326207637787</text:p>
              </table:table-cell>
              <table:table-cell office:value-type="float" office:value="0.995059132575989">
                <text:p>0.99505913257598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97847265625">
                <text:p>0.97847265625</text:p>
              </table:table-cell>
              <table:table-cell office:value-type="float" office:value="0.995291650295258">
                <text:p>0.995291650295258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978570348262787">
                <text:p>0.978570348262787</text:p>
              </table:table-cell>
              <table:table-cell office:value-type="float" office:value="0.995322644710541">
                <text:p>0.995322644710541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978667980670929">
                <text:p>0.978667980670929</text:p>
              </table:table-cell>
              <table:table-cell office:value-type="float" office:value="0.995268404483795">
                <text:p>0.995268404483795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9789609375">
                <text:p>0.9789609375</text:p>
              </table:table-cell>
              <table:table-cell office:value-type="float" office:value="0.995252907276154">
                <text:p>0.995252907276154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980230456829071">
                <text:p>0.980230456829071</text:p>
              </table:table-cell>
              <table:table-cell office:value-type="float" office:value="0.995326519012451">
                <text:p>0.995326519012451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979595726966858">
                <text:p>0.979595726966858</text:p>
              </table:table-cell>
              <table:table-cell office:value-type="float" office:value="0.995237350463867">
                <text:p>0.995237350463867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978814488887787">
                <text:p>0.978814488887787</text:p>
              </table:table-cell>
              <table:table-cell office:value-type="float" office:value="0.995136618614197">
                <text:p>0.99513661861419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979400402545929">
                <text:p>0.979400402545929</text:p>
              </table:table-cell>
              <table:table-cell office:value-type="float" office:value="0.995109498500824">
                <text:p>0.995109498500824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978326207637787">
                <text:p>0.978326207637787</text:p>
              </table:table-cell>
              <table:table-cell office:value-type="float" office:value="0.995252907276154">
                <text:p>0.995252907276154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9789609375">
                <text:p>0.9789609375</text:p>
              </table:table-cell>
              <table:table-cell office:value-type="float" office:value="0.995299398899078">
                <text:p>0.99529939889907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978423840045929">
                <text:p>0.978423840045929</text:p>
              </table:table-cell>
              <table:table-cell office:value-type="float" office:value="0.995090126991272">
                <text:p>0.995090126991272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979009753704071">
                <text:p>0.979009753704071</text:p>
              </table:table-cell>
              <table:table-cell office:value-type="float" office:value="0.995214104652405">
                <text:p>0.995214104652405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977544909954071">
                <text:p>0.977544909954071</text:p>
              </table:table-cell>
              <table:table-cell office:value-type="float" office:value="0.995268404483795">
                <text:p>0.995268404483795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977789050579071">
                <text:p>0.977789050579071</text:p>
              </table:table-cell>
              <table:table-cell office:value-type="float" office:value="0.995376884937286">
                <text:p>0.995376884937286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978423840045929">
                <text:p>0.978423840045929</text:p>
              </table:table-cell>
              <table:table-cell office:value-type="float" office:value="0.995090126991272">
                <text:p>0.995090126991272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977447277545929">
                <text:p>0.977447277545929</text:p>
              </table:table-cell>
              <table:table-cell office:value-type="float" office:value="0.995283901691437">
                <text:p>0.995283901691437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978570348262787">
                <text:p>0.978570348262787</text:p>
              </table:table-cell>
              <table:table-cell office:value-type="float" office:value="0.995217978954315">
                <text:p>0.995217978954315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97847265625">
                <text:p>0.97847265625</text:p>
              </table:table-cell>
              <table:table-cell office:value-type="float" office:value="0.995221853256226">
                <text:p>0.995221853256226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977593785762787">
                <text:p>0.977593785762787</text:p>
              </table:table-cell>
              <table:table-cell office:value-type="float" office:value="0.995128870010376">
                <text:p>0.995128870010376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978033191204071">
                <text:p>0.978033191204071</text:p>
              </table:table-cell>
              <table:table-cell office:value-type="float" office:value="0.995206356048584">
                <text:p>0.995206356048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